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87513888888889cm" style:use-optimal-column-width="true"/>
    </style:style>
    <style:style style:name="co2" style:family="table-column">
      <style:table-column-properties fo:break-before="auto" style:column-width="3.77472222222222cm" style:use-optimal-column-width="true"/>
    </style:style>
    <style:style style:name="co3" style:family="table-column">
      <style:table-column-properties fo:break-before="auto" style:column-width="3.4925cm" style:use-optimal-column-width="true"/>
    </style:style>
    <style:style style:name="co4" style:family="table-column">
      <style:table-column-properties fo:break-before="auto" style:column-width="4.35680555555555cm" style:use-optimal-column-width="true"/>
    </style:style>
    <style:style style:name="co5" style:family="table-column">
      <style:table-column-properties fo:break-before="auto" style:column-width="5.15055555555556cm" style:use-optimal-column-width="true"/>
    </style:style>
    <style:style style:name="co6" style:family="table-column">
      <style:table-column-properties fo:break-before="auto" style:column-width="4.88597222222222cm" style:use-optimal-column-width="true"/>
    </style:style>
    <style:style style:name="co7" style:family="table-column">
      <style:table-column-properties fo:break-before="auto" style:column-width="5.76791666666667cm" style:use-optimal-column-width="true"/>
    </style:style>
    <style:style style:name="co8" style:family="table-column">
      <style:table-column-properties fo:break-before="auto" style:column-width="5.715cm" style:use-optimal-column-width="true"/>
    </style:style>
    <style:style style:name="co9" style:family="table-column">
      <style:table-column-properties fo:break-before="auto" style:column-width="5.97958333333333cm" style:use-optimal-column-width="true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6.56166666666667cm"/>
    </style:style>
    <style:style style:name="co12" style:family="table-column">
      <style:table-column-properties fo:break-before="auto" style:column-width="7.53180555555556cm"/>
    </style:style>
    <style:style style:name="co13" style:family="table-column">
      <style:table-column-properties fo:break-before="auto" style:column-width="8.97819444444444cm"/>
    </style:style>
    <style:style style:name="co14" style:family="table-column">
      <style:table-column-properties fo:break-before="auto" style:column-width="7.70819444444444cm"/>
    </style:style>
    <style:style style:name="co15" style:family="table-column">
      <style:table-column-properties fo:break-before="auto" style:column-width="1.00541666666667cm" style:use-optimal-column-width="true"/>
    </style:style>
    <style:style style:name="co16" style:family="table-column">
      <style:table-column-properties fo:break-before="auto" style:column-width="2.29305555555556cm" style:use-optimal-column-width="true"/>
    </style:style>
    <style:style style:name="co17" style:family="table-column">
      <style:table-column-properties fo:break-before="auto" style:column-width="4.23333333333333cm" style:use-optimal-column-width="true"/>
    </style:style>
    <style:style style:name="co18" style:family="table-column">
      <style:table-column-properties fo:break-before="auto" style:column-width="4.49791666666667cm" style:use-optimal-column-width="true"/>
    </style:style>
    <style:style style:name="co19" style:family="table-column">
      <style:table-column-properties fo:break-before="auto" style:column-width="1.65805555555556cm"/>
    </style:style>
    <style:style style:name="co20" style:family="table-column">
      <style:table-column-properties fo:break-before="auto" style:column-width="2.82222222222222cm" style:use-optimal-column-width="true"/>
    </style:style>
    <style:style style:name="co21" style:family="table-column">
      <style:table-column-properties fo:break-before="auto" style:column-width="3.96875cm" style:use-optimal-column-width="true"/>
    </style:style>
    <style:style style:name="co22" style:family="table-column">
      <style:table-column-properties fo:break-before="auto" style:column-width="4.81541666666667cm" style:use-optimal-column-width="true"/>
    </style:style>
    <style:style style:name="co23" style:family="table-column">
      <style:table-column-properties fo:break-before="auto" style:column-width="4.7625cm" style:use-optimal-column-width="true"/>
    </style:style>
    <style:style style:name="co24" style:family="table-column">
      <style:table-column-properties fo:break-before="auto" style:column-width="5.04472222222222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untry_pa_202101_lc_201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2">
            <text:p>iso3</text:p>
          </table:table-cell>
          <table:table-cell office:value-type="string" table:style-name="ce2">
            <text:p>land_sqkm_2015</text:p>
          </table:table-cell>
          <table:table-cell office:value-type="string" table:style-name="ce2">
            <text:p>land_prot_sqkm_2015</text:p>
          </table:table-cell>
          <table:table-cell office:value-type="string" table:style-name="ce2">
            <text:p>land_ne_sqkm_2015</text:p>
          </table:table-cell>
          <table:table-cell office:value-type="string" table:style-name="ce2">
            <text:p>land_ne_prot_sqkm_2015</text:p>
          </table:table-cell>
          <table:table-cell office:value-type="string" table:style-name="ce2">
            <text:p>land_prot_perc_land_2015</text:p>
          </table:table-cell>
          <table:table-cell office:value-type="string" table:style-name="ce2">
            <text:p>land_ne_perc_land_2015</text:p>
          </table:table-cell>
          <table:table-cell office:value-type="string" table:style-name="ce2">
            <text:p>land_ne_prot_perc_land_ne_2015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1">
            <text:p>ABW</text:p>
          </table:table-cell>
          <table:table-cell office:value-type="float" office:value="188.342229760506" table:style-name="ce1">
            <text:p>188.3422298</text:p>
          </table:table-cell>
          <table:table-cell office:value-type="float" office:value="35.630470444335003" table:style-name="ce1">
            <text:p>35.63047044</text:p>
          </table:table-cell>
          <table:table-cell office:value-type="float" office:value="135.366007990746" table:style-name="ce1">
            <text:p>135.366008</text:p>
          </table:table-cell>
          <table:table-cell office:value-type="float" office:value="29.413547547136002" table:style-name="ce1">
            <text:p>29.41354755</text:p>
          </table:table-cell>
          <table:table-cell office:value-type="float" office:value="18.917940224899301" table:style-name="ce1">
            <text:p>18.91794022</text:p>
          </table:table-cell>
          <table:table-cell office:value-type="float" office:value="71.872361372633193" table:style-name="ce1">
            <text:p>71.87236137</text:p>
          </table:table-cell>
          <table:table-cell office:value-type="float" office:value="21.728902243424901" table:style-name="ce1">
            <text:p>21.728902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FG</text:p>
          </table:table-cell>
          <table:table-cell office:value-type="float" office:value="641835.45609702601" table:style-name="ce1">
            <text:p>641835.4561</text:p>
          </table:table-cell>
          <table:table-cell office:value-type="float" office:value="23755.903058768701" table:style-name="ce1">
            <text:p>23755.90306</text:p>
          </table:table-cell>
          <table:table-cell office:value-type="float" office:value="334241.10463495302" table:style-name="ce1">
            <text:p>334241.1046</text:p>
          </table:table-cell>
          <table:table-cell office:value-type="float" office:value="17292.8789640553" table:style-name="ce1">
            <text:p>17292.87896</text:p>
          </table:table-cell>
          <table:table-cell office:value-type="float" office:value="3.70124505168776" table:style-name="ce1">
            <text:p>3.701245052</text:p>
          </table:table-cell>
          <table:table-cell office:value-type="float" office:value="52.0758243347071" table:style-name="ce1">
            <text:p>52.07582433</text:p>
          </table:table-cell>
          <table:table-cell office:value-type="float" office:value="5.1737738788716596" table:style-name="ce1">
            <text:p>5.17377387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GO</text:p>
          </table:table-cell>
          <table:table-cell office:value-type="float" office:value="1247061.19814561" table:style-name="ce1">
            <text:p>1247061.198</text:p>
          </table:table-cell>
          <table:table-cell office:value-type="float" office:value="86908.392271106903" table:style-name="ce1">
            <text:p>86908.39227</text:p>
          </table:table-cell>
          <table:table-cell office:value-type="float" office:value="1150501.85986559" table:style-name="ce1">
            <text:p>1150501.86</text:p>
          </table:table-cell>
          <table:table-cell office:value-type="float" office:value="66475.122462614701" table:style-name="ce1">
            <text:p>66475.12246</text:p>
          </table:table-cell>
          <table:table-cell office:value-type="float" office:value="6.9690559212603302" table:style-name="ce1">
            <text:p>6.969055921</text:p>
          </table:table-cell>
          <table:table-cell office:value-type="float" office:value="92.257048938447895" table:style-name="ce1">
            <text:p>92.25704894</text:p>
          </table:table-cell>
          <table:table-cell office:value-type="float" office:value="5.7779239461968901" table:style-name="ce1">
            <text:p>5.77792394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IA</text:p>
          </table:table-cell>
          <table:table-cell office:value-type="float" office:value="84.727678855687003" table:style-name="ce1">
            <text:p>84.72767886</text:p>
          </table:table-cell>
          <table:table-cell office:value-type="float" office:value="9.5719233321340003" table:style-name="ce1">
            <text:p>9.571923332</text:p>
          </table:table-cell>
          <table:table-cell office:value-type="float" office:value="52.122160514093999" table:style-name="ce1">
            <text:p>52.12216051</text:p>
          </table:table-cell>
          <table:table-cell table:style-name="ce1"/>
          <table:table-cell office:value-type="float" office:value="11.2972802529353" table:style-name="ce1">
            <text:p>11.29728025</text:p>
          </table:table-cell>
          <table:table-cell office:value-type="float" office:value="61.517276547692802" table:style-name="ce1">
            <text:p>61.5172765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LB</text:p>
          </table:table-cell>
          <table:table-cell office:value-type="float" office:value="28691.9740637184" table:style-name="ce1">
            <text:p>28691.97406</text:p>
          </table:table-cell>
          <table:table-cell office:value-type="float" office:value="5285.1078970242397" table:style-name="ce1">
            <text:p>5285.107897</text:p>
          </table:table-cell>
          <table:table-cell office:value-type="float" office:value="15401.8825701727" table:style-name="ce1">
            <text:p>15401.88257</text:p>
          </table:table-cell>
          <table:table-cell office:value-type="float" office:value="3251.9030704912402" table:style-name="ce1">
            <text:p>3251.90307</text:p>
          </table:table-cell>
          <table:table-cell office:value-type="float" office:value="18.4201612802493" table:style-name="ce1">
            <text:p>18.42016128</text:p>
          </table:table-cell>
          <table:table-cell office:value-type="float" office:value="53.680107670418998" table:style-name="ce1">
            <text:p>53.68010767</text:p>
          </table:table-cell>
          <table:table-cell office:value-type="float" office:value="21.113672667449599" table:style-name="ce1">
            <text:p>21.1136726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ND</text:p>
          </table:table-cell>
          <table:table-cell office:value-type="float" office:value="474.76515562142799" table:style-name="ce1">
            <text:p>474.7651556</text:p>
          </table:table-cell>
          <table:table-cell office:value-type="float" office:value="148.604810130781" table:style-name="ce1">
            <text:p>148.6048101</text:p>
          </table:table-cell>
          <table:table-cell office:value-type="float" office:value="444.073485812689" table:style-name="ce1">
            <text:p>444.0734858</text:p>
          </table:table-cell>
          <table:table-cell office:value-type="float" office:value="133.615085144765" table:style-name="ce1">
            <text:p>133.6150851</text:p>
          </table:table-cell>
          <table:table-cell office:value-type="float" office:value="31.300698539316699" table:style-name="ce1">
            <text:p>31.30069854</text:p>
          </table:table-cell>
          <table:table-cell office:value-type="float" office:value="93.535399671745907" table:style-name="ce1">
            <text:p>93.53539967</text:p>
          </table:table-cell>
          <table:table-cell office:value-type="float" office:value="30.0885077388124" table:style-name="ce1">
            <text:p>30.0885077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E</text:p>
          </table:table-cell>
          <table:table-cell office:value-type="float" office:value="71002.377571227305" table:style-name="ce1">
            <text:p>71002.37757</text:p>
          </table:table-cell>
          <table:table-cell office:value-type="float" office:value="13633.2569068293" table:style-name="ce1">
            <text:p>13633.25691</text:p>
          </table:table-cell>
          <table:table-cell office:value-type="float" office:value="3435.5418219579501" table:style-name="ce1">
            <text:p>3435.541822</text:p>
          </table:table-cell>
          <table:table-cell office:value-type="float" office:value="380.91404880968298" table:style-name="ce1">
            <text:p>380.9140488</text:p>
          </table:table-cell>
          <table:table-cell office:value-type="float" office:value="19.20112730472" table:style-name="ce1">
            <text:p>19.2011273</text:p>
          </table:table-cell>
          <table:table-cell office:value-type="float" office:value="4.8386292677474403" table:style-name="ce1">
            <text:p>4.838629268</text:p>
          </table:table-cell>
          <table:table-cell office:value-type="float" office:value="11.087451952268699" table:style-name="ce1">
            <text:p>11.0874519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G</text:p>
          </table:table-cell>
          <table:table-cell office:value-type="float" office:value="2780327.0055272402" table:style-name="ce1">
            <text:p>2780327.006</text:p>
          </table:table-cell>
          <table:table-cell office:value-type="float" office:value="234777.870400646" table:style-name="ce1">
            <text:p>234777.8704</text:p>
          </table:table-cell>
          <table:table-cell office:value-type="float" office:value="2020651.12823369" table:style-name="ce1">
            <text:p>2020651.128</text:p>
          </table:table-cell>
          <table:table-cell office:value-type="float" office:value="174200.053194095" table:style-name="ce1">
            <text:p>174200.0532</text:p>
          </table:table-cell>
          <table:table-cell office:value-type="float" office:value="8.4442538569711996" table:style-name="ce1">
            <text:p>8.444253857</text:p>
          </table:table-cell>
          <table:table-cell office:value-type="float" office:value="72.676743570690604" table:style-name="ce1">
            <text:p>72.67674357</text:p>
          </table:table-cell>
          <table:table-cell office:value-type="float" office:value="8.6209861148256604" table:style-name="ce1">
            <text:p>8.6209861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G|FLK</text:p>
          </table:table-cell>
          <table:table-cell office:value-type="float" office:value="559.64232451358703" table:style-name="ce1">
            <text:p>559.6423245</text:p>
          </table:table-cell>
          <table:table-cell office:value-type="float" office:value="6.1327405894649996" table:style-name="ce1">
            <text:p>6.132740589</text:p>
          </table:table-cell>
          <table:table-cell office:value-type="float" office:value="54.584738232729002" table:style-name="ce1">
            <text:p>54.58473823</text:p>
          </table:table-cell>
          <table:table-cell office:value-type="float" office:value="0.76975084444899999" table:style-name="ce1">
            <text:p>0.769750844</text:p>
          </table:table-cell>
          <table:table-cell office:value-type="float" office:value="1.0958321629435901" table:style-name="ce1">
            <text:p>1.095832163</text:p>
          </table:table-cell>
          <table:table-cell office:value-type="float" office:value="9.7535043083403892" table:style-name="ce1">
            <text:p>9.753504308</text:p>
          </table:table-cell>
          <table:table-cell office:value-type="float" office:value="1.4101942582688001" table:style-name="ce1">
            <text:p>1.41019425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G|SGS</text:p>
          </table:table-cell>
          <table:table-cell office:value-type="float" office:value="269.84303194709997" table:style-name="ce1">
            <text:p>269.8430319</text:p>
          </table:table-cell>
          <table:table-cell office:value-type="float" office:value="239.64413793858401" table:style-name="ce1">
            <text:p>239.6441379</text:p>
          </table:table-cell>
          <table:table-cell office:value-type="float" office:value="26.156065604035" table:style-name="ce1">
            <text:p>26.1560656</text:p>
          </table:table-cell>
          <table:table-cell office:value-type="float" office:value="21.372178709301" table:style-name="ce1">
            <text:p>21.37217871</text:p>
          </table:table-cell>
          <table:table-cell office:value-type="float" office:value="88.808718242375804" table:style-name="ce1">
            <text:p>88.80871824</text:p>
          </table:table-cell>
          <table:table-cell office:value-type="float" office:value="9.6930668971888192" table:style-name="ce1">
            <text:p>9.693066897</text:p>
          </table:table-cell>
          <table:table-cell office:value-type="float" office:value="81.710219850511393" table:style-name="ce1">
            <text:p>81.710219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G|URY</text:p>
          </table:table-cell>
          <table:table-cell office:value-type="float" office:value="0.233251176182" table:style-name="ce1">
            <text:p>0.233251176</text:p>
          </table:table-cell>
          <table:table-cell office:value-type="float" office:value="7.6912160871000002E-2" table:style-name="ce1">
            <text:p>0.076912161</text:p>
          </table:table-cell>
          <table:table-cell table:number-columns-repeated="2" table:style-name="ce1"/>
          <table:table-cell office:value-type="float" office:value="32.973964860518997" table:style-name="ce1">
            <text:p>32.9739648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RM</text:p>
          </table:table-cell>
          <table:table-cell office:value-type="float" office:value="29621.978941921701" table:style-name="ce1">
            <text:p>29621.97894</text:p>
          </table:table-cell>
          <table:table-cell office:value-type="float" office:value="7138.5367252673996" table:style-name="ce1">
            <text:p>7138.536725</text:p>
          </table:table-cell>
          <table:table-cell office:value-type="float" office:value="19515.434663450498" table:style-name="ce1">
            <text:p>19515.43466</text:p>
          </table:table-cell>
          <table:table-cell office:value-type="float" office:value="5046.6839661279701" table:style-name="ce1">
            <text:p>5046.683966</text:p>
          </table:table-cell>
          <table:table-cell office:value-type="float" office:value="24.098784011910801" table:style-name="ce1">
            <text:p>24.09878401</text:p>
          </table:table-cell>
          <table:table-cell office:value-type="float" office:value="65.881603324725106" table:style-name="ce1">
            <text:p>65.88160332</text:p>
          </table:table-cell>
          <table:table-cell office:value-type="float" office:value="25.859961887396" table:style-name="ce1">
            <text:p>25.8599618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SM</text:p>
          </table:table-cell>
          <table:table-cell office:value-type="float" office:value="210.357155641763" table:style-name="ce1">
            <text:p>210.3571556</text:p>
          </table:table-cell>
          <table:table-cell office:value-type="float" office:value="32.525602672354999" table:style-name="ce1">
            <text:p>32.52560267</text:p>
          </table:table-cell>
          <table:table-cell office:value-type="float" office:value="79.962535390558998" table:style-name="ce1">
            <text:p>79.96253539</text:p>
          </table:table-cell>
          <table:table-cell office:value-type="float" office:value="17.596860070108001" table:style-name="ce1">
            <text:p>17.59686007</text:p>
          </table:table-cell>
          <table:table-cell office:value-type="float" office:value="15.4620852203126" table:style-name="ce1">
            <text:p>15.46208522</text:p>
          </table:table-cell>
          <table:table-cell office:value-type="float" office:value="38.012747960299798" table:style-name="ce1">
            <text:p>38.01274796</text:p>
          </table:table-cell>
          <table:table-cell office:value-type="float" office:value="22.0063808434289" table:style-name="ce1">
            <text:p>22.0063808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TA</text:p>
          </table:table-cell>
          <table:table-cell office:value-type="float" office:value="12343905.361810001" table:style-name="ce1">
            <text:p>12343905.36</text:p>
          </table:table-cell>
          <table:table-cell office:value-type="float" office:value="24462.731865337701" table:style-name="ce1">
            <text:p>24462.73187</text:p>
          </table:table-cell>
          <table:table-cell office:value-type="float" office:value="12337864.096632401" table:style-name="ce1">
            <text:p>12337864.1</text:p>
          </table:table-cell>
          <table:table-cell office:value-type="float" office:value="22359.811357422499" table:style-name="ce1">
            <text:p>22359.81136</text:p>
          </table:table-cell>
          <table:table-cell office:value-type="float" office:value="0.198176599287785" table:style-name="ce1">
            <text:p>0.198176599</text:p>
          </table:table-cell>
          <table:table-cell office:value-type="float" office:value="99.951058720878905" table:style-name="ce1">
            <text:p>99.95105872</text:p>
          </table:table-cell>
          <table:table-cell office:value-type="float" office:value="0.181229191554521" table:style-name="ce1">
            <text:p>0.18122919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TF</text:p>
          </table:table-cell>
          <table:table-cell office:value-type="float" office:value="7860.9309608994299" table:style-name="ce1">
            <text:p>7860.930961</text:p>
          </table:table-cell>
          <table:table-cell office:value-type="float" office:value="7852.6227406276503" table:style-name="ce1">
            <text:p>7852.622741</text:p>
          </table:table-cell>
          <table:table-cell office:value-type="float" office:value="1480.93721910711" table:style-name="ce1">
            <text:p>1480.937219</text:p>
          </table:table-cell>
          <table:table-cell office:value-type="float" office:value="1480.7548735344101" table:style-name="ce1">
            <text:p>1480.754874</text:p>
          </table:table-cell>
          <table:table-cell office:value-type="float" office:value="99.894309970242603" table:style-name="ce1">
            <text:p>99.89430997</text:p>
          </table:table-cell>
          <table:table-cell office:value-type="float" office:value="18.8392090768047" table:style-name="ce1">
            <text:p>18.83920908</text:p>
          </table:table-cell>
          <table:table-cell office:value-type="float" office:value="99.987687150383493" table:style-name="ce1">
            <text:p>99.987687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TG</text:p>
          </table:table-cell>
          <table:table-cell office:value-type="float" office:value="453.44342204007199" table:style-name="ce1">
            <text:p>453.443422</text:p>
          </table:table-cell>
          <table:table-cell office:value-type="float" office:value="96.927329191614007" table:style-name="ce1">
            <text:p>96.92732919</text:p>
          </table:table-cell>
          <table:table-cell office:value-type="float" office:value="368.762060245724" table:style-name="ce1">
            <text:p>368.7620602</text:p>
          </table:table-cell>
          <table:table-cell office:value-type="float" office:value="56.827387776442997" table:style-name="ce1">
            <text:p>56.82738778</text:p>
          </table:table-cell>
          <table:table-cell office:value-type="float" office:value="21.375837531291499" table:style-name="ce1">
            <text:p>21.37583753</text:p>
          </table:table-cell>
          <table:table-cell office:value-type="float" office:value="81.324822970556994" table:style-name="ce1">
            <text:p>81.32482297</text:p>
          </table:table-cell>
          <table:table-cell office:value-type="float" office:value="15.4103130182579" table:style-name="ce1">
            <text:p>15.410313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US</text:p>
          </table:table-cell>
          <table:table-cell office:value-type="float" office:value="7690047.24395198" table:style-name="ce1">
            <text:p>7690047.244</text:p>
          </table:table-cell>
          <table:table-cell office:value-type="float" office:value="1563621.8393007501" table:style-name="ce1">
            <text:p>1563621.839</text:p>
          </table:table-cell>
          <table:table-cell office:value-type="float" office:value="6762109.7126843696" table:style-name="ce1">
            <text:p>6762109.713</text:p>
          </table:table-cell>
          <table:table-cell office:value-type="float" office:value="1438917.1955524101" table:style-name="ce1">
            <text:p>1438917.196</text:p>
          </table:table-cell>
          <table:table-cell office:value-type="float" office:value="20.333058948766499" table:style-name="ce1">
            <text:p>20.33305895</text:p>
          </table:table-cell>
          <table:table-cell office:value-type="float" office:value="87.933266183801294" table:style-name="ce1">
            <text:p>87.93326618</text:p>
          </table:table-cell>
          <table:table-cell office:value-type="float" office:value="21.279116380695399" table:style-name="ce1">
            <text:p>21.2791163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US|PNG</text:p>
          </table:table-cell>
          <table:table-cell office:value-type="float" office:value="20.623697245035999" table:style-name="ce1">
            <text:p>20.62369725</text:p>
          </table:table-cell>
          <table:table-cell table:style-name="ce1"/>
          <table:table-cell office:value-type="float" office:value="1.8749162817230001" table:style-name="ce1">
            <text:p>1.874916282</text:p>
          </table:table-cell>
          <table:table-cell table:number-columns-repeated="2" table:style-name="ce1"/>
          <table:table-cell office:value-type="float" office:value="9.0910774118073405" table:style-name="ce1">
            <text:p>9.09107741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UT</text:p>
          </table:table-cell>
          <table:table-cell office:value-type="float" office:value="83967.050847582301" table:style-name="ce1">
            <text:p>83967.05085</text:p>
          </table:table-cell>
          <table:table-cell office:value-type="float" office:value="24519.2763366859" table:style-name="ce1">
            <text:p>24519.27634</text:p>
          </table:table-cell>
          <table:table-cell office:value-type="float" office:value="59810.862887545802" table:style-name="ce1">
            <text:p>59810.86289</text:p>
          </table:table-cell>
          <table:table-cell office:value-type="float" office:value="19288.5560686805" table:style-name="ce1">
            <text:p>19288.55607</text:p>
          </table:table-cell>
          <table:table-cell office:value-type="float" office:value="29.201068858775901" table:style-name="ce1">
            <text:p>29.20106886</text:p>
          </table:table-cell>
          <table:table-cell office:value-type="float" office:value="71.231348825284996" table:style-name="ce1">
            <text:p>71.23134883</text:p>
          </table:table-cell>
          <table:table-cell office:value-type="float" office:value="32.249252288745801" table:style-name="ce1">
            <text:p>32.249252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ZE</text:p>
          </table:table-cell>
          <table:table-cell office:value-type="float" office:value="164774.10426339699" table:style-name="ce1">
            <text:p>164774.1043</text:p>
          </table:table-cell>
          <table:table-cell office:value-type="float" office:value="9239.5388800823403" table:style-name="ce1">
            <text:p>9239.53888</text:p>
          </table:table-cell>
          <table:table-cell office:value-type="float" office:value="39526.0066065543" table:style-name="ce1">
            <text:p>39526.00661</text:p>
          </table:table-cell>
          <table:table-cell office:value-type="float" office:value="6511.58882130028" table:style-name="ce1">
            <text:p>6511.588821</text:p>
          </table:table-cell>
          <table:table-cell office:value-type="float" office:value="5.60739742533368" table:style-name="ce1">
            <text:p>5.607397425</text:p>
          </table:table-cell>
          <table:table-cell office:value-type="float" office:value="23.987996647440799" table:style-name="ce1">
            <text:p>23.98799665</text:p>
          </table:table-cell>
          <table:table-cell office:value-type="float" office:value="16.474188465627901" table:style-name="ce1">
            <text:p>16.4741884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DI</text:p>
          </table:table-cell>
          <table:table-cell office:value-type="float" office:value="26853.130173602302" table:style-name="ce1">
            <text:p>26853.13017</text:p>
          </table:table-cell>
          <table:table-cell office:value-type="float" office:value="2010.9005754776199" table:style-name="ce1">
            <text:p>2010.900575</text:p>
          </table:table-cell>
          <table:table-cell office:value-type="float" office:value="9465.6317009635095" table:style-name="ce1">
            <text:p>9465.631701</text:p>
          </table:table-cell>
          <table:table-cell office:value-type="float" office:value="1391.00611880578" table:style-name="ce1">
            <text:p>1391.006119</text:p>
          </table:table-cell>
          <table:table-cell office:value-type="float" office:value="7.4885146069653299" table:style-name="ce1">
            <text:p>7.488514607</text:p>
          </table:table-cell>
          <table:table-cell office:value-type="float" office:value="35.249639948003598" table:style-name="ce1">
            <text:p>35.24963995</text:p>
          </table:table-cell>
          <table:table-cell office:value-type="float" office:value="14.695333209131601" table:style-name="ce1">
            <text:p>14.695333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EL</text:p>
          </table:table-cell>
          <table:table-cell office:value-type="float" office:value="30665.9844315716" table:style-name="ce1">
            <text:p>30665.98443</text:p>
          </table:table-cell>
          <table:table-cell office:value-type="float" office:value="4771.2485794356598" table:style-name="ce1">
            <text:p>4771.248579</text:p>
          </table:table-cell>
          <table:table-cell office:value-type="float" office:value="11889.323440231899" table:style-name="ce1">
            <text:p>11889.32344</text:p>
          </table:table-cell>
          <table:table-cell office:value-type="float" office:value="3573.6723568481498" table:style-name="ce1">
            <text:p>3573.672357</text:p>
          </table:table-cell>
          <table:table-cell office:value-type="float" office:value="15.5587654134576" table:style-name="ce1">
            <text:p>15.55876541</text:p>
          </table:table-cell>
          <table:table-cell office:value-type="float" office:value="38.770395474379299" table:style-name="ce1">
            <text:p>38.77039547</text:p>
          </table:table-cell>
          <table:table-cell office:value-type="float" office:value="30.057827720922401" table:style-name="ce1">
            <text:p>30.0578277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EN</text:p>
          </table:table-cell>
          <table:table-cell office:value-type="float" office:value="115509.668562658" table:style-name="ce1">
            <text:p>115509.6686</text:p>
          </table:table-cell>
          <table:table-cell office:value-type="float" office:value="32227.754949365899" table:style-name="ce1">
            <text:p>32227.75495</text:p>
          </table:table-cell>
          <table:table-cell office:value-type="float" office:value="73867.6138146671" table:style-name="ce1">
            <text:p>73867.61381</text:p>
          </table:table-cell>
          <table:table-cell office:value-type="float" office:value="24672.5797720144" table:style-name="ce1">
            <text:p>24672.57977</text:p>
          </table:table-cell>
          <table:table-cell office:value-type="float" office:value="27.900482574654902" table:style-name="ce1">
            <text:p>27.90048257</text:p>
          </table:table-cell>
          <table:table-cell office:value-type="float" office:value="63.949290768329099" table:style-name="ce1">
            <text:p>63.94929077</text:p>
          </table:table-cell>
          <table:table-cell office:value-type="float" office:value="33.401078629556899" table:style-name="ce1">
            <text:p>33.401078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ES</text:p>
          </table:table-cell>
          <table:table-cell office:value-type="float" office:value="320.61178124105402" table:style-name="ce1">
            <text:p>320.6117812</text:p>
          </table:table-cell>
          <table:table-cell office:value-type="float" office:value="90.258694165281995" table:style-name="ce1">
            <text:p>90.25869417</text:p>
          </table:table-cell>
          <table:table-cell office:value-type="float" office:value="243.90634337260201" table:style-name="ce1">
            <text:p>243.9063434</text:p>
          </table:table-cell>
          <table:table-cell office:value-type="float" office:value="61.627573368805002" table:style-name="ce1">
            <text:p>61.62757337</text:p>
          </table:table-cell>
          <table:table-cell office:value-type="float" office:value="28.152020432904902" table:style-name="ce1">
            <text:p>28.15202043</text:p>
          </table:table-cell>
          <table:table-cell office:value-type="float" office:value="76.075290317924896" table:style-name="ce1">
            <text:p>76.07529032</text:p>
          </table:table-cell>
          <table:table-cell office:value-type="float" office:value="25.266900613019299" table:style-name="ce1">
            <text:p>25.266900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FA</text:p>
          </table:table-cell>
          <table:table-cell office:value-type="float" office:value="273278.64769365598" table:style-name="ce1">
            <text:p>273278.6477</text:p>
          </table:table-cell>
          <table:table-cell office:value-type="float" office:value="46014.306236418699" table:style-name="ce1">
            <text:p>46014.30624</text:p>
          </table:table-cell>
          <table:table-cell office:value-type="float" office:value="95328.347227602397" table:style-name="ce1">
            <text:p>95328.34723</text:p>
          </table:table-cell>
          <table:table-cell office:value-type="float" office:value="36053.9672894182" table:style-name="ce1">
            <text:p>36053.96729</text:p>
          </table:table-cell>
          <table:table-cell office:value-type="float" office:value="16.8378710245963" table:style-name="ce1">
            <text:p>16.83787102</text:p>
          </table:table-cell>
          <table:table-cell office:value-type="float" office:value="34.883203657559498" table:style-name="ce1">
            <text:p>34.88320366</text:p>
          </table:table-cell>
          <table:table-cell office:value-type="float" office:value="37.820824904618497" table:style-name="ce1">
            <text:p>37.82082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GD</text:p>
          </table:table-cell>
          <table:table-cell office:value-type="float" office:value="139381.89028564401" table:style-name="ce1">
            <text:p>139381.8903</text:p>
          </table:table-cell>
          <table:table-cell office:value-type="float" office:value="6414.9075455748298" table:style-name="ce1">
            <text:p>6414.907546</text:p>
          </table:table-cell>
          <table:table-cell office:value-type="float" office:value="24518.633486896801" table:style-name="ce1">
            <text:p>24518.63349</text:p>
          </table:table-cell>
          <table:table-cell office:value-type="float" office:value="5114.2968112571298" table:style-name="ce1">
            <text:p>5114.296811</text:p>
          </table:table-cell>
          <table:table-cell office:value-type="float" office:value="4.6023967191350001" table:style-name="ce1">
            <text:p>4.602396719</text:p>
          </table:table-cell>
          <table:table-cell office:value-type="float" office:value="17.590975008768499" table:style-name="ce1">
            <text:p>17.59097501</text:p>
          </table:table-cell>
          <table:table-cell office:value-type="float" office:value="20.85881667912" table:style-name="ce1">
            <text:p>20.8588166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GR</text:p>
          </table:table-cell>
          <table:table-cell office:value-type="float" office:value="111171.911461205" table:style-name="ce1">
            <text:p>111171.9115</text:p>
          </table:table-cell>
          <table:table-cell office:value-type="float" office:value="45599.630884181999" table:style-name="ce1">
            <text:p>45599.63088</text:p>
          </table:table-cell>
          <table:table-cell office:value-type="float" office:value="49614.542419451602" table:style-name="ce1">
            <text:p>49614.54242</text:p>
          </table:table-cell>
          <table:table-cell office:value-type="float" office:value="27617.635325360199" table:style-name="ce1">
            <text:p>27617.63533</text:p>
          </table:table-cell>
          <table:table-cell office:value-type="float" office:value="41.017223042076303" table:style-name="ce1">
            <text:p>41.01722304</text:p>
          </table:table-cell>
          <table:table-cell office:value-type="float" office:value="44.628667230180099" table:style-name="ce1">
            <text:p>44.62866723</text:p>
          </table:table-cell>
          <table:table-cell office:value-type="float" office:value="55.664395918186599" table:style-name="ce1">
            <text:p>55.6643959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HR</text:p>
          </table:table-cell>
          <table:table-cell office:value-type="float" office:value="685.04274418326997" table:style-name="ce1">
            <text:p>685.0427442</text:p>
          </table:table-cell>
          <table:table-cell office:value-type="float" office:value="42.858255049505999" table:style-name="ce1">
            <text:p>42.85825505</text:p>
          </table:table-cell>
          <table:table-cell office:value-type="float" office:value="31.415647411148001" table:style-name="ce1">
            <text:p>31.41564741</text:p>
          </table:table-cell>
          <table:table-cell office:value-type="float" office:value="1.8875231604560001" table:style-name="ce1">
            <text:p>1.88752316</text:p>
          </table:table-cell>
          <table:table-cell office:value-type="float" office:value="6.2562891751525704" table:style-name="ce1">
            <text:p>6.256289175</text:p>
          </table:table-cell>
          <table:table-cell office:value-type="float" office:value="4.5859397355712099" table:style-name="ce1">
            <text:p>4.585939736</text:p>
          </table:table-cell>
          <table:table-cell office:value-type="float" office:value="6.0082262057289402" table:style-name="ce1">
            <text:p>6.0082262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HS</text:p>
          </table:table-cell>
          <table:table-cell office:value-type="float" office:value="13395.500582335701" table:style-name="ce1">
            <text:p>13395.50058</text:p>
          </table:table-cell>
          <table:table-cell office:value-type="float" office:value="4909.1002439783897" table:style-name="ce1">
            <text:p>4909.100244</text:p>
          </table:table-cell>
          <table:table-cell office:value-type="float" office:value="9874.0972468803902" table:style-name="ce1">
            <text:p>9874.097247</text:p>
          </table:table-cell>
          <table:table-cell office:value-type="float" office:value="3180.5232705069302" table:style-name="ce1">
            <text:p>3180.523271</text:p>
          </table:table-cell>
          <table:table-cell office:value-type="float" office:value="36.647381811560599" table:style-name="ce1">
            <text:p>36.64738181</text:p>
          </table:table-cell>
          <table:table-cell office:value-type="float" office:value="73.7120437283331" table:style-name="ce1">
            <text:p>73.71204373</text:p>
          </table:table-cell>
          <table:table-cell office:value-type="float" office:value="32.210775233267803" table:style-name="ce1">
            <text:p>32.210775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IH</text:p>
          </table:table-cell>
          <table:table-cell office:value-type="float" office:value="51148.988068637598" table:style-name="ce1">
            <text:p>51148.98807</text:p>
          </table:table-cell>
          <table:table-cell office:value-type="float" office:value="1926.3299127374901" table:style-name="ce1">
            <text:p>1926.329913</text:p>
          </table:table-cell>
          <table:table-cell office:value-type="float" office:value="35656.320203550902" table:style-name="ce1">
            <text:p>35656.3202</text:p>
          </table:table-cell>
          <table:table-cell office:value-type="float" office:value="1542.4570298578201" table:style-name="ce1">
            <text:p>1542.45703</text:p>
          </table:table-cell>
          <table:table-cell office:value-type="float" office:value="3.76611539245414" table:style-name="ce1">
            <text:p>3.766115392</text:p>
          </table:table-cell>
          <table:table-cell office:value-type="float" office:value="69.710705040152803" table:style-name="ce1">
            <text:p>69.71070504</text:p>
          </table:table-cell>
          <table:table-cell office:value-type="float" office:value="4.3259007689307403" table:style-name="ce1">
            <text:p>4.3259007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M</text:p>
          </table:table-cell>
          <table:table-cell office:value-type="float" office:value="24.522855587612" table:style-name="ce1">
            <text:p>24.52285559</text:p>
          </table:table-cell>
          <table:table-cell office:value-type="float" office:value="9.3200150606320005" table:style-name="ce1">
            <text:p>9.320015061</text:p>
          </table:table-cell>
          <table:table-cell office:value-type="float" office:value="12.669086132352" table:style-name="ce1">
            <text:p>12.66908613</text:p>
          </table:table-cell>
          <table:table-cell office:value-type="float" office:value="0.72393576458300002" table:style-name="ce1">
            <text:p>0.723935765</text:p>
          </table:table-cell>
          <table:table-cell office:value-type="float" office:value="38.0054232564176" table:style-name="ce1">
            <text:p>38.00542326</text:p>
          </table:table-cell>
          <table:table-cell office:value-type="float" office:value="51.662360800884599" table:style-name="ce1">
            <text:p>51.6623608</text:p>
          </table:table-cell>
          <table:table-cell office:value-type="float" office:value="5.7141908818059504" table:style-name="ce1">
            <text:p>5.71419088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R</text:p>
          </table:table-cell>
          <table:table-cell office:value-type="float" office:value="207579.54817268299" table:style-name="ce1">
            <text:p>207579.5482</text:p>
          </table:table-cell>
          <table:table-cell office:value-type="float" office:value="19336.6278170812" table:style-name="ce1">
            <text:p>19336.62782</text:p>
          </table:table-cell>
          <table:table-cell office:value-type="float" office:value="94939.120198744902" table:style-name="ce1">
            <text:p>94939.1202</text:p>
          </table:table-cell>
          <table:table-cell office:value-type="float" office:value="14953.707172873799" table:style-name="ce1">
            <text:p>14953.70717</text:p>
          </table:table-cell>
          <table:table-cell office:value-type="float" office:value="9.3152856277513596" table:style-name="ce1">
            <text:p>9.315285628</text:p>
          </table:table-cell>
          <table:table-cell office:value-type="float" office:value="45.736259200143401" table:style-name="ce1">
            <text:p>45.7362592</text:p>
          </table:table-cell>
          <table:table-cell office:value-type="float" office:value="15.7508381598331" table:style-name="ce1">
            <text:p>15.750838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Z</text:p>
          </table:table-cell>
          <table:table-cell office:value-type="float" office:value="22114.3638585851" table:style-name="ce1">
            <text:p>22114.36386</text:p>
          </table:table-cell>
          <table:table-cell office:value-type="float" office:value="8284.4435406455195" table:style-name="ce1">
            <text:p>8284.443541</text:p>
          </table:table-cell>
          <table:table-cell office:value-type="float" office:value="19928.404130778799" table:style-name="ce1">
            <text:p>19928.40413</text:p>
          </table:table-cell>
          <table:table-cell office:value-type="float" office:value="7934.2278454736597" table:style-name="ce1">
            <text:p>7934.227845</text:p>
          </table:table-cell>
          <table:table-cell office:value-type="float" office:value="37.461821617940899" table:style-name="ce1">
            <text:p>37.46182162</text:p>
          </table:table-cell>
          <table:table-cell office:value-type="float" office:value="90.115204118984195" table:style-name="ce1">
            <text:p>90.11520412</text:p>
          </table:table-cell>
          <table:table-cell office:value-type="float" office:value="39.813663921134001" table:style-name="ce1">
            <text:p>39.8136639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MU</text:p>
          </table:table-cell>
          <table:table-cell office:value-type="float" office:value="72.764346470172995" table:style-name="ce1">
            <text:p>72.76434647</text:p>
          </table:table-cell>
          <table:table-cell office:value-type="float" office:value="1.8536760093919999" table:style-name="ce1">
            <text:p>1.853676009</text:p>
          </table:table-cell>
          <table:table-cell office:value-type="float" office:value="40.856521057747997" table:style-name="ce1">
            <text:p>40.85652106</text:p>
          </table:table-cell>
          <table:table-cell office:value-type="float" office:value="1.208972455147" table:style-name="ce1">
            <text:p>1.208972455</text:p>
          </table:table-cell>
          <table:table-cell office:value-type="float" office:value="2.5475058862128899" table:style-name="ce1">
            <text:p>2.547505886</text:p>
          </table:table-cell>
          <table:table-cell office:value-type="float" office:value="56.149093669789998" table:style-name="ce1">
            <text:p>56.14909367</text:p>
          </table:table-cell>
          <table:table-cell office:value-type="float" office:value="2.9590685252868099" table:style-name="ce1">
            <text:p>2.9590685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OL</text:p>
          </table:table-cell>
          <table:table-cell office:value-type="float" office:value="1084452.22774277" table:style-name="ce1">
            <text:p>1084452.228</text:p>
          </table:table-cell>
          <table:table-cell office:value-type="float" office:value="328154.51077786798" table:style-name="ce1">
            <text:p>328154.5108</text:p>
          </table:table-cell>
          <table:table-cell office:value-type="float" office:value="922472.54517201497" table:style-name="ce1">
            <text:p>922472.5452</text:p>
          </table:table-cell>
          <table:table-cell office:value-type="float" office:value="300246.19234269601" table:style-name="ce1">
            <text:p>300246.1923</text:p>
          </table:table-cell>
          <table:table-cell office:value-type="float" office:value="30.259932377187599" table:style-name="ce1">
            <text:p>30.25993238</text:p>
          </table:table-cell>
          <table:table-cell office:value-type="float" office:value="85.063456146158799" table:style-name="ce1">
            <text:p>85.06345615</text:p>
          </table:table-cell>
          <table:table-cell office:value-type="float" office:value="32.547981391327802" table:style-name="ce1">
            <text:p>32.547981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RA</text:p>
          </table:table-cell>
          <table:table-cell office:value-type="float" office:value="8475261.1860064305" table:style-name="ce1">
            <text:p>8475261.186</text:p>
          </table:table-cell>
          <table:table-cell office:value-type="float" office:value="2564602.2260188502" table:style-name="ce1">
            <text:p>2564602.226</text:p>
          </table:table-cell>
          <table:table-cell office:value-type="float" office:value="6524690.55820747" table:style-name="ce1">
            <text:p>6524690.558</text:p>
          </table:table-cell>
          <table:table-cell office:value-type="float" office:value="2444816.8215369" table:style-name="ce1">
            <text:p>2444816.822</text:p>
          </table:table-cell>
          <table:table-cell office:value-type="float" office:value="30.259860666633799" table:style-name="ce1">
            <text:p>30.25986067</text:p>
          </table:table-cell>
          <table:table-cell office:value-type="float" office:value="76.985126652856806" table:style-name="ce1">
            <text:p>76.98512665</text:p>
          </table:table-cell>
          <table:table-cell office:value-type="float" office:value="37.470234024532303" table:style-name="ce1">
            <text:p>37.470234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RB</text:p>
          </table:table-cell>
          <table:table-cell office:value-type="float" office:value="441.42759307022101" table:style-name="ce1">
            <text:p>441.4275931</text:p>
          </table:table-cell>
          <table:table-cell office:value-type="float" office:value="5.9220904874539997" table:style-name="ce1">
            <text:p>5.922090487</text:p>
          </table:table-cell>
          <table:table-cell office:value-type="float" office:value="81.888959751247995" table:style-name="ce1">
            <text:p>81.88895975</text:p>
          </table:table-cell>
          <table:table-cell office:value-type="float" office:value="1.572949806807" table:style-name="ce1">
            <text:p>1.572949807</text:p>
          </table:table-cell>
          <table:table-cell office:value-type="float" office:value="1.34157687023247" table:style-name="ce1">
            <text:p>1.34157687</text:p>
          </table:table-cell>
          <table:table-cell office:value-type="float" office:value="18.550938146320501" table:style-name="ce1">
            <text:p>18.55093815</text:p>
          </table:table-cell>
          <table:table-cell office:value-type="float" office:value="1.92083256593454" table:style-name="ce1">
            <text:p>1.9208325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RN</text:p>
          </table:table-cell>
          <table:table-cell office:value-type="float" office:value="5935.0054872523096" table:style-name="ce1">
            <text:p>5935.005487</text:p>
          </table:table-cell>
          <table:table-cell office:value-type="float" office:value="2602.1971948400701" table:style-name="ce1">
            <text:p>2602.197195</text:p>
          </table:table-cell>
          <table:table-cell office:value-type="float" office:value="5269.8835838396099" table:style-name="ce1">
            <text:p>5269.883584</text:p>
          </table:table-cell>
          <table:table-cell office:value-type="float" office:value="2530.3411947711502" table:style-name="ce1">
            <text:p>2530.341195</text:p>
          </table:table-cell>
          <table:table-cell office:value-type="float" office:value="43.844899561243601" table:style-name="ce1">
            <text:p>43.84489956</text:p>
          </table:table-cell>
          <table:table-cell office:value-type="float" office:value="88.7932386104561" table:style-name="ce1">
            <text:p>88.79323861</text:p>
          </table:table-cell>
          <table:table-cell office:value-type="float" office:value="48.015125087973097" table:style-name="ce1">
            <text:p>48.015125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RN|CHN|MYS|PHL|VNM</text:p>
          </table:table-cell>
          <table:table-cell office:value-type="float" office:value="0.466715405784" table:style-name="ce1">
            <text:p>0.466715406</text:p>
          </table:table-cell>
          <table:table-cell table:style-name="ce1"/>
          <table:table-cell office:value-type="float" office:value="0.186726707879" table:style-name="ce1">
            <text:p>0.186726708</text:p>
          </table:table-cell>
          <table:table-cell table:number-columns-repeated="2" table:style-name="ce1"/>
          <table:table-cell office:value-type="float" office:value="40.008687428119501" table:style-name="ce1">
            <text:p>40.0086874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BTN</text:p>
          </table:table-cell>
          <table:table-cell office:value-type="float" office:value="37673.1412736411" table:style-name="ce1">
            <text:p>37673.14127</text:p>
          </table:table-cell>
          <table:table-cell office:value-type="float" office:value="18657.264234659899" table:style-name="ce1">
            <text:p>18657.26423</text:p>
          </table:table-cell>
          <table:table-cell office:value-type="float" office:value="37006.769309976298" table:style-name="ce1">
            <text:p>37006.76931</text:p>
          </table:table-cell>
          <table:table-cell office:value-type="float" office:value="18504.603309285001" table:style-name="ce1">
            <text:p>18504.60331</text:p>
          </table:table-cell>
          <table:table-cell office:value-type="float" office:value="49.5240471165963" table:style-name="ce1">
            <text:p>49.52404712</text:p>
          </table:table-cell>
          <table:table-cell office:value-type="float" office:value="98.231174940192702" table:style-name="ce1">
            <text:p>98.23117494</text:p>
          </table:table-cell>
          <table:table-cell office:value-type="float" office:value="50.003293057782599" table:style-name="ce1">
            <text:p>50.003293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VT</text:p>
          </table:table-cell>
          <table:table-cell office:value-type="float" office:value="50.775393606050002" table:style-name="ce1">
            <text:p>50.77539361</text:p>
          </table:table-cell>
          <table:table-cell office:value-type="float" office:value="50.775393606050002" table:style-name="ce1">
            <text:p>50.77539361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WA</text:p>
          </table:table-cell>
          <table:table-cell office:value-type="float" office:value="578194.55415609595" table:style-name="ce1">
            <text:p>578194.5542</text:p>
          </table:table-cell>
          <table:table-cell office:value-type="float" office:value="168486.05197323899" table:style-name="ce1">
            <text:p>168486.052</text:p>
          </table:table-cell>
          <table:table-cell office:value-type="float" office:value="536240.50248556503" table:style-name="ce1">
            <text:p>536240.5025</text:p>
          </table:table-cell>
          <table:table-cell office:value-type="float" office:value="154704.813448517" table:style-name="ce1">
            <text:p>154704.8134</text:p>
          </table:table-cell>
          <table:table-cell office:value-type="float" office:value="29.1400274807418" table:style-name="ce1">
            <text:p>29.14002748</text:p>
          </table:table-cell>
          <table:table-cell office:value-type="float" office:value="92.743955928162407" table:style-name="ce1">
            <text:p>92.74395593</text:p>
          </table:table-cell>
          <table:table-cell office:value-type="float" office:value="28.8498934212233" table:style-name="ce1">
            <text:p>28.849893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AF</text:p>
          </table:table-cell>
          <table:table-cell office:value-type="float" office:value="619593.94198060594" table:style-name="ce1">
            <text:p>619593.942</text:p>
          </table:table-cell>
          <table:table-cell office:value-type="float" office:value="111410.0505366" table:style-name="ce1">
            <text:p>111410.0505</text:p>
          </table:table-cell>
          <table:table-cell office:value-type="float" office:value="608737.94870496495" table:style-name="ce1">
            <text:p>608737.9487</text:p>
          </table:table-cell>
          <table:table-cell office:value-type="float" office:value="110529.021574625" table:style-name="ce1">
            <text:p>110529.0216</text:p>
          </table:table-cell>
          <table:table-cell office:value-type="float" office:value="17.981139418578699" table:style-name="ce1">
            <text:p>17.98113942</text:p>
          </table:table-cell>
          <table:table-cell office:value-type="float" office:value="98.247885826491697" table:style-name="ce1">
            <text:p>98.24788583</text:p>
          </table:table-cell>
          <table:table-cell office:value-type="float" office:value="18.1570775749672" table:style-name="ce1">
            <text:p>18.1570775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AN</text:p>
          </table:table-cell>
          <table:table-cell office:value-type="float" office:value="9987137.0982191898" table:style-name="ce1">
            <text:p>9987137.098</text:p>
          </table:table-cell>
          <table:table-cell office:value-type="float" office:value="988838.12530108006" table:style-name="ce1">
            <text:p>988838.1253</text:p>
          </table:table-cell>
          <table:table-cell office:value-type="float" office:value="7878072.0509168003" table:style-name="ce1">
            <text:p>7878072.051</text:p>
          </table:table-cell>
          <table:table-cell office:value-type="float" office:value="824554.22710067802" table:style-name="ce1">
            <text:p>824554.2271</text:p>
          </table:table-cell>
          <table:table-cell office:value-type="float" office:value="9.9011169625117201" table:style-name="ce1">
            <text:p>9.901116963</text:p>
          </table:table-cell>
          <table:table-cell office:value-type="float" office:value="78.882185890103997" table:style-name="ce1">
            <text:p>78.88218589</text:p>
          </table:table-cell>
          <table:table-cell office:value-type="float" office:value="10.4664468891818" table:style-name="ce1">
            <text:p>10.4664468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K</text:p>
          </table:table-cell>
          <table:table-cell office:value-type="float" office:value="17.745680220221999" table:style-name="ce1">
            <text:p>17.7456802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HE</text:p>
          </table:table-cell>
          <table:table-cell office:value-type="float" office:value="41253.7738588625" table:style-name="ce1">
            <text:p>41253.77386</text:p>
          </table:table-cell>
          <table:table-cell office:value-type="float" office:value="5029.2202389056001" table:style-name="ce1">
            <text:p>5029.220239</text:p>
          </table:table-cell>
          <table:table-cell office:value-type="float" office:value="29468.450452744899" table:style-name="ce1">
            <text:p>29468.45045</text:p>
          </table:table-cell>
          <table:table-cell office:value-type="float" office:value="3850.9614379960999" table:style-name="ce1">
            <text:p>3850.961438</text:p>
          </table:table-cell>
          <table:table-cell office:value-type="float" office:value="12.190933746113901" table:style-name="ce1">
            <text:p>12.19093375</text:p>
          </table:table-cell>
          <table:table-cell office:value-type="float" office:value="71.432132617884605" table:style-name="ce1">
            <text:p>71.43213262</text:p>
          </table:table-cell>
          <table:table-cell office:value-type="float" office:value="13.068082572483499" table:style-name="ce1">
            <text:p>13.0680825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HL</text:p>
          </table:table-cell>
          <table:table-cell office:value-type="float" office:value="757904.94848750799" table:style-name="ce1">
            <text:p>757904.9485</text:p>
          </table:table-cell>
          <table:table-cell office:value-type="float" office:value="157063.34838986601" table:style-name="ce1">
            <text:p>157063.3484</text:p>
          </table:table-cell>
          <table:table-cell office:value-type="float" office:value="545092.22225299396" table:style-name="ce1">
            <text:p>545092.2223</text:p>
          </table:table-cell>
          <table:table-cell office:value-type="float" office:value="128031.66947199201" table:style-name="ce1">
            <text:p>128031.6695</text:p>
          </table:table-cell>
          <table:table-cell office:value-type="float" office:value="20.723357025614501" table:style-name="ce1">
            <text:p>20.72335703</text:p>
          </table:table-cell>
          <table:table-cell office:value-type="float" office:value="71.9209213953269" table:style-name="ce1">
            <text:p>71.9209214</text:p>
          </table:table-cell>
          <table:table-cell office:value-type="float" office:value="23.4880749064456" table:style-name="ce1">
            <text:p>23.4880749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HN</text:p>
          </table:table-cell>
          <table:table-cell office:value-type="float" office:value="9348056.98676195" table:style-name="ce1">
            <text:p>9348056.987</text:p>
          </table:table-cell>
          <table:table-cell office:value-type="float" office:value="160520.01739972201" table:style-name="ce1">
            <text:p>160520.0174</text:p>
          </table:table-cell>
          <table:table-cell office:value-type="float" office:value="5160540.6315532299" table:style-name="ce1">
            <text:p>5160540.632</text:p>
          </table:table-cell>
          <table:table-cell office:value-type="float" office:value="120136.235118582" table:style-name="ce1">
            <text:p>120136.2351</text:p>
          </table:table-cell>
          <table:table-cell office:value-type="float" office:value="1.7171484686822001" table:style-name="ce1">
            <text:p>1.717148469</text:p>
          </table:table-cell>
          <table:table-cell office:value-type="float" office:value="55.204419900961398" table:style-name="ce1">
            <text:p>55.2044199</text:p>
          </table:table-cell>
          <table:table-cell office:value-type="float" office:value="2.3279777003213402" table:style-name="ce1">
            <text:p>2.327977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HN|IND</text:p>
          </table:table-cell>
          <table:table-cell office:value-type="float" office:value="102159.419358434" table:style-name="ce1">
            <text:p>102159.4194</text:p>
          </table:table-cell>
          <table:table-cell office:value-type="float" office:value="3543.0065760451898" table:style-name="ce1">
            <text:p>3543.006576</text:p>
          </table:table-cell>
          <table:table-cell office:value-type="float" office:value="86195.2773774651" table:style-name="ce1">
            <text:p>86195.27738</text:p>
          </table:table-cell>
          <table:table-cell office:value-type="float" office:value="3439.4032431406199" table:style-name="ce1">
            <text:p>3439.403243</text:p>
          </table:table-cell>
          <table:table-cell office:value-type="float" office:value="3.4681154202867002" table:style-name="ce1">
            <text:p>3.46811542</text:p>
          </table:table-cell>
          <table:table-cell office:value-type="float" office:value="84.373303919282094" table:style-name="ce1">
            <text:p>84.37330392</text:p>
          </table:table-cell>
          <table:table-cell office:value-type="float" office:value="3.99024557700398" table:style-name="ce1">
            <text:p>3.99024557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HN|JPN</text:p>
          </table:table-cell>
          <table:table-cell office:value-type="float" office:value="0.77075803146900002" table:style-name="ce1">
            <text:p>0.77075803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HN|VNM</text:p>
          </table:table-cell>
          <table:table-cell office:value-type="float" office:value="3.2821060158759998" table:style-name="ce1">
            <text:p>3.282106016</text:p>
          </table:table-cell>
          <table:table-cell table:style-name="ce1"/>
          <table:table-cell office:value-type="float" office:value="0.36470064856700002" table:style-name="ce1">
            <text:p>0.364700649</text:p>
          </table:table-cell>
          <table:table-cell table:number-columns-repeated="2" table:style-name="ce1"/>
          <table:table-cell office:value-type="float" office:value="11.111787577942099" table:style-name="ce1">
            <text:p>11.1117875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IV</text:p>
          </table:table-cell>
          <table:table-cell office:value-type="float" office:value="321829.92118310102" table:style-name="ce1">
            <text:p>321829.9212</text:p>
          </table:table-cell>
          <table:table-cell office:value-type="float" office:value="73996.874501602797" table:style-name="ce1">
            <text:p>73996.8745</text:p>
          </table:table-cell>
          <table:table-cell office:value-type="float" office:value="166689.21458831901" table:style-name="ce1">
            <text:p>166689.2146</text:p>
          </table:table-cell>
          <table:table-cell office:value-type="float" office:value="41733.124626304998" table:style-name="ce1">
            <text:p>41733.12463</text:p>
          </table:table-cell>
          <table:table-cell office:value-type="float" office:value="22.9925403547246" table:style-name="ce1">
            <text:p>22.99254035</text:p>
          </table:table-cell>
          <table:table-cell office:value-type="float" office:value="51.794194267438399" table:style-name="ce1">
            <text:p>51.79419427</text:p>
          </table:table-cell>
          <table:table-cell office:value-type="float" office:value="25.036487651210901" table:style-name="ce1">
            <text:p>25.0364876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MR</text:p>
          </table:table-cell>
          <table:table-cell office:value-type="float" office:value="465338.103329228" table:style-name="ce1">
            <text:p>465338.1033</text:p>
          </table:table-cell>
          <table:table-cell office:value-type="float" office:value="51724.867858498503" table:style-name="ce1">
            <text:p>51724.86786</text:p>
          </table:table-cell>
          <table:table-cell office:value-type="float" office:value="397274.46619891498" table:style-name="ce1">
            <text:p>397274.4662</text:p>
          </table:table-cell>
          <table:table-cell office:value-type="float" office:value="46686.853242110403" table:style-name="ce1">
            <text:p>46686.85324</text:p>
          </table:table-cell>
          <table:table-cell office:value-type="float" office:value="11.1155453397082" table:style-name="ce1">
            <text:p>11.11554534</text:p>
          </table:table-cell>
          <table:table-cell office:value-type="float" office:value="85.373293817257405" table:style-name="ce1">
            <text:p>85.37329382</text:p>
          </table:table-cell>
          <table:table-cell office:value-type="float" office:value="11.7517880494072" table:style-name="ce1">
            <text:p>11.751788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D</text:p>
          </table:table-cell>
          <table:table-cell office:value-type="float" office:value="2329512.7151967399" table:style-name="ce1">
            <text:p>2329512.715</text:p>
          </table:table-cell>
          <table:table-cell office:value-type="float" office:value="322623.23342578002" table:style-name="ce1">
            <text:p>322623.2334</text:p>
          </table:table-cell>
          <table:table-cell office:value-type="float" office:value="2033839.22822546" table:style-name="ce1">
            <text:p>2033839.228</text:p>
          </table:table-cell>
          <table:table-cell office:value-type="float" office:value="295454.24940964102" table:style-name="ce1">
            <text:p>295454.2494</text:p>
          </table:table-cell>
          <table:table-cell office:value-type="float" office:value="13.849387098045201" table:style-name="ce1">
            <text:p>13.8493871</text:p>
          </table:table-cell>
          <table:table-cell office:value-type="float" office:value="87.3074963256296" table:style-name="ce1">
            <text:p>87.30749633</text:p>
          </table:table-cell>
          <table:table-cell office:value-type="float" office:value="14.526922546745499" table:style-name="ce1">
            <text:p>14.526922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G</text:p>
          </table:table-cell>
          <table:table-cell office:value-type="float" office:value="340625.64320970501" table:style-name="ce1">
            <text:p>340625.6432</text:p>
          </table:table-cell>
          <table:table-cell office:value-type="float" office:value="124895.24393548899" table:style-name="ce1">
            <text:p>124895.2439</text:p>
          </table:table-cell>
          <table:table-cell office:value-type="float" office:value="308363.29202693701" table:style-name="ce1">
            <text:p>308363.292</text:p>
          </table:table-cell>
          <table:table-cell office:value-type="float" office:value="118010.54913641899" table:style-name="ce1">
            <text:p>118010.5491</text:p>
          </table:table-cell>
          <table:table-cell office:value-type="float" office:value="36.666424394418797" table:style-name="ce1">
            <text:p>36.66642439</text:p>
          </table:table-cell>
          <table:table-cell office:value-type="float" office:value="90.528501941673795" table:style-name="ce1">
            <text:p>90.52850194</text:p>
          </table:table-cell>
          <table:table-cell office:value-type="float" office:value="38.269973173755702" table:style-name="ce1">
            <text:p>38.269973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K</text:p>
          </table:table-cell>
          <table:table-cell office:value-type="float" office:value="252.16893306050801" table:style-name="ce1">
            <text:p>252.1689331</text:p>
          </table:table-cell>
          <table:table-cell office:value-type="float" office:value="60.104389981574002" table:style-name="ce1">
            <text:p>60.10438998</text:p>
          </table:table-cell>
          <table:table-cell office:value-type="float" office:value="107.41660797187301" table:style-name="ce1">
            <text:p>107.416608</text:p>
          </table:table-cell>
          <table:table-cell office:value-type="float" office:value="0.44746497427800003" table:style-name="ce1">
            <text:p>0.447464974</text:p>
          </table:table-cell>
          <table:table-cell office:value-type="float" office:value="23.834970173408301" table:style-name="ce1">
            <text:p>23.83497017</text:p>
          </table:table-cell>
          <table:table-cell office:value-type="float" office:value="42.597082308350103" table:style-name="ce1">
            <text:p>42.59708231</text:p>
          </table:table-cell>
          <table:table-cell office:value-type="float" office:value="0.41656963734618102" table:style-name="ce1">
            <text:p>0.41656963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L</text:p>
          </table:table-cell>
          <table:table-cell office:value-type="float" office:value="1137366.1364263301" table:style-name="ce1">
            <text:p>1137366.136</text:p>
          </table:table-cell>
          <table:table-cell office:value-type="float" office:value="194004.720134503" table:style-name="ce1">
            <text:p>194004.7201</text:p>
          </table:table-cell>
          <table:table-cell office:value-type="float" office:value="1020019.86714862" table:style-name="ce1">
            <text:p>1020019.867</text:p>
          </table:table-cell>
          <table:table-cell office:value-type="float" office:value="186480.17085194201" table:style-name="ce1">
            <text:p>186480.1709</text:p>
          </table:table-cell>
          <table:table-cell office:value-type="float" office:value="17.057367361409099" table:style-name="ce1">
            <text:p>17.05736736</text:p>
          </table:table-cell>
          <table:table-cell office:value-type="float" office:value="89.682630287690898" table:style-name="ce1">
            <text:p>89.68263029</text:p>
          </table:table-cell>
          <table:table-cell office:value-type="float" office:value="18.282013601679399" table:style-name="ce1">
            <text:p>18.282013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</text:p>
          </table:table-cell>
          <table:table-cell office:value-type="float" office:value="1691.31516337422" table:style-name="ce1">
            <text:p>1691.315163</text:p>
          </table:table-cell>
          <table:table-cell office:value-type="float" office:value="569.97025913566995" table:style-name="ce1">
            <text:p>569.9702591</text:p>
          </table:table-cell>
          <table:table-cell office:value-type="float" office:value="1413.93741900904" table:style-name="ce1">
            <text:p>1413.937419</text:p>
          </table:table-cell>
          <table:table-cell office:value-type="float" office:value="504.791529714582" table:style-name="ce1">
            <text:p>504.7915297</text:p>
          </table:table-cell>
          <table:table-cell office:value-type="float" office:value="33.699825525040701" table:style-name="ce1">
            <text:p>33.69982553</text:p>
          </table:table-cell>
          <table:table-cell office:value-type="float" office:value="83.599878344861295" table:style-name="ce1">
            <text:p>83.59987834</text:p>
          </table:table-cell>
          <table:table-cell office:value-type="float" office:value="35.701122477426502" table:style-name="ce1">
            <text:p>35.7011224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PV</text:p>
          </table:table-cell>
          <table:table-cell office:value-type="float" office:value="4125.0643278275602" table:style-name="ce1">
            <text:p>4125.064328</text:p>
          </table:table-cell>
          <table:table-cell office:value-type="float" office:value="119.817950737027" table:style-name="ce1">
            <text:p>119.8179507</text:p>
          </table:table-cell>
          <table:table-cell office:value-type="float" office:value="2131.2312195445202" table:style-name="ce1">
            <text:p>2131.23122</text:p>
          </table:table-cell>
          <table:table-cell office:value-type="float" office:value="44.546539670836999" table:style-name="ce1">
            <text:p>44.54653967</text:p>
          </table:table-cell>
          <table:table-cell office:value-type="float" office:value="2.9046322969738601" table:style-name="ce1">
            <text:p>2.904632297</text:p>
          </table:table-cell>
          <table:table-cell office:value-type="float" office:value="51.665405680277402" table:style-name="ce1">
            <text:p>51.66540568</text:p>
          </table:table-cell>
          <table:table-cell office:value-type="float" office:value="2.0901786376964502" table:style-name="ce1">
            <text:p>2.09017863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I</text:p>
          </table:table-cell>
          <table:table-cell office:value-type="float" office:value="51310.975442371797" table:style-name="ce1">
            <text:p>51310.97544</text:p>
          </table:table-cell>
          <table:table-cell office:value-type="float" office:value="14488.98182755" table:style-name="ce1">
            <text:p>14488.98183</text:p>
          </table:table-cell>
          <table:table-cell office:value-type="float" office:value="45852.176247304502" table:style-name="ce1">
            <text:p>45852.17625</text:p>
          </table:table-cell>
          <table:table-cell office:value-type="float" office:value="13959.118267952301" table:style-name="ce1">
            <text:p>13959.11827</text:p>
          </table:table-cell>
          <table:table-cell office:value-type="float" office:value="28.2375879675545" table:style-name="ce1">
            <text:p>28.23758797</text:p>
          </table:table-cell>
          <table:table-cell office:value-type="float" office:value="89.361341997487202" table:style-name="ce1">
            <text:p>89.361342</text:p>
          </table:table-cell>
          <table:table-cell office:value-type="float" office:value="30.443742065073401" table:style-name="ce1">
            <text:p>30.443742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UB</text:p>
          </table:table-cell>
          <table:table-cell office:value-type="float" office:value="111182.77409490501" table:style-name="ce1">
            <text:p>111182.7741</text:p>
          </table:table-cell>
          <table:table-cell office:value-type="float" office:value="18029.892406164199" table:style-name="ce1">
            <text:p>18029.89241</text:p>
          </table:table-cell>
          <table:table-cell office:value-type="float" office:value="63722.511603020503" table:style-name="ce1">
            <text:p>63722.5116</text:p>
          </table:table-cell>
          <table:table-cell office:value-type="float" office:value="15410.560903627" table:style-name="ce1">
            <text:p>15410.5609</text:p>
          </table:table-cell>
          <table:table-cell office:value-type="float" office:value="16.2164440966135" table:style-name="ce1">
            <text:p>16.2164441</text:p>
          </table:table-cell>
          <table:table-cell office:value-type="float" office:value="57.313295266969597" table:style-name="ce1">
            <text:p>57.31329527</text:p>
          </table:table-cell>
          <table:table-cell office:value-type="float" office:value="24.183856718693001" table:style-name="ce1">
            <text:p>24.1838567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UW</text:p>
          </table:table-cell>
          <table:table-cell office:value-type="float" office:value="448.00395719786701" table:style-name="ce1">
            <text:p>448.0039572</text:p>
          </table:table-cell>
          <table:table-cell office:value-type="float" office:value="71.038806033629001" table:style-name="ce1">
            <text:p>71.03880603</text:p>
          </table:table-cell>
          <table:table-cell office:value-type="float" office:value="319.80306676284903" table:style-name="ce1">
            <text:p>319.8030668</text:p>
          </table:table-cell>
          <table:table-cell office:value-type="float" office:value="59.522998660905003" table:style-name="ce1">
            <text:p>59.52299866</text:p>
          </table:table-cell>
          <table:table-cell office:value-type="float" office:value="15.8567362837498" table:style-name="ce1">
            <text:p>15.85673628</text:p>
          </table:table-cell>
          <table:table-cell office:value-type="float" office:value="71.383982579779698" table:style-name="ce1">
            <text:p>71.38398258</text:p>
          </table:table-cell>
          <table:table-cell office:value-type="float" office:value="18.612391451844498" table:style-name="ce1">
            <text:p>18.6123914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XR</text:p>
          </table:table-cell>
          <table:table-cell office:value-type="float" office:value="141.831098410284" table:style-name="ce1">
            <text:p>141.8310984</text:p>
          </table:table-cell>
          <table:table-cell office:value-type="float" office:value="87.079300781453" table:style-name="ce1">
            <text:p>87.07930078</text:p>
          </table:table-cell>
          <table:table-cell office:value-type="float" office:value="92.684900320176993" table:style-name="ce1">
            <text:p>92.68490032</text:p>
          </table:table-cell>
          <table:table-cell office:value-type="float" office:value="70.541524421689999" table:style-name="ce1">
            <text:p>70.54152442</text:p>
          </table:table-cell>
          <table:table-cell office:value-type="float" office:value="61.396479162526902" table:style-name="ce1">
            <text:p>61.39647916</text:p>
          </table:table-cell>
          <table:table-cell office:value-type="float" office:value="65.348785533664397" table:style-name="ce1">
            <text:p>65.34878553</text:p>
          </table:table-cell>
          <table:table-cell office:value-type="float" office:value="76.108971556323198" table:style-name="ce1">
            <text:p>76.1089715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YM</text:p>
          </table:table-cell>
          <table:table-cell office:value-type="float" office:value="287.95000430000499" table:style-name="ce1">
            <text:p>287.9500043</text:p>
          </table:table-cell>
          <table:table-cell office:value-type="float" office:value="30.771039540686999" table:style-name="ce1">
            <text:p>30.77103954</text:p>
          </table:table-cell>
          <table:table-cell office:value-type="float" office:value="204.97172068973501" table:style-name="ce1">
            <text:p>204.9717207</text:p>
          </table:table-cell>
          <table:table-cell office:value-type="float" office:value="19.292193257733999" table:style-name="ce1">
            <text:p>19.29219326</text:p>
          </table:table-cell>
          <table:table-cell office:value-type="float" office:value="10.6862438205168" table:style-name="ce1">
            <text:p>10.68624382</text:p>
          </table:table-cell>
          <table:table-cell office:value-type="float" office:value="71.183093463746602" table:style-name="ce1">
            <text:p>71.18309346</text:p>
          </table:table-cell>
          <table:table-cell office:value-type="float" office:value="9.4121243617486705" table:style-name="ce1">
            <text:p>9.41212436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YP</text:p>
          </table:table-cell>
          <table:table-cell office:value-type="float" office:value="9316.6256836919292" table:style-name="ce1">
            <text:p>9316.625684</text:p>
          </table:table-cell>
          <table:table-cell office:value-type="float" office:value="3491.6954561187399" table:style-name="ce1">
            <text:p>3491.695456</text:p>
          </table:table-cell>
          <table:table-cell office:value-type="float" office:value="5087.4658588047496" table:style-name="ce1">
            <text:p>5087.465859</text:p>
          </table:table-cell>
          <table:table-cell office:value-type="float" office:value="2415.2328790543602" table:style-name="ce1">
            <text:p>2415.232879</text:p>
          </table:table-cell>
          <table:table-cell office:value-type="float" office:value="37.478112512673903" table:style-name="ce1">
            <text:p>37.47811251</text:p>
          </table:table-cell>
          <table:table-cell office:value-type="float" office:value="54.606313825723298" table:style-name="ce1">
            <text:p>54.60631383</text:p>
          </table:table-cell>
          <table:table-cell office:value-type="float" office:value="47.474183534310697" table:style-name="ce1">
            <text:p>47.4741835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ZE</text:p>
          </table:table-cell>
          <table:table-cell office:value-type="float" office:value="78848.227540295906" table:style-name="ce1">
            <text:p>78848.22754</text:p>
          </table:table-cell>
          <table:table-cell office:value-type="float" office:value="17278.324274863498" table:style-name="ce1">
            <text:p>17278.32427</text:p>
          </table:table-cell>
          <table:table-cell office:value-type="float" office:value="35711.379085091197" table:style-name="ce1">
            <text:p>35711.37909</text:p>
          </table:table-cell>
          <table:table-cell office:value-type="float" office:value="13888.2022499581" table:style-name="ce1">
            <text:p>13888.20225</text:p>
          </table:table-cell>
          <table:table-cell office:value-type="float" office:value="21.913395917534501" table:style-name="ce1">
            <text:p>21.91339592</text:p>
          </table:table-cell>
          <table:table-cell office:value-type="float" office:value="45.291289606783799" table:style-name="ce1">
            <text:p>45.29128961</text:p>
          </table:table-cell>
          <table:table-cell office:value-type="float" office:value="38.890131397238797" table:style-name="ce1">
            <text:p>38.89013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EU</text:p>
          </table:table-cell>
          <table:table-cell office:value-type="float" office:value="357477.909266959" table:style-name="ce1">
            <text:p>357477.9093</text:p>
          </table:table-cell>
          <table:table-cell office:value-type="float" office:value="134984.73486598901" table:style-name="ce1">
            <text:p>134984.7349</text:p>
          </table:table-cell>
          <table:table-cell office:value-type="float" office:value="166353.609144627" table:style-name="ce1">
            <text:p>166353.6091</text:p>
          </table:table-cell>
          <table:table-cell office:value-type="float" office:value="88693.078239510302" table:style-name="ce1">
            <text:p>88693.07824</text:p>
          </table:table-cell>
          <table:table-cell office:value-type="float" office:value="37.7603010890344" table:style-name="ce1">
            <text:p>37.76030109</text:p>
          </table:table-cell>
          <table:table-cell office:value-type="float" office:value="46.535353607094301" table:style-name="ce1">
            <text:p>46.53535361</text:p>
          </table:table-cell>
          <table:table-cell office:value-type="float" office:value="53.315992779213403" table:style-name="ce1">
            <text:p>53.3159927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JI</text:p>
          </table:table-cell>
          <table:table-cell office:value-type="float" office:value="21713.296429872302" table:style-name="ce1">
            <text:p>21713.29643</text:p>
          </table:table-cell>
          <table:table-cell office:value-type="float" office:value="290.92106892804799" table:style-name="ce1">
            <text:p>290.9210689</text:p>
          </table:table-cell>
          <table:table-cell office:value-type="float" office:value="2368.5546495887802" table:style-name="ce1">
            <text:p>2368.55465</text:p>
          </table:table-cell>
          <table:table-cell office:value-type="float" office:value="37.009893722205" table:style-name="ce1">
            <text:p>37.00989372</text:p>
          </table:table-cell>
          <table:table-cell office:value-type="float" office:value="1.33982912206647" table:style-name="ce1">
            <text:p>1.339829122</text:p>
          </table:table-cell>
          <table:table-cell office:value-type="float" office:value="10.908314438752001" table:style-name="ce1">
            <text:p>10.90831444</text:p>
          </table:table-cell>
          <table:table-cell office:value-type="float" office:value="1.5625518173553901" table:style-name="ce1">
            <text:p>1.5625518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JI|ERI</text:p>
          </table:table-cell>
          <table:table-cell office:value-type="float" office:value="0.64895609583400005" table:style-name="ce1">
            <text:p>0.64895609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MA</text:p>
          </table:table-cell>
          <table:table-cell office:value-type="float" office:value="760.79404632181797" table:style-name="ce1">
            <text:p>760.7940463</text:p>
          </table:table-cell>
          <table:table-cell office:value-type="float" office:value="167.887718061318" table:style-name="ce1">
            <text:p>167.8877181</text:p>
          </table:table-cell>
          <table:table-cell office:value-type="float" office:value="697.647926330259" table:style-name="ce1">
            <text:p>697.6479263</text:p>
          </table:table-cell>
          <table:table-cell office:value-type="float" office:value="159.82317609434099" table:style-name="ce1">
            <text:p>159.8231761</text:p>
          </table:table-cell>
          <table:table-cell office:value-type="float" office:value="22.0674332131013" table:style-name="ce1">
            <text:p>22.06743321</text:p>
          </table:table-cell>
          <table:table-cell office:value-type="float" office:value="91.699971852191894" table:style-name="ce1">
            <text:p>91.69997185</text:p>
          </table:table-cell>
          <table:table-cell office:value-type="float" office:value="22.908858474651598" table:style-name="ce1">
            <text:p>22.9088584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NK</text:p>
          </table:table-cell>
          <table:table-cell office:value-type="float" office:value="45075.549041872298" table:style-name="ce1">
            <text:p>45075.54904</text:p>
          </table:table-cell>
          <table:table-cell office:value-type="float" office:value="7703.1162466861697" table:style-name="ce1">
            <text:p>7703.116247</text:p>
          </table:table-cell>
          <table:table-cell office:value-type="float" office:value="8997.9554125642208" table:style-name="ce1">
            <text:p>8997.955413</text:p>
          </table:table-cell>
          <table:table-cell office:value-type="float" office:value="3049.0683970211699" table:style-name="ce1">
            <text:p>3049.068397</text:p>
          </table:table-cell>
          <table:table-cell office:value-type="float" office:value="17.089345355572799" table:style-name="ce1">
            <text:p>17.08934536</text:p>
          </table:table-cell>
          <table:table-cell office:value-type="float" office:value="19.961943013063902" table:style-name="ce1">
            <text:p>19.96194301</text:p>
          </table:table-cell>
          <table:table-cell office:value-type="float" office:value="33.886235897142001" table:style-name="ce1">
            <text:p>33.886235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OM</text:p>
          </table:table-cell>
          <table:table-cell office:value-type="float" office:value="48278.097541252297" table:style-name="ce1">
            <text:p>48278.09754</text:p>
          </table:table-cell>
          <table:table-cell office:value-type="float" office:value="12655.850908489499" table:style-name="ce1">
            <text:p>12655.85091</text:p>
          </table:table-cell>
          <table:table-cell office:value-type="float" office:value="34039.987697681201" table:style-name="ce1">
            <text:p>34039.9877</text:p>
          </table:table-cell>
          <table:table-cell office:value-type="float" office:value="10957.3423314098" table:style-name="ce1">
            <text:p>10957.34233</text:p>
          </table:table-cell>
          <table:table-cell office:value-type="float" office:value="26.214477274452399" table:style-name="ce1">
            <text:p>26.21447727</text:p>
          </table:table-cell>
          <table:table-cell office:value-type="float" office:value="70.5081381232865" table:style-name="ce1">
            <text:p>70.50813812</text:p>
          </table:table-cell>
          <table:table-cell office:value-type="float" office:value="32.1896189526421" table:style-name="ce1">
            <text:p>32.1896189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ZA</text:p>
          </table:table-cell>
          <table:table-cell office:value-type="float" office:value="2308853.1493110699" table:style-name="ce1">
            <text:p>2308853.149</text:p>
          </table:table-cell>
          <table:table-cell office:value-type="float" office:value="107339.951511833" table:style-name="ce1">
            <text:p>107339.9515</text:p>
          </table:table-cell>
          <table:table-cell office:value-type="float" office:value="119928.208071021" table:style-name="ce1">
            <text:p>119928.2081</text:p>
          </table:table-cell>
          <table:table-cell office:value-type="float" office:value="6593.0564144107302" table:style-name="ce1">
            <text:p>6593.056414</text:p>
          </table:table-cell>
          <table:table-cell office:value-type="float" office:value="4.6490592761978702" table:style-name="ce1">
            <text:p>4.649059276</text:p>
          </table:table-cell>
          <table:table-cell office:value-type="float" office:value="5.1942761325814697" table:style-name="ce1">
            <text:p>5.194276133</text:p>
          </table:table-cell>
          <table:table-cell office:value-type="float" office:value="5.4975026480061899" table:style-name="ce1">
            <text:p>5.49750264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CU</text:p>
          </table:table-cell>
          <table:table-cell office:value-type="float" office:value="256234.803659133" table:style-name="ce1">
            <text:p>256234.8037</text:p>
          </table:table-cell>
          <table:table-cell office:value-type="float" office:value="57179.993204467901" table:style-name="ce1">
            <text:p>57179.9932</text:p>
          </table:table-cell>
          <table:table-cell office:value-type="float" office:value="224085.62807705899" table:style-name="ce1">
            <text:p>224085.6281</text:p>
          </table:table-cell>
          <table:table-cell office:value-type="float" office:value="51870.797534559497" table:style-name="ce1">
            <text:p>51870.79753</text:p>
          </table:table-cell>
          <table:table-cell office:value-type="float" office:value="22.3154670590861" table:style-name="ce1">
            <text:p>22.31546706</text:p>
          </table:table-cell>
          <table:table-cell office:value-type="float" office:value="87.453236202509601" table:style-name="ce1">
            <text:p>87.4532362</text:p>
          </table:table-cell>
          <table:table-cell office:value-type="float" office:value="23.147757390635601" table:style-name="ce1">
            <text:p>23.147757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GY</text:p>
          </table:table-cell>
          <table:table-cell office:value-type="float" office:value="980957.62065937405" table:style-name="ce1">
            <text:p>980957.6207</text:p>
          </table:table-cell>
          <table:table-cell office:value-type="float" office:value="110197.13207107699" table:style-name="ce1">
            <text:p>110197.1321</text:p>
          </table:table-cell>
          <table:table-cell office:value-type="float" office:value="23103.3286817601" table:style-name="ce1">
            <text:p>23103.32868</text:p>
          </table:table-cell>
          <table:table-cell office:value-type="float" office:value="2718.1042386079898" table:style-name="ce1">
            <text:p>2718.104239</text:p>
          </table:table-cell>
          <table:table-cell office:value-type="float" office:value="11.2336282169871" table:style-name="ce1">
            <text:p>11.23362822</text:p>
          </table:table-cell>
          <table:table-cell office:value-type="float" office:value="2.35518112048823" table:style-name="ce1">
            <text:p>2.35518112</text:p>
          </table:table-cell>
          <table:table-cell office:value-type="float" office:value="11.764989694986699" table:style-name="ce1">
            <text:p>11.764989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GY|SDN</text:p>
          </table:table-cell>
          <table:table-cell office:value-type="float" office:value="19791.6638792513" table:style-name="ce1">
            <text:p>19791.66388</text:p>
          </table:table-cell>
          <table:table-cell office:value-type="float" office:value="17673.8431491962" table:style-name="ce1">
            <text:p>17673.84315</text:p>
          </table:table-cell>
          <table:table-cell office:value-type="float" office:value="2287.5790933561998" table:style-name="ce1">
            <text:p>2287.579093</text:p>
          </table:table-cell>
          <table:table-cell office:value-type="float" office:value="2278.9332441901902" table:style-name="ce1">
            <text:p>2278.933244</text:p>
          </table:table-cell>
          <table:table-cell office:value-type="float" office:value="89.299430593729298" table:style-name="ce1">
            <text:p>89.29943059</text:p>
          </table:table-cell>
          <table:table-cell office:value-type="float" office:value="11.5582959942766" table:style-name="ce1">
            <text:p>11.55829599</text:p>
          </table:table-cell>
          <table:table-cell office:value-type="float" office:value="99.6220524487603" table:style-name="ce1">
            <text:p>99.6220524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RI</text:p>
          </table:table-cell>
          <table:table-cell office:value-type="float" office:value="121029.232028333" table:style-name="ce1">
            <text:p>121029.232</text:p>
          </table:table-cell>
          <table:table-cell office:value-type="float" office:value="5896.6584373452097" table:style-name="ce1">
            <text:p>5896.658437</text:p>
          </table:table-cell>
          <table:table-cell office:value-type="float" office:value="55174.677491996103" table:style-name="ce1">
            <text:p>55174.67749</text:p>
          </table:table-cell>
          <table:table-cell office:value-type="float" office:value="1891.1757104369001" table:style-name="ce1">
            <text:p>1891.17571</text:p>
          </table:table-cell>
          <table:table-cell office:value-type="float" office:value="4.8720944010987202" table:style-name="ce1">
            <text:p>4.872094401</text:p>
          </table:table-cell>
          <table:table-cell office:value-type="float" office:value="45.587893575231" table:style-name="ce1">
            <text:p>45.58789358</text:p>
          </table:table-cell>
          <table:table-cell office:value-type="float" office:value="3.4276153416777899" table:style-name="ce1">
            <text:p>3.4276153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SH</text:p>
          </table:table-cell>
          <table:table-cell office:value-type="float" office:value="268532.68104832299" table:style-name="ce1">
            <text:p>268532.681</text:p>
          </table:table-cell>
          <table:table-cell office:value-type="float" office:value="551.05195020190297" table:style-name="ce1">
            <text:p>551.0519502</text:p>
          </table:table-cell>
          <table:table-cell office:value-type="float" office:value="196.715211362709" table:style-name="ce1">
            <text:p>196.7152114</text:p>
          </table:table-cell>
          <table:table-cell office:value-type="float" office:value="28.203888165889001" table:style-name="ce1">
            <text:p>28.20388817</text:p>
          </table:table-cell>
          <table:table-cell office:value-type="float" office:value="0.205208523614576" table:style-name="ce1">
            <text:p>0.205208524</text:p>
          </table:table-cell>
          <table:table-cell office:value-type="float" office:value="7.3255594289214201E-2" table:style-name="ce1">
            <text:p>0.073255594</text:p>
          </table:table-cell>
          <table:table-cell office:value-type="float" office:value="14.3374210720725" table:style-name="ce1">
            <text:p>14.337421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SH|MAR</text:p>
          </table:table-cell>
          <table:table-cell office:value-type="float" office:value="678.86288957342299" table:style-name="ce1">
            <text:p>678.8628896</text:p>
          </table:table-cell>
          <table:table-cell office:value-type="float" office:value="64.710314493984001" table:style-name="ce1">
            <text:p>64.71031449</text:p>
          </table:table-cell>
          <table:table-cell office:value-type="float" office:value="1.4377618209330001" table:style-name="ce1">
            <text:p>1.437761821</text:p>
          </table:table-cell>
          <table:table-cell office:value-type="float" office:value="8.7036489556999996E-2" table:style-name="ce1">
            <text:p>0.08703649</text:p>
          </table:table-cell>
          <table:table-cell office:value-type="float" office:value="9.5321626042404493" table:style-name="ce1">
            <text:p>9.532162604</text:p>
          </table:table-cell>
          <table:table-cell office:value-type="float" office:value="0.21178972116688299" table:style-name="ce1">
            <text:p>0.211789721</text:p>
          </table:table-cell>
          <table:table-cell office:value-type="float" office:value="6.0536097349225599" table:style-name="ce1">
            <text:p>6.05360973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SP</text:p>
          </table:table-cell>
          <table:table-cell office:value-type="float" office:value="506287.43392184202" table:style-name="ce1">
            <text:p>506287.4339</text:p>
          </table:table-cell>
          <table:table-cell office:value-type="float" office:value="142499.47964741901" table:style-name="ce1">
            <text:p>142499.4796</text:p>
          </table:table-cell>
          <table:table-cell office:value-type="float" office:value="262841.01355548197" table:style-name="ce1">
            <text:p>262841.0136</text:p>
          </table:table-cell>
          <table:table-cell office:value-type="float" office:value="107247.978857724" table:style-name="ce1">
            <text:p>107247.9789</text:p>
          </table:table-cell>
          <table:table-cell office:value-type="float" office:value="28.145964149965" table:style-name="ce1">
            <text:p>28.14596415</text:p>
          </table:table-cell>
          <table:table-cell office:value-type="float" office:value="51.9153737471703" table:style-name="ce1">
            <text:p>51.91537375</text:p>
          </table:table-cell>
          <table:table-cell office:value-type="float" office:value="40.8033652765859" table:style-name="ce1">
            <text:p>40.803365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SP|MAR</text:p>
          </table:table-cell>
          <table:table-cell office:value-type="float" office:value="4.3427293804089997" table:style-name="ce1">
            <text:p>4.34272938</text:p>
          </table:table-cell>
          <table:table-cell office:value-type="float" office:value="1.012998142741" table:style-name="ce1">
            <text:p>1.012998143</text:p>
          </table:table-cell>
          <table:table-cell table:number-columns-repeated="2" table:style-name="ce1"/>
          <table:table-cell office:value-type="float" office:value="23.326301365009201" table:style-name="ce1">
            <text:p>23.3263013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ST</text:p>
          </table:table-cell>
          <table:table-cell office:value-type="float" office:value="45532.518631579303" table:style-name="ce1">
            <text:p>45532.51863</text:p>
          </table:table-cell>
          <table:table-cell office:value-type="float" office:value="9183.8339376013791" table:style-name="ce1">
            <text:p>9183.833938</text:p>
          </table:table-cell>
          <table:table-cell office:value-type="float" office:value="31658.313856117798" table:style-name="ce1">
            <text:p>31658.31386</text:p>
          </table:table-cell>
          <table:table-cell office:value-type="float" office:value="7602.5228661145602" table:style-name="ce1">
            <text:p>7602.522866</text:p>
          </table:table-cell>
          <table:table-cell office:value-type="float" office:value="20.169835127969101" table:style-name="ce1">
            <text:p>20.16983513</text:p>
          </table:table-cell>
          <table:table-cell office:value-type="float" office:value="69.529019715068003" table:style-name="ce1">
            <text:p>69.52901972</text:p>
          </table:table-cell>
          <table:table-cell office:value-type="float" office:value="24.0143012690659" table:style-name="ce1">
            <text:p>24.014301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TH</text:p>
          </table:table-cell>
          <table:table-cell office:value-type="float" office:value="1129307.68276116" table:style-name="ce1">
            <text:p>1129307.683</text:p>
          </table:table-cell>
          <table:table-cell office:value-type="float" office:value="181004.41588100701" table:style-name="ce1">
            <text:p>181004.4159</text:p>
          </table:table-cell>
          <table:table-cell office:value-type="float" office:value="849933.87013131403" table:style-name="ce1">
            <text:p>849933.8701</text:p>
          </table:table-cell>
          <table:table-cell office:value-type="float" office:value="153739.58203049799" table:style-name="ce1">
            <text:p>153739.582</text:p>
          </table:table-cell>
          <table:table-cell office:value-type="float" office:value="16.027909722393002" table:style-name="ce1">
            <text:p>16.02790972</text:p>
          </table:table-cell>
          <table:table-cell office:value-type="float" office:value="75.261497208025702" table:style-name="ce1">
            <text:p>75.26149721</text:p>
          </table:table-cell>
          <table:table-cell office:value-type="float" office:value="18.088416926689298" table:style-name="ce1">
            <text:p>18.0884169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IN</text:p>
          </table:table-cell>
          <table:table-cell office:value-type="float" office:value="339162.32942159299" table:style-name="ce1">
            <text:p>339162.3294</text:p>
          </table:table-cell>
          <table:table-cell office:value-type="float" office:value="45026.086059085901" table:style-name="ce1">
            <text:p>45026.08606</text:p>
          </table:table-cell>
          <table:table-cell office:value-type="float" office:value="277221.73562287498" table:style-name="ce1">
            <text:p>277221.7356</text:p>
          </table:table-cell>
          <table:table-cell office:value-type="float" office:value="38082.566699451898" table:style-name="ce1">
            <text:p>38082.5667</text:p>
          </table:table-cell>
          <table:table-cell office:value-type="float" office:value="13.275674257773" table:style-name="ce1">
            <text:p>13.27567426</text:p>
          </table:table-cell>
          <table:table-cell office:value-type="float" office:value="81.737183517888994" table:style-name="ce1">
            <text:p>81.73718352</text:p>
          </table:table-cell>
          <table:table-cell office:value-type="float" office:value="13.737222521129601" table:style-name="ce1">
            <text:p>13.7372225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JI</text:p>
          </table:table-cell>
          <table:table-cell office:value-type="float" office:value="19047.6078899116" table:style-name="ce1">
            <text:p>19047.60789</text:p>
          </table:table-cell>
          <table:table-cell office:value-type="float" office:value="1031.8346872459199" table:style-name="ce1">
            <text:p>1031.834687</text:p>
          </table:table-cell>
          <table:table-cell office:value-type="float" office:value="13414.939034278101" table:style-name="ce1">
            <text:p>13414.93903</text:p>
          </table:table-cell>
          <table:table-cell office:value-type="float" office:value="610.27995219643697" table:style-name="ce1">
            <text:p>610.2799522</text:p>
          </table:table-cell>
          <table:table-cell office:value-type="float" office:value="5.4171352812886404" table:style-name="ce1">
            <text:p>5.417135281</text:p>
          </table:table-cell>
          <table:table-cell office:value-type="float" office:value="70.4284711855246" table:style-name="ce1">
            <text:p>70.42847119</text:p>
          </table:table-cell>
          <table:table-cell office:value-type="float" office:value="4.5492562481054701" table:style-name="ce1">
            <text:p>4.54925624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LK</text:p>
          </table:table-cell>
          <table:table-cell office:value-type="float" office:value="11857.475649289299" table:style-name="ce1">
            <text:p>11857.47565</text:p>
          </table:table-cell>
          <table:table-cell office:value-type="float" office:value="54.335328830709997" table:style-name="ce1">
            <text:p>54.33532883</text:p>
          </table:table-cell>
          <table:table-cell office:value-type="float" office:value="11504.5733401711" table:style-name="ce1">
            <text:p>11504.57334</text:p>
          </table:table-cell>
          <table:table-cell office:value-type="float" office:value="51.668550058332997" table:style-name="ce1">
            <text:p>51.66855006</text:p>
          </table:table-cell>
          <table:table-cell office:value-type="float" office:value="0.45823689997598199" table:style-name="ce1">
            <text:p>0.4582369</text:p>
          </table:table-cell>
          <table:table-cell office:value-type="float" office:value="97.023798997728903" table:style-name="ce1">
            <text:p>97.023799</text:p>
          </table:table-cell>
          <table:table-cell office:value-type="float" office:value="0.44911313553819099" table:style-name="ce1">
            <text:p>0.44911313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RA</text:p>
          </table:table-cell>
          <table:table-cell office:value-type="float" office:value="548900.52818016405" table:style-name="ce1">
            <text:p>548900.5282</text:p>
          </table:table-cell>
          <table:table-cell office:value-type="float" office:value="149622.87741660801" table:style-name="ce1">
            <text:p>149622.8774</text:p>
          </table:table-cell>
          <table:table-cell office:value-type="float" office:value="248369.433664349" table:style-name="ce1">
            <text:p>248369.4337</text:p>
          </table:table-cell>
          <table:table-cell office:value-type="float" office:value="101767.28267993301" table:style-name="ce1">
            <text:p>101767.2827</text:p>
          </table:table-cell>
          <table:table-cell office:value-type="float" office:value="27.258650654367301" table:style-name="ce1">
            <text:p>27.25865065</text:p>
          </table:table-cell>
          <table:table-cell office:value-type="float" office:value="45.248532459569297" table:style-name="ce1">
            <text:p>45.24853246</text:p>
          </table:table-cell>
          <table:table-cell office:value-type="float" office:value="40.974157398717402" table:style-name="ce1">
            <text:p>40.974157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RA|MDG</text:p>
          </table:table-cell>
          <table:table-cell office:value-type="float" office:value="4.0033388928680003" table:style-name="ce1">
            <text:p>4.003338893</text:p>
          </table:table-cell>
          <table:table-cell office:value-type="float" office:value="4.0033388928680003" table:style-name="ce1">
            <text:p>4.003338893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FRO</text:p>
          </table:table-cell>
          <table:table-cell office:value-type="float" office:value="1456.0393668104" table:style-name="ce1">
            <text:p>1456.039367</text:p>
          </table:table-cell>
          <table:table-cell office:value-type="float" office:value="33.799054069790003" table:style-name="ce1">
            <text:p>33.79905407</text:p>
          </table:table-cell>
          <table:table-cell office:value-type="float" office:value="1335.7290009165999" table:style-name="ce1">
            <text:p>1335.729001</text:p>
          </table:table-cell>
          <table:table-cell office:value-type="float" office:value="28.117688023460001" table:style-name="ce1">
            <text:p>28.11768802</text:p>
          </table:table-cell>
          <table:table-cell office:value-type="float" office:value="2.3213008411874299" table:style-name="ce1">
            <text:p>2.321300841</text:p>
          </table:table-cell>
          <table:table-cell office:value-type="float" office:value="91.737148827414202" table:style-name="ce1">
            <text:p>91.73714883</text:p>
          </table:table-cell>
          <table:table-cell office:value-type="float" office:value="2.1050443618552199" table:style-name="ce1">
            <text:p>2.10504436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SM</text:p>
          </table:table-cell>
          <table:table-cell office:value-type="float" office:value="813.70562616337202" table:style-name="ce1">
            <text:p>813.7056262</text:p>
          </table:table-cell>
          <table:table-cell office:value-type="float" office:value="0.47096696639500002" table:style-name="ce1">
            <text:p>0.470966966</text:p>
          </table:table-cell>
          <table:table-cell office:value-type="float" office:value="487.42003869033499" table:style-name="ce1">
            <text:p>487.4200387</text:p>
          </table:table-cell>
          <table:table-cell table:style-name="ce1"/>
          <table:table-cell office:value-type="float" office:value="5.7879281063302097E-2" table:style-name="ce1">
            <text:p>0.057879281</text:p>
          </table:table-cell>
          <table:table-cell office:value-type="float" office:value="59.901274246870301" table:style-name="ce1">
            <text:p>59.9012742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AB</text:p>
          </table:table-cell>
          <table:table-cell office:value-type="float" office:value="264543.26238414901" table:style-name="ce1">
            <text:p>264543.2624</text:p>
          </table:table-cell>
          <table:table-cell office:value-type="float" office:value="59924.607142987799" table:style-name="ce1">
            <text:p>59924.60714</text:p>
          </table:table-cell>
          <table:table-cell office:value-type="float" office:value="249476.189773391" table:style-name="ce1">
            <text:p>249476.1898</text:p>
          </table:table-cell>
          <table:table-cell office:value-type="float" office:value="55428.9270217433" table:style-name="ce1">
            <text:p>55428.92702</text:p>
          </table:table-cell>
          <table:table-cell office:value-type="float" office:value="22.652101060117001" table:style-name="ce1">
            <text:p>22.65210106</text:p>
          </table:table-cell>
          <table:table-cell office:value-type="float" office:value="94.304495803458096" table:style-name="ce1">
            <text:p>94.3044958</text:p>
          </table:table-cell>
          <table:table-cell office:value-type="float" office:value="22.218123129141699" table:style-name="ce1">
            <text:p>22.218123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BR</text:p>
          </table:table-cell>
          <table:table-cell office:value-type="float" office:value="245833.80046753201" table:style-name="ce1">
            <text:p>245833.8005</text:p>
          </table:table-cell>
          <table:table-cell office:value-type="float" office:value="70604.443347372202" table:style-name="ce1">
            <text:p>70604.44335</text:p>
          </table:table-cell>
          <table:table-cell office:value-type="float" office:value="158085.03113597701" table:style-name="ce1">
            <text:p>158085.0311</text:p>
          </table:table-cell>
          <table:table-cell office:value-type="float" office:value="57225.647585898201" table:style-name="ce1">
            <text:p>57225.64759</text:p>
          </table:table-cell>
          <table:table-cell office:value-type="float" office:value="28.7203969564377" table:style-name="ce1">
            <text:p>28.72039696</text:p>
          </table:table-cell>
          <table:table-cell office:value-type="float" office:value="64.305653183300194" table:style-name="ce1">
            <text:p>64.30565318</text:p>
          </table:table-cell>
          <table:table-cell office:value-type="float" office:value="36.1992828635845" table:style-name="ce1">
            <text:p>36.199282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EO</text:p>
          </table:table-cell>
          <table:table-cell office:value-type="float" office:value="69778.875420070995" table:style-name="ce1">
            <text:p>69778.87542</text:p>
          </table:table-cell>
          <table:table-cell office:value-type="float" office:value="6492.8994976543499" table:style-name="ce1">
            <text:p>6492.899498</text:p>
          </table:table-cell>
          <table:table-cell office:value-type="float" office:value="50268.760194632603" table:style-name="ce1">
            <text:p>50268.76019</text:p>
          </table:table-cell>
          <table:table-cell office:value-type="float" office:value="5791.0001340523804" table:style-name="ce1">
            <text:p>5791.000134</text:p>
          </table:table-cell>
          <table:table-cell office:value-type="float" office:value="9.3049643729092697" table:style-name="ce1">
            <text:p>9.304964373</text:p>
          </table:table-cell>
          <table:table-cell office:value-type="float" office:value="72.040083609850598" table:style-name="ce1">
            <text:p>72.04008361</text:p>
          </table:table-cell>
          <table:table-cell office:value-type="float" office:value="11.5200775026688" table:style-name="ce1">
            <text:p>11.520077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GY</text:p>
          </table:table-cell>
          <table:table-cell office:value-type="float" office:value="85.189508950749001" table:style-name="ce1">
            <text:p>85.18950895</text:p>
          </table:table-cell>
          <table:table-cell office:value-type="float" office:value="3.3552298493750001" table:style-name="ce1">
            <text:p>3.355229849</text:p>
          </table:table-cell>
          <table:table-cell office:value-type="float" office:value="13.613458204382001" table:style-name="ce1">
            <text:p>13.6134582</text:p>
          </table:table-cell>
          <table:table-cell office:value-type="float" office:value="0.93253941552099995" table:style-name="ce1">
            <text:p>0.932539416</text:p>
          </table:table-cell>
          <table:table-cell office:value-type="float" office:value="3.9385481741827801" table:style-name="ce1">
            <text:p>3.938548174</text:p>
          </table:table-cell>
          <table:table-cell office:value-type="float" office:value="15.980205041741" table:style-name="ce1">
            <text:p>15.98020504</text:p>
          </table:table-cell>
          <table:table-cell office:value-type="float" office:value="6.8501287587662896" table:style-name="ce1">
            <text:p>6.85012875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HA</text:p>
          </table:table-cell>
          <table:table-cell office:value-type="float" office:value="238985.15743942" table:style-name="ce1">
            <text:p>238985.1574</text:p>
          </table:table-cell>
          <table:table-cell office:value-type="float" office:value="35415.679279572701" table:style-name="ce1">
            <text:p>35415.67928</text:p>
          </table:table-cell>
          <table:table-cell office:value-type="float" office:value="125503.38467629001" table:style-name="ce1">
            <text:p>125503.3847</text:p>
          </table:table-cell>
          <table:table-cell office:value-type="float" office:value="27622.823319182698" table:style-name="ce1">
            <text:p>27622.82332</text:p>
          </table:table-cell>
          <table:table-cell office:value-type="float" office:value="14.819196162234601" table:style-name="ce1">
            <text:p>14.81919616</text:p>
          </table:table-cell>
          <table:table-cell office:value-type="float" office:value="52.515137768797899" table:style-name="ce1">
            <text:p>52.51513777</text:p>
          </table:table-cell>
          <table:table-cell office:value-type="float" office:value="22.0096241949411" table:style-name="ce1">
            <text:p>22.009624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IB</text:p>
          </table:table-cell>
          <table:table-cell office:value-type="float" office:value="5.2400978063680004" table:style-name="ce1">
            <text:p>5.240097806</text:p>
          </table:table-cell>
          <table:table-cell office:value-type="float" office:value="2.0807853187849998" table:style-name="ce1">
            <text:p>2.080785319</text:p>
          </table:table-cell>
          <table:table-cell office:value-type="float" office:value="1.3871875333179999" table:style-name="ce1">
            <text:p>1.387187533</text:p>
          </table:table-cell>
          <table:table-cell office:value-type="float" office:value="1.2330436729200001" table:style-name="ce1">
            <text:p>1.233043673</text:p>
          </table:table-cell>
          <table:table-cell office:value-type="float" office:value="39.708902308203797" table:style-name="ce1">
            <text:p>39.70890231</text:p>
          </table:table-cell>
          <table:table-cell office:value-type="float" office:value="26.4725504098841" table:style-name="ce1">
            <text:p>26.47255041</text:p>
          </table:table-cell>
          <table:table-cell office:value-type="float" office:value="88.888030154848295" table:style-name="ce1">
            <text:p>88.888030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IB|ESP</text:p>
          </table:table-cell>
          <table:table-cell office:value-type="float" office:value="1.695547570065" table:style-name="ce1">
            <text:p>1.69554757</text:p>
          </table:table-cell>
          <table:table-cell office:value-type="float" office:value="0.308327911309" table:style-name="ce1">
            <text:p>0.308327911</text:p>
          </table:table-cell>
          <table:table-cell office:value-type="float" office:value="7.7073270077000003E-2" table:style-name="ce1">
            <text:p>0.07707327</text:p>
          </table:table-cell>
          <table:table-cell table:style-name="ce1"/>
          <table:table-cell office:value-type="float" office:value="18.184562719002901" table:style-name="ce1">
            <text:p>18.18456272</text:p>
          </table:table-cell>
          <table:table-cell office:value-type="float" office:value="4.5456271140800402" table:style-name="ce1">
            <text:p>4.54562711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IN</text:p>
          </table:table-cell>
          <table:table-cell office:value-type="float" office:value="244557.77547758399" table:style-name="ce1">
            <text:p>244557.7755</text:p>
          </table:table-cell>
          <table:table-cell office:value-type="float" office:value="85177.773313564103" table:style-name="ce1">
            <text:p>85177.77331</text:p>
          </table:table-cell>
          <table:table-cell office:value-type="float" office:value="208541.083899822" table:style-name="ce1">
            <text:p>208541.0839</text:p>
          </table:table-cell>
          <table:table-cell office:value-type="float" office:value="79631.200074563298" table:style-name="ce1">
            <text:p>79631.20007</text:p>
          </table:table-cell>
          <table:table-cell office:value-type="float" office:value="34.8293049146464" table:style-name="ce1">
            <text:p>34.82930491</text:p>
          </table:table-cell>
          <table:table-cell office:value-type="float" office:value="85.272726860789007" table:style-name="ce1">
            <text:p>85.27272686</text:p>
          </table:table-cell>
          <table:table-cell office:value-type="float" office:value="38.184897951722697" table:style-name="ce1">
            <text:p>38.1848979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LP</text:p>
          </table:table-cell>
          <table:table-cell office:value-type="float" office:value="1670.06484056263" table:style-name="ce1">
            <text:p>1670.064841</text:p>
          </table:table-cell>
          <table:table-cell office:value-type="float" office:value="1223.6083875863101" table:style-name="ce1">
            <text:p>1223.608388</text:p>
          </table:table-cell>
          <table:table-cell office:value-type="float" office:value="1049.2184914101899" table:style-name="ce1">
            <text:p>1049.218491</text:p>
          </table:table-cell>
          <table:table-cell office:value-type="float" office:value="790.60006657010797" table:style-name="ce1">
            <text:p>790.6000666</text:p>
          </table:table-cell>
          <table:table-cell office:value-type="float" office:value="73.267118609244605" table:style-name="ce1">
            <text:p>73.26711861</text:p>
          </table:table-cell>
          <table:table-cell office:value-type="float" office:value="62.8250152884318" table:style-name="ce1">
            <text:p>62.82501529</text:p>
          </table:table-cell>
          <table:table-cell office:value-type="float" office:value="75.351327968639595" table:style-name="ce1">
            <text:p>75.351327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MB</text:p>
          </table:table-cell>
          <table:table-cell office:value-type="float" office:value="10615.336813010599" table:style-name="ce1">
            <text:p>10615.33681</text:p>
          </table:table-cell>
          <table:table-cell office:value-type="float" office:value="843.56200572783405" table:style-name="ce1">
            <text:p>843.5620057</text:p>
          </table:table-cell>
          <table:table-cell office:value-type="float" office:value="3786.7608850892302" table:style-name="ce1">
            <text:p>3786.760885</text:p>
          </table:table-cell>
          <table:table-cell office:value-type="float" office:value="591.51556425989202" table:style-name="ce1">
            <text:p>591.5155643</text:p>
          </table:table-cell>
          <table:table-cell office:value-type="float" office:value="7.9466343893481399" table:style-name="ce1">
            <text:p>7.946634389</text:p>
          </table:table-cell>
          <table:table-cell office:value-type="float" office:value="35.672545787223797" table:style-name="ce1">
            <text:p>35.67254579</text:p>
          </table:table-cell>
          <table:table-cell office:value-type="float" office:value="15.620620953095999" table:style-name="ce1">
            <text:p>15.6206209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NB</text:p>
          </table:table-cell>
          <table:table-cell office:value-type="float" office:value="33938.941128241502" table:style-name="ce1">
            <text:p>33938.94113</text:p>
          </table:table-cell>
          <table:table-cell office:value-type="float" office:value="8927.9069297058595" table:style-name="ce1">
            <text:p>8927.90693</text:p>
          </table:table-cell>
          <table:table-cell office:value-type="float" office:value="26695.516786685901" table:style-name="ce1">
            <text:p>26695.51679</text:p>
          </table:table-cell>
          <table:table-cell office:value-type="float" office:value="7320.8469739850998" table:style-name="ce1">
            <text:p>7320.846974</text:p>
          </table:table-cell>
          <table:table-cell office:value-type="float" office:value="26.3057910262166" table:style-name="ce1">
            <text:p>26.30579103</text:p>
          </table:table-cell>
          <table:table-cell office:value-type="float" office:value="78.657482818377801" table:style-name="ce1">
            <text:p>78.65748282</text:p>
          </table:table-cell>
          <table:table-cell office:value-type="float" office:value="27.4235072221426" table:style-name="ce1">
            <text:p>27.423507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NQ</text:p>
          </table:table-cell>
          <table:table-cell office:value-type="float" office:value="27010.6562973078" table:style-name="ce1">
            <text:p>27010.6563</text:p>
          </table:table-cell>
          <table:table-cell office:value-type="float" office:value="5200.2194944883104" table:style-name="ce1">
            <text:p>5200.219494</text:p>
          </table:table-cell>
          <table:table-cell office:value-type="float" office:value="24161.365242950698" table:style-name="ce1">
            <text:p>24161.36524</text:p>
          </table:table-cell>
          <table:table-cell office:value-type="float" office:value="4882.3330530631501" table:style-name="ce1">
            <text:p>4882.333053</text:p>
          </table:table-cell>
          <table:table-cell office:value-type="float" office:value="19.252473680199401" table:style-name="ce1">
            <text:p>19.25247368</text:p>
          </table:table-cell>
          <table:table-cell office:value-type="float" office:value="89.451233531703807" table:style-name="ce1">
            <text:p>89.45123353</text:p>
          </table:table-cell>
          <table:table-cell office:value-type="float" office:value="20.207190297276799" table:style-name="ce1">
            <text:p>20.20719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RC</text:p>
          </table:table-cell>
          <table:table-cell office:value-type="float" office:value="133177.83544658701" table:style-name="ce1">
            <text:p>133177.8354</text:p>
          </table:table-cell>
          <table:table-cell office:value-type="float" office:value="46920.705325964402" table:style-name="ce1">
            <text:p>46920.70533</text:p>
          </table:table-cell>
          <table:table-cell office:value-type="float" office:value="75299.272401809299" table:style-name="ce1">
            <text:p>75299.2724</text:p>
          </table:table-cell>
          <table:table-cell office:value-type="float" office:value="31483.624261313598" table:style-name="ce1">
            <text:p>31483.62426</text:p>
          </table:table-cell>
          <table:table-cell office:value-type="float" office:value="35.2316173097608" table:style-name="ce1">
            <text:p>35.23161731</text:p>
          </table:table-cell>
          <table:table-cell office:value-type="float" office:value="56.540393639307602" table:style-name="ce1">
            <text:p>56.54039364</text:p>
          </table:table-cell>
          <table:table-cell office:value-type="float" office:value="41.811326002344103" table:style-name="ce1">
            <text:p>41.8113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RD</text:p>
          </table:table-cell>
          <table:table-cell office:value-type="float" office:value="341.73365342142699" table:style-name="ce1">
            <text:p>341.7336534</text:p>
          </table:table-cell>
          <table:table-cell office:value-type="float" office:value="35.494375164038999" table:style-name="ce1">
            <text:p>35.49437516</text:p>
          </table:table-cell>
          <table:table-cell office:value-type="float" office:value="292.03322144014498" table:style-name="ce1">
            <text:p>292.0332214</text:p>
          </table:table-cell>
          <table:table-cell office:value-type="float" office:value="29.175439558141999" table:style-name="ce1">
            <text:p>29.17543956</text:p>
          </table:table-cell>
          <table:table-cell office:value-type="float" office:value="10.3865612323136" table:style-name="ce1">
            <text:p>10.38656123</text:p>
          </table:table-cell>
          <table:table-cell office:value-type="float" office:value="85.456383506955504" table:style-name="ce1">
            <text:p>85.45638351</text:p>
          </table:table-cell>
          <table:table-cell office:value-type="float" office:value="9.9904522554882593" table:style-name="ce1">
            <text:p>9.9904522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RL</text:p>
          </table:table-cell>
          <table:table-cell office:value-type="float" office:value="2165754.5889765499" table:style-name="ce1">
            <text:p>2165754.589</text:p>
          </table:table-cell>
          <table:table-cell office:value-type="float" office:value="901180.68471292104" table:style-name="ce1">
            <text:p>901180.6847</text:p>
          </table:table-cell>
          <table:table-cell office:value-type="float" office:value="2097895.8955727299" table:style-name="ce1">
            <text:p>2097895.896</text:p>
          </table:table-cell>
          <table:table-cell office:value-type="float" office:value="863510.66546285094" table:style-name="ce1">
            <text:p>863510.6655</text:p>
          </table:table-cell>
          <table:table-cell office:value-type="float" office:value="41.610470978560102" table:style-name="ce1">
            <text:p>41.61047098</text:p>
          </table:table-cell>
          <table:table-cell office:value-type="float" office:value="96.866741331210605" table:style-name="ce1">
            <text:p>96.86674133</text:p>
          </table:table-cell>
          <table:table-cell office:value-type="float" office:value="41.160796743305902" table:style-name="ce1">
            <text:p>41.1607967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TM</text:p>
          </table:table-cell>
          <table:table-cell office:value-type="float" office:value="109078.58310475" table:style-name="ce1">
            <text:p>109078.5831</text:p>
          </table:table-cell>
          <table:table-cell office:value-type="float" office:value="21910.262310947001" table:style-name="ce1">
            <text:p>21910.26231</text:p>
          </table:table-cell>
          <table:table-cell office:value-type="float" office:value="91455.281511120702" table:style-name="ce1">
            <text:p>91455.28151</text:p>
          </table:table-cell>
          <table:table-cell office:value-type="float" office:value="18867.553714014401" table:style-name="ce1">
            <text:p>18867.55371</text:p>
          </table:table-cell>
          <table:table-cell office:value-type="float" office:value="20.086676675939501" table:style-name="ce1">
            <text:p>20.08667668</text:p>
          </table:table-cell>
          <table:table-cell office:value-type="float" office:value="83.843481376444998" table:style-name="ce1">
            <text:p>83.84348138</text:p>
          </table:table-cell>
          <table:table-cell office:value-type="float" office:value="20.6303598898442" table:style-name="ce1">
            <text:p>20.6303598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UF</text:p>
          </table:table-cell>
          <table:table-cell office:value-type="float" office:value="82530.688191852096" table:style-name="ce1">
            <text:p>82530.68819</text:p>
          </table:table-cell>
          <table:table-cell office:value-type="float" office:value="42991.401445205898" table:style-name="ce1">
            <text:p>42991.40145</text:p>
          </table:table-cell>
          <table:table-cell office:value-type="float" office:value="81417.297281608102" table:style-name="ce1">
            <text:p>81417.29728</text:p>
          </table:table-cell>
          <table:table-cell office:value-type="float" office:value="42688.616941540902" table:style-name="ce1">
            <text:p>42688.61694</text:p>
          </table:table-cell>
          <table:table-cell office:value-type="float" office:value="52.091412766688002" table:style-name="ce1">
            <text:p>52.09141277</text:p>
          </table:table-cell>
          <table:table-cell office:value-type="float" office:value="98.650937082148303" table:style-name="ce1">
            <text:p>98.65093708</text:p>
          </table:table-cell>
          <table:table-cell office:value-type="float" office:value="52.431876722569797" table:style-name="ce1">
            <text:p>52.4318767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UM</text:p>
          </table:table-cell>
          <table:table-cell office:value-type="float" office:value="558.35048088332201" table:style-name="ce1">
            <text:p>558.3504809</text:p>
          </table:table-cell>
          <table:table-cell office:value-type="float" office:value="16.729226852699" table:style-name="ce1">
            <text:p>16.72922685</text:p>
          </table:table-cell>
          <table:table-cell office:value-type="float" office:value="487.82361350756702" table:style-name="ce1">
            <text:p>487.8236135</text:p>
          </table:table-cell>
          <table:table-cell office:value-type="float" office:value="10.906630922504" table:style-name="ce1">
            <text:p>10.90663092</text:p>
          </table:table-cell>
          <table:table-cell office:value-type="float" office:value="2.99618741730696" table:style-name="ce1">
            <text:p>2.996187417</text:p>
          </table:table-cell>
          <table:table-cell office:value-type="float" office:value="87.368710193608095" table:style-name="ce1">
            <text:p>87.36871019</text:p>
          </table:table-cell>
          <table:table-cell office:value-type="float" office:value="2.2357734682179" table:style-name="ce1">
            <text:p>2.23577346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UY</text:p>
          </table:table-cell>
          <table:table-cell office:value-type="float" office:value="211341.71452837001" table:style-name="ce1">
            <text:p>211341.7145</text:p>
          </table:table-cell>
          <table:table-cell office:value-type="float" office:value="18289.8293626942" table:style-name="ce1">
            <text:p>18289.82936</text:p>
          </table:table-cell>
          <table:table-cell office:value-type="float" office:value="208102.510791307" table:style-name="ce1">
            <text:p>208102.5108</text:p>
          </table:table-cell>
          <table:table-cell office:value-type="float" office:value="18190.0722536086" table:style-name="ce1">
            <text:p>18190.07225</text:p>
          </table:table-cell>
          <table:table-cell office:value-type="float" office:value="8.6541501773607798" table:style-name="ce1">
            <text:p>8.654150177</text:p>
          </table:table-cell>
          <table:table-cell office:value-type="float" office:value="98.467314536416893" table:style-name="ce1">
            <text:p>98.46731454</text:p>
          </table:table-cell>
          <table:table-cell office:value-type="float" office:value="8.7409191674051101" table:style-name="ce1">
            <text:p>8.74091916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KG</text:p>
          </table:table-cell>
          <table:table-cell office:value-type="float" office:value="949.151573224088" table:style-name="ce1">
            <text:p>949.1515732</text:p>
          </table:table-cell>
          <table:table-cell office:value-type="float" office:value="417.53701916945198" table:style-name="ce1">
            <text:p>417.5370192</text:p>
          </table:table-cell>
          <table:table-cell office:value-type="float" office:value="620.79862151269003" table:style-name="ce1">
            <text:p>620.7986215</text:p>
          </table:table-cell>
          <table:table-cell office:value-type="float" office:value="370.54429095538501" table:style-name="ce1">
            <text:p>370.544291</text:p>
          </table:table-cell>
          <table:table-cell office:value-type="float" office:value="43.9905522941039" table:style-name="ce1">
            <text:p>43.99055229</text:p>
          </table:table-cell>
          <table:table-cell office:value-type="float" office:value="65.405635835797497" table:style-name="ce1">
            <text:p>65.40563584</text:p>
          </table:table-cell>
          <table:table-cell office:value-type="float" office:value="59.688323735720601" table:style-name="ce1">
            <text:p>59.6883237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MD</text:p>
          </table:table-cell>
          <table:table-cell office:value-type="float" office:value="391.69235877194802" table:style-name="ce1">
            <text:p>391.6923588</text:p>
          </table:table-cell>
          <table:table-cell office:value-type="float" office:value="391.69235877194802" table:style-name="ce1">
            <text:p>391.6923588</text:p>
          </table:table-cell>
          <table:table-cell office:value-type="float" office:value="337.37049901294898" table:style-name="ce1">
            <text:p>337.370499</text:p>
          </table:table-cell>
          <table:table-cell office:value-type="float" office:value="337.37049901294898" table:style-name="ce1">
            <text:p>337.370499</text:p>
          </table:table-cell>
          <table:table-cell office:value-type="float" office:value="100" table:style-name="ce1">
            <text:p>100</text:p>
          </table:table-cell>
          <table:table-cell office:value-type="float" office:value="86.1314987279018" table:style-name="ce1">
            <text:p>86.13149873</text:p>
          </table:table-cell>
          <table:table-cell office:value-type="float" office:value="100" table:style-name="ce1">
            <text:p>1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ND</text:p>
          </table:table-cell>
          <table:table-cell office:value-type="float" office:value="112351.502124323" table:style-name="ce1">
            <text:p>112351.5021</text:p>
          </table:table-cell>
          <table:table-cell office:value-type="float" office:value="26427.122451527401" table:style-name="ce1">
            <text:p>26427.12245</text:p>
          </table:table-cell>
          <table:table-cell office:value-type="float" office:value="103287.656622583" table:style-name="ce1">
            <text:p>103287.6566</text:p>
          </table:table-cell>
          <table:table-cell office:value-type="float" office:value="25331.161320259798" table:style-name="ce1">
            <text:p>25331.16132</text:p>
          </table:table-cell>
          <table:table-cell office:value-type="float" office:value="23.521823875825199" table:style-name="ce1">
            <text:p>23.52182388</text:p>
          </table:table-cell>
          <table:table-cell office:value-type="float" office:value="91.932599626740398" table:style-name="ce1">
            <text:p>91.93259963</text:p>
          </table:table-cell>
          <table:table-cell office:value-type="float" office:value="24.524867877311699" table:style-name="ce1">
            <text:p>24.5248678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RV</text:p>
          </table:table-cell>
          <table:table-cell office:value-type="float" office:value="56929.268181938598" table:style-name="ce1">
            <text:p>56929.26818</text:p>
          </table:table-cell>
          <table:table-cell office:value-type="float" office:value="21675.319459948099" table:style-name="ce1">
            <text:p>21675.31946</text:p>
          </table:table-cell>
          <table:table-cell office:value-type="float" office:value="31045.608134595899" table:style-name="ce1">
            <text:p>31045.60813</text:p>
          </table:table-cell>
          <table:table-cell office:value-type="float" office:value="15307.9117831438" table:style-name="ce1">
            <text:p>15307.91178</text:p>
          </table:table-cell>
          <table:table-cell office:value-type="float" office:value="38.074122770516901" table:style-name="ce1">
            <text:p>38.07412277</text:p>
          </table:table-cell>
          <table:table-cell office:value-type="float" office:value="54.533650486034901" table:style-name="ce1">
            <text:p>54.53365049</text:p>
          </table:table-cell>
          <table:table-cell office:value-type="float" office:value="49.307817443219498" table:style-name="ce1">
            <text:p>49.307817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TI</text:p>
          </table:table-cell>
          <table:table-cell office:value-type="float" office:value="27225.349645257302" table:style-name="ce1">
            <text:p>27225.34965</text:p>
          </table:table-cell>
          <table:table-cell office:value-type="float" office:value="1960.5675501621299" table:style-name="ce1">
            <text:p>1960.56755</text:p>
          </table:table-cell>
          <table:table-cell office:value-type="float" office:value="22216.010957609298" table:style-name="ce1">
            <text:p>22216.01096</text:p>
          </table:table-cell>
          <table:table-cell office:value-type="float" office:value="1668.5299343240799" table:style-name="ce1">
            <text:p>1668.529934</text:p>
          </table:table-cell>
          <table:table-cell office:value-type="float" office:value="7.2012575621913504" table:style-name="ce1">
            <text:p>7.201257562</text:p>
          </table:table-cell>
          <table:table-cell office:value-type="float" office:value="81.600461507679398" table:style-name="ce1">
            <text:p>81.60046151</text:p>
          </table:table-cell>
          <table:table-cell office:value-type="float" office:value="7.5104839365979199" table:style-name="ce1">
            <text:p>7.51048393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UN</text:p>
          </table:table-cell>
          <table:table-cell office:value-type="float" office:value="93117.257167823394" table:style-name="ce1">
            <text:p>93117.25717</text:p>
          </table:table-cell>
          <table:table-cell office:value-type="float" office:value="21041.487873212998" table:style-name="ce1">
            <text:p>21041.48787</text:p>
          </table:table-cell>
          <table:table-cell office:value-type="float" office:value="24602.498474243599" table:style-name="ce1">
            <text:p>24602.49847</text:p>
          </table:table-cell>
          <table:table-cell office:value-type="float" office:value="12374.6257026075" table:style-name="ce1">
            <text:p>12374.6257</text:p>
          </table:table-cell>
          <table:table-cell office:value-type="float" office:value="22.596765103691101" table:style-name="ce1">
            <text:p>22.5967651</text:p>
          </table:table-cell>
          <table:table-cell office:value-type="float" office:value="26.420987067846099" table:style-name="ce1">
            <text:p>26.42098707</text:p>
          </table:table-cell>
          <table:table-cell office:value-type="float" office:value="50.298248023722302" table:style-name="ce1">
            <text:p>50.298248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DN</text:p>
          </table:table-cell>
          <table:table-cell office:value-type="float" office:value="1894384.4535527499" table:style-name="ce1">
            <text:p>1894384.454</text:p>
          </table:table-cell>
          <table:table-cell office:value-type="float" office:value="230378.60205439999" table:style-name="ce1">
            <text:p>230378.6021</text:p>
          </table:table-cell>
          <table:table-cell office:value-type="float" office:value="1412208.71181695" table:style-name="ce1">
            <text:p>1412208.712</text:p>
          </table:table-cell>
          <table:table-cell office:value-type="float" office:value="212136.03676564599" table:style-name="ce1">
            <text:p>212136.0368</text:p>
          </table:table-cell>
          <table:table-cell office:value-type="float" office:value="12.1611324260155" table:style-name="ce1">
            <text:p>12.16113243</text:p>
          </table:table-cell>
          <table:table-cell office:value-type="float" office:value="74.547102050404007" table:style-name="ce1">
            <text:p>74.54710205</text:p>
          </table:table-cell>
          <table:table-cell office:value-type="float" office:value="15.0215782547263" table:style-name="ce1">
            <text:p>15.021578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MN</text:p>
          </table:table-cell>
          <table:table-cell office:value-type="float" office:value="567.97042545450802" table:style-name="ce1">
            <text:p>567.9704255</text:p>
          </table:table-cell>
          <table:table-cell office:value-type="float" office:value="20.435330935008" table:style-name="ce1">
            <text:p>20.43533094</text:p>
          </table:table-cell>
          <table:table-cell office:value-type="float" office:value="476.44964160391999" table:style-name="ce1">
            <text:p>476.4496416</text:p>
          </table:table-cell>
          <table:table-cell office:value-type="float" office:value="15.406337578062001" table:style-name="ce1">
            <text:p>15.40633758</text:p>
          </table:table-cell>
          <table:table-cell office:value-type="float" office:value="3.5979568687322101" table:style-name="ce1">
            <text:p>3.597956869</text:p>
          </table:table-cell>
          <table:table-cell office:value-type="float" office:value="83.886346938337496" table:style-name="ce1">
            <text:p>83.88634694</text:p>
          </table:table-cell>
          <table:table-cell office:value-type="float" office:value="3.2335710288705699" table:style-name="ce1">
            <text:p>3.2335710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ND</text:p>
          </table:table-cell>
          <table:table-cell office:value-type="float" office:value="2978679.5198315401" table:style-name="ce1">
            <text:p>2978679.52</text:p>
          </table:table-cell>
          <table:table-cell office:value-type="float" office:value="159676.428077886" table:style-name="ce1">
            <text:p>159676.4281</text:p>
          </table:table-cell>
          <table:table-cell office:value-type="float" office:value="887371.96283891203" table:style-name="ce1">
            <text:p>887371.9628</text:p>
          </table:table-cell>
          <table:table-cell office:value-type="float" office:value="102445.28235559299" table:style-name="ce1">
            <text:p>102445.2824</text:p>
          </table:table-cell>
          <table:table-cell office:value-type="float" office:value="5.3606447761428404" table:style-name="ce1">
            <text:p>5.360644776</text:p>
          </table:table-cell>
          <table:table-cell office:value-type="float" office:value="29.7907833632635" table:style-name="ce1">
            <text:p>29.79078336</text:p>
          </table:table-cell>
          <table:table-cell office:value-type="float" office:value="11.5447959419234" table:style-name="ce1">
            <text:p>11.5447959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ND|PAK</text:p>
          </table:table-cell>
          <table:table-cell office:value-type="float" office:value="186032.57812341899" table:style-name="ce1">
            <text:p>186032.5781</text:p>
          </table:table-cell>
          <table:table-cell office:value-type="float" office:value="29283.759972874999" table:style-name="ce1">
            <text:p>29283.75997</text:p>
          </table:table-cell>
          <table:table-cell office:value-type="float" office:value="131658.18261573199" table:style-name="ce1">
            <text:p>131658.1826</text:p>
          </table:table-cell>
          <table:table-cell office:value-type="float" office:value="19036.5265461524" table:style-name="ce1">
            <text:p>19036.52655</text:p>
          </table:table-cell>
          <table:table-cell office:value-type="float" office:value="15.741199884596201" table:style-name="ce1">
            <text:p>15.74119988</text:p>
          </table:table-cell>
          <table:table-cell office:value-type="float" office:value="70.771573422149103" table:style-name="ce1">
            <text:p>70.77157342</text:p>
          </table:table-cell>
          <table:table-cell office:value-type="float" office:value="14.459053108543801" table:style-name="ce1">
            <text:p>14.459053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OT</text:p>
          </table:table-cell>
          <table:table-cell office:value-type="float" office:value="26.587705376355999" table:style-name="ce1">
            <text:p>26.58770538</text:p>
          </table:table-cell>
          <table:table-cell office:value-type="float" office:value="26.587705376355999" table:style-name="ce1">
            <text:p>26.58770538</text:p>
          </table:table-cell>
          <table:table-cell office:value-type="float" office:value="7.3515542407060002" table:style-name="ce1">
            <text:p>7.351554241</text:p>
          </table:table-cell>
          <table:table-cell office:value-type="float" office:value="7.3515542407060002" table:style-name="ce1">
            <text:p>7.351554241</text:p>
          </table:table-cell>
          <table:table-cell office:value-type="float" office:value="100" table:style-name="ce1">
            <text:p>100</text:p>
          </table:table-cell>
          <table:table-cell office:value-type="float" office:value="27.6502019886365" table:style-name="ce1">
            <text:p>27.65020199</text:p>
          </table:table-cell>
          <table:table-cell office:value-type="float" office:value="100" table:style-name="ce1">
            <text:p>1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OT|MUS</text:p>
          </table:table-cell>
          <table:table-cell office:value-type="float" office:value="42.092961696065998" table:style-name="ce1">
            <text:p>42.0929617</text:p>
          </table:table-cell>
          <table:table-cell office:value-type="float" office:value="42.092961696065998" table:style-name="ce1">
            <text:p>42.0929617</text:p>
          </table:table-cell>
          <table:table-cell office:value-type="float" office:value="0.75360495698200003" table:style-name="ce1">
            <text:p>0.753604957</text:p>
          </table:table-cell>
          <table:table-cell office:value-type="float" office:value="0.75360495698200003" table:style-name="ce1">
            <text:p>0.753604957</text:p>
          </table:table-cell>
          <table:table-cell office:value-type="float" office:value="100" table:style-name="ce1">
            <text:p>100</text:p>
          </table:table-cell>
          <table:table-cell office:value-type="float" office:value="1.7903348365539999" table:style-name="ce1">
            <text:p>1.790334837</text:p>
          </table:table-cell>
          <table:table-cell office:value-type="float" office:value="100" table:style-name="ce1">
            <text:p>1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RL</text:p>
          </table:table-cell>
          <table:table-cell office:value-type="float" office:value="70197.367212502097" table:style-name="ce1">
            <text:p>70197.36721</text:p>
          </table:table-cell>
          <table:table-cell office:value-type="float" office:value="10117.513392484399" table:style-name="ce1">
            <text:p>10117.51339</text:p>
          </table:table-cell>
          <table:table-cell office:value-type="float" office:value="61891.971948712999" table:style-name="ce1">
            <text:p>61891.97195</text:p>
          </table:table-cell>
          <table:table-cell office:value-type="float" office:value="8208.2514507302894" table:style-name="ce1">
            <text:p>8208.251451</text:p>
          </table:table-cell>
          <table:table-cell office:value-type="float" office:value="14.4129527847627" table:style-name="ce1">
            <text:p>14.41295278</text:p>
          </table:table-cell>
          <table:table-cell office:value-type="float" office:value="88.168508886313603" table:style-name="ce1">
            <text:p>88.16850889</text:p>
          </table:table-cell>
          <table:table-cell office:value-type="float" office:value="13.262223180628499" table:style-name="ce1">
            <text:p>13.262223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RN</text:p>
          </table:table-cell>
          <table:table-cell office:value-type="float" office:value="1677720.8606008601" table:style-name="ce1">
            <text:p>1677720.861</text:p>
          </table:table-cell>
          <table:table-cell office:value-type="float" office:value="139422.95305177601" table:style-name="ce1">
            <text:p>139422.9531</text:p>
          </table:table-cell>
          <table:table-cell office:value-type="float" office:value="278155.17073769303" table:style-name="ce1">
            <text:p>278155.1707</text:p>
          </table:table-cell>
          <table:table-cell office:value-type="float" office:value="22264.978303502299" table:style-name="ce1">
            <text:p>22264.9783</text:p>
          </table:table-cell>
          <table:table-cell office:value-type="float" office:value="8.3102592526532408" table:style-name="ce1">
            <text:p>8.310259253</text:p>
          </table:table-cell>
          <table:table-cell office:value-type="float" office:value="16.579347451045901" table:style-name="ce1">
            <text:p>16.57934745</text:p>
          </table:table-cell>
          <table:table-cell office:value-type="float" office:value="8.0045171349694897" table:style-name="ce1">
            <text:p>8.00451713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RN|ARE</text:p>
          </table:table-cell>
          <table:table-cell office:value-type="float" office:value="7.4415964575900002" table:style-name="ce1">
            <text:p>7.441596458</text:p>
          </table:table-cell>
          <table:table-cell table:style-name="ce1"/>
          <table:table-cell office:value-type="float" office:value="0.68483691717100004" table:style-name="ce1">
            <text:p>0.684836917</text:p>
          </table:table-cell>
          <table:table-cell table:number-columns-repeated="2" table:style-name="ce1"/>
          <table:table-cell office:value-type="float" office:value="9.2028225539226298" table:style-name="ce1">
            <text:p>9.20282255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RQ</text:p>
          </table:table-cell>
          <table:table-cell office:value-type="float" office:value="435878.16168898699" table:style-name="ce1">
            <text:p>435878.1617</text:p>
          </table:table-cell>
          <table:table-cell office:value-type="float" office:value="6696.6580864628804" table:style-name="ce1">
            <text:p>6696.658086</text:p>
          </table:table-cell>
          <table:table-cell office:value-type="float" office:value="15209.682719316301" table:style-name="ce1">
            <text:p>15209.68272</text:p>
          </table:table-cell>
          <table:table-cell office:value-type="float" office:value="2025.7102382036001" table:style-name="ce1">
            <text:p>2025.710238</text:p>
          </table:table-cell>
          <table:table-cell office:value-type="float" office:value="1.5363600829447299" table:style-name="ce1">
            <text:p>1.536360083</text:p>
          </table:table-cell>
          <table:table-cell office:value-type="float" office:value="3.4894344466307299" table:style-name="ce1">
            <text:p>3.489434447</text:p>
          </table:table-cell>
          <table:table-cell office:value-type="float" office:value="13.318556840314301" table:style-name="ce1">
            <text:p>13.3185568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SL</text:p>
          </table:table-cell>
          <table:table-cell office:value-type="float" office:value="102742.724330215" table:style-name="ce1">
            <text:p>102742.7243</text:p>
          </table:table-cell>
          <table:table-cell office:value-type="float" office:value="20437.4960088765" table:style-name="ce1">
            <text:p>20437.49601</text:p>
          </table:table-cell>
          <table:table-cell office:value-type="float" office:value="79352.898304077899" table:style-name="ce1">
            <text:p>79352.8983</text:p>
          </table:table-cell>
          <table:table-cell office:value-type="float" office:value="14135.2255327682" table:style-name="ce1">
            <text:p>14135.22553</text:p>
          </table:table-cell>
          <table:table-cell office:value-type="float" office:value="19.891915599970201" table:style-name="ce1">
            <text:p>19.8919156</text:p>
          </table:table-cell>
          <table:table-cell office:value-type="float" office:value="77.234567042467603" table:style-name="ce1">
            <text:p>77.23456704</text:p>
          </table:table-cell>
          <table:table-cell office:value-type="float" office:value="17.813118153041501" table:style-name="ce1">
            <text:p>17.813118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SR</text:p>
          </table:table-cell>
          <table:table-cell office:value-type="float" office:value="20777.8078489945" table:style-name="ce1">
            <text:p>20777.80785</text:p>
          </table:table-cell>
          <table:table-cell office:value-type="float" office:value="4965.4552769616203" table:style-name="ce1">
            <text:p>4965.455277</text:p>
          </table:table-cell>
          <table:table-cell office:value-type="float" office:value="2657.2829965179499" table:style-name="ce1">
            <text:p>2657.282997</text:p>
          </table:table-cell>
          <table:table-cell office:value-type="float" office:value="480.63042757645701" table:style-name="ce1">
            <text:p>480.6304276</text:p>
          </table:table-cell>
          <table:table-cell office:value-type="float" office:value="23.897878510807001" table:style-name="ce1">
            <text:p>23.89787851</text:p>
          </table:table-cell>
          <table:table-cell office:value-type="float" office:value="12.7890440407868" table:style-name="ce1">
            <text:p>12.78904404</text:p>
          </table:table-cell>
          <table:table-cell office:value-type="float" office:value="18.0872879631663" table:style-name="ce1">
            <text:p>18.0872879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TA</text:p>
          </table:table-cell>
          <table:table-cell office:value-type="float" office:value="301550.78931381798" table:style-name="ce1">
            <text:p>301550.7893</text:p>
          </table:table-cell>
          <table:table-cell office:value-type="float" office:value="64813.770409852499" table:style-name="ce1">
            <text:p>64813.77041</text:p>
          </table:table-cell>
          <table:table-cell office:value-type="float" office:value="128084.227773558" table:style-name="ce1">
            <text:p>128084.2278</text:p>
          </table:table-cell>
          <table:table-cell office:value-type="float" office:value="44252.278839446903" table:style-name="ce1">
            <text:p>44252.27884</text:p>
          </table:table-cell>
          <table:table-cell office:value-type="float" office:value="21.493483919354698" table:style-name="ce1">
            <text:p>21.49348392</text:p>
          </table:table-cell>
          <table:table-cell office:value-type="float" office:value="42.475175762270403" table:style-name="ce1">
            <text:p>42.47517576</text:p>
          </table:table-cell>
          <table:table-cell office:value-type="float" office:value="34.5493583469787" table:style-name="ce1">
            <text:p>34.5493583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AM</text:p>
          </table:table-cell>
          <table:table-cell office:value-type="float" office:value="11000.299889505501" table:style-name="ce1">
            <text:p>11000.29989</text:p>
          </table:table-cell>
          <table:table-cell office:value-type="float" office:value="1750.19500415527" table:style-name="ce1">
            <text:p>1750.195004</text:p>
          </table:table-cell>
          <table:table-cell office:value-type="float" office:value="9119.0295926617491" table:style-name="ce1">
            <text:p>9119.029593</text:p>
          </table:table-cell>
          <table:table-cell office:value-type="float" office:value="1490.5643359263199" table:style-name="ce1">
            <text:p>1490.564336</text:p>
          </table:table-cell>
          <table:table-cell office:value-type="float" office:value="15.9104299131426" table:style-name="ce1">
            <text:p>15.91042991</text:p>
          </table:table-cell>
          <table:table-cell office:value-type="float" office:value="82.898009002113596" table:style-name="ce1">
            <text:p>82.898009</text:p>
          </table:table-cell>
          <table:table-cell office:value-type="float" office:value="16.345646439460999" table:style-name="ce1">
            <text:p>16.345646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EY</text:p>
          </table:table-cell>
          <table:table-cell office:value-type="float" office:value="125.492916985036" table:style-name="ce1">
            <text:p>125.492917</text:p>
          </table:table-cell>
          <table:table-cell office:value-type="float" office:value="24.578385135626" table:style-name="ce1">
            <text:p>24.57838514</text:p>
          </table:table-cell>
          <table:table-cell office:value-type="float" office:value="6.062973122312" table:style-name="ce1">
            <text:p>6.062973122</text:p>
          </table:table-cell>
          <table:table-cell office:value-type="float" office:value="3.2499000206400002" table:style-name="ce1">
            <text:p>3.249900021</text:p>
          </table:table-cell>
          <table:table-cell office:value-type="float" office:value="19.5854759982643" table:style-name="ce1">
            <text:p>19.585476</text:p>
          </table:table-cell>
          <table:table-cell office:value-type="float" office:value="4.8313269529267204" table:style-name="ce1">
            <text:p>4.831326953</text:p>
          </table:table-cell>
          <table:table-cell office:value-type="float" office:value="53.6024151035773" table:style-name="ce1">
            <text:p>53.60241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OR</text:p>
          </table:table-cell>
          <table:table-cell office:value-type="float" office:value="89072.692851013606" table:style-name="ce1">
            <text:p>89072.69285</text:p>
          </table:table-cell>
          <table:table-cell office:value-type="float" office:value="4002.8032369870598" table:style-name="ce1">
            <text:p>4002.803237</text:p>
          </table:table-cell>
          <table:table-cell office:value-type="float" office:value="1952.7787555586699" table:style-name="ce1">
            <text:p>1952.778756</text:p>
          </table:table-cell>
          <table:table-cell office:value-type="float" office:value="77.846924373891" table:style-name="ce1">
            <text:p>77.84692437</text:p>
          </table:table-cell>
          <table:table-cell office:value-type="float" office:value="4.4938612596818102" table:style-name="ce1">
            <text:p>4.49386126</text:p>
          </table:table-cell>
          <table:table-cell office:value-type="float" office:value="2.1923427854875399" table:style-name="ce1">
            <text:p>2.192342785</text:p>
          </table:table-cell>
          <table:table-cell office:value-type="float" office:value="3.98646923786406" table:style-name="ce1">
            <text:p>3.98646923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PN</text:p>
          </table:table-cell>
          <table:table-cell office:value-type="float" office:value="373414.993124353" table:style-name="ce1">
            <text:p>373414.9931</text:p>
          </table:table-cell>
          <table:table-cell office:value-type="float" office:value="108587.978555205" table:style-name="ce1">
            <text:p>108587.9786</text:p>
          </table:table-cell>
          <table:table-cell office:value-type="float" office:value="268940.93290353997" table:style-name="ce1">
            <text:p>268940.9329</text:p>
          </table:table-cell>
          <table:table-cell office:value-type="float" office:value="85284.610183459401" table:style-name="ce1">
            <text:p>85284.61018</text:p>
          </table:table-cell>
          <table:table-cell office:value-type="float" office:value="29.079705034511999" table:style-name="ce1">
            <text:p>29.07970503</text:p>
          </table:table-cell>
          <table:table-cell office:value-type="float" office:value="72.021996399586996" table:style-name="ce1">
            <text:p>72.0219964</text:p>
          </table:table-cell>
          <table:table-cell office:value-type="float" office:value="31.711279225036499" table:style-name="ce1">
            <text:p>31.711279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PN|KOR</text:p>
          </table:table-cell>
          <table:table-cell office:value-type="float" office:value="0.15194886747700001" table:style-name="ce1">
            <text:p>0.15194886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JPN|RUS</text:p>
          </table:table-cell>
          <table:table-cell office:value-type="float" office:value="5112.4996690227999" table:style-name="ce1">
            <text:p>5112.499669</text:p>
          </table:table-cell>
          <table:table-cell office:value-type="float" office:value="1773.4189023302799" table:style-name="ce1">
            <text:p>1773.418902</text:p>
          </table:table-cell>
          <table:table-cell office:value-type="float" office:value="4645.3022412219498" table:style-name="ce1">
            <text:p>4645.302241</text:p>
          </table:table-cell>
          <table:table-cell office:value-type="float" office:value="1630.1596311283399" table:style-name="ce1">
            <text:p>1630.159631</text:p>
          </table:table-cell>
          <table:table-cell office:value-type="float" office:value="34.687902535732697" table:style-name="ce1">
            <text:p>34.68790254</text:p>
          </table:table-cell>
          <table:table-cell office:value-type="float" office:value="90.861663412290298" table:style-name="ce1">
            <text:p>90.86166341</text:p>
          </table:table-cell>
          <table:table-cell office:value-type="float" office:value="35.092649444044099" table:style-name="ce1">
            <text:p>35.092649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PN|TWN</text:p>
          </table:table-cell>
          <table:table-cell office:value-type="float" office:value="6.9448503389310003" table:style-name="ce1">
            <text:p>6.94485033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AZ</text:p>
          </table:table-cell>
          <table:table-cell office:value-type="float" office:value="2841175.6896031699" table:style-name="ce1">
            <text:p>2841175.69</text:p>
          </table:table-cell>
          <table:table-cell office:value-type="float" office:value="330189.08197575499" table:style-name="ce1">
            <text:p>330189.082</text:p>
          </table:table-cell>
          <table:table-cell office:value-type="float" office:value="1845534.2509882101" table:style-name="ce1">
            <text:p>1845534.251</text:p>
          </table:table-cell>
          <table:table-cell office:value-type="float" office:value="190400.861893183" table:style-name="ce1">
            <text:p>190400.8619</text:p>
          </table:table-cell>
          <table:table-cell office:value-type="float" office:value="11.6215650860322" table:style-name="ce1">
            <text:p>11.62156509</text:p>
          </table:table-cell>
          <table:table-cell office:value-type="float" office:value="64.956709919124407" table:style-name="ce1">
            <text:p>64.95670992</text:p>
          </table:table-cell>
          <table:table-cell office:value-type="float" office:value="10.3168424964874" table:style-name="ce1">
            <text:p>10.31684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EN</text:p>
          </table:table-cell>
          <table:table-cell office:value-type="float" office:value="582629.06969668495" table:style-name="ce1">
            <text:p>582629.0697</text:p>
          </table:table-cell>
          <table:table-cell office:value-type="float" office:value="72641.925989242605" table:style-name="ce1">
            <text:p>72641.92599</text:p>
          </table:table-cell>
          <table:table-cell office:value-type="float" office:value="427570.09189983603" table:style-name="ce1">
            <text:p>427570.0919</text:p>
          </table:table-cell>
          <table:table-cell office:value-type="float" office:value="51614.259524417103" table:style-name="ce1">
            <text:p>51614.25952</text:p>
          </table:table-cell>
          <table:table-cell office:value-type="float" office:value="12.4679542727004" table:style-name="ce1">
            <text:p>12.46795427</text:p>
          </table:table-cell>
          <table:table-cell office:value-type="float" office:value="73.386330023393498" table:style-name="ce1">
            <text:p>73.38633002</text:p>
          </table:table-cell>
          <table:table-cell office:value-type="float" office:value="12.071531779755199" table:style-name="ce1">
            <text:p>12.0715317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EN|SDN</text:p>
          </table:table-cell>
          <table:table-cell office:value-type="float" office:value="3188.0970930154899" table:style-name="ce1">
            <text:p>3188.097093</text:p>
          </table:table-cell>
          <table:table-cell table:style-name="ce1"/>
          <table:table-cell office:value-type="float" office:value="3058.3127868629899" table:style-name="ce1">
            <text:p>3058.312787</text:p>
          </table:table-cell>
          <table:table-cell table:number-columns-repeated="2" table:style-name="ce1"/>
          <table:table-cell office:value-type="float" office:value="95.929098068034904" table:style-name="ce1">
            <text:p>95.9290980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KEN|SOM</text:p>
          </table:table-cell>
          <table:table-cell office:value-type="float" office:value="0.28481653279000002" table:style-name="ce1">
            <text:p>0.28481653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GZ</text:p>
          </table:table-cell>
          <table:table-cell office:value-type="float" office:value="199185.71008437799" table:style-name="ce1">
            <text:p>199185.7101</text:p>
          </table:table-cell>
          <table:table-cell office:value-type="float" office:value="13677.2188037494" table:style-name="ce1">
            <text:p>13677.2188</text:p>
          </table:table-cell>
          <table:table-cell office:value-type="float" office:value="134138.07776155899" table:style-name="ce1">
            <text:p>134138.0778</text:p>
          </table:table-cell>
          <table:table-cell office:value-type="float" office:value="5170.2666091023702" table:style-name="ce1">
            <text:p>5170.266609</text:p>
          </table:table-cell>
          <table:table-cell office:value-type="float" office:value="6.8665662802595202" table:style-name="ce1">
            <text:p>6.86656628</text:p>
          </table:table-cell>
          <table:table-cell office:value-type="float" office:value="67.343223419359106" table:style-name="ce1">
            <text:p>67.34322342</text:p>
          </table:table-cell>
          <table:table-cell office:value-type="float" office:value="3.8544361864890599" table:style-name="ce1">
            <text:p>3.8544361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HM</text:p>
          </table:table-cell>
          <table:table-cell office:value-type="float" office:value="181357.454224127" table:style-name="ce1">
            <text:p>181357.4542</text:p>
          </table:table-cell>
          <table:table-cell office:value-type="float" office:value="71817.275769180298" table:style-name="ce1">
            <text:p>71817.27577</text:p>
          </table:table-cell>
          <table:table-cell office:value-type="float" office:value="103042.74423546701" table:style-name="ce1">
            <text:p>103042.7442</text:p>
          </table:table-cell>
          <table:table-cell office:value-type="float" office:value="66138.958198133201" table:style-name="ce1">
            <text:p>66138.9582</text:p>
          </table:table-cell>
          <table:table-cell office:value-type="float" office:value="39.599847757250998" table:style-name="ce1">
            <text:p>39.59984776</text:p>
          </table:table-cell>
          <table:table-cell office:value-type="float" office:value="56.817484936750397" table:style-name="ce1">
            <text:p>56.81748494</text:p>
          </table:table-cell>
          <table:table-cell office:value-type="float" office:value="64.185944084521296" table:style-name="ce1">
            <text:p>64.185944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IR</text:p>
          </table:table-cell>
          <table:table-cell office:value-type="float" office:value="1024.20498767289" table:style-name="ce1">
            <text:p>1024.204988</text:p>
          </table:table-cell>
          <table:table-cell office:value-type="float" office:value="227.59167229740399" table:style-name="ce1">
            <text:p>227.5916723</text:p>
          </table:table-cell>
          <table:table-cell office:value-type="float" office:value="61.010908998466" table:style-name="ce1">
            <text:p>61.010909</text:p>
          </table:table-cell>
          <table:table-cell office:value-type="float" office:value="22.100398986087999" table:style-name="ce1">
            <text:p>22.10039899</text:p>
          </table:table-cell>
          <table:table-cell office:value-type="float" office:value="22.221300915016801" table:style-name="ce1">
            <text:p>22.22130092</text:p>
          </table:table-cell>
          <table:table-cell office:value-type="float" office:value="5.9569041093120996" table:style-name="ce1">
            <text:p>5.956904109</text:p>
          </table:table-cell>
          <table:table-cell office:value-type="float" office:value="36.223684172028399" table:style-name="ce1">
            <text:p>36.223684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NA</text:p>
          </table:table-cell>
          <table:table-cell office:value-type="float" office:value="269.31930373559999" table:style-name="ce1">
            <text:p>269.3193037</text:p>
          </table:table-cell>
          <table:table-cell office:value-type="float" office:value="61.730198897672999" table:style-name="ce1">
            <text:p>61.7301989</text:p>
          </table:table-cell>
          <table:table-cell office:value-type="float" office:value="189.50668906591201" table:style-name="ce1">
            <text:p>189.5066891</text:p>
          </table:table-cell>
          <table:table-cell office:value-type="float" office:value="41.933293364176997" table:style-name="ce1">
            <text:p>41.93329336</text:p>
          </table:table-cell>
          <table:table-cell office:value-type="float" office:value="22.920822251299001" table:style-name="ce1">
            <text:p>22.92082225</text:p>
          </table:table-cell>
          <table:table-cell office:value-type="float" office:value="70.365059777503802" table:style-name="ce1">
            <text:p>70.36505978</text:p>
          </table:table-cell>
          <table:table-cell office:value-type="float" office:value="22.127605928248901" table:style-name="ce1">
            <text:p>22.1276059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OR</text:p>
          </table:table-cell>
          <table:table-cell office:value-type="float" office:value="99483.022317230803" table:style-name="ce1">
            <text:p>99483.02232</text:p>
          </table:table-cell>
          <table:table-cell office:value-type="float" office:value="17278.053729090199" table:style-name="ce1">
            <text:p>17278.05373</text:p>
          </table:table-cell>
          <table:table-cell office:value-type="float" office:value="49620.581682786797" table:style-name="ce1">
            <text:p>49620.58168</text:p>
          </table:table-cell>
          <table:table-cell office:value-type="float" office:value="12225.956881505999" table:style-name="ce1">
            <text:p>12225.95688</text:p>
          </table:table-cell>
          <table:table-cell office:value-type="float" office:value="17.367841594110399" table:style-name="ce1">
            <text:p>17.36784159</text:p>
          </table:table-cell>
          <table:table-cell office:value-type="float" office:value="49.878442096940901" table:style-name="ce1">
            <text:p>49.8784421</text:p>
          </table:table-cell>
          <table:table-cell office:value-type="float" office:value="24.638882630727299" table:style-name="ce1">
            <text:p>24.638882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WT</text:p>
          </table:table-cell>
          <table:table-cell office:value-type="float" office:value="17410.239862132999" table:style-name="ce1">
            <text:p>17410.23986</text:p>
          </table:table-cell>
          <table:table-cell office:value-type="float" office:value="2969.1521910388901" table:style-name="ce1">
            <text:p>2969.152191</text:p>
          </table:table-cell>
          <table:table-cell office:value-type="float" office:value="263.53580336829202" table:style-name="ce1">
            <text:p>263.5358034</text:p>
          </table:table-cell>
          <table:table-cell office:value-type="float" office:value="108.793788849191" table:style-name="ce1">
            <text:p>108.7937888</text:p>
          </table:table-cell>
          <table:table-cell office:value-type="float" office:value="17.0540567766487" table:style-name="ce1">
            <text:p>17.05405678</text:p>
          </table:table-cell>
          <table:table-cell office:value-type="float" office:value="1.51368278355244" table:style-name="ce1">
            <text:p>1.513682784</text:p>
          </table:table-cell>
          <table:table-cell office:value-type="float" office:value="41.282356119616601" table:style-name="ce1">
            <text:p>41.282356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O</text:p>
          </table:table-cell>
          <table:table-cell office:value-type="float" office:value="230384.16405483999" table:style-name="ce1">
            <text:p>230384.1641</text:p>
          </table:table-cell>
          <table:table-cell office:value-type="float" office:value="42949.159239212699" table:style-name="ce1">
            <text:p>42949.15924</text:p>
          </table:table-cell>
          <table:table-cell office:value-type="float" office:value="195751.124300069" table:style-name="ce1">
            <text:p>195751.1243</text:p>
          </table:table-cell>
          <table:table-cell office:value-type="float" office:value="40689.833704993303" table:style-name="ce1">
            <text:p>40689.8337</text:p>
          </table:table-cell>
          <table:table-cell office:value-type="float" office:value="18.642409479580898" table:style-name="ce1">
            <text:p>18.64240948</text:p>
          </table:table-cell>
          <table:table-cell office:value-type="float" office:value="84.967265481612301" table:style-name="ce1">
            <text:p>84.96726548</text:p>
          </table:table-cell>
          <table:table-cell office:value-type="float" office:value="20.786513411089999" table:style-name="ce1">
            <text:p>20.7865134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BN</text:p>
          </table:table-cell>
          <table:table-cell office:value-type="float" office:value="10230.1647741749" table:style-name="ce1">
            <text:p>10230.16477</text:p>
          </table:table-cell>
          <table:table-cell office:value-type="float" office:value="267.08640332333601" table:style-name="ce1">
            <text:p>267.0864033</text:p>
          </table:table-cell>
          <table:table-cell office:value-type="float" office:value="4322.2399568887904" table:style-name="ce1">
            <text:p>4322.239957</text:p>
          </table:table-cell>
          <table:table-cell office:value-type="float" office:value="108.39442268248401" table:style-name="ce1">
            <text:p>108.3944227</text:p>
          </table:table-cell>
          <table:table-cell office:value-type="float" office:value="2.6107732301396598" table:style-name="ce1">
            <text:p>2.61077323</text:p>
          </table:table-cell>
          <table:table-cell office:value-type="float" office:value="42.249954446480501" table:style-name="ce1">
            <text:p>42.24995445</text:p>
          </table:table-cell>
          <table:table-cell office:value-type="float" office:value="2.5078298235091001" table:style-name="ce1">
            <text:p>2.5078298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BR</text:p>
          </table:table-cell>
          <table:table-cell office:value-type="float" office:value="96051.064837082595" table:style-name="ce1">
            <text:p>96051.06484</text:p>
          </table:table-cell>
          <table:table-cell office:value-type="float" office:value="3891.8260943087598" table:style-name="ce1">
            <text:p>3891.826094</text:p>
          </table:table-cell>
          <table:table-cell office:value-type="float" office:value="47039.886528398303" table:style-name="ce1">
            <text:p>47039.88653</text:p>
          </table:table-cell>
          <table:table-cell office:value-type="float" office:value="3094.1506040411" table:style-name="ce1">
            <text:p>3094.150604</text:p>
          </table:table-cell>
          <table:table-cell office:value-type="float" office:value="4.0518302435375402" table:style-name="ce1">
            <text:p>4.051830244</text:p>
          </table:table-cell>
          <table:table-cell office:value-type="float" office:value="48.9738313762426" table:style-name="ce1">
            <text:p>48.97383138</text:p>
          </table:table-cell>
          <table:table-cell office:value-type="float" office:value="6.5777169810414904" table:style-name="ce1">
            <text:p>6.57771698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BY</text:p>
          </table:table-cell>
          <table:table-cell office:value-type="float" office:value="1621290.5287537" table:style-name="ce1">
            <text:p>1621290.529</text:p>
          </table:table-cell>
          <table:table-cell office:value-type="float" office:value="2650.7723165583402" table:style-name="ce1">
            <text:p>2650.772317</text:p>
          </table:table-cell>
          <table:table-cell office:value-type="float" office:value="41798.027570243699" table:style-name="ce1">
            <text:p>41798.02757</text:p>
          </table:table-cell>
          <table:table-cell office:value-type="float" office:value="867.90911019878399" table:style-name="ce1">
            <text:p>867.9091102</text:p>
          </table:table-cell>
          <table:table-cell office:value-type="float" office:value="0.16349767481809699" table:style-name="ce1">
            <text:p>0.163497675</text:p>
          </table:table-cell>
          <table:table-cell office:value-type="float" office:value="2.5780714084830998" table:style-name="ce1">
            <text:p>2.578071408</text:p>
          </table:table-cell>
          <table:table-cell office:value-type="float" office:value="2.0764355656262001" table:style-name="ce1">
            <text:p>2.0764355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CA</text:p>
          </table:table-cell>
          <table:table-cell office:value-type="float" office:value="618.292155440133" table:style-name="ce1">
            <text:p>618.2921554</text:p>
          </table:table-cell>
          <table:table-cell office:value-type="float" office:value="115.900162894697" table:style-name="ce1">
            <text:p>115.9001629</text:p>
          </table:table-cell>
          <table:table-cell office:value-type="float" office:value="561.45176888591095" table:style-name="ce1">
            <text:p>561.4517689</text:p>
          </table:table-cell>
          <table:table-cell office:value-type="float" office:value="105.286051786977" table:style-name="ce1">
            <text:p>105.2860518</text:p>
          </table:table-cell>
          <table:table-cell office:value-type="float" office:value="18.745209990929499" table:style-name="ce1">
            <text:p>18.74520999</text:p>
          </table:table-cell>
          <table:table-cell office:value-type="float" office:value="90.806872438198695" table:style-name="ce1">
            <text:p>90.80687244</text:p>
          </table:table-cell>
          <table:table-cell office:value-type="float" office:value="18.752465950173399" table:style-name="ce1">
            <text:p>18.7524659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E</text:p>
          </table:table-cell>
          <table:table-cell office:value-type="float" office:value="151.081794076645" table:style-name="ce1">
            <text:p>151.0817941</text:p>
          </table:table-cell>
          <table:table-cell office:value-type="float" office:value="67.245188963800004" table:style-name="ce1">
            <text:p>67.24518896</text:p>
          </table:table-cell>
          <table:table-cell office:value-type="float" office:value="124.413689441561" table:style-name="ce1">
            <text:p>124.4136894</text:p>
          </table:table-cell>
          <table:table-cell office:value-type="float" office:value="65.162661469021003" table:style-name="ce1">
            <text:p>65.16266147</text:p>
          </table:table-cell>
          <table:table-cell office:value-type="float" office:value="44.509127903052303" table:style-name="ce1">
            <text:p>44.5091279</text:p>
          </table:table-cell>
          <table:table-cell office:value-type="float" office:value="82.348565028586407" table:style-name="ce1">
            <text:p>82.34856503</text:p>
          </table:table-cell>
          <table:table-cell office:value-type="float" office:value="52.375797037695698" table:style-name="ce1">
            <text:p>52.375797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KA</text:p>
          </table:table-cell>
          <table:table-cell office:value-type="float" office:value="66196.886384884696" table:style-name="ce1">
            <text:p>66196.88638</text:p>
          </table:table-cell>
          <table:table-cell office:value-type="float" office:value="19765.5378064041" table:style-name="ce1">
            <text:p>19765.53781</text:p>
          </table:table-cell>
          <table:table-cell office:value-type="float" office:value="33387.641922365998" table:style-name="ce1">
            <text:p>33387.64192</text:p>
          </table:table-cell>
          <table:table-cell office:value-type="float" office:value="14415.664527102799" table:style-name="ce1">
            <text:p>14415.66453</text:p>
          </table:table-cell>
          <table:table-cell office:value-type="float" office:value="29.858712223234299" table:style-name="ce1">
            <text:p>29.85871222</text:p>
          </table:table-cell>
          <table:table-cell office:value-type="float" office:value="50.4368766353181" table:style-name="ce1">
            <text:p>50.43687664</text:p>
          </table:table-cell>
          <table:table-cell office:value-type="float" office:value="43.176647696841002" table:style-name="ce1">
            <text:p>43.176647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SO</text:p>
          </table:table-cell>
          <table:table-cell office:value-type="float" office:value="30452.4414688504" table:style-name="ce1">
            <text:p>30452.44147</text:p>
          </table:table-cell>
          <table:table-cell office:value-type="float" office:value="261.46750570564097" table:style-name="ce1">
            <text:p>261.4675057</text:p>
          </table:table-cell>
          <table:table-cell office:value-type="float" office:value="22898.088898918599" table:style-name="ce1">
            <text:p>22898.0889</text:p>
          </table:table-cell>
          <table:table-cell office:value-type="float" office:value="250.11700950648799" table:style-name="ce1">
            <text:p>250.1170095</text:p>
          </table:table-cell>
          <table:table-cell office:value-type="float" office:value="0.85860933670324702" table:style-name="ce1">
            <text:p>0.858609337</text:p>
          </table:table-cell>
          <table:table-cell office:value-type="float" office:value="75.192949380892401" table:style-name="ce1">
            <text:p>75.19294938</text:p>
          </table:table-cell>
          <table:table-cell office:value-type="float" office:value="1.09230517276182" table:style-name="ce1">
            <text:p>1.09230517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TU</text:p>
          </table:table-cell>
          <table:table-cell office:value-type="float" office:value="64953.943539444801" table:style-name="ce1">
            <text:p>64953.94354</text:p>
          </table:table-cell>
          <table:table-cell office:value-type="float" office:value="11045.237074573" table:style-name="ce1">
            <text:p>11045.23707</text:p>
          </table:table-cell>
          <table:table-cell office:value-type="float" office:value="26107.600477017899" table:style-name="ce1">
            <text:p>26107.60048</text:p>
          </table:table-cell>
          <table:table-cell office:value-type="float" office:value="7840.44988468887" table:style-name="ce1">
            <text:p>7840.449885</text:p>
          </table:table-cell>
          <table:table-cell office:value-type="float" office:value="17.004721303588699" table:style-name="ce1">
            <text:p>17.0047213</text:p>
          </table:table-cell>
          <table:table-cell office:value-type="float" office:value="40.194019107036198" table:style-name="ce1">
            <text:p>40.19401911</text:p>
          </table:table-cell>
          <table:table-cell office:value-type="float" office:value="30.0312925793034" table:style-name="ce1">
            <text:p>30.0312925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X</text:p>
          </table:table-cell>
          <table:table-cell office:value-type="float" office:value="2621.6898824566701" table:style-name="ce1">
            <text:p>2621.689882</text:p>
          </table:table-cell>
          <table:table-cell office:value-type="float" office:value="1339.2891997193401" table:style-name="ce1">
            <text:p>1339.2892</text:p>
          </table:table-cell>
          <table:table-cell office:value-type="float" office:value="1525.92506982692" table:style-name="ce1">
            <text:p>1525.92507</text:p>
          </table:table-cell>
          <table:table-cell office:value-type="float" office:value="908.01403807147904" table:style-name="ce1">
            <text:p>908.0140381</text:p>
          </table:table-cell>
          <table:table-cell office:value-type="float" office:value="51.084958929785699" table:style-name="ce1">
            <text:p>51.08495893</text:p>
          </table:table-cell>
          <table:table-cell office:value-type="float" office:value="58.203873770037497" table:style-name="ce1">
            <text:p>58.20387377</text:p>
          </table:table-cell>
          <table:table-cell office:value-type="float" office:value="59.505807724521397" table:style-name="ce1">
            <text:p>59.5058077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VA</text:p>
          </table:table-cell>
          <table:table-cell office:value-type="float" office:value="64635.218317905099" table:style-name="ce1">
            <text:p>64635.21832</text:p>
          </table:table-cell>
          <table:table-cell office:value-type="float" office:value="11743.1574856565" table:style-name="ce1">
            <text:p>11743.15749</text:p>
          </table:table-cell>
          <table:table-cell office:value-type="float" office:value="43958.6667554858" table:style-name="ce1">
            <text:p>43958.66676</text:p>
          </table:table-cell>
          <table:table-cell office:value-type="float" office:value="9076.4175028432292" table:style-name="ce1">
            <text:p>9076.417503</text:p>
          </table:table-cell>
          <table:table-cell office:value-type="float" office:value="18.168357423809301" table:style-name="ce1">
            <text:p>18.16835742</text:p>
          </table:table-cell>
          <table:table-cell office:value-type="float" office:value="68.010394177485793" table:style-name="ce1">
            <text:p>68.01039418</text:p>
          </table:table-cell>
          <table:table-cell office:value-type="float" office:value="20.647617802718202" table:style-name="ce1">
            <text:p>20.647617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C</text:p>
          </table:table-cell>
          <table:table-cell office:value-type="float" office:value="12.16176390793" table:style-name="ce1">
            <text:p>12.16176391</text:p>
          </table:table-cell>
          <table:table-cell table:style-name="ce1"/>
          <table:table-cell office:value-type="float" office:value="1.586658901744" table:style-name="ce1">
            <text:p>1.586658902</text:p>
          </table:table-cell>
          <table:table-cell table:number-columns-repeated="2" table:style-name="ce1"/>
          <table:table-cell office:value-type="float" office:value="13.046289286288699" table:style-name="ce1">
            <text:p>13.0462892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AF</text:p>
          </table:table-cell>
          <table:table-cell office:value-type="float" office:value="54.965565983448997" table:style-name="ce1">
            <text:p>54.96556598</text:p>
          </table:table-cell>
          <table:table-cell office:value-type="float" office:value="10.215138259470001" table:style-name="ce1">
            <text:p>10.21513826</text:p>
          </table:table-cell>
          <table:table-cell office:value-type="float" office:value="32.544449410833003" table:style-name="ce1">
            <text:p>32.54444941</text:p>
          </table:table-cell>
          <table:table-cell office:value-type="float" office:value="1.9887736458980001" table:style-name="ce1">
            <text:p>1.988773646</text:p>
          </table:table-cell>
          <table:table-cell office:value-type="float" office:value="18.5846139791337" table:style-name="ce1">
            <text:p>18.58461398</text:p>
          </table:table-cell>
          <table:table-cell office:value-type="float" office:value="59.208795231241098" table:style-name="ce1">
            <text:p>59.20879523</text:p>
          </table:table-cell>
          <table:table-cell office:value-type="float" office:value="6.1109457431349297" table:style-name="ce1">
            <text:p>6.11094574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R</text:p>
          </table:table-cell>
          <table:table-cell office:value-type="float" office:value="414459.233572167" table:style-name="ce1">
            <text:p>414459.2336</text:p>
          </table:table-cell>
          <table:table-cell office:value-type="float" office:value="17330.672969206898" table:style-name="ce1">
            <text:p>17330.67297</text:p>
          </table:table-cell>
          <table:table-cell office:value-type="float" office:value="142311.707083274" table:style-name="ce1">
            <text:p>142311.7071</text:p>
          </table:table-cell>
          <table:table-cell office:value-type="float" office:value="6387.77749046194" table:style-name="ce1">
            <text:p>6387.77749</text:p>
          </table:table-cell>
          <table:table-cell office:value-type="float" office:value="4.18151450501807" table:style-name="ce1">
            <text:p>4.181514505</text:p>
          </table:table-cell>
          <table:table-cell office:value-type="float" office:value="34.336720129675697" table:style-name="ce1">
            <text:p>34.33672013</text:p>
          </table:table-cell>
          <table:table-cell office:value-type="float" office:value="4.4885818752241597" table:style-name="ce1">
            <text:p>4.48858187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CO</text:p>
          </table:table-cell>
          <table:table-cell office:value-type="float" office:value="10.564478025485" table:style-name="ce1">
            <text:p>10.56447803</text:p>
          </table:table-cell>
          <table:table-cell office:value-type="float" office:value="2.8999580363450002" table:style-name="ce1">
            <text:p>2.899958036</text:p>
          </table:table-cell>
          <table:table-cell office:value-type="float" office:value="1.0356765027449999" table:style-name="ce1">
            <text:p>1.035676503</text:p>
          </table:table-cell>
          <table:table-cell office:value-type="float" office:value="0.207163102663" table:style-name="ce1">
            <text:p>0.207163103</text:p>
          </table:table-cell>
          <table:table-cell office:value-type="float" office:value="27.450083471699699" table:style-name="ce1">
            <text:p>27.45008347</text:p>
          </table:table-cell>
          <table:table-cell office:value-type="float" office:value="9.8033854606598396" table:style-name="ce1">
            <text:p>9.803385461</text:p>
          </table:table-cell>
          <table:table-cell office:value-type="float" office:value="20.00268443997" table:style-name="ce1">
            <text:p>20.002684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DA</text:p>
          </table:table-cell>
          <table:table-cell office:value-type="float" office:value="33798.2024977865" table:style-name="ce1">
            <text:p>33798.2025</text:p>
          </table:table-cell>
          <table:table-cell office:value-type="float" office:value="1230.5017816698901" table:style-name="ce1">
            <text:p>1230.501782</text:p>
          </table:table-cell>
          <table:table-cell office:value-type="float" office:value="2760.6339375524099" table:style-name="ce1">
            <text:p>2760.633938</text:p>
          </table:table-cell>
          <table:table-cell office:value-type="float" office:value="254.516931783111" table:style-name="ce1">
            <text:p>254.5169318</text:p>
          </table:table-cell>
          <table:table-cell office:value-type="float" office:value="3.64073143165077" table:style-name="ce1">
            <text:p>3.640731432</text:p>
          </table:table-cell>
          <table:table-cell office:value-type="float" office:value="8.1679904063927893" table:style-name="ce1">
            <text:p>8.167990406</text:p>
          </table:table-cell>
          <table:table-cell office:value-type="float" office:value="9.2195103566960697" table:style-name="ce1">
            <text:p>9.21951035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DG</text:p>
          </table:table-cell>
          <table:table-cell office:value-type="float" office:value="591628.64624092099" table:style-name="ce1">
            <text:p>591628.6462</text:p>
          </table:table-cell>
          <table:table-cell office:value-type="float" office:value="44297.259741249203" table:style-name="ce1">
            <text:p>44297.25974</text:p>
          </table:table-cell>
          <table:table-cell office:value-type="float" office:value="548973.51929270697" table:style-name="ce1">
            <text:p>548973.5193</text:p>
          </table:table-cell>
          <table:table-cell office:value-type="float" office:value="40816.165470581604" table:style-name="ce1">
            <text:p>40816.16547</text:p>
          </table:table-cell>
          <table:table-cell office:value-type="float" office:value="7.4873419369910996" table:style-name="ce1">
            <text:p>7.487341937</text:p>
          </table:table-cell>
          <table:table-cell office:value-type="float" office:value="92.790219469723795" table:style-name="ce1">
            <text:p>92.79021947</text:p>
          </table:table-cell>
          <table:table-cell office:value-type="float" office:value="7.4349971421515599" table:style-name="ce1">
            <text:p>7.4349971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DV</text:p>
          </table:table-cell>
          <table:table-cell office:value-type="float" office:value="304.63667334109601" table:style-name="ce1">
            <text:p>304.6366733</text:p>
          </table:table-cell>
          <table:table-cell office:value-type="float" office:value="7.6661357213050003" table:style-name="ce1">
            <text:p>7.666135721</text:p>
          </table:table-cell>
          <table:table-cell office:value-type="float" office:value="4.3510708682260004" table:style-name="ce1">
            <text:p>4.351070868</text:p>
          </table:table-cell>
          <table:table-cell office:value-type="float" office:value="0.66042515220499998" table:style-name="ce1">
            <text:p>0.660425152</text:p>
          </table:table-cell>
          <table:table-cell office:value-type="float" office:value="2.5164848464325802" table:style-name="ce1">
            <text:p>2.516484846</text:p>
          </table:table-cell>
          <table:table-cell office:value-type="float" office:value="1.4282820320041301" table:style-name="ce1">
            <text:p>1.428282032</text:p>
          </table:table-cell>
          <table:table-cell office:value-type="float" office:value="15.1784508275377" table:style-name="ce1">
            <text:p>15.1784508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X</text:p>
          </table:table-cell>
          <table:table-cell office:value-type="float" office:value="1956876.63638076" table:style-name="ce1">
            <text:p>1956876.636</text:p>
          </table:table-cell>
          <table:table-cell office:value-type="float" office:value="283385.44420948799" table:style-name="ce1">
            <text:p>283385.4442</text:p>
          </table:table-cell>
          <table:table-cell office:value-type="float" office:value="1606059.89158218" table:style-name="ce1">
            <text:p>1606059.892</text:p>
          </table:table-cell>
          <table:table-cell office:value-type="float" office:value="246378.90205326999" table:style-name="ce1">
            <text:p>246378.9021</text:p>
          </table:table-cell>
          <table:table-cell office:value-type="float" office:value="14.481518095775799" table:style-name="ce1">
            <text:p>14.4815181</text:p>
          </table:table-cell>
          <table:table-cell office:value-type="float" office:value="82.072618259298395" table:style-name="ce1">
            <text:p>82.07261826</text:p>
          </table:table-cell>
          <table:table-cell office:value-type="float" office:value="15.340579971183701" table:style-name="ce1">
            <text:p>15.340579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HL</text:p>
          </table:table-cell>
          <table:table-cell office:value-type="float" office:value="281.50330314224101" table:style-name="ce1">
            <text:p>281.5033031</text:p>
          </table:table-cell>
          <table:table-cell office:value-type="float" office:value="34.010835334150997" table:style-name="ce1">
            <text:p>34.01083533</text:p>
          </table:table-cell>
          <table:table-cell office:value-type="float" office:value="10.037532586032" table:style-name="ce1">
            <text:p>10.03753259</text:p>
          </table:table-cell>
          <table:table-cell office:value-type="float" office:value="0.94454879883300003" table:style-name="ce1">
            <text:p>0.944548799</text:p>
          </table:table-cell>
          <table:table-cell office:value-type="float" office:value="12.081860125444299" table:style-name="ce1">
            <text:p>12.08186013</text:p>
          </table:table-cell>
          <table:table-cell office:value-type="float" office:value="3.5656890963585299" table:style-name="ce1">
            <text:p>3.565689096</text:p>
          </table:table-cell>
          <table:table-cell office:value-type="float" office:value="9.4101691898605893" table:style-name="ce1">
            <text:p>9.410169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KD</text:p>
          </table:table-cell>
          <table:table-cell office:value-type="float" office:value="25421.994063678401" table:style-name="ce1">
            <text:p>25421.99406</text:p>
          </table:table-cell>
          <table:table-cell office:value-type="float" office:value="2687.0560665381199" table:style-name="ce1">
            <text:p>2687.056067</text:p>
          </table:table-cell>
          <table:table-cell office:value-type="float" office:value="16420.801797931799" table:style-name="ce1">
            <text:p>16420.8018</text:p>
          </table:table-cell>
          <table:table-cell office:value-type="float" office:value="1919.2195180122801" table:style-name="ce1">
            <text:p>1919.219518</text:p>
          </table:table-cell>
          <table:table-cell office:value-type="float" office:value="10.569808410022601" table:style-name="ce1">
            <text:p>10.56980841</text:p>
          </table:table-cell>
          <table:table-cell office:value-type="float" office:value="64.592894470827503" table:style-name="ce1">
            <text:p>64.59289447</text:p>
          </table:table-cell>
          <table:table-cell office:value-type="float" office:value="11.6877332887241" table:style-name="ce1">
            <text:p>11.687733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LI</text:p>
          </table:table-cell>
          <table:table-cell office:value-type="float" office:value="1251413.30334288" table:style-name="ce1">
            <text:p>1251413.303</text:p>
          </table:table-cell>
          <table:table-cell office:value-type="float" office:value="95148.822956896503" table:style-name="ce1">
            <text:p>95148.82296</text:p>
          </table:table-cell>
          <table:table-cell office:value-type="float" office:value="323508.62338479201" table:style-name="ce1">
            <text:p>323508.6234</text:p>
          </table:table-cell>
          <table:table-cell office:value-type="float" office:value="57721.213827253101" table:style-name="ce1">
            <text:p>57721.21383</text:p>
          </table:table-cell>
          <table:table-cell office:value-type="float" office:value="7.60330921069216" table:style-name="ce1">
            <text:p>7.603309211</text:p>
          </table:table-cell>
          <table:table-cell office:value-type="float" office:value="25.8514611056641" table:style-name="ce1">
            <text:p>25.85146111</text:p>
          </table:table-cell>
          <table:table-cell office:value-type="float" office:value="17.8422489092655" table:style-name="ce1">
            <text:p>17.8422489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LT</text:p>
          </table:table-cell>
          <table:table-cell office:value-type="float" office:value="325.29730740552702" table:style-name="ce1">
            <text:p>325.2973074</text:p>
          </table:table-cell>
          <table:table-cell office:value-type="float" office:value="101.687269365437" table:style-name="ce1">
            <text:p>101.6872694</text:p>
          </table:table-cell>
          <table:table-cell office:value-type="float" office:value="12.748709809607" table:style-name="ce1">
            <text:p>12.74870981</text:p>
          </table:table-cell>
          <table:table-cell office:value-type="float" office:value="6.0281471094150003" table:style-name="ce1">
            <text:p>6.028147109</text:p>
          </table:table-cell>
          <table:table-cell office:value-type="float" office:value="31.259794363643501" table:style-name="ce1">
            <text:p>31.25979436</text:p>
          </table:table-cell>
          <table:table-cell office:value-type="float" office:value="3.9190947847945199" table:style-name="ce1">
            <text:p>3.919094785</text:p>
          </table:table-cell>
          <table:table-cell office:value-type="float" office:value="47.284369943634502" table:style-name="ce1">
            <text:p>47.2843699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MR</text:p>
          </table:table-cell>
          <table:table-cell office:value-type="float" office:value="669178.90585843602" table:style-name="ce1">
            <text:p>669178.9059</text:p>
          </table:table-cell>
          <table:table-cell office:value-type="float" office:value="44009.381409497699" table:style-name="ce1">
            <text:p>44009.38141</text:p>
          </table:table-cell>
          <table:table-cell office:value-type="float" office:value="465792.55484280997" table:style-name="ce1">
            <text:p>465792.5548</text:p>
          </table:table-cell>
          <table:table-cell office:value-type="float" office:value="41963.515902729101" table:style-name="ce1">
            <text:p>41963.5159</text:p>
          </table:table-cell>
          <table:table-cell office:value-type="float" office:value="6.5766241320834196" table:style-name="ce1">
            <text:p>6.576624132</text:p>
          </table:table-cell>
          <table:table-cell office:value-type="float" office:value="69.606580656525907" table:style-name="ce1">
            <text:p>69.60658066</text:p>
          </table:table-cell>
          <table:table-cell office:value-type="float" office:value="9.0090568143345404" table:style-name="ce1">
            <text:p>9.0090568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NE</text:p>
          </table:table-cell>
          <table:table-cell office:value-type="float" office:value="13799.240140420099" table:style-name="ce1">
            <text:p>13799.24014</text:p>
          </table:table-cell>
          <table:table-cell office:value-type="float" office:value="1869.98048572215" table:style-name="ce1">
            <text:p>1869.980486</text:p>
          </table:table-cell>
          <table:table-cell office:value-type="float" office:value="10965.847366492901" table:style-name="ce1">
            <text:p>10965.84737</text:p>
          </table:table-cell>
          <table:table-cell office:value-type="float" office:value="1295.5083849380701" table:style-name="ce1">
            <text:p>1295.508385</text:p>
          </table:table-cell>
          <table:table-cell office:value-type="float" office:value="13.551329397078099" table:style-name="ce1">
            <text:p>13.5513294</text:p>
          </table:table-cell>
          <table:table-cell office:value-type="float" office:value="79.467037712984506" table:style-name="ce1">
            <text:p>79.46703771</text:p>
          </table:table-cell>
          <table:table-cell office:value-type="float" office:value="11.8140289723218" table:style-name="ce1">
            <text:p>11.814028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NG</text:p>
          </table:table-cell>
          <table:table-cell office:value-type="float" office:value="1564554.83254747" table:style-name="ce1">
            <text:p>1564554.833</text:p>
          </table:table-cell>
          <table:table-cell office:value-type="float" office:value="308290.89711341698" table:style-name="ce1">
            <text:p>308290.8971</text:p>
          </table:table-cell>
          <table:table-cell office:value-type="float" office:value="806835.988821593" table:style-name="ce1">
            <text:p>806835.9888</text:p>
          </table:table-cell>
          <table:table-cell office:value-type="float" office:value="139214.52810187" table:style-name="ce1">
            <text:p>139214.5281</text:p>
          </table:table-cell>
          <table:table-cell office:value-type="float" office:value="19.704703900434399" table:style-name="ce1">
            <text:p>19.7047039</text:p>
          </table:table-cell>
          <table:table-cell office:value-type="float" office:value="51.569684362411898" table:style-name="ce1">
            <text:p>51.56968436</text:p>
          </table:table-cell>
          <table:table-cell office:value-type="float" office:value="17.254377597260699" table:style-name="ce1">
            <text:p>17.254377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NP</text:p>
          </table:table-cell>
          <table:table-cell office:value-type="float" office:value="499.09932602751599" table:style-name="ce1">
            <text:p>499.099326</text:p>
          </table:table-cell>
          <table:table-cell office:value-type="float" office:value="38.999497945226999" table:style-name="ce1">
            <text:p>38.99949795</text:p>
          </table:table-cell>
          <table:table-cell office:value-type="float" office:value="201.07541069444201" table:style-name="ce1">
            <text:p>201.0754107</text:p>
          </table:table-cell>
          <table:table-cell office:value-type="float" office:value="20.959147550223999" table:style-name="ce1">
            <text:p>20.95914755</text:p>
          </table:table-cell>
          <table:table-cell office:value-type="float" office:value="7.8139752773532898" table:style-name="ce1">
            <text:p>7.813975277</text:p>
          </table:table-cell>
          <table:table-cell office:value-type="float" office:value="40.287654222028799" table:style-name="ce1">
            <text:p>40.28765422</text:p>
          </table:table-cell>
          <table:table-cell office:value-type="float" office:value="10.4235259188772" table:style-name="ce1">
            <text:p>10.4235259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OZ</text:p>
          </table:table-cell>
          <table:table-cell office:value-type="float" office:value="786677.82025775104" table:style-name="ce1">
            <text:p>786677.8203</text:p>
          </table:table-cell>
          <table:table-cell office:value-type="float" office:value="231662.72847450699" table:style-name="ce1">
            <text:p>231662.7285</text:p>
          </table:table-cell>
          <table:table-cell office:value-type="float" office:value="660301.85631652002" table:style-name="ce1">
            <text:p>660301.8563</text:p>
          </table:table-cell>
          <table:table-cell office:value-type="float" office:value="209366.43429947301" table:style-name="ce1">
            <text:p>209366.4343</text:p>
          </table:table-cell>
          <table:table-cell office:value-type="float" office:value="29.448234399007699" table:style-name="ce1">
            <text:p>29.4482344</text:p>
          </table:table-cell>
          <table:table-cell office:value-type="float" office:value="83.935486588420105" table:style-name="ce1">
            <text:p>83.93548659</text:p>
          </table:table-cell>
          <table:table-cell office:value-type="float" office:value="31.707685249806801" table:style-name="ce1">
            <text:p>31.707685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RT</text:p>
          </table:table-cell>
          <table:table-cell office:value-type="float" office:value="1038927.08127442" table:style-name="ce1">
            <text:p>1038927.081</text:p>
          </table:table-cell>
          <table:table-cell office:value-type="float" office:value="6440.6021291523302" table:style-name="ce1">
            <text:p>6440.602129</text:p>
          </table:table-cell>
          <table:table-cell office:value-type="float" office:value="177796.97529247301" table:style-name="ce1">
            <text:p>177796.9753</text:p>
          </table:table-cell>
          <table:table-cell office:value-type="float" office:value="578.707998939709" table:style-name="ce1">
            <text:p>578.7079989</text:p>
          </table:table-cell>
          <table:table-cell office:value-type="float" office:value="0.61992821683422406" table:style-name="ce1">
            <text:p>0.619928217</text:p>
          </table:table-cell>
          <table:table-cell office:value-type="float" office:value="17.113518214808298" table:style-name="ce1">
            <text:p>17.11351821</text:p>
          </table:table-cell>
          <table:table-cell office:value-type="float" office:value="0.32548810123892302" table:style-name="ce1">
            <text:p>0.3254881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SR</text:p>
          </table:table-cell>
          <table:table-cell office:value-type="float" office:value="100.34116049288799" table:style-name="ce1">
            <text:p>100.3411605</text:p>
          </table:table-cell>
          <table:table-cell office:value-type="float" office:value="11.198539372737001" table:style-name="ce1">
            <text:p>11.19853937</text:p>
          </table:table-cell>
          <table:table-cell office:value-type="float" office:value="87.503196210778995" table:style-name="ce1">
            <text:p>87.50319621</text:p>
          </table:table-cell>
          <table:table-cell office:value-type="float" office:value="11.198539372737001" table:style-name="ce1">
            <text:p>11.19853937</text:p>
          </table:table-cell>
          <table:table-cell office:value-type="float" office:value="11.160464277798299" table:style-name="ce1">
            <text:p>11.16046428</text:p>
          </table:table-cell>
          <table:table-cell office:value-type="float" office:value="87.205684866462207" table:style-name="ce1">
            <text:p>87.20568487</text:p>
          </table:table-cell>
          <table:table-cell office:value-type="float" office:value="12.7978632297748" table:style-name="ce1">
            <text:p>12.797863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TQ</text:p>
          </table:table-cell>
          <table:table-cell office:value-type="float" office:value="1142.4309462010499" table:style-name="ce1">
            <text:p>1142.430946</text:p>
          </table:table-cell>
          <table:table-cell office:value-type="float" office:value="790.25934944735502" table:style-name="ce1">
            <text:p>790.2593494</text:p>
          </table:table-cell>
          <table:table-cell office:value-type="float" office:value="890.094775810535" table:style-name="ce1">
            <text:p>890.0947758</text:p>
          </table:table-cell>
          <table:table-cell office:value-type="float" office:value="632.76353101595305" table:style-name="ce1">
            <text:p>632.763531</text:p>
          </table:table-cell>
          <table:table-cell office:value-type="float" office:value="69.173489397781296" table:style-name="ce1">
            <text:p>69.1734894</text:p>
          </table:table-cell>
          <table:table-cell office:value-type="float" office:value="77.912348117878594" table:style-name="ce1">
            <text:p>77.91234812</text:p>
          </table:table-cell>
          <table:table-cell office:value-type="float" office:value="71.089455663836205" table:style-name="ce1">
            <text:p>71.089455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US</text:p>
          </table:table-cell>
          <table:table-cell office:value-type="float" office:value="2031.52685275565" table:style-name="ce1">
            <text:p>2031.526853</text:p>
          </table:table-cell>
          <table:table-cell office:value-type="float" office:value="96.599357357366998" table:style-name="ce1">
            <text:p>96.59935736</text:p>
          </table:table-cell>
          <table:table-cell office:value-type="float" office:value="668.94291561684804" table:style-name="ce1">
            <text:p>668.9429156</text:p>
          </table:table-cell>
          <table:table-cell office:value-type="float" office:value="67.946221791918006" table:style-name="ce1">
            <text:p>67.94622179</text:p>
          </table:table-cell>
          <table:table-cell office:value-type="float" office:value="4.7550125771823" table:style-name="ce1">
            <text:p>4.755012577</text:p>
          </table:table-cell>
          <table:table-cell office:value-type="float" office:value="32.928086316430701" table:style-name="ce1">
            <text:p>32.92808632</text:p>
          </table:table-cell>
          <table:table-cell office:value-type="float" office:value="10.157252615383999" table:style-name="ce1">
            <text:p>10.1572526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WI</text:p>
          </table:table-cell>
          <table:table-cell office:value-type="float" office:value="118717.840156233" table:style-name="ce1">
            <text:p>118717.8402</text:p>
          </table:table-cell>
          <table:table-cell office:value-type="float" office:value="25138.559894497001" table:style-name="ce1">
            <text:p>25138.55989</text:p>
          </table:table-cell>
          <table:table-cell office:value-type="float" office:value="34565.8351963686" table:style-name="ce1">
            <text:p>34565.8352</text:p>
          </table:table-cell>
          <table:table-cell office:value-type="float" office:value="16664.2701700615" table:style-name="ce1">
            <text:p>16664.27017</text:p>
          </table:table-cell>
          <table:table-cell office:value-type="float" office:value="21.175048216354501" table:style-name="ce1">
            <text:p>21.17504822</text:p>
          </table:table-cell>
          <table:table-cell office:value-type="float" office:value="29.1159569201055" table:style-name="ce1">
            <text:p>29.11595692</text:p>
          </table:table-cell>
          <table:table-cell office:value-type="float" office:value="48.210234398769003" table:style-name="ce1">
            <text:p>48.21023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YS</text:p>
          </table:table-cell>
          <table:table-cell office:value-type="float" office:value="329845.17660921102" table:style-name="ce1">
            <text:p>329845.1766</text:p>
          </table:table-cell>
          <table:table-cell office:value-type="float" office:value="44060.411113471098" table:style-name="ce1">
            <text:p>44060.41111</text:p>
          </table:table-cell>
          <table:table-cell office:value-type="float" office:value="261023.65533503401" table:style-name="ce1">
            <text:p>261023.6553</text:p>
          </table:table-cell>
          <table:table-cell office:value-type="float" office:value="42312.371436524299" table:style-name="ce1">
            <text:p>42312.37144</text:p>
          </table:table-cell>
          <table:table-cell office:value-type="float" office:value="13.3579067508003" table:style-name="ce1">
            <text:p>13.35790675</text:p>
          </table:table-cell>
          <table:table-cell office:value-type="float" office:value="79.135204588510803" table:style-name="ce1">
            <text:p>79.13520459</text:p>
          </table:table-cell>
          <table:table-cell office:value-type="float" office:value="16.210167382038499" table:style-name="ce1">
            <text:p>16.2101673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YT</text:p>
          </table:table-cell>
          <table:table-cell office:value-type="float" office:value="364.473244290259" table:style-name="ce1">
            <text:p>364.4732443</text:p>
          </table:table-cell>
          <table:table-cell office:value-type="float" office:value="20.848953240128999" table:style-name="ce1">
            <text:p>20.84895324</text:p>
          </table:table-cell>
          <table:table-cell office:value-type="float" office:value="349.83124797745" table:style-name="ce1">
            <text:p>349.831248</text:p>
          </table:table-cell>
          <table:table-cell office:value-type="float" office:value="14.362280698856001" table:style-name="ce1">
            <text:p>14.3622807</text:p>
          </table:table-cell>
          <table:table-cell office:value-type="float" office:value="5.7202973240815798" table:style-name="ce1">
            <text:p>5.720297324</text:p>
          </table:table-cell>
          <table:table-cell office:value-type="float" office:value="95.9826965237678" table:style-name="ce1">
            <text:p>95.98269652</text:p>
          </table:table-cell>
          <table:table-cell office:value-type="float" office:value="4.1054882266497197" table:style-name="ce1">
            <text:p>4.1054882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YT|COM</text:p>
          </table:table-cell>
          <table:table-cell office:value-type="float" office:value="30.398000971161" table:style-name="ce1">
            <text:p>30.39800097</text:p>
          </table:table-cell>
          <table:table-cell office:value-type="float" office:value="30.212624032769" table:style-name="ce1">
            <text:p>30.21262403</text:p>
          </table:table-cell>
          <table:table-cell office:value-type="float" office:value="1.760777850208" table:style-name="ce1">
            <text:p>1.76077785</text:p>
          </table:table-cell>
          <table:table-cell office:value-type="float" office:value="1.6681022845610001" table:style-name="ce1">
            <text:p>1.668102285</text:p>
          </table:table-cell>
          <table:table-cell office:value-type="float" office:value="99.390167338411899" table:style-name="ce1">
            <text:p>99.39016734</text:p>
          </table:table-cell>
          <table:table-cell office:value-type="float" office:value="5.7924132967772302" table:style-name="ce1">
            <text:p>5.792413297</text:p>
          </table:table-cell>
          <table:table-cell office:value-type="float" office:value="94.736669044533201" table:style-name="ce1">
            <text:p>94.736669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AM</text:p>
          </table:table-cell>
          <table:table-cell office:value-type="float" office:value="824174.00973536097" table:style-name="ce1">
            <text:p>824174.0097</text:p>
          </table:table-cell>
          <table:table-cell office:value-type="float" office:value="311768.94904225302" table:style-name="ce1">
            <text:p>311768.949</text:p>
          </table:table-cell>
          <table:table-cell office:value-type="float" office:value="645021.00472460396" table:style-name="ce1">
            <text:p>645021.0047</text:p>
          </table:table-cell>
          <table:table-cell office:value-type="float" office:value="172333.64539583601" table:style-name="ce1">
            <text:p>172333.6454</text:p>
          </table:table-cell>
          <table:table-cell office:value-type="float" office:value="37.828049096374798" table:style-name="ce1">
            <text:p>37.8280491</text:p>
          </table:table-cell>
          <table:table-cell office:value-type="float" office:value="78.262720870282905" table:style-name="ce1">
            <text:p>78.26272087</text:p>
          </table:table-cell>
          <table:table-cell office:value-type="float" office:value="26.717524566415499" table:style-name="ce1">
            <text:p>26.7175245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CL</text:p>
          </table:table-cell>
          <table:table-cell office:value-type="float" office:value="18915.448996901399" table:style-name="ce1">
            <text:p>18915.449</text:p>
          </table:table-cell>
          <table:table-cell office:value-type="float" office:value="11201.4041576661" table:style-name="ce1">
            <text:p>11201.40416</text:p>
          </table:table-cell>
          <table:table-cell office:value-type="float" office:value="15538.5911529775" table:style-name="ce1">
            <text:p>15538.59115</text:p>
          </table:table-cell>
          <table:table-cell office:value-type="float" office:value="9181.7039219805702" table:style-name="ce1">
            <text:p>9181.703922</text:p>
          </table:table-cell>
          <table:table-cell office:value-type="float" office:value="59.218283211257699" table:style-name="ce1">
            <text:p>59.21828321</text:p>
          </table:table-cell>
          <table:table-cell office:value-type="float" office:value="82.147619945595395" table:style-name="ce1">
            <text:p>82.14761995</text:p>
          </table:table-cell>
          <table:table-cell office:value-type="float" office:value="59.0896808570781" table:style-name="ce1">
            <text:p>59.089680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CL|VUT</text:p>
          </table:table-cell>
          <table:table-cell office:value-type="float" office:value="3.0799252286700001" table:style-name="ce1">
            <text:p>3.079925229</text:p>
          </table:table-cell>
          <table:table-cell office:value-type="float" office:value="3.0799252286700001" table:style-name="ce1">
            <text:p>3.079925229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NER</text:p>
          </table:table-cell>
          <table:table-cell office:value-type="float" office:value="1182533.63565608" table:style-name="ce1">
            <text:p>1182533.636</text:p>
          </table:table-cell>
          <table:table-cell office:value-type="float" office:value="218886.986793066" table:style-name="ce1">
            <text:p>218886.9868</text:p>
          </table:table-cell>
          <table:table-cell office:value-type="float" office:value="307037.24722322798" table:style-name="ce1">
            <text:p>307037.2472</text:p>
          </table:table-cell>
          <table:table-cell office:value-type="float" office:value="23744.521140493202" table:style-name="ce1">
            <text:p>23744.52114</text:p>
          </table:table-cell>
          <table:table-cell office:value-type="float" office:value="18.510000916094501" table:style-name="ce1">
            <text:p>18.51000092</text:p>
          </table:table-cell>
          <table:table-cell office:value-type="float" office:value="25.964356358699298" table:style-name="ce1">
            <text:p>25.96435636</text:p>
          </table:table-cell>
          <table:table-cell office:value-type="float" office:value="7.7334334368982898" table:style-name="ce1">
            <text:p>7.73343343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FK</text:p>
          </table:table-cell>
          <table:table-cell office:value-type="float" office:value="43.314745510564002" table:style-name="ce1">
            <text:p>43.31474551</text:p>
          </table:table-cell>
          <table:table-cell office:value-type="float" office:value="19.990586310983002" table:style-name="ce1">
            <text:p>19.99058631</text:p>
          </table:table-cell>
          <table:table-cell office:value-type="float" office:value="4.6654551328540004" table:style-name="ce1">
            <text:p>4.665455133</text:p>
          </table:table-cell>
          <table:table-cell office:value-type="float" office:value="2.999323984763" table:style-name="ce1">
            <text:p>2.999323985</text:p>
          </table:table-cell>
          <table:table-cell office:value-type="float" office:value="46.151919110565998" table:style-name="ce1">
            <text:p>46.15191911</text:p>
          </table:table-cell>
          <table:table-cell office:value-type="float" office:value="10.7710551634573" table:style-name="ce1">
            <text:p>10.77105516</text:p>
          </table:table-cell>
          <table:table-cell office:value-type="float" office:value="64.287918313517693" table:style-name="ce1">
            <text:p>64.2879183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GA</text:p>
          </table:table-cell>
          <table:table-cell office:value-type="float" office:value="909020.60932627402" table:style-name="ce1">
            <text:p>909020.6093</text:p>
          </table:table-cell>
          <table:table-cell office:value-type="float" office:value="126333.095820729" table:style-name="ce1">
            <text:p>126333.0958</text:p>
          </table:table-cell>
          <table:table-cell office:value-type="float" office:value="375293.36774035799" table:style-name="ce1">
            <text:p>375293.3677</text:p>
          </table:table-cell>
          <table:table-cell office:value-type="float" office:value="70071.193976313603" table:style-name="ce1">
            <text:p>70071.19398</text:p>
          </table:table-cell>
          <table:table-cell office:value-type="float" office:value="13.8977152470021" table:style-name="ce1">
            <text:p>13.89771525</text:p>
          </table:table-cell>
          <table:table-cell office:value-type="float" office:value="41.285463045607798" table:style-name="ce1">
            <text:p>41.28546305</text:p>
          </table:table-cell>
          <table:table-cell office:value-type="float" office:value="18.6710451075148" table:style-name="ce1">
            <text:p>18.671045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IC</text:p>
          </table:table-cell>
          <table:table-cell office:value-type="float" office:value="128363.803840123" table:style-name="ce1">
            <text:p>128363.8038</text:p>
          </table:table-cell>
          <table:table-cell office:value-type="float" office:value="27415.869680481799" table:style-name="ce1">
            <text:p>27415.86968</text:p>
          </table:table-cell>
          <table:table-cell office:value-type="float" office:value="109124.174873342" table:style-name="ce1">
            <text:p>109124.1749</text:p>
          </table:table-cell>
          <table:table-cell office:value-type="float" office:value="25820.7379860365" table:style-name="ce1">
            <text:p>25820.73799</text:p>
          </table:table-cell>
          <table:table-cell office:value-type="float" office:value="21.357944264902201" table:style-name="ce1">
            <text:p>21.35794426</text:p>
          </table:table-cell>
          <table:table-cell office:value-type="float" office:value="85.011640048666806" table:style-name="ce1">
            <text:p>85.01164005</text:p>
          </table:table-cell>
          <table:table-cell office:value-type="float" office:value="23.661794479551499" table:style-name="ce1">
            <text:p>23.6617944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IU</text:p>
          </table:table-cell>
          <table:table-cell office:value-type="float" office:value="265.933179122149" table:style-name="ce1">
            <text:p>265.9331791</text:p>
          </table:table-cell>
          <table:table-cell office:value-type="float" office:value="54.1118225313" table:style-name="ce1">
            <text:p>54.11182253</text:p>
          </table:table-cell>
          <table:table-cell office:value-type="float" office:value="196.43839402571601" table:style-name="ce1">
            <text:p>196.438394</text:p>
          </table:table-cell>
          <table:table-cell office:value-type="float" office:value="43.954217878203004" table:style-name="ce1">
            <text:p>43.95421788</text:p>
          </table:table-cell>
          <table:table-cell office:value-type="float" office:value="20.3479019466184" table:style-name="ce1">
            <text:p>20.34790195</text:p>
          </table:table-cell>
          <table:table-cell office:value-type="float" office:value="73.867576311524303" table:style-name="ce1">
            <text:p>73.86757631</text:p>
          </table:table-cell>
          <table:table-cell office:value-type="float" office:value="22.375573826188401" table:style-name="ce1">
            <text:p>22.3755738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LD</text:p>
          </table:table-cell>
          <table:table-cell office:value-type="float" office:value="35259.3867962769" table:style-name="ce1">
            <text:p>35259.3868</text:p>
          </table:table-cell>
          <table:table-cell office:value-type="float" office:value="7938.1620472582599" table:style-name="ce1">
            <text:p>7938.162047</text:p>
          </table:table-cell>
          <table:table-cell office:value-type="float" office:value="16541.713300852101" table:style-name="ce1">
            <text:p>16541.7133</text:p>
          </table:table-cell>
          <table:table-cell office:value-type="float" office:value="5459.5734419755099" table:style-name="ce1">
            <text:p>5459.573442</text:p>
          </table:table-cell>
          <table:table-cell office:value-type="float" office:value="22.513613447459299" table:style-name="ce1">
            <text:p>22.51361345</text:p>
          </table:table-cell>
          <table:table-cell office:value-type="float" office:value="46.914353322215803" table:style-name="ce1">
            <text:p>46.91435332</text:p>
          </table:table-cell>
          <table:table-cell office:value-type="float" office:value="33.004884939544198" table:style-name="ce1">
            <text:p>33.0048849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OR</text:p>
          </table:table-cell>
          <table:table-cell office:value-type="float" office:value="326704.682912238" table:style-name="ce1">
            <text:p>326704.6829</text:p>
          </table:table-cell>
          <table:table-cell office:value-type="float" office:value="57237.102459236601" table:style-name="ce1">
            <text:p>57237.10246</text:p>
          </table:table-cell>
          <table:table-cell office:value-type="float" office:value="275805.56541498401" table:style-name="ce1">
            <text:p>275805.5654</text:p>
          </table:table-cell>
          <table:table-cell office:value-type="float" office:value="46837.081053533198" table:style-name="ce1">
            <text:p>46837.08105</text:p>
          </table:table-cell>
          <table:table-cell office:value-type="float" office:value="17.519523120705401" table:style-name="ce1">
            <text:p>17.51952312</text:p>
          </table:table-cell>
          <table:table-cell office:value-type="float" office:value="84.420450590563703" table:style-name="ce1">
            <text:p>84.42045059</text:p>
          </table:table-cell>
          <table:table-cell office:value-type="float" office:value="16.981920210007701" table:style-name="ce1">
            <text:p>16.9819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PL</text:p>
          </table:table-cell>
          <table:table-cell office:value-type="float" office:value="147435.57076442399" table:style-name="ce1">
            <text:p>147435.5708</text:p>
          </table:table-cell>
          <table:table-cell office:value-type="float" office:value="34525.883661548498" table:style-name="ce1">
            <text:p>34525.88366</text:p>
          </table:table-cell>
          <table:table-cell office:value-type="float" office:value="113453.483062502" table:style-name="ce1">
            <text:p>113453.4831</text:p>
          </table:table-cell>
          <table:table-cell office:value-type="float" office:value="30939.237727513701" table:style-name="ce1">
            <text:p>30939.23773</text:p>
          </table:table-cell>
          <table:table-cell office:value-type="float" office:value="23.417607760826399" table:style-name="ce1">
            <text:p>23.41760776</text:p>
          </table:table-cell>
          <table:table-cell office:value-type="float" office:value="76.951228576840606" table:style-name="ce1">
            <text:p>76.95122858</text:p>
          </table:table-cell>
          <table:table-cell office:value-type="float" office:value="27.270416819613398" table:style-name="ce1">
            <text:p>27.2704168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RU</text:p>
          </table:table-cell>
          <table:table-cell office:value-type="float" office:value="22.793663669693" table:style-name="ce1">
            <text:p>22.79366367</text:p>
          </table:table-cell>
          <table:table-cell table:style-name="ce1"/>
          <table:table-cell office:value-type="float" office:value="1.424604561949" table:style-name="ce1">
            <text:p>1.424604562</text:p>
          </table:table-cell>
          <table:table-cell table:number-columns-repeated="2" table:style-name="ce1"/>
          <table:table-cell office:value-type="float" office:value="6.2500025559435999" table:style-name="ce1">
            <text:p>6.25000255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ZL</text:p>
          </table:table-cell>
          <table:table-cell office:value-type="float" office:value="269434.27145797299" table:style-name="ce1">
            <text:p>269434.2715</text:p>
          </table:table-cell>
          <table:table-cell office:value-type="float" office:value="89990.819653112107" table:style-name="ce1">
            <text:p>89990.81965</text:p>
          </table:table-cell>
          <table:table-cell office:value-type="float" office:value="245902.611430866" table:style-name="ce1">
            <text:p>245902.6114</text:p>
          </table:table-cell>
          <table:table-cell office:value-type="float" office:value="81267.530410904306" table:style-name="ce1">
            <text:p>81267.53041</text:p>
          </table:table-cell>
          <table:table-cell office:value-type="float" office:value="33.399915744255701" table:style-name="ce1">
            <text:p>33.39991574</text:p>
          </table:table-cell>
          <table:table-cell office:value-type="float" office:value="91.2662706567463" table:style-name="ce1">
            <text:p>91.26627066</text:p>
          </table:table-cell>
          <table:table-cell office:value-type="float" office:value="33.048665054031801" table:style-name="ce1">
            <text:p>33.048665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MN</text:p>
          </table:table-cell>
          <table:table-cell office:value-type="float" office:value="308632.853693443" table:style-name="ce1">
            <text:p>308632.8537</text:p>
          </table:table-cell>
          <table:table-cell office:value-type="float" office:value="7937.4338292928996" table:style-name="ce1">
            <text:p>7937.433829</text:p>
          </table:table-cell>
          <table:table-cell office:value-type="float" office:value="19115.559009487199" table:style-name="ce1">
            <text:p>19115.55901</text:p>
          </table:table-cell>
          <table:table-cell office:value-type="float" office:value="349.30147146703899" table:style-name="ce1">
            <text:p>349.3014715</text:p>
          </table:table-cell>
          <table:table-cell office:value-type="float" office:value="2.5718045678885999" table:style-name="ce1">
            <text:p>2.571804568</text:p>
          </table:table-cell>
          <table:table-cell office:value-type="float" office:value="6.1936241656483597" table:style-name="ce1">
            <text:p>6.193624166</text:p>
          </table:table-cell>
          <table:table-cell office:value-type="float" office:value="1.8273149704577201" table:style-name="ce1">
            <text:p>1.827314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AK</text:p>
          </table:table-cell>
          <table:table-cell office:value-type="float" office:value="795154.73612525105" table:style-name="ce1">
            <text:p>795154.7361</text:p>
          </table:table-cell>
          <table:table-cell office:value-type="float" office:value="85835.178349153997" table:style-name="ce1">
            <text:p>85835.17835</text:p>
          </table:table-cell>
          <table:table-cell office:value-type="float" office:value="310526.661851804" table:style-name="ce1">
            <text:p>310526.6619</text:p>
          </table:table-cell>
          <table:table-cell office:value-type="float" office:value="49947.513772185899" table:style-name="ce1">
            <text:p>49947.51377</text:p>
          </table:table-cell>
          <table:table-cell office:value-type="float" office:value="10.794776720745499" table:style-name="ce1">
            <text:p>10.79477672</text:p>
          </table:table-cell>
          <table:table-cell office:value-type="float" office:value="39.052356446367199" table:style-name="ce1">
            <text:p>39.05235645</text:p>
          </table:table-cell>
          <table:table-cell office:value-type="float" office:value="16.0847746452196" table:style-name="ce1">
            <text:p>16.0847746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AN</text:p>
          </table:table-cell>
          <table:table-cell office:value-type="float" office:value="75002.367608490706" table:style-name="ce1">
            <text:p>75002.36761</text:p>
          </table:table-cell>
          <table:table-cell office:value-type="float" office:value="23758.395197296799" table:style-name="ce1">
            <text:p>23758.3952</text:p>
          </table:table-cell>
          <table:table-cell office:value-type="float" office:value="62614.413641485298" table:style-name="ce1">
            <text:p>62614.41364</text:p>
          </table:table-cell>
          <table:table-cell office:value-type="float" office:value="23129.646672282001" table:style-name="ce1">
            <text:p>23129.64667</text:p>
          </table:table-cell>
          <table:table-cell office:value-type="float" office:value="31.676860284350902" table:style-name="ce1">
            <text:p>31.67686028</text:p>
          </table:table-cell>
          <table:table-cell office:value-type="float" office:value="83.483249446644095" table:style-name="ce1">
            <text:p>83.48324945</text:p>
          </table:table-cell>
          <table:table-cell office:value-type="float" office:value="36.939811981178401" table:style-name="ce1">
            <text:p>36.939811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CN</text:p>
          </table:table-cell>
          <table:table-cell office:value-type="float" office:value="45.416523179168003" table:style-name="ce1">
            <text:p>45.41652318</text:p>
          </table:table-cell>
          <table:table-cell office:value-type="float" office:value="36.854788750037997" table:style-name="ce1">
            <text:p>36.85478875</text:p>
          </table:table-cell>
          <table:table-cell office:value-type="float" office:value="0.94860846358399997" table:style-name="ce1">
            <text:p>0.948608464</text:p>
          </table:table-cell>
          <table:table-cell table:style-name="ce1"/>
          <table:table-cell office:value-type="float" office:value="81.148415092555595" table:style-name="ce1">
            <text:p>81.14841509</text:p>
          </table:table-cell>
          <table:table-cell office:value-type="float" office:value="2.0886857847786899" table:style-name="ce1">
            <text:p>2.08868578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ER</text:p>
          </table:table-cell>
          <table:table-cell office:value-type="float" office:value="1290663.6836461499" table:style-name="ce1">
            <text:p>1290663.684</text:p>
          </table:table-cell>
          <table:table-cell office:value-type="float" office:value="278630.48676631699" table:style-name="ce1">
            <text:p>278630.4868</text:p>
          </table:table-cell>
          <table:table-cell office:value-type="float" office:value="1142801.7328542999" table:style-name="ce1">
            <text:p>1142801.733</text:p>
          </table:table-cell>
          <table:table-cell office:value-type="float" office:value="266728.23680899403" table:style-name="ce1">
            <text:p>266728.2368</text:p>
          </table:table-cell>
          <table:table-cell office:value-type="float" office:value="21.588155791226701" table:style-name="ce1">
            <text:p>21.58815579</text:p>
          </table:table-cell>
          <table:table-cell office:value-type="float" office:value="88.543727334596099" table:style-name="ce1">
            <text:p>88.54372733</text:p>
          </table:table-cell>
          <table:table-cell office:value-type="float" office:value="23.339852324410099" table:style-name="ce1">
            <text:p>23.3398523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HL</text:p>
          </table:table-cell>
          <table:table-cell office:value-type="float" office:value="296988.79832662601" table:style-name="ce1">
            <text:p>296988.7983</text:p>
          </table:table-cell>
          <table:table-cell office:value-type="float" office:value="45663.1189682607" table:style-name="ce1">
            <text:p>45663.11897</text:p>
          </table:table-cell>
          <table:table-cell office:value-type="float" office:value="146285.47791789399" table:style-name="ce1">
            <text:p>146285.4779</text:p>
          </table:table-cell>
          <table:table-cell office:value-type="float" office:value="31728.590713370999" table:style-name="ce1">
            <text:p>31728.59071</text:p>
          </table:table-cell>
          <table:table-cell office:value-type="float" office:value="15.375367429865401" table:style-name="ce1">
            <text:p>15.37536743</text:p>
          </table:table-cell>
          <table:table-cell office:value-type="float" office:value="49.256227420742697" table:style-name="ce1">
            <text:p>49.25622742</text:p>
          </table:table-cell>
          <table:table-cell office:value-type="float" office:value="21.6895013537704" table:style-name="ce1">
            <text:p>21.6895013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LW</text:p>
          </table:table-cell>
          <table:table-cell office:value-type="float" office:value="497.31308637267603" table:style-name="ce1">
            <text:p>497.3130864</text:p>
          </table:table-cell>
          <table:table-cell office:value-type="float" office:value="219.721267881383" table:style-name="ce1">
            <text:p>219.7212679</text:p>
          </table:table-cell>
          <table:table-cell office:value-type="float" office:value="331.094860427387" table:style-name="ce1">
            <text:p>331.0948604</text:p>
          </table:table-cell>
          <table:table-cell office:value-type="float" office:value="84.215480501361" table:style-name="ce1">
            <text:p>84.2154805</text:p>
          </table:table-cell>
          <table:table-cell office:value-type="float" office:value="44.181678283190898" table:style-name="ce1">
            <text:p>44.18167828</text:p>
          </table:table-cell>
          <table:table-cell office:value-type="float" office:value="66.576744006947706" table:style-name="ce1">
            <text:p>66.57674401</text:p>
          </table:table-cell>
          <table:table-cell office:value-type="float" office:value="25.4354538734468" table:style-name="ce1">
            <text:p>25.4354538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NG</text:p>
          </table:table-cell>
          <table:table-cell office:value-type="float" office:value="463626.649942544" table:style-name="ce1">
            <text:p>463626.6499</text:p>
          </table:table-cell>
          <table:table-cell office:value-type="float" office:value="17122.187140460799" table:style-name="ce1">
            <text:p>17122.18714</text:p>
          </table:table-cell>
          <table:table-cell office:value-type="float" office:value="419469.57911056402" table:style-name="ce1">
            <text:p>419469.5791</text:p>
          </table:table-cell>
          <table:table-cell office:value-type="float" office:value="15514.0472607883" table:style-name="ce1">
            <text:p>15514.04726</text:p>
          </table:table-cell>
          <table:table-cell office:value-type="float" office:value="3.6930981302698398" table:style-name="ce1">
            <text:p>3.69309813</text:p>
          </table:table-cell>
          <table:table-cell office:value-type="float" office:value="90.475726354933897" table:style-name="ce1">
            <text:p>90.47572635</text:p>
          </table:table-cell>
          <table:table-cell office:value-type="float" office:value="3.6984916268979502" table:style-name="ce1">
            <text:p>3.6984916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L</text:p>
          </table:table-cell>
          <table:table-cell office:value-type="float" office:value="311941.21721392003" table:style-name="ce1">
            <text:p>311941.2172</text:p>
          </table:table-cell>
          <table:table-cell office:value-type="float" office:value="123394.038174502" table:style-name="ce1">
            <text:p>123394.0382</text:p>
          </table:table-cell>
          <table:table-cell office:value-type="float" office:value="118082.38954870601" table:style-name="ce1">
            <text:p>118082.3895</text:p>
          </table:table-cell>
          <table:table-cell office:value-type="float" office:value="71937.829599888399" table:style-name="ce1">
            <text:p>71937.8296</text:p>
          </table:table-cell>
          <table:table-cell office:value-type="float" office:value="39.556823967216197" table:style-name="ce1">
            <text:p>39.55682397</text:p>
          </table:table-cell>
          <table:table-cell office:value-type="float" office:value="37.854051671449398" table:style-name="ce1">
            <text:p>37.85405167</text:p>
          </table:table-cell>
          <table:table-cell office:value-type="float" office:value="60.921725817731797" table:style-name="ce1">
            <text:p>60.9217258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RI</text:p>
          </table:table-cell>
          <table:table-cell office:value-type="float" office:value="8993.7592932917996" table:style-name="ce1">
            <text:p>8993.759293</text:p>
          </table:table-cell>
          <table:table-cell office:value-type="float" office:value="654.66385511984902" table:style-name="ce1">
            <text:p>654.6638551</text:p>
          </table:table-cell>
          <table:table-cell office:value-type="float" office:value="6606.8513545620099" table:style-name="ce1">
            <text:p>6606.851355</text:p>
          </table:table-cell>
          <table:table-cell office:value-type="float" office:value="574.33063907312305" table:style-name="ce1">
            <text:p>574.3306391</text:p>
          </table:table-cell>
          <table:table-cell office:value-type="float" office:value="7.27909024214319" table:style-name="ce1">
            <text:p>7.279090242</text:p>
          </table:table-cell>
          <table:table-cell office:value-type="float" office:value="73.460397805952894" table:style-name="ce1">
            <text:p>73.46039781</text:p>
          </table:table-cell>
          <table:table-cell office:value-type="float" office:value="8.6929553618086093" table:style-name="ce1">
            <text:p>8.69295536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RK</text:p>
          </table:table-cell>
          <table:table-cell office:value-type="float" office:value="122306.363544169" table:style-name="ce1">
            <text:p>122306.3635</text:p>
          </table:table-cell>
          <table:table-cell office:value-type="float" office:value="2831.0957700183399" table:style-name="ce1">
            <text:p>2831.09577</text:p>
          </table:table-cell>
          <table:table-cell office:value-type="float" office:value="77938.296866596604" table:style-name="ce1">
            <text:p>77938.29687</text:p>
          </table:table-cell>
          <table:table-cell office:value-type="float" office:value="1938.06038115621" table:style-name="ce1">
            <text:p>1938.060381</text:p>
          </table:table-cell>
          <table:table-cell office:value-type="float" office:value="2.3147575383483101" table:style-name="ce1">
            <text:p>2.314757538</text:p>
          </table:table-cell>
          <table:table-cell office:value-type="float" office:value="63.723828105191501" table:style-name="ce1">
            <text:p>63.72382811</text:p>
          </table:table-cell>
          <table:table-cell office:value-type="float" office:value="2.4866599079955498" table:style-name="ce1">
            <text:p>2.4866599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RT</text:p>
          </table:table-cell>
          <table:table-cell office:value-type="float" office:value="92253.005080850402" table:style-name="ce1">
            <text:p>92253.00508</text:p>
          </table:table-cell>
          <table:table-cell office:value-type="float" office:value="21130.420083354002" table:style-name="ce1">
            <text:p>21130.42008</text:p>
          </table:table-cell>
          <table:table-cell office:value-type="float" office:value="54815.048019362301" table:style-name="ce1">
            <text:p>54815.04802</text:p>
          </table:table-cell>
          <table:table-cell office:value-type="float" office:value="14509.007886851099" table:style-name="ce1">
            <text:p>14509.00789</text:p>
          </table:table-cell>
          <table:table-cell office:value-type="float" office:value="22.904858291429399" table:style-name="ce1">
            <text:p>22.90485829</text:p>
          </table:table-cell>
          <table:table-cell office:value-type="float" office:value="59.418170683245002" table:style-name="ce1">
            <text:p>59.41817068</text:p>
          </table:table-cell>
          <table:table-cell office:value-type="float" office:value="26.469023399789901" table:style-name="ce1">
            <text:p>26.46902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RY</text:p>
          </table:table-cell>
          <table:table-cell office:value-type="float" office:value="399367.46551347798" table:style-name="ce1">
            <text:p>399367.4655</text:p>
          </table:table-cell>
          <table:table-cell office:value-type="float" office:value="57281.131224096898" table:style-name="ce1">
            <text:p>57281.13122</text:p>
          </table:table-cell>
          <table:table-cell office:value-type="float" office:value="330730.50042760198" table:style-name="ce1">
            <text:p>330730.5004</text:p>
          </table:table-cell>
          <table:table-cell office:value-type="float" office:value="55567.361663117998" table:style-name="ce1">
            <text:p>55567.36166</text:p>
          </table:table-cell>
          <table:table-cell office:value-type="float" office:value="14.342963854216" table:style-name="ce1">
            <text:p>14.34296385</text:p>
          </table:table-cell>
          <table:table-cell office:value-type="float" office:value="82.813581222088899" table:style-name="ce1">
            <text:p>82.81358122</text:p>
          </table:table-cell>
          <table:table-cell office:value-type="float" office:value="16.801402226669399" table:style-name="ce1">
            <text:p>16.801402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SE</text:p>
          </table:table-cell>
          <table:table-cell office:value-type="float" office:value="6224.3773238937301" table:style-name="ce1">
            <text:p>6224.377324</text:p>
          </table:table-cell>
          <table:table-cell office:value-type="float" office:value="531.84566683210005" table:style-name="ce1">
            <text:p>531.8456668</text:p>
          </table:table-cell>
          <table:table-cell office:value-type="float" office:value="2064.4587853602502" table:style-name="ce1">
            <text:p>2064.458785</text:p>
          </table:table-cell>
          <table:table-cell office:value-type="float" office:value="199.19489252933599" table:style-name="ce1">
            <text:p>199.1948925</text:p>
          </table:table-cell>
          <table:table-cell office:value-type="float" office:value="8.5445601890246294" table:style-name="ce1">
            <text:p>8.544560189</text:p>
          </table:table-cell>
          <table:table-cell office:value-type="float" office:value="33.167314221702803" table:style-name="ce1">
            <text:p>33.16731422</text:p>
          </table:table-cell>
          <table:table-cell office:value-type="float" office:value="9.6487706096092598" table:style-name="ce1">
            <text:p>9.648770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SE|ISR</text:p>
          </table:table-cell>
          <table:table-cell office:value-type="float" office:value="0.65072833416599996" table:style-name="ce1">
            <text:p>0.65072833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YF</text:p>
          </table:table-cell>
          <table:table-cell office:value-type="float" office:value="3727.9928086412601" table:style-name="ce1">
            <text:p>3727.992809</text:p>
          </table:table-cell>
          <table:table-cell office:value-type="float" office:value="75.218527863706001" table:style-name="ce1">
            <text:p>75.21852786</text:p>
          </table:table-cell>
          <table:table-cell office:value-type="float" office:value="1706.0070587247001" table:style-name="ce1">
            <text:p>1706.007059</text:p>
          </table:table-cell>
          <table:table-cell office:value-type="float" office:value="44.274016034970998" table:style-name="ce1">
            <text:p>44.27401603</text:p>
          </table:table-cell>
          <table:table-cell office:value-type="float" office:value="2.0176682661338301" table:style-name="ce1">
            <text:p>2.017668266</text:p>
          </table:table-cell>
          <table:table-cell office:value-type="float" office:value="45.762080194207499" table:style-name="ce1">
            <text:p>45.76208019</text:p>
          </table:table-cell>
          <table:table-cell office:value-type="float" office:value="2.5951836370517301" table:style-name="ce1">
            <text:p>2.59518363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QAT</text:p>
          </table:table-cell>
          <table:table-cell office:value-type="float" office:value="11544.856374174" table:style-name="ce1">
            <text:p>11544.85637</text:p>
          </table:table-cell>
          <table:table-cell office:value-type="float" office:value="1792.3575801296299" table:style-name="ce1">
            <text:p>1792.35758</text:p>
          </table:table-cell>
          <table:table-cell office:value-type="float" office:value="238.91735277757201" table:style-name="ce1">
            <text:p>238.9173528</text:p>
          </table:table-cell>
          <table:table-cell office:value-type="float" office:value="58.798090847868998" table:style-name="ce1">
            <text:p>58.79809085</text:p>
          </table:table-cell>
          <table:table-cell office:value-type="float" office:value="15.525161353580399" table:style-name="ce1">
            <text:p>15.52516135</text:p>
          </table:table-cell>
          <table:table-cell office:value-type="float" office:value="2.0694701175497801" table:style-name="ce1">
            <text:p>2.069470118</text:p>
          </table:table-cell>
          <table:table-cell office:value-type="float" office:value="24.610221971866999" table:style-name="ce1">
            <text:p>24.610221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EU</text:p>
          </table:table-cell>
          <table:table-cell office:value-type="float" office:value="2524.4249420924598" table:style-name="ce1">
            <text:p>2524.424942</text:p>
          </table:table-cell>
          <table:table-cell office:value-type="float" office:value="1592.5297501421401" table:style-name="ce1">
            <text:p>1592.52975</text:p>
          </table:table-cell>
          <table:table-cell office:value-type="float" office:value="1511.1170231677399" table:style-name="ce1">
            <text:p>1511.117023</text:p>
          </table:table-cell>
          <table:table-cell office:value-type="float" office:value="1254.9626840783001" table:style-name="ce1">
            <text:p>1254.962684</text:p>
          </table:table-cell>
          <table:table-cell office:value-type="float" office:value="63.084852458402501" table:style-name="ce1">
            <text:p>63.08485246</text:p>
          </table:table-cell>
          <table:table-cell office:value-type="float" office:value="59.859851563469299" table:style-name="ce1">
            <text:p>59.85985156</text:p>
          </table:table-cell>
          <table:table-cell office:value-type="float" office:value="83.048676233395298" table:style-name="ce1">
            <text:p>83.048676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EU|MUS</text:p>
          </table:table-cell>
          <table:table-cell office:value-type="float" office:value="0.64009135105100001" table:style-name="ce1">
            <text:p>0.64009135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OU</text:p>
          </table:table-cell>
          <table:table-cell office:value-type="float" office:value="237440.08390262601" table:style-name="ce1">
            <text:p>237440.0839</text:p>
          </table:table-cell>
          <table:table-cell office:value-type="float" office:value="57094.581950559303" table:style-name="ce1">
            <text:p>57094.58195</text:p>
          </table:table-cell>
          <table:table-cell office:value-type="float" office:value="98987.220412826398" table:style-name="ce1">
            <text:p>98987.22041</text:p>
          </table:table-cell>
          <table:table-cell office:value-type="float" office:value="39581.1513250473" table:style-name="ce1">
            <text:p>39581.15133</text:p>
          </table:table-cell>
          <table:table-cell office:value-type="float" office:value="24.0458902356072" table:style-name="ce1">
            <text:p>24.04589024</text:p>
          </table:table-cell>
          <table:table-cell office:value-type="float" office:value="41.689346965283598" table:style-name="ce1">
            <text:p>41.68934697</text:p>
          </table:table-cell>
          <table:table-cell office:value-type="float" office:value="39.986122612569602" table:style-name="ce1">
            <text:p>39.986122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US</text:p>
          </table:table-cell>
          <table:table-cell office:value-type="float" office:value="16998602.934313901" table:style-name="ce1">
            <text:p>16998602.93</text:p>
          </table:table-cell>
          <table:table-cell office:value-type="float" office:value="1948075.55299" table:style-name="ce1">
            <text:p>1948075.553</text:p>
          </table:table-cell>
          <table:table-cell office:value-type="float" office:value="14328988.364671299" table:style-name="ce1">
            <text:p>14328988.36</text:p>
          </table:table-cell>
          <table:table-cell office:value-type="float" office:value="1705190.2066252099" table:style-name="ce1">
            <text:p>1705190.207</text:p>
          </table:table-cell>
          <table:table-cell office:value-type="float" office:value="11.4602097626362" table:style-name="ce1">
            <text:p>11.46020976</text:p>
          </table:table-cell>
          <table:table-cell office:value-type="float" office:value="84.295094250047995" table:style-name="ce1">
            <text:p>84.29509425</text:p>
          </table:table-cell>
          <table:table-cell office:value-type="float" office:value="11.900283280496099" table:style-name="ce1">
            <text:p>11.900283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WA</text:p>
          </table:table-cell>
          <table:table-cell office:value-type="float" office:value="25390.263105351602" table:style-name="ce1">
            <text:p>25390.26311</text:p>
          </table:table-cell>
          <table:table-cell office:value-type="float" office:value="2281.8862064825298" table:style-name="ce1">
            <text:p>2281.886206</text:p>
          </table:table-cell>
          <table:table-cell office:value-type="float" office:value="6249.2940505733404" table:style-name="ce1">
            <text:p>6249.294051</text:p>
          </table:table-cell>
          <table:table-cell office:value-type="float" office:value="1965.7630747619901" table:style-name="ce1">
            <text:p>1965.763075</text:p>
          </table:table-cell>
          <table:table-cell office:value-type="float" office:value="8.9872491553723695" table:style-name="ce1">
            <text:p>8.987249155</text:p>
          </table:table-cell>
          <table:table-cell office:value-type="float" office:value="24.6129550711752" table:style-name="ce1">
            <text:p>24.61295507</text:p>
          </table:table-cell>
          <table:table-cell office:value-type="float" office:value="31.455762184556502" table:style-name="ce1">
            <text:p>31.455762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AU</text:p>
          </table:table-cell>
          <table:table-cell office:value-type="float" office:value="1925628.6313729601" table:style-name="ce1">
            <text:p>1925628.631</text:p>
          </table:table-cell>
          <table:table-cell office:value-type="float" office:value="91745.5308045782" table:style-name="ce1">
            <text:p>91745.5308</text:p>
          </table:table-cell>
          <table:table-cell office:value-type="float" office:value="77202.999198586404" table:style-name="ce1">
            <text:p>77202.9992</text:p>
          </table:table-cell>
          <table:table-cell office:value-type="float" office:value="4884.3942739842696" table:style-name="ce1">
            <text:p>4884.394274</text:p>
          </table:table-cell>
          <table:table-cell office:value-type="float" office:value="4.7644457144971" table:style-name="ce1">
            <text:p>4.764445714</text:p>
          </table:table-cell>
          <table:table-cell office:value-type="float" office:value="4.0092361497315903" table:style-name="ce1">
            <text:p>4.00923615</text:p>
          </table:table-cell>
          <table:table-cell office:value-type="float" office:value="6.3266897979187604" table:style-name="ce1">
            <text:p>6.3266897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DN</text:p>
          </table:table-cell>
          <table:table-cell office:value-type="float" office:value="1843187.7160986499" table:style-name="ce1">
            <text:p>1843187.716</text:p>
          </table:table-cell>
          <table:table-cell office:value-type="float" office:value="37725.869055469098" table:style-name="ce1">
            <text:p>37725.86906</text:p>
          </table:table-cell>
          <table:table-cell office:value-type="float" office:value="526774.725691" table:style-name="ce1">
            <text:p>526774.7257</text:p>
          </table:table-cell>
          <table:table-cell office:value-type="float" office:value="24863.7736345228" table:style-name="ce1">
            <text:p>24863.77363</text:p>
          </table:table-cell>
          <table:table-cell office:value-type="float" office:value="2.0467730294622899" table:style-name="ce1">
            <text:p>2.046773029</text:p>
          </table:table-cell>
          <table:table-cell office:value-type="float" office:value="28.579548414417001" table:style-name="ce1">
            <text:p>28.57954841</text:p>
          </table:table-cell>
          <table:table-cell office:value-type="float" office:value="4.7200012494729302" table:style-name="ce1">
            <text:p>4.7200012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DN|EGY</text:p>
          </table:table-cell>
          <table:table-cell office:value-type="float" office:value="128.798767405799" table:style-name="ce1">
            <text:p>128.7987674</text:p>
          </table:table-cell>
          <table:table-cell office:value-type="float" office:value="117.043559999781" table:style-name="ce1">
            <text:p>117.04356</text:p>
          </table:table-cell>
          <table:table-cell office:value-type="float" office:value="4.2979932956080003" table:style-name="ce1">
            <text:p>4.297993296</text:p>
          </table:table-cell>
          <table:table-cell office:value-type="float" office:value="4.2979932956080003" table:style-name="ce1">
            <text:p>4.297993296</text:p>
          </table:table-cell>
          <table:table-cell office:value-type="float" office:value="90.873198833509406" table:style-name="ce1">
            <text:p>90.87319883</text:p>
          </table:table-cell>
          <table:table-cell office:value-type="float" office:value="3.3369832508307802" table:style-name="ce1">
            <text:p>3.336983251</text:p>
          </table:table-cell>
          <table:table-cell office:value-type="float" office:value="100" table:style-name="ce1">
            <text:p>1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EN</text:p>
          </table:table-cell>
          <table:table-cell office:value-type="float" office:value="196777.45503849399" table:style-name="ce1">
            <text:p>196777.455</text:p>
          </table:table-cell>
          <table:table-cell office:value-type="float" office:value="49940.073897755698" table:style-name="ce1">
            <text:p>49940.0739</text:p>
          </table:table-cell>
          <table:table-cell office:value-type="float" office:value="133859.42540362501" table:style-name="ce1">
            <text:p>133859.4254</text:p>
          </table:table-cell>
          <table:table-cell office:value-type="float" office:value="42599.6377584207" table:style-name="ce1">
            <text:p>42599.63776</text:p>
          </table:table-cell>
          <table:table-cell office:value-type="float" office:value="25.3789611660474" table:style-name="ce1">
            <text:p>25.37896117</text:p>
          </table:table-cell>
          <table:table-cell office:value-type="float" office:value="68.025793593803499" table:style-name="ce1">
            <text:p>68.02579359</text:p>
          </table:table-cell>
          <table:table-cell office:value-type="float" office:value="31.824160032041299" table:style-name="ce1">
            <text:p>31.824160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GP</text:p>
          </table:table-cell>
          <table:table-cell office:value-type="float" office:value="598.85598056691197" table:style-name="ce1">
            <text:p>598.8559806</text:p>
          </table:table-cell>
          <table:table-cell office:value-type="float" office:value="33.327677224944999" table:style-name="ce1">
            <text:p>33.32767722</text:p>
          </table:table-cell>
          <table:table-cell office:value-type="float" office:value="104.350760665758" table:style-name="ce1">
            <text:p>104.3507607</text:p>
          </table:table-cell>
          <table:table-cell office:value-type="float" office:value="21.553809483106999" table:style-name="ce1">
            <text:p>21.55380948</text:p>
          </table:table-cell>
          <table:table-cell office:value-type="float" office:value="5.5652240783159703" table:style-name="ce1">
            <text:p>5.565224078</text:p>
          </table:table-cell>
          <table:table-cell office:value-type="float" office:value="17.425017709094799" table:style-name="ce1">
            <text:p>17.42501771</text:p>
          </table:table-cell>
          <table:table-cell office:value-type="float" office:value="20.6551532021364" table:style-name="ce1">
            <text:p>20.655153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GS</text:p>
          </table:table-cell>
          <table:table-cell office:value-type="float" office:value="3711.57147738" table:style-name="ce1">
            <text:p>3711.571477</text:p>
          </table:table-cell>
          <table:table-cell office:value-type="float" office:value="264.57474901405902" table:style-name="ce1">
            <text:p>264.574749</text:p>
          </table:table-cell>
          <table:table-cell office:value-type="float" office:value="2936.8600014517601" table:style-name="ce1">
            <text:p>2936.860001</text:p>
          </table:table-cell>
          <table:table-cell office:value-type="float" office:value="141.92915039385699" table:style-name="ce1">
            <text:p>141.9291504</text:p>
          </table:table-cell>
          <table:table-cell office:value-type="float" office:value="7.1283754233617103" table:style-name="ce1">
            <text:p>7.128375423</text:p>
          </table:table-cell>
          <table:table-cell office:value-type="float" office:value="79.127130363791096" table:style-name="ce1">
            <text:p>79.12713036</text:p>
          </table:table-cell>
          <table:table-cell office:value-type="float" office:value="4.8326835573945699" table:style-name="ce1">
            <text:p>4.83268355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HN</text:p>
          </table:table-cell>
          <table:table-cell office:value-type="float" office:value="434.29720394186103" table:style-name="ce1">
            <text:p>434.2972039</text:p>
          </table:table-cell>
          <table:table-cell office:value-type="float" office:value="111.438171586046" table:style-name="ce1">
            <text:p>111.4381716</text:p>
          </table:table-cell>
          <table:table-cell office:value-type="float" office:value="290.08552489853702" table:style-name="ce1">
            <text:p>290.0855249</text:p>
          </table:table-cell>
          <table:table-cell office:value-type="float" office:value="80.228924814351004" table:style-name="ce1">
            <text:p>80.22892481</text:p>
          </table:table-cell>
          <table:table-cell office:value-type="float" office:value="25.659426442212201" table:style-name="ce1">
            <text:p>25.65942644</text:p>
          </table:table-cell>
          <table:table-cell office:value-type="float" office:value="66.794241884497694" table:style-name="ce1">
            <text:p>66.79424188</text:p>
          </table:table-cell>
          <table:table-cell office:value-type="float" office:value="27.656990069536398" table:style-name="ce1">
            <text:p>27.656990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JM</text:p>
          </table:table-cell>
          <table:table-cell office:value-type="float" office:value="62002.0796101862" table:style-name="ce1">
            <text:p>62002.07961</text:p>
          </table:table-cell>
          <table:table-cell office:value-type="float" office:value="40363.0104332833" table:style-name="ce1">
            <text:p>40363.01043</text:p>
          </table:table-cell>
          <table:table-cell office:value-type="float" office:value="40629.2848039526" table:style-name="ce1">
            <text:p>40629.2848</text:p>
          </table:table-cell>
          <table:table-cell office:value-type="float" office:value="26705.0492828772" table:style-name="ce1">
            <text:p>26705.04928</text:p>
          </table:table-cell>
          <table:table-cell office:value-type="float" office:value="65.099446158983596" table:style-name="ce1">
            <text:p>65.09944616</text:p>
          </table:table-cell>
          <table:table-cell office:value-type="float" office:value="65.528906545382696" table:style-name="ce1">
            <text:p>65.52890655</text:p>
          </table:table-cell>
          <table:table-cell office:value-type="float" office:value="65.728573396593902" table:style-name="ce1">
            <text:p>65.72857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LB</text:p>
          </table:table-cell>
          <table:table-cell office:value-type="float" office:value="29007.004802989799" table:style-name="ce1">
            <text:p>29007.0048</text:p>
          </table:table-cell>
          <table:table-cell office:value-type="float" office:value="525.86432808920699" table:style-name="ce1">
            <text:p>525.8643281</text:p>
          </table:table-cell>
          <table:table-cell office:value-type="float" office:value="26090.460724914199" table:style-name="ce1">
            <text:p>26090.46072</text:p>
          </table:table-cell>
          <table:table-cell office:value-type="float" office:value="254.662149446218" table:style-name="ce1">
            <text:p>254.6621494</text:p>
          </table:table-cell>
          <table:table-cell office:value-type="float" office:value="1.81288737551767" table:style-name="ce1">
            <text:p>1.812887376</text:p>
          </table:table-cell>
          <table:table-cell office:value-type="float" office:value="89.945380097378901" table:style-name="ce1">
            <text:p>89.9453801</text:p>
          </table:table-cell>
          <table:table-cell office:value-type="float" office:value="0.97607379237668002" table:style-name="ce1">
            <text:p>0.97607379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LE</text:p>
          </table:table-cell>
          <table:table-cell office:value-type="float" office:value="72347.291655362496" table:style-name="ce1">
            <text:p>72347.29166</text:p>
          </table:table-cell>
          <table:table-cell office:value-type="float" office:value="7898.4442321613296" table:style-name="ce1">
            <text:p>7898.444232</text:p>
          </table:table-cell>
          <table:table-cell office:value-type="float" office:value="33056.373065797903" table:style-name="ce1">
            <text:p>33056.37307</text:p>
          </table:table-cell>
          <table:table-cell office:value-type="float" office:value="5450.1836512713098" table:style-name="ce1">
            <text:p>5450.183651</text:p>
          </table:table-cell>
          <table:table-cell office:value-type="float" office:value="10.9174014001613" table:style-name="ce1">
            <text:p>10.9174014</text:p>
          </table:table-cell>
          <table:table-cell office:value-type="float" office:value="45.691237791273501" table:style-name="ce1">
            <text:p>45.69123779</text:p>
          </table:table-cell>
          <table:table-cell office:value-type="float" office:value="16.4875427816078" table:style-name="ce1">
            <text:p>16.4875427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LV</text:p>
          </table:table-cell>
          <table:table-cell office:value-type="float" office:value="20698.0926129621" table:style-name="ce1">
            <text:p>20698.09261</text:p>
          </table:table-cell>
          <table:table-cell office:value-type="float" office:value="1762.03173329793" table:style-name="ce1">
            <text:p>1762.031733</text:p>
          </table:table-cell>
          <table:table-cell office:value-type="float" office:value="15619.9859715601" table:style-name="ce1">
            <text:p>15619.98597</text:p>
          </table:table-cell>
          <table:table-cell office:value-type="float" office:value="1075.72802026567" table:style-name="ce1">
            <text:p>1075.72802</text:p>
          </table:table-cell>
          <table:table-cell office:value-type="float" office:value="8.5130150214636995" table:style-name="ce1">
            <text:p>8.513015021</text:p>
          </table:table-cell>
          <table:table-cell office:value-type="float" office:value="75.465823173378894" table:style-name="ce1">
            <text:p>75.46582317</text:p>
          </table:table-cell>
          <table:table-cell office:value-type="float" office:value="6.88686931104988" table:style-name="ce1">
            <text:p>6.8868693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MR</text:p>
          </table:table-cell>
          <table:table-cell office:value-type="float" office:value="59.881124858790002" table:style-name="ce1">
            <text:p>59.88112486</text:p>
          </table:table-cell>
          <table:table-cell table:style-name="ce1"/>
          <table:table-cell office:value-type="float" office:value="5.6456876848470001" table:style-name="ce1">
            <text:p>5.645687685</text:p>
          </table:table-cell>
          <table:table-cell table:number-columns-repeated="2" table:style-name="ce1"/>
          <table:table-cell office:value-type="float" office:value="9.4281590370262798" table:style-name="ce1">
            <text:p>9.42815903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OM</text:p>
          </table:table-cell>
          <table:table-cell office:value-type="float" office:value="633032.57502201898" table:style-name="ce1">
            <text:p>633032.575</text:p>
          </table:table-cell>
          <table:table-cell office:value-type="float" office:value="51.380732827157999" table:style-name="ce1">
            <text:p>51.38073283</text:p>
          </table:table-cell>
          <table:table-cell office:value-type="float" office:value="524528.72136688" table:style-name="ce1">
            <text:p>524528.7214</text:p>
          </table:table-cell>
          <table:table-cell office:value-type="float" office:value="3.9163966062500002" table:style-name="ce1">
            <text:p>3.916396606</text:p>
          </table:table-cell>
          <table:table-cell office:value-type="float" office:value="8.1166017128535307E-3" table:style-name="ce1">
            <text:p>0.008116602</text:p>
          </table:table-cell>
          <table:table-cell office:value-type="float" office:value="82.859672955792902" table:style-name="ce1">
            <text:p>82.85967296</text:p>
          </table:table-cell>
          <table:table-cell office:value-type="float" office:value="7.4665055443373695E-4" table:style-name="ce1">
            <text:p>0.0007466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PM</text:p>
          </table:table-cell>
          <table:table-cell office:value-type="float" office:value="236.59795698267001" table:style-name="ce1">
            <text:p>236.597957</text:p>
          </table:table-cell>
          <table:table-cell office:value-type="float" office:value="7.2427598344300002" table:style-name="ce1">
            <text:p>7.242759834</text:p>
          </table:table-cell>
          <table:table-cell office:value-type="float" office:value="192.84409196761899" table:style-name="ce1">
            <text:p>192.844092</text:p>
          </table:table-cell>
          <table:table-cell office:value-type="float" office:value="2.871312232692" table:style-name="ce1">
            <text:p>2.871312233</text:p>
          </table:table-cell>
          <table:table-cell office:value-type="float" office:value="3.0612097952141299" table:style-name="ce1">
            <text:p>3.061209795</text:p>
          </table:table-cell>
          <table:table-cell office:value-type="float" office:value="81.507082490041995" table:style-name="ce1">
            <text:p>81.50708249</text:p>
          </table:table-cell>
          <table:table-cell office:value-type="float" office:value="1.48892932285119" table:style-name="ce1">
            <text:p>1.4889293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RB</text:p>
          </table:table-cell>
          <table:table-cell office:value-type="float" office:value="88477.493042437505" table:style-name="ce1">
            <text:p>88477.49304</text:p>
          </table:table-cell>
          <table:table-cell office:value-type="float" office:value="6783.8535116192497" table:style-name="ce1">
            <text:p>6783.853512</text:p>
          </table:table-cell>
          <table:table-cell office:value-type="float" office:value="36880.251383239804" table:style-name="ce1">
            <text:p>36880.25138</text:p>
          </table:table-cell>
          <table:table-cell office:value-type="float" office:value="5413.7822732218501" table:style-name="ce1">
            <text:p>5413.782273</text:p>
          </table:table-cell>
          <table:table-cell office:value-type="float" office:value="7.66732112127705" table:style-name="ce1">
            <text:p>7.667321121</text:p>
          </table:table-cell>
          <table:table-cell office:value-type="float" office:value="41.6832011340449" table:style-name="ce1">
            <text:p>41.68320113</text:p>
          </table:table-cell>
          <table:table-cell office:value-type="float" office:value="14.6793529603818" table:style-name="ce1">
            <text:p>14.6793529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SD</text:p>
          </table:table-cell>
          <table:table-cell office:value-type="float" office:value="629833.16702891001" table:style-name="ce1">
            <text:p>629833.167</text:p>
          </table:table-cell>
          <table:table-cell office:value-type="float" office:value="102507.12645076201" table:style-name="ce1">
            <text:p>102507.1265</text:p>
          </table:table-cell>
          <table:table-cell office:value-type="float" office:value="603745.85967805202" table:style-name="ce1">
            <text:p>603745.8597</text:p>
          </table:table-cell>
          <table:table-cell office:value-type="float" office:value="97769.232012088003" table:style-name="ce1">
            <text:p>97769.23201</text:p>
          </table:table-cell>
          <table:table-cell office:value-type="float" office:value="16.275282379033101" table:style-name="ce1">
            <text:p>16.27528238</text:p>
          </table:table-cell>
          <table:table-cell office:value-type="float" office:value="95.858060718853693" table:style-name="ce1">
            <text:p>95.85806072</text:p>
          </table:table-cell>
          <table:table-cell office:value-type="float" office:value="16.1937726685568" table:style-name="ce1">
            <text:p>16.1937726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SD|SDN</text:p>
          </table:table-cell>
          <table:table-cell office:value-type="float" office:value="9943.3948149491898" table:style-name="ce1">
            <text:p>9943.394815</text:p>
          </table:table-cell>
          <table:table-cell table:style-name="ce1"/>
          <table:table-cell office:value-type="float" office:value="9635.3438468732093" table:style-name="ce1">
            <text:p>9635.343847</text:p>
          </table:table-cell>
          <table:table-cell table:number-columns-repeated="2" table:style-name="ce1"/>
          <table:table-cell office:value-type="float" office:value="96.901953771232698" table:style-name="ce1">
            <text:p>96.9019537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TP</text:p>
          </table:table-cell>
          <table:table-cell office:value-type="float" office:value="984.38440636150403" table:style-name="ce1">
            <text:p>984.3844064</text:p>
          </table:table-cell>
          <table:table-cell office:value-type="float" office:value="287.955016751774" table:style-name="ce1">
            <text:p>287.9550168</text:p>
          </table:table-cell>
          <table:table-cell office:value-type="float" office:value="843.93264583597295" table:style-name="ce1">
            <text:p>843.9326458</text:p>
          </table:table-cell>
          <table:table-cell office:value-type="float" office:value="280.26334427768097" table:style-name="ce1">
            <text:p>280.2633443</text:p>
          </table:table-cell>
          <table:table-cell office:value-type="float" office:value="29.2522936051088" table:style-name="ce1">
            <text:p>29.25229361</text:p>
          </table:table-cell>
          <table:table-cell office:value-type="float" office:value="85.732020985107795" table:style-name="ce1">
            <text:p>85.73202099</text:p>
          </table:table-cell>
          <table:table-cell office:value-type="float" office:value="33.209207590264597" table:style-name="ce1">
            <text:p>33.2092075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UR</text:p>
          </table:table-cell>
          <table:table-cell office:value-type="float" office:value="145277.84832459601" table:style-name="ce1">
            <text:p>145277.8483</text:p>
          </table:table-cell>
          <table:table-cell office:value-type="float" office:value="21485.377613613698" table:style-name="ce1">
            <text:p>21485.37761</text:p>
          </table:table-cell>
          <table:table-cell office:value-type="float" office:value="142194.63402723701" table:style-name="ce1">
            <text:p>142194.634</text:p>
          </table:table-cell>
          <table:table-cell office:value-type="float" office:value="21055.651899459099" table:style-name="ce1">
            <text:p>21055.6519</text:p>
          </table:table-cell>
          <table:table-cell office:value-type="float" office:value="14.789162877473601" table:style-name="ce1">
            <text:p>14.78916288</text:p>
          </table:table-cell>
          <table:table-cell office:value-type="float" office:value="97.877712030487501" table:style-name="ce1">
            <text:p>97.87771203</text:p>
          </table:table-cell>
          <table:table-cell office:value-type="float" office:value="14.807627617949301" table:style-name="ce1">
            <text:p>14.8076276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K</text:p>
          </table:table-cell>
          <table:table-cell office:value-type="float" office:value="49071.119586881898" table:style-name="ce1">
            <text:p>49071.11959</text:p>
          </table:table-cell>
          <table:table-cell office:value-type="float" office:value="18440.265328540401" table:style-name="ce1">
            <text:p>18440.26533</text:p>
          </table:table-cell>
          <table:table-cell office:value-type="float" office:value="25605.855792635899" table:style-name="ce1">
            <text:p>25605.85579</text:p>
          </table:table-cell>
          <table:table-cell office:value-type="float" office:value="14603.0063012679" table:style-name="ce1">
            <text:p>14603.0063</text:p>
          </table:table-cell>
          <table:table-cell office:value-type="float" office:value="37.578652135481398" table:style-name="ce1">
            <text:p>37.57865214</text:p>
          </table:table-cell>
          <table:table-cell office:value-type="float" office:value="52.1811118397247" table:style-name="ce1">
            <text:p>52.18111184</text:p>
          </table:table-cell>
          <table:table-cell office:value-type="float" office:value="57.029948225623002" table:style-name="ce1">
            <text:p>57.029948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N</text:p>
          </table:table-cell>
          <table:table-cell office:value-type="float" office:value="20326.749916097699" table:style-name="ce1">
            <text:p>20326.74992</text:p>
          </table:table-cell>
          <table:table-cell office:value-type="float" office:value="8212.8158528198092" table:style-name="ce1">
            <text:p>8212.815853</text:p>
          </table:table-cell>
          <table:table-cell office:value-type="float" office:value="14265.405174621201" table:style-name="ce1">
            <text:p>14265.40517</text:p>
          </table:table-cell>
          <table:table-cell office:value-type="float" office:value="6543.63400897068" table:style-name="ce1">
            <text:p>6543.634009</text:p>
          </table:table-cell>
          <table:table-cell office:value-type="float" office:value="40.403979419827003" table:style-name="ce1">
            <text:p>40.40397942</text:p>
          </table:table-cell>
          <table:table-cell office:value-type="float" office:value="70.180453016366101" table:style-name="ce1">
            <text:p>70.18045302</text:p>
          </table:table-cell>
          <table:table-cell office:value-type="float" office:value="45.870649510973003" table:style-name="ce1">
            <text:p>45.870649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WE</text:p>
          </table:table-cell>
          <table:table-cell office:value-type="float" office:value="451250.98972177698" table:style-name="ce1">
            <text:p>451250.9897</text:p>
          </table:table-cell>
          <table:table-cell office:value-type="float" office:value="65179.193764634001" table:style-name="ce1">
            <text:p>65179.19376</text:p>
          </table:table-cell>
          <table:table-cell office:value-type="float" office:value="371588.29177383002" table:style-name="ce1">
            <text:p>371588.2918</text:p>
          </table:table-cell>
          <table:table-cell office:value-type="float" office:value="54172.139033300598" table:style-name="ce1">
            <text:p>54172.13903</text:p>
          </table:table-cell>
          <table:table-cell office:value-type="float" office:value="14.444110982409301" table:style-name="ce1">
            <text:p>14.44411098</text:p>
          </table:table-cell>
          <table:table-cell office:value-type="float" office:value="82.346255240999298" table:style-name="ce1">
            <text:p>82.34625524</text:p>
          </table:table-cell>
          <table:table-cell office:value-type="float" office:value="14.578537653784" table:style-name="ce1">
            <text:p>14.5785376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WZ</text:p>
          </table:table-cell>
          <table:table-cell office:value-type="float" office:value="17291.789147681699" table:style-name="ce1">
            <text:p>17291.78915</text:p>
          </table:table-cell>
          <table:table-cell office:value-type="float" office:value="724.34459773096398" table:style-name="ce1">
            <text:p>724.3445977</text:p>
          </table:table-cell>
          <table:table-cell office:value-type="float" office:value="10783.8118612456" table:style-name="ce1">
            <text:p>10783.81186</text:p>
          </table:table-cell>
          <table:table-cell office:value-type="float" office:value="674.82209723002597" table:style-name="ce1">
            <text:p>674.8220972</text:p>
          </table:table-cell>
          <table:table-cell office:value-type="float" office:value="4.1889511348111501" table:style-name="ce1">
            <text:p>4.188951135</text:p>
          </table:table-cell>
          <table:table-cell office:value-type="float" office:value="62.363771435944201" table:style-name="ce1">
            <text:p>62.36377144</text:p>
          </table:table-cell>
          <table:table-cell office:value-type="float" office:value="6.2577324782081103" table:style-name="ce1">
            <text:p>6.25773247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XM</text:p>
          </table:table-cell>
          <table:table-cell office:value-type="float" office:value="40.238430851254002" table:style-name="ce1">
            <text:p>40.23843085</text:p>
          </table:table-cell>
          <table:table-cell office:value-type="float" office:value="9.0417331584000005E-2" table:style-name="ce1">
            <text:p>0.090417332</text:p>
          </table:table-cell>
          <table:table-cell office:value-type="float" office:value="27.217171625469" table:style-name="ce1">
            <text:p>27.21717163</text:p>
          </table:table-cell>
          <table:table-cell table:style-name="ce1"/>
          <table:table-cell office:value-type="float" office:value="0.22470392028515801" table:style-name="ce1">
            <text:p>0.22470392</text:p>
          </table:table-cell>
          <table:table-cell office:value-type="float" office:value="67.639744020039998" table:style-name="ce1">
            <text:p>67.6397440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YC</text:p>
          </table:table-cell>
          <table:table-cell office:value-type="float" office:value="481.40468610331902" table:style-name="ce1">
            <text:p>481.4046861</text:p>
          </table:table-cell>
          <table:table-cell office:value-type="float" office:value="296.396527965502" table:style-name="ce1">
            <text:p>296.396528</text:p>
          </table:table-cell>
          <table:table-cell office:value-type="float" office:value="169.48504234126401" table:style-name="ce1">
            <text:p>169.4850423</text:p>
          </table:table-cell>
          <table:table-cell office:value-type="float" office:value="141.64814706899199" table:style-name="ce1">
            <text:p>141.6481471</text:p>
          </table:table-cell>
          <table:table-cell office:value-type="float" office:value="61.569099039033802" table:style-name="ce1">
            <text:p>61.56909904</text:p>
          </table:table-cell>
          <table:table-cell office:value-type="float" office:value="35.206354909658899" table:style-name="ce1">
            <text:p>35.20635491</text:p>
          </table:table-cell>
          <table:table-cell office:value-type="float" office:value="83.5756035531316" table:style-name="ce1">
            <text:p>83.575603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YR</text:p>
          </table:table-cell>
          <table:table-cell office:value-type="float" office:value="188264.63747433401" table:style-name="ce1">
            <text:p>188264.6375</text:p>
          </table:table-cell>
          <table:table-cell office:value-type="float" office:value="1358.4953433512901" table:style-name="ce1">
            <text:p>1358.495343</text:p>
          </table:table-cell>
          <table:table-cell office:value-type="float" office:value="15707.3295558598" table:style-name="ce1">
            <text:p>15707.32956</text:p>
          </table:table-cell>
          <table:table-cell office:value-type="float" office:value="200.613029703514" table:style-name="ce1">
            <text:p>200.6130297</text:p>
          </table:table-cell>
          <table:table-cell office:value-type="float" office:value="0.721588165242392" table:style-name="ce1">
            <text:p>0.721588165</text:p>
          </table:table-cell>
          <table:table-cell office:value-type="float" office:value="8.3432182307743101" table:style-name="ce1">
            <text:p>8.343218231</text:p>
          </table:table-cell>
          <table:table-cell office:value-type="float" office:value="1.2771937393309101" table:style-name="ce1">
            <text:p>1.2771937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CA</text:p>
          </table:table-cell>
          <table:table-cell office:value-type="float" office:value="1013.93529319837" table:style-name="ce1">
            <text:p>1013.935293</text:p>
          </table:table-cell>
          <table:table-cell office:value-type="float" office:value="450.26171468672197" table:style-name="ce1">
            <text:p>450.2617147</text:p>
          </table:table-cell>
          <table:table-cell office:value-type="float" office:value="827.67861094044895" table:style-name="ce1">
            <text:p>827.6786109</text:p>
          </table:table-cell>
          <table:table-cell office:value-type="float" office:value="362.23798858488999" table:style-name="ce1">
            <text:p>362.2379886</text:p>
          </table:table-cell>
          <table:table-cell office:value-type="float" office:value="44.4073421358489" table:style-name="ce1">
            <text:p>44.40734214</text:p>
          </table:table-cell>
          <table:table-cell office:value-type="float" office:value="81.630318669508995" table:style-name="ce1">
            <text:p>81.63031867</text:p>
          </table:table-cell>
          <table:table-cell office:value-type="float" office:value="43.765536984614997" table:style-name="ce1">
            <text:p>43.765536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CD</text:p>
          </table:table-cell>
          <table:table-cell office:value-type="float" office:value="1264859.0348567499" table:style-name="ce1">
            <text:p>1264859.035</text:p>
          </table:table-cell>
          <table:table-cell office:value-type="float" office:value="256669.66241458" table:style-name="ce1">
            <text:p>256669.6624</text:p>
          </table:table-cell>
          <table:table-cell office:value-type="float" office:value="433032.08085644298" table:style-name="ce1">
            <text:p>433032.0809</text:p>
          </table:table-cell>
          <table:table-cell office:value-type="float" office:value="142371.95726362499" table:style-name="ce1">
            <text:p>142371.9573</text:p>
          </table:table-cell>
          <table:table-cell office:value-type="float" office:value="20.292353166742402" table:style-name="ce1">
            <text:p>20.29235317</text:p>
          </table:table-cell>
          <table:table-cell office:value-type="float" office:value="34.235600088470498" table:style-name="ce1">
            <text:p>34.23560009</text:p>
          </table:table-cell>
          <table:table-cell office:value-type="float" office:value="32.877923728432499" table:style-name="ce1">
            <text:p>32.8779237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GO</text:p>
          </table:table-cell>
          <table:table-cell office:value-type="float" office:value="56792.975334391696" table:style-name="ce1">
            <text:p>56792.97533</text:p>
          </table:table-cell>
          <table:table-cell office:value-type="float" office:value="14427.220322170901" table:style-name="ce1">
            <text:p>14427.22032</text:p>
          </table:table-cell>
          <table:table-cell office:value-type="float" office:value="31514.343670855" table:style-name="ce1">
            <text:p>31514.34367</text:p>
          </table:table-cell>
          <table:table-cell office:value-type="float" office:value="6622.7192739468701" table:style-name="ce1">
            <text:p>6622.719274</text:p>
          </table:table-cell>
          <table:table-cell office:value-type="float" office:value="25.403177483174201" table:style-name="ce1">
            <text:p>25.40317748</text:p>
          </table:table-cell>
          <table:table-cell office:value-type="float" office:value="55.489862056533397" table:style-name="ce1">
            <text:p>55.48986206</text:p>
          </table:table-cell>
          <table:table-cell office:value-type="float" office:value="21.0149363829896" table:style-name="ce1">
            <text:p>21.0149363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HA</text:p>
          </table:table-cell>
          <table:table-cell office:value-type="float" office:value="515298.67760215199" table:style-name="ce1">
            <text:p>515298.6776</text:p>
          </table:table-cell>
          <table:table-cell office:value-type="float" office:value="95400.334416915095" table:style-name="ce1">
            <text:p>95400.33442</text:p>
          </table:table-cell>
          <table:table-cell office:value-type="float" office:value="195122.992616381" table:style-name="ce1">
            <text:p>195122.9926</text:p>
          </table:table-cell>
          <table:table-cell office:value-type="float" office:value="85570.4353834176" table:style-name="ce1">
            <text:p>85570.43538</text:p>
          </table:table-cell>
          <table:table-cell office:value-type="float" office:value="18.513599697333401" table:style-name="ce1">
            <text:p>18.5135997</text:p>
          </table:table-cell>
          <table:table-cell office:value-type="float" office:value="37.865999098687702" table:style-name="ce1">
            <text:p>37.8659991</text:p>
          </table:table-cell>
          <table:table-cell office:value-type="float" office:value="43.854614074955499" table:style-name="ce1">
            <text:p>43.854614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JK</text:p>
          </table:table-cell>
          <table:table-cell office:value-type="float" office:value="142003.40077879201" table:style-name="ce1">
            <text:p>142003.4008</text:p>
          </table:table-cell>
          <table:table-cell office:value-type="float" office:value="31127.284140556101" table:style-name="ce1">
            <text:p>31127.28414</text:p>
          </table:table-cell>
          <table:table-cell office:value-type="float" office:value="91611.260150991598" table:style-name="ce1">
            <text:p>91611.26015</text:p>
          </table:table-cell>
          <table:table-cell office:value-type="float" office:value="20142.888797633001" table:style-name="ce1">
            <text:p>20142.8888</text:p>
          </table:table-cell>
          <table:table-cell office:value-type="float" office:value="21.920097666565798" table:style-name="ce1">
            <text:p>21.92009767</text:p>
          </table:table-cell>
          <table:table-cell office:value-type="float" office:value="64.513426895811193" table:style-name="ce1">
            <text:p>64.5134269</text:p>
          </table:table-cell>
          <table:table-cell office:value-type="float" office:value="21.9873504244282" table:style-name="ce1">
            <text:p>21.987350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KL</text:p>
          </table:table-cell>
          <table:table-cell office:value-type="float" office:value="15.387057387297" table:style-name="ce1">
            <text:p>15.38705739</text:p>
          </table:table-cell>
          <table:table-cell office:value-type="float" office:value="0.93727247169299999" table:style-name="ce1">
            <text:p>0.937272472</text:p>
          </table:table-cell>
          <table:table-cell table:number-columns-repeated="2" table:style-name="ce1"/>
          <table:table-cell office:value-type="float" office:value="6.0913041922283204" table:style-name="ce1">
            <text:p>6.09130419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TKM</text:p>
          </table:table-cell>
          <table:table-cell office:value-type="float" office:value="555049.97095644602" table:style-name="ce1">
            <text:p>555049.971</text:p>
          </table:table-cell>
          <table:table-cell office:value-type="float" office:value="17641.7915684789" table:style-name="ce1">
            <text:p>17641.79157</text:p>
          </table:table-cell>
          <table:table-cell office:value-type="float" office:value="93034.978977155595" table:style-name="ce1">
            <text:p>93034.97898</text:p>
          </table:table-cell>
          <table:table-cell office:value-type="float" office:value="3440.41141637073" table:style-name="ce1">
            <text:p>3440.411416</text:p>
          </table:table-cell>
          <table:table-cell office:value-type="float" office:value="3.1784150061442298" table:style-name="ce1">
            <text:p>3.178415006</text:p>
          </table:table-cell>
          <table:table-cell office:value-type="float" office:value="16.761550102748501" table:style-name="ce1">
            <text:p>16.7615501</text:p>
          </table:table-cell>
          <table:table-cell office:value-type="float" office:value="3.69797623882465" table:style-name="ce1">
            <text:p>3.6979762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LS</text:p>
          </table:table-cell>
          <table:table-cell office:value-type="float" office:value="14915.129346334899" table:style-name="ce1">
            <text:p>14915.12935</text:p>
          </table:table-cell>
          <table:table-cell office:value-type="float" office:value="2384.9456480466401" table:style-name="ce1">
            <text:p>2384.945648</text:p>
          </table:table-cell>
          <table:table-cell office:value-type="float" office:value="6052.6413583965304" table:style-name="ce1">
            <text:p>6052.641358</text:p>
          </table:table-cell>
          <table:table-cell office:value-type="float" office:value="1368.0215710508301" table:style-name="ce1">
            <text:p>1368.021571</text:p>
          </table:table-cell>
          <table:table-cell office:value-type="float" office:value="15.9901103950713" table:style-name="ce1">
            <text:p>15.9901104</text:p>
          </table:table-cell>
          <table:table-cell office:value-type="float" office:value="40.580548903411497" table:style-name="ce1">
            <text:p>40.5805489</text:p>
          </table:table-cell>
          <table:table-cell office:value-type="float" office:value="22.602059002769799" table:style-name="ce1">
            <text:p>22.60205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ON</text:p>
          </table:table-cell>
          <table:table-cell office:value-type="float" office:value="764.12983712998403" table:style-name="ce1">
            <text:p>764.1298371</text:p>
          </table:table-cell>
          <table:table-cell office:value-type="float" office:value="94.814289545074004" table:style-name="ce1">
            <text:p>94.81428955</text:p>
          </table:table-cell>
          <table:table-cell office:value-type="float" office:value="324.03300660432302" table:style-name="ce1">
            <text:p>324.0330066</text:p>
          </table:table-cell>
          <table:table-cell office:value-type="float" office:value="44.089916977278001" table:style-name="ce1">
            <text:p>44.08991698</text:p>
          </table:table-cell>
          <table:table-cell office:value-type="float" office:value="12.4081386353384" table:style-name="ce1">
            <text:p>12.40813864</text:p>
          </table:table-cell>
          <table:table-cell office:value-type="float" office:value="42.405490645590703" table:style-name="ce1">
            <text:p>42.40549065</text:p>
          </table:table-cell>
          <table:table-cell office:value-type="float" office:value="13.606612930983401" table:style-name="ce1">
            <text:p>13.6066129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O</text:p>
          </table:table-cell>
          <table:table-cell office:value-type="float" office:value="5181.3708410765803" table:style-name="ce1">
            <text:p>5181.370841</text:p>
          </table:table-cell>
          <table:table-cell office:value-type="float" office:value="1582.4463607144501" table:style-name="ce1">
            <text:p>1582.446361</text:p>
          </table:table-cell>
          <table:table-cell office:value-type="float" office:value="4221.8242313575602" table:style-name="ce1">
            <text:p>4221.824231</text:p>
          </table:table-cell>
          <table:table-cell office:value-type="float" office:value="1513.7762721111601" table:style-name="ce1">
            <text:p>1513.776272</text:p>
          </table:table-cell>
          <table:table-cell office:value-type="float" office:value="30.541075117982601" table:style-name="ce1">
            <text:p>30.54107512</text:p>
          </table:table-cell>
          <table:table-cell office:value-type="float" office:value="81.480835108115002" table:style-name="ce1">
            <text:p>81.48083511</text:p>
          </table:table-cell>
          <table:table-cell office:value-type="float" office:value="35.855975738345599" table:style-name="ce1">
            <text:p>35.8559757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UN</text:p>
          </table:table-cell>
          <table:table-cell office:value-type="float" office:value="155309.16873586399" table:style-name="ce1">
            <text:p>155309.1687</text:p>
          </table:table-cell>
          <table:table-cell office:value-type="float" office:value="12257.2645675437" table:style-name="ce1">
            <text:p>12257.26457</text:p>
          </table:table-cell>
          <table:table-cell office:value-type="float" office:value="18014.759907632699" table:style-name="ce1">
            <text:p>18014.75991</text:p>
          </table:table-cell>
          <table:table-cell office:value-type="float" office:value="762.22026151590899" table:style-name="ce1">
            <text:p>762.2202615</text:p>
          </table:table-cell>
          <table:table-cell office:value-type="float" office:value="7.8921706086713801" table:style-name="ce1">
            <text:p>7.892170609</text:p>
          </table:table-cell>
          <table:table-cell office:value-type="float" office:value="11.599289375033999" table:style-name="ce1">
            <text:p>11.59928938</text:p>
          </table:table-cell>
          <table:table-cell office:value-type="float" office:value="4.2310875383521802" table:style-name="ce1">
            <text:p>4.23108753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UR</text:p>
          </table:table-cell>
          <table:table-cell office:value-type="float" office:value="781609.15432655299" table:style-name="ce1">
            <text:p>781609.1543</text:p>
          </table:table-cell>
          <table:table-cell office:value-type="float" office:value="1849.6782505328999" table:style-name="ce1">
            <text:p>1849.678251</text:p>
          </table:table-cell>
          <table:table-cell office:value-type="float" office:value="386290.84161431802" table:style-name="ce1">
            <text:p>386290.8416</text:p>
          </table:table-cell>
          <table:table-cell office:value-type="float" office:value="504.55920376576898" table:style-name="ce1">
            <text:p>504.5592038</text:p>
          </table:table-cell>
          <table:table-cell office:value-type="float" office:value="0.23665002390185899" table:style-name="ce1">
            <text:p>0.236650024</text:p>
          </table:table-cell>
          <table:table-cell office:value-type="float" office:value="49.422507333240297" table:style-name="ce1">
            <text:p>49.42250733</text:p>
          </table:table-cell>
          <table:table-cell office:value-type="float" office:value="0.13061640334448599" table:style-name="ce1">
            <text:p>0.1306164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UV</text:p>
          </table:table-cell>
          <table:table-cell office:value-type="float" office:value="41.795928776933998" table:style-name="ce1">
            <text:p>41.79592878</text:p>
          </table:table-cell>
          <table:table-cell office:value-type="float" office:value="5.7389091809809996" table:style-name="ce1">
            <text:p>5.738909181</text:p>
          </table:table-cell>
          <table:table-cell table:number-columns-repeated="2" table:style-name="ce1"/>
          <table:table-cell office:value-type="float" office:value="13.730785148021701" table:style-name="ce1">
            <text:p>13.7307851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TWN</text:p>
          </table:table-cell>
          <table:table-cell office:value-type="float" office:value="36083.012195817799" table:style-name="ce1">
            <text:p>36083.0122</text:p>
          </table:table-cell>
          <table:table-cell office:value-type="float" office:value="7077.6317120302701" table:style-name="ce1">
            <text:p>7077.631712</text:p>
          </table:table-cell>
          <table:table-cell office:value-type="float" office:value="23090.858346779602" table:style-name="ce1">
            <text:p>23090.85835</text:p>
          </table:table-cell>
          <table:table-cell office:value-type="float" office:value="6888.7349112803204" table:style-name="ce1">
            <text:p>6888.734911</text:p>
          </table:table-cell>
          <table:table-cell office:value-type="float" office:value="19.614858298472701" table:style-name="ce1">
            <text:p>19.6148583</text:p>
          </table:table-cell>
          <table:table-cell office:value-type="float" office:value="63.993710451523597" table:style-name="ce1">
            <text:p>63.99371045</text:p>
          </table:table-cell>
          <table:table-cell office:value-type="float" office:value="29.833169507278502" table:style-name="ce1">
            <text:p>29.833169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ZA</text:p>
          </table:table-cell>
          <table:table-cell office:value-type="float" office:value="940365.26963257999" table:style-name="ce1">
            <text:p>940365.2696</text:p>
          </table:table-cell>
          <table:table-cell office:value-type="float" office:value="360626.33853193303" table:style-name="ce1">
            <text:p>360626.3385</text:p>
          </table:table-cell>
          <table:table-cell office:value-type="float" office:value="621653.663580077" table:style-name="ce1">
            <text:p>621653.6636</text:p>
          </table:table-cell>
          <table:table-cell office:value-type="float" office:value="324616.733101575" table:style-name="ce1">
            <text:p>324616.7331</text:p>
          </table:table-cell>
          <table:table-cell office:value-type="float" office:value="38.3496020299471" table:style-name="ce1">
            <text:p>38.34960203</text:p>
          </table:table-cell>
          <table:table-cell office:value-type="float" office:value="66.107680031927401" table:style-name="ce1">
            <text:p>66.10768003</text:p>
          </table:table-cell>
          <table:table-cell office:value-type="float" office:value="52.218261086425699" table:style-name="ce1">
            <text:p>52.218261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GA</text:p>
          </table:table-cell>
          <table:table-cell office:value-type="float" office:value="241501.468076772" table:style-name="ce1">
            <text:p>241501.4681</text:p>
          </table:table-cell>
          <table:table-cell office:value-type="float" office:value="38342.746425495403" table:style-name="ce1">
            <text:p>38342.74643</text:p>
          </table:table-cell>
          <table:table-cell office:value-type="float" office:value="92908.407839678199" table:style-name="ce1">
            <text:p>92908.40784</text:p>
          </table:table-cell>
          <table:table-cell office:value-type="float" office:value="28599.1975748888" table:style-name="ce1">
            <text:p>28599.19757</text:p>
          </table:table-cell>
          <table:table-cell office:value-type="float" office:value="15.876817118687899" table:style-name="ce1">
            <text:p>15.87681712</text:p>
          </table:table-cell>
          <table:table-cell office:value-type="float" office:value="38.4711565439193" table:style-name="ce1">
            <text:p>38.47115654</text:p>
          </table:table-cell>
          <table:table-cell office:value-type="float" office:value="30.782141508914101" table:style-name="ce1">
            <text:p>30.782141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KR</text:p>
          </table:table-cell>
          <table:table-cell office:value-type="float" office:value="599088.55693800095" table:style-name="ce1">
            <text:p>599088.5569</text:p>
          </table:table-cell>
          <table:table-cell office:value-type="float" office:value="26966.447382449998" table:style-name="ce1">
            <text:p>26966.44738</text:p>
          </table:table-cell>
          <table:table-cell office:value-type="float" office:value="110184.460211552" table:style-name="ce1">
            <text:p>110184.4602</text:p>
          </table:table-cell>
          <table:table-cell office:value-type="float" office:value="14433.5624045924" table:style-name="ce1">
            <text:p>14433.5624</text:p>
          </table:table-cell>
          <table:table-cell office:value-type="float" office:value="4.5012456122143503" table:style-name="ce1">
            <text:p>4.501245612</text:p>
          </table:table-cell>
          <table:table-cell office:value-type="float" office:value="18.392015493454799" table:style-name="ce1">
            <text:p>18.39201549</text:p>
          </table:table-cell>
          <table:table-cell office:value-type="float" office:value="13.099453749539901" table:style-name="ce1">
            <text:p>13.0994537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MI</text:p>
          </table:table-cell>
          <table:table-cell office:value-type="float" office:value="39.625494751802002" table:style-name="ce1">
            <text:p>39.62549475</text:p>
          </table:table-cell>
          <table:table-cell office:value-type="float" office:value="39.625494751802002" table:style-name="ce1">
            <text:p>39.62549475</text:p>
          </table:table-cell>
          <table:table-cell office:value-type="float" office:value="12.639802509711" table:style-name="ce1">
            <text:p>12.63980251</text:p>
          </table:table-cell>
          <table:table-cell office:value-type="float" office:value="12.639802509711" table:style-name="ce1">
            <text:p>12.63980251</text:p>
          </table:table-cell>
          <table:table-cell office:value-type="float" office:value="100" table:style-name="ce1">
            <text:p>100</text:p>
          </table:table-cell>
          <table:table-cell office:value-type="float" office:value="31.898156953954999" table:style-name="ce1">
            <text:p>31.89815695</text:p>
          </table:table-cell>
          <table:table-cell office:value-type="float" office:value="100" table:style-name="ce1">
            <text:p>1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RY</text:p>
          </table:table-cell>
          <table:table-cell office:value-type="float" office:value="177789.978590043" table:style-name="ce1">
            <text:p>177789.9786</text:p>
          </table:table-cell>
          <table:table-cell office:value-type="float" office:value="6573.9007269383401" table:style-name="ce1">
            <text:p>6573.900727</text:p>
          </table:table-cell>
          <table:table-cell office:value-type="float" office:value="143185.22658827499" table:style-name="ce1">
            <text:p>143185.2266</text:p>
          </table:table-cell>
          <table:table-cell office:value-type="float" office:value="3691.7938271398298" table:style-name="ce1">
            <text:p>3691.793827</text:p>
          </table:table-cell>
          <table:table-cell office:value-type="float" office:value="3.6975653965833302" table:style-name="ce1">
            <text:p>3.697565397</text:p>
          </table:table-cell>
          <table:table-cell office:value-type="float" office:value="80.536162793763907" table:style-name="ce1">
            <text:p>80.53616279</text:p>
          </table:table-cell>
          <table:table-cell office:value-type="float" office:value="2.57833431220909" table:style-name="ce1">
            <text:p>2.5783343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SA</text:p>
          </table:table-cell>
          <table:table-cell office:value-type="float" office:value="9482478.6270405091" table:style-name="ce1">
            <text:p>9482478.627</text:p>
          </table:table-cell>
          <table:table-cell office:value-type="float" office:value="1118767.45664295" table:style-name="ce1">
            <text:p>1118767.457</text:p>
          </table:table-cell>
          <table:table-cell office:value-type="float" office:value="7258871.8789248103" table:style-name="ce1">
            <text:p>7258871.879</text:p>
          </table:table-cell>
          <table:table-cell office:value-type="float" office:value="959044.84861813404" table:style-name="ce1">
            <text:p>959044.8486</text:p>
          </table:table-cell>
          <table:table-cell office:value-type="float" office:value="11.798259723492899" table:style-name="ce1">
            <text:p>11.79825972</text:p>
          </table:table-cell>
          <table:table-cell office:value-type="float" office:value="76.550363722678995" table:style-name="ce1">
            <text:p>76.55036372</text:p>
          </table:table-cell>
          <table:table-cell office:value-type="float" office:value="13.2120371404074" table:style-name="ce1">
            <text:p>13.212037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SA|HTI|JAM</text:p>
          </table:table-cell>
          <table:table-cell office:value-type="float" office:value="1.624230379848" table:style-name="ce1">
            <text:p>1.62423038</text:p>
          </table:table-cell>
          <table:table-cell office:value-type="float" office:value="1.624230379848" table:style-name="ce1">
            <text:p>1.62423038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UZB</text:p>
          </table:table-cell>
          <table:table-cell office:value-type="float" office:value="449541.22028125601" table:style-name="ce1">
            <text:p>449541.2203</text:p>
          </table:table-cell>
          <table:table-cell office:value-type="float" office:value="25446.139584460201" table:style-name="ce1">
            <text:p>25446.13958</text:p>
          </table:table-cell>
          <table:table-cell office:value-type="float" office:value="101459.21859099899" table:style-name="ce1">
            <text:p>101459.2186</text:p>
          </table:table-cell>
          <table:table-cell office:value-type="float" office:value="11715.9938447444" table:style-name="ce1">
            <text:p>11715.99384</text:p>
          </table:table-cell>
          <table:table-cell office:value-type="float" office:value="5.6604685925219096" table:style-name="ce1">
            <text:p>5.660468593</text:p>
          </table:table-cell>
          <table:table-cell office:value-type="float" office:value="22.569502865058901" table:style-name="ce1">
            <text:p>22.56950287</text:p>
          </table:table-cell>
          <table:table-cell office:value-type="float" office:value="11.5474907134597" table:style-name="ce1">
            <text:p>11.547490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T</text:p>
          </table:table-cell>
          <table:table-cell office:value-type="float" office:value="0.49779483901499999" table:style-name="ce1">
            <text:p>0.49779483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CT</text:p>
          </table:table-cell>
          <table:table-cell office:value-type="float" office:value="438.05166604361699" table:style-name="ce1">
            <text:p>438.051666</text:p>
          </table:table-cell>
          <table:table-cell office:value-type="float" office:value="91.619180027050007" table:style-name="ce1">
            <text:p>91.61918003</text:p>
          </table:table-cell>
          <table:table-cell office:value-type="float" office:value="357.78686198415801" table:style-name="ce1">
            <text:p>357.786862</text:p>
          </table:table-cell>
          <table:table-cell office:value-type="float" office:value="78.187047130375007" table:style-name="ce1">
            <text:p>78.18704713</text:p>
          </table:table-cell>
          <table:table-cell office:value-type="float" office:value="20.915153880028299" table:style-name="ce1">
            <text:p>20.91515388</text:p>
          </table:table-cell>
          <table:table-cell office:value-type="float" office:value="81.676863648438399" table:style-name="ce1">
            <text:p>81.67686365</text:p>
          </table:table-cell>
          <table:table-cell office:value-type="float" office:value="21.852967629045299" table:style-name="ce1">
            <text:p>21.852967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EN</text:p>
          </table:table-cell>
          <table:table-cell office:value-type="float" office:value="912882.41076387197" table:style-name="ce1">
            <text:p>912882.4108</text:p>
          </table:table-cell>
          <table:table-cell office:value-type="float" office:value="515860.76677616203" table:style-name="ce1">
            <text:p>515860.7668</text:p>
          </table:table-cell>
          <table:table-cell office:value-type="float" office:value="790544.20410065399" table:style-name="ce1">
            <text:p>790544.2041</text:p>
          </table:table-cell>
          <table:table-cell office:value-type="float" office:value="458312.17808825697" table:style-name="ce1">
            <text:p>458312.1781</text:p>
          </table:table-cell>
          <table:table-cell office:value-type="float" office:value="56.509004959850799" table:style-name="ce1">
            <text:p>56.50900496</text:p>
          </table:table-cell>
          <table:table-cell office:value-type="float" office:value="86.598689467480398" table:style-name="ce1">
            <text:p>86.59868947</text:p>
          </table:table-cell>
          <table:table-cell office:value-type="float" office:value="57.974263262058301" table:style-name="ce1">
            <text:p>57.974263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GB</text:p>
          </table:table-cell>
          <table:table-cell office:value-type="float" office:value="176.047530424922" table:style-name="ce1">
            <text:p>176.0475304</text:p>
          </table:table-cell>
          <table:table-cell office:value-type="float" office:value="14.684992713892999" table:style-name="ce1">
            <text:p>14.68499271</text:p>
          </table:table-cell>
          <table:table-cell office:value-type="float" office:value="106.589855957803" table:style-name="ce1">
            <text:p>106.589856</text:p>
          </table:table-cell>
          <table:table-cell office:value-type="float" office:value="10.180449741959" table:style-name="ce1">
            <text:p>10.18044974</text:p>
          </table:table-cell>
          <table:table-cell office:value-type="float" office:value="8.3414931629249001" table:style-name="ce1">
            <text:p>8.341493163</text:p>
          </table:table-cell>
          <table:table-cell office:value-type="float" office:value="60.546067133420998" table:style-name="ce1">
            <text:p>60.54606713</text:p>
          </table:table-cell>
          <table:table-cell office:value-type="float" office:value="9.5510493475000597" table:style-name="ce1">
            <text:p>9.55104934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IR</text:p>
          </table:table-cell>
          <table:table-cell office:value-type="float" office:value="372.395478755554" table:style-name="ce1">
            <text:p>372.3954788</text:p>
          </table:table-cell>
          <table:table-cell office:value-type="float" office:value="54.553529422676" table:style-name="ce1">
            <text:p>54.55352942</text:p>
          </table:table-cell>
          <table:table-cell office:value-type="float" office:value="203.47674054956201" table:style-name="ce1">
            <text:p>203.4767405</text:p>
          </table:table-cell>
          <table:table-cell office:value-type="float" office:value="37.566485379828997" table:style-name="ce1">
            <text:p>37.56648538</text:p>
          </table:table-cell>
          <table:table-cell office:value-type="float" office:value="14.6493533178704" table:style-name="ce1">
            <text:p>14.64935332</text:p>
          </table:table-cell>
          <table:table-cell office:value-type="float" office:value="54.639959977367802" table:style-name="ce1">
            <text:p>54.63995998</text:p>
          </table:table-cell>
          <table:table-cell office:value-type="float" office:value="18.462299562282801" table:style-name="ce1">
            <text:p>18.4622995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NM</text:p>
          </table:table-cell>
          <table:table-cell office:value-type="float" office:value="327539.86314049299" table:style-name="ce1">
            <text:p>327539.8631</text:p>
          </table:table-cell>
          <table:table-cell office:value-type="float" office:value="24908.178243006001" table:style-name="ce1">
            <text:p>24908.17824</text:p>
          </table:table-cell>
          <table:table-cell office:value-type="float" office:value="183557.391995015" table:style-name="ce1">
            <text:p>183557.392</text:p>
          </table:table-cell>
          <table:table-cell office:value-type="float" office:value="22067.293362443201" table:style-name="ce1">
            <text:p>22067.29336</text:p>
          </table:table-cell>
          <table:table-cell office:value-type="float" office:value="7.6046249773029801" table:style-name="ce1">
            <text:p>7.604624977</text:p>
          </table:table-cell>
          <table:table-cell office:value-type="float" office:value="56.041237312321002" table:style-name="ce1">
            <text:p>56.04123731</text:p>
          </table:table-cell>
          <table:table-cell office:value-type="float" office:value="12.022012909751099" table:style-name="ce1">
            <text:p>12.0220129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UT</text:p>
          </table:table-cell>
          <table:table-cell office:value-type="float" office:value="12506.566502911901" table:style-name="ce1">
            <text:p>12506.5665</text:p>
          </table:table-cell>
          <table:table-cell office:value-type="float" office:value="524.45609175991297" table:style-name="ce1">
            <text:p>524.4560918</text:p>
          </table:table-cell>
          <table:table-cell office:value-type="float" office:value="10278.0761193653" table:style-name="ce1">
            <text:p>10278.07612</text:p>
          </table:table-cell>
          <table:table-cell office:value-type="float" office:value="456.55329219780799" table:style-name="ce1">
            <text:p>456.5532922</text:p>
          </table:table-cell>
          <table:table-cell office:value-type="float" office:value="4.1934458321378996" table:style-name="ce1">
            <text:p>4.193445832</text:p>
          </table:table-cell>
          <table:table-cell office:value-type="float" office:value="82.181437383092103" table:style-name="ce1">
            <text:p>82.18143738</text:p>
          </table:table-cell>
          <table:table-cell office:value-type="float" office:value="4.4420111983564601" table:style-name="ce1">
            <text:p>4.4420111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LF</text:p>
          </table:table-cell>
          <table:table-cell office:value-type="float" office:value="180.06348086218301" table:style-name="ce1">
            <text:p>180.0634809</text:p>
          </table:table-cell>
          <table:table-cell office:value-type="float" office:value="0.36998213981799999" table:style-name="ce1">
            <text:p>0.36998214</text:p>
          </table:table-cell>
          <table:table-cell office:value-type="float" office:value="53.976313167660997" table:style-name="ce1">
            <text:p>53.97631317</text:p>
          </table:table-cell>
          <table:table-cell office:value-type="float" office:value="9.2496051531999995E-2" table:style-name="ce1">
            <text:p>0.092496052</text:p>
          </table:table-cell>
          <table:table-cell office:value-type="float" office:value="0.20547316871052701" table:style-name="ce1">
            <text:p>0.205473169</text:p>
          </table:table-cell>
          <table:table-cell office:value-type="float" office:value="29.976268874294099" table:style-name="ce1">
            <text:p>29.97626887</text:p>
          </table:table-cell>
          <table:table-cell office:value-type="float" office:value="0.17136415235455099" table:style-name="ce1">
            <text:p>0.17136415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SM</text:p>
          </table:table-cell>
          <table:table-cell office:value-type="float" office:value="2876.3630216152801" table:style-name="ce1">
            <text:p>2876.363022</text:p>
          </table:table-cell>
          <table:table-cell office:value-type="float" office:value="235.98271826878201" table:style-name="ce1">
            <text:p>235.9827183</text:p>
          </table:table-cell>
          <table:table-cell office:value-type="float" office:value="1618.1915169460999" table:style-name="ce1">
            <text:p>1618.191517</text:p>
          </table:table-cell>
          <table:table-cell office:value-type="float" office:value="126.12449509544" table:style-name="ce1">
            <text:p>126.1244951</text:p>
          </table:table-cell>
          <table:table-cell office:value-type="float" office:value="8.2042049802274502" table:style-name="ce1">
            <text:p>8.20420498</text:p>
          </table:table-cell>
          <table:table-cell office:value-type="float" office:value="56.258250602782802" table:style-name="ce1">
            <text:p>56.2582506</text:p>
          </table:table-cell>
          <table:table-cell office:value-type="float" office:value="7.79416365582399" table:style-name="ce1">
            <text:p>7.79416365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YEM</text:p>
          </table:table-cell>
          <table:table-cell office:value-type="float" office:value="453387.01738419902" table:style-name="ce1">
            <text:p>453387.0174</text:p>
          </table:table-cell>
          <table:table-cell office:value-type="float" office:value="3496.31396033687" table:style-name="ce1">
            <text:p>3496.31396</text:p>
          </table:table-cell>
          <table:table-cell office:value-type="float" office:value="72391.5899865221" table:style-name="ce1">
            <text:p>72391.58999</text:p>
          </table:table-cell>
          <table:table-cell office:value-type="float" office:value="2787.8126721563099" table:style-name="ce1">
            <text:p>2787.812672</text:p>
          </table:table-cell>
          <table:table-cell office:value-type="float" office:value="0.77115440590000395" table:style-name="ce1">
            <text:p>0.771154406</text:p>
          </table:table-cell>
          <table:table-cell office:value-type="float" office:value="15.9668422806156" table:style-name="ce1">
            <text:p>15.96684228</text:p>
          </table:table-cell>
          <table:table-cell office:value-type="float" office:value="3.85101732490658" table:style-name="ce1">
            <text:p>3.8510173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AF</text:p>
          </table:table-cell>
          <table:table-cell office:value-type="float" office:value="1219522.2453103" table:style-name="ce1">
            <text:p>1219522.245</text:p>
          </table:table-cell>
          <table:table-cell office:value-type="float" office:value="105171.461030397" table:style-name="ce1">
            <text:p>105171.461</text:p>
          </table:table-cell>
          <table:table-cell office:value-type="float" office:value="1066754.7234601199" table:style-name="ce1">
            <text:p>1066754.723</text:p>
          </table:table-cell>
          <table:table-cell office:value-type="float" office:value="98489.961205555795" table:style-name="ce1">
            <text:p>98489.96121</text:p>
          </table:table-cell>
          <table:table-cell office:value-type="float" office:value="8.6239887328694103" table:style-name="ce1">
            <text:p>8.623988733</text:p>
          </table:table-cell>
          <table:table-cell office:value-type="float" office:value="87.473166443855106" table:style-name="ce1">
            <text:p>87.47316644</text:p>
          </table:table-cell>
          <table:table-cell office:value-type="float" office:value="9.2326716760244807" table:style-name="ce1">
            <text:p>9.23267167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MB</text:p>
          </table:table-cell>
          <table:table-cell office:value-type="float" office:value="751109.35925033898" table:style-name="ce1">
            <text:p>751109.3593</text:p>
          </table:table-cell>
          <table:table-cell office:value-type="float" office:value="310420.87260573398" table:style-name="ce1">
            <text:p>310420.8726</text:p>
          </table:table-cell>
          <table:table-cell office:value-type="float" office:value="658431.36360195698" table:style-name="ce1">
            <text:p>658431.3636</text:p>
          </table:table-cell>
          <table:table-cell office:value-type="float" office:value="282580.65466544102" table:style-name="ce1">
            <text:p>282580.6547</text:p>
          </table:table-cell>
          <table:table-cell office:value-type="float" office:value="41.328319076672997" table:style-name="ce1">
            <text:p>41.32831908</text:p>
          </table:table-cell>
          <table:table-cell office:value-type="float" office:value="87.661184818562106" table:style-name="ce1">
            <text:p>87.66118482</text:p>
          </table:table-cell>
          <table:table-cell office:value-type="float" office:value="42.917253078526002" table:style-name="ce1">
            <text:p>42.917253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WE</text:p>
          </table:table-cell>
          <table:table-cell office:value-type="float" office:value="390651.80283191003" table:style-name="ce1">
            <text:p>390651.8028</text:p>
          </table:table-cell>
          <table:table-cell office:value-type="float" office:value="105980.94838194" table:style-name="ce1">
            <text:p>105980.9484</text:p>
          </table:table-cell>
          <table:table-cell office:value-type="float" office:value="240034.41056557599" table:style-name="ce1">
            <text:p>240034.4106</text:p>
          </table:table-cell>
          <table:table-cell office:value-type="float" office:value="80448.232021098505" table:style-name="ce1">
            <text:p>80448.23202</text:p>
          </table:table-cell>
          <table:table-cell office:value-type="float" office:value="27.1292613047383" table:style-name="ce1">
            <text:p>27.1292613</text:p>
          </table:table-cell>
          <table:table-cell office:value-type="float" office:value="61.444593068691901" table:style-name="ce1">
            <text:p>61.44459307</text:p>
          </table:table-cell>
          <table:table-cell office:value-type="float" office:value="33.515291341580699" table:style-name="ce1">
            <text:p>33.51529134</text:p>
          </table:table-cell>
          <table:table-cell table:number-columns-repeated="16376"/>
        </table:table-row>
        <table:table-row table:number-rows-repeated="1048298" table:style-name="ro1">
          <table:table-cell table:number-columns-repeated="16384"/>
        </table:table-row>
      </table:table>
      <table:table table:name="global_pa_202101_lc_201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1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2">
            <text:p>land_sqkm_2015</text:p>
          </table:table-cell>
          <table:table-cell office:value-type="string" table:style-name="ce2">
            <text:p>land_prot_sqkm_2015</text:p>
          </table:table-cell>
          <table:table-cell office:value-type="string" table:style-name="ce2">
            <text:p>land_ne_sqkm_2015</text:p>
          </table:table-cell>
          <table:table-cell office:value-type="string" table:style-name="ce2">
            <text:p>land_ne_prot_sqkm_2015</text:p>
          </table:table-cell>
          <table:table-cell office:value-type="string" table:style-name="ce2">
            <text:p>land_prot_perc_land_tot_2015</text:p>
          </table:table-cell>
          <table:table-cell office:value-type="string" table:style-name="ce2">
            <text:p>land_ne_perc_land_tot_2015</text:p>
          </table:table-cell>
          <table:table-cell office:value-type="string" table:style-name="ce2">
            <text:p>land_ne_prot_perc_land_tot_2015</text:p>
          </table:table-cell>
          <table:table-cell office:value-type="string" table:style-name="ce2">
            <text:p>land_ne_prot_perc_land_ne_2015</text:p>
          </table:table-cell>
          <table:table-cell office:value-type="string" table:style-name="ce2">
            <text:p>land_ne_prot_perc_land_prot_2015</text:p>
          </table:table-cell>
          <table:table-cell table:number-columns-repeated="16375" table:style-name="ce2"/>
        </table:table-row>
        <table:table-row table:style-name="ro1">
          <table:table-cell office:value-type="float" office:value="147371198.09642801" table:style-name="ce1">
            <text:p>147371198.1</text:p>
          </table:table-cell>
          <table:table-cell office:value-type="float" office:value="19457389.090522502" table:style-name="ce1">
            <text:p>19457389.09</text:p>
          </table:table-cell>
          <table:table-cell office:value-type="float" office:value="101308201.370818" table:style-name="ce1">
            <text:p>101308201.4</text:p>
          </table:table-cell>
          <table:table-cell office:value-type="float" office:value="15906832.7411485" table:style-name="ce1">
            <text:p>15906832.74</text:p>
          </table:table-cell>
          <table:table-cell office:value-type="float" office:value="13.2" table:style-name="ce1">
            <text:p>13.2</text:p>
          </table:table-cell>
          <table:table-cell office:value-type="float" office:value="68.739999999999995" table:style-name="ce1">
            <text:p>68.74</text:p>
          </table:table-cell>
          <table:table-cell office:value-type="float" office:value="10.79" table:style-name="ce1">
            <text:p>10.79</text:p>
          </table:table-cell>
          <table:table-cell office:value-type="float" office:value="15.7" table:style-name="ce1">
            <text:p>15.7</text:p>
          </table:table-cell>
          <table:table-cell office:value-type="float" office:value="81.75" table:style-name="ce1">
            <text:p>81.75</text:p>
          </table:table-cell>
          <table:table-cell table:number-columns-repeated="16375"/>
        </table:table-row>
        <table:table-row table:number-rows-repeated="1048574" table:style-name="ro1">
          <table:table-cell table:number-columns-repeated="16384"/>
        </table:table-row>
      </table:table>
      <table:table table:name="global_pa_202501_lc_202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3" table:default-cell-style-name="ce1"/>
        <table:table-column table:style-name="co6" table:default-cell-style-name="ce1"/>
        <table:table-column table:style-name="co14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2">
            <text:p>land_sqkm_2022</text:p>
          </table:table-cell>
          <table:table-cell office:value-type="string" table:style-name="ce2">
            <text:p>land_prot_sqkm_2022</text:p>
          </table:table-cell>
          <table:table-cell office:value-type="string" table:style-name="ce2">
            <text:p>land_ne_sqkm_2022</text:p>
          </table:table-cell>
          <table:table-cell office:value-type="string" table:style-name="ce2">
            <text:p>land_ne_prot_sqkm_2022</text:p>
          </table:table-cell>
          <table:table-cell office:value-type="string" table:style-name="ce2">
            <text:p>land_prot_perc_land_tot_2022</text:p>
          </table:table-cell>
          <table:table-cell office:value-type="string" table:style-name="ce2">
            <text:p>land_ne_perc_land_tot_2022</text:p>
          </table:table-cell>
          <table:table-cell office:value-type="string" table:style-name="ce2">
            <text:p>land_ne_prot_perc_land_tot_2022</text:p>
          </table:table-cell>
          <table:table-cell office:value-type="string" table:style-name="ce2">
            <text:p>land_ne_prot_perc_land_ne_2022</text:p>
          </table:table-cell>
          <table:table-cell office:value-type="string" table:style-name="ce2">
            <text:p>land_ne_prot_perc_land_prot_2022</text:p>
          </table:table-cell>
          <table:table-cell table:number-columns-repeated="16375" table:style-name="ce2"/>
        </table:table-row>
        <table:table-row table:style-name="ro1">
          <table:table-cell office:value-type="float" office:value="134540757.10717499" table:style-name="ce1">
            <text:p>134540757.1</text:p>
          </table:table-cell>
          <table:table-cell office:value-type="float" office:value="22109570.5030929" table:style-name="ce1">
            <text:p>22109570.5</text:p>
          </table:table-cell>
          <table:table-cell office:value-type="float" office:value="89127833.750273794" table:style-name="ce1">
            <text:p>89127833.75</text:p>
          </table:table-cell>
          <table:table-cell office:value-type="float" office:value="16965848.810205702" table:style-name="ce1">
            <text:p>16965848.81</text:p>
          </table:table-cell>
          <table:table-cell office:value-type="float" office:value="16.43" table:style-name="ce1">
            <text:p>16.43</text:p>
          </table:table-cell>
          <table:table-cell office:value-type="float" office:value="66.25" table:style-name="ce1">
            <text:p>66.25</text:p>
          </table:table-cell>
          <table:table-cell office:value-type="float" office:value="12.61" table:style-name="ce1">
            <text:p>12.61</text:p>
          </table:table-cell>
          <table:table-cell office:value-type="float" office:value="19.04" table:style-name="ce1">
            <text:p>19.04</text:p>
          </table:table-cell>
          <table:table-cell office:value-type="float" office:value="76.739999999999995" table:style-name="ce1">
            <text:p>76.74</text:p>
          </table:table-cell>
          <table:table-cell table:number-columns-repeated="16375"/>
        </table:table-row>
        <table:table-row table:number-rows-repeated="1048574" table:style-name="ro1">
          <table:table-cell table:number-columns-repeated="16384"/>
        </table:table-row>
      </table:table>
      <table:table table:name="country_pa_202501_lc_202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2">
            <text:p>iso3</text:p>
          </table:table-cell>
          <table:table-cell office:value-type="string" table:style-name="ce2">
            <text:p>land_sqkm_2022</text:p>
          </table:table-cell>
          <table:table-cell office:value-type="string" table:style-name="ce2">
            <text:p>land_prot_sqkm_2022</text:p>
          </table:table-cell>
          <table:table-cell office:value-type="string" table:style-name="ce2">
            <text:p>land_ne_sqkm_2022</text:p>
          </table:table-cell>
          <table:table-cell office:value-type="string" table:style-name="ce2">
            <text:p>land_ne_prot_sqkm_2022</text:p>
          </table:table-cell>
          <table:table-cell office:value-type="string" table:style-name="ce2">
            <text:p>land_prot_perc_land_2022</text:p>
          </table:table-cell>
          <table:table-cell office:value-type="string" table:style-name="ce2">
            <text:p>land_ne_perc_land_2022</text:p>
          </table:table-cell>
          <table:table-cell office:value-type="string" table:style-name="ce2">
            <text:p>land_ne_prot_perc_land_ne_2022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1">
            <text:p>ABW</text:p>
          </table:table-cell>
          <table:table-cell office:value-type="float" office:value="178.974116154261" table:style-name="ce1">
            <text:p>178.9741162</text:p>
          </table:table-cell>
          <table:table-cell office:value-type="float" office:value="35.537684736480998" table:style-name="ce1">
            <text:p>35.53768474</text:p>
          </table:table-cell>
          <table:table-cell office:value-type="float" office:value="115.882856113589" table:style-name="ce1">
            <text:p>115.8828561</text:p>
          </table:table-cell>
          <table:table-cell office:value-type="float" office:value="29.413547547136002" table:style-name="ce1">
            <text:p>29.41354755</text:p>
          </table:table-cell>
          <table:table-cell office:value-type="float" office:value="19.856326434293099" table:style-name="ce1">
            <text:p>19.85632643</text:p>
          </table:table-cell>
          <table:table-cell office:value-type="float" office:value="64.748388539998402" table:style-name="ce1">
            <text:p>64.74838854</text:p>
          </table:table-cell>
          <table:table-cell office:value-type="float" office:value="25.382138940642498" table:style-name="ce1">
            <text:p>25.3821389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FG</text:p>
          </table:table-cell>
          <table:table-cell office:value-type="float" office:value="641815.57243266201" table:style-name="ce1">
            <text:p>641815.5724</text:p>
          </table:table-cell>
          <table:table-cell office:value-type="float" office:value="24816.9724570506" table:style-name="ce1">
            <text:p>24816.97246</text:p>
          </table:table-cell>
          <table:table-cell office:value-type="float" office:value="335330.54980300798" table:style-name="ce1">
            <text:p>335330.5498</text:p>
          </table:table-cell>
          <table:table-cell office:value-type="float" office:value="17904.0321522823" table:style-name="ce1">
            <text:p>17904.03215</text:p>
          </table:table-cell>
          <table:table-cell office:value-type="float" office:value="3.86668281715062" table:style-name="ce1">
            <text:p>3.866682817</text:p>
          </table:table-cell>
          <table:table-cell office:value-type="float" office:value="52.247181932967202" table:style-name="ce1">
            <text:p>52.24718193</text:p>
          </table:table-cell>
          <table:table-cell office:value-type="float" office:value="5.3392189178111504" table:style-name="ce1">
            <text:p>5.3392189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GO</text:p>
          </table:table-cell>
          <table:table-cell office:value-type="float" office:value="1246727.87907755" table:style-name="ce1">
            <text:p>1246727.879</text:p>
          </table:table-cell>
          <table:table-cell office:value-type="float" office:value="133927.066098999" table:style-name="ce1">
            <text:p>133927.0661</text:p>
          </table:table-cell>
          <table:table-cell office:value-type="float" office:value="1147232.5359151501" table:style-name="ce1">
            <text:p>1147232.536</text:p>
          </table:table-cell>
          <table:table-cell office:value-type="float" office:value="115378.806398348" table:style-name="ce1">
            <text:p>115378.8064</text:p>
          </table:table-cell>
          <table:table-cell office:value-type="float" office:value="10.7422853331949" table:style-name="ce1">
            <text:p>10.74228533</text:p>
          </table:table-cell>
          <table:table-cell office:value-type="float" office:value="92.019481970995898" table:style-name="ce1">
            <text:p>92.01948197</text:p>
          </table:table-cell>
          <table:table-cell office:value-type="float" office:value="10.057142103828999" table:style-name="ce1">
            <text:p>10.05714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IA</text:p>
          </table:table-cell>
          <table:table-cell office:value-type="float" office:value="76.963886468750005" table:style-name="ce1">
            <text:p>76.96388647</text:p>
          </table:table-cell>
          <table:table-cell office:value-type="float" office:value="0.45105599902400001" table:style-name="ce1">
            <text:p>0.451055999</text:p>
          </table:table-cell>
          <table:table-cell office:value-type="float" office:value="66.847025075592001" table:style-name="ce1">
            <text:p>66.84702508</text:p>
          </table:table-cell>
          <table:table-cell table:style-name="ce1"/>
          <table:table-cell office:value-type="float" office:value="0.58606187878407701" table:style-name="ce1">
            <text:p>0.586061879</text:p>
          </table:table-cell>
          <table:table-cell office:value-type="float" office:value="86.855053899512001" table:style-name="ce1">
            <text:p>86.855053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LB</text:p>
          </table:table-cell>
          <table:table-cell office:value-type="float" office:value="28800.395975454801" table:style-name="ce1">
            <text:p>28800.39598</text:p>
          </table:table-cell>
          <table:table-cell office:value-type="float" office:value="6925.8584781318395" table:style-name="ce1">
            <text:p>6925.858478</text:p>
          </table:table-cell>
          <table:table-cell office:value-type="float" office:value="15736.515244993199" table:style-name="ce1">
            <text:p>15736.51524</text:p>
          </table:table-cell>
          <table:table-cell office:value-type="float" office:value="4285.4742186601798" table:style-name="ce1">
            <text:p>4285.474219</text:p>
          </table:table-cell>
          <table:table-cell office:value-type="float" office:value="24.047789079130698" table:style-name="ce1">
            <text:p>24.04778908</text:p>
          </table:table-cell>
          <table:table-cell office:value-type="float" office:value="54.639926681579801" table:style-name="ce1">
            <text:p>54.63992668</text:p>
          </table:table-cell>
          <table:table-cell office:value-type="float" office:value="27.232676052747301" table:style-name="ce1">
            <text:p>27.232676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ND</text:p>
          </table:table-cell>
          <table:table-cell office:value-type="float" office:value="465.36900620695502" table:style-name="ce1">
            <text:p>465.3690062</text:p>
          </table:table-cell>
          <table:table-cell office:value-type="float" office:value="128.913783156406" table:style-name="ce1">
            <text:p>128.9137832</text:p>
          </table:table-cell>
          <table:table-cell office:value-type="float" office:value="438.54126446119801" table:style-name="ce1">
            <text:p>438.5412645</text:p>
          </table:table-cell>
          <table:table-cell office:value-type="float" office:value="118.141278880497" table:style-name="ce1">
            <text:p>118.1412789</text:p>
          </table:table-cell>
          <table:table-cell office:value-type="float" office:value="27.701411447043501" table:style-name="ce1">
            <text:p>27.70141145</text:p>
          </table:table-cell>
          <table:table-cell office:value-type="float" office:value="94.235167923102594" table:style-name="ce1">
            <text:p>94.23516792</text:p>
          </table:table-cell>
          <table:table-cell office:value-type="float" office:value="26.939603739604301" table:style-name="ce1">
            <text:p>26.9396037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E</text:p>
          </table:table-cell>
          <table:table-cell office:value-type="float" office:value="71211.151681839299" table:style-name="ce1">
            <text:p>71211.15168</text:p>
          </table:table-cell>
          <table:table-cell office:value-type="float" office:value="13644.9027932807" table:style-name="ce1">
            <text:p>13644.90279</text:p>
          </table:table-cell>
          <table:table-cell office:value-type="float" office:value="3415.9714445527902" table:style-name="ce1">
            <text:p>3415.971445</text:p>
          </table:table-cell>
          <table:table-cell office:value-type="float" office:value="384.82733266090997" table:style-name="ce1">
            <text:p>384.8273327</text:p>
          </table:table-cell>
          <table:table-cell office:value-type="float" office:value="19.161188200191098" table:style-name="ce1">
            <text:p>19.1611882</text:p>
          </table:table-cell>
          <table:table-cell office:value-type="float" office:value="4.7969613801709601" table:style-name="ce1">
            <text:p>4.79696138</text:p>
          </table:table-cell>
          <table:table-cell office:value-type="float" office:value="11.265531310999901" table:style-name="ce1">
            <text:p>11.2655313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G</text:p>
          </table:table-cell>
          <table:table-cell office:value-type="float" office:value="2780182.7834604401" table:style-name="ce1">
            <text:p>2780182.783</text:p>
          </table:table-cell>
          <table:table-cell office:value-type="float" office:value="243480.172197801" table:style-name="ce1">
            <text:p>243480.1722</text:p>
          </table:table-cell>
          <table:table-cell office:value-type="float" office:value="2027173.44078098" table:style-name="ce1">
            <text:p>2027173.441</text:p>
          </table:table-cell>
          <table:table-cell office:value-type="float" office:value="182194.207974524" table:style-name="ce1">
            <text:p>182194.208</text:p>
          </table:table-cell>
          <table:table-cell office:value-type="float" office:value="8.7577037612881696" table:style-name="ce1">
            <text:p>8.757703761</text:p>
          </table:table-cell>
          <table:table-cell office:value-type="float" office:value="72.915113813408894" table:style-name="ce1">
            <text:p>72.91511381</text:p>
          </table:table-cell>
          <table:table-cell office:value-type="float" office:value="8.9875984121187305" table:style-name="ce1">
            <text:p>8.9875984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M</text:p>
          </table:table-cell>
          <table:table-cell office:value-type="float" office:value="29602.3049742804" table:style-name="ce1">
            <text:p>29602.30497</text:p>
          </table:table-cell>
          <table:table-cell office:value-type="float" office:value="11390.0947426657" table:style-name="ce1">
            <text:p>11390.09474</text:p>
          </table:table-cell>
          <table:table-cell office:value-type="float" office:value="19537.0290377233" table:style-name="ce1">
            <text:p>19537.02904</text:p>
          </table:table-cell>
          <table:table-cell office:value-type="float" office:value="8173.7944476987404" table:style-name="ce1">
            <text:p>8173.794448</text:p>
          </table:table-cell>
          <table:table-cell office:value-type="float" office:value="38.477053569179503" table:style-name="ce1">
            <text:p>38.47705357</text:p>
          </table:table-cell>
          <table:table-cell office:value-type="float" office:value="65.998337138604001" table:style-name="ce1">
            <text:p>65.99833714</text:p>
          </table:table-cell>
          <table:table-cell office:value-type="float" office:value="41.837448426351202" table:style-name="ce1">
            <text:p>41.8374484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SM</text:p>
          </table:table-cell>
          <table:table-cell office:value-type="float" office:value="200.218796535558" table:style-name="ce1">
            <text:p>200.2187965</text:p>
          </table:table-cell>
          <table:table-cell office:value-type="float" office:value="33.354087320805" table:style-name="ce1">
            <text:p>33.35408732</text:p>
          </table:table-cell>
          <table:table-cell office:value-type="float" office:value="104.47084891511101" table:style-name="ce1">
            <text:p>104.4708489</text:p>
          </table:table-cell>
          <table:table-cell office:value-type="float" office:value="18.978879988401001" table:style-name="ce1">
            <text:p>18.97887999</text:p>
          </table:table-cell>
          <table:table-cell office:value-type="float" office:value="16.658819200764398" table:style-name="ce1">
            <text:p>16.6588192</text:p>
          </table:table-cell>
          <table:table-cell office:value-type="float" office:value="52.178342254972797" table:style-name="ce1">
            <text:p>52.17834225</text:p>
          </table:table-cell>
          <table:table-cell office:value-type="float" office:value="18.166675379294102" table:style-name="ce1">
            <text:p>18.1666753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TF</text:p>
          </table:table-cell>
          <table:table-cell office:value-type="float" office:value="7678.6509389871799" table:style-name="ce1">
            <text:p>7678.650939</text:p>
          </table:table-cell>
          <table:table-cell office:value-type="float" office:value="7678.6509389871799" table:style-name="ce1">
            <text:p>7678.650939</text:p>
          </table:table-cell>
          <table:table-cell office:value-type="float" office:value="1485.13548884176" table:style-name="ce1">
            <text:p>1485.135489</text:p>
          </table:table-cell>
          <table:table-cell office:value-type="float" office:value="1485.13548884176" table:style-name="ce1">
            <text:p>1485.135489</text:p>
          </table:table-cell>
          <table:table-cell office:value-type="float" office:value="100" table:style-name="ce1">
            <text:p>100</text:p>
          </table:table-cell>
          <table:table-cell office:value-type="float" office:value="19.341099115486799" table:style-name="ce1">
            <text:p>19.34109912</text:p>
          </table:table-cell>
          <table:table-cell office:value-type="float" office:value="100" table:style-name="ce1">
            <text:p>1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TG</text:p>
          </table:table-cell>
          <table:table-cell office:value-type="float" office:value="454.401847911853" table:style-name="ce1">
            <text:p>454.4018479</text:p>
          </table:table-cell>
          <table:table-cell office:value-type="float" office:value="103.236931331089" table:style-name="ce1">
            <text:p>103.2369313</text:p>
          </table:table-cell>
          <table:table-cell office:value-type="float" office:value="368.211913525814" table:style-name="ce1">
            <text:p>368.2119135</text:p>
          </table:table-cell>
          <table:table-cell office:value-type="float" office:value="52.642180805940001" table:style-name="ce1">
            <text:p>52.64218081</text:p>
          </table:table-cell>
          <table:table-cell office:value-type="float" office:value="22.719302706514402" table:style-name="ce1">
            <text:p>22.71930271</text:p>
          </table:table-cell>
          <table:table-cell office:value-type="float" office:value="81.032221857786396" table:style-name="ce1">
            <text:p>81.03222186</text:p>
          </table:table-cell>
          <table:table-cell office:value-type="float" office:value="14.2967076490993" table:style-name="ce1">
            <text:p>14.2967076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US</text:p>
          </table:table-cell>
          <table:table-cell office:value-type="float" office:value="7688495.8084529098" table:style-name="ce1">
            <text:p>7688495.808</text:p>
          </table:table-cell>
          <table:table-cell office:value-type="float" office:value="1694816.9286528099" table:style-name="ce1">
            <text:p>1694816.929</text:p>
          </table:table-cell>
          <table:table-cell office:value-type="float" office:value="6777958.5551792802" table:style-name="ce1">
            <text:p>6777958.555</text:p>
          </table:table-cell>
          <table:table-cell office:value-type="float" office:value="1571182.1202578701" table:style-name="ce1">
            <text:p>1571182.12</text:p>
          </table:table-cell>
          <table:table-cell office:value-type="float" office:value="22.043543638139099" table:style-name="ce1">
            <text:p>22.04354364</text:p>
          </table:table-cell>
          <table:table-cell office:value-type="float" office:value="88.157147042044699" table:style-name="ce1">
            <text:p>88.15714704</text:p>
          </table:table-cell>
          <table:table-cell office:value-type="float" office:value="23.1807572658773" table:style-name="ce1">
            <text:p>23.180757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UT</text:p>
          </table:table-cell>
          <table:table-cell office:value-type="float" office:value="83944.271481837204" table:style-name="ce1">
            <text:p>83944.27148</text:p>
          </table:table-cell>
          <table:table-cell office:value-type="float" office:value="24863.602988070201" table:style-name="ce1">
            <text:p>24863.60299</text:p>
          </table:table-cell>
          <table:table-cell office:value-type="float" office:value="59631.104646169901" table:style-name="ce1">
            <text:p>59631.10465</text:p>
          </table:table-cell>
          <table:table-cell office:value-type="float" office:value="19507.945834462" table:style-name="ce1">
            <text:p>19507.94583</text:p>
          </table:table-cell>
          <table:table-cell office:value-type="float" office:value="29.619177758246298" table:style-name="ce1">
            <text:p>29.61917776</text:p>
          </table:table-cell>
          <table:table-cell office:value-type="float" office:value="71.036538400445906" table:style-name="ce1">
            <text:p>71.0365384</text:p>
          </table:table-cell>
          <table:table-cell office:value-type="float" office:value="32.714379433712203" table:style-name="ce1">
            <text:p>32.7143794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ZE</text:p>
          </table:table-cell>
          <table:table-cell office:value-type="float" office:value="86500.095245258504" table:style-name="ce1">
            <text:p>86500.09525</text:p>
          </table:table-cell>
          <table:table-cell office:value-type="float" office:value="19310.337263866899" table:style-name="ce1">
            <text:p>19310.33726</text:p>
          </table:table-cell>
          <table:table-cell office:value-type="float" office:value="39822.4104644115" table:style-name="ce1">
            <text:p>39822.41046</text:p>
          </table:table-cell>
          <table:table-cell office:value-type="float" office:value="13642.8227231617" table:style-name="ce1">
            <text:p>13642.82272</text:p>
          </table:table-cell>
          <table:table-cell office:value-type="float" office:value="22.3240647413338" table:style-name="ce1">
            <text:p>22.32406474</text:p>
          </table:table-cell>
          <table:table-cell office:value-type="float" office:value="46.037418053125698" table:style-name="ce1">
            <text:p>46.03741805</text:p>
          </table:table-cell>
          <table:table-cell office:value-type="float" office:value="34.259158509136498" table:style-name="ce1">
            <text:p>34.259158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DI</text:p>
          </table:table-cell>
          <table:table-cell office:value-type="float" office:value="26853.697197424099" table:style-name="ce1">
            <text:p>26853.6972</text:p>
          </table:table-cell>
          <table:table-cell office:value-type="float" office:value="2009.9516721334701" table:style-name="ce1">
            <text:p>2009.951672</text:p>
          </table:table-cell>
          <table:table-cell office:value-type="float" office:value="9695.4491482164703" table:style-name="ce1">
            <text:p>9695.449148</text:p>
          </table:table-cell>
          <table:table-cell office:value-type="float" office:value="1408.7419231036299" table:style-name="ce1">
            <text:p>1408.741923</text:p>
          </table:table-cell>
          <table:table-cell office:value-type="float" office:value="7.48482288065075" table:style-name="ce1">
            <text:p>7.484822881</text:p>
          </table:table-cell>
          <table:table-cell office:value-type="float" office:value="36.104708699651603" table:style-name="ce1">
            <text:p>36.1047087</text:p>
          </table:table-cell>
          <table:table-cell office:value-type="float" office:value="14.529929470701999" table:style-name="ce1">
            <text:p>14.5299294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EL</text:p>
          </table:table-cell>
          <table:table-cell office:value-type="float" office:value="30666.4953138563" table:style-name="ce1">
            <text:p>30666.49531</text:p>
          </table:table-cell>
          <table:table-cell office:value-type="float" office:value="5030.8416440357396" table:style-name="ce1">
            <text:p>5030.841644</text:p>
          </table:table-cell>
          <table:table-cell office:value-type="float" office:value="11930.6897553332" table:style-name="ce1">
            <text:p>11930.68976</text:p>
          </table:table-cell>
          <table:table-cell office:value-type="float" office:value="3819.2326225043698" table:style-name="ce1">
            <text:p>3819.232623</text:p>
          </table:table-cell>
          <table:table-cell office:value-type="float" office:value="16.405010068961499" table:style-name="ce1">
            <text:p>16.40501007</text:p>
          </table:table-cell>
          <table:table-cell office:value-type="float" office:value="38.904640498460999" table:style-name="ce1">
            <text:p>38.9046405</text:p>
          </table:table-cell>
          <table:table-cell office:value-type="float" office:value="32.011834192546303" table:style-name="ce1">
            <text:p>32.011834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EN</text:p>
          </table:table-cell>
          <table:table-cell office:value-type="float" office:value="115443.414320358" table:style-name="ce1">
            <text:p>115443.4143</text:p>
          </table:table-cell>
          <table:table-cell office:value-type="float" office:value="32228.691095175502" table:style-name="ce1">
            <text:p>32228.6911</text:p>
          </table:table-cell>
          <table:table-cell office:value-type="float" office:value="75500.0842032527" table:style-name="ce1">
            <text:p>75500.0842</text:p>
          </table:table-cell>
          <table:table-cell office:value-type="float" office:value="24735.424997772101" table:style-name="ce1">
            <text:p>24735.425</text:p>
          </table:table-cell>
          <table:table-cell office:value-type="float" office:value="27.917305880905602" table:style-name="ce1">
            <text:p>27.91730588</text:p>
          </table:table-cell>
          <table:table-cell office:value-type="float" office:value="65.4000790324327" table:style-name="ce1">
            <text:p>65.40007903</text:p>
          </table:table-cell>
          <table:table-cell office:value-type="float" office:value="32.762115776165601" table:style-name="ce1">
            <text:p>32.7621157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ES</text:p>
          </table:table-cell>
          <table:table-cell office:value-type="float" office:value="314.24748828713501" table:style-name="ce1">
            <text:p>314.2474883</text:p>
          </table:table-cell>
          <table:table-cell office:value-type="float" office:value="92.155722748890994" table:style-name="ce1">
            <text:p>92.15572275</text:p>
          </table:table-cell>
          <table:table-cell office:value-type="float" office:value="251.67569190018301" table:style-name="ce1">
            <text:p>251.6756919</text:p>
          </table:table-cell>
          <table:table-cell office:value-type="float" office:value="74.676965391281996" table:style-name="ce1">
            <text:p>74.67696539</text:p>
          </table:table-cell>
          <table:table-cell office:value-type="float" office:value="29.3258422688446" table:style-name="ce1">
            <text:p>29.32584227</text:p>
          </table:table-cell>
          <table:table-cell office:value-type="float" office:value="80.088370243462805" table:style-name="ce1">
            <text:p>80.08837024</text:p>
          </table:table-cell>
          <table:table-cell office:value-type="float" office:value="29.6719022911834" table:style-name="ce1">
            <text:p>29.671902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FA</text:p>
          </table:table-cell>
          <table:table-cell office:value-type="float" office:value="273286.24993536499" table:style-name="ce1">
            <text:p>273286.2499</text:p>
          </table:table-cell>
          <table:table-cell office:value-type="float" office:value="46017.041530471601" table:style-name="ce1">
            <text:p>46017.04153</text:p>
          </table:table-cell>
          <table:table-cell office:value-type="float" office:value="94916.570438049894" table:style-name="ce1">
            <text:p>94916.57044</text:p>
          </table:table-cell>
          <table:table-cell office:value-type="float" office:value="35751.417617051004" table:style-name="ce1">
            <text:p>35751.41762</text:p>
          </table:table-cell>
          <table:table-cell office:value-type="float" office:value="16.838403520614399" table:style-name="ce1">
            <text:p>16.83840352</text:p>
          </table:table-cell>
          <table:table-cell office:value-type="float" office:value="34.731557281238501" table:style-name="ce1">
            <text:p>34.73155728</text:p>
          </table:table-cell>
          <table:table-cell office:value-type="float" office:value="37.666149811412801" table:style-name="ce1">
            <text:p>37.6661498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GD</text:p>
          </table:table-cell>
          <table:table-cell office:value-type="float" office:value="139904.812193969" table:style-name="ce1">
            <text:p>139904.8122</text:p>
          </table:table-cell>
          <table:table-cell office:value-type="float" office:value="5692.2501791683699" table:style-name="ce1">
            <text:p>5692.250179</text:p>
          </table:table-cell>
          <table:table-cell office:value-type="float" office:value="25553.4258778599" table:style-name="ce1">
            <text:p>25553.42588</text:p>
          </table:table-cell>
          <table:table-cell office:value-type="float" office:value="4777.3356939653504" table:style-name="ce1">
            <text:p>4777.335694</text:p>
          </table:table-cell>
          <table:table-cell office:value-type="float" office:value="4.0686593190779003" table:style-name="ce1">
            <text:p>4.068659319</text:p>
          </table:table-cell>
          <table:table-cell office:value-type="float" office:value="18.264865573338302" table:style-name="ce1">
            <text:p>18.26486557</text:p>
          </table:table-cell>
          <table:table-cell office:value-type="float" office:value="18.6954802725867" table:style-name="ce1">
            <text:p>18.695480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GR</text:p>
          </table:table-cell>
          <table:table-cell office:value-type="float" office:value="110998.824011679" table:style-name="ce1">
            <text:p>110998.824</text:p>
          </table:table-cell>
          <table:table-cell office:value-type="float" office:value="49232.138277581798" table:style-name="ce1">
            <text:p>49232.13828</text:p>
          </table:table-cell>
          <table:table-cell office:value-type="float" office:value="49906.389315074201" table:style-name="ce1">
            <text:p>49906.38932</text:p>
          </table:table-cell>
          <table:table-cell office:value-type="float" office:value="28958.839599832001" table:style-name="ce1">
            <text:p>28958.8396</text:p>
          </table:table-cell>
          <table:table-cell office:value-type="float" office:value="44.353747632859502" table:style-name="ce1">
            <text:p>44.35374763</text:p>
          </table:table-cell>
          <table:table-cell office:value-type="float" office:value="44.961187435484199" table:style-name="ce1">
            <text:p>44.96118744</text:p>
          </table:table-cell>
          <table:table-cell office:value-type="float" office:value="58.026316864973097" table:style-name="ce1">
            <text:p>58.026316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HR</text:p>
          </table:table-cell>
          <table:table-cell office:value-type="float" office:value="671.78494333298795" table:style-name="ce1">
            <text:p>671.7849433</text:p>
          </table:table-cell>
          <table:table-cell office:value-type="float" office:value="66.698604852714993" table:style-name="ce1">
            <text:p>66.69860485</text:p>
          </table:table-cell>
          <table:table-cell office:value-type="float" office:value="25.934789635596999" table:style-name="ce1">
            <text:p>25.93478964</text:p>
          </table:table-cell>
          <table:table-cell office:value-type="float" office:value="2.316689055271" table:style-name="ce1">
            <text:p>2.316689055</text:p>
          </table:table-cell>
          <table:table-cell office:value-type="float" office:value="9.9285650139458497" table:style-name="ce1">
            <text:p>9.928565014</text:p>
          </table:table-cell>
          <table:table-cell office:value-type="float" office:value="3.8605791768604298" table:style-name="ce1">
            <text:p>3.860579177</text:p>
          </table:table-cell>
          <table:table-cell office:value-type="float" office:value="8.9327466612307092" table:style-name="ce1">
            <text:p>8.9327466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HS</text:p>
          </table:table-cell>
          <table:table-cell office:value-type="float" office:value="12111.407804877201" table:style-name="ce1">
            <text:p>12111.4078</text:p>
          </table:table-cell>
          <table:table-cell office:value-type="float" office:value="4016.6679105548501" table:style-name="ce1">
            <text:p>4016.667911</text:p>
          </table:table-cell>
          <table:table-cell office:value-type="float" office:value="9682.1416215193894" table:style-name="ce1">
            <text:p>9682.141622</text:p>
          </table:table-cell>
          <table:table-cell office:value-type="float" office:value="3005.1944329914299" table:style-name="ce1">
            <text:p>3005.194433</text:p>
          </table:table-cell>
          <table:table-cell office:value-type="float" office:value="33.164335437019503" table:style-name="ce1">
            <text:p>33.16433544</text:p>
          </table:table-cell>
          <table:table-cell office:value-type="float" office:value="79.942330218791099" table:style-name="ce1">
            <text:p>79.94233022</text:p>
          </table:table-cell>
          <table:table-cell office:value-type="float" office:value="31.038530011915199" table:style-name="ce1">
            <text:p>31.038530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IH</text:p>
          </table:table-cell>
          <table:table-cell office:value-type="float" office:value="51208.863636852802" table:style-name="ce1">
            <text:p>51208.86364</text:p>
          </table:table-cell>
          <table:table-cell office:value-type="float" office:value="4818.2050010378998" table:style-name="ce1">
            <text:p>4818.205001</text:p>
          </table:table-cell>
          <table:table-cell office:value-type="float" office:value="35296.806541242098" table:style-name="ce1">
            <text:p>35296.80654</text:p>
          </table:table-cell>
          <table:table-cell office:value-type="float" office:value="4014.3151329307698" table:style-name="ce1">
            <text:p>4014.315133</text:p>
          </table:table-cell>
          <table:table-cell office:value-type="float" office:value="9.4089277887636005" table:style-name="ce1">
            <text:p>9.408927789</text:p>
          </table:table-cell>
          <table:table-cell office:value-type="float" office:value="68.927142753155096" table:style-name="ce1">
            <text:p>68.92714275</text:p>
          </table:table-cell>
          <table:table-cell office:value-type="float" office:value="11.373026418807299" table:style-name="ce1">
            <text:p>11.373026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M</text:p>
          </table:table-cell>
          <table:table-cell office:value-type="float" office:value="20.451274318637999" table:style-name="ce1">
            <text:p>20.45127432</text:p>
          </table:table-cell>
          <table:table-cell office:value-type="float" office:value="2.6241982544039999" table:style-name="ce1">
            <text:p>2.624198254</text:p>
          </table:table-cell>
          <table:table-cell office:value-type="float" office:value="13.393099307255" table:style-name="ce1">
            <text:p>13.39309931</text:p>
          </table:table-cell>
          <table:table-cell office:value-type="float" office:value="0.72394544037599995" table:style-name="ce1">
            <text:p>0.72394544</text:p>
          </table:table-cell>
          <table:table-cell office:value-type="float" office:value="12.8314657244242" table:style-name="ce1">
            <text:p>12.83146572</text:p>
          </table:table-cell>
          <table:table-cell office:value-type="float" office:value="65.487847351640994" table:style-name="ce1">
            <text:p>65.48784735</text:p>
          </table:table-cell>
          <table:table-cell office:value-type="float" office:value="5.40536155051013" table:style-name="ce1">
            <text:p>5.4053615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R</text:p>
          </table:table-cell>
          <table:table-cell office:value-type="float" office:value="207422.38272665101" table:style-name="ce1">
            <text:p>207422.3827</text:p>
          </table:table-cell>
          <table:table-cell office:value-type="float" office:value="19357.223614842002" table:style-name="ce1">
            <text:p>19357.22361</text:p>
          </table:table-cell>
          <table:table-cell office:value-type="float" office:value="96959.118194717696" table:style-name="ce1">
            <text:p>96959.11819</text:p>
          </table:table-cell>
          <table:table-cell office:value-type="float" office:value="15069.458257529801" table:style-name="ce1">
            <text:p>15069.45826</text:p>
          </table:table-cell>
          <table:table-cell office:value-type="float" office:value="9.3322732871850302" table:style-name="ce1">
            <text:p>9.332273287</text:p>
          </table:table-cell>
          <table:table-cell office:value-type="float" office:value="46.744771186286997" table:style-name="ce1">
            <text:p>46.74477119</text:p>
          </table:table-cell>
          <table:table-cell office:value-type="float" office:value="15.5420743691858" table:style-name="ce1">
            <text:p>15.5420743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Z</text:p>
          </table:table-cell>
          <table:table-cell office:value-type="float" office:value="21781.2954589006" table:style-name="ce1">
            <text:p>21781.29546</text:p>
          </table:table-cell>
          <table:table-cell office:value-type="float" office:value="8153.2730015528696" table:style-name="ce1">
            <text:p>8153.273002</text:p>
          </table:table-cell>
          <table:table-cell office:value-type="float" office:value="19850.482123624701" table:style-name="ce1">
            <text:p>19850.48212</text:p>
          </table:table-cell>
          <table:table-cell office:value-type="float" office:value="7961.0046420201297" table:style-name="ce1">
            <text:p>7961.004642</text:p>
          </table:table-cell>
          <table:table-cell office:value-type="float" office:value="37.432452155737799" table:style-name="ce1">
            <text:p>37.43245216</text:p>
          </table:table-cell>
          <table:table-cell office:value-type="float" office:value="91.135452255724701" table:style-name="ce1">
            <text:p>91.13545226</text:p>
          </table:table-cell>
          <table:table-cell office:value-type="float" office:value="40.104842756163897" table:style-name="ce1">
            <text:p>40.1048427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MU</text:p>
          </table:table-cell>
          <table:table-cell office:value-type="float" office:value="63.254837759841003" table:style-name="ce1">
            <text:p>63.25483776</text:p>
          </table:table-cell>
          <table:table-cell office:value-type="float" office:value="0.72523767697700003" table:style-name="ce1">
            <text:p>0.725237677</text:p>
          </table:table-cell>
          <table:table-cell office:value-type="float" office:value="27.802630475387001" table:style-name="ce1">
            <text:p>27.80263048</text:p>
          </table:table-cell>
          <table:table-cell office:value-type="float" office:value="0.72523767697700003" table:style-name="ce1">
            <text:p>0.725237677</text:p>
          </table:table-cell>
          <table:table-cell office:value-type="float" office:value="1.14653313906282" table:style-name="ce1">
            <text:p>1.146533139</text:p>
          </table:table-cell>
          <table:table-cell office:value-type="float" office:value="43.953366193025403" table:style-name="ce1">
            <text:p>43.95336619</text:p>
          </table:table-cell>
          <table:table-cell office:value-type="float" office:value="2.6085218001909398" table:style-name="ce1">
            <text:p>2.60852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OL</text:p>
          </table:table-cell>
          <table:table-cell office:value-type="float" office:value="1084492.0567651801" table:style-name="ce1">
            <text:p>1084492.057</text:p>
          </table:table-cell>
          <table:table-cell office:value-type="float" office:value="328221.344238905" table:style-name="ce1">
            <text:p>328221.3442</text:p>
          </table:table-cell>
          <table:table-cell office:value-type="float" office:value="925009.63957272202" table:style-name="ce1">
            <text:p>925009.6396</text:p>
          </table:table-cell>
          <table:table-cell office:value-type="float" office:value="300452.64995454397" table:style-name="ce1">
            <text:p>300452.65</text:p>
          </table:table-cell>
          <table:table-cell office:value-type="float" office:value="30.2649837028703" table:style-name="ce1">
            <text:p>30.2649837</text:p>
          </table:table-cell>
          <table:table-cell office:value-type="float" office:value="85.294275214134302" table:style-name="ce1">
            <text:p>85.29427521</text:p>
          </table:table-cell>
          <table:table-cell office:value-type="float" office:value="32.481029072662302" table:style-name="ce1">
            <text:p>32.481029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RA</text:p>
          </table:table-cell>
          <table:table-cell office:value-type="float" office:value="8486064.5113486908" table:style-name="ce1">
            <text:p>8486064.511</text:p>
          </table:table-cell>
          <table:table-cell office:value-type="float" office:value="2596181.2133842101" table:style-name="ce1">
            <text:p>2596181.213</text:p>
          </table:table-cell>
          <table:table-cell office:value-type="float" office:value="6532152.7626233399" table:style-name="ce1">
            <text:p>6532152.763</text:p>
          </table:table-cell>
          <table:table-cell office:value-type="float" office:value="2465060.7651754501" table:style-name="ce1">
            <text:p>2465060.765</text:p>
          </table:table-cell>
          <table:table-cell office:value-type="float" office:value="30.593465438687701" table:style-name="ce1">
            <text:p>30.59346544</text:p>
          </table:table-cell>
          <table:table-cell office:value-type="float" office:value="76.975054265586607" table:style-name="ce1">
            <text:p>76.97505427</text:p>
          </table:table-cell>
          <table:table-cell office:value-type="float" office:value="37.737341038323699" table:style-name="ce1">
            <text:p>37.737341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RB</text:p>
          </table:table-cell>
          <table:table-cell office:value-type="float" office:value="433.65559779731399" table:style-name="ce1">
            <text:p>433.6555978</text:p>
          </table:table-cell>
          <table:table-cell office:value-type="float" office:value="5.0892700147659999" table:style-name="ce1">
            <text:p>5.089270015</text:p>
          </table:table-cell>
          <table:table-cell office:value-type="float" office:value="80.500391343592" table:style-name="ce1">
            <text:p>80.50039134</text:p>
          </table:table-cell>
          <table:table-cell office:value-type="float" office:value="1.572949806807" table:style-name="ce1">
            <text:p>1.572949807</text:p>
          </table:table-cell>
          <table:table-cell office:value-type="float" office:value="1.1735741543787599" table:style-name="ce1">
            <text:p>1.173574154</text:p>
          </table:table-cell>
          <table:table-cell office:value-type="float" office:value="18.563208166222498" table:style-name="ce1">
            <text:p>18.56320817</text:p>
          </table:table-cell>
          <table:table-cell office:value-type="float" office:value="1.9539654162590701" table:style-name="ce1">
            <text:p>1.9539654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RN</text:p>
          </table:table-cell>
          <table:table-cell office:value-type="float" office:value="5899.8883660891197" table:style-name="ce1">
            <text:p>5899.888366</text:p>
          </table:table-cell>
          <table:table-cell office:value-type="float" office:value="2203.2396838546501" table:style-name="ce1">
            <text:p>2203.239684</text:p>
          </table:table-cell>
          <table:table-cell office:value-type="float" office:value="5242.7152739971598" table:style-name="ce1">
            <text:p>5242.715274</text:p>
          </table:table-cell>
          <table:table-cell office:value-type="float" office:value="2145.9636006952901" table:style-name="ce1">
            <text:p>2145.963601</text:p>
          </table:table-cell>
          <table:table-cell office:value-type="float" office:value="37.343752070263697" table:style-name="ce1">
            <text:p>37.34375207</text:p>
          </table:table-cell>
          <table:table-cell office:value-type="float" office:value="88.861262259313193" table:style-name="ce1">
            <text:p>88.86126226</text:p>
          </table:table-cell>
          <table:table-cell office:value-type="float" office:value="40.932293449900797" table:style-name="ce1">
            <text:p>40.9322934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TN</text:p>
          </table:table-cell>
          <table:table-cell office:value-type="float" office:value="37672.627853634804" table:style-name="ce1">
            <text:p>37672.62785</text:p>
          </table:table-cell>
          <table:table-cell office:value-type="float" office:value="19151.058684977001" table:style-name="ce1">
            <text:p>19151.05868</text:p>
          </table:table-cell>
          <table:table-cell office:value-type="float" office:value="37033.037195967801" table:style-name="ce1">
            <text:p>37033.0372</text:p>
          </table:table-cell>
          <table:table-cell office:value-type="float" office:value="18992.576826726399" table:style-name="ce1">
            <text:p>18992.57683</text:p>
          </table:table-cell>
          <table:table-cell office:value-type="float" office:value="50.8354733292894" table:style-name="ce1">
            <text:p>50.83547333</text:p>
          </table:table-cell>
          <table:table-cell office:value-type="float" office:value="98.302240395461695" table:style-name="ce1">
            <text:p>98.3022404</text:p>
          </table:table-cell>
          <table:table-cell office:value-type="float" office:value="51.285496045661603" table:style-name="ce1">
            <text:p>51.285496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VT</text:p>
          </table:table-cell>
          <table:table-cell office:value-type="float" office:value="44.825438484456001" table:style-name="ce1">
            <text:p>44.82543848</text:p>
          </table:table-cell>
          <table:table-cell office:value-type="float" office:value="44.825438484456001" table:style-name="ce1">
            <text:p>44.82543848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WA</text:p>
          </table:table-cell>
          <table:table-cell office:value-type="float" office:value="578191.90954925294" table:style-name="ce1">
            <text:p>578191.9095</text:p>
          </table:table-cell>
          <table:table-cell office:value-type="float" office:value="168491.898989768" table:style-name="ce1">
            <text:p>168491.899</text:p>
          </table:table-cell>
          <table:table-cell office:value-type="float" office:value="536374.647360389" table:style-name="ce1">
            <text:p>536374.6474</text:p>
          </table:table-cell>
          <table:table-cell office:value-type="float" office:value="154911.35208173699" table:style-name="ce1">
            <text:p>154911.3521</text:p>
          </table:table-cell>
          <table:table-cell office:value-type="float" office:value="29.141172023856399" table:style-name="ce1">
            <text:p>29.14117202</text:p>
          </table:table-cell>
          <table:table-cell office:value-type="float" office:value="92.767580884785502" table:style-name="ce1">
            <text:p>92.76758088</text:p>
          </table:table-cell>
          <table:table-cell office:value-type="float" office:value="28.8811846055902" table:style-name="ce1">
            <text:p>28.881184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AF</text:p>
          </table:table-cell>
          <table:table-cell office:value-type="float" office:value="619583.80250493099" table:style-name="ce1">
            <text:p>619583.8025</text:p>
          </table:table-cell>
          <table:table-cell office:value-type="float" office:value="91426.923111473399" table:style-name="ce1">
            <text:p>91426.92311</text:p>
          </table:table-cell>
          <table:table-cell office:value-type="float" office:value="608142.51226945699" table:style-name="ce1">
            <text:p>608142.5123</text:p>
          </table:table-cell>
          <table:table-cell office:value-type="float" office:value="90913.418659421804" table:style-name="ce1">
            <text:p>90913.41866</text:p>
          </table:table-cell>
          <table:table-cell office:value-type="float" office:value="14.7561835447991" table:style-name="ce1">
            <text:p>14.75618354</text:p>
          </table:table-cell>
          <table:table-cell office:value-type="float" office:value="98.153391003893603" table:style-name="ce1">
            <text:p>98.153391</text:p>
          </table:table-cell>
          <table:table-cell office:value-type="float" office:value="14.9493608529607" table:style-name="ce1">
            <text:p>14.949360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AN</text:p>
          </table:table-cell>
          <table:table-cell office:value-type="float" office:value="9965239.1908979192" table:style-name="ce1">
            <text:p>9965239.191</text:p>
          </table:table-cell>
          <table:table-cell office:value-type="float" office:value="1380539.4586654201" table:style-name="ce1">
            <text:p>1380539.459</text:p>
          </table:table-cell>
          <table:table-cell office:value-type="float" office:value="7868337.9285659296" table:style-name="ce1">
            <text:p>7868337.929</text:p>
          </table:table-cell>
          <table:table-cell office:value-type="float" office:value="1158196.6916833201" table:style-name="ce1">
            <text:p>1158196.692</text:p>
          </table:table-cell>
          <table:table-cell office:value-type="float" office:value="13.8535506496059" table:style-name="ce1">
            <text:p>13.85355065</text:p>
          </table:table-cell>
          <table:table-cell office:value-type="float" office:value="78.957843136898603" table:style-name="ce1">
            <text:p>78.95784314</text:p>
          </table:table-cell>
          <table:table-cell office:value-type="float" office:value="14.719712119614201" table:style-name="ce1">
            <text:p>14.719712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K</text:p>
          </table:table-cell>
          <table:table-cell office:value-type="float" office:value="15.888859333017001" table:style-name="ce1">
            <text:p>15.88885933</text:p>
          </table:table-cell>
          <table:table-cell office:value-type="float" office:value="3.5331295265690001" table:style-name="ce1">
            <text:p>3.533129527</text:p>
          </table:table-cell>
          <table:table-cell table:number-columns-repeated="2" table:style-name="ce1"/>
          <table:table-cell office:value-type="float" office:value="22.236520901328401" table:style-name="ce1">
            <text:p>22.236520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HE</text:p>
          </table:table-cell>
          <table:table-cell office:value-type="float" office:value="41284.969169599397" table:style-name="ce1">
            <text:p>41284.96917</text:p>
          </table:table-cell>
          <table:table-cell office:value-type="float" office:value="5168.6729959692102" table:style-name="ce1">
            <text:p>5168.672996</text:p>
          </table:table-cell>
          <table:table-cell office:value-type="float" office:value="29478.500542710299" table:style-name="ce1">
            <text:p>29478.50054</text:p>
          </table:table-cell>
          <table:table-cell office:value-type="float" office:value="4006.6302704169302" table:style-name="ce1">
            <text:p>4006.63027</text:p>
          </table:table-cell>
          <table:table-cell office:value-type="float" office:value="12.5195031022942" table:style-name="ce1">
            <text:p>12.5195031</text:p>
          </table:table-cell>
          <table:table-cell office:value-type="float" office:value="71.402501044901001" table:style-name="ce1">
            <text:p>71.40250104</text:p>
          </table:table-cell>
          <table:table-cell office:value-type="float" office:value="13.591703094300501" table:style-name="ce1">
            <text:p>13.591703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HL</text:p>
          </table:table-cell>
          <table:table-cell office:value-type="float" office:value="753136.30703724094" table:style-name="ce1">
            <text:p>753136.307</text:p>
          </table:table-cell>
          <table:table-cell office:value-type="float" office:value="162110.00825799399" table:style-name="ce1">
            <text:p>162110.0083</text:p>
          </table:table-cell>
          <table:table-cell office:value-type="float" office:value="567151.64425977506" table:style-name="ce1">
            <text:p>567151.6443</text:p>
          </table:table-cell>
          <table:table-cell office:value-type="float" office:value="138002.93937421599" table:style-name="ce1">
            <text:p>138002.9394</text:p>
          </table:table-cell>
          <table:table-cell office:value-type="float" office:value="21.524657189309799" table:style-name="ce1">
            <text:p>21.52465719</text:p>
          </table:table-cell>
          <table:table-cell office:value-type="float" office:value="75.305311795535403" table:style-name="ce1">
            <text:p>75.3053118</text:p>
          </table:table-cell>
          <table:table-cell office:value-type="float" office:value="24.332634978839199" table:style-name="ce1">
            <text:p>24.332634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HN</text:p>
          </table:table-cell>
          <table:table-cell office:value-type="float" office:value="9381244.7141797002" table:style-name="ce1">
            <text:p>9381244.714</text:p>
          </table:table-cell>
          <table:table-cell office:value-type="float" office:value="167252.28450766701" table:style-name="ce1">
            <text:p>167252.2845</text:p>
          </table:table-cell>
          <table:table-cell office:value-type="float" office:value="5195801.9611195298" table:style-name="ce1">
            <text:p>5195801.961</text:p>
          </table:table-cell>
          <table:table-cell office:value-type="float" office:value="125502.788867543" table:style-name="ce1">
            <text:p>125502.7889</text:p>
          </table:table-cell>
          <table:table-cell office:value-type="float" office:value="1.78283681540538" table:style-name="ce1">
            <text:p>1.782836815</text:p>
          </table:table-cell>
          <table:table-cell office:value-type="float" office:value="55.384995482167803" table:style-name="ce1">
            <text:p>55.38499548</text:p>
          </table:table-cell>
          <table:table-cell office:value-type="float" office:value="2.4154652122364899" table:style-name="ce1">
            <text:p>2.4154652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IV</text:p>
          </table:table-cell>
          <table:table-cell office:value-type="float" office:value="321752.64263275202" table:style-name="ce1">
            <text:p>321752.6426</text:p>
          </table:table-cell>
          <table:table-cell office:value-type="float" office:value="73294.072153340996" table:style-name="ce1">
            <text:p>73294.07215</text:p>
          </table:table-cell>
          <table:table-cell office:value-type="float" office:value="166851.36995766999" table:style-name="ce1">
            <text:p>166851.37</text:p>
          </table:table-cell>
          <table:table-cell office:value-type="float" office:value="41470.5896767343" table:style-name="ce1">
            <text:p>41470.58968</text:p>
          </table:table-cell>
          <table:table-cell office:value-type="float" office:value="22.779633308870402" table:style-name="ce1">
            <text:p>22.77963331</text:p>
          </table:table-cell>
          <table:table-cell office:value-type="float" office:value="51.857031722382402" table:style-name="ce1">
            <text:p>51.85703172</text:p>
          </table:table-cell>
          <table:table-cell office:value-type="float" office:value="24.854809215684199" table:style-name="ce1">
            <text:p>24.854809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MR</text:p>
          </table:table-cell>
          <table:table-cell office:value-type="float" office:value="465363.56370391999" table:style-name="ce1">
            <text:p>465363.5637</text:p>
          </table:table-cell>
          <table:table-cell office:value-type="float" office:value="51913.704290829002" table:style-name="ce1">
            <text:p>51913.70429</text:p>
          </table:table-cell>
          <table:table-cell office:value-type="float" office:value="396870.26142807398" table:style-name="ce1">
            <text:p>396870.2614</text:p>
          </table:table-cell>
          <table:table-cell office:value-type="float" office:value="46802.012678696301" table:style-name="ce1">
            <text:p>46802.01268</text:p>
          </table:table-cell>
          <table:table-cell office:value-type="float" office:value="11.155515459276099" table:style-name="ce1">
            <text:p>11.15551546</text:p>
          </table:table-cell>
          <table:table-cell office:value-type="float" office:value="85.281765136338905" table:style-name="ce1">
            <text:p>85.28176514</text:p>
          </table:table-cell>
          <table:table-cell office:value-type="float" office:value="11.792773918178399" table:style-name="ce1">
            <text:p>11.7927739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D</text:p>
          </table:table-cell>
          <table:table-cell office:value-type="float" office:value="2329184.8369650701" table:style-name="ce1">
            <text:p>2329184.837</text:p>
          </table:table-cell>
          <table:table-cell office:value-type="float" office:value="348410.75147783099" table:style-name="ce1">
            <text:p>348410.7515</text:p>
          </table:table-cell>
          <table:table-cell office:value-type="float" office:value="2026284.643679" table:style-name="ce1">
            <text:p>2026284.644</text:p>
          </table:table-cell>
          <table:table-cell office:value-type="float" office:value="318688.03734234499" table:style-name="ce1">
            <text:p>318688.0373</text:p>
          </table:table-cell>
          <table:table-cell office:value-type="float" office:value="14.958484442643501" table:style-name="ce1">
            <text:p>14.95848444</text:p>
          </table:table-cell>
          <table:table-cell office:value-type="float" office:value="86.995441989878998" table:style-name="ce1">
            <text:p>86.99544199</text:p>
          </table:table-cell>
          <table:table-cell office:value-type="float" office:value="15.7277033281821" table:style-name="ce1">
            <text:p>15.727703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G</text:p>
          </table:table-cell>
          <table:table-cell office:value-type="float" office:value="340600.94734042202" table:style-name="ce1">
            <text:p>340600.9473</text:p>
          </table:table-cell>
          <table:table-cell office:value-type="float" office:value="125181.236195473" table:style-name="ce1">
            <text:p>125181.2362</text:p>
          </table:table-cell>
          <table:table-cell office:value-type="float" office:value="308415.28995754698" table:style-name="ce1">
            <text:p>308415.29</text:p>
          </table:table-cell>
          <table:table-cell office:value-type="float" office:value="118106.90791285801" table:style-name="ce1">
            <text:p>118106.9079</text:p>
          </table:table-cell>
          <table:table-cell office:value-type="float" office:value="36.753049917491197" table:style-name="ce1">
            <text:p>36.75304992</text:p>
          </table:table-cell>
          <table:table-cell office:value-type="float" office:value="90.5503323950809" table:style-name="ce1">
            <text:p>90.5503324</text:p>
          </table:table-cell>
          <table:table-cell office:value-type="float" office:value="38.294764156833999" table:style-name="ce1">
            <text:p>38.294764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K</text:p>
          </table:table-cell>
          <table:table-cell office:value-type="float" office:value="240.158825191033" table:style-name="ce1">
            <text:p>240.1588252</text:p>
          </table:table-cell>
          <table:table-cell office:value-type="float" office:value="4.3814360007950004" table:style-name="ce1">
            <text:p>4.381436001</text:p>
          </table:table-cell>
          <table:table-cell office:value-type="float" office:value="134.74510153993899" table:style-name="ce1">
            <text:p>134.7451015</text:p>
          </table:table-cell>
          <table:table-cell office:value-type="float" office:value="2.7570737976299999" table:style-name="ce1">
            <text:p>2.757073798</text:p>
          </table:table-cell>
          <table:table-cell office:value-type="float" office:value="1.82439100345774" table:style-name="ce1">
            <text:p>1.824391003</text:p>
          </table:table-cell>
          <table:table-cell office:value-type="float" office:value="56.1066625108433" table:style-name="ce1">
            <text:p>56.10666251</text:p>
          </table:table-cell>
          <table:table-cell office:value-type="float" office:value="2.0461402797732098" table:style-name="ce1">
            <text:p>2.046140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L</text:p>
          </table:table-cell>
          <table:table-cell office:value-type="float" office:value="1138027.00513403" table:style-name="ce1">
            <text:p>1138027.005</text:p>
          </table:table-cell>
          <table:table-cell office:value-type="float" office:value="323485.59898734302" table:style-name="ce1">
            <text:p>323485.599</text:p>
          </table:table-cell>
          <table:table-cell office:value-type="float" office:value="1018325.3427370799" table:style-name="ce1">
            <text:p>1018325.343</text:p>
          </table:table-cell>
          <table:table-cell office:value-type="float" office:value="283621.94454039802" table:style-name="ce1">
            <text:p>283621.9445</text:p>
          </table:table-cell>
          <table:table-cell office:value-type="float" office:value="28.425125021461501" table:style-name="ce1">
            <text:p>28.42512502</text:p>
          </table:table-cell>
          <table:table-cell office:value-type="float" office:value="89.481650096444199" table:style-name="ce1">
            <text:p>89.4816501</text:p>
          </table:table-cell>
          <table:table-cell office:value-type="float" office:value="27.851800661080699" table:style-name="ce1">
            <text:p>27.851800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</text:p>
          </table:table-cell>
          <table:table-cell office:value-type="float" office:value="1649.6586885372401" table:style-name="ce1">
            <text:p>1649.658689</text:p>
          </table:table-cell>
          <table:table-cell office:value-type="float" office:value="553.87334755575705" table:style-name="ce1">
            <text:p>553.8733476</text:p>
          </table:table-cell>
          <table:table-cell office:value-type="float" office:value="1455.5109285972801" table:style-name="ce1">
            <text:p>1455.510929</text:p>
          </table:table-cell>
          <table:table-cell office:value-type="float" office:value="516.39755735540302" table:style-name="ce1">
            <text:p>516.3975574</text:p>
          </table:table-cell>
          <table:table-cell office:value-type="float" office:value="33.575026846727901" table:style-name="ce1">
            <text:p>33.57502685</text:p>
          </table:table-cell>
          <table:table-cell office:value-type="float" office:value="88.231034620130501" table:style-name="ce1">
            <text:p>88.23103462</text:p>
          </table:table-cell>
          <table:table-cell office:value-type="float" office:value="35.478782550473298" table:style-name="ce1">
            <text:p>35.478782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PT</text:p>
          </table:table-cell>
          <table:table-cell office:value-type="float" office:value="8.6941822684370003" table:style-name="ce1">
            <text:p>8.694182268</text:p>
          </table:table-cell>
          <table:table-cell office:value-type="float" office:value="9.3488065915999993E-2" table:style-name="ce1">
            <text:p>0.093488066</text:p>
          </table:table-cell>
          <table:table-cell table:number-columns-repeated="2" table:style-name="ce1"/>
          <table:table-cell office:value-type="float" office:value="1.0752945248847099" table:style-name="ce1">
            <text:p>1.07529452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PV</text:p>
          </table:table-cell>
          <table:table-cell office:value-type="float" office:value="4057.6495883784701" table:style-name="ce1">
            <text:p>4057.649588</text:p>
          </table:table-cell>
          <table:table-cell office:value-type="float" office:value="700.041016029856" table:style-name="ce1">
            <text:p>700.041016</text:p>
          </table:table-cell>
          <table:table-cell office:value-type="float" office:value="2133.5565836964101" table:style-name="ce1">
            <text:p>2133.556584</text:p>
          </table:table-cell>
          <table:table-cell office:value-type="float" office:value="300.36370836928597" table:style-name="ce1">
            <text:p>300.3637084</text:p>
          </table:table-cell>
          <table:table-cell office:value-type="float" office:value="17.252377288439298" table:style-name="ce1">
            <text:p>17.25237729</text:p>
          </table:table-cell>
          <table:table-cell office:value-type="float" office:value="52.581094972003903" table:style-name="ce1">
            <text:p>52.58109497</text:p>
          </table:table-cell>
          <table:table-cell office:value-type="float" office:value="14.078075578802" table:style-name="ce1">
            <text:p>14.0780755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I</text:p>
          </table:table-cell>
          <table:table-cell office:value-type="float" office:value="51090.058168447104" table:style-name="ce1">
            <text:p>51090.05817</text:p>
          </table:table-cell>
          <table:table-cell office:value-type="float" office:value="13531.6782291051" table:style-name="ce1">
            <text:p>13531.67823</text:p>
          </table:table-cell>
          <table:table-cell office:value-type="float" office:value="45708.780668906198" table:style-name="ce1">
            <text:p>45708.78067</text:p>
          </table:table-cell>
          <table:table-cell office:value-type="float" office:value="13103.9603801351" table:style-name="ce1">
            <text:p>13103.96038</text:p>
          </table:table-cell>
          <table:table-cell office:value-type="float" office:value="26.4859323207077" table:style-name="ce1">
            <text:p>26.48593232</text:p>
          </table:table-cell>
          <table:table-cell office:value-type="float" office:value="89.467075019177997" table:style-name="ce1">
            <text:p>89.46707502</text:p>
          </table:table-cell>
          <table:table-cell office:value-type="float" office:value="28.6683656583497" table:style-name="ce1">
            <text:p>28.668365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UB</text:p>
          </table:table-cell>
          <table:table-cell office:value-type="float" office:value="110954.465207662" table:style-name="ce1">
            <text:p>110954.4652</text:p>
          </table:table-cell>
          <table:table-cell office:value-type="float" office:value="17858.881221850399" table:style-name="ce1">
            <text:p>17858.88122</text:p>
          </table:table-cell>
          <table:table-cell office:value-type="float" office:value="63621.110188136699" table:style-name="ce1">
            <text:p>63621.11019</text:p>
          </table:table-cell>
          <table:table-cell office:value-type="float" office:value="15354.929456325801" table:style-name="ce1">
            <text:p>15354.92946</text:p>
          </table:table-cell>
          <table:table-cell office:value-type="float" office:value="16.0956850077424" table:style-name="ce1">
            <text:p>16.09568501</text:p>
          </table:table-cell>
          <table:table-cell office:value-type="float" office:value="57.3398376253393" table:style-name="ce1">
            <text:p>57.33983763</text:p>
          </table:table-cell>
          <table:table-cell office:value-type="float" office:value="24.1349599384844" table:style-name="ce1">
            <text:p>24.1349599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UW</text:p>
          </table:table-cell>
          <table:table-cell office:value-type="float" office:value="438.62871801715102" table:style-name="ce1">
            <text:p>438.628718</text:p>
          </table:table-cell>
          <table:table-cell office:value-type="float" office:value="72.623246914622996" table:style-name="ce1">
            <text:p>72.62324691</text:p>
          </table:table-cell>
          <table:table-cell office:value-type="float" office:value="314.31940744403403" table:style-name="ce1">
            <text:p>314.3194074</text:p>
          </table:table-cell>
          <table:table-cell office:value-type="float" office:value="63.704560753937002" table:style-name="ce1">
            <text:p>63.70456075</text:p>
          </table:table-cell>
          <table:table-cell office:value-type="float" office:value="16.5568837450774" table:style-name="ce1">
            <text:p>16.55688375</text:p>
          </table:table-cell>
          <table:table-cell office:value-type="float" office:value="71.659559562113202" table:style-name="ce1">
            <text:p>71.65955956</text:p>
          </table:table-cell>
          <table:table-cell office:value-type="float" office:value="20.267460183883099" table:style-name="ce1">
            <text:p>20.267460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XR</text:p>
          </table:table-cell>
          <table:table-cell office:value-type="float" office:value="135.29107587936801" table:style-name="ce1">
            <text:p>135.2910759</text:p>
          </table:table-cell>
          <table:table-cell office:value-type="float" office:value="83.622527414177995" table:style-name="ce1">
            <text:p>83.62252741</text:p>
          </table:table-cell>
          <table:table-cell office:value-type="float" office:value="89.975613174687993" table:style-name="ce1">
            <text:p>89.97561317</text:p>
          </table:table-cell>
          <table:table-cell office:value-type="float" office:value="68.766448901337" table:style-name="ce1">
            <text:p>68.7664489</text:p>
          </table:table-cell>
          <table:table-cell office:value-type="float" office:value="61.809344681935897" table:style-name="ce1">
            <text:p>61.80934468</text:p>
          </table:table-cell>
          <table:table-cell office:value-type="float" office:value="66.505209297703104" table:style-name="ce1">
            <text:p>66.5052093</text:p>
          </table:table-cell>
          <table:table-cell office:value-type="float" office:value="76.427874704034195" table:style-name="ce1">
            <text:p>76.427874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YM</text:p>
          </table:table-cell>
          <table:table-cell office:value-type="float" office:value="268.58827272492903" table:style-name="ce1">
            <text:p>268.5882727</text:p>
          </table:table-cell>
          <table:table-cell office:value-type="float" office:value="23.508937632681" table:style-name="ce1">
            <text:p>23.50893763</text:p>
          </table:table-cell>
          <table:table-cell office:value-type="float" office:value="201.83030111920499" table:style-name="ce1">
            <text:p>201.8303011</text:p>
          </table:table-cell>
          <table:table-cell office:value-type="float" office:value="19.112694435601" table:style-name="ce1">
            <text:p>19.11269444</text:p>
          </table:table-cell>
          <table:table-cell office:value-type="float" office:value="8.7527788887332907" table:style-name="ce1">
            <text:p>8.752778889</text:p>
          </table:table-cell>
          <table:table-cell office:value-type="float" office:value="75.144867298769498" table:style-name="ce1">
            <text:p>75.1448673</text:p>
          </table:table-cell>
          <table:table-cell office:value-type="float" office:value="9.46968533942416" table:style-name="ce1">
            <text:p>9.4696853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YP</text:p>
          </table:table-cell>
          <table:table-cell office:value-type="float" office:value="9256.9246174577402" table:style-name="ce1">
            <text:p>9256.924617</text:p>
          </table:table-cell>
          <table:table-cell office:value-type="float" office:value="3473.0742340547599" table:style-name="ce1">
            <text:p>3473.074234</text:p>
          </table:table-cell>
          <table:table-cell office:value-type="float" office:value="5088.3916262410003" table:style-name="ce1">
            <text:p>5088.391626</text:p>
          </table:table-cell>
          <table:table-cell office:value-type="float" office:value="2427.8771377688599" table:style-name="ce1">
            <text:p>2427.877138</text:p>
          </table:table-cell>
          <table:table-cell office:value-type="float" office:value="37.518661732481299" table:style-name="ce1">
            <text:p>37.51866173</text:p>
          </table:table-cell>
          <table:table-cell office:value-type="float" office:value="54.968489390577403" table:style-name="ce1">
            <text:p>54.96848939</text:p>
          </table:table-cell>
          <table:table-cell office:value-type="float" office:value="47.714038464496703" table:style-name="ce1">
            <text:p>47.7140384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ZE</text:p>
          </table:table-cell>
          <table:table-cell office:value-type="float" office:value="78869.418778214094" table:style-name="ce1">
            <text:p>78869.41878</text:p>
          </table:table-cell>
          <table:table-cell office:value-type="float" office:value="17298.737114021402" table:style-name="ce1">
            <text:p>17298.73711</text:p>
          </table:table-cell>
          <table:table-cell office:value-type="float" office:value="35756.868777304597" table:style-name="ce1">
            <text:p>35756.86878</text:p>
          </table:table-cell>
          <table:table-cell office:value-type="float" office:value="13890.3155426867" table:style-name="ce1">
            <text:p>13890.31554</text:p>
          </table:table-cell>
          <table:table-cell office:value-type="float" office:value="21.933389876583899" table:style-name="ce1">
            <text:p>21.93338988</text:p>
          </table:table-cell>
          <table:table-cell office:value-type="float" office:value="45.336797622225703" table:style-name="ce1">
            <text:p>45.33679762</text:p>
          </table:table-cell>
          <table:table-cell office:value-type="float" office:value="38.846565758305701" table:style-name="ce1">
            <text:p>38.8465657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EU</text:p>
          </table:table-cell>
          <table:table-cell office:value-type="float" office:value="357666.30840523401" table:style-name="ce1">
            <text:p>357666.3084</text:p>
          </table:table-cell>
          <table:table-cell office:value-type="float" office:value="140338.09943715701" table:style-name="ce1">
            <text:p>140338.0994</text:p>
          </table:table-cell>
          <table:table-cell office:value-type="float" office:value="167599.869328812" table:style-name="ce1">
            <text:p>167599.8693</text:p>
          </table:table-cell>
          <table:table-cell office:value-type="float" office:value="92678.327124951393" table:style-name="ce1">
            <text:p>92678.32712</text:p>
          </table:table-cell>
          <table:table-cell office:value-type="float" office:value="39.237159368713698" table:style-name="ce1">
            <text:p>39.23715937</text:p>
          </table:table-cell>
          <table:table-cell office:value-type="float" office:value="46.8592834690267" table:style-name="ce1">
            <text:p>46.85928347</text:p>
          </table:table-cell>
          <table:table-cell office:value-type="float" office:value="55.297374333345701" table:style-name="ce1">
            <text:p>55.297374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JI</text:p>
          </table:table-cell>
          <table:table-cell office:value-type="float" office:value="21679.363526194698" table:style-name="ce1">
            <text:p>21679.36353</text:p>
          </table:table-cell>
          <table:table-cell office:value-type="float" office:value="291.01406620709702" table:style-name="ce1">
            <text:p>291.0140662</text:p>
          </table:table-cell>
          <table:table-cell office:value-type="float" office:value="2791.3246473115" table:style-name="ce1">
            <text:p>2791.324647</text:p>
          </table:table-cell>
          <table:table-cell office:value-type="float" office:value="36.452012196539002" table:style-name="ce1">
            <text:p>36.4520122</text:p>
          </table:table-cell>
          <table:table-cell office:value-type="float" office:value="1.3423552119298701" table:style-name="ce1">
            <text:p>1.342355212</text:p>
          </table:table-cell>
          <table:table-cell office:value-type="float" office:value="12.8754916810118" table:style-name="ce1">
            <text:p>12.87549168</text:p>
          </table:table-cell>
          <table:table-cell office:value-type="float" office:value="1.30590371247745" table:style-name="ce1">
            <text:p>1.3059037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MA</text:p>
          </table:table-cell>
          <table:table-cell office:value-type="float" office:value="750.15397351481704" table:style-name="ce1">
            <text:p>750.1539735</text:p>
          </table:table-cell>
          <table:table-cell office:value-type="float" office:value="161.10596671851701" table:style-name="ce1">
            <text:p>161.1059667</text:p>
          </table:table-cell>
          <table:table-cell office:value-type="float" office:value="734.94188920261604" table:style-name="ce1">
            <text:p>734.9418892</text:p>
          </table:table-cell>
          <table:table-cell office:value-type="float" office:value="159.82317609434099" table:style-name="ce1">
            <text:p>159.8231761</text:p>
          </table:table-cell>
          <table:table-cell office:value-type="float" office:value="21.476386502848399" table:style-name="ce1">
            <text:p>21.4763865</text:p>
          </table:table-cell>
          <table:table-cell office:value-type="float" office:value="97.9721384076758" table:style-name="ce1">
            <text:p>97.97213841</text:p>
          </table:table-cell>
          <table:table-cell office:value-type="float" office:value="21.746369126917401" table:style-name="ce1">
            <text:p>21.746369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NK</text:p>
          </table:table-cell>
          <table:table-cell office:value-type="float" office:value="43172.696632027801" table:style-name="ce1">
            <text:p>43172.69663</text:p>
          </table:table-cell>
          <table:table-cell office:value-type="float" office:value="6627.75995572391" table:style-name="ce1">
            <text:p>6627.759956</text:p>
          </table:table-cell>
          <table:table-cell office:value-type="float" office:value="9345.9794084821606" table:style-name="ce1">
            <text:p>9345.979408</text:p>
          </table:table-cell>
          <table:table-cell office:value-type="float" office:value="3108.09969347898" table:style-name="ce1">
            <text:p>3108.099693</text:p>
          </table:table-cell>
          <table:table-cell office:value-type="float" office:value="15.351739577942199" table:style-name="ce1">
            <text:p>15.35173958</text:p>
          </table:table-cell>
          <table:table-cell office:value-type="float" office:value="21.64789354749" table:style-name="ce1">
            <text:p>21.64789355</text:p>
          </table:table-cell>
          <table:table-cell office:value-type="float" office:value="33.256008360751899" table:style-name="ce1">
            <text:p>33.2560083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OM</text:p>
          </table:table-cell>
          <table:table-cell office:value-type="float" office:value="48114.886610473899" table:style-name="ce1">
            <text:p>48114.88661</text:p>
          </table:table-cell>
          <table:table-cell office:value-type="float" office:value="12627.540672970201" table:style-name="ce1">
            <text:p>12627.54067</text:p>
          </table:table-cell>
          <table:table-cell office:value-type="float" office:value="34095.695365624597" table:style-name="ce1">
            <text:p>34095.69537</text:p>
          </table:table-cell>
          <table:table-cell office:value-type="float" office:value="11030.896465473101" table:style-name="ce1">
            <text:p>11030.89647</text:p>
          </table:table-cell>
          <table:table-cell office:value-type="float" office:value="26.244560805473" table:style-name="ce1">
            <text:p>26.24456081</text:p>
          </table:table-cell>
          <table:table-cell office:value-type="float" office:value="70.863089924028799" table:style-name="ce1">
            <text:p>70.86308992</text:p>
          </table:table-cell>
          <table:table-cell office:value-type="float" office:value="32.352754056438599" table:style-name="ce1">
            <text:p>32.352754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ZA</text:p>
          </table:table-cell>
          <table:table-cell office:value-type="float" office:value="2308757.6226216899" table:style-name="ce1">
            <text:p>2308757.623</text:p>
          </table:table-cell>
          <table:table-cell office:value-type="float" office:value="1254371.3159137899" table:style-name="ce1">
            <text:p>1254371.316</text:p>
          </table:table-cell>
          <table:table-cell office:value-type="float" office:value="126908.035926631" table:style-name="ce1">
            <text:p>126908.0359</text:p>
          </table:table-cell>
          <table:table-cell office:value-type="float" office:value="42203.027903617898" table:style-name="ce1">
            <text:p>42203.0279</text:p>
          </table:table-cell>
          <table:table-cell office:value-type="float" office:value="54.331009181007097" table:style-name="ce1">
            <text:p>54.33100918</text:p>
          </table:table-cell>
          <table:table-cell office:value-type="float" office:value="5.4968106952050597" table:style-name="ce1">
            <text:p>5.496810695</text:p>
          </table:table-cell>
          <table:table-cell office:value-type="float" office:value="33.254811324963299" table:style-name="ce1">
            <text:p>33.2548113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CU</text:p>
          </table:table-cell>
          <table:table-cell office:value-type="float" office:value="256312.432481175" table:style-name="ce1">
            <text:p>256312.4325</text:p>
          </table:table-cell>
          <table:table-cell office:value-type="float" office:value="60258.481952158698" table:style-name="ce1">
            <text:p>60258.48195</text:p>
          </table:table-cell>
          <table:table-cell office:value-type="float" office:value="224465.10809168499" table:style-name="ce1">
            <text:p>224465.1081</text:p>
          </table:table-cell>
          <table:table-cell office:value-type="float" office:value="55048.0019777743" table:style-name="ce1">
            <text:p>55048.00198</text:p>
          </table:table-cell>
          <table:table-cell office:value-type="float" office:value="23.5097772545951" table:style-name="ce1">
            <text:p>23.50977725</text:p>
          </table:table-cell>
          <table:table-cell office:value-type="float" office:value="87.574803109939495" table:style-name="ce1">
            <text:p>87.57480311</text:p>
          </table:table-cell>
          <table:table-cell office:value-type="float" office:value="24.524079686937" table:style-name="ce1">
            <text:p>24.524079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GY</text:p>
          </table:table-cell>
          <table:table-cell office:value-type="float" office:value="982207.15679043299" table:style-name="ce1">
            <text:p>982207.1568</text:p>
          </table:table-cell>
          <table:table-cell office:value-type="float" office:value="110644.554419967" table:style-name="ce1">
            <text:p>110644.5544</text:p>
          </table:table-cell>
          <table:table-cell office:value-type="float" office:value="23514.135884954201" table:style-name="ce1">
            <text:p>23514.13588</text:p>
          </table:table-cell>
          <table:table-cell office:value-type="float" office:value="2882.2562499809701" table:style-name="ce1">
            <text:p>2882.25625</text:p>
          </table:table-cell>
          <table:table-cell office:value-type="float" office:value="11.264889861067701" table:style-name="ce1">
            <text:p>11.26488986</text:p>
          </table:table-cell>
          <table:table-cell office:value-type="float" office:value="2.3940098300435402" table:style-name="ce1">
            <text:p>2.39400983</text:p>
          </table:table-cell>
          <table:table-cell office:value-type="float" office:value="12.257546966993701" table:style-name="ce1">
            <text:p>12.257546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RI</text:p>
          </table:table-cell>
          <table:table-cell office:value-type="float" office:value="120741.16433483201" table:style-name="ce1">
            <text:p>120741.1643</text:p>
          </table:table-cell>
          <table:table-cell office:value-type="float" office:value="12.248920975866" table:style-name="ce1">
            <text:p>12.24892098</text:p>
          </table:table-cell>
          <table:table-cell office:value-type="float" office:value="57800.572041546598" table:style-name="ce1">
            <text:p>57800.57204</text:p>
          </table:table-cell>
          <table:table-cell office:value-type="float" office:value="9.7625239093030007" table:style-name="ce1">
            <text:p>9.762523909</text:p>
          </table:table-cell>
          <table:table-cell office:value-type="float" office:value="1.01447762603134E-2" table:style-name="ce1">
            <text:p>0.010144776</text:p>
          </table:table-cell>
          <table:table-cell office:value-type="float" office:value="47.871471473686903" table:style-name="ce1">
            <text:p>47.87147147</text:p>
          </table:table-cell>
          <table:table-cell office:value-type="float" office:value="1.6890012614902399E-2" table:style-name="ce1">
            <text:p>0.0168900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SH</text:p>
          </table:table-cell>
          <table:table-cell office:value-type="float" office:value="268624.91059187503" table:style-name="ce1">
            <text:p>268624.9106</text:p>
          </table:table-cell>
          <table:table-cell office:value-type="float" office:value="2.6338460271700002" table:style-name="ce1">
            <text:p>2.633846027</text:p>
          </table:table-cell>
          <table:table-cell office:value-type="float" office:value="196.82935823948301" table:style-name="ce1">
            <text:p>196.8293582</text:p>
          </table:table-cell>
          <table:table-cell table:style-name="ce1"/>
          <table:table-cell office:value-type="float" office:value="9.8049210006871993E-4" table:style-name="ce1">
            <text:p>0.000980492</text:p>
          </table:table-cell>
          <table:table-cell office:value-type="float" office:value="7.3272935784621906E-2" table:style-name="ce1">
            <text:p>0.07327293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SP</text:p>
          </table:table-cell>
          <table:table-cell office:value-type="float" office:value="506001.75768845901" table:style-name="ce1">
            <text:p>506001.7577</text:p>
          </table:table-cell>
          <table:table-cell office:value-type="float" office:value="142544.22137011599" table:style-name="ce1">
            <text:p>142544.2214</text:p>
          </table:table-cell>
          <table:table-cell office:value-type="float" office:value="263436.68693093699" table:style-name="ce1">
            <text:p>263436.6869</text:p>
          </table:table-cell>
          <table:table-cell office:value-type="float" office:value="107645.539973601" table:style-name="ce1">
            <text:p>107645.54</text:p>
          </table:table-cell>
          <table:table-cell office:value-type="float" office:value="28.1706968808356" table:style-name="ce1">
            <text:p>28.17069688</text:p>
          </table:table-cell>
          <table:table-cell office:value-type="float" office:value="52.062405501194498" table:style-name="ce1">
            <text:p>52.0624055</text:p>
          </table:table-cell>
          <table:table-cell office:value-type="float" office:value="40.862015548282898" table:style-name="ce1">
            <text:p>40.862015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ST</text:p>
          </table:table-cell>
          <table:table-cell office:value-type="float" office:value="45345.918173450002" table:style-name="ce1">
            <text:p>45345.91817</text:p>
          </table:table-cell>
          <table:table-cell office:value-type="float" office:value="9296.9414625703103" table:style-name="ce1">
            <text:p>9296.941463</text:p>
          </table:table-cell>
          <table:table-cell office:value-type="float" office:value="31643.6640655921" table:style-name="ce1">
            <text:p>31643.66407</text:p>
          </table:table-cell>
          <table:table-cell office:value-type="float" office:value="7782.0479497486904" table:style-name="ce1">
            <text:p>7782.04795</text:p>
          </table:table-cell>
          <table:table-cell office:value-type="float" office:value="20.502267540397199" table:style-name="ce1">
            <text:p>20.50226754</text:p>
          </table:table-cell>
          <table:table-cell office:value-type="float" office:value="69.782827959407101" table:style-name="ce1">
            <text:p>69.78282796</text:p>
          </table:table-cell>
          <table:table-cell office:value-type="float" office:value="24.592752386758299" table:style-name="ce1">
            <text:p>24.592752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TH</text:p>
          </table:table-cell>
          <table:table-cell office:value-type="float" office:value="1129271.4008935599" table:style-name="ce1">
            <text:p>1129271.401</text:p>
          </table:table-cell>
          <table:table-cell office:value-type="float" office:value="192020.00725508999" table:style-name="ce1">
            <text:p>192020.0073</text:p>
          </table:table-cell>
          <table:table-cell office:value-type="float" office:value="855646.50146716705" table:style-name="ce1">
            <text:p>855646.5015</text:p>
          </table:table-cell>
          <table:table-cell office:value-type="float" office:value="164341.77709811699" table:style-name="ce1">
            <text:p>164341.7771</text:p>
          </table:table-cell>
          <table:table-cell office:value-type="float" office:value="17.003884726306701" table:style-name="ce1">
            <text:p>17.00388473</text:p>
          </table:table-cell>
          <table:table-cell office:value-type="float" office:value="75.769784020928995" table:style-name="ce1">
            <text:p>75.76978402</text:p>
          </table:table-cell>
          <table:table-cell office:value-type="float" office:value="19.206737457153402" table:style-name="ce1">
            <text:p>19.2067374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IN</text:p>
          </table:table-cell>
          <table:table-cell office:value-type="float" office:value="337519.646406096" table:style-name="ce1">
            <text:p>337519.6464</text:p>
          </table:table-cell>
          <table:table-cell office:value-type="float" office:value="45577.817360021501" table:style-name="ce1">
            <text:p>45577.81736</text:p>
          </table:table-cell>
          <table:table-cell office:value-type="float" office:value="273791.97162183002" table:style-name="ce1">
            <text:p>273791.9716</text:p>
          </table:table-cell>
          <table:table-cell office:value-type="float" office:value="38750.288400014098" table:style-name="ce1">
            <text:p>38750.2884</text:p>
          </table:table-cell>
          <table:table-cell office:value-type="float" office:value="13.503752402366301" table:style-name="ce1">
            <text:p>13.5037524</text:p>
          </table:table-cell>
          <table:table-cell office:value-type="float" office:value="81.118825092750299" table:style-name="ce1">
            <text:p>81.11882509</text:p>
          </table:table-cell>
          <table:table-cell office:value-type="float" office:value="14.153186512545799" table:style-name="ce1">
            <text:p>14.153186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JI</text:p>
          </table:table-cell>
          <table:table-cell office:value-type="float" office:value="18257.439852437601" table:style-name="ce1">
            <text:p>18257.43985</text:p>
          </table:table-cell>
          <table:table-cell office:value-type="float" office:value="788.39695067588195" table:style-name="ce1">
            <text:p>788.3969507</text:p>
          </table:table-cell>
          <table:table-cell office:value-type="float" office:value="13001.1292683722" table:style-name="ce1">
            <text:p>13001.12927</text:p>
          </table:table-cell>
          <table:table-cell office:value-type="float" office:value="556.11419618020398" table:style-name="ce1">
            <text:p>556.1141962</text:p>
          </table:table-cell>
          <table:table-cell office:value-type="float" office:value="4.3182229110322004" table:style-name="ce1">
            <text:p>4.318222911</text:p>
          </table:table-cell>
          <table:table-cell office:value-type="float" office:value="71.210034777337199" table:style-name="ce1">
            <text:p>71.21003478</text:p>
          </table:table-cell>
          <table:table-cell office:value-type="float" office:value="4.2774299424363198" table:style-name="ce1">
            <text:p>4.2774299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LK</text:p>
          </table:table-cell>
          <table:table-cell office:value-type="float" office:value="12052.6105366722" table:style-name="ce1">
            <text:p>12052.61054</text:p>
          </table:table-cell>
          <table:table-cell office:value-type="float" office:value="62.249021369265002" table:style-name="ce1">
            <text:p>62.24902137</text:p>
          </table:table-cell>
          <table:table-cell office:value-type="float" office:value="11430.652250036501" table:style-name="ce1">
            <text:p>11430.65225</text:p>
          </table:table-cell>
          <table:table-cell office:value-type="float" office:value="54.564963902293002" table:style-name="ce1">
            <text:p>54.5649639</text:p>
          </table:table-cell>
          <table:table-cell office:value-type="float" office:value="0.51647749821386402" table:style-name="ce1">
            <text:p>0.516477498</text:p>
          </table:table-cell>
          <table:table-cell office:value-type="float" office:value="94.839638394161199" table:style-name="ce1">
            <text:p>94.83963839</text:p>
          </table:table-cell>
          <table:table-cell office:value-type="float" office:value="0.47735652094672798" table:style-name="ce1">
            <text:p>0.4773565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RA</text:p>
          </table:table-cell>
          <table:table-cell office:value-type="float" office:value="638364.79847560695" table:style-name="ce1">
            <text:p>638364.7985</text:p>
          </table:table-cell>
          <table:table-cell office:value-type="float" office:value="204509.71003760101" table:style-name="ce1">
            <text:p>204509.71</text:p>
          </table:table-cell>
          <table:table-cell office:value-type="float" office:value="336136.898136887" table:style-name="ce1">
            <text:p>336136.8981</text:p>
          </table:table-cell>
          <table:table-cell office:value-type="float" office:value="153148.88925983" table:style-name="ce1">
            <text:p>153148.8893</text:p>
          </table:table-cell>
          <table:table-cell office:value-type="float" office:value="32.036495515724397" table:style-name="ce1">
            <text:p>32.03649552</text:p>
          </table:table-cell>
          <table:table-cell office:value-type="float" office:value="52.655926351134902" table:style-name="ce1">
            <text:p>52.65592635</text:p>
          </table:table-cell>
          <table:table-cell office:value-type="float" office:value="45.561463233787002" table:style-name="ce1">
            <text:p>45.561463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RO</text:p>
          </table:table-cell>
          <table:table-cell office:value-type="float" office:value="1403.6499726654899" table:style-name="ce1">
            <text:p>1403.649973</text:p>
          </table:table-cell>
          <table:table-cell office:value-type="float" office:value="30.283227106454" table:style-name="ce1">
            <text:p>30.28322711</text:p>
          </table:table-cell>
          <table:table-cell office:value-type="float" office:value="1311.2255804277499" table:style-name="ce1">
            <text:p>1311.22558</text:p>
          </table:table-cell>
          <table:table-cell office:value-type="float" office:value="26.812734163860998" table:style-name="ce1">
            <text:p>26.81273416</text:p>
          </table:table-cell>
          <table:table-cell office:value-type="float" office:value="2.1574628786510801" table:style-name="ce1">
            <text:p>2.157462879</text:p>
          </table:table-cell>
          <table:table-cell office:value-type="float" office:value="93.415424497730598" table:style-name="ce1">
            <text:p>93.4154245</text:p>
          </table:table-cell>
          <table:table-cell office:value-type="float" office:value="2.0448605155425801" table:style-name="ce1">
            <text:p>2.0448605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SM</text:p>
          </table:table-cell>
          <table:table-cell office:value-type="float" office:value="727.60952091766796" table:style-name="ce1">
            <text:p>727.6095209</text:p>
          </table:table-cell>
          <table:table-cell table:style-name="ce1"/>
          <table:table-cell office:value-type="float" office:value="534.54844748423602" table:style-name="ce1">
            <text:p>534.5484475</text:p>
          </table:table-cell>
          <table:table-cell table:number-columns-repeated="2" table:style-name="ce1"/>
          <table:table-cell office:value-type="float" office:value="73.466389885890806" table:style-name="ce1">
            <text:p>73.4663898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AB</text:p>
          </table:table-cell>
          <table:table-cell office:value-type="float" office:value="264198.71348145203" table:style-name="ce1">
            <text:p>264198.7135</text:p>
          </table:table-cell>
          <table:table-cell office:value-type="float" office:value="60058.747659851098" table:style-name="ce1">
            <text:p>60058.74766</text:p>
          </table:table-cell>
          <table:table-cell office:value-type="float" office:value="248855.83656731501" table:style-name="ce1">
            <text:p>248855.8366</text:p>
          </table:table-cell>
          <table:table-cell office:value-type="float" office:value="55666.065062070898" table:style-name="ce1">
            <text:p>55666.06506</text:p>
          </table:table-cell>
          <table:table-cell office:value-type="float" office:value="22.732414881372101" table:style-name="ce1">
            <text:p>22.73241488</text:p>
          </table:table-cell>
          <table:table-cell office:value-type="float" office:value="94.192675387416799" table:style-name="ce1">
            <text:p>94.19267539</text:p>
          </table:table-cell>
          <table:table-cell office:value-type="float" office:value="22.368800278073198" table:style-name="ce1">
            <text:p>22.368800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BR</text:p>
          </table:table-cell>
          <table:table-cell office:value-type="float" office:value="244545.750262177" table:style-name="ce1">
            <text:p>244545.7503</text:p>
          </table:table-cell>
          <table:table-cell office:value-type="float" office:value="69362.956735456304" table:style-name="ce1">
            <text:p>69362.95674</text:p>
          </table:table-cell>
          <table:table-cell office:value-type="float" office:value="157725.93566529101" table:style-name="ce1">
            <text:p>157725.9357</text:p>
          </table:table-cell>
          <table:table-cell office:value-type="float" office:value="56871.165670480899" table:style-name="ce1">
            <text:p>56871.16567</text:p>
          </table:table-cell>
          <table:table-cell office:value-type="float" office:value="28.3640000536065" table:style-name="ce1">
            <text:p>28.36400005</text:p>
          </table:table-cell>
          <table:table-cell office:value-type="float" office:value="64.497516516313596" table:style-name="ce1">
            <text:p>64.49751652</text:p>
          </table:table-cell>
          <table:table-cell office:value-type="float" office:value="36.0569524793734" table:style-name="ce1">
            <text:p>36.0569524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EO</text:p>
          </table:table-cell>
          <table:table-cell office:value-type="float" office:value="69668.485489557803" table:style-name="ce1">
            <text:p>69668.48549</text:p>
          </table:table-cell>
          <table:table-cell office:value-type="float" office:value="15882.741878986501" table:style-name="ce1">
            <text:p>15882.74188</text:p>
          </table:table-cell>
          <table:table-cell office:value-type="float" office:value="50127.211565232799" table:style-name="ce1">
            <text:p>50127.21157</text:p>
          </table:table-cell>
          <table:table-cell office:value-type="float" office:value="14220.243188161599" table:style-name="ce1">
            <text:p>14220.24319</text:p>
          </table:table-cell>
          <table:table-cell office:value-type="float" office:value="22.7975988962285" table:style-name="ce1">
            <text:p>22.7975989</text:p>
          </table:table-cell>
          <table:table-cell office:value-type="float" office:value="71.951056798480394" table:style-name="ce1">
            <text:p>71.9510568</text:p>
          </table:table-cell>
          <table:table-cell office:value-type="float" office:value="28.3683108318446" table:style-name="ce1">
            <text:p>28.3683108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GY</text:p>
          </table:table-cell>
          <table:table-cell office:value-type="float" office:value="81.776529389437002" table:style-name="ce1">
            <text:p>81.77652939</text:p>
          </table:table-cell>
          <table:table-cell office:value-type="float" office:value="7.5906504284440004" table:style-name="ce1">
            <text:p>7.590650428</text:p>
          </table:table-cell>
          <table:table-cell office:value-type="float" office:value="12.743230243215001" table:style-name="ce1">
            <text:p>12.74323024</text:p>
          </table:table-cell>
          <table:table-cell office:value-type="float" office:value="1.8043555085809999" table:style-name="ce1">
            <text:p>1.804355509</text:p>
          </table:table-cell>
          <table:table-cell office:value-type="float" office:value="9.28218705919363" table:style-name="ce1">
            <text:p>9.282187059</text:p>
          </table:table-cell>
          <table:table-cell office:value-type="float" office:value="15.5829922575083" table:style-name="ce1">
            <text:p>15.58299226</text:p>
          </table:table-cell>
          <table:table-cell office:value-type="float" office:value="14.159325964793799" table:style-name="ce1">
            <text:p>14.1593259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HA</text:p>
          </table:table-cell>
          <table:table-cell office:value-type="float" office:value="238856.501664521" table:style-name="ce1">
            <text:p>238856.5017</text:p>
          </table:table-cell>
          <table:table-cell office:value-type="float" office:value="35401.119173924002" table:style-name="ce1">
            <text:p>35401.11917</text:p>
          </table:table-cell>
          <table:table-cell office:value-type="float" office:value="126728.70524786301" table:style-name="ce1">
            <text:p>126728.7052</text:p>
          </table:table-cell>
          <table:table-cell office:value-type="float" office:value="27493.331063067399" table:style-name="ce1">
            <text:p>27493.33106</text:p>
          </table:table-cell>
          <table:table-cell office:value-type="float" office:value="14.8210825023493" table:style-name="ce1">
            <text:p>14.8210825</text:p>
          </table:table-cell>
          <table:table-cell office:value-type="float" office:value="53.056418546167997" table:style-name="ce1">
            <text:p>53.05641855</text:p>
          </table:table-cell>
          <table:table-cell office:value-type="float" office:value="21.694635804330499" table:style-name="ce1">
            <text:p>21.694635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IB</text:p>
          </table:table-cell>
          <table:table-cell office:value-type="float" office:value="5.625614310125" table:style-name="ce1">
            <text:p>5.62561431</text:p>
          </table:table-cell>
          <table:table-cell office:value-type="float" office:value="2.0807370776530001" table:style-name="ce1">
            <text:p>2.080737078</text:p>
          </table:table-cell>
          <table:table-cell office:value-type="float" office:value="1.3871768161139999" table:style-name="ce1">
            <text:p>1.387176816</text:p>
          </table:table-cell>
          <table:table-cell office:value-type="float" office:value="1.155959685639" table:style-name="ce1">
            <text:p>1.155959686</text:p>
          </table:table-cell>
          <table:table-cell office:value-type="float" office:value="36.986842022000701" table:style-name="ce1">
            <text:p>36.98684202</text:p>
          </table:table-cell>
          <table:table-cell office:value-type="float" office:value="24.658228233267899" table:style-name="ce1">
            <text:p>24.65822823</text:p>
          </table:table-cell>
          <table:table-cell office:value-type="float" office:value="83.331819866862702" table:style-name="ce1">
            <text:p>83.3318198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IN</text:p>
          </table:table-cell>
          <table:table-cell office:value-type="float" office:value="243019.202752438" table:style-name="ce1">
            <text:p>243019.2028</text:p>
          </table:table-cell>
          <table:table-cell office:value-type="float" office:value="89167.717355467801" table:style-name="ce1">
            <text:p>89167.71736</text:p>
          </table:table-cell>
          <table:table-cell office:value-type="float" office:value="207782.98242702999" table:style-name="ce1">
            <text:p>207782.9824</text:p>
          </table:table-cell>
          <table:table-cell office:value-type="float" office:value="83380.767474064007" table:style-name="ce1">
            <text:p>83380.76747</text:p>
          </table:table-cell>
          <table:table-cell office:value-type="float" office:value="36.691634383436899" table:style-name="ce1">
            <text:p>36.69163438</text:p>
          </table:table-cell>
          <table:table-cell office:value-type="float" office:value="85.500643600866695" table:style-name="ce1">
            <text:p>85.5006436</text:p>
          </table:table-cell>
          <table:table-cell office:value-type="float" office:value="40.128775946964801" table:style-name="ce1">
            <text:p>40.1287759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MB</text:p>
          </table:table-cell>
          <table:table-cell office:value-type="float" office:value="11072.7568782088" table:style-name="ce1">
            <text:p>11072.75688</text:p>
          </table:table-cell>
          <table:table-cell office:value-type="float" office:value="931.85658501044099" table:style-name="ce1">
            <text:p>931.856585</text:p>
          </table:table-cell>
          <table:table-cell office:value-type="float" office:value="3865.0683666196801" table:style-name="ce1">
            <text:p>3865.068367</text:p>
          </table:table-cell>
          <table:table-cell office:value-type="float" office:value="604.45897506352196" table:style-name="ce1">
            <text:p>604.4589751</text:p>
          </table:table-cell>
          <table:table-cell office:value-type="float" office:value="8.4157594649652196" table:style-name="ce1">
            <text:p>8.415759465</text:p>
          </table:table-cell>
          <table:table-cell office:value-type="float" office:value="34.9061070258496" table:style-name="ce1">
            <text:p>34.90610703</text:p>
          </table:table-cell>
          <table:table-cell office:value-type="float" office:value="15.6390241446666" table:style-name="ce1">
            <text:p>15.639024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NB</text:p>
          </table:table-cell>
          <table:table-cell office:value-type="float" office:value="30745.226855615801" table:style-name="ce1">
            <text:p>30745.22686</text:p>
          </table:table-cell>
          <table:table-cell office:value-type="float" office:value="7487.0437520641699" table:style-name="ce1">
            <text:p>7487.043752</text:p>
          </table:table-cell>
          <table:table-cell office:value-type="float" office:value="24396.835751834002" table:style-name="ce1">
            <text:p>24396.83575</text:p>
          </table:table-cell>
          <table:table-cell office:value-type="float" office:value="6188.3678942280703" table:style-name="ce1">
            <text:p>6188.367894</text:p>
          </table:table-cell>
          <table:table-cell office:value-type="float" office:value="24.3518897656032" table:style-name="ce1">
            <text:p>24.35188977</text:p>
          </table:table-cell>
          <table:table-cell office:value-type="float" office:value="79.351620550419995" table:style-name="ce1">
            <text:p>79.35162055</text:p>
          </table:table-cell>
          <table:table-cell office:value-type="float" office:value="25.365452951261702" table:style-name="ce1">
            <text:p>25.3654529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NQ</text:p>
          </table:table-cell>
          <table:table-cell office:value-type="float" office:value="27008.188641937199" table:style-name="ce1">
            <text:p>27008.18864</text:p>
          </table:table-cell>
          <table:table-cell office:value-type="float" office:value="5208.3917865658505" table:style-name="ce1">
            <text:p>5208.391787</text:p>
          </table:table-cell>
          <table:table-cell office:value-type="float" office:value="24072.0172617069" table:style-name="ce1">
            <text:p>24072.01726</text:p>
          </table:table-cell>
          <table:table-cell office:value-type="float" office:value="4892.2009370726901" table:style-name="ce1">
            <text:p>4892.200937</text:p>
          </table:table-cell>
          <table:table-cell office:value-type="float" office:value="19.284491291202301" table:style-name="ce1">
            <text:p>19.28449129</text:p>
          </table:table-cell>
          <table:table-cell office:value-type="float" office:value="89.128588299064702" table:style-name="ce1">
            <text:p>89.1285883</text:p>
          </table:table-cell>
          <table:table-cell office:value-type="float" office:value="20.323186394748301" table:style-name="ce1">
            <text:p>20.323186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RC</text:p>
          </table:table-cell>
          <table:table-cell office:value-type="float" office:value="132096.953225923" table:style-name="ce1">
            <text:p>132096.9532</text:p>
          </table:table-cell>
          <table:table-cell office:value-type="float" office:value="46299.002828016797" table:style-name="ce1">
            <text:p>46299.00283</text:p>
          </table:table-cell>
          <table:table-cell office:value-type="float" office:value="75377.457889855199" table:style-name="ce1">
            <text:p>75377.45789</text:p>
          </table:table-cell>
          <table:table-cell office:value-type="float" office:value="31421.053503668401" table:style-name="ce1">
            <text:p>31421.0535</text:p>
          </table:table-cell>
          <table:table-cell office:value-type="float" office:value="35.049258667482199" table:style-name="ce1">
            <text:p>35.04925867</text:p>
          </table:table-cell>
          <table:table-cell office:value-type="float" office:value="57.062222896949201" table:style-name="ce1">
            <text:p>57.0622229</text:p>
          </table:table-cell>
          <table:table-cell office:value-type="float" office:value="41.684947175563103" table:style-name="ce1">
            <text:p>41.684947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RD</text:p>
          </table:table-cell>
          <table:table-cell office:value-type="float" office:value="318.70238670803201" table:style-name="ce1">
            <text:p>318.7023867</text:p>
          </table:table-cell>
          <table:table-cell office:value-type="float" office:value="30.569623127751999" table:style-name="ce1">
            <text:p>30.56962313</text:p>
          </table:table-cell>
          <table:table-cell office:value-type="float" office:value="296.21409159105099" table:style-name="ce1">
            <text:p>296.2140916</text:p>
          </table:table-cell>
          <table:table-cell office:value-type="float" office:value="29.175605619679001" table:style-name="ce1">
            <text:p>29.17560562</text:p>
          </table:table-cell>
          <table:table-cell office:value-type="float" office:value="9.5919027916654098" table:style-name="ce1">
            <text:p>9.591902792</text:p>
          </table:table-cell>
          <table:table-cell office:value-type="float" office:value="92.943794569827702" table:style-name="ce1">
            <text:p>92.94379457</text:p>
          </table:table-cell>
          <table:table-cell office:value-type="float" office:value="9.8494995504665006" table:style-name="ce1">
            <text:p>9.849499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RL</text:p>
          </table:table-cell>
          <table:table-cell office:value-type="float" office:value="2167438.96877188" table:style-name="ce1">
            <text:p>2167438.969</text:p>
          </table:table-cell>
          <table:table-cell office:value-type="float" office:value="907473.70375564101" table:style-name="ce1">
            <text:p>907473.7038</text:p>
          </table:table-cell>
          <table:table-cell office:value-type="float" office:value="2112137.8957116799" table:style-name="ce1">
            <text:p>2112137.896</text:p>
          </table:table-cell>
          <table:table-cell office:value-type="float" office:value="873994.45324393304" table:style-name="ce1">
            <text:p>873994.4532</text:p>
          </table:table-cell>
          <table:table-cell office:value-type="float" office:value="41.868477813233902" table:style-name="ce1">
            <text:p>41.86847781</text:p>
          </table:table-cell>
          <table:table-cell office:value-type="float" office:value="97.448552238057502" table:style-name="ce1">
            <text:p>97.44855224</text:p>
          </table:table-cell>
          <table:table-cell office:value-type="float" office:value="41.379611388935402" table:style-name="ce1">
            <text:p>41.379611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TM</text:p>
          </table:table-cell>
          <table:table-cell office:value-type="float" office:value="109057.86121134501" table:style-name="ce1">
            <text:p>109057.8612</text:p>
          </table:table-cell>
          <table:table-cell office:value-type="float" office:value="21898.824137952299" table:style-name="ce1">
            <text:p>21898.82414</text:p>
          </table:table-cell>
          <table:table-cell office:value-type="float" office:value="91341.814012289702" table:style-name="ce1">
            <text:p>91341.81401</text:p>
          </table:table-cell>
          <table:table-cell office:value-type="float" office:value="18846.381304400398" table:style-name="ce1">
            <text:p>18846.3813</text:p>
          </table:table-cell>
          <table:table-cell office:value-type="float" office:value="20.080005141045401" table:style-name="ce1">
            <text:p>20.08000514</text:p>
          </table:table-cell>
          <table:table-cell office:value-type="float" office:value="83.755368936932101" table:style-name="ce1">
            <text:p>83.75536894</text:p>
          </table:table-cell>
          <table:table-cell office:value-type="float" office:value="20.632808214061399" table:style-name="ce1">
            <text:p>20.632808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UM</text:p>
          </table:table-cell>
          <table:table-cell office:value-type="float" office:value="542.72604180114297" table:style-name="ce1">
            <text:p>542.7260418</text:p>
          </table:table-cell>
          <table:table-cell office:value-type="float" office:value="22.929293837260001" table:style-name="ce1">
            <text:p>22.92929384</text:p>
          </table:table-cell>
          <table:table-cell office:value-type="float" office:value="481.81352134980398" table:style-name="ce1">
            <text:p>481.8135213</text:p>
          </table:table-cell>
          <table:table-cell office:value-type="float" office:value="18.030655640176001" table:style-name="ce1">
            <text:p>18.03065564</text:p>
          </table:table-cell>
          <table:table-cell office:value-type="float" office:value="4.2248375923080097" table:style-name="ce1">
            <text:p>4.224837592</text:p>
          </table:table-cell>
          <table:table-cell office:value-type="float" office:value="88.776562066343999" table:style-name="ce1">
            <text:p>88.77656207</text:p>
          </table:table-cell>
          <table:table-cell office:value-type="float" office:value="3.7422477454893701" table:style-name="ce1">
            <text:p>3.74224774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UY</text:p>
          </table:table-cell>
          <table:table-cell office:value-type="float" office:value="211713.93585329701" table:style-name="ce1">
            <text:p>211713.9359</text:p>
          </table:table-cell>
          <table:table-cell office:value-type="float" office:value="18267.6460717993" table:style-name="ce1">
            <text:p>18267.64607</text:p>
          </table:table-cell>
          <table:table-cell office:value-type="float" office:value="208113.84631756" table:style-name="ce1">
            <text:p>208113.8463</text:p>
          </table:table-cell>
          <table:table-cell office:value-type="float" office:value="18185.8517346564" table:style-name="ce1">
            <text:p>18185.85173</text:p>
          </table:table-cell>
          <table:table-cell office:value-type="float" office:value="8.6284570725932301" table:style-name="ce1">
            <text:p>8.628457073</text:p>
          </table:table-cell>
          <table:table-cell office:value-type="float" office:value="98.299550040847805" table:style-name="ce1">
            <text:p>98.29955004</text:p>
          </table:table-cell>
          <table:table-cell office:value-type="float" office:value="8.7384150821501407" table:style-name="ce1">
            <text:p>8.73841508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KG</text:p>
          </table:table-cell>
          <table:table-cell office:value-type="float" office:value="1077.66315517573" table:style-name="ce1">
            <text:p>1077.663155</text:p>
          </table:table-cell>
          <table:table-cell office:value-type="float" office:value="435.04429800624803" table:style-name="ce1">
            <text:p>435.044298</text:p>
          </table:table-cell>
          <table:table-cell office:value-type="float" office:value="617.09914712875104" table:style-name="ce1">
            <text:p>617.0991471</text:p>
          </table:table-cell>
          <table:table-cell office:value-type="float" office:value="368.95820072010201" table:style-name="ce1">
            <text:p>368.9582007</text:p>
          </table:table-cell>
          <table:table-cell office:value-type="float" office:value="40.369228169010398" table:style-name="ce1">
            <text:p>40.36922817</text:p>
          </table:table-cell>
          <table:table-cell office:value-type="float" office:value="57.2627118376449" table:style-name="ce1">
            <text:p>57.26271184</text:p>
          </table:table-cell>
          <table:table-cell office:value-type="float" office:value="59.789128284619501" table:style-name="ce1">
            <text:p>59.789128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MD</text:p>
          </table:table-cell>
          <table:table-cell office:value-type="float" office:value="412.73027207048102" table:style-name="ce1">
            <text:p>412.7302721</text:p>
          </table:table-cell>
          <table:table-cell office:value-type="float" office:value="412.73027207048102" table:style-name="ce1">
            <text:p>412.7302721</text:p>
          </table:table-cell>
          <table:table-cell office:value-type="float" office:value="343.474640817774" table:style-name="ce1">
            <text:p>343.4746408</text:p>
          </table:table-cell>
          <table:table-cell office:value-type="float" office:value="343.474640817774" table:style-name="ce1">
            <text:p>343.4746408</text:p>
          </table:table-cell>
          <table:table-cell office:value-type="float" office:value="100" table:style-name="ce1">
            <text:p>100</text:p>
          </table:table-cell>
          <table:table-cell office:value-type="float" office:value="83.220123179896007" table:style-name="ce1">
            <text:p>83.22012318</text:p>
          </table:table-cell>
          <table:table-cell office:value-type="float" office:value="100" table:style-name="ce1">
            <text:p>1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ND</text:p>
          </table:table-cell>
          <table:table-cell office:value-type="float" office:value="112221.518440756" table:style-name="ce1">
            <text:p>112221.5184</text:p>
          </table:table-cell>
          <table:table-cell office:value-type="float" office:value="26293.043691528299" table:style-name="ce1">
            <text:p>26293.04369</text:p>
          </table:table-cell>
          <table:table-cell office:value-type="float" office:value="103235.253862048" table:style-name="ce1">
            <text:p>103235.2539</text:p>
          </table:table-cell>
          <table:table-cell office:value-type="float" office:value="25288.104035823701" table:style-name="ce1">
            <text:p>25288.10404</text:p>
          </table:table-cell>
          <table:table-cell office:value-type="float" office:value="23.4295918081067" table:style-name="ce1">
            <text:p>23.42959181</text:p>
          </table:table-cell>
          <table:table-cell office:value-type="float" office:value="91.992387285820101" table:style-name="ce1">
            <text:p>91.99238729</text:p>
          </table:table-cell>
          <table:table-cell office:value-type="float" office:value="24.495608902764801" table:style-name="ce1">
            <text:p>24.495608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RV</text:p>
          </table:table-cell>
          <table:table-cell office:value-type="float" office:value="56513.414343632001" table:style-name="ce1">
            <text:p>56513.41434</text:p>
          </table:table-cell>
          <table:table-cell office:value-type="float" office:value="21589.919480298799" table:style-name="ce1">
            <text:p>21589.91948</text:p>
          </table:table-cell>
          <table:table-cell office:value-type="float" office:value="30461.430297024901" table:style-name="ce1">
            <text:p>30461.4303</text:p>
          </table:table-cell>
          <table:table-cell office:value-type="float" office:value="15234.4437567118" table:style-name="ce1">
            <text:p>15234.44376</text:p>
          </table:table-cell>
          <table:table-cell office:value-type="float" office:value="38.203176592765203" table:style-name="ce1">
            <text:p>38.20317659</text:p>
          </table:table-cell>
          <table:table-cell office:value-type="float" office:value="53.901238583467901" table:style-name="ce1">
            <text:p>53.90123858</text:p>
          </table:table-cell>
          <table:table-cell office:value-type="float" office:value="50.012240423916403" table:style-name="ce1">
            <text:p>50.012240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TI</text:p>
          </table:table-cell>
          <table:table-cell office:value-type="float" office:value="27017.066569364699" table:style-name="ce1">
            <text:p>27017.06657</text:p>
          </table:table-cell>
          <table:table-cell office:value-type="float" office:value="2315.3207520469" table:style-name="ce1">
            <text:p>2315.320752</text:p>
          </table:table-cell>
          <table:table-cell office:value-type="float" office:value="22199.431008008702" table:style-name="ce1">
            <text:p>22199.43101</text:p>
          </table:table-cell>
          <table:table-cell office:value-type="float" office:value="1870.2282313498999" table:style-name="ce1">
            <text:p>1870.228231</text:p>
          </table:table-cell>
          <table:table-cell office:value-type="float" office:value="8.5698450870025091" table:style-name="ce1">
            <text:p>8.569845087</text:p>
          </table:table-cell>
          <table:table-cell office:value-type="float" office:value="82.168176737518706" table:style-name="ce1">
            <text:p>82.16817674</text:p>
          </table:table-cell>
          <table:table-cell office:value-type="float" office:value="8.4246674190667097" table:style-name="ce1">
            <text:p>8.4246674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UN</text:p>
          </table:table-cell>
          <table:table-cell office:value-type="float" office:value="93007.160781764105" table:style-name="ce1">
            <text:p>93007.16078</text:p>
          </table:table-cell>
          <table:table-cell office:value-type="float" office:value="21057.583076137002" table:style-name="ce1">
            <text:p>21057.58308</text:p>
          </table:table-cell>
          <table:table-cell office:value-type="float" office:value="24586.551730901901" table:style-name="ce1">
            <text:p>24586.55173</text:p>
          </table:table-cell>
          <table:table-cell office:value-type="float" office:value="12358.0375948892" table:style-name="ce1">
            <text:p>12358.03759</text:p>
          </table:table-cell>
          <table:table-cell office:value-type="float" office:value="22.640819157513501" table:style-name="ce1">
            <text:p>22.64081916</text:p>
          </table:table-cell>
          <table:table-cell office:value-type="float" office:value="26.435116956846802" table:style-name="ce1">
            <text:p>26.43511696</text:p>
          </table:table-cell>
          <table:table-cell office:value-type="float" office:value="50.263403059310903" table:style-name="ce1">
            <text:p>50.263403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DN</text:p>
          </table:table-cell>
          <table:table-cell office:value-type="float" office:value="1888115.6418501199" table:style-name="ce1">
            <text:p>1888115.642</text:p>
          </table:table-cell>
          <table:table-cell office:value-type="float" office:value="227558.044579045" table:style-name="ce1">
            <text:p>227558.0446</text:p>
          </table:table-cell>
          <table:table-cell office:value-type="float" office:value="1396916.88014793" table:style-name="ce1">
            <text:p>1396916.88</text:p>
          </table:table-cell>
          <table:table-cell office:value-type="float" office:value="208470.52924275899" table:style-name="ce1">
            <text:p>208470.5292</text:p>
          </table:table-cell>
          <table:table-cell office:value-type="float" office:value="12.052124326244501" table:style-name="ce1">
            <text:p>12.05212433</text:p>
          </table:table-cell>
          <table:table-cell office:value-type="float" office:value="73.984709897277497" table:style-name="ce1">
            <text:p>73.9847099</text:p>
          </table:table-cell>
          <table:table-cell office:value-type="float" office:value="14.923617303606701" table:style-name="ce1">
            <text:p>14.923617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MN</text:p>
          </table:table-cell>
          <table:table-cell office:value-type="float" office:value="572.72867963739702" table:style-name="ce1">
            <text:p>572.7286796</text:p>
          </table:table-cell>
          <table:table-cell office:value-type="float" office:value="25.816933327861999" table:style-name="ce1">
            <text:p>25.81693333</text:p>
          </table:table-cell>
          <table:table-cell office:value-type="float" office:value="478.12516665588203" table:style-name="ce1">
            <text:p>478.1251667</text:p>
          </table:table-cell>
          <table:table-cell office:value-type="float" office:value="17.427298945193002" table:style-name="ce1">
            <text:p>17.42729895</text:p>
          </table:table-cell>
          <table:table-cell office:value-type="float" office:value="4.5077074443359599" table:style-name="ce1">
            <text:p>4.507707444</text:p>
          </table:table-cell>
          <table:table-cell office:value-type="float" office:value="83.481966881524102" table:style-name="ce1">
            <text:p>83.48196688</text:p>
          </table:table-cell>
          <table:table-cell office:value-type="float" office:value="3.64492399910332" table:style-name="ce1">
            <text:p>3.64492399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ND</text:p>
          </table:table-cell>
          <table:table-cell office:value-type="float" office:value="2961430.7097821399" table:style-name="ce1">
            <text:p>2961430.71</text:p>
          </table:table-cell>
          <table:table-cell office:value-type="float" office:value="20105.323386365799" table:style-name="ce1">
            <text:p>20105.32339</text:p>
          </table:table-cell>
          <table:table-cell office:value-type="float" office:value="894427.12226340303" table:style-name="ce1">
            <text:p>894427.1223</text:p>
          </table:table-cell>
          <table:table-cell office:value-type="float" office:value="14309.5758052849" table:style-name="ce1">
            <text:p>14309.57581</text:p>
          </table:table-cell>
          <table:table-cell office:value-type="float" office:value="0.67890575051964697" table:style-name="ce1">
            <text:p>0.678905751</text:p>
          </table:table-cell>
          <table:table-cell office:value-type="float" office:value="30.202534177448399" table:style-name="ce1">
            <text:p>30.20253418</text:p>
          </table:table-cell>
          <table:table-cell office:value-type="float" office:value="1.59985933443897" table:style-name="ce1">
            <text:p>1.5998593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OT</text:p>
          </table:table-cell>
          <table:table-cell office:value-type="float" office:value="48.296768414879999" table:style-name="ce1">
            <text:p>48.29676841</text:p>
          </table:table-cell>
          <table:table-cell table:style-name="ce1"/>
          <table:table-cell office:value-type="float" office:value="14.143949805323" table:style-name="ce1">
            <text:p>14.14394981</text:p>
          </table:table-cell>
          <table:table-cell table:number-columns-repeated="2" table:style-name="ce1"/>
          <table:table-cell office:value-type="float" office:value="29.285499360585199" table:style-name="ce1">
            <text:p>29.2854993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RL</text:p>
          </table:table-cell>
          <table:table-cell office:value-type="float" office:value="69938.567463474697" table:style-name="ce1">
            <text:p>69938.56746</text:p>
          </table:table-cell>
          <table:table-cell office:value-type="float" office:value="9922.3964771840601" table:style-name="ce1">
            <text:p>9922.396477</text:p>
          </table:table-cell>
          <table:table-cell office:value-type="float" office:value="61990.293128690697" table:style-name="ce1">
            <text:p>61990.29313</text:p>
          </table:table-cell>
          <table:table-cell office:value-type="float" office:value="8274.0125922539701" table:style-name="ce1">
            <text:p>8274.012592</text:p>
          </table:table-cell>
          <table:table-cell office:value-type="float" office:value="14.187302996113001" table:style-name="ce1">
            <text:p>14.187303</text:p>
          </table:table-cell>
          <table:table-cell office:value-type="float" office:value="88.635348673769997" table:style-name="ce1">
            <text:p>88.63534867</text:p>
          </table:table-cell>
          <table:table-cell office:value-type="float" office:value="13.3472712817752" table:style-name="ce1">
            <text:p>13.347271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RN</text:p>
          </table:table-cell>
          <table:table-cell office:value-type="float" office:value="1622356.5851771799" table:style-name="ce1">
            <text:p>1622356.585</text:p>
          </table:table-cell>
          <table:table-cell office:value-type="float" office:value="143668.87744999499" table:style-name="ce1">
            <text:p>143668.8774</text:p>
          </table:table-cell>
          <table:table-cell office:value-type="float" office:value="284018.74904176698" table:style-name="ce1">
            <text:p>284018.749</text:p>
          </table:table-cell>
          <table:table-cell office:value-type="float" office:value="23136.447752897901" table:style-name="ce1">
            <text:p>23136.44775</text:p>
          </table:table-cell>
          <table:table-cell office:value-type="float" office:value="8.8555671892751207" table:style-name="ce1">
            <text:p>8.855567189</text:p>
          </table:table-cell>
          <table:table-cell office:value-type="float" office:value="17.506555071599699" table:style-name="ce1">
            <text:p>17.50655507</text:p>
          </table:table-cell>
          <table:table-cell office:value-type="float" office:value="8.1460987455780494" table:style-name="ce1">
            <text:p>8.14609874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RQ</text:p>
          </table:table-cell>
          <table:table-cell office:value-type="float" office:value="435970.10801904497" table:style-name="ce1">
            <text:p>435970.108</text:p>
          </table:table-cell>
          <table:table-cell office:value-type="float" office:value="6696.0305991463702" table:style-name="ce1">
            <text:p>6696.030599</text:p>
          </table:table-cell>
          <table:table-cell office:value-type="float" office:value="16074.0017141153" table:style-name="ce1">
            <text:p>16074.00171</text:p>
          </table:table-cell>
          <table:table-cell office:value-type="float" office:value="2061.3089759118998" table:style-name="ce1">
            <text:p>2061.308976</text:p>
          </table:table-cell>
          <table:table-cell office:value-type="float" office:value="1.53589213480064" table:style-name="ce1">
            <text:p>1.535892135</text:p>
          </table:table-cell>
          <table:table-cell office:value-type="float" office:value="3.6869504166586302" table:style-name="ce1">
            <text:p>3.686950417</text:p>
          </table:table-cell>
          <table:table-cell office:value-type="float" office:value="12.823869329949" table:style-name="ce1">
            <text:p>12.823869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SL</text:p>
          </table:table-cell>
          <table:table-cell office:value-type="float" office:value="102695.26973761999" table:style-name="ce1">
            <text:p>102695.2697</text:p>
          </table:table-cell>
          <table:table-cell office:value-type="float" office:value="21225.728101550401" table:style-name="ce1">
            <text:p>21225.7281</text:p>
          </table:table-cell>
          <table:table-cell office:value-type="float" office:value="79479.750404750899" table:style-name="ce1">
            <text:p>79479.7504</text:p>
          </table:table-cell>
          <table:table-cell office:value-type="float" office:value="14665.758254439301" table:style-name="ce1">
            <text:p>14665.75825</text:p>
          </table:table-cell>
          <table:table-cell office:value-type="float" office:value="20.668652174321899" table:style-name="ce1">
            <text:p>20.66865217</text:p>
          </table:table-cell>
          <table:table-cell office:value-type="float" office:value="77.393779292674793" table:style-name="ce1">
            <text:p>77.39377929</text:p>
          </table:table-cell>
          <table:table-cell office:value-type="float" office:value="18.452194653045499" table:style-name="ce1">
            <text:p>18.4521946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SR</text:p>
          </table:table-cell>
          <table:table-cell office:value-type="float" office:value="20772.936177378699" table:style-name="ce1">
            <text:p>20772.93618</text:p>
          </table:table-cell>
          <table:table-cell office:value-type="float" office:value="5114.3453943655704" table:style-name="ce1">
            <text:p>5114.345394</text:p>
          </table:table-cell>
          <table:table-cell office:value-type="float" office:value="2657.2150487542799" table:style-name="ce1">
            <text:p>2657.215049</text:p>
          </table:table-cell>
          <table:table-cell office:value-type="float" office:value="571.50732223162095" table:style-name="ce1">
            <text:p>571.5073222</text:p>
          </table:table-cell>
          <table:table-cell office:value-type="float" office:value="24.620233512944498" table:style-name="ce1">
            <text:p>24.62023351</text:p>
          </table:table-cell>
          <table:table-cell office:value-type="float" office:value="12.7917162314682" table:style-name="ce1">
            <text:p>12.79171623</text:p>
          </table:table-cell>
          <table:table-cell office:value-type="float" office:value="21.507755742221502" table:style-name="ce1">
            <text:p>21.5077557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TA</text:p>
          </table:table-cell>
          <table:table-cell office:value-type="float" office:value="300652.92707835301" table:style-name="ce1">
            <text:p>300652.9271</text:p>
          </table:table-cell>
          <table:table-cell office:value-type="float" office:value="64720.978759858903" table:style-name="ce1">
            <text:p>64720.97876</text:p>
          </table:table-cell>
          <table:table-cell office:value-type="float" office:value="128280.211988918" table:style-name="ce1">
            <text:p>128280.212</text:p>
          </table:table-cell>
          <table:table-cell office:value-type="float" office:value="44436.518219208097" table:style-name="ce1">
            <text:p>44436.51822</text:p>
          </table:table-cell>
          <table:table-cell office:value-type="float" office:value="21.526808133483499" table:style-name="ce1">
            <text:p>21.52680813</text:p>
          </table:table-cell>
          <table:table-cell office:value-type="float" office:value="42.667208743152202" table:style-name="ce1">
            <text:p>42.66720874</text:p>
          </table:table-cell>
          <table:table-cell office:value-type="float" office:value="34.640197057865002" table:style-name="ce1">
            <text:p>34.640197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AM</text:p>
          </table:table-cell>
          <table:table-cell office:value-type="float" office:value="10969.287719304401" table:style-name="ce1">
            <text:p>10969.28772</text:p>
          </table:table-cell>
          <table:table-cell office:value-type="float" office:value="2171.2630579615402" table:style-name="ce1">
            <text:p>2171.263058</text:p>
          </table:table-cell>
          <table:table-cell office:value-type="float" office:value="9054.0696249520606" table:style-name="ce1">
            <text:p>9054.069625</text:p>
          </table:table-cell>
          <table:table-cell office:value-type="float" office:value="1724.4673613245" table:style-name="ce1">
            <text:p>1724.467361</text:p>
          </table:table-cell>
          <table:table-cell office:value-type="float" office:value="19.794020482664699" table:style-name="ce1">
            <text:p>19.79402048</text:p>
          </table:table-cell>
          <table:table-cell office:value-type="float" office:value="82.540178146828595" table:style-name="ce1">
            <text:p>82.54017815</text:p>
          </table:table-cell>
          <table:table-cell office:value-type="float" office:value="19.0463231757359" table:style-name="ce1">
            <text:p>19.046323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EY</text:p>
          </table:table-cell>
          <table:table-cell office:value-type="float" office:value="120.22843722321601" table:style-name="ce1">
            <text:p>120.2284372</text:p>
          </table:table-cell>
          <table:table-cell office:value-type="float" office:value="19.442452033138" table:style-name="ce1">
            <text:p>19.44245203</text:p>
          </table:table-cell>
          <table:table-cell office:value-type="float" office:value="5.9379157957529998" table:style-name="ce1">
            <text:p>5.937915796</text:p>
          </table:table-cell>
          <table:table-cell office:value-type="float" office:value="3.1248426940809999" table:style-name="ce1">
            <text:p>3.124842694</text:p>
          </table:table-cell>
          <table:table-cell office:value-type="float" office:value="16.171259048340701" table:style-name="ce1">
            <text:p>16.17125905</text:p>
          </table:table-cell>
          <table:table-cell office:value-type="float" office:value="4.9388613317235999" table:style-name="ce1">
            <text:p>4.938861332</text:p>
          </table:table-cell>
          <table:table-cell office:value-type="float" office:value="52.625244304002997" table:style-name="ce1">
            <text:p>52.625244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OR</text:p>
          </table:table-cell>
          <table:table-cell office:value-type="float" office:value="89077.1951740777" table:style-name="ce1">
            <text:p>89077.19517</text:p>
          </table:table-cell>
          <table:table-cell office:value-type="float" office:value="4840.15069513049" table:style-name="ce1">
            <text:p>4840.150695</text:p>
          </table:table-cell>
          <table:table-cell office:value-type="float" office:value="2225.86450384722" table:style-name="ce1">
            <text:p>2225.864504</text:p>
          </table:table-cell>
          <table:table-cell office:value-type="float" office:value="123.846346773449" table:style-name="ce1">
            <text:p>123.8463468</text:p>
          </table:table-cell>
          <table:table-cell office:value-type="float" office:value="5.4336586212348799" table:style-name="ce1">
            <text:p>5.433658621</text:p>
          </table:table-cell>
          <table:table-cell office:value-type="float" office:value="2.4988039862473901" table:style-name="ce1">
            <text:p>2.498803986</text:p>
          </table:table-cell>
          <table:table-cell office:value-type="float" office:value="5.5639661156099596" table:style-name="ce1">
            <text:p>5.5639661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PN</text:p>
          </table:table-cell>
          <table:table-cell office:value-type="float" office:value="373642.696246457" table:style-name="ce1">
            <text:p>373642.6962</text:p>
          </table:table-cell>
          <table:table-cell office:value-type="float" office:value="111837.225442611" table:style-name="ce1">
            <text:p>111837.2254</text:p>
          </table:table-cell>
          <table:table-cell office:value-type="float" office:value="267259.23582931602" table:style-name="ce1">
            <text:p>267259.2358</text:p>
          </table:table-cell>
          <table:table-cell office:value-type="float" office:value="86506.924050215399" table:style-name="ce1">
            <text:p>86506.92405</text:p>
          </table:table-cell>
          <table:table-cell office:value-type="float" office:value="29.931596834651401" table:style-name="ce1">
            <text:p>29.93159683</text:p>
          </table:table-cell>
          <table:table-cell office:value-type="float" office:value="71.528023567475401" table:style-name="ce1">
            <text:p>71.52802357</text:p>
          </table:table-cell>
          <table:table-cell office:value-type="float" office:value="32.368170095892502" table:style-name="ce1">
            <text:p>32.36817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AZ</text:p>
          </table:table-cell>
          <table:table-cell office:value-type="float" office:value="2722757.8662114702" table:style-name="ce1">
            <text:p>2722757.866</text:p>
          </table:table-cell>
          <table:table-cell office:value-type="float" office:value="274295.77126647398" table:style-name="ce1">
            <text:p>274295.7713</text:p>
          </table:table-cell>
          <table:table-cell office:value-type="float" office:value="1851694.5489392299" table:style-name="ce1">
            <text:p>1851694.549</text:p>
          </table:table-cell>
          <table:table-cell office:value-type="float" office:value="189611.26917157599" table:style-name="ce1">
            <text:p>189611.2692</text:p>
          </table:table-cell>
          <table:table-cell office:value-type="float" office:value="10.074188919639001" table:style-name="ce1">
            <text:p>10.07418892</text:p>
          </table:table-cell>
          <table:table-cell office:value-type="float" office:value="68.008050657686198" table:style-name="ce1">
            <text:p>68.00805066</text:p>
          </table:table-cell>
          <table:table-cell office:value-type="float" office:value="10.2398783471171" table:style-name="ce1">
            <text:p>10.2398783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EN</text:p>
          </table:table-cell>
          <table:table-cell office:value-type="float" office:value="582248.24442647002" table:style-name="ce1">
            <text:p>582248.2444</text:p>
          </table:table-cell>
          <table:table-cell office:value-type="float" office:value="81474.103791560599" table:style-name="ce1">
            <text:p>81474.10379</text:p>
          </table:table-cell>
          <table:table-cell office:value-type="float" office:value="430259.51663622801" table:style-name="ce1">
            <text:p>430259.5166</text:p>
          </table:table-cell>
          <table:table-cell office:value-type="float" office:value="60220.650886768999" table:style-name="ce1">
            <text:p>60220.65089</text:p>
          </table:table-cell>
          <table:table-cell office:value-type="float" office:value="13.993018368275999" table:style-name="ce1">
            <text:p>13.99301837</text:p>
          </table:table-cell>
          <table:table-cell office:value-type="float" office:value="73.896232535667906" table:style-name="ce1">
            <text:p>73.89623254</text:p>
          </table:table-cell>
          <table:table-cell office:value-type="float" office:value="13.996355352596099" table:style-name="ce1">
            <text:p>13.9963553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GZ</text:p>
          </table:table-cell>
          <table:table-cell office:value-type="float" office:value="199195.428735011" table:style-name="ce1">
            <text:p>199195.4287</text:p>
          </table:table-cell>
          <table:table-cell office:value-type="float" office:value="13678.532734557801" table:style-name="ce1">
            <text:p>13678.53273</text:p>
          </table:table-cell>
          <table:table-cell office:value-type="float" office:value="134430.24670924601" table:style-name="ce1">
            <text:p>134430.2467</text:p>
          </table:table-cell>
          <table:table-cell office:value-type="float" office:value="5181.42544743708" table:style-name="ce1">
            <text:p>5181.425447</text:p>
          </table:table-cell>
          <table:table-cell office:value-type="float" office:value="6.8668908826990496" table:style-name="ce1">
            <text:p>6.866890883</text:p>
          </table:table-cell>
          <table:table-cell office:value-type="float" office:value="67.4866122997622" table:style-name="ce1">
            <text:p>67.4866123</text:p>
          </table:table-cell>
          <table:table-cell office:value-type="float" office:value="3.8543598440637901" table:style-name="ce1">
            <text:p>3.8543598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HM</text:p>
          </table:table-cell>
          <table:table-cell office:value-type="float" office:value="181430.034117962" table:style-name="ce1">
            <text:p>181430.0341</text:p>
          </table:table-cell>
          <table:table-cell office:value-type="float" office:value="71858.441653613903" table:style-name="ce1">
            <text:p>71858.44165</text:p>
          </table:table-cell>
          <table:table-cell office:value-type="float" office:value="103331.137313502" table:style-name="ce1">
            <text:p>103331.1373</text:p>
          </table:table-cell>
          <table:table-cell office:value-type="float" office:value="66154.404769444896" table:style-name="ce1">
            <text:p>66154.40477</text:p>
          </table:table-cell>
          <table:table-cell office:value-type="float" office:value="39.606695772814099" table:style-name="ce1">
            <text:p>39.60669577</text:p>
          </table:table-cell>
          <table:table-cell office:value-type="float" office:value="56.953711008133503" table:style-name="ce1">
            <text:p>56.95371101</text:p>
          </table:table-cell>
          <table:table-cell office:value-type="float" office:value="64.021752290150005" table:style-name="ce1">
            <text:p>64.021752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IR</text:p>
          </table:table-cell>
          <table:table-cell office:value-type="float" office:value="1018.70664480774" table:style-name="ce1">
            <text:p>1018.706645</text:p>
          </table:table-cell>
          <table:table-cell office:value-type="float" office:value="235.86225036803199" table:style-name="ce1">
            <text:p>235.8622504</text:p>
          </table:table-cell>
          <table:table-cell office:value-type="float" office:value="114.638560048409" table:style-name="ce1">
            <text:p>114.63856</text:p>
          </table:table-cell>
          <table:table-cell office:value-type="float" office:value="37.176953472530002" table:style-name="ce1">
            <text:p>37.17695347</text:p>
          </table:table-cell>
          <table:table-cell office:value-type="float" office:value="23.153108067980298" table:style-name="ce1">
            <text:p>23.15310807</text:p>
          </table:table-cell>
          <table:table-cell office:value-type="float" office:value="11.253343701320899" table:style-name="ce1">
            <text:p>11.2533437</text:p>
          </table:table-cell>
          <table:table-cell office:value-type="float" office:value="32.4297107856476" table:style-name="ce1">
            <text:p>32.4297107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NA</text:p>
          </table:table-cell>
          <table:table-cell office:value-type="float" office:value="262.05263972067098" table:style-name="ce1">
            <text:p>262.0526397</text:p>
          </table:table-cell>
          <table:table-cell office:value-type="float" office:value="44.566308679751998" table:style-name="ce1">
            <text:p>44.56630868</text:p>
          </table:table-cell>
          <table:table-cell office:value-type="float" office:value="192.77424464089" table:style-name="ce1">
            <text:p>192.7742446</text:p>
          </table:table-cell>
          <table:table-cell office:value-type="float" office:value="41.751733633165003" table:style-name="ce1">
            <text:p>41.75173363</text:p>
          </table:table-cell>
          <table:table-cell office:value-type="float" office:value="17.006624595446301" table:style-name="ce1">
            <text:p>17.0066246</text:p>
          </table:table-cell>
          <table:table-cell office:value-type="float" office:value="73.563176026913297" table:style-name="ce1">
            <text:p>73.56317603</text:p>
          </table:table-cell>
          <table:table-cell office:value-type="float" office:value="21.658356753487599" table:style-name="ce1">
            <text:p>21.6583567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OR</text:p>
          </table:table-cell>
          <table:table-cell office:value-type="float" office:value="99090.883999213198" table:style-name="ce1">
            <text:p>99090.884</text:p>
          </table:table-cell>
          <table:table-cell office:value-type="float" office:value="18056.071014169" table:style-name="ce1">
            <text:p>18056.07101</text:p>
          </table:table-cell>
          <table:table-cell office:value-type="float" office:value="49093.725853614204" table:style-name="ce1">
            <text:p>49093.72585</text:p>
          </table:table-cell>
          <table:table-cell office:value-type="float" office:value="12662.3268132295" table:style-name="ce1">
            <text:p>12662.32681</text:p>
          </table:table-cell>
          <table:table-cell office:value-type="float" office:value="18.221727655908701" table:style-name="ce1">
            <text:p>18.22172766</text:p>
          </table:table-cell>
          <table:table-cell office:value-type="float" office:value="49.544139553749503" table:style-name="ce1">
            <text:p>49.54413955</text:p>
          </table:table-cell>
          <table:table-cell office:value-type="float" office:value="25.7921487788185" table:style-name="ce1">
            <text:p>25.7921487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WT</text:p>
          </table:table-cell>
          <table:table-cell office:value-type="float" office:value="17395.5648094715" table:style-name="ce1">
            <text:p>17395.56481</text:p>
          </table:table-cell>
          <table:table-cell office:value-type="float" office:value="2909.7042789735401" table:style-name="ce1">
            <text:p>2909.704279</text:p>
          </table:table-cell>
          <table:table-cell office:value-type="float" office:value="236.42363204486099" table:style-name="ce1">
            <text:p>236.423632</text:p>
          </table:table-cell>
          <table:table-cell office:value-type="float" office:value="84.194337754922998" table:style-name="ce1">
            <text:p>84.19433775</text:p>
          </table:table-cell>
          <table:table-cell office:value-type="float" office:value="16.726701954450299" table:style-name="ce1">
            <text:p>16.72670195</text:p>
          </table:table-cell>
          <table:table-cell office:value-type="float" office:value="1.35910293591694" table:style-name="ce1">
            <text:p>1.359102936</text:p>
          </table:table-cell>
          <table:table-cell office:value-type="float" office:value="35.6116421301519" table:style-name="ce1">
            <text:p>35.611642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O</text:p>
          </table:table-cell>
          <table:table-cell office:value-type="float" office:value="230380.05109756999" table:style-name="ce1">
            <text:p>230380.0511</text:p>
          </table:table-cell>
          <table:table-cell office:value-type="float" office:value="43330.754033905498" table:style-name="ce1">
            <text:p>43330.75403</text:p>
          </table:table-cell>
          <table:table-cell office:value-type="float" office:value="195240.101585975" table:style-name="ce1">
            <text:p>195240.1016</text:p>
          </table:table-cell>
          <table:table-cell office:value-type="float" office:value="41045.112513193497" table:style-name="ce1">
            <text:p>41045.11251</text:p>
          </table:table-cell>
          <table:table-cell office:value-type="float" office:value="18.808379383314801" table:style-name="ce1">
            <text:p>18.80837938</text:p>
          </table:table-cell>
          <table:table-cell office:value-type="float" office:value="84.746965136876398" table:style-name="ce1">
            <text:p>84.74696514</text:p>
          </table:table-cell>
          <table:table-cell office:value-type="float" office:value="21.0228903692303" table:style-name="ce1">
            <text:p>21.0228903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BN</text:p>
          </table:table-cell>
          <table:table-cell office:value-type="float" office:value="10233.376606190501" table:style-name="ce1">
            <text:p>10233.37661</text:p>
          </table:table-cell>
          <table:table-cell office:value-type="float" office:value="194.18423412491001" table:style-name="ce1">
            <text:p>194.1842341</text:p>
          </table:table-cell>
          <table:table-cell office:value-type="float" office:value="4302.8465737263996" table:style-name="ce1">
            <text:p>4302.846574</text:p>
          </table:table-cell>
          <table:table-cell office:value-type="float" office:value="94.374781538104003" table:style-name="ce1">
            <text:p>94.37478154</text:p>
          </table:table-cell>
          <table:table-cell office:value-type="float" office:value="1.89755778173395" table:style-name="ce1">
            <text:p>1.897557782</text:p>
          </table:table-cell>
          <table:table-cell office:value-type="float" office:value="42.047182853833903" table:style-name="ce1">
            <text:p>42.04718285</text:p>
          </table:table-cell>
          <table:table-cell office:value-type="float" office:value="2.19331040326573" table:style-name="ce1">
            <text:p>2.1933104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BR</text:p>
          </table:table-cell>
          <table:table-cell office:value-type="float" office:value="96122.4849381979" table:style-name="ce1">
            <text:p>96122.48494</text:p>
          </table:table-cell>
          <table:table-cell office:value-type="float" office:value="4027.0416401427101" table:style-name="ce1">
            <text:p>4027.04164</text:p>
          </table:table-cell>
          <table:table-cell office:value-type="float" office:value="46843.407046587898" table:style-name="ce1">
            <text:p>46843.40705</text:p>
          </table:table-cell>
          <table:table-cell office:value-type="float" office:value="3097.5577953909601" table:style-name="ce1">
            <text:p>3097.557795</text:p>
          </table:table-cell>
          <table:table-cell office:value-type="float" office:value="4.1894897356553997" table:style-name="ce1">
            <text:p>4.189489736</text:p>
          </table:table-cell>
          <table:table-cell office:value-type="float" office:value="48.733037932494099" table:style-name="ce1">
            <text:p>48.73303793</text:p>
          </table:table-cell>
          <table:table-cell office:value-type="float" office:value="6.6125800634234304" table:style-name="ce1">
            <text:p>6.6125800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BY</text:p>
          </table:table-cell>
          <table:table-cell office:value-type="float" office:value="1621105.53659322" table:style-name="ce1">
            <text:p>1621105.537</text:p>
          </table:table-cell>
          <table:table-cell office:value-type="float" office:value="2961.2535723828801" table:style-name="ce1">
            <text:p>2961.253572</text:p>
          </table:table-cell>
          <table:table-cell office:value-type="float" office:value="43385.071907158097" table:style-name="ce1">
            <text:p>43385.07191</text:p>
          </table:table-cell>
          <table:table-cell office:value-type="float" office:value="883.27821939576995" table:style-name="ce1">
            <text:p>883.2782194</text:p>
          </table:table-cell>
          <table:table-cell office:value-type="float" office:value="0.18266877174486801" table:style-name="ce1">
            <text:p>0.182668772</text:p>
          </table:table-cell>
          <table:table-cell office:value-type="float" office:value="2.67626449529822" table:style-name="ce1">
            <text:p>2.676264495</text:p>
          </table:table-cell>
          <table:table-cell office:value-type="float" office:value="2.0359035506174599" table:style-name="ce1">
            <text:p>2.0359035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CA</text:p>
          </table:table-cell>
          <table:table-cell office:value-type="float" office:value="603.89329853678703" table:style-name="ce1">
            <text:p>603.8932985</text:p>
          </table:table-cell>
          <table:table-cell office:value-type="float" office:value="112.115403789222" table:style-name="ce1">
            <text:p>112.1154038</text:p>
          </table:table-cell>
          <table:table-cell office:value-type="float" office:value="562.55804783361305" table:style-name="ce1">
            <text:p>562.5580478</text:p>
          </table:table-cell>
          <table:table-cell office:value-type="float" office:value="105.470730274402" table:style-name="ce1">
            <text:p>105.4707303</text:p>
          </table:table-cell>
          <table:table-cell office:value-type="float" office:value="18.565432678400899" table:style-name="ce1">
            <text:p>18.56543268</text:p>
          </table:table-cell>
          <table:table-cell office:value-type="float" office:value="93.155206258567901" table:style-name="ce1">
            <text:p>93.15520626</text:p>
          </table:table-cell>
          <table:table-cell office:value-type="float" office:value="18.748417284325601" table:style-name="ce1">
            <text:p>18.748417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E</text:p>
          </table:table-cell>
          <table:table-cell office:value-type="float" office:value="159.87636553151501" table:style-name="ce1">
            <text:p>159.8763655</text:p>
          </table:table-cell>
          <table:table-cell office:value-type="float" office:value="69.137608364786004" table:style-name="ce1">
            <text:p>69.13760836</text:p>
          </table:table-cell>
          <table:table-cell office:value-type="float" office:value="127.610421473439" table:style-name="ce1">
            <text:p>127.6104215</text:p>
          </table:table-cell>
          <table:table-cell office:value-type="float" office:value="65.621727032484998" table:style-name="ce1">
            <text:p>65.62172703</text:p>
          </table:table-cell>
          <table:table-cell office:value-type="float" office:value="43.244420859165402" table:style-name="ce1">
            <text:p>43.24442086</text:p>
          </table:table-cell>
          <table:table-cell office:value-type="float" office:value="79.818190167879607" table:style-name="ce1">
            <text:p>79.81819017</text:p>
          </table:table-cell>
          <table:table-cell office:value-type="float" office:value="51.423485852323999" table:style-name="ce1">
            <text:p>51.423485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KA</text:p>
          </table:table-cell>
          <table:table-cell office:value-type="float" office:value="66209.840933482395" table:style-name="ce1">
            <text:p>66209.84093</text:p>
          </table:table-cell>
          <table:table-cell office:value-type="float" office:value="19765.320239162102" table:style-name="ce1">
            <text:p>19765.32024</text:p>
          </table:table-cell>
          <table:table-cell office:value-type="float" office:value="34199.366822516298" table:style-name="ce1">
            <text:p>34199.36682</text:p>
          </table:table-cell>
          <table:table-cell office:value-type="float" office:value="14613.371407652599" table:style-name="ce1">
            <text:p>14613.37141</text:p>
          </table:table-cell>
          <table:table-cell office:value-type="float" office:value="29.852541496088701" table:style-name="ce1">
            <text:p>29.8525415</text:p>
          </table:table-cell>
          <table:table-cell office:value-type="float" office:value="51.652996503759503" table:style-name="ce1">
            <text:p>51.6529965</text:p>
          </table:table-cell>
          <table:table-cell office:value-type="float" office:value="42.729947263325997" table:style-name="ce1">
            <text:p>42.729947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SO</text:p>
          </table:table-cell>
          <table:table-cell office:value-type="float" office:value="30453.877360453302" table:style-name="ce1">
            <text:p>30453.87736</text:p>
          </table:table-cell>
          <table:table-cell office:value-type="float" office:value="7177.2308265941501" table:style-name="ce1">
            <text:p>7177.230827</text:p>
          </table:table-cell>
          <table:table-cell office:value-type="float" office:value="22842.883367317401" table:style-name="ce1">
            <text:p>22842.88337</text:p>
          </table:table-cell>
          <table:table-cell office:value-type="float" office:value="6448.5794605061101" table:style-name="ce1">
            <text:p>6448.579461</text:p>
          </table:table-cell>
          <table:table-cell office:value-type="float" office:value="23.5675436058409" table:style-name="ce1">
            <text:p>23.56754361</text:p>
          </table:table-cell>
          <table:table-cell office:value-type="float" office:value="75.008128183311896" table:style-name="ce1">
            <text:p>75.00812818</text:p>
          </table:table-cell>
          <table:table-cell office:value-type="float" office:value="28.2301465923188" table:style-name="ce1">
            <text:p>28.2301465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TU</text:p>
          </table:table-cell>
          <table:table-cell office:value-type="float" office:value="64895.141248291897" table:style-name="ce1">
            <text:p>64895.14125</text:p>
          </table:table-cell>
          <table:table-cell office:value-type="float" office:value="11556.329524712401" table:style-name="ce1">
            <text:p>11556.32952</text:p>
          </table:table-cell>
          <table:table-cell office:value-type="float" office:value="26423.909014482699" table:style-name="ce1">
            <text:p>26423.90901</text:p>
          </table:table-cell>
          <table:table-cell office:value-type="float" office:value="8351.1971503442091" table:style-name="ce1">
            <text:p>8351.19715</text:p>
          </table:table-cell>
          <table:table-cell office:value-type="float" office:value="17.807696080816498" table:style-name="ce1">
            <text:p>17.80769608</text:p>
          </table:table-cell>
          <table:table-cell office:value-type="float" office:value="40.717854227920597" table:style-name="ce1">
            <text:p>40.71785423</text:p>
          </table:table-cell>
          <table:table-cell office:value-type="float" office:value="31.604699916908601" table:style-name="ce1">
            <text:p>31.6046999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X</text:p>
          </table:table-cell>
          <table:table-cell office:value-type="float" office:value="2595.7667450050899" table:style-name="ce1">
            <text:p>2595.766745</text:p>
          </table:table-cell>
          <table:table-cell office:value-type="float" office:value="1001.99600540374" table:style-name="ce1">
            <text:p>1001.996005</text:p>
          </table:table-cell>
          <table:table-cell office:value-type="float" office:value="1530.02945673827" table:style-name="ce1">
            <text:p>1530.029457</text:p>
          </table:table-cell>
          <table:table-cell office:value-type="float" office:value="735.24724779051405" table:style-name="ce1">
            <text:p>735.2472478</text:p>
          </table:table-cell>
          <table:table-cell office:value-type="float" office:value="38.601157339419203" table:style-name="ce1">
            <text:p>38.60115734</text:p>
          </table:table-cell>
          <table:table-cell office:value-type="float" office:value="58.943256734543901" table:style-name="ce1">
            <text:p>58.94325673</text:p>
          </table:table-cell>
          <table:table-cell office:value-type="float" office:value="48.054450491294602" table:style-name="ce1">
            <text:p>48.054450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VA</text:p>
          </table:table-cell>
          <table:table-cell office:value-type="float" office:value="64587.9385544494" table:style-name="ce1">
            <text:p>64587.93855</text:p>
          </table:table-cell>
          <table:table-cell office:value-type="float" office:value="11930.637785749101" table:style-name="ce1">
            <text:p>11930.63779</text:p>
          </table:table-cell>
          <table:table-cell office:value-type="float" office:value="44049.840157738901" table:style-name="ce1">
            <text:p>44049.84016</text:p>
          </table:table-cell>
          <table:table-cell office:value-type="float" office:value="9270.6976664146405" table:style-name="ce1">
            <text:p>9270.697666</text:p>
          </table:table-cell>
          <table:table-cell office:value-type="float" office:value="18.471928432413499" table:style-name="ce1">
            <text:p>18.47192843</text:p>
          </table:table-cell>
          <table:table-cell office:value-type="float" office:value="68.201340906094501" table:style-name="ce1">
            <text:p>68.20134091</text:p>
          </table:table-cell>
          <table:table-cell office:value-type="float" office:value="21.045928051536698" table:style-name="ce1">
            <text:p>21.045928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C</text:p>
          </table:table-cell>
          <table:table-cell office:value-type="float" office:value="16.479889925995" table:style-name="ce1">
            <text:p>16.47988993</text:p>
          </table:table-cell>
          <table:table-cell table:style-name="ce1"/>
          <table:table-cell office:value-type="float" office:value="2.203518032277" table:style-name="ce1">
            <text:p>2.203518032</text:p>
          </table:table-cell>
          <table:table-cell table:number-columns-repeated="2" table:style-name="ce1"/>
          <table:table-cell office:value-type="float" office:value="13.370951154238099" table:style-name="ce1">
            <text:p>13.3709511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AR</text:p>
          </table:table-cell>
          <table:table-cell office:value-type="float" office:value="414077.19738348603" table:style-name="ce1">
            <text:p>414077.1974</text:p>
          </table:table-cell>
          <table:table-cell office:value-type="float" office:value="139491.97755361701" table:style-name="ce1">
            <text:p>139491.9776</text:p>
          </table:table-cell>
          <table:table-cell office:value-type="float" office:value="146412.75868455201" table:style-name="ce1">
            <text:p>146412.7587</text:p>
          </table:table-cell>
          <table:table-cell office:value-type="float" office:value="36843.768522221901" table:style-name="ce1">
            <text:p>36843.76852</text:p>
          </table:table-cell>
          <table:table-cell office:value-type="float" office:value="33.687432786701102" table:style-name="ce1">
            <text:p>33.68743279</text:p>
          </table:table-cell>
          <table:table-cell office:value-type="float" office:value="35.358807393819298" table:style-name="ce1">
            <text:p>35.35880739</text:p>
          </table:table-cell>
          <table:table-cell office:value-type="float" office:value="25.164315496303299" table:style-name="ce1">
            <text:p>25.16431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CO</text:p>
          </table:table-cell>
          <table:table-cell office:value-type="float" office:value="1.9338319538240001" table:style-name="ce1">
            <text:p>1.933831954</text:p>
          </table:table-cell>
          <table:table-cell office:value-type="float" office:value="0.34533187309800001" table:style-name="ce1">
            <text:p>0.345331873</text:p>
          </table:table-cell>
          <table:table-cell table:number-columns-repeated="2" table:style-name="ce1"/>
          <table:table-cell office:value-type="float" office:value="17.857387888080599" table:style-name="ce1">
            <text:p>17.8573878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DA</text:p>
          </table:table-cell>
          <table:table-cell office:value-type="float" office:value="33848.998831163102" table:style-name="ce1">
            <text:p>33848.99883</text:p>
          </table:table-cell>
          <table:table-cell office:value-type="float" office:value="3680.9067075514599" table:style-name="ce1">
            <text:p>3680.906708</text:p>
          </table:table-cell>
          <table:table-cell office:value-type="float" office:value="2836.1081882950998" table:style-name="ce1">
            <text:p>2836.108188</text:p>
          </table:table-cell>
          <table:table-cell office:value-type="float" office:value="1392.3957501395701" table:style-name="ce1">
            <text:p>1392.39575</text:p>
          </table:table-cell>
          <table:table-cell office:value-type="float" office:value="10.8744921110122" table:style-name="ce1">
            <text:p>10.87449211</text:p>
          </table:table-cell>
          <table:table-cell office:value-type="float" office:value="8.3787062726476798" table:style-name="ce1">
            <text:p>8.378706273</text:p>
          </table:table-cell>
          <table:table-cell office:value-type="float" office:value="49.095297417994303" table:style-name="ce1">
            <text:p>49.095297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DG</text:p>
          </table:table-cell>
          <table:table-cell office:value-type="float" office:value="588922.50729685905" table:style-name="ce1">
            <text:p>588922.5073</text:p>
          </table:table-cell>
          <table:table-cell office:value-type="float" office:value="74540.905779025896" table:style-name="ce1">
            <text:p>74540.90578</text:p>
          </table:table-cell>
          <table:table-cell office:value-type="float" office:value="547233.49887380202" table:style-name="ce1">
            <text:p>547233.4989</text:p>
          </table:table-cell>
          <table:table-cell office:value-type="float" office:value="68627.841499702699" table:style-name="ce1">
            <text:p>68627.8415</text:p>
          </table:table-cell>
          <table:table-cell office:value-type="float" office:value="12.657167089973701" table:style-name="ce1">
            <text:p>12.65716709</text:p>
          </table:table-cell>
          <table:table-cell office:value-type="float" office:value="92.9211385357967" table:style-name="ce1">
            <text:p>92.92113854</text:p>
          </table:table-cell>
          <table:table-cell office:value-type="float" office:value="12.5408699651863" table:style-name="ce1">
            <text:p>12.540869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DV</text:p>
          </table:table-cell>
          <table:table-cell office:value-type="float" office:value="218.415676706114" table:style-name="ce1">
            <text:p>218.4156767</text:p>
          </table:table-cell>
          <table:table-cell office:value-type="float" office:value="7.7519823086440001" table:style-name="ce1">
            <text:p>7.751982309</text:p>
          </table:table-cell>
          <table:table-cell office:value-type="float" office:value="26.138838322432999" table:style-name="ce1">
            <text:p>26.13883832</text:p>
          </table:table-cell>
          <table:table-cell office:value-type="float" office:value="1.6051005937839999" table:style-name="ce1">
            <text:p>1.605100594</text:p>
          </table:table-cell>
          <table:table-cell office:value-type="float" office:value="3.5491876890661902" table:style-name="ce1">
            <text:p>3.549187689</text:p>
          </table:table-cell>
          <table:table-cell office:value-type="float" office:value="11.9674735424801" table:style-name="ce1">
            <text:p>11.96747354</text:p>
          </table:table-cell>
          <table:table-cell office:value-type="float" office:value="6.1406730245026298" table:style-name="ce1">
            <text:p>6.1406730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X</text:p>
          </table:table-cell>
          <table:table-cell office:value-type="float" office:value="1950158.79978275" table:style-name="ce1">
            <text:p>1950158.8</text:p>
          </table:table-cell>
          <table:table-cell office:value-type="float" office:value="296685.03273060499" table:style-name="ce1">
            <text:p>296685.0327</text:p>
          </table:table-cell>
          <table:table-cell office:value-type="float" office:value="1600141.3876939199" table:style-name="ce1">
            <text:p>1600141.388</text:p>
          </table:table-cell>
          <table:table-cell office:value-type="float" office:value="261838.77778105601" table:style-name="ce1">
            <text:p>261838.7778</text:p>
          </table:table-cell>
          <table:table-cell office:value-type="float" office:value="15.213378149700199" table:style-name="ce1">
            <text:p>15.21337815</text:p>
          </table:table-cell>
          <table:table-cell office:value-type="float" office:value="82.051850745292001" table:style-name="ce1">
            <text:p>82.05185075</text:p>
          </table:table-cell>
          <table:table-cell office:value-type="float" office:value="16.3634776148382" table:style-name="ce1">
            <text:p>16.363477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HL</text:p>
          </table:table-cell>
          <table:table-cell office:value-type="float" office:value="247.77790584745301" table:style-name="ce1">
            <text:p>247.7779058</text:p>
          </table:table-cell>
          <table:table-cell office:value-type="float" office:value="60.633064726687003" table:style-name="ce1">
            <text:p>60.63306473</text:p>
          </table:table-cell>
          <table:table-cell office:value-type="float" office:value="35.843123710790998" table:style-name="ce1">
            <text:p>35.84312371</text:p>
          </table:table-cell>
          <table:table-cell office:value-type="float" office:value="5.4414984230450001" table:style-name="ce1">
            <text:p>5.441498423</text:p>
          </table:table-cell>
          <table:table-cell office:value-type="float" office:value="24.470730963404101" table:style-name="ce1">
            <text:p>24.47073096</text:p>
          </table:table-cell>
          <table:table-cell office:value-type="float" office:value="14.4658272044878" table:style-name="ce1">
            <text:p>14.4658272</text:p>
          </table:table-cell>
          <table:table-cell office:value-type="float" office:value="15.1814291269674" table:style-name="ce1">
            <text:p>15.181429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KD</text:p>
          </table:table-cell>
          <table:table-cell office:value-type="float" office:value="25433.23929541" table:style-name="ce1">
            <text:p>25433.2393</text:p>
          </table:table-cell>
          <table:table-cell office:value-type="float" office:value="7146.21058166903" table:style-name="ce1">
            <text:p>7146.210582</text:p>
          </table:table-cell>
          <table:table-cell office:value-type="float" office:value="16570.513645821102" table:style-name="ce1">
            <text:p>16570.51365</text:p>
          </table:table-cell>
          <table:table-cell office:value-type="float" office:value="5816.9065471425902" table:style-name="ce1">
            <text:p>5816.906547</text:p>
          </table:table-cell>
          <table:table-cell office:value-type="float" office:value="28.0979174483634" table:style-name="ce1">
            <text:p>28.09791745</text:p>
          </table:table-cell>
          <table:table-cell office:value-type="float" office:value="65.152981314541506" table:style-name="ce1">
            <text:p>65.15298131</text:p>
          </table:table-cell>
          <table:table-cell office:value-type="float" office:value="35.1039603929813" table:style-name="ce1">
            <text:p>35.103960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LI</text:p>
          </table:table-cell>
          <table:table-cell office:value-type="float" office:value="1251422.4273721001" table:style-name="ce1">
            <text:p>1251422.427</text:p>
          </table:table-cell>
          <table:table-cell office:value-type="float" office:value="95719.394049166105" table:style-name="ce1">
            <text:p>95719.39405</text:p>
          </table:table-cell>
          <table:table-cell office:value-type="float" office:value="335358.00959014101" table:style-name="ce1">
            <text:p>335358.0096</text:p>
          </table:table-cell>
          <table:table-cell office:value-type="float" office:value="58886.501638241098" table:style-name="ce1">
            <text:p>58886.50164</text:p>
          </table:table-cell>
          <table:table-cell office:value-type="float" office:value="7.6488475798032303" table:style-name="ce1">
            <text:p>7.64884758</text:p>
          </table:table-cell>
          <table:table-cell office:value-type="float" office:value="26.798146034058899" table:style-name="ce1">
            <text:p>26.79814603</text:p>
          </table:table-cell>
          <table:table-cell office:value-type="float" office:value="17.559294829489701" table:style-name="ce1">
            <text:p>17.5592948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LT</text:p>
          </table:table-cell>
          <table:table-cell office:value-type="float" office:value="313.24995531394097" table:style-name="ce1">
            <text:p>313.2499553</text:p>
          </table:table-cell>
          <table:table-cell office:value-type="float" office:value="91.030014664291002" table:style-name="ce1">
            <text:p>91.03001466</text:p>
          </table:table-cell>
          <table:table-cell office:value-type="float" office:value="11.666694859977" table:style-name="ce1">
            <text:p>11.66669486</text:p>
          </table:table-cell>
          <table:table-cell office:value-type="float" office:value="5.1006127939920001" table:style-name="ce1">
            <text:p>5.100612794</text:p>
          </table:table-cell>
          <table:table-cell office:value-type="float" office:value="29.059865171588001" table:style-name="ce1">
            <text:p>29.05986517</text:p>
          </table:table-cell>
          <table:table-cell office:value-type="float" office:value="3.7244043174035202" table:style-name="ce1">
            <text:p>3.724404317</text:p>
          </table:table-cell>
          <table:table-cell office:value-type="float" office:value="43.719432583171702" table:style-name="ce1">
            <text:p>43.7194325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MR</text:p>
          </table:table-cell>
          <table:table-cell office:value-type="float" office:value="666822.92277747602" table:style-name="ce1">
            <text:p>666822.9228</text:p>
          </table:table-cell>
          <table:table-cell office:value-type="float" office:value="43860.737304229799" table:style-name="ce1">
            <text:p>43860.7373</text:p>
          </table:table-cell>
          <table:table-cell office:value-type="float" office:value="468432.104398133" table:style-name="ce1">
            <text:p>468432.1044</text:p>
          </table:table-cell>
          <table:table-cell office:value-type="float" office:value="41892.912157823201" table:style-name="ce1">
            <text:p>41892.91216</text:p>
          </table:table-cell>
          <table:table-cell office:value-type="float" office:value="6.5775689176279997" table:style-name="ce1">
            <text:p>6.577568918</text:p>
          </table:table-cell>
          <table:table-cell office:value-type="float" office:value="70.248350558646393" table:style-name="ce1">
            <text:p>70.24835056</text:p>
          </table:table-cell>
          <table:table-cell office:value-type="float" office:value="8.9432196821030203" table:style-name="ce1">
            <text:p>8.94321968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NE</text:p>
          </table:table-cell>
          <table:table-cell office:value-type="float" office:value="13879.957164765699" table:style-name="ce1">
            <text:p>13879.95716</text:p>
          </table:table-cell>
          <table:table-cell office:value-type="float" office:value="3258.5408384213001" table:style-name="ce1">
            <text:p>3258.540838</text:p>
          </table:table-cell>
          <table:table-cell office:value-type="float" office:value="11055.832734161801" table:style-name="ce1">
            <text:p>11055.83273</text:p>
          </table:table-cell>
          <table:table-cell office:value-type="float" office:value="2448.5526650854399" table:style-name="ce1">
            <text:p>2448.552665</text:p>
          </table:table-cell>
          <table:table-cell office:value-type="float" office:value="23.476591460189201" table:style-name="ce1">
            <text:p>23.47659146</text:p>
          </table:table-cell>
          <table:table-cell office:value-type="float" office:value="79.653219407817105" table:style-name="ce1">
            <text:p>79.65321941</text:p>
          </table:table-cell>
          <table:table-cell office:value-type="float" office:value="22.147157287569701" table:style-name="ce1">
            <text:p>22.147157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NG</text:p>
          </table:table-cell>
          <table:table-cell office:value-type="float" office:value="1564549.18624661" table:style-name="ce1">
            <text:p>1564549.186</text:p>
          </table:table-cell>
          <table:table-cell office:value-type="float" office:value="308293.18437818898" table:style-name="ce1">
            <text:p>308293.1844</text:p>
          </table:table-cell>
          <table:table-cell office:value-type="float" office:value="828340.80303875299" table:style-name="ce1">
            <text:p>828340.803</text:p>
          </table:table-cell>
          <table:table-cell office:value-type="float" office:value="140817.92991286601" table:style-name="ce1">
            <text:p>140817.9299</text:p>
          </table:table-cell>
          <table:table-cell office:value-type="float" office:value="19.704921205947599" table:style-name="ce1">
            <text:p>19.70492121</text:p>
          </table:table-cell>
          <table:table-cell office:value-type="float" office:value="52.944375946783801" table:style-name="ce1">
            <text:p>52.94437595</text:p>
          </table:table-cell>
          <table:table-cell office:value-type="float" office:value="16.999999202777101" table:style-name="ce1">
            <text:p>16.999999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NP</text:p>
          </table:table-cell>
          <table:table-cell office:value-type="float" office:value="477.92507661778399" table:style-name="ce1">
            <text:p>477.9250766</text:p>
          </table:table-cell>
          <table:table-cell office:value-type="float" office:value="13.361603591959" table:style-name="ce1">
            <text:p>13.36160359</text:p>
          </table:table-cell>
          <table:table-cell office:value-type="float" office:value="227.43925007169099" table:style-name="ce1">
            <text:p>227.4392501</text:p>
          </table:table-cell>
          <table:table-cell office:value-type="float" office:value="7.1513535140639997" table:style-name="ce1">
            <text:p>7.151353514</text:p>
          </table:table-cell>
          <table:table-cell office:value-type="float" office:value="2.7957527749992499" table:style-name="ce1">
            <text:p>2.795752775</text:p>
          </table:table-cell>
          <table:table-cell office:value-type="float" office:value="47.588892317860797" table:style-name="ce1">
            <text:p>47.58889232</text:p>
          </table:table-cell>
          <table:table-cell office:value-type="float" office:value="3.1442917226511402" table:style-name="ce1">
            <text:p>3.1442917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OZ</text:p>
          </table:table-cell>
          <table:table-cell office:value-type="float" office:value="787342.72184966505" table:style-name="ce1">
            <text:p>787342.7218</text:p>
          </table:table-cell>
          <table:table-cell office:value-type="float" office:value="232099.38907248099" table:style-name="ce1">
            <text:p>232099.3891</text:p>
          </table:table-cell>
          <table:table-cell office:value-type="float" office:value="659743.95922329999" table:style-name="ce1">
            <text:p>659743.9592</text:p>
          </table:table-cell>
          <table:table-cell office:value-type="float" office:value="209452.72870969601" table:style-name="ce1">
            <text:p>209452.7287</text:p>
          </table:table-cell>
          <table:table-cell office:value-type="float" office:value="29.478825755475501" table:style-name="ce1">
            <text:p>29.47882576</text:p>
          </table:table-cell>
          <table:table-cell office:value-type="float" office:value="83.793745838330295" table:style-name="ce1">
            <text:p>83.79374584</text:p>
          </table:table-cell>
          <table:table-cell office:value-type="float" office:value="31.7475780992796" table:style-name="ce1">
            <text:p>31.747578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RT</text:p>
          </table:table-cell>
          <table:table-cell office:value-type="float" office:value="1038510.69526723" table:style-name="ce1">
            <text:p>1038510.695</text:p>
          </table:table-cell>
          <table:table-cell office:value-type="float" office:value="6086.7524541520497" table:style-name="ce1">
            <text:p>6086.752454</text:p>
          </table:table-cell>
          <table:table-cell office:value-type="float" office:value="182897.90135307601" table:style-name="ce1">
            <text:p>182897.9014</text:p>
          </table:table-cell>
          <table:table-cell office:value-type="float" office:value="404.14342749352801" table:style-name="ce1">
            <text:p>404.1434275</text:p>
          </table:table-cell>
          <table:table-cell office:value-type="float" office:value="0.58610397388211999" table:style-name="ce1">
            <text:p>0.586103974</text:p>
          </table:table-cell>
          <table:table-cell office:value-type="float" office:value="17.6115568367848" table:style-name="ce1">
            <text:p>17.61155684</text:p>
          </table:table-cell>
          <table:table-cell office:value-type="float" office:value="0.220966683873178" table:style-name="ce1">
            <text:p>0.22096668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SR</text:p>
          </table:table-cell>
          <table:table-cell office:value-type="float" office:value="100.614321399179" table:style-name="ce1">
            <text:p>100.6143214</text:p>
          </table:table-cell>
          <table:table-cell office:value-type="float" office:value="11.198539372737001" table:style-name="ce1">
            <text:p>11.19853937</text:p>
          </table:table-cell>
          <table:table-cell office:value-type="float" office:value="91.873632014980004" table:style-name="ce1">
            <text:p>91.87363201</text:p>
          </table:table-cell>
          <table:table-cell office:value-type="float" office:value="11.198539372737001" table:style-name="ce1">
            <text:p>11.19853937</text:p>
          </table:table-cell>
          <table:table-cell office:value-type="float" office:value="11.130164391118599" table:style-name="ce1">
            <text:p>11.13016439</text:p>
          </table:table-cell>
          <table:table-cell office:value-type="float" office:value="91.312678689626097" table:style-name="ce1">
            <text:p>91.31267869</text:p>
          </table:table-cell>
          <table:table-cell office:value-type="float" office:value="12.189067882840501" table:style-name="ce1">
            <text:p>12.1890678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US</text:p>
          </table:table-cell>
          <table:table-cell office:value-type="float" office:value="2012.2767514613099" table:style-name="ce1">
            <text:p>2012.276751</text:p>
          </table:table-cell>
          <table:table-cell office:value-type="float" office:value="100.611159500799" table:style-name="ce1">
            <text:p>100.6111595</text:p>
          </table:table-cell>
          <table:table-cell office:value-type="float" office:value="674.24576081379303" table:style-name="ce1">
            <text:p>674.2457608</text:p>
          </table:table-cell>
          <table:table-cell office:value-type="float" office:value="72.322705478488999" table:style-name="ce1">
            <text:p>72.32270548</text:p>
          </table:table-cell>
          <table:table-cell office:value-type="float" office:value="4.9998669133226903" table:style-name="ce1">
            <text:p>4.999866913</text:p>
          </table:table-cell>
          <table:table-cell office:value-type="float" office:value="33.5066118675851" table:style-name="ce1">
            <text:p>33.50661187</text:p>
          </table:table-cell>
          <table:table-cell office:value-type="float" office:value="10.726460540322501" table:style-name="ce1">
            <text:p>10.7264605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WI</text:p>
          </table:table-cell>
          <table:table-cell office:value-type="float" office:value="118707.596778158" table:style-name="ce1">
            <text:p>118707.5968</text:p>
          </table:table-cell>
          <table:table-cell office:value-type="float" office:value="25562.553517729601" table:style-name="ce1">
            <text:p>25562.55352</text:p>
          </table:table-cell>
          <table:table-cell office:value-type="float" office:value="35230.330319680397" table:style-name="ce1">
            <text:p>35230.33032</text:p>
          </table:table-cell>
          <table:table-cell office:value-type="float" office:value="17584.278468643799" table:style-name="ce1">
            <text:p>17584.27847</text:p>
          </table:table-cell>
          <table:table-cell office:value-type="float" office:value="21.534050230585599" table:style-name="ce1">
            <text:p>21.53405023</text:p>
          </table:table-cell>
          <table:table-cell office:value-type="float" office:value="29.678244085354599" table:style-name="ce1">
            <text:p>29.67824409</text:p>
          </table:table-cell>
          <table:table-cell office:value-type="float" office:value="49.9123292602821" table:style-name="ce1">
            <text:p>49.912329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YS</text:p>
          </table:table-cell>
          <table:table-cell office:value-type="float" office:value="329782.69753302197" table:style-name="ce1">
            <text:p>329782.6975</text:p>
          </table:table-cell>
          <table:table-cell office:value-type="float" office:value="44014.662227577399" table:style-name="ce1">
            <text:p>44014.66223</text:p>
          </table:table-cell>
          <table:table-cell office:value-type="float" office:value="258304.90931176799" table:style-name="ce1">
            <text:p>258304.9093</text:p>
          </table:table-cell>
          <table:table-cell office:value-type="float" office:value="42126.964447535902" table:style-name="ce1">
            <text:p>42126.96445</text:p>
          </table:table-cell>
          <table:table-cell office:value-type="float" office:value="13.3465650432343" table:style-name="ce1">
            <text:p>13.34656504</text:p>
          </table:table-cell>
          <table:table-cell office:value-type="float" office:value="78.325791875695003" table:style-name="ce1">
            <text:p>78.32579188</text:p>
          </table:table-cell>
          <table:table-cell office:value-type="float" office:value="16.3090064992492" table:style-name="ce1">
            <text:p>16.309006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AM</text:p>
          </table:table-cell>
          <table:table-cell office:value-type="float" office:value="824062.37343965704" table:style-name="ce1">
            <text:p>824062.3734</text:p>
          </table:table-cell>
          <table:table-cell office:value-type="float" office:value="328651.48135825602" table:style-name="ce1">
            <text:p>328651.4814</text:p>
          </table:table-cell>
          <table:table-cell office:value-type="float" office:value="645361.32492901501" table:style-name="ce1">
            <text:p>645361.3249</text:p>
          </table:table-cell>
          <table:table-cell office:value-type="float" office:value="188900.15322826101" table:style-name="ce1">
            <text:p>188900.1532</text:p>
          </table:table-cell>
          <table:table-cell office:value-type="float" office:value="39.881869619462996" table:style-name="ce1">
            <text:p>39.88186962</text:p>
          </table:table-cell>
          <table:table-cell office:value-type="float" office:value="78.314621044431505" table:style-name="ce1">
            <text:p>78.31462104</text:p>
          </table:table-cell>
          <table:table-cell office:value-type="float" office:value="29.270448341328599" table:style-name="ce1">
            <text:p>29.270448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CL</text:p>
          </table:table-cell>
          <table:table-cell office:value-type="float" office:value="18583.79527137" table:style-name="ce1">
            <text:p>18583.79527</text:p>
          </table:table-cell>
          <table:table-cell office:value-type="float" office:value="11071.809724258001" table:style-name="ce1">
            <text:p>11071.80972</text:p>
          </table:table-cell>
          <table:table-cell office:value-type="float" office:value="15520.927527568299" table:style-name="ce1">
            <text:p>15520.92753</text:p>
          </table:table-cell>
          <table:table-cell office:value-type="float" office:value="9208.3457429105001" table:style-name="ce1">
            <text:p>9208.345743</text:p>
          </table:table-cell>
          <table:table-cell office:value-type="float" office:value="59.577764189616701" table:style-name="ce1">
            <text:p>59.57776419</text:p>
          </table:table-cell>
          <table:table-cell office:value-type="float" office:value="83.518610170440894" table:style-name="ce1">
            <text:p>83.51861017</text:p>
          </table:table-cell>
          <table:table-cell office:value-type="float" office:value="59.328578956087597" table:style-name="ce1">
            <text:p>59.3285789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ER</text:p>
          </table:table-cell>
          <table:table-cell office:value-type="float" office:value="1182529.6022669801" table:style-name="ce1">
            <text:p>1182529.602</text:p>
          </table:table-cell>
          <table:table-cell office:value-type="float" office:value="219552.05876455599" table:style-name="ce1">
            <text:p>219552.0588</text:p>
          </table:table-cell>
          <table:table-cell office:value-type="float" office:value="319498.37973879703" table:style-name="ce1">
            <text:p>319498.3797</text:p>
          </table:table-cell>
          <table:table-cell office:value-type="float" office:value="25121.069043571599" table:style-name="ce1">
            <text:p>25121.06904</text:p>
          </table:table-cell>
          <table:table-cell office:value-type="float" office:value="18.566305515199101" table:style-name="ce1">
            <text:p>18.56630552</text:p>
          </table:table-cell>
          <table:table-cell office:value-type="float" office:value="27.0182141002051" table:style-name="ce1">
            <text:p>27.0182141</text:p>
          </table:table-cell>
          <table:table-cell office:value-type="float" office:value="7.8626592923911298" table:style-name="ce1">
            <text:p>7.86265929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FK</text:p>
          </table:table-cell>
          <table:table-cell office:value-type="float" office:value="38.068749853526" table:style-name="ce1">
            <text:p>38.06874985</text:p>
          </table:table-cell>
          <table:table-cell office:value-type="float" office:value="7.1634486567230002" table:style-name="ce1">
            <text:p>7.163448657</text:p>
          </table:table-cell>
          <table:table-cell office:value-type="float" office:value="6.8310914110640004" table:style-name="ce1">
            <text:p>6.831091411</text:p>
          </table:table-cell>
          <table:table-cell office:value-type="float" office:value="4.6650260789500004" table:style-name="ce1">
            <text:p>4.665026079</text:p>
          </table:table-cell>
          <table:table-cell office:value-type="float" office:value="18.8171365865315" table:style-name="ce1">
            <text:p>18.81713659</text:p>
          </table:table-cell>
          <table:table-cell office:value-type="float" office:value="17.944091774348902" table:style-name="ce1">
            <text:p>17.94409177</text:p>
          </table:table-cell>
          <table:table-cell office:value-type="float" office:value="68.291079685952894" table:style-name="ce1">
            <text:p>68.291079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GA</text:p>
          </table:table-cell>
          <table:table-cell office:value-type="float" office:value="908908.07915953896" table:style-name="ce1">
            <text:p>908908.0792</text:p>
          </table:table-cell>
          <table:table-cell office:value-type="float" office:value="126472.77819208401" table:style-name="ce1">
            <text:p>126472.7782</text:p>
          </table:table-cell>
          <table:table-cell office:value-type="float" office:value="377342.71261402499" table:style-name="ce1">
            <text:p>377342.7126</text:p>
          </table:table-cell>
          <table:table-cell office:value-type="float" office:value="70674.075771521195" table:style-name="ce1">
            <text:p>70674.07577</text:p>
          </table:table-cell>
          <table:table-cell office:value-type="float" office:value="13.914804048065299" table:style-name="ce1">
            <text:p>13.91480405</text:p>
          </table:table-cell>
          <table:table-cell office:value-type="float" office:value="41.516047801330103" table:style-name="ce1">
            <text:p>41.5160478</text:p>
          </table:table-cell>
          <table:table-cell office:value-type="float" office:value="18.729413185676702" table:style-name="ce1">
            <text:p>18.729413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IC</text:p>
          </table:table-cell>
          <table:table-cell office:value-type="float" office:value="128401.848380435" table:style-name="ce1">
            <text:p>128401.8484</text:p>
          </table:table-cell>
          <table:table-cell office:value-type="float" office:value="27501.992704868499" table:style-name="ce1">
            <text:p>27501.9927</text:p>
          </table:table-cell>
          <table:table-cell office:value-type="float" office:value="109077.185738955" table:style-name="ce1">
            <text:p>109077.1857</text:p>
          </table:table-cell>
          <table:table-cell office:value-type="float" office:value="25798.956021192502" table:style-name="ce1">
            <text:p>25798.95602</text:p>
          </table:table-cell>
          <table:table-cell office:value-type="float" office:value="21.418689101253602" table:style-name="ce1">
            <text:p>21.4186891</text:p>
          </table:table-cell>
          <table:table-cell office:value-type="float" office:value="84.949856341457206" table:style-name="ce1">
            <text:p>84.94985634</text:p>
          </table:table-cell>
          <table:table-cell office:value-type="float" office:value="23.652018381675902" table:style-name="ce1">
            <text:p>23.6520183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IU</text:p>
          </table:table-cell>
          <table:table-cell office:value-type="float" office:value="263.236319870405" table:style-name="ce1">
            <text:p>263.2363199</text:p>
          </table:table-cell>
          <table:table-cell office:value-type="float" office:value="57.886891736803001" table:style-name="ce1">
            <text:p>57.88689174</text:p>
          </table:table-cell>
          <table:table-cell office:value-type="float" office:value="197.33730837062399" table:style-name="ce1">
            <text:p>197.3373084</text:p>
          </table:table-cell>
          <table:table-cell office:value-type="float" office:value="46.021512198003002" table:style-name="ce1">
            <text:p>46.0215122</text:p>
          </table:table-cell>
          <table:table-cell office:value-type="float" office:value="21.9904653602898" table:style-name="ce1">
            <text:p>21.99046536</text:p>
          </table:table-cell>
          <table:table-cell office:value-type="float" office:value="74.965836199114193" table:style-name="ce1">
            <text:p>74.9658362</text:p>
          </table:table-cell>
          <table:table-cell office:value-type="float" office:value="23.321242484755501" table:style-name="ce1">
            <text:p>23.3212424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LD</text:p>
          </table:table-cell>
          <table:table-cell office:value-type="float" office:value="37380.110353210999" table:style-name="ce1">
            <text:p>37380.11035</text:p>
          </table:table-cell>
          <table:table-cell office:value-type="float" office:value="9986.0170970670697" table:style-name="ce1">
            <text:p>9986.017097</text:p>
          </table:table-cell>
          <table:table-cell office:value-type="float" office:value="16726.6734369308" table:style-name="ce1">
            <text:p>16726.67344</text:p>
          </table:table-cell>
          <table:table-cell office:value-type="float" office:value="5540.47471684831" table:style-name="ce1">
            <text:p>5540.474717</text:p>
          </table:table-cell>
          <table:table-cell office:value-type="float" office:value="26.714787630928601" table:style-name="ce1">
            <text:p>26.71478763</text:p>
          </table:table-cell>
          <table:table-cell office:value-type="float" office:value="44.747522890857297" table:style-name="ce1">
            <text:p>44.74752289</text:p>
          </table:table-cell>
          <table:table-cell office:value-type="float" office:value="33.123589922043301" table:style-name="ce1">
            <text:p>33.1235899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OR</text:p>
          </table:table-cell>
          <table:table-cell office:value-type="float" office:value="323342.83089547203" table:style-name="ce1">
            <text:p>323342.8309</text:p>
          </table:table-cell>
          <table:table-cell office:value-type="float" office:value="57519.645945739801" table:style-name="ce1">
            <text:p>57519.64595</text:p>
          </table:table-cell>
          <table:table-cell office:value-type="float" office:value="275478.89350139501" table:style-name="ce1">
            <text:p>275478.8935</text:p>
          </table:table-cell>
          <table:table-cell office:value-type="float" office:value="47654.0217583821" table:style-name="ce1">
            <text:p>47654.02176</text:p>
          </table:table-cell>
          <table:table-cell office:value-type="float" office:value="17.789058686238299" table:style-name="ce1">
            <text:p>17.78905869</text:p>
          </table:table-cell>
          <table:table-cell office:value-type="float" office:value="85.197155210919206" table:style-name="ce1">
            <text:p>85.19715521</text:p>
          </table:table-cell>
          <table:table-cell office:value-type="float" office:value="17.298610849161399" table:style-name="ce1">
            <text:p>17.298610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PL</text:p>
          </table:table-cell>
          <table:table-cell office:value-type="float" office:value="147449.04581492001" table:style-name="ce1">
            <text:p>147449.0458</text:p>
          </table:table-cell>
          <table:table-cell office:value-type="float" office:value="34494.363078984403" table:style-name="ce1">
            <text:p>34494.36308</text:p>
          </table:table-cell>
          <table:table-cell office:value-type="float" office:value="114021.68980610299" table:style-name="ce1">
            <text:p>114021.6898</text:p>
          </table:table-cell>
          <table:table-cell office:value-type="float" office:value="30910.643412376801" table:style-name="ce1">
            <text:p>30910.64341</text:p>
          </table:table-cell>
          <table:table-cell office:value-type="float" office:value="23.3940904048183" table:style-name="ce1">
            <text:p>23.3940904</text:p>
          </table:table-cell>
          <table:table-cell office:value-type="float" office:value="77.329554203575299" table:style-name="ce1">
            <text:p>77.3295542</text:p>
          </table:table-cell>
          <table:table-cell office:value-type="float" office:value="27.109441602681901" table:style-name="ce1">
            <text:p>27.10944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RU</text:p>
          </table:table-cell>
          <table:table-cell office:value-type="float" office:value="21.558978828530002" table:style-name="ce1">
            <text:p>21.55897883</text:p>
          </table:table-cell>
          <table:table-cell table:style-name="ce1"/>
          <table:table-cell office:value-type="float" office:value="1.424604561949" table:style-name="ce1">
            <text:p>1.424604562</text:p>
          </table:table-cell>
          <table:table-cell table:number-columns-repeated="2" table:style-name="ce1"/>
          <table:table-cell office:value-type="float" office:value="6.6079408179749004" table:style-name="ce1">
            <text:p>6.60794081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ZL</text:p>
          </table:table-cell>
          <table:table-cell office:value-type="float" office:value="270397.06929093099" table:style-name="ce1">
            <text:p>270397.0693</text:p>
          </table:table-cell>
          <table:table-cell office:value-type="float" office:value="90088.354180303897" table:style-name="ce1">
            <text:p>90088.35418</text:p>
          </table:table-cell>
          <table:table-cell office:value-type="float" office:value="245269.96048095101" table:style-name="ce1">
            <text:p>245269.9605</text:p>
          </table:table-cell>
          <table:table-cell office:value-type="float" office:value="81198.054056558394" table:style-name="ce1">
            <text:p>81198.05406</text:p>
          </table:table-cell>
          <table:table-cell office:value-type="float" office:value="33.3170601355055" table:style-name="ce1">
            <text:p>33.31706014</text:p>
          </table:table-cell>
          <table:table-cell office:value-type="float" office:value="90.707329455947601" table:style-name="ce1">
            <text:p>90.70732946</text:p>
          </table:table-cell>
          <table:table-cell office:value-type="float" office:value="33.105584514849099" table:style-name="ce1">
            <text:p>33.105584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MN</text:p>
          </table:table-cell>
          <table:table-cell office:value-type="float" office:value="308327.43153239501" table:style-name="ce1">
            <text:p>308327.4315</text:p>
          </table:table-cell>
          <table:table-cell office:value-type="float" office:value="67784.236339153795" table:style-name="ce1">
            <text:p>67784.23634</text:p>
          </table:table-cell>
          <table:table-cell office:value-type="float" office:value="21135.569131792701" table:style-name="ce1">
            <text:p>21135.56913</text:p>
          </table:table-cell>
          <table:table-cell office:value-type="float" office:value="5940.9335122146704" table:style-name="ce1">
            <text:p>5940.933512</text:p>
          </table:table-cell>
          <table:table-cell office:value-type="float" office:value="21.984497455274902" table:style-name="ce1">
            <text:p>21.98449746</text:p>
          </table:table-cell>
          <table:table-cell office:value-type="float" office:value="6.8549103875540203" table:style-name="ce1">
            <text:p>6.854910388</text:p>
          </table:table-cell>
          <table:table-cell office:value-type="float" office:value="28.108699014298899" table:style-name="ce1">
            <text:p>28.108699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AK</text:p>
          </table:table-cell>
          <table:table-cell office:value-type="float" office:value="788523.04581504595" table:style-name="ce1">
            <text:p>788523.0458</text:p>
          </table:table-cell>
          <table:table-cell office:value-type="float" office:value="110788.810399429" table:style-name="ce1">
            <text:p>110788.8104</text:p>
          </table:table-cell>
          <table:table-cell office:value-type="float" office:value="309780.09277043003" table:style-name="ce1">
            <text:p>309780.0928</text:p>
          </table:table-cell>
          <table:table-cell office:value-type="float" office:value="61502.678110897199" table:style-name="ce1">
            <text:p>61502.67811</text:p>
          </table:table-cell>
          <table:table-cell office:value-type="float" office:value="14.050167713857199" table:style-name="ce1">
            <text:p>14.05016771</text:p>
          </table:table-cell>
          <table:table-cell office:value-type="float" office:value="39.286117814125603" table:style-name="ce1">
            <text:p>39.28611781</text:p>
          </table:table-cell>
          <table:table-cell office:value-type="float" office:value="19.8536573350681" table:style-name="ce1">
            <text:p>19.853657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AN</text:p>
          </table:table-cell>
          <table:table-cell office:value-type="float" office:value="74901.739922679495" table:style-name="ce1">
            <text:p>74901.73992</text:p>
          </table:table-cell>
          <table:table-cell office:value-type="float" office:value="23184.925782416001" table:style-name="ce1">
            <text:p>23184.92578</text:p>
          </table:table-cell>
          <table:table-cell office:value-type="float" office:value="62412.293166794603" table:style-name="ce1">
            <text:p>62412.29317</text:p>
          </table:table-cell>
          <table:table-cell office:value-type="float" office:value="22703.4586695828" table:style-name="ce1">
            <text:p>22703.45867</text:p>
          </table:table-cell>
          <table:table-cell office:value-type="float" office:value="30.9537879979152" table:style-name="ce1">
            <text:p>30.953788</text:p>
          </table:table-cell>
          <table:table-cell office:value-type="float" office:value="83.325558566760094" table:style-name="ce1">
            <text:p>83.32555857</text:p>
          </table:table-cell>
          <table:table-cell office:value-type="float" office:value="36.376581467546103" table:style-name="ce1">
            <text:p>36.3765814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CN</text:p>
          </table:table-cell>
          <table:table-cell office:value-type="float" office:value="48.362842362488998" table:style-name="ce1">
            <text:p>48.36284236</text:p>
          </table:table-cell>
          <table:table-cell office:value-type="float" office:value="29.308938723573998" table:style-name="ce1">
            <text:p>29.30893872</text:p>
          </table:table-cell>
          <table:table-cell office:value-type="float" office:value="3.8815897240570001" table:style-name="ce1">
            <text:p>3.881589724</text:p>
          </table:table-cell>
          <table:table-cell table:style-name="ce1"/>
          <table:table-cell office:value-type="float" office:value="60.602184015359903" table:style-name="ce1">
            <text:p>60.60218402</text:p>
          </table:table-cell>
          <table:table-cell office:value-type="float" office:value="8.0259751793819802" table:style-name="ce1">
            <text:p>8.02597517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ER</text:p>
          </table:table-cell>
          <table:table-cell office:value-type="float" office:value="1290751.01354477" table:style-name="ce1">
            <text:p>1290751.014</text:p>
          </table:table-cell>
          <table:table-cell office:value-type="float" office:value="291924.27639224799" table:style-name="ce1">
            <text:p>291924.2764</text:p>
          </table:table-cell>
          <table:table-cell office:value-type="float" office:value="1146825.88812081" table:style-name="ce1">
            <text:p>1146825.888</text:p>
          </table:table-cell>
          <table:table-cell office:value-type="float" office:value="280002.700411867" table:style-name="ce1">
            <text:p>280002.7004</text:p>
          </table:table-cell>
          <table:table-cell office:value-type="float" office:value="22.616621899102" table:style-name="ce1">
            <text:p>22.6166219</text:p>
          </table:table-cell>
          <table:table-cell office:value-type="float" office:value="88.849505139747805" table:style-name="ce1">
            <text:p>88.84950514</text:p>
          </table:table-cell>
          <table:table-cell office:value-type="float" office:value="24.415449922453401" table:style-name="ce1">
            <text:p>24.4154499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HL</text:p>
          </table:table-cell>
          <table:table-cell office:value-type="float" office:value="295980.55158344598" table:style-name="ce1">
            <text:p>295980.5516</text:p>
          </table:table-cell>
          <table:table-cell office:value-type="float" office:value="51052.1208155614" table:style-name="ce1">
            <text:p>51052.12082</text:p>
          </table:table-cell>
          <table:table-cell office:value-type="float" office:value="145685.50749673299" table:style-name="ce1">
            <text:p>145685.5075</text:p>
          </table:table-cell>
          <table:table-cell office:value-type="float" office:value="34477.861817873702" table:style-name="ce1">
            <text:p>34477.86182</text:p>
          </table:table-cell>
          <table:table-cell office:value-type="float" office:value="17.2484714088278" table:style-name="ce1">
            <text:p>17.24847141</text:p>
          </table:table-cell>
          <table:table-cell office:value-type="float" office:value="49.221310899429099" table:style-name="ce1">
            <text:p>49.2213109</text:p>
          </table:table-cell>
          <table:table-cell office:value-type="float" office:value="23.665951686132399" table:style-name="ce1">
            <text:p>23.665951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LW</text:p>
          </table:table-cell>
          <table:table-cell office:value-type="float" office:value="448.12076361530598" table:style-name="ce1">
            <text:p>448.1207636</text:p>
          </table:table-cell>
          <table:table-cell office:value-type="float" office:value="134.24627030056999" table:style-name="ce1">
            <text:p>134.2462703</text:p>
          </table:table-cell>
          <table:table-cell office:value-type="float" office:value="377.07183723387197" table:style-name="ce1">
            <text:p>377.0718372</text:p>
          </table:table-cell>
          <table:table-cell office:value-type="float" office:value="100.419399251421" table:style-name="ce1">
            <text:p>100.4193993</text:p>
          </table:table-cell>
          <table:table-cell office:value-type="float" office:value="29.957609912451002" table:style-name="ce1">
            <text:p>29.95760991</text:p>
          </table:table-cell>
          <table:table-cell office:value-type="float" office:value="84.145138509487396" table:style-name="ce1">
            <text:p>84.14513851</text:p>
          </table:table-cell>
          <table:table-cell office:value-type="float" office:value="26.6313708252727" table:style-name="ce1">
            <text:p>26.6313708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NG</text:p>
          </table:table-cell>
          <table:table-cell office:value-type="float" office:value="462162.98401468701" table:style-name="ce1">
            <text:p>462162.984</text:p>
          </table:table-cell>
          <table:table-cell office:value-type="float" office:value="17101.529796618801" table:style-name="ce1">
            <text:p>17101.5298</text:p>
          </table:table-cell>
          <table:table-cell office:value-type="float" office:value="415976.75995737902" table:style-name="ce1">
            <text:p>415976.76</text:p>
          </table:table-cell>
          <table:table-cell office:value-type="float" office:value="15458.875649285101" table:style-name="ce1">
            <text:p>15458.87565</text:p>
          </table:table-cell>
          <table:table-cell office:value-type="float" office:value="3.7003244284218599" table:style-name="ce1">
            <text:p>3.700324428</text:p>
          </table:table-cell>
          <table:table-cell office:value-type="float" office:value="90.006507302661802" table:style-name="ce1">
            <text:p>90.0065073</text:p>
          </table:table-cell>
          <table:table-cell office:value-type="float" office:value="3.7162834892192" table:style-name="ce1">
            <text:p>3.71628348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L</text:p>
          </table:table-cell>
          <table:table-cell office:value-type="float" office:value="311944.32110689802" table:style-name="ce1">
            <text:p>311944.3211</text:p>
          </table:table-cell>
          <table:table-cell office:value-type="float" office:value="123605.349367724" table:style-name="ce1">
            <text:p>123605.3494</text:p>
          </table:table-cell>
          <table:table-cell office:value-type="float" office:value="119044.119151459" table:style-name="ce1">
            <text:p>119044.1192</text:p>
          </table:table-cell>
          <table:table-cell office:value-type="float" office:value="72443.295868373403" table:style-name="ce1">
            <text:p>72443.29587</text:p>
          </table:table-cell>
          <table:table-cell office:value-type="float" office:value="39.624170406155898" table:style-name="ce1">
            <text:p>39.62417041</text:p>
          </table:table-cell>
          <table:table-cell office:value-type="float" office:value="38.161976704382603" table:style-name="ce1">
            <text:p>38.1619767</text:p>
          </table:table-cell>
          <table:table-cell office:value-type="float" office:value="60.854157588586403" table:style-name="ce1">
            <text:p>60.8541575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RI</text:p>
          </table:table-cell>
          <table:table-cell office:value-type="float" office:value="8953.6275831519197" table:style-name="ce1">
            <text:p>8953.627583</text:p>
          </table:table-cell>
          <table:table-cell office:value-type="float" office:value="585.37106103926305" table:style-name="ce1">
            <text:p>585.371061</text:p>
          </table:table-cell>
          <table:table-cell office:value-type="float" office:value="6589.3263206964702" table:style-name="ce1">
            <text:p>6589.326321</text:p>
          </table:table-cell>
          <table:table-cell office:value-type="float" office:value="526.37962768803698" table:style-name="ce1">
            <text:p>526.3796277</text:p>
          </table:table-cell>
          <table:table-cell office:value-type="float" office:value="6.5378089003920401" table:style-name="ce1">
            <text:p>6.5378089</text:p>
          </table:table-cell>
          <table:table-cell office:value-type="float" office:value="73.593928935525994" table:style-name="ce1">
            <text:p>73.59392894</text:p>
          </table:table-cell>
          <table:table-cell office:value-type="float" office:value="7.9883678857234104" table:style-name="ce1">
            <text:p>7.9883678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RK</text:p>
          </table:table-cell>
          <table:table-cell office:value-type="float" office:value="122451.815677961" table:style-name="ce1">
            <text:p>122451.8157</text:p>
          </table:table-cell>
          <table:table-cell office:value-type="float" office:value="2833.6091787812502" table:style-name="ce1">
            <text:p>2833.609179</text:p>
          </table:table-cell>
          <table:table-cell office:value-type="float" office:value="76523.345311069104" table:style-name="ce1">
            <text:p>76523.34531</text:p>
          </table:table-cell>
          <table:table-cell office:value-type="float" office:value="1923.1043420076501" table:style-name="ce1">
            <text:p>1923.104342</text:p>
          </table:table-cell>
          <table:table-cell office:value-type="float" office:value="2.3140605658583602" table:style-name="ce1">
            <text:p>2.314060566</text:p>
          </table:table-cell>
          <table:table-cell office:value-type="float" office:value="62.492617922726403" table:style-name="ce1">
            <text:p>62.49261792</text:p>
          </table:table-cell>
          <table:table-cell office:value-type="float" office:value="2.5130949701560898" table:style-name="ce1">
            <text:p>2.513094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RT</text:p>
          </table:table-cell>
          <table:table-cell office:value-type="float" office:value="91908.9118515718" table:style-name="ce1">
            <text:p>91908.91185</text:p>
          </table:table-cell>
          <table:table-cell office:value-type="float" office:value="20969.4175298501" table:style-name="ce1">
            <text:p>20969.41753</text:p>
          </table:table-cell>
          <table:table-cell office:value-type="float" office:value="55145.512552621403" table:style-name="ce1">
            <text:p>55145.51255</text:p>
          </table:table-cell>
          <table:table-cell office:value-type="float" office:value="14525.774086662401" table:style-name="ce1">
            <text:p>14525.77409</text:p>
          </table:table-cell>
          <table:table-cell office:value-type="float" office:value="22.815434441999098" table:style-name="ce1">
            <text:p>22.81543444</text:p>
          </table:table-cell>
          <table:table-cell office:value-type="float" office:value="60.000180006133299" table:style-name="ce1">
            <text:p>60.00018001</text:p>
          </table:table-cell>
          <table:table-cell office:value-type="float" office:value="26.340808914962" table:style-name="ce1">
            <text:p>26.3408089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RY</text:p>
          </table:table-cell>
          <table:table-cell office:value-type="float" office:value="399372.23887880699" table:style-name="ce1">
            <text:p>399372.2389</text:p>
          </table:table-cell>
          <table:table-cell office:value-type="float" office:value="59235.358397062802" table:style-name="ce1">
            <text:p>59235.3584</text:p>
          </table:table-cell>
          <table:table-cell office:value-type="float" office:value="328638.45182079502" table:style-name="ce1">
            <text:p>328638.4518</text:p>
          </table:table-cell>
          <table:table-cell office:value-type="float" office:value="56794.036682862003" table:style-name="ce1">
            <text:p>56794.03668</text:p>
          </table:table-cell>
          <table:table-cell office:value-type="float" office:value="14.832117165519501" table:style-name="ce1">
            <text:p>14.83211717</text:p>
          </table:table-cell>
          <table:table-cell office:value-type="float" office:value="82.288757161341707" table:style-name="ce1">
            <text:p>82.28875716</text:p>
          </table:table-cell>
          <table:table-cell office:value-type="float" office:value="17.281616429300701" table:style-name="ce1">
            <text:p>17.2816164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SE</text:p>
          </table:table-cell>
          <table:table-cell office:value-type="float" office:value="6225.5025810815396" table:style-name="ce1">
            <text:p>6225.502581</text:p>
          </table:table-cell>
          <table:table-cell office:value-type="float" office:value="768.47640053131795" table:style-name="ce1">
            <text:p>768.4764005</text:p>
          </table:table-cell>
          <table:table-cell office:value-type="float" office:value="2040.9417404132801" table:style-name="ce1">
            <text:p>2040.94174</text:p>
          </table:table-cell>
          <table:table-cell office:value-type="float" office:value="223.62349602784801" table:style-name="ce1">
            <text:p>223.623496</text:p>
          </table:table-cell>
          <table:table-cell office:value-type="float" office:value="12.344005813548501" table:style-name="ce1">
            <text:p>12.34400581</text:p>
          </table:table-cell>
          <table:table-cell office:value-type="float" office:value="32.783565886157199" table:style-name="ce1">
            <text:p>32.78356589</text:p>
          </table:table-cell>
          <table:table-cell office:value-type="float" office:value="10.9568779745063" table:style-name="ce1">
            <text:p>10.956877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YF</text:p>
          </table:table-cell>
          <table:table-cell office:value-type="float" office:value="3953.7075249678201" table:style-name="ce1">
            <text:p>3953.707525</text:p>
          </table:table-cell>
          <table:table-cell office:value-type="float" office:value="68.519808768044001" table:style-name="ce1">
            <text:p>68.51980877</text:p>
          </table:table-cell>
          <table:table-cell office:value-type="float" office:value="1967.2333786807101" table:style-name="ce1">
            <text:p>1967.233379</text:p>
          </table:table-cell>
          <table:table-cell office:value-type="float" office:value="42.997742208395003" table:style-name="ce1">
            <text:p>42.99774221</text:p>
          </table:table-cell>
          <table:table-cell office:value-type="float" office:value="1.7330520362302599" table:style-name="ce1">
            <text:p>1.733052036</text:p>
          </table:table-cell>
          <table:table-cell office:value-type="float" office:value="49.756674368489797" table:style-name="ce1">
            <text:p>49.75667437</text:p>
          </table:table-cell>
          <table:table-cell office:value-type="float" office:value="2.18569604777805" table:style-name="ce1">
            <text:p>2.18569604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QAT</text:p>
          </table:table-cell>
          <table:table-cell office:value-type="float" office:value="11543.9401529356" table:style-name="ce1">
            <text:p>11543.94015</text:p>
          </table:table-cell>
          <table:table-cell office:value-type="float" office:value="1854.6460725203401" table:style-name="ce1">
            <text:p>1854.646073</text:p>
          </table:table-cell>
          <table:table-cell office:value-type="float" office:value="235.880750148484" table:style-name="ce1">
            <text:p>235.8807501</text:p>
          </table:table-cell>
          <table:table-cell office:value-type="float" office:value="63.251003257005003" table:style-name="ce1">
            <text:p>63.25100326</text:p>
          </table:table-cell>
          <table:table-cell office:value-type="float" office:value="16.065970959219801" table:style-name="ce1">
            <text:p>16.06597096</text:p>
          </table:table-cell>
          <table:table-cell office:value-type="float" office:value="2.0433296346265299" table:style-name="ce1">
            <text:p>2.043329635</text:p>
          </table:table-cell>
          <table:table-cell office:value-type="float" office:value="26.8148219883095" table:style-name="ce1">
            <text:p>26.8148219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U</text:p>
          </table:table-cell>
          <table:table-cell office:value-type="float" office:value="238369.71842335799" table:style-name="ce1">
            <text:p>238369.7184</text:p>
          </table:table-cell>
          <table:table-cell office:value-type="float" office:value="58044.723818780498" table:style-name="ce1">
            <text:p>58044.72382</text:p>
          </table:table-cell>
          <table:table-cell office:value-type="float" office:value="98551.392247164302" table:style-name="ce1">
            <text:p>98551.39225</text:p>
          </table:table-cell>
          <table:table-cell office:value-type="float" office:value="39535.380868967601" table:style-name="ce1">
            <text:p>39535.38087</text:p>
          </table:table-cell>
          <table:table-cell office:value-type="float" office:value="24.350712079832999" table:style-name="ce1">
            <text:p>24.35071208</text:p>
          </table:table-cell>
          <table:table-cell office:value-type="float" office:value="41.343922751182397" table:style-name="ce1">
            <text:p>41.34392275</text:p>
          </table:table-cell>
          <table:table-cell office:value-type="float" office:value="40.116511768614998" table:style-name="ce1">
            <text:p>40.1165117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US</text:p>
          </table:table-cell>
          <table:table-cell office:value-type="float" office:value="16938693.2362196" table:style-name="ce1">
            <text:p>16938693.24</text:p>
          </table:table-cell>
          <table:table-cell office:value-type="float" office:value="1939128.98580264" table:style-name="ce1">
            <text:p>1939128.986</text:p>
          </table:table-cell>
          <table:table-cell office:value-type="float" office:value="14304302.0552053" table:style-name="ce1">
            <text:p>14304302.06</text:p>
          </table:table-cell>
          <table:table-cell office:value-type="float" office:value="1701850.4880534101" table:style-name="ce1">
            <text:p>1701850.488</text:p>
          </table:table-cell>
          <table:table-cell office:value-type="float" office:value="11.447925520348001" table:style-name="ce1">
            <text:p>11.44792552</text:p>
          </table:table-cell>
          <table:table-cell office:value-type="float" office:value="84.447494595503002" table:style-name="ce1">
            <text:p>84.4474946</text:p>
          </table:table-cell>
          <table:table-cell office:value-type="float" office:value="11.8974730922584" table:style-name="ce1">
            <text:p>11.897473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WA</text:p>
          </table:table-cell>
          <table:table-cell office:value-type="float" office:value="25386.464154383099" table:style-name="ce1">
            <text:p>25386.46415</text:p>
          </table:table-cell>
          <table:table-cell office:value-type="float" office:value="2320.32838923602" table:style-name="ce1">
            <text:p>2320.328389</text:p>
          </table:table-cell>
          <table:table-cell office:value-type="float" office:value="6619.7771294362801" table:style-name="ce1">
            <text:p>6619.777129</text:p>
          </table:table-cell>
          <table:table-cell office:value-type="float" office:value="2007.90876055532" table:style-name="ce1">
            <text:p>2007.908761</text:p>
          </table:table-cell>
          <table:table-cell office:value-type="float" office:value="9.1400219232003899" table:style-name="ce1">
            <text:p>9.140021923</text:p>
          </table:table-cell>
          <table:table-cell office:value-type="float" office:value="26.0760107795214" table:style-name="ce1">
            <text:p>26.07601078</text:p>
          </table:table-cell>
          <table:table-cell office:value-type="float" office:value="30.331969208248999" table:style-name="ce1">
            <text:p>30.331969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AU</text:p>
          </table:table-cell>
          <table:table-cell office:value-type="float" office:value="1925533.9544505801" table:style-name="ce1">
            <text:p>1925533.954</text:p>
          </table:table-cell>
          <table:table-cell office:value-type="float" office:value="356802.75743601797" table:style-name="ce1">
            <text:p>356802.7574</text:p>
          </table:table-cell>
          <table:table-cell office:value-type="float" office:value="88364.476651638703" table:style-name="ce1">
            <text:p>88364.47665</text:p>
          </table:table-cell>
          <table:table-cell office:value-type="float" office:value="23848.7622175059" table:style-name="ce1">
            <text:p>23848.76222</text:p>
          </table:table-cell>
          <table:table-cell office:value-type="float" office:value="18.530068327869401" table:style-name="ce1">
            <text:p>18.53006833</text:p>
          </table:table-cell>
          <table:table-cell office:value-type="float" office:value="4.5890895067000796" table:style-name="ce1">
            <text:p>4.589089507</text:p>
          </table:table-cell>
          <table:table-cell office:value-type="float" office:value="26.989083307226998" table:style-name="ce1">
            <text:p>26.9890833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DN</text:p>
          </table:table-cell>
          <table:table-cell office:value-type="float" office:value="1843068.10098213" table:style-name="ce1">
            <text:p>1843068.101</text:p>
          </table:table-cell>
          <table:table-cell office:value-type="float" office:value="37636.642415354399" table:style-name="ce1">
            <text:p>37636.64242</text:p>
          </table:table-cell>
          <table:table-cell office:value-type="float" office:value="547101.06438444206" table:style-name="ce1">
            <text:p>547101.0644</text:p>
          </table:table-cell>
          <table:table-cell office:value-type="float" office:value="25041.832437982601" table:style-name="ce1">
            <text:p>25041.83244</text:p>
          </table:table-cell>
          <table:table-cell office:value-type="float" office:value="2.0420646635519701" table:style-name="ce1">
            <text:p>2.042064664</text:p>
          </table:table-cell>
          <table:table-cell office:value-type="float" office:value="29.684256598706501" table:style-name="ce1">
            <text:p>29.6842566</text:p>
          </table:table-cell>
          <table:table-cell office:value-type="float" office:value="4.5771858378959296" table:style-name="ce1">
            <text:p>4.57718583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EN</text:p>
          </table:table-cell>
          <table:table-cell office:value-type="float" office:value="196352.876858098" table:style-name="ce1">
            <text:p>196352.8769</text:p>
          </table:table-cell>
          <table:table-cell office:value-type="float" office:value="51546.923061185" table:style-name="ce1">
            <text:p>51546.92306</text:p>
          </table:table-cell>
          <table:table-cell office:value-type="float" office:value="134113.31428747601" table:style-name="ce1">
            <text:p>134113.3143</text:p>
          </table:table-cell>
          <table:table-cell office:value-type="float" office:value="43590.285589118299" table:style-name="ce1">
            <text:p>43590.28559</text:p>
          </table:table-cell>
          <table:table-cell office:value-type="float" office:value="26.252186311707302" table:style-name="ce1">
            <text:p>26.25218631</text:p>
          </table:table-cell>
          <table:table-cell office:value-type="float" office:value="68.302189625873794" table:style-name="ce1">
            <text:p>68.30218963</text:p>
          </table:table-cell>
          <table:table-cell office:value-type="float" office:value="32.502578748953297" table:style-name="ce1">
            <text:p>32.5025787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GP</text:p>
          </table:table-cell>
          <table:table-cell office:value-type="float" office:value="589.45762888911497" table:style-name="ce1">
            <text:p>589.4576289</text:p>
          </table:table-cell>
          <table:table-cell office:value-type="float" office:value="33.517586865875998" table:style-name="ce1">
            <text:p>33.51758687</text:p>
          </table:table-cell>
          <table:table-cell office:value-type="float" office:value="101.21745741721" table:style-name="ce1">
            <text:p>101.2174574</text:p>
          </table:table-cell>
          <table:table-cell office:value-type="float" office:value="21.933620707506002" table:style-name="ce1">
            <text:p>21.93362071</text:p>
          </table:table-cell>
          <table:table-cell office:value-type="float" office:value="5.6861740731124097" table:style-name="ce1">
            <text:p>5.686174073</text:p>
          </table:table-cell>
          <table:table-cell office:value-type="float" office:value="17.171286358268599" table:style-name="ce1">
            <text:p>17.17128636</text:p>
          </table:table-cell>
          <table:table-cell office:value-type="float" office:value="21.6698001186667" table:style-name="ce1">
            <text:p>21.669800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GS</text:p>
          </table:table-cell>
          <table:table-cell office:value-type="float" office:value="3867.3959211112601" table:style-name="ce1">
            <text:p>3867.395921</text:p>
          </table:table-cell>
          <table:table-cell office:value-type="float" office:value="331.51954550739703" table:style-name="ce1">
            <text:p>331.5195455</text:p>
          </table:table-cell>
          <table:table-cell office:value-type="float" office:value="2969.4565745825398" table:style-name="ce1">
            <text:p>2969.456575</text:p>
          </table:table-cell>
          <table:table-cell office:value-type="float" office:value="149.866789767809" table:style-name="ce1">
            <text:p>149.8667898</text:p>
          </table:table-cell>
          <table:table-cell office:value-type="float" office:value="8.5721646366151596" table:style-name="ce1">
            <text:p>8.572164637</text:p>
          </table:table-cell>
          <table:table-cell office:value-type="float" office:value="76.781809650595505" table:style-name="ce1">
            <text:p>76.78180965</text:p>
          </table:table-cell>
          <table:table-cell office:value-type="float" office:value="5.0469433043949401" table:style-name="ce1">
            <text:p>5.0469433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HN</text:p>
          </table:table-cell>
          <table:table-cell office:value-type="float" office:value="398.76159577344998" table:style-name="ce1">
            <text:p>398.7615958</text:p>
          </table:table-cell>
          <table:table-cell office:value-type="float" office:value="100.568377875591" table:style-name="ce1">
            <text:p>100.5683779</text:p>
          </table:table-cell>
          <table:table-cell office:value-type="float" office:value="312.36428881730001" table:style-name="ce1">
            <text:p>312.3642888</text:p>
          </table:table-cell>
          <table:table-cell office:value-type="float" office:value="90.437599596165995" table:style-name="ce1">
            <text:p>90.4375996</text:p>
          </table:table-cell>
          <table:table-cell office:value-type="float" office:value="25.2201764015227" table:style-name="ce1">
            <text:p>25.2201764</text:p>
          </table:table-cell>
          <table:table-cell office:value-type="float" office:value="78.333593838551295" table:style-name="ce1">
            <text:p>78.33359384</text:p>
          </table:table-cell>
          <table:table-cell office:value-type="float" office:value="28.952605286151101" table:style-name="ce1">
            <text:p>28.952605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JM</text:p>
          </table:table-cell>
          <table:table-cell office:value-type="float" office:value="63460.402222395402" table:style-name="ce1">
            <text:p>63460.40222</text:p>
          </table:table-cell>
          <table:table-cell office:value-type="float" office:value="43434.837199214999" table:style-name="ce1">
            <text:p>43434.8372</text:p>
          </table:table-cell>
          <table:table-cell office:value-type="float" office:value="40541.494830920099" table:style-name="ce1">
            <text:p>40541.49483</text:p>
          </table:table-cell>
          <table:table-cell office:value-type="float" office:value="27476.392458546401" table:style-name="ce1">
            <text:p>27476.39246</text:p>
          </table:table-cell>
          <table:table-cell office:value-type="float" office:value="68.443999215445601" table:style-name="ce1">
            <text:p>68.44399922</text:p>
          </table:table-cell>
          <table:table-cell office:value-type="float" office:value="63.884711428149203" table:style-name="ce1">
            <text:p>63.88471143</text:p>
          </table:table-cell>
          <table:table-cell office:value-type="float" office:value="67.773506066162099" table:style-name="ce1">
            <text:p>67.773506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LB</text:p>
          </table:table-cell>
          <table:table-cell office:value-type="float" office:value="28220.39118916" table:style-name="ce1">
            <text:p>28220.39119</text:p>
          </table:table-cell>
          <table:table-cell office:value-type="float" office:value="490.85423868195397" table:style-name="ce1">
            <text:p>490.8542387</text:p>
          </table:table-cell>
          <table:table-cell office:value-type="float" office:value="26723.131426187199" table:style-name="ce1">
            <text:p>26723.13143</text:p>
          </table:table-cell>
          <table:table-cell office:value-type="float" office:value="406.33236232707202" table:style-name="ce1">
            <text:p>406.3323623</text:p>
          </table:table-cell>
          <table:table-cell office:value-type="float" office:value="1.7393601505797001" table:style-name="ce1">
            <text:p>1.739360151</text:p>
          </table:table-cell>
          <table:table-cell office:value-type="float" office:value="94.694404648976104" table:style-name="ce1">
            <text:p>94.69440465</text:p>
          </table:table-cell>
          <table:table-cell office:value-type="float" office:value="1.52052675207401" table:style-name="ce1">
            <text:p>1.52052675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LE</text:p>
          </table:table-cell>
          <table:table-cell office:value-type="float" office:value="72307.319021592601" table:style-name="ce1">
            <text:p>72307.31902</text:p>
          </table:table-cell>
          <table:table-cell office:value-type="float" office:value="10311.0672230124" table:style-name="ce1">
            <text:p>10311.06722</text:p>
          </table:table-cell>
          <table:table-cell office:value-type="float" office:value="33429.480056044202" table:style-name="ce1">
            <text:p>33429.48006</text:p>
          </table:table-cell>
          <table:table-cell office:value-type="float" office:value="6728.3908260851003" table:style-name="ce1">
            <text:p>6728.390826</text:p>
          </table:table-cell>
          <table:table-cell office:value-type="float" office:value="14.260060202112101" table:style-name="ce1">
            <text:p>14.2600602</text:p>
          </table:table-cell>
          <table:table-cell office:value-type="float" office:value="46.232498325738597" table:style-name="ce1">
            <text:p>46.23249833</text:p>
          </table:table-cell>
          <table:table-cell office:value-type="float" office:value="20.127117785873399" table:style-name="ce1">
            <text:p>20.1271177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LV</text:p>
          </table:table-cell>
          <table:table-cell office:value-type="float" office:value="20739.302075670101" table:style-name="ce1">
            <text:p>20739.30208</text:p>
          </table:table-cell>
          <table:table-cell office:value-type="float" office:value="1833.37236822867" table:style-name="ce1">
            <text:p>1833.372368</text:p>
          </table:table-cell>
          <table:table-cell office:value-type="float" office:value="15573.0584953012" table:style-name="ce1">
            <text:p>15573.0585</text:p>
          </table:table-cell>
          <table:table-cell office:value-type="float" office:value="1077.94227957922" table:style-name="ce1">
            <text:p>1077.94228</text:p>
          </table:table-cell>
          <table:table-cell office:value-type="float" office:value="8.8400871038927509" table:style-name="ce1">
            <text:p>8.840087104</text:p>
          </table:table-cell>
          <table:table-cell office:value-type="float" office:value="75.089597704304794" table:style-name="ce1">
            <text:p>75.0895977</text:p>
          </table:table-cell>
          <table:table-cell office:value-type="float" office:value="6.9218405614058698" table:style-name="ce1">
            <text:p>6.9218405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MR</text:p>
          </table:table-cell>
          <table:table-cell office:value-type="float" office:value="61.469603862485997" table:style-name="ce1">
            <text:p>61.46960386</text:p>
          </table:table-cell>
          <table:table-cell table:style-name="ce1"/>
          <table:table-cell office:value-type="float" office:value="6.3346402130910002" table:style-name="ce1">
            <text:p>6.334640213</text:p>
          </table:table-cell>
          <table:table-cell table:number-columns-repeated="2" table:style-name="ce1"/>
          <table:table-cell office:value-type="float" office:value="10.3053213540505" table:style-name="ce1">
            <text:p>10.3053213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OM</text:p>
          </table:table-cell>
          <table:table-cell office:value-type="float" office:value="632687.77533778897" table:style-name="ce1">
            <text:p>632687.7753</text:p>
          </table:table-cell>
          <table:table-cell office:value-type="float" office:value="52.615144142630001" table:style-name="ce1">
            <text:p>52.61514414</text:p>
          </table:table-cell>
          <table:table-cell office:value-type="float" office:value="530467.90124198305" table:style-name="ce1">
            <text:p>530467.9012</text:p>
          </table:table-cell>
          <table:table-cell office:value-type="float" office:value="5.1508079217220004" table:style-name="ce1">
            <text:p>5.150807922</text:p>
          </table:table-cell>
          <table:table-cell office:value-type="float" office:value="8.3161309880752793E-3" table:style-name="ce1">
            <text:p>0.008316131</text:p>
          </table:table-cell>
          <table:table-cell office:value-type="float" office:value="83.843551577832898" table:style-name="ce1">
            <text:p>83.84355158</text:p>
          </table:table-cell>
          <table:table-cell office:value-type="float" office:value="9.7099332677103196E-4" table:style-name="ce1">
            <text:p>0.00097099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PM</text:p>
          </table:table-cell>
          <table:table-cell office:value-type="float" office:value="234.88924253182" table:style-name="ce1">
            <text:p>234.8892425</text:p>
          </table:table-cell>
          <table:table-cell office:value-type="float" office:value="14.159963001726" table:style-name="ce1">
            <text:p>14.159963</text:p>
          </table:table-cell>
          <table:table-cell office:value-type="float" office:value="201.529559828684" table:style-name="ce1">
            <text:p>201.5295598</text:p>
          </table:table-cell>
          <table:table-cell office:value-type="float" office:value="3.7848971548339998" table:style-name="ce1">
            <text:p>3.784897155</text:p>
          </table:table-cell>
          <table:table-cell office:value-type="float" office:value="6.0283573862722903" table:style-name="ce1">
            <text:p>6.028357386</text:p>
          </table:table-cell>
          <table:table-cell office:value-type="float" office:value="85.797696674586206" table:style-name="ce1">
            <text:p>85.79769667</text:p>
          </table:table-cell>
          <table:table-cell office:value-type="float" office:value="1.87808535782615" table:style-name="ce1">
            <text:p>1.87808535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RB</text:p>
          </table:table-cell>
          <table:table-cell office:value-type="float" office:value="88396.338723196197" table:style-name="ce1">
            <text:p>88396.33872</text:p>
          </table:table-cell>
          <table:table-cell office:value-type="float" office:value="11707.7452105956" table:style-name="ce1">
            <text:p>11707.74521</text:p>
          </table:table-cell>
          <table:table-cell office:value-type="float" office:value="36368.842277421798" table:style-name="ce1">
            <text:p>36368.84228</text:p>
          </table:table-cell>
          <table:table-cell office:value-type="float" office:value="9425.5395088092791" table:style-name="ce1">
            <text:p>9425.539509</text:p>
          </table:table-cell>
          <table:table-cell office:value-type="float" office:value="13.244604221965799" table:style-name="ce1">
            <text:p>13.24460422</text:p>
          </table:table-cell>
          <table:table-cell office:value-type="float" office:value="41.142928318905803" table:style-name="ce1">
            <text:p>41.14292832</text:p>
          </table:table-cell>
          <table:table-cell office:value-type="float" office:value="25.916523371602501" table:style-name="ce1">
            <text:p>25.9165233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SD</text:p>
          </table:table-cell>
          <table:table-cell office:value-type="float" office:value="629788.85040253599" table:style-name="ce1">
            <text:p>629788.8504</text:p>
          </table:table-cell>
          <table:table-cell office:value-type="float" office:value="102535.28356200601" table:style-name="ce1">
            <text:p>102535.2836</text:p>
          </table:table-cell>
          <table:table-cell office:value-type="float" office:value="603798.03676502104" table:style-name="ce1">
            <text:p>603798.0368</text:p>
          </table:table-cell>
          <table:table-cell office:value-type="float" office:value="97657.756581233407" table:style-name="ce1">
            <text:p>97657.75658</text:p>
          </table:table-cell>
          <table:table-cell office:value-type="float" office:value="16.280898510106901" table:style-name="ce1">
            <text:p>16.28089851</text:p>
          </table:table-cell>
          <table:table-cell office:value-type="float" office:value="95.873090858801007" table:style-name="ce1">
            <text:p>95.87309086</text:p>
          </table:table-cell>
          <table:table-cell office:value-type="float" office:value="16.1739109163812" table:style-name="ce1">
            <text:p>16.1739109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P</text:p>
          </table:table-cell>
          <table:table-cell office:value-type="float" office:value="991.12230189654804" table:style-name="ce1">
            <text:p>991.1223019</text:p>
          </table:table-cell>
          <table:table-cell office:value-type="float" office:value="314.15994208635402" table:style-name="ce1">
            <text:p>314.1599421</text:p>
          </table:table-cell>
          <table:table-cell office:value-type="float" office:value="874.40872564266601" table:style-name="ce1">
            <text:p>874.4087256</text:p>
          </table:table-cell>
          <table:table-cell office:value-type="float" office:value="306.27822560531899" table:style-name="ce1">
            <text:p>306.2782256</text:p>
          </table:table-cell>
          <table:table-cell office:value-type="float" office:value="31.697394104158299" table:style-name="ce1">
            <text:p>31.6973941</text:p>
          </table:table-cell>
          <table:table-cell office:value-type="float" office:value="88.224099484942798" table:style-name="ce1">
            <text:p>88.22409948</text:p>
          </table:table-cell>
          <table:table-cell office:value-type="float" office:value="35.026894931796697" table:style-name="ce1">
            <text:p>35.0268949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UR</text:p>
          </table:table-cell>
          <table:table-cell office:value-type="float" office:value="145038.34821256701" table:style-name="ce1">
            <text:p>145038.3482</text:p>
          </table:table-cell>
          <table:table-cell office:value-type="float" office:value="21344.9256444434" table:style-name="ce1">
            <text:p>21344.92564</text:p>
          </table:table-cell>
          <table:table-cell office:value-type="float" office:value="142083.712911532" table:style-name="ce1">
            <text:p>142083.7129</text:p>
          </table:table-cell>
          <table:table-cell office:value-type="float" office:value="21012.1546762826" table:style-name="ce1">
            <text:p>21012.15468</text:p>
          </table:table-cell>
          <table:table-cell office:value-type="float" office:value="14.7167462312522" table:style-name="ce1">
            <text:p>14.71674623</text:p>
          </table:table-cell>
          <table:table-cell office:value-type="float" office:value="97.962859245538795" table:style-name="ce1">
            <text:p>97.96285925</text:p>
          </table:table-cell>
          <table:table-cell office:value-type="float" office:value="14.788573753957101" table:style-name="ce1">
            <text:p>14.7885737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K</text:p>
          </table:table-cell>
          <table:table-cell office:value-type="float" office:value="49024.4748771671" table:style-name="ce1">
            <text:p>49024.47488</text:p>
          </table:table-cell>
          <table:table-cell office:value-type="float" office:value="18362.892182954402" table:style-name="ce1">
            <text:p>18362.89218</text:p>
          </table:table-cell>
          <table:table-cell office:value-type="float" office:value="25434.413582939698" table:style-name="ce1">
            <text:p>25434.41358</text:p>
          </table:table-cell>
          <table:table-cell office:value-type="float" office:value="14481.6855786004" table:style-name="ce1">
            <text:p>14481.68558</text:p>
          </table:table-cell>
          <table:table-cell office:value-type="float" office:value="37.456581083149601" table:style-name="ce1">
            <text:p>37.45658108</text:p>
          </table:table-cell>
          <table:table-cell office:value-type="float" office:value="51.8810525694905" table:style-name="ce1">
            <text:p>51.88105257</text:p>
          </table:table-cell>
          <table:table-cell office:value-type="float" office:value="56.937367678545897" table:style-name="ce1">
            <text:p>56.9373676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N</text:p>
          </table:table-cell>
          <table:table-cell office:value-type="float" office:value="20272.615179365901" table:style-name="ce1">
            <text:p>20272.61518</text:p>
          </table:table-cell>
          <table:table-cell office:value-type="float" office:value="8212.7998606901692" table:style-name="ce1">
            <text:p>8212.799861</text:p>
          </table:table-cell>
          <table:table-cell office:value-type="float" office:value="14140.2274297361" table:style-name="ce1">
            <text:p>14140.22743</text:p>
          </table:table-cell>
          <table:table-cell office:value-type="float" office:value="6495.5477391478098" table:style-name="ce1">
            <text:p>6495.547739</text:p>
          </table:table-cell>
          <table:table-cell office:value-type="float" office:value="40.511792820145899" table:style-name="ce1">
            <text:p>40.51179282</text:p>
          </table:table-cell>
          <table:table-cell office:value-type="float" office:value="69.750386443128505" table:style-name="ce1">
            <text:p>69.75038644</text:p>
          </table:table-cell>
          <table:table-cell office:value-type="float" office:value="45.936656757642098" table:style-name="ce1">
            <text:p>45.9366567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WE</text:p>
          </table:table-cell>
          <table:table-cell office:value-type="float" office:value="449656.53296503902" table:style-name="ce1">
            <text:p>449656.533</text:p>
          </table:table-cell>
          <table:table-cell office:value-type="float" office:value="70409.167879559696" table:style-name="ce1">
            <text:p>70409.16788</text:p>
          </table:table-cell>
          <table:table-cell office:value-type="float" office:value="368473.72840119299" table:style-name="ce1">
            <text:p>368473.7284</text:p>
          </table:table-cell>
          <table:table-cell office:value-type="float" office:value="57991.464607487098" table:style-name="ce1">
            <text:p>57991.46461</text:p>
          </table:table-cell>
          <table:table-cell office:value-type="float" office:value="15.658433207960099" table:style-name="ce1">
            <text:p>15.65843321</text:p>
          </table:table-cell>
          <table:table-cell office:value-type="float" office:value="81.945596558216195" table:style-name="ce1">
            <text:p>81.94559656</text:p>
          </table:table-cell>
          <table:table-cell office:value-type="float" office:value="15.738290178546" table:style-name="ce1">
            <text:p>15.738290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WZ</text:p>
          </table:table-cell>
          <table:table-cell office:value-type="float" office:value="17284.905462405299" table:style-name="ce1">
            <text:p>17284.90546</text:p>
          </table:table-cell>
          <table:table-cell office:value-type="float" office:value="804.27885345644302" table:style-name="ce1">
            <text:p>804.2788535</text:p>
          </table:table-cell>
          <table:table-cell office:value-type="float" office:value="10787.7779789423" table:style-name="ce1">
            <text:p>10787.77798</text:p>
          </table:table-cell>
          <table:table-cell office:value-type="float" office:value="749.22555878922299" table:style-name="ce1">
            <text:p>749.2255588</text:p>
          </table:table-cell>
          <table:table-cell office:value-type="float" office:value="4.6530705950677804" table:style-name="ce1">
            <text:p>4.653070595</text:p>
          </table:table-cell>
          <table:table-cell office:value-type="float" office:value="62.411553261923999" table:style-name="ce1">
            <text:p>62.41155326</text:p>
          </table:table-cell>
          <table:table-cell office:value-type="float" office:value="6.9451332818650098" table:style-name="ce1">
            <text:p>6.94513328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XM</text:p>
          </table:table-cell>
          <table:table-cell office:value-type="float" office:value="33.638155326510002" table:style-name="ce1">
            <text:p>33.63815533</text:p>
          </table:table-cell>
          <table:table-cell office:value-type="float" office:value="0.180841633196" table:style-name="ce1">
            <text:p>0.180841633</text:p>
          </table:table-cell>
          <table:table-cell office:value-type="float" office:value="19.983818721933002" table:style-name="ce1">
            <text:p>19.98381872</text:p>
          </table:table-cell>
          <table:table-cell table:style-name="ce1"/>
          <table:table-cell office:value-type="float" office:value="0.537608651368228" table:style-name="ce1">
            <text:p>0.537608651</text:p>
          </table:table-cell>
          <table:table-cell office:value-type="float" office:value="59.408188492975697" table:style-name="ce1">
            <text:p>59.4081884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YC</text:p>
          </table:table-cell>
          <table:table-cell office:value-type="float" office:value="501.13923047379598" table:style-name="ce1">
            <text:p>501.1392305</text:p>
          </table:table-cell>
          <table:table-cell office:value-type="float" office:value="313.76484683968403" table:style-name="ce1">
            <text:p>313.7648468</text:p>
          </table:table-cell>
          <table:table-cell office:value-type="float" office:value="193.517705736133" table:style-name="ce1">
            <text:p>193.5177057</text:p>
          </table:table-cell>
          <table:table-cell office:value-type="float" office:value="162.55633421094899" table:style-name="ce1">
            <text:p>162.5563342</text:p>
          </table:table-cell>
          <table:table-cell office:value-type="float" office:value="62.610314212088099" table:style-name="ce1">
            <text:p>62.61031421</text:p>
          </table:table-cell>
          <table:table-cell office:value-type="float" office:value="38.615557108385602" table:style-name="ce1">
            <text:p>38.61555711</text:p>
          </table:table-cell>
          <table:table-cell office:value-type="float" office:value="84.000755172552104" table:style-name="ce1">
            <text:p>84.000755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YR</text:p>
          </table:table-cell>
          <table:table-cell office:value-type="float" office:value="188421.89819736601" table:style-name="ce1">
            <text:p>188421.8982</text:p>
          </table:table-cell>
          <table:table-cell office:value-type="float" office:value="1468.3307437932899" table:style-name="ce1">
            <text:p>1468.330744</text:p>
          </table:table-cell>
          <table:table-cell office:value-type="float" office:value="17281.111720069301" table:style-name="ce1">
            <text:p>17281.11172</text:p>
          </table:table-cell>
          <table:table-cell office:value-type="float" office:value="456.21671280600901" table:style-name="ce1">
            <text:p>456.2167128</text:p>
          </table:table-cell>
          <table:table-cell office:value-type="float" office:value="0.77927818254715997" table:style-name="ce1">
            <text:p>0.779278183</text:p>
          </table:table-cell>
          <table:table-cell office:value-type="float" office:value="9.1714985813209093" table:style-name="ce1">
            <text:p>9.171498581</text:p>
          </table:table-cell>
          <table:table-cell office:value-type="float" office:value="2.6399731695281101" table:style-name="ce1">
            <text:p>2.639973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CA</text:p>
          </table:table-cell>
          <table:table-cell office:value-type="float" office:value="535.83021529980601" table:style-name="ce1">
            <text:p>535.8302153</text:p>
          </table:table-cell>
          <table:table-cell office:value-type="float" office:value="166.27025736255001" table:style-name="ce1">
            <text:p>166.2702574</text:p>
          </table:table-cell>
          <table:table-cell office:value-type="float" office:value="466.45254618160101" table:style-name="ce1">
            <text:p>466.4525462</text:p>
          </table:table-cell>
          <table:table-cell office:value-type="float" office:value="141.52559558587399" table:style-name="ce1">
            <text:p>141.5255956</text:p>
          </table:table-cell>
          <table:table-cell office:value-type="float" office:value="31.0303996704477" table:style-name="ce1">
            <text:p>31.03039967</text:p>
          </table:table-cell>
          <table:table-cell office:value-type="float" office:value="87.052303670596999" table:style-name="ce1">
            <text:p>87.05230367</text:p>
          </table:table-cell>
          <table:table-cell office:value-type="float" office:value="30.340834613168699" table:style-name="ce1">
            <text:p>30.340834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CD</text:p>
          </table:table-cell>
          <table:table-cell office:value-type="float" office:value="1264958.5573032401" table:style-name="ce1">
            <text:p>1264958.557</text:p>
          </table:table-cell>
          <table:table-cell office:value-type="float" office:value="256621.73256495601" table:style-name="ce1">
            <text:p>256621.7326</text:p>
          </table:table-cell>
          <table:table-cell office:value-type="float" office:value="442195.72471564199" table:style-name="ce1">
            <text:p>442195.7247</text:p>
          </table:table-cell>
          <table:table-cell office:value-type="float" office:value="145670.65909993" table:style-name="ce1">
            <text:p>145670.6591</text:p>
          </table:table-cell>
          <table:table-cell office:value-type="float" office:value="20.2869675914163" table:style-name="ce1">
            <text:p>20.28696759</text:p>
          </table:table-cell>
          <table:table-cell office:value-type="float" office:value="34.957329009920898" table:style-name="ce1">
            <text:p>34.95732901</text:p>
          </table:table-cell>
          <table:table-cell office:value-type="float" office:value="32.942575189663998" table:style-name="ce1">
            <text:p>32.942575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GO</text:p>
          </table:table-cell>
          <table:table-cell office:value-type="float" office:value="56768.588654116502" table:style-name="ce1">
            <text:p>56768.58865</text:p>
          </table:table-cell>
          <table:table-cell office:value-type="float" office:value="14411.919101081499" table:style-name="ce1">
            <text:p>14411.9191</text:p>
          </table:table-cell>
          <table:table-cell office:value-type="float" office:value="32201.995416988" table:style-name="ce1">
            <text:p>32201.99542</text:p>
          </table:table-cell>
          <table:table-cell office:value-type="float" office:value="6623.1882540470697" table:style-name="ce1">
            <text:p>6623.188254</text:p>
          </table:table-cell>
          <table:table-cell office:value-type="float" office:value="25.3871365182098" table:style-name="ce1">
            <text:p>25.38713652</text:p>
          </table:table-cell>
          <table:table-cell office:value-type="float" office:value="56.725023785936401" table:style-name="ce1">
            <text:p>56.72502379</text:p>
          </table:table-cell>
          <table:table-cell office:value-type="float" office:value="20.5676330559101" table:style-name="ce1">
            <text:p>20.567633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HA</text:p>
          </table:table-cell>
          <table:table-cell office:value-type="float" office:value="515479.07840640098" table:style-name="ce1">
            <text:p>515479.0784</text:p>
          </table:table-cell>
          <table:table-cell office:value-type="float" office:value="94715.261667850005" table:style-name="ce1">
            <text:p>94715.26167</text:p>
          </table:table-cell>
          <table:table-cell office:value-type="float" office:value="196887.20178460699" table:style-name="ce1">
            <text:p>196887.2018</text:p>
          </table:table-cell>
          <table:table-cell office:value-type="float" office:value="85884.027173927403" table:style-name="ce1">
            <text:p>85884.02717</text:p>
          </table:table-cell>
          <table:table-cell office:value-type="float" office:value="18.3742203390022" table:style-name="ce1">
            <text:p>18.37422034</text:p>
          </table:table-cell>
          <table:table-cell office:value-type="float" office:value="38.194993750916602" table:style-name="ce1">
            <text:p>38.19499375</text:p>
          </table:table-cell>
          <table:table-cell office:value-type="float" office:value="43.6209293420116" table:style-name="ce1">
            <text:p>43.620929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JK</text:p>
          </table:table-cell>
          <table:table-cell office:value-type="float" office:value="142011.56341463001" table:style-name="ce1">
            <text:p>142011.5634</text:p>
          </table:table-cell>
          <table:table-cell office:value-type="float" office:value="31413.936362504901" table:style-name="ce1">
            <text:p>31413.93636</text:p>
          </table:table-cell>
          <table:table-cell office:value-type="float" office:value="90925.654873566702" table:style-name="ce1">
            <text:p>90925.65487</text:p>
          </table:table-cell>
          <table:table-cell office:value-type="float" office:value="20140.625725813101" table:style-name="ce1">
            <text:p>20140.62573</text:p>
          </table:table-cell>
          <table:table-cell office:value-type="float" office:value="22.120689053176601" table:style-name="ce1">
            <text:p>22.12068905</text:p>
          </table:table-cell>
          <table:table-cell office:value-type="float" office:value="64.026937445996694" table:style-name="ce1">
            <text:p>64.02693745</text:p>
          </table:table-cell>
          <table:table-cell office:value-type="float" office:value="22.150652369585799" table:style-name="ce1">
            <text:p>22.1506523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KL</text:p>
          </table:table-cell>
          <table:table-cell office:value-type="float" office:value="16.136674009458002" table:style-name="ce1">
            <text:p>16.13667401</text:p>
          </table:table-cell>
          <table:table-cell office:value-type="float" office:value="1.21845303974" table:style-name="ce1">
            <text:p>1.21845304</text:p>
          </table:table-cell>
          <table:table-cell table:number-columns-repeated="2" table:style-name="ce1"/>
          <table:table-cell office:value-type="float" office:value="7.5508313486771996" table:style-name="ce1">
            <text:p>7.55083134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TKM</text:p>
          </table:table-cell>
          <table:table-cell office:value-type="float" office:value="472287.60041767702" table:style-name="ce1">
            <text:p>472287.6004</text:p>
          </table:table-cell>
          <table:table-cell office:value-type="float" office:value="21197.9243193281" table:style-name="ce1">
            <text:p>21197.92432</text:p>
          </table:table-cell>
          <table:table-cell office:value-type="float" office:value="94591.426867848102" table:style-name="ce1">
            <text:p>94591.42687</text:p>
          </table:table-cell>
          <table:table-cell office:value-type="float" office:value="3649.8523891568798" table:style-name="ce1">
            <text:p>3649.852389</text:p>
          </table:table-cell>
          <table:table-cell office:value-type="float" office:value="4.48835080586095" table:style-name="ce1">
            <text:p>4.488350806</text:p>
          </table:table-cell>
          <table:table-cell office:value-type="float" office:value="20.028352805408101" table:style-name="ce1">
            <text:p>20.02835281</text:p>
          </table:table-cell>
          <table:table-cell office:value-type="float" office:value="3.8585445954378299" table:style-name="ce1">
            <text:p>3.85854459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LS</text:p>
          </table:table-cell>
          <table:table-cell office:value-type="float" office:value="14895.7219705099" table:style-name="ce1">
            <text:p>14895.72197</text:p>
          </table:table-cell>
          <table:table-cell office:value-type="float" office:value="2388.7817634931798" table:style-name="ce1">
            <text:p>2388.781763</text:p>
          </table:table-cell>
          <table:table-cell office:value-type="float" office:value="6177.4340972817999" table:style-name="ce1">
            <text:p>6177.434097</text:p>
          </table:table-cell>
          <table:table-cell office:value-type="float" office:value="1389.5276496086799" table:style-name="ce1">
            <text:p>1389.52765</text:p>
          </table:table-cell>
          <table:table-cell office:value-type="float" office:value="16.036696765839299" table:style-name="ce1">
            <text:p>16.03669677</text:p>
          </table:table-cell>
          <table:table-cell office:value-type="float" office:value="41.471196290530202" table:style-name="ce1">
            <text:p>41.47119629</text:p>
          </table:table-cell>
          <table:table-cell office:value-type="float" office:value="22.493605398722099" table:style-name="ce1">
            <text:p>22.493605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ON</text:p>
          </table:table-cell>
          <table:table-cell office:value-type="float" office:value="699.81908249588298" table:style-name="ce1">
            <text:p>699.8190825</text:p>
          </table:table-cell>
          <table:table-cell office:value-type="float" office:value="79.118980273532998" table:style-name="ce1">
            <text:p>79.11898027</text:p>
          </table:table-cell>
          <table:table-cell office:value-type="float" office:value="334.19933568111998" table:style-name="ce1">
            <text:p>334.1993357</text:p>
          </table:table-cell>
          <table:table-cell office:value-type="float" office:value="46.689138499411001" table:style-name="ce1">
            <text:p>46.6891385</text:p>
          </table:table-cell>
          <table:table-cell office:value-type="float" office:value="11.3056334490562" table:style-name="ce1">
            <text:p>11.30563345</text:p>
          </table:table-cell>
          <table:table-cell office:value-type="float" office:value="47.755104717809097" table:style-name="ce1">
            <text:p>47.75510472</text:p>
          </table:table-cell>
          <table:table-cell office:value-type="float" office:value="13.9704462321134" table:style-name="ce1">
            <text:p>13.970446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O</text:p>
          </table:table-cell>
          <table:table-cell office:value-type="float" office:value="5152.1335489377598" table:style-name="ce1">
            <text:p>5152.133549</text:p>
          </table:table-cell>
          <table:table-cell office:value-type="float" office:value="1567.6783988455099" table:style-name="ce1">
            <text:p>1567.678399</text:p>
          </table:table-cell>
          <table:table-cell office:value-type="float" office:value="4226.7632559797203" table:style-name="ce1">
            <text:p>4226.763256</text:p>
          </table:table-cell>
          <table:table-cell office:value-type="float" office:value="1509.5691159937001" table:style-name="ce1">
            <text:p>1509.569116</text:p>
          </table:table-cell>
          <table:table-cell office:value-type="float" office:value="30.427751609209" table:style-name="ce1">
            <text:p>30.42775161</text:p>
          </table:table-cell>
          <table:table-cell office:value-type="float" office:value="82.039085668716297" table:style-name="ce1">
            <text:p>82.03908567</text:p>
          </table:table-cell>
          <table:table-cell office:value-type="float" office:value="35.714541472320903" table:style-name="ce1">
            <text:p>35.7145414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UN</text:p>
          </table:table-cell>
          <table:table-cell office:value-type="float" office:value="155208.34392633301" table:style-name="ce1">
            <text:p>155208.3439</text:p>
          </table:table-cell>
          <table:table-cell office:value-type="float" office:value="12246.6452750357" table:style-name="ce1">
            <text:p>12246.64528</text:p>
          </table:table-cell>
          <table:table-cell office:value-type="float" office:value="20992.155082731999" table:style-name="ce1">
            <text:p>20992.15508</text:p>
          </table:table-cell>
          <table:table-cell office:value-type="float" office:value="816.78201137625899" table:style-name="ce1">
            <text:p>816.7820114</text:p>
          </table:table-cell>
          <table:table-cell office:value-type="float" office:value="7.8904554776052303" table:style-name="ce1">
            <text:p>7.890455478</text:p>
          </table:table-cell>
          <table:table-cell office:value-type="float" office:value="13.525145975847501" table:style-name="ce1">
            <text:p>13.52514598</text:p>
          </table:table-cell>
          <table:table-cell office:value-type="float" office:value="3.8908916600379899" table:style-name="ce1">
            <text:p>3.890891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UR</text:p>
          </table:table-cell>
          <table:table-cell office:value-type="float" office:value="780381.30511657102" table:style-name="ce1">
            <text:p>780381.3051</text:p>
          </table:table-cell>
          <table:table-cell office:value-type="float" office:value="1708.25784618803" table:style-name="ce1">
            <text:p>1708.257846</text:p>
          </table:table-cell>
          <table:table-cell office:value-type="float" office:value="387703.98134688899" table:style-name="ce1">
            <text:p>387703.9813</text:p>
          </table:table-cell>
          <table:table-cell office:value-type="float" office:value="431.32341039323097" table:style-name="ce1">
            <text:p>431.3234104</text:p>
          </table:table-cell>
          <table:table-cell office:value-type="float" office:value="0.218900406120422" table:style-name="ce1">
            <text:p>0.218900406</text:p>
          </table:table-cell>
          <table:table-cell office:value-type="float" office:value="49.681351770590602" table:style-name="ce1">
            <text:p>49.68135177</text:p>
          </table:table-cell>
          <table:table-cell office:value-type="float" office:value="0.111250704440745" table:style-name="ce1">
            <text:p>0.1112507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UV</text:p>
          </table:table-cell>
          <table:table-cell office:value-type="float" office:value="43.626399849984999" table:style-name="ce1">
            <text:p>43.62639985</text:p>
          </table:table-cell>
          <table:table-cell office:value-type="float" office:value="21.102636364517" table:style-name="ce1">
            <text:p>21.10263636</text:p>
          </table:table-cell>
          <table:table-cell office:value-type="float" office:value="2.0709750737400001" table:style-name="ce1">
            <text:p>2.070975074</text:p>
          </table:table-cell>
          <table:table-cell office:value-type="float" office:value="0.37595792476099998" table:style-name="ce1">
            <text:p>0.375957925</text:p>
          </table:table-cell>
          <table:table-cell office:value-type="float" office:value="48.3712532711412" table:style-name="ce1">
            <text:p>48.37125327</text:p>
          </table:table-cell>
          <table:table-cell office:value-type="float" office:value="4.7470684742754701" table:style-name="ce1">
            <text:p>4.747068474</text:p>
          </table:table-cell>
          <table:table-cell office:value-type="float" office:value="18.153667300401299" table:style-name="ce1">
            <text:p>18.153667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ZA</text:p>
          </table:table-cell>
          <table:table-cell office:value-type="float" office:value="939597.92718926899" table:style-name="ce1">
            <text:p>939597.9272</text:p>
          </table:table-cell>
          <table:table-cell office:value-type="float" office:value="375669.82878803503" table:style-name="ce1">
            <text:p>375669.8288</text:p>
          </table:table-cell>
          <table:table-cell office:value-type="float" office:value="624799.60909194604" table:style-name="ce1">
            <text:p>624799.6091</text:p>
          </table:table-cell>
          <table:table-cell office:value-type="float" office:value="338844.69633578398" table:style-name="ce1">
            <text:p>338844.6963</text:p>
          </table:table-cell>
          <table:table-cell office:value-type="float" office:value="39.981977175260504" table:style-name="ce1">
            <text:p>39.98197718</text:p>
          </table:table-cell>
          <table:table-cell office:value-type="float" office:value="66.496486530252696" table:style-name="ce1">
            <text:p>66.49648653</text:p>
          </table:table-cell>
          <table:table-cell office:value-type="float" office:value="54.232539746342802" table:style-name="ce1">
            <text:p>54.2325397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GA</text:p>
          </table:table-cell>
          <table:table-cell office:value-type="float" office:value="241503.55840377501" table:style-name="ce1">
            <text:p>241503.5584</text:p>
          </table:table-cell>
          <table:table-cell office:value-type="float" office:value="38343.126293169698" table:style-name="ce1">
            <text:p>38343.12629</text:p>
          </table:table-cell>
          <table:table-cell office:value-type="float" office:value="94116.376035540394" table:style-name="ce1">
            <text:p>94116.37604</text:p>
          </table:table-cell>
          <table:table-cell office:value-type="float" office:value="28936.956918673401" table:style-name="ce1">
            <text:p>28936.95692</text:p>
          </table:table-cell>
          <table:table-cell office:value-type="float" office:value="15.876836990146099" table:style-name="ce1">
            <text:p>15.87683699</text:p>
          </table:table-cell>
          <table:table-cell office:value-type="float" office:value="38.971010057824998" table:style-name="ce1">
            <text:p>38.97101006</text:p>
          </table:table-cell>
          <table:table-cell office:value-type="float" office:value="30.7459319382911" table:style-name="ce1">
            <text:p>30.7459319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KR</text:p>
          </table:table-cell>
          <table:table-cell office:value-type="float" office:value="598470.19509349298" table:style-name="ce1">
            <text:p>598470.1951</text:p>
          </table:table-cell>
          <table:table-cell office:value-type="float" office:value="103157.063014211" table:style-name="ce1">
            <text:p>103157.063</text:p>
          </table:table-cell>
          <table:table-cell office:value-type="float" office:value="110570.830023528" table:style-name="ce1">
            <text:p>110570.83</text:p>
          </table:table-cell>
          <table:table-cell office:value-type="float" office:value="51584.299044289502" table:style-name="ce1">
            <text:p>51584.29904</text:p>
          </table:table-cell>
          <table:table-cell office:value-type="float" office:value="17.236792050788001" table:style-name="ce1">
            <text:p>17.23679205</text:p>
          </table:table-cell>
          <table:table-cell office:value-type="float" office:value="18.4755783880357" table:style-name="ce1">
            <text:p>18.47557839</text:p>
          </table:table-cell>
          <table:table-cell office:value-type="float" office:value="46.652719377536499" table:style-name="ce1">
            <text:p>46.6527193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MI</text:p>
          </table:table-cell>
          <table:table-cell office:value-type="float" office:value="355.53006025860401" table:style-name="ce1">
            <text:p>355.5300603</text:p>
          </table:table-cell>
          <table:table-cell office:value-type="float" office:value="355.53006025860401" table:style-name="ce1">
            <text:p>355.5300603</text:p>
          </table:table-cell>
          <table:table-cell office:value-type="float" office:value="11.35297131519" table:style-name="ce1">
            <text:p>11.35297132</text:p>
          </table:table-cell>
          <table:table-cell office:value-type="float" office:value="11.35297131519" table:style-name="ce1">
            <text:p>11.35297132</text:p>
          </table:table-cell>
          <table:table-cell office:value-type="float" office:value="100" table:style-name="ce1">
            <text:p>100</text:p>
          </table:table-cell>
          <table:table-cell office:value-type="float" office:value="3.1932521562120901" table:style-name="ce1">
            <text:p>3.193252156</text:p>
          </table:table-cell>
          <table:table-cell office:value-type="float" office:value="100" table:style-name="ce1">
            <text:p>1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RY</text:p>
          </table:table-cell>
          <table:table-cell office:value-type="float" office:value="177821.378103467" table:style-name="ce1">
            <text:p>177821.3781</text:p>
          </table:table-cell>
          <table:table-cell office:value-type="float" office:value="6571.8509168029796" table:style-name="ce1">
            <text:p>6571.850917</text:p>
          </table:table-cell>
          <table:table-cell office:value-type="float" office:value="143641.706536326" table:style-name="ce1">
            <text:p>143641.7065</text:p>
          </table:table-cell>
          <table:table-cell office:value-type="float" office:value="3742.6540766305998" table:style-name="ce1">
            <text:p>3742.654077</text:p>
          </table:table-cell>
          <table:table-cell office:value-type="float" office:value="3.6957597488526299" table:style-name="ce1">
            <text:p>3.695759749</text:p>
          </table:table-cell>
          <table:table-cell office:value-type="float" office:value="80.778648815075101" table:style-name="ce1">
            <text:p>80.77864882</text:p>
          </table:table-cell>
          <table:table-cell office:value-type="float" office:value="2.6055483235881001" table:style-name="ce1">
            <text:p>2.6055483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SA</text:p>
          </table:table-cell>
          <table:table-cell office:value-type="float" office:value="9475333.0994333792" table:style-name="ce1">
            <text:p>9475333.099</text:p>
          </table:table-cell>
          <table:table-cell office:value-type="float" office:value="1225630.5938071699" table:style-name="ce1">
            <text:p>1225630.594</text:p>
          </table:table-cell>
          <table:table-cell office:value-type="float" office:value="7241979.0598565303" table:style-name="ce1">
            <text:p>7241979.06</text:p>
          </table:table-cell>
          <table:table-cell office:value-type="float" office:value="1052555.4996883399" table:style-name="ce1">
            <text:p>1052555.5</text:p>
          </table:table-cell>
          <table:table-cell office:value-type="float" office:value="12.9349605016045" table:style-name="ce1">
            <text:p>12.9349605</text:p>
          </table:table-cell>
          <table:table-cell office:value-type="float" office:value="76.429809737133098" table:style-name="ce1">
            <text:p>76.42980974</text:p>
          </table:table-cell>
          <table:table-cell office:value-type="float" office:value="14.5340864836633" table:style-name="ce1">
            <text:p>14.5340864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ZB</text:p>
          </table:table-cell>
          <table:table-cell office:value-type="float" office:value="449547.39529143402" table:style-name="ce1">
            <text:p>449547.3953</text:p>
          </table:table-cell>
          <table:table-cell office:value-type="float" office:value="42345.6272386903" table:style-name="ce1">
            <text:p>42345.62724</text:p>
          </table:table-cell>
          <table:table-cell office:value-type="float" office:value="103166.320670891" table:style-name="ce1">
            <text:p>103166.3207</text:p>
          </table:table-cell>
          <table:table-cell office:value-type="float" office:value="13575.7335974982" table:style-name="ce1">
            <text:p>13575.7336</text:p>
          </table:table-cell>
          <table:table-cell office:value-type="float" office:value="9.4196135228941493" table:style-name="ce1">
            <text:p>9.419613523</text:p>
          </table:table-cell>
          <table:table-cell office:value-type="float" office:value="22.948930802726501" table:style-name="ce1">
            <text:p>22.9489308</text:p>
          </table:table-cell>
          <table:table-cell office:value-type="float" office:value="13.1590750830457" table:style-name="ce1">
            <text:p>13.159075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T</text:p>
          </table:table-cell>
          <table:table-cell office:value-type="float" office:value="0.56890403340100004" table:style-name="ce1">
            <text:p>0.56890403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CT</text:p>
          </table:table-cell>
          <table:table-cell office:value-type="float" office:value="423.98319332581798" table:style-name="ce1">
            <text:p>423.9831933</text:p>
          </table:table-cell>
          <table:table-cell office:value-type="float" office:value="89.857402527996996" table:style-name="ce1">
            <text:p>89.85740253</text:p>
          </table:table-cell>
          <table:table-cell office:value-type="float" office:value="375.29192732093901" table:style-name="ce1">
            <text:p>375.2919273</text:p>
          </table:table-cell>
          <table:table-cell office:value-type="float" office:value="80.318279794486003" table:style-name="ce1">
            <text:p>80.31827979</text:p>
          </table:table-cell>
          <table:table-cell office:value-type="float" office:value="21.193623696056399" table:style-name="ce1">
            <text:p>21.1936237</text:p>
          </table:table-cell>
          <table:table-cell office:value-type="float" office:value="88.515755631034807" table:style-name="ce1">
            <text:p>88.51575563</text:p>
          </table:table-cell>
          <table:table-cell office:value-type="float" office:value="21.4015474214557" table:style-name="ce1">
            <text:p>21.401547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EN</text:p>
          </table:table-cell>
          <table:table-cell office:value-type="float" office:value="912079.03882324602" table:style-name="ce1">
            <text:p>912079.0388</text:p>
          </table:table-cell>
          <table:table-cell office:value-type="float" office:value="515757.671089779" table:style-name="ce1">
            <text:p>515757.6711</text:p>
          </table:table-cell>
          <table:table-cell office:value-type="float" office:value="791097.66113271296" table:style-name="ce1">
            <text:p>791097.6611</text:p>
          </table:table-cell>
          <table:table-cell office:value-type="float" office:value="458192.28203541698" table:style-name="ce1">
            <text:p>458192.282</text:p>
          </table:table-cell>
          <table:table-cell office:value-type="float" office:value="56.547475507737097" table:style-name="ce1">
            <text:p>56.54747551</text:p>
          </table:table-cell>
          <table:table-cell office:value-type="float" office:value="86.735647620339705" table:style-name="ce1">
            <text:p>86.73564762</text:p>
          </table:table-cell>
          <table:table-cell office:value-type="float" office:value="57.918548435520101" table:style-name="ce1">
            <text:p>57.918548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GB</text:p>
          </table:table-cell>
          <table:table-cell office:value-type="float" office:value="152.59314434665001" table:style-name="ce1">
            <text:p>152.5931443</text:p>
          </table:table-cell>
          <table:table-cell office:value-type="float" office:value="14.684904338961999" table:style-name="ce1">
            <text:p>14.68490434</text:p>
          </table:table-cell>
          <table:table-cell office:value-type="float" office:value="108.484776045968" table:style-name="ce1">
            <text:p>108.484776</text:p>
          </table:table-cell>
          <table:table-cell office:value-type="float" office:value="10.180409836919001" table:style-name="ce1">
            <text:p>10.18040984</text:p>
          </table:table-cell>
          <table:table-cell office:value-type="float" office:value="9.6235675605464301" table:style-name="ce1">
            <text:p>9.623567561</text:p>
          </table:table-cell>
          <table:table-cell office:value-type="float" office:value="71.094135002238502" table:style-name="ce1">
            <text:p>71.094135</text:p>
          </table:table-cell>
          <table:table-cell office:value-type="float" office:value="9.3841829314421794" table:style-name="ce1">
            <text:p>9.38418293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IR</text:p>
          </table:table-cell>
          <table:table-cell office:value-type="float" office:value="353.24962495451399" table:style-name="ce1">
            <text:p>353.249625</text:p>
          </table:table-cell>
          <table:table-cell office:value-type="float" office:value="48.230444249759998" table:style-name="ce1">
            <text:p>48.23044425</text:p>
          </table:table-cell>
          <table:table-cell office:value-type="float" office:value="200.399992356936" table:style-name="ce1">
            <text:p>200.3999924</text:p>
          </table:table-cell>
          <table:table-cell office:value-type="float" office:value="37.386950551029003" table:style-name="ce1">
            <text:p>37.38695055</text:p>
          </table:table-cell>
          <table:table-cell office:value-type="float" office:value="13.6533603555759" table:style-name="ce1">
            <text:p>13.65336036</text:p>
          </table:table-cell>
          <table:table-cell office:value-type="float" office:value="56.730419001220604" table:style-name="ce1">
            <text:p>56.730419</text:p>
          </table:table-cell>
          <table:table-cell office:value-type="float" office:value="18.656163661143498" table:style-name="ce1">
            <text:p>18.656163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NM</text:p>
          </table:table-cell>
          <table:table-cell office:value-type="float" office:value="327666.90281514497" table:style-name="ce1">
            <text:p>327666.9028</text:p>
          </table:table-cell>
          <table:table-cell office:value-type="float" office:value="24661.701780220901" table:style-name="ce1">
            <text:p>24661.70178</text:p>
          </table:table-cell>
          <table:table-cell office:value-type="float" office:value="186399.331923516" table:style-name="ce1">
            <text:p>186399.3319</text:p>
          </table:table-cell>
          <table:table-cell office:value-type="float" office:value="22040.830198076699" table:style-name="ce1">
            <text:p>22040.8302</text:p>
          </table:table-cell>
          <table:table-cell office:value-type="float" office:value="7.52645493589384" table:style-name="ce1">
            <text:p>7.526454936</text:p>
          </table:table-cell>
          <table:table-cell office:value-type="float" office:value="56.886835478978703" table:style-name="ce1">
            <text:p>56.88683548</text:p>
          </table:table-cell>
          <table:table-cell office:value-type="float" office:value="11.8245221002833" table:style-name="ce1">
            <text:p>11.82452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UT</text:p>
          </table:table-cell>
          <table:table-cell office:value-type="float" office:value="12225.2286284246" table:style-name="ce1">
            <text:p>12225.22863</text:p>
          </table:table-cell>
          <table:table-cell office:value-type="float" office:value="505.42572303930001" table:style-name="ce1">
            <text:p>505.425723</text:p>
          </table:table-cell>
          <table:table-cell office:value-type="float" office:value="11532.932294947401" table:style-name="ce1">
            <text:p>11532.93229</text:p>
          </table:table-cell>
          <table:table-cell office:value-type="float" office:value="461.82127418741101" table:style-name="ce1">
            <text:p>461.8212742</text:p>
          </table:table-cell>
          <table:table-cell office:value-type="float" office:value="4.1342844244577002" table:style-name="ce1">
            <text:p>4.134284424</text:p>
          </table:table-cell>
          <table:table-cell office:value-type="float" office:value="94.337150211918598" table:style-name="ce1">
            <text:p>94.33715021</text:p>
          </table:table-cell>
          <table:table-cell office:value-type="float" office:value="4.0043699414565799" table:style-name="ce1">
            <text:p>4.00436994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LF</text:p>
          </table:table-cell>
          <table:table-cell office:value-type="float" office:value="142.27574288516999" table:style-name="ce1">
            <text:p>142.2757429</text:p>
          </table:table-cell>
          <table:table-cell office:value-type="float" office:value="0.36998213981799999" table:style-name="ce1">
            <text:p>0.36998214</text:p>
          </table:table-cell>
          <table:table-cell office:value-type="float" office:value="60.700098871382998" table:style-name="ce1">
            <text:p>60.70009887</text:p>
          </table:table-cell>
          <table:table-cell office:value-type="float" office:value="9.2496051531999995E-2" table:style-name="ce1">
            <text:p>0.092496052</text:p>
          </table:table-cell>
          <table:table-cell office:value-type="float" office:value="0.26004583235008" table:style-name="ce1">
            <text:p>0.260045832</text:p>
          </table:table-cell>
          <table:table-cell office:value-type="float" office:value="42.663701935736" table:style-name="ce1">
            <text:p>42.66370194</text:p>
          </table:table-cell>
          <table:table-cell office:value-type="float" office:value="0.15238204426650001" table:style-name="ce1">
            <text:p>0.1523820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SM</text:p>
          </table:table-cell>
          <table:table-cell office:value-type="float" office:value="2837.3031050029899" table:style-name="ce1">
            <text:p>2837.303105</text:p>
          </table:table-cell>
          <table:table-cell office:value-type="float" office:value="220.837170514371" table:style-name="ce1">
            <text:p>220.8371705</text:p>
          </table:table-cell>
          <table:table-cell office:value-type="float" office:value="1710.9893616842201" table:style-name="ce1">
            <text:p>1710.989362</text:p>
          </table:table-cell>
          <table:table-cell office:value-type="float" office:value="137.75445883650099" table:style-name="ce1">
            <text:p>137.7544588</text:p>
          </table:table-cell>
          <table:table-cell office:value-type="float" office:value="7.7833478603315402" table:style-name="ce1">
            <text:p>7.78334786</text:p>
          </table:table-cell>
          <table:table-cell office:value-type="float" office:value="60.303369022056501" table:style-name="ce1">
            <text:p>60.30336902</text:p>
          </table:table-cell>
          <table:table-cell office:value-type="float" office:value="8.0511581147939797" table:style-name="ce1">
            <text:p>8.0511581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XA</text:p>
          </table:table-cell>
          <table:table-cell office:value-type="float" office:value="8.1103784187880006" table:style-name="ce1">
            <text:p>8.110378419</text:p>
          </table:table-cell>
          <table:table-cell table:style-name="ce1"/>
          <table:table-cell office:value-type="float" office:value="0.36470064856700002" table:style-name="ce1">
            <text:p>0.364700649</text:p>
          </table:table-cell>
          <table:table-cell table:number-columns-repeated="2" table:style-name="ce1"/>
          <table:table-cell office:value-type="float" office:value="4.4967155628910902" table:style-name="ce1">
            <text:p>4.49671556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XB</text:p>
          </table:table-cell>
          <table:table-cell office:value-type="float" office:value="1.30699190915" table:style-name="ce1">
            <text:p>1.306991909</text:p>
          </table:table-cell>
          <table:table-cell table:style-name="ce1"/>
          <table:table-cell office:value-type="float" office:value="0.27998869790499997" table:style-name="ce1">
            <text:p>0.279988698</text:p>
          </table:table-cell>
          <table:table-cell table:number-columns-repeated="2" table:style-name="ce1"/>
          <table:table-cell office:value-type="float" office:value="21.4223742277862" table:style-name="ce1">
            <text:p>21.4223742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XC</text:p>
          </table:table-cell>
          <table:table-cell office:value-type="float" office:value="30664.5526128071" table:style-name="ce1">
            <text:p>30664.55261</text:p>
          </table:table-cell>
          <table:table-cell table:style-name="ce1"/>
          <table:table-cell office:value-type="float" office:value="16080.8517935278" table:style-name="ce1">
            <text:p>16080.85179</text:p>
          </table:table-cell>
          <table:table-cell table:number-columns-repeated="2" table:style-name="ce1"/>
          <table:table-cell office:value-type="float" office:value="52.441175309407903" table:style-name="ce1">
            <text:p>52.4411753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XD</text:p>
          </table:table-cell>
          <table:table-cell office:value-type="float" office:value="67963.214296778693" table:style-name="ce1">
            <text:p>67963.2143</text:p>
          </table:table-cell>
          <table:table-cell office:value-type="float" office:value="54.457590042619998" table:style-name="ce1">
            <text:p>54.45759004</text:p>
          </table:table-cell>
          <table:table-cell office:value-type="float" office:value="66705.530416846304" table:style-name="ce1">
            <text:p>66705.53042</text:p>
          </table:table-cell>
          <table:table-cell office:value-type="float" office:value="53.021067852900003" table:style-name="ce1">
            <text:p>53.02106785</text:p>
          </table:table-cell>
          <table:table-cell office:value-type="float" office:value="8.0128037801180302E-2" table:style-name="ce1">
            <text:p>0.080128038</text:p>
          </table:table-cell>
          <table:table-cell office:value-type="float" office:value="98.149463804874799" table:style-name="ce1">
            <text:p>98.1494638</text:p>
          </table:table-cell>
          <table:table-cell office:value-type="float" office:value="7.9485265346918896E-2" table:style-name="ce1">
            <text:p>0.07948526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XE</text:p>
          </table:table-cell>
          <table:table-cell office:value-type="float" office:value="3523.122852302" table:style-name="ce1">
            <text:p>3523.122852</text:p>
          </table:table-cell>
          <table:table-cell table:style-name="ce1"/>
          <table:table-cell office:value-type="float" office:value="2687.6191975633501" table:style-name="ce1">
            <text:p>2687.619198</text:p>
          </table:table-cell>
          <table:table-cell table:number-columns-repeated="2" table:style-name="ce1"/>
          <table:table-cell office:value-type="float" office:value="76.285139923726007" table:style-name="ce1">
            <text:p>76.2851399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XF</text:p>
          </table:table-cell>
          <table:table-cell office:value-type="float" office:value="17815.362585602201" table:style-name="ce1">
            <text:p>17815.36259</text:p>
          </table:table-cell>
          <table:table-cell office:value-type="float" office:value="17693.6158479814" table:style-name="ce1">
            <text:p>17693.61585</text:p>
          </table:table-cell>
          <table:table-cell office:value-type="float" office:value="2286.87751459219" table:style-name="ce1">
            <text:p>2286.877515</text:p>
          </table:table-cell>
          <table:table-cell office:value-type="float" office:value="2278.2316654261799" table:style-name="ce1">
            <text:p>2278.231665</text:p>
          </table:table-cell>
          <table:table-cell office:value-type="float" office:value="99.316619366932301" table:style-name="ce1">
            <text:p>99.31661937</text:p>
          </table:table-cell>
          <table:table-cell office:value-type="float" office:value="12.8365476908136" table:style-name="ce1">
            <text:p>12.83654769</text:p>
          </table:table-cell>
          <table:table-cell office:value-type="float" office:value="99.621936500278593" table:style-name="ce1">
            <text:p>99.621936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XG</text:p>
          </table:table-cell>
          <table:table-cell office:value-type="float" office:value="3187.9078328341502" table:style-name="ce1">
            <text:p>3187.907833</text:p>
          </table:table-cell>
          <table:table-cell table:style-name="ce1"/>
          <table:table-cell office:value-type="float" office:value="3064.37197811026" table:style-name="ce1">
            <text:p>3064.371978</text:p>
          </table:table-cell>
          <table:table-cell table:number-columns-repeated="2" table:style-name="ce1"/>
          <table:table-cell office:value-type="float" office:value="96.124861156539097" table:style-name="ce1">
            <text:p>96.1248611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XH</text:p>
          </table:table-cell>
          <table:table-cell office:value-type="float" office:value="186034.560317889" table:style-name="ce1">
            <text:p>186034.5603</text:p>
          </table:table-cell>
          <table:table-cell office:value-type="float" office:value="31346.933006459902" table:style-name="ce1">
            <text:p>31346.93301</text:p>
          </table:table-cell>
          <table:table-cell office:value-type="float" office:value="130776.298339072" table:style-name="ce1">
            <text:p>130776.2983</text:p>
          </table:table-cell>
          <table:table-cell office:value-type="float" office:value="25117.067946557199" table:style-name="ce1">
            <text:p>25117.06795</text:p>
          </table:table-cell>
          <table:table-cell office:value-type="float" office:value="16.8500589099657" table:style-name="ce1">
            <text:p>16.85005891</text:p>
          </table:table-cell>
          <table:table-cell office:value-type="float" office:value="70.296776102035395" table:style-name="ce1">
            <text:p>70.2967761</text:p>
          </table:table-cell>
          <table:table-cell office:value-type="float" office:value="19.206131589253602" table:style-name="ce1">
            <text:p>19.2061315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XI</text:p>
          </table:table-cell>
          <table:table-cell office:value-type="float" office:value="5012.6427194119497" table:style-name="ce1">
            <text:p>5012.642719</text:p>
          </table:table-cell>
          <table:table-cell office:value-type="float" office:value="1746.5168004761699" table:style-name="ce1">
            <text:p>1746.5168</text:p>
          </table:table-cell>
          <table:table-cell office:value-type="float" office:value="4628.49954313122" table:style-name="ce1">
            <text:p>4628.499543</text:p>
          </table:table-cell>
          <table:table-cell office:value-type="float" office:value="1625.1962585318599" table:style-name="ce1">
            <text:p>1625.196259</text:p>
          </table:table-cell>
          <table:table-cell office:value-type="float" office:value="34.8422358871222" table:style-name="ce1">
            <text:p>34.84223589</text:p>
          </table:table-cell>
          <table:table-cell office:value-type="float" office:value="92.3365139351924" table:style-name="ce1">
            <text:p>92.33651394</text:p>
          </table:table-cell>
          <table:table-cell office:value-type="float" office:value="35.112810175031399" table:style-name="ce1">
            <text:p>35.112810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XL</text:p>
          </table:table-cell>
          <table:table-cell office:value-type="float" office:value="4.6925350907830001" table:style-name="ce1">
            <text:p>4.692535091</text:p>
          </table:table-cell>
          <table:table-cell office:value-type="float" office:value="4.6925350907830001" table:style-name="ce1">
            <text:p>4.692535091</text:p>
          </table:table-cell>
          <table:table-cell office:value-type="float" office:value="1.5340855856490001" table:style-name="ce1">
            <text:p>1.534085586</text:p>
          </table:table-cell>
          <table:table-cell office:value-type="float" office:value="1.5340855856490001" table:style-name="ce1">
            <text:p>1.534085586</text:p>
          </table:table-cell>
          <table:table-cell office:value-type="float" office:value="100" table:style-name="ce1">
            <text:p>100</text:p>
          </table:table-cell>
          <table:table-cell office:value-type="float" office:value="32.692042914334799" table:style-name="ce1">
            <text:p>32.69204291</text:p>
          </table:table-cell>
          <table:table-cell office:value-type="float" office:value="100" table:style-name="ce1">
            <text:p>1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XM</text:p>
          </table:table-cell>
          <table:table-cell office:value-type="float" office:value="43.950550353600001" table:style-name="ce1">
            <text:p>43.9505503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XN</text:p>
          </table:table-cell>
          <table:table-cell office:value-type="float" office:value="5.3161171671879996" table:style-name="ce1">
            <text:p>5.316117167</text:p>
          </table:table-cell>
          <table:table-cell table:style-name="ce1"/>
          <table:table-cell office:value-type="float" office:value="1.886855047869" table:style-name="ce1">
            <text:p>1.886855048</text:p>
          </table:table-cell>
          <table:table-cell table:number-columns-repeated="2" table:style-name="ce1"/>
          <table:table-cell office:value-type="float" office:value="35.493104996161399" table:style-name="ce1">
            <text:p>35.49310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XO</text:p>
          </table:table-cell>
          <table:table-cell office:value-type="float" office:value="36.475063312956998" table:style-name="ce1">
            <text:p>36.47506331</text:p>
          </table:table-cell>
          <table:table-cell office:value-type="float" office:value="29.134786439367002" table:style-name="ce1">
            <text:p>29.13478644</text:p>
          </table:table-cell>
          <table:table-cell office:value-type="float" office:value="23.143898628355" table:style-name="ce1">
            <text:p>23.14389863</text:p>
          </table:table-cell>
          <table:table-cell office:value-type="float" office:value="22.687771311812" table:style-name="ce1">
            <text:p>22.68777131</text:p>
          </table:table-cell>
          <table:table-cell office:value-type="float" office:value="79.875903680796299" table:style-name="ce1">
            <text:p>79.87590368</text:p>
          </table:table-cell>
          <table:table-cell office:value-type="float" office:value="63.451291173314097" table:style-name="ce1">
            <text:p>63.45129117</text:p>
          </table:table-cell>
          <table:table-cell office:value-type="float" office:value="98.029168188698506" table:style-name="ce1">
            <text:p>98.029168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XU</text:p>
          </table:table-cell>
          <table:table-cell office:value-type="float" office:value="9947.9874257026204" table:style-name="ce1">
            <text:p>9947.987426</text:p>
          </table:table-cell>
          <table:table-cell table:style-name="ce1"/>
          <table:table-cell office:value-type="float" office:value="9629.2422887243501" table:style-name="ce1">
            <text:p>9629.242289</text:p>
          </table:table-cell>
          <table:table-cell table:number-columns-repeated="2" table:style-name="ce1"/>
          <table:table-cell office:value-type="float" office:value="96.795883193873706" table:style-name="ce1">
            <text:p>96.7958831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XV</text:p>
          </table:table-cell>
          <table:table-cell office:value-type="float" office:value="1995.2797168776301" table:style-name="ce1">
            <text:p>1995.27971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YEM</text:p>
          </table:table-cell>
          <table:table-cell office:value-type="float" office:value="453585.22711766401" table:style-name="ce1">
            <text:p>453585.2271</text:p>
          </table:table-cell>
          <table:table-cell office:value-type="float" office:value="5168.0565271803098" table:style-name="ce1">
            <text:p>5168.056527</text:p>
          </table:table-cell>
          <table:table-cell office:value-type="float" office:value="76567.448275915405" table:style-name="ce1">
            <text:p>76567.44828</text:p>
          </table:table-cell>
          <table:table-cell office:value-type="float" office:value="3465.9449113483502" table:style-name="ce1">
            <text:p>3465.944911</text:p>
          </table:table-cell>
          <table:table-cell office:value-type="float" office:value="1.1393793752986701" table:style-name="ce1">
            <text:p>1.139379375</text:p>
          </table:table-cell>
          <table:table-cell office:value-type="float" office:value="16.880498679921299" table:style-name="ce1">
            <text:p>16.88049868</text:p>
          </table:table-cell>
          <table:table-cell office:value-type="float" office:value="4.5266558954121203" table:style-name="ce1">
            <text:p>4.52665589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AF</text:p>
          </table:table-cell>
          <table:table-cell office:value-type="float" office:value="1220189.4528301801" table:style-name="ce1">
            <text:p>1220189.453</text:p>
          </table:table-cell>
          <table:table-cell office:value-type="float" office:value="200441.24373400401" table:style-name="ce1">
            <text:p>200441.2437</text:p>
          </table:table-cell>
          <table:table-cell office:value-type="float" office:value="1063464.74469506" table:style-name="ce1">
            <text:p>1063464.745</text:p>
          </table:table-cell>
          <table:table-cell office:value-type="float" office:value="182416.61351331099" table:style-name="ce1">
            <text:p>182416.6135</text:p>
          </table:table-cell>
          <table:table-cell office:value-type="float" office:value="16.4270591971672" table:style-name="ce1">
            <text:p>16.4270592</text:p>
          </table:table-cell>
          <table:table-cell office:value-type="float" office:value="87.155707027986196" table:style-name="ce1">
            <text:p>87.15570703</text:p>
          </table:table-cell>
          <table:table-cell office:value-type="float" office:value="17.153047566764201" table:style-name="ce1">
            <text:p>17.1530475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MB</text:p>
          </table:table-cell>
          <table:table-cell office:value-type="float" office:value="751055.151743631" table:style-name="ce1">
            <text:p>751055.1517</text:p>
          </table:table-cell>
          <table:table-cell office:value-type="float" office:value="310402.447625331" table:style-name="ce1">
            <text:p>310402.4476</text:p>
          </table:table-cell>
          <table:table-cell office:value-type="float" office:value="657913.49227204896" table:style-name="ce1">
            <text:p>657913.4923</text:p>
          </table:table-cell>
          <table:table-cell office:value-type="float" office:value="282711.22467564698" table:style-name="ce1">
            <text:p>282711.2247</text:p>
          </table:table-cell>
          <table:table-cell office:value-type="float" office:value="41.3288487409624" table:style-name="ce1">
            <text:p>41.32884874</text:p>
          </table:table-cell>
          <table:table-cell office:value-type="float" office:value="87.598559272864705" table:style-name="ce1">
            <text:p>87.59855927</text:p>
          </table:table-cell>
          <table:table-cell office:value-type="float" office:value="42.970881125925402" table:style-name="ce1">
            <text:p>42.970881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WE</text:p>
          </table:table-cell>
          <table:table-cell office:value-type="float" office:value="390643.22454990499" table:style-name="ce1">
            <text:p>390643.2245</text:p>
          </table:table-cell>
          <table:table-cell office:value-type="float" office:value="110250.20439412699" table:style-name="ce1">
            <text:p>110250.2044</text:p>
          </table:table-cell>
          <table:table-cell office:value-type="float" office:value="241204.88020236799" table:style-name="ce1">
            <text:p>241204.8802</text:p>
          </table:table-cell>
          <table:table-cell office:value-type="float" office:value="84737.208615677097" table:style-name="ce1">
            <text:p>84737.20862</text:p>
          </table:table-cell>
          <table:table-cell office:value-type="float" office:value="28.222735597463899" table:style-name="ce1">
            <text:p>28.2227356</text:p>
          </table:table-cell>
          <table:table-cell office:value-type="float" office:value="61.745568601703603" table:style-name="ce1">
            <text:p>61.7455686</text:p>
          </table:table-cell>
          <table:table-cell office:value-type="float" office:value="35.130801891148899" table:style-name="ce1">
            <text:p>35.1308018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ZA</text:p>
          </table:table-cell>
          <table:table-cell office:value-type="float" office:value="940365.26963257999" table:style-name="ce1">
            <text:p>940365.2696</text:p>
          </table:table-cell>
          <table:table-cell office:value-type="float" office:value="360626.33853193303" table:style-name="ce1">
            <text:p>360626.3385</text:p>
          </table:table-cell>
          <table:table-cell office:value-type="float" office:value="621653.663580077" table:style-name="ce1">
            <text:p>621653.6636</text:p>
          </table:table-cell>
          <table:table-cell office:value-type="float" office:value="324616.733101575" table:style-name="ce1">
            <text:p>324616.7331</text:p>
          </table:table-cell>
          <table:table-cell office:value-type="float" office:value="38.3496020299471" table:style-name="ce1">
            <text:p>38.34960203</text:p>
          </table:table-cell>
          <table:table-cell office:value-type="float" office:value="66.107680031927401" table:style-name="ce1">
            <text:p>66.10768003</text:p>
          </table:table-cell>
          <table:table-cell office:value-type="float" office:value="52.218261086425699" table:style-name="ce1">
            <text:p>52.218261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GA</text:p>
          </table:table-cell>
          <table:table-cell office:value-type="float" office:value="241501.468076772" table:style-name="ce1">
            <text:p>241501.4681</text:p>
          </table:table-cell>
          <table:table-cell office:value-type="float" office:value="38342.746425495403" table:style-name="ce1">
            <text:p>38342.74643</text:p>
          </table:table-cell>
          <table:table-cell office:value-type="float" office:value="92908.407839678199" table:style-name="ce1">
            <text:p>92908.40784</text:p>
          </table:table-cell>
          <table:table-cell office:value-type="float" office:value="28599.1975748888" table:style-name="ce1">
            <text:p>28599.19757</text:p>
          </table:table-cell>
          <table:table-cell office:value-type="float" office:value="15.876817118687899" table:style-name="ce1">
            <text:p>15.87681712</text:p>
          </table:table-cell>
          <table:table-cell office:value-type="float" office:value="38.4711565439193" table:style-name="ce1">
            <text:p>38.47115654</text:p>
          </table:table-cell>
          <table:table-cell office:value-type="float" office:value="30.782141508914101" table:style-name="ce1">
            <text:p>30.782141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KR</text:p>
          </table:table-cell>
          <table:table-cell office:value-type="float" office:value="599088.55693800095" table:style-name="ce1">
            <text:p>599088.5569</text:p>
          </table:table-cell>
          <table:table-cell office:value-type="float" office:value="26966.447382449998" table:style-name="ce1">
            <text:p>26966.44738</text:p>
          </table:table-cell>
          <table:table-cell office:value-type="float" office:value="110184.460211552" table:style-name="ce1">
            <text:p>110184.4602</text:p>
          </table:table-cell>
          <table:table-cell office:value-type="float" office:value="14433.5624045924" table:style-name="ce1">
            <text:p>14433.5624</text:p>
          </table:table-cell>
          <table:table-cell office:value-type="float" office:value="4.5012456122143503" table:style-name="ce1">
            <text:p>4.501245612</text:p>
          </table:table-cell>
          <table:table-cell office:value-type="float" office:value="18.392015493454799" table:style-name="ce1">
            <text:p>18.39201549</text:p>
          </table:table-cell>
          <table:table-cell office:value-type="float" office:value="13.099453749539901" table:style-name="ce1">
            <text:p>13.0994537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MI</text:p>
          </table:table-cell>
          <table:table-cell office:value-type="float" office:value="39.625494751802002" table:style-name="ce1">
            <text:p>39.62549475</text:p>
          </table:table-cell>
          <table:table-cell office:value-type="float" office:value="39.625494751802002" table:style-name="ce1">
            <text:p>39.62549475</text:p>
          </table:table-cell>
          <table:table-cell office:value-type="float" office:value="12.639802509711" table:style-name="ce1">
            <text:p>12.63980251</text:p>
          </table:table-cell>
          <table:table-cell office:value-type="float" office:value="12.639802509711" table:style-name="ce1">
            <text:p>12.63980251</text:p>
          </table:table-cell>
          <table:table-cell office:value-type="float" office:value="100" table:style-name="ce1">
            <text:p>100</text:p>
          </table:table-cell>
          <table:table-cell office:value-type="float" office:value="31.898156953954999" table:style-name="ce1">
            <text:p>31.89815695</text:p>
          </table:table-cell>
          <table:table-cell office:value-type="float" office:value="100" table:style-name="ce1">
            <text:p>1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RY</text:p>
          </table:table-cell>
          <table:table-cell office:value-type="float" office:value="177789.978590043" table:style-name="ce1">
            <text:p>177789.9786</text:p>
          </table:table-cell>
          <table:table-cell office:value-type="float" office:value="6573.9007269383401" table:style-name="ce1">
            <text:p>6573.900727</text:p>
          </table:table-cell>
          <table:table-cell office:value-type="float" office:value="143185.22658827499" table:style-name="ce1">
            <text:p>143185.2266</text:p>
          </table:table-cell>
          <table:table-cell office:value-type="float" office:value="3691.7938271398298" table:style-name="ce1">
            <text:p>3691.793827</text:p>
          </table:table-cell>
          <table:table-cell office:value-type="float" office:value="3.6975653965833302" table:style-name="ce1">
            <text:p>3.697565397</text:p>
          </table:table-cell>
          <table:table-cell office:value-type="float" office:value="80.536162793763907" table:style-name="ce1">
            <text:p>80.53616279</text:p>
          </table:table-cell>
          <table:table-cell office:value-type="float" office:value="2.57833431220909" table:style-name="ce1">
            <text:p>2.5783343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SA</text:p>
          </table:table-cell>
          <table:table-cell office:value-type="float" office:value="9482478.6270405091" table:style-name="ce1">
            <text:p>9482478.627</text:p>
          </table:table-cell>
          <table:table-cell office:value-type="float" office:value="1118767.45664295" table:style-name="ce1">
            <text:p>1118767.457</text:p>
          </table:table-cell>
          <table:table-cell office:value-type="float" office:value="7258871.8789248103" table:style-name="ce1">
            <text:p>7258871.879</text:p>
          </table:table-cell>
          <table:table-cell office:value-type="float" office:value="959044.84861813404" table:style-name="ce1">
            <text:p>959044.8486</text:p>
          </table:table-cell>
          <table:table-cell office:value-type="float" office:value="11.798259723492899" table:style-name="ce1">
            <text:p>11.79825972</text:p>
          </table:table-cell>
          <table:table-cell office:value-type="float" office:value="76.550363722678995" table:style-name="ce1">
            <text:p>76.55036372</text:p>
          </table:table-cell>
          <table:table-cell office:value-type="float" office:value="13.2120371404074" table:style-name="ce1">
            <text:p>13.212037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SA|HTI|JAM</text:p>
          </table:table-cell>
          <table:table-cell office:value-type="float" office:value="1.624230379848" table:style-name="ce1">
            <text:p>1.62423038</text:p>
          </table:table-cell>
          <table:table-cell office:value-type="float" office:value="1.624230379848" table:style-name="ce1">
            <text:p>1.62423038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UZB</text:p>
          </table:table-cell>
          <table:table-cell office:value-type="float" office:value="449541.22028125601" table:style-name="ce1">
            <text:p>449541.2203</text:p>
          </table:table-cell>
          <table:table-cell office:value-type="float" office:value="25446.139584460201" table:style-name="ce1">
            <text:p>25446.13958</text:p>
          </table:table-cell>
          <table:table-cell office:value-type="float" office:value="101459.21859099899" table:style-name="ce1">
            <text:p>101459.2186</text:p>
          </table:table-cell>
          <table:table-cell office:value-type="float" office:value="11715.9938447444" table:style-name="ce1">
            <text:p>11715.99384</text:p>
          </table:table-cell>
          <table:table-cell office:value-type="float" office:value="5.6604685925219096" table:style-name="ce1">
            <text:p>5.660468593</text:p>
          </table:table-cell>
          <table:table-cell office:value-type="float" office:value="22.569502865058901" table:style-name="ce1">
            <text:p>22.56950287</text:p>
          </table:table-cell>
          <table:table-cell office:value-type="float" office:value="11.5474907134597" table:style-name="ce1">
            <text:p>11.547490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T</text:p>
          </table:table-cell>
          <table:table-cell office:value-type="float" office:value="0.49779483901499999" table:style-name="ce1">
            <text:p>0.49779483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CT</text:p>
          </table:table-cell>
          <table:table-cell office:value-type="float" office:value="438.05166604361699" table:style-name="ce1">
            <text:p>438.051666</text:p>
          </table:table-cell>
          <table:table-cell office:value-type="float" office:value="91.619180027050007" table:style-name="ce1">
            <text:p>91.61918003</text:p>
          </table:table-cell>
          <table:table-cell office:value-type="float" office:value="357.78686198415801" table:style-name="ce1">
            <text:p>357.786862</text:p>
          </table:table-cell>
          <table:table-cell office:value-type="float" office:value="78.187047130375007" table:style-name="ce1">
            <text:p>78.18704713</text:p>
          </table:table-cell>
          <table:table-cell office:value-type="float" office:value="20.915153880028299" table:style-name="ce1">
            <text:p>20.91515388</text:p>
          </table:table-cell>
          <table:table-cell office:value-type="float" office:value="81.676863648438399" table:style-name="ce1">
            <text:p>81.67686365</text:p>
          </table:table-cell>
          <table:table-cell office:value-type="float" office:value="21.852967629045299" table:style-name="ce1">
            <text:p>21.852967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EN</text:p>
          </table:table-cell>
          <table:table-cell office:value-type="float" office:value="912882.41076387197" table:style-name="ce1">
            <text:p>912882.4108</text:p>
          </table:table-cell>
          <table:table-cell office:value-type="float" office:value="515860.76677616203" table:style-name="ce1">
            <text:p>515860.7668</text:p>
          </table:table-cell>
          <table:table-cell office:value-type="float" office:value="790544.20410065399" table:style-name="ce1">
            <text:p>790544.2041</text:p>
          </table:table-cell>
          <table:table-cell office:value-type="float" office:value="458312.17808825697" table:style-name="ce1">
            <text:p>458312.1781</text:p>
          </table:table-cell>
          <table:table-cell office:value-type="float" office:value="56.509004959850799" table:style-name="ce1">
            <text:p>56.50900496</text:p>
          </table:table-cell>
          <table:table-cell office:value-type="float" office:value="86.598689467480398" table:style-name="ce1">
            <text:p>86.59868947</text:p>
          </table:table-cell>
          <table:table-cell office:value-type="float" office:value="57.974263262058301" table:style-name="ce1">
            <text:p>57.974263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GB</text:p>
          </table:table-cell>
          <table:table-cell office:value-type="float" office:value="176.047530424922" table:style-name="ce1">
            <text:p>176.0475304</text:p>
          </table:table-cell>
          <table:table-cell office:value-type="float" office:value="14.684992713892999" table:style-name="ce1">
            <text:p>14.68499271</text:p>
          </table:table-cell>
          <table:table-cell office:value-type="float" office:value="106.589855957803" table:style-name="ce1">
            <text:p>106.589856</text:p>
          </table:table-cell>
          <table:table-cell office:value-type="float" office:value="10.180449741959" table:style-name="ce1">
            <text:p>10.18044974</text:p>
          </table:table-cell>
          <table:table-cell office:value-type="float" office:value="8.3414931629249001" table:style-name="ce1">
            <text:p>8.341493163</text:p>
          </table:table-cell>
          <table:table-cell office:value-type="float" office:value="60.546067133420998" table:style-name="ce1">
            <text:p>60.54606713</text:p>
          </table:table-cell>
          <table:table-cell office:value-type="float" office:value="9.5510493475000597" table:style-name="ce1">
            <text:p>9.55104934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IR</text:p>
          </table:table-cell>
          <table:table-cell office:value-type="float" office:value="372.395478755554" table:style-name="ce1">
            <text:p>372.3954788</text:p>
          </table:table-cell>
          <table:table-cell office:value-type="float" office:value="54.553529422676" table:style-name="ce1">
            <text:p>54.55352942</text:p>
          </table:table-cell>
          <table:table-cell office:value-type="float" office:value="203.47674054956201" table:style-name="ce1">
            <text:p>203.4767405</text:p>
          </table:table-cell>
          <table:table-cell office:value-type="float" office:value="37.566485379828997" table:style-name="ce1">
            <text:p>37.56648538</text:p>
          </table:table-cell>
          <table:table-cell office:value-type="float" office:value="14.6493533178704" table:style-name="ce1">
            <text:p>14.64935332</text:p>
          </table:table-cell>
          <table:table-cell office:value-type="float" office:value="54.639959977367802" table:style-name="ce1">
            <text:p>54.63995998</text:p>
          </table:table-cell>
          <table:table-cell office:value-type="float" office:value="18.462299562282801" table:style-name="ce1">
            <text:p>18.4622995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NM</text:p>
          </table:table-cell>
          <table:table-cell office:value-type="float" office:value="327539.86314049299" table:style-name="ce1">
            <text:p>327539.8631</text:p>
          </table:table-cell>
          <table:table-cell office:value-type="float" office:value="24908.178243006001" table:style-name="ce1">
            <text:p>24908.17824</text:p>
          </table:table-cell>
          <table:table-cell office:value-type="float" office:value="183557.391995015" table:style-name="ce1">
            <text:p>183557.392</text:p>
          </table:table-cell>
          <table:table-cell office:value-type="float" office:value="22067.293362443201" table:style-name="ce1">
            <text:p>22067.29336</text:p>
          </table:table-cell>
          <table:table-cell office:value-type="float" office:value="7.6046249773029801" table:style-name="ce1">
            <text:p>7.604624977</text:p>
          </table:table-cell>
          <table:table-cell office:value-type="float" office:value="56.041237312321002" table:style-name="ce1">
            <text:p>56.04123731</text:p>
          </table:table-cell>
          <table:table-cell office:value-type="float" office:value="12.022012909751099" table:style-name="ce1">
            <text:p>12.0220129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UT</text:p>
          </table:table-cell>
          <table:table-cell office:value-type="float" office:value="12506.566502911901" table:style-name="ce1">
            <text:p>12506.5665</text:p>
          </table:table-cell>
          <table:table-cell office:value-type="float" office:value="524.45609175991297" table:style-name="ce1">
            <text:p>524.4560918</text:p>
          </table:table-cell>
          <table:table-cell office:value-type="float" office:value="10278.0761193653" table:style-name="ce1">
            <text:p>10278.07612</text:p>
          </table:table-cell>
          <table:table-cell office:value-type="float" office:value="456.55329219780799" table:style-name="ce1">
            <text:p>456.5532922</text:p>
          </table:table-cell>
          <table:table-cell office:value-type="float" office:value="4.1934458321378996" table:style-name="ce1">
            <text:p>4.193445832</text:p>
          </table:table-cell>
          <table:table-cell office:value-type="float" office:value="82.181437383092103" table:style-name="ce1">
            <text:p>82.18143738</text:p>
          </table:table-cell>
          <table:table-cell office:value-type="float" office:value="4.4420111983564601" table:style-name="ce1">
            <text:p>4.4420111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LF</text:p>
          </table:table-cell>
          <table:table-cell office:value-type="float" office:value="180.06348086218301" table:style-name="ce1">
            <text:p>180.0634809</text:p>
          </table:table-cell>
          <table:table-cell office:value-type="float" office:value="0.36998213981799999" table:style-name="ce1">
            <text:p>0.36998214</text:p>
          </table:table-cell>
          <table:table-cell office:value-type="float" office:value="53.976313167660997" table:style-name="ce1">
            <text:p>53.97631317</text:p>
          </table:table-cell>
          <table:table-cell office:value-type="float" office:value="9.2496051531999995E-2" table:style-name="ce1">
            <text:p>0.092496052</text:p>
          </table:table-cell>
          <table:table-cell office:value-type="float" office:value="0.20547316871052701" table:style-name="ce1">
            <text:p>0.205473169</text:p>
          </table:table-cell>
          <table:table-cell office:value-type="float" office:value="29.976268874294099" table:style-name="ce1">
            <text:p>29.97626887</text:p>
          </table:table-cell>
          <table:table-cell office:value-type="float" office:value="0.17136415235455099" table:style-name="ce1">
            <text:p>0.17136415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SM</text:p>
          </table:table-cell>
          <table:table-cell office:value-type="float" office:value="2876.3630216152801" table:style-name="ce1">
            <text:p>2876.363022</text:p>
          </table:table-cell>
          <table:table-cell office:value-type="float" office:value="235.98271826878201" table:style-name="ce1">
            <text:p>235.9827183</text:p>
          </table:table-cell>
          <table:table-cell office:value-type="float" office:value="1618.1915169460999" table:style-name="ce1">
            <text:p>1618.191517</text:p>
          </table:table-cell>
          <table:table-cell office:value-type="float" office:value="126.12449509544" table:style-name="ce1">
            <text:p>126.1244951</text:p>
          </table:table-cell>
          <table:table-cell office:value-type="float" office:value="8.2042049802274502" table:style-name="ce1">
            <text:p>8.20420498</text:p>
          </table:table-cell>
          <table:table-cell office:value-type="float" office:value="56.258250602782802" table:style-name="ce1">
            <text:p>56.2582506</text:p>
          </table:table-cell>
          <table:table-cell office:value-type="float" office:value="7.79416365582399" table:style-name="ce1">
            <text:p>7.79416365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YEM</text:p>
          </table:table-cell>
          <table:table-cell office:value-type="float" office:value="453387.01738419902" table:style-name="ce1">
            <text:p>453387.0174</text:p>
          </table:table-cell>
          <table:table-cell office:value-type="float" office:value="3496.31396033687" table:style-name="ce1">
            <text:p>3496.31396</text:p>
          </table:table-cell>
          <table:table-cell office:value-type="float" office:value="72391.5899865221" table:style-name="ce1">
            <text:p>72391.58999</text:p>
          </table:table-cell>
          <table:table-cell office:value-type="float" office:value="2787.8126721563099" table:style-name="ce1">
            <text:p>2787.812672</text:p>
          </table:table-cell>
          <table:table-cell office:value-type="float" office:value="0.77115440590000395" table:style-name="ce1">
            <text:p>0.771154406</text:p>
          </table:table-cell>
          <table:table-cell office:value-type="float" office:value="15.9668422806156" table:style-name="ce1">
            <text:p>15.96684228</text:p>
          </table:table-cell>
          <table:table-cell office:value-type="float" office:value="3.85101732490658" table:style-name="ce1">
            <text:p>3.8510173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AF</text:p>
          </table:table-cell>
          <table:table-cell office:value-type="float" office:value="1219522.2453103" table:style-name="ce1">
            <text:p>1219522.245</text:p>
          </table:table-cell>
          <table:table-cell office:value-type="float" office:value="105171.461030397" table:style-name="ce1">
            <text:p>105171.461</text:p>
          </table:table-cell>
          <table:table-cell office:value-type="float" office:value="1066754.7234601199" table:style-name="ce1">
            <text:p>1066754.723</text:p>
          </table:table-cell>
          <table:table-cell office:value-type="float" office:value="98489.961205555795" table:style-name="ce1">
            <text:p>98489.96121</text:p>
          </table:table-cell>
          <table:table-cell office:value-type="float" office:value="8.6239887328694103" table:style-name="ce1">
            <text:p>8.623988733</text:p>
          </table:table-cell>
          <table:table-cell office:value-type="float" office:value="87.473166443855106" table:style-name="ce1">
            <text:p>87.47316644</text:p>
          </table:table-cell>
          <table:table-cell office:value-type="float" office:value="9.2326716760244807" table:style-name="ce1">
            <text:p>9.23267167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MB</text:p>
          </table:table-cell>
          <table:table-cell office:value-type="float" office:value="751109.35925033898" table:style-name="ce1">
            <text:p>751109.3593</text:p>
          </table:table-cell>
          <table:table-cell office:value-type="float" office:value="310420.87260573398" table:style-name="ce1">
            <text:p>310420.8726</text:p>
          </table:table-cell>
          <table:table-cell office:value-type="float" office:value="658431.36360195698" table:style-name="ce1">
            <text:p>658431.3636</text:p>
          </table:table-cell>
          <table:table-cell office:value-type="float" office:value="282580.65466544102" table:style-name="ce1">
            <text:p>282580.6547</text:p>
          </table:table-cell>
          <table:table-cell office:value-type="float" office:value="41.328319076672997" table:style-name="ce1">
            <text:p>41.32831908</text:p>
          </table:table-cell>
          <table:table-cell office:value-type="float" office:value="87.661184818562106" table:style-name="ce1">
            <text:p>87.66118482</text:p>
          </table:table-cell>
          <table:table-cell office:value-type="float" office:value="42.917253078526002" table:style-name="ce1">
            <text:p>42.917253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WE</text:p>
          </table:table-cell>
          <table:table-cell office:value-type="float" office:value="390651.80283191003" table:style-name="ce1">
            <text:p>390651.8028</text:p>
          </table:table-cell>
          <table:table-cell office:value-type="float" office:value="105980.94838194" table:style-name="ce1">
            <text:p>105980.9484</text:p>
          </table:table-cell>
          <table:table-cell office:value-type="float" office:value="240034.41056557599" table:style-name="ce1">
            <text:p>240034.4106</text:p>
          </table:table-cell>
          <table:table-cell office:value-type="float" office:value="80448.232021098505" table:style-name="ce1">
            <text:p>80448.23202</text:p>
          </table:table-cell>
          <table:table-cell office:value-type="float" office:value="27.1292613047383" table:style-name="ce1">
            <text:p>27.1292613</text:p>
          </table:table-cell>
          <table:table-cell office:value-type="float" office:value="61.444593068691901" table:style-name="ce1">
            <text:p>61.44459307</text:p>
          </table:table-cell>
          <table:table-cell office:value-type="float" office:value="33.515291341580699" table:style-name="ce1">
            <text:p>33.51529134</text:p>
          </table:table-cell>
          <table:table-cell table:number-columns-repeated="16376"/>
        </table:table-row>
        <table:table-row table:number-rows-repeated="1048298" table:style-name="ro1">
          <table:table-cell table:number-columns-repeated="16384"/>
        </table:table-row>
      </table:table>
      <table:table table:name="old_country_indicator" table:style-name="ta2">
        <table:table-column table:style-name="co15" table:default-cell-style-name="ce1"/>
        <table:table-column table:style-name="co16" table:default-cell-style-name="ce1"/>
        <table:table-column table:style-name="co3" table:default-cell-style-name="ce1"/>
        <table:table-column table:style-name="co17" table:default-cell-style-name="ce1"/>
        <table:table-column table:style-name="co3" table:default-cell-style-name="ce1"/>
        <table:table-column table:style-name="co17" table:default-cell-style-name="ce1"/>
        <table:table-column table:style-name="co3" table:default-cell-style-name="ce1"/>
        <table:table-column table:style-name="co17" table:default-cell-style-name="ce1"/>
        <table:table-column table:style-name="co2" table:default-cell-style-name="ce1"/>
        <table:table-column table:style-name="co18" table:default-cell-style-name="ce1"/>
        <table:table-column table:style-name="co4" table:default-cell-style-name="ce1"/>
        <table:table-column table:style-name="co8" table:default-cell-style-name="ce1"/>
        <table:table-column table:style-name="co19" table:number-columns-repeated="16372" table:default-cell-style-name="ce1"/>
        <table:table-row table:style-name="ro1">
          <table:table-cell office:value-type="string" table:style-name="ce2">
            <text:p>iso3</text:p>
          </table:table-cell>
          <table:table-cell office:value-type="string" table:style-name="ce2">
            <text:p>land_sqkm</text:p>
          </table:table-cell>
          <table:table-cell office:value-type="string" table:style-name="ce2">
            <text:p>land_ne_sqkm_1995</text:p>
          </table:table-cell>
          <table:table-cell office:value-type="string" table:style-name="ce2">
            <text:p>land_ne_perc_land_1995</text:p>
          </table:table-cell>
          <table:table-cell office:value-type="string" table:style-name="ce2">
            <text:p>land_ne_sqkm_2015</text:p>
          </table:table-cell>
          <table:table-cell office:value-type="string" table:style-name="ce2">
            <text:p>land_ne_perc_land_2015</text:p>
          </table:table-cell>
          <table:table-cell office:value-type="string" table:style-name="ce2">
            <text:p>land_ne_sqkm_2020</text:p>
          </table:table-cell>
          <table:table-cell office:value-type="string" table:style-name="ce2">
            <text:p>land_ne_perc_land_2020</text:p>
          </table:table-cell>
          <table:table-cell office:value-type="string" table:style-name="ce2">
            <text:p>land_prot_sqkm_2020</text:p>
          </table:table-cell>
          <table:table-cell office:value-type="string" table:style-name="ce2">
            <text:p>land_prot_perc_land_2020</text:p>
          </table:table-cell>
          <table:table-cell office:value-type="string" table:style-name="ce2">
            <text:p>land_ne_prot_sqkm_2020</text:p>
          </table:table-cell>
          <table:table-cell office:value-type="string" table:style-name="ce2">
            <text:p>land_ne_prot_perc_land_ne_2020</text:p>
          </table:table-cell>
          <table:table-cell table:number-columns-repeated="16372" table:style-name="ce2"/>
        </table:table-row>
        <table:table-row table:style-name="ro1">
          <table:table-cell office:value-type="string" table:style-name="ce1">
            <text:p>ABW</text:p>
          </table:table-cell>
          <table:table-cell office:value-type="float" office:value="178.97411615426199" table:style-name="ce1">
            <text:p>178.9741162</text:p>
          </table:table-cell>
          <table:table-cell office:value-type="float" office:value="160.60284582844901" table:style-name="ce1">
            <text:p>160.6028458</text:p>
          </table:table-cell>
          <table:table-cell office:value-type="float" office:value="89.74" table:style-name="ce1">
            <text:p>89.74</text:p>
          </table:table-cell>
          <table:table-cell office:value-type="float" office:value="140.65506653239899" table:style-name="ce1">
            <text:p>140.6550665</text:p>
          </table:table-cell>
          <table:table-cell office:value-type="float" office:value="78.59" table:style-name="ce1">
            <text:p>78.59</text:p>
          </table:table-cell>
          <table:table-cell office:value-type="float" office:value="130.17148451773201" table:style-name="ce1">
            <text:p>130.1714845</text:p>
          </table:table-cell>
          <table:table-cell office:value-type="float" office:value="72.73" table:style-name="ce1">
            <text:p>72.73</text:p>
          </table:table-cell>
          <table:table-cell office:value-type="float" office:value="35.537684736480998" table:style-name="ce1">
            <text:p>35.53768474</text:p>
          </table:table-cell>
          <table:table-cell office:value-type="float" office:value="19.86" table:style-name="ce1">
            <text:p>19.86</text:p>
          </table:table-cell>
          <table:table-cell office:value-type="float" office:value="29.413547547136002" table:style-name="ce1">
            <text:p>29.41354755</text:p>
          </table:table-cell>
          <table:table-cell office:value-type="float" office:value="22.6" table:style-name="ce1">
            <text:p>22.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FG</text:p>
          </table:table-cell>
          <table:table-cell office:value-type="float" office:value="641815.57243266201" table:style-name="ce1">
            <text:p>641815.5724</text:p>
          </table:table-cell>
          <table:table-cell office:value-type="float" office:value="332257.10589687299" table:style-name="ce1">
            <text:p>332257.1059</text:p>
          </table:table-cell>
          <table:table-cell office:value-type="float" office:value="51.77" table:style-name="ce1">
            <text:p>51.77</text:p>
          </table:table-cell>
          <table:table-cell office:value-type="float" office:value="334239.24960651598" table:style-name="ce1">
            <text:p>334239.2496</text:p>
          </table:table-cell>
          <table:table-cell office:value-type="float" office:value="52.08" table:style-name="ce1">
            <text:p>52.08</text:p>
          </table:table-cell>
          <table:table-cell office:value-type="float" office:value="335472.02012910403" table:style-name="ce1">
            <text:p>335472.0201</text:p>
          </table:table-cell>
          <table:table-cell office:value-type="float" office:value="52.27" table:style-name="ce1">
            <text:p>52.27</text:p>
          </table:table-cell>
          <table:table-cell office:value-type="float" office:value="24816.9724570506" table:style-name="ce1">
            <text:p>24816.97246</text:p>
          </table:table-cell>
          <table:table-cell office:value-type="float" office:value="3.87" table:style-name="ce1">
            <text:p>3.87</text:p>
          </table:table-cell>
          <table:table-cell office:value-type="float" office:value="18000.744935900999" table:style-name="ce1">
            <text:p>18000.74494</text:p>
          </table:table-cell>
          <table:table-cell office:value-type="float" office:value="5.37" table:style-name="ce1">
            <text:p>5.3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GO</text:p>
          </table:table-cell>
          <table:table-cell office:value-type="float" office:value="1246727.87907755" table:style-name="ce1">
            <text:p>1246727.879</text:p>
          </table:table-cell>
          <table:table-cell office:value-type="float" office:value="1161403.2789698001" table:style-name="ce1">
            <text:p>1161403.279</text:p>
          </table:table-cell>
          <table:table-cell office:value-type="float" office:value="93.16" table:style-name="ce1">
            <text:p>93.16</text:p>
          </table:table-cell>
          <table:table-cell office:value-type="float" office:value="1150400.50513603" table:style-name="ce1">
            <text:p>1150400.505</text:p>
          </table:table-cell>
          <table:table-cell office:value-type="float" office:value="92.27" table:style-name="ce1">
            <text:p>92.27</text:p>
          </table:table-cell>
          <table:table-cell office:value-type="float" office:value="1148117.6594328501" table:style-name="ce1">
            <text:p>1148117.659</text:p>
          </table:table-cell>
          <table:table-cell office:value-type="float" office:value="92.09" table:style-name="ce1">
            <text:p>92.09</text:p>
          </table:table-cell>
          <table:table-cell office:value-type="float" office:value="133927.066098999" table:style-name="ce1">
            <text:p>133927.0661</text:p>
          </table:table-cell>
          <table:table-cell office:value-type="float" office:value="10.74" table:style-name="ce1">
            <text:p>10.74</text:p>
          </table:table-cell>
          <table:table-cell office:value-type="float" office:value="115400.26247048999" table:style-name="ce1">
            <text:p>115400.2625</text:p>
          </table:table-cell>
          <table:table-cell office:value-type="float" office:value="10.050000000000001" table:style-name="ce1">
            <text:p>10.0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IA</text:p>
          </table:table-cell>
          <table:table-cell office:value-type="float" office:value="76.963886468750999" table:style-name="ce1">
            <text:p>76.96388647</text:p>
          </table:table-cell>
          <table:table-cell office:value-type="float" office:value="67.569709714267006" table:style-name="ce1">
            <text:p>67.56970971</text:p>
          </table:table-cell>
          <table:table-cell office:value-type="float" office:value="87.79" table:style-name="ce1">
            <text:p>87.79</text:p>
          </table:table-cell>
          <table:table-cell office:value-type="float" office:value="67.208366673195997" table:style-name="ce1">
            <text:p>67.20836667</text:p>
          </table:table-cell>
          <table:table-cell office:value-type="float" office:value="87.32" table:style-name="ce1">
            <text:p>87.32</text:p>
          </table:table-cell>
          <table:table-cell office:value-type="float" office:value="67.208366673195997" table:style-name="ce1">
            <text:p>67.20836667</text:p>
          </table:table-cell>
          <table:table-cell office:value-type="float" office:value="87.32" table:style-name="ce1">
            <text:p>87.32</text:p>
          </table:table-cell>
          <table:table-cell office:value-type="float" office:value="0.45105599902400001" table:style-name="ce1">
            <text:p>0.451055999</text:p>
          </table:table-cell>
          <table:table-cell office:value-type="float" office:value="0.59" table:style-name="ce1">
            <text:p>0.59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LB</text:p>
          </table:table-cell>
          <table:table-cell office:value-type="float" office:value="28800.3959754549" table:style-name="ce1">
            <text:p>28800.39598</text:p>
          </table:table-cell>
          <table:table-cell office:value-type="float" office:value="15444.827823899501" table:style-name="ce1">
            <text:p>15444.82782</text:p>
          </table:table-cell>
          <table:table-cell office:value-type="float" office:value="53.63" table:style-name="ce1">
            <text:p>53.63</text:p>
          </table:table-cell>
          <table:table-cell office:value-type="float" office:value="15431.075390325001" table:style-name="ce1">
            <text:p>15431.07539</text:p>
          </table:table-cell>
          <table:table-cell office:value-type="float" office:value="53.58" table:style-name="ce1">
            <text:p>53.58</text:p>
          </table:table-cell>
          <table:table-cell office:value-type="float" office:value="15721.5041642737" table:style-name="ce1">
            <text:p>15721.50416</text:p>
          </table:table-cell>
          <table:table-cell office:value-type="float" office:value="54.59" table:style-name="ce1">
            <text:p>54.59</text:p>
          </table:table-cell>
          <table:table-cell office:value-type="float" office:value="6925.8584781318395" table:style-name="ce1">
            <text:p>6925.858478</text:p>
          </table:table-cell>
          <table:table-cell office:value-type="float" office:value="24.05" table:style-name="ce1">
            <text:p>24.05</text:p>
          </table:table-cell>
          <table:table-cell office:value-type="float" office:value="4283.0196572948298" table:style-name="ce1">
            <text:p>4283.019657</text:p>
          </table:table-cell>
          <table:table-cell office:value-type="float" office:value="27.24" table:style-name="ce1">
            <text:p>27.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D</text:p>
          </table:table-cell>
          <table:table-cell office:value-type="float" office:value="465.369006206954" table:style-name="ce1">
            <text:p>465.3690062</text:p>
          </table:table-cell>
          <table:table-cell office:value-type="float" office:value="438.82485146749002" table:style-name="ce1">
            <text:p>438.8248515</text:p>
          </table:table-cell>
          <table:table-cell office:value-type="float" office:value="94.3" table:style-name="ce1">
            <text:p>94.3</text:p>
          </table:table-cell>
          <table:table-cell office:value-type="float" office:value="438.75264826014597" table:style-name="ce1">
            <text:p>438.7526483</text:p>
          </table:table-cell>
          <table:table-cell office:value-type="float" office:value="94.28" table:style-name="ce1">
            <text:p>94.28</text:p>
          </table:table-cell>
          <table:table-cell office:value-type="float" office:value="438.75264826014597" table:style-name="ce1">
            <text:p>438.7526483</text:p>
          </table:table-cell>
          <table:table-cell office:value-type="float" office:value="94.28" table:style-name="ce1">
            <text:p>94.28</text:p>
          </table:table-cell>
          <table:table-cell office:value-type="float" office:value="128.91378315640401" table:style-name="ce1">
            <text:p>128.9137832</text:p>
          </table:table-cell>
          <table:table-cell office:value-type="float" office:value="27.7" table:style-name="ce1">
            <text:p>27.7</text:p>
          </table:table-cell>
          <table:table-cell office:value-type="float" office:value="118.35266267944399" table:style-name="ce1">
            <text:p>118.3526627</text:p>
          </table:table-cell>
          <table:table-cell office:value-type="float" office:value="26.97" table:style-name="ce1">
            <text:p>26.9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E</text:p>
          </table:table-cell>
          <table:table-cell office:value-type="float" office:value="71211.151681839299" table:style-name="ce1">
            <text:p>71211.15168</text:p>
          </table:table-cell>
          <table:table-cell office:value-type="float" office:value="3549.73736929707" table:style-name="ce1">
            <text:p>3549.737369</text:p>
          </table:table-cell>
          <table:table-cell office:value-type="float" office:value="4.9800000000000004" table:style-name="ce1">
            <text:p>4.98</text:p>
          </table:table-cell>
          <table:table-cell office:value-type="float" office:value="3440.6235771624101" table:style-name="ce1">
            <text:p>3440.623577</text:p>
          </table:table-cell>
          <table:table-cell office:value-type="float" office:value="4.83" table:style-name="ce1">
            <text:p>4.83</text:p>
          </table:table-cell>
          <table:table-cell office:value-type="float" office:value="3414.7765247114398" table:style-name="ce1">
            <text:p>3414.776525</text:p>
          </table:table-cell>
          <table:table-cell office:value-type="float" office:value="4.8" table:style-name="ce1">
            <text:p>4.8</text:p>
          </table:table-cell>
          <table:table-cell office:value-type="float" office:value="13644.9027932808" table:style-name="ce1">
            <text:p>13644.90279</text:p>
          </table:table-cell>
          <table:table-cell office:value-type="float" office:value="19.16" table:style-name="ce1">
            <text:p>19.16</text:p>
          </table:table-cell>
          <table:table-cell office:value-type="float" office:value="384.82733266090997" table:style-name="ce1">
            <text:p>384.8273327</text:p>
          </table:table-cell>
          <table:table-cell office:value-type="float" office:value="11.27" table:style-name="ce1">
            <text:p>11.2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G</text:p>
          </table:table-cell>
          <table:table-cell office:value-type="float" office:value="2780182.7834604401" table:style-name="ce1">
            <text:p>2780182.783</text:p>
          </table:table-cell>
          <table:table-cell office:value-type="float" office:value="2055907.5247613201" table:style-name="ce1">
            <text:p>2055907.525</text:p>
          </table:table-cell>
          <table:table-cell office:value-type="float" office:value="73.95" table:style-name="ce1">
            <text:p>73.95</text:p>
          </table:table-cell>
          <table:table-cell office:value-type="float" office:value="2021192.9130545501" table:style-name="ce1">
            <text:p>2021192.913</text:p>
          </table:table-cell>
          <table:table-cell office:value-type="float" office:value="72.7" table:style-name="ce1">
            <text:p>72.7</text:p>
          </table:table-cell>
          <table:table-cell office:value-type="float" office:value="2027123.7846636099" table:style-name="ce1">
            <text:p>2027123.785</text:p>
          </table:table-cell>
          <table:table-cell office:value-type="float" office:value="72.91" table:style-name="ce1">
            <text:p>72.91</text:p>
          </table:table-cell>
          <table:table-cell office:value-type="float" office:value="243480.172197801" table:style-name="ce1">
            <text:p>243480.1722</text:p>
          </table:table-cell>
          <table:table-cell office:value-type="float" office:value="8.76" table:style-name="ce1">
            <text:p>8.76</text:p>
          </table:table-cell>
          <table:table-cell office:value-type="float" office:value="182023.47123727499" table:style-name="ce1">
            <text:p>182023.4712</text:p>
          </table:table-cell>
          <table:table-cell office:value-type="float" office:value="8.98" table:style-name="ce1">
            <text:p>8.9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M</text:p>
          </table:table-cell>
          <table:table-cell office:value-type="float" office:value="29602.3049742804" table:style-name="ce1">
            <text:p>29602.30497</text:p>
          </table:table-cell>
          <table:table-cell office:value-type="float" office:value="19752.289777214999" table:style-name="ce1">
            <text:p>19752.28978</text:p>
          </table:table-cell>
          <table:table-cell office:value-type="float" office:value="66.73" table:style-name="ce1">
            <text:p>66.73</text:p>
          </table:table-cell>
          <table:table-cell office:value-type="float" office:value="19476.839490161801" table:style-name="ce1">
            <text:p>19476.83949</text:p>
          </table:table-cell>
          <table:table-cell office:value-type="float" office:value="65.8" table:style-name="ce1">
            <text:p>65.8</text:p>
          </table:table-cell>
          <table:table-cell office:value-type="float" office:value="19543.256453233102" table:style-name="ce1">
            <text:p>19543.25645</text:p>
          </table:table-cell>
          <table:table-cell office:value-type="float" office:value="66.02" table:style-name="ce1">
            <text:p>66.02</text:p>
          </table:table-cell>
          <table:table-cell office:value-type="float" office:value="11390.0947426658" table:style-name="ce1">
            <text:p>11390.09474</text:p>
          </table:table-cell>
          <table:table-cell office:value-type="float" office:value="38.479999999999997" table:style-name="ce1">
            <text:p>38.48</text:p>
          </table:table-cell>
          <table:table-cell office:value-type="float" office:value="8176.3908922399796" table:style-name="ce1">
            <text:p>8176.390892</text:p>
          </table:table-cell>
          <table:table-cell office:value-type="float" office:value="41.84" table:style-name="ce1">
            <text:p>41.8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SM</text:p>
          </table:table-cell>
          <table:table-cell office:value-type="float" office:value="200.218796535558" table:style-name="ce1">
            <text:p>200.2187965</text:p>
          </table:table-cell>
          <table:table-cell office:value-type="float" office:value="104.47084891511101" table:style-name="ce1">
            <text:p>104.4708489</text:p>
          </table:table-cell>
          <table:table-cell office:value-type="float" office:value="52.18" table:style-name="ce1">
            <text:p>52.18</text:p>
          </table:table-cell>
          <table:table-cell office:value-type="float" office:value="104.47084891511101" table:style-name="ce1">
            <text:p>104.4708489</text:p>
          </table:table-cell>
          <table:table-cell office:value-type="float" office:value="52.18" table:style-name="ce1">
            <text:p>52.18</text:p>
          </table:table-cell>
          <table:table-cell office:value-type="float" office:value="104.47084891511101" table:style-name="ce1">
            <text:p>104.4708489</text:p>
          </table:table-cell>
          <table:table-cell office:value-type="float" office:value="52.18" table:style-name="ce1">
            <text:p>52.18</text:p>
          </table:table-cell>
          <table:table-cell office:value-type="float" office:value="33.354087320805" table:style-name="ce1">
            <text:p>33.35408732</text:p>
          </table:table-cell>
          <table:table-cell office:value-type="float" office:value="16.66" table:style-name="ce1">
            <text:p>16.66</text:p>
          </table:table-cell>
          <table:table-cell office:value-type="float" office:value="18.978879988401001" table:style-name="ce1">
            <text:p>18.97887999</text:p>
          </table:table-cell>
          <table:table-cell office:value-type="float" office:value="18.170000000000002" table:style-name="ce1">
            <text:p>18.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TA</text:p>
          </table:table-cell>
          <table:table-cell office:value-type="float" office:value="12537403.1214392" table:style-name="ce1">
            <text:p>12537403.12</text:p>
          </table:table-cell>
          <table:table-cell office:value-type="float" office:value="12202165.2879989" table:style-name="ce1">
            <text:p>12202165.29</text:p>
          </table:table-cell>
          <table:table-cell office:value-type="float" office:value="97.33" table:style-name="ce1">
            <text:p>97.33</text:p>
          </table:table-cell>
          <table:table-cell office:value-type="float" office:value="12202165.2879989" table:style-name="ce1">
            <text:p>12202165.29</text:p>
          </table:table-cell>
          <table:table-cell office:value-type="float" office:value="97.33" table:style-name="ce1">
            <text:p>97.33</text:p>
          </table:table-cell>
          <table:table-cell office:value-type="float" office:value="12202165.2879989" table:style-name="ce1">
            <text:p>12202165.29</text:p>
          </table:table-cell>
          <table:table-cell office:value-type="float" office:value="97.33" table:style-name="ce1">
            <text:p>97.33</text:p>
          </table:table-cell>
          <table:table-cell office:value-type="float" office:value="49780.477650004999" table:style-name="ce1">
            <text:p>49780.47765</text:p>
          </table:table-cell>
          <table:table-cell office:value-type="float" office:value="0.4" table:style-name="ce1">
            <text:p>0.4</text:p>
          </table:table-cell>
          <table:table-cell office:value-type="float" office:value="14954.7857061219" table:style-name="ce1">
            <text:p>14954.78571</text:p>
          </table:table-cell>
          <table:table-cell office:value-type="float" office:value="0.12" table:style-name="ce1">
            <text:p>0.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TF</text:p>
          </table:table-cell>
          <table:table-cell office:value-type="float" office:value="7678.6509389871799" table:style-name="ce1">
            <text:p>7678.650939</text:p>
          </table:table-cell>
          <table:table-cell office:value-type="float" office:value="1485.13548884176" table:style-name="ce1">
            <text:p>1485.135489</text:p>
          </table:table-cell>
          <table:table-cell office:value-type="float" office:value="19.34" table:style-name="ce1">
            <text:p>19.34</text:p>
          </table:table-cell>
          <table:table-cell office:value-type="float" office:value="1485.13548884176" table:style-name="ce1">
            <text:p>1485.135489</text:p>
          </table:table-cell>
          <table:table-cell office:value-type="float" office:value="19.34" table:style-name="ce1">
            <text:p>19.34</text:p>
          </table:table-cell>
          <table:table-cell office:value-type="float" office:value="1485.13548884176" table:style-name="ce1">
            <text:p>1485.135489</text:p>
          </table:table-cell>
          <table:table-cell office:value-type="float" office:value="19.34" table:style-name="ce1">
            <text:p>19.34</text:p>
          </table:table-cell>
          <table:table-cell office:value-type="float" office:value="7678.6509389871799" table:style-name="ce1">
            <text:p>7678.650939</text:p>
          </table:table-cell>
          <table:table-cell office:value-type="float" office:value="100" table:style-name="ce1">
            <text:p>100</text:p>
          </table:table-cell>
          <table:table-cell office:value-type="float" office:value="1485.13548884176" table:style-name="ce1">
            <text:p>1485.135489</text:p>
          </table:table-cell>
          <table:table-cell office:value-type="float" office:value="100" table:style-name="ce1">
            <text:p>10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TG</text:p>
          </table:table-cell>
          <table:table-cell office:value-type="float" office:value="454.401847911853" table:style-name="ce1">
            <text:p>454.4018479</text:p>
          </table:table-cell>
          <table:table-cell office:value-type="float" office:value="371.569906136653" table:style-name="ce1">
            <text:p>371.5699061</text:p>
          </table:table-cell>
          <table:table-cell office:value-type="float" office:value="81.77" table:style-name="ce1">
            <text:p>81.77</text:p>
          </table:table-cell>
          <table:table-cell office:value-type="float" office:value="370.02655666588902" table:style-name="ce1">
            <text:p>370.0265567</text:p>
          </table:table-cell>
          <table:table-cell office:value-type="float" office:value="81.430000000000007" table:style-name="ce1">
            <text:p>81.43</text:p>
          </table:table-cell>
          <table:table-cell office:value-type="float" office:value="369.02979915511202" table:style-name="ce1">
            <text:p>369.0297992</text:p>
          </table:table-cell>
          <table:table-cell office:value-type="float" office:value="81.209999999999994" table:style-name="ce1">
            <text:p>81.21</text:p>
          </table:table-cell>
          <table:table-cell office:value-type="float" office:value="103.236931331089" table:style-name="ce1">
            <text:p>103.2369313</text:p>
          </table:table-cell>
          <table:table-cell office:value-type="float" office:value="22.72" table:style-name="ce1">
            <text:p>22.72</text:p>
          </table:table-cell>
          <table:table-cell office:value-type="float" office:value="52.733106274336997" table:style-name="ce1">
            <text:p>52.73310627</text:p>
          </table:table-cell>
          <table:table-cell office:value-type="float" office:value="14.29" table:style-name="ce1">
            <text:p>14.2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US</text:p>
          </table:table-cell>
          <table:table-cell office:value-type="float" office:value="7688495.8084529303" table:style-name="ce1">
            <text:p>7688495.808</text:p>
          </table:table-cell>
          <table:table-cell office:value-type="float" office:value="6758617.1700917799" table:style-name="ce1">
            <text:p>6758617.17</text:p>
          </table:table-cell>
          <table:table-cell office:value-type="float" office:value="87.91" table:style-name="ce1">
            <text:p>87.91</text:p>
          </table:table-cell>
          <table:table-cell office:value-type="float" office:value="6762785.9774939902" table:style-name="ce1">
            <text:p>6762785.977</text:p>
          </table:table-cell>
          <table:table-cell office:value-type="float" office:value="87.96" table:style-name="ce1">
            <text:p>87.96</text:p>
          </table:table-cell>
          <table:table-cell office:value-type="float" office:value="6770334.6682546698" table:style-name="ce1">
            <text:p>6770334.668</text:p>
          </table:table-cell>
          <table:table-cell office:value-type="float" office:value="88.06" table:style-name="ce1">
            <text:p>88.06</text:p>
          </table:table-cell>
          <table:table-cell office:value-type="float" office:value="1694816.9286528199" table:style-name="ce1">
            <text:p>1694816.929</text:p>
          </table:table-cell>
          <table:table-cell office:value-type="float" office:value="22.04" table:style-name="ce1">
            <text:p>22.04</text:p>
          </table:table-cell>
          <table:table-cell office:value-type="float" office:value="1570306.12088667" table:style-name="ce1">
            <text:p>1570306.121</text:p>
          </table:table-cell>
          <table:table-cell office:value-type="float" office:value="23.19" table:style-name="ce1">
            <text:p>23.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UT</text:p>
          </table:table-cell>
          <table:table-cell office:value-type="float" office:value="83944.271481837204" table:style-name="ce1">
            <text:p>83944.27148</text:p>
          </table:table-cell>
          <table:table-cell office:value-type="float" office:value="61110.758389760202" table:style-name="ce1">
            <text:p>61110.75839</text:p>
          </table:table-cell>
          <table:table-cell office:value-type="float" office:value="72.8" table:style-name="ce1">
            <text:p>72.8</text:p>
          </table:table-cell>
          <table:table-cell office:value-type="float" office:value="59776.097315151099" table:style-name="ce1">
            <text:p>59776.09732</text:p>
          </table:table-cell>
          <table:table-cell office:value-type="float" office:value="71.209999999999994" table:style-name="ce1">
            <text:p>71.21</text:p>
          </table:table-cell>
          <table:table-cell office:value-type="float" office:value="59718.749652817001" table:style-name="ce1">
            <text:p>59718.74965</text:p>
          </table:table-cell>
          <table:table-cell office:value-type="float" office:value="71.14" table:style-name="ce1">
            <text:p>71.14</text:p>
          </table:table-cell>
          <table:table-cell office:value-type="float" office:value="24863.602988070201" table:style-name="ce1">
            <text:p>24863.60299</text:p>
          </table:table-cell>
          <table:table-cell office:value-type="float" office:value="29.62" table:style-name="ce1">
            <text:p>29.62</text:p>
          </table:table-cell>
          <table:table-cell office:value-type="float" office:value="19537.3265602139" table:style-name="ce1">
            <text:p>19537.32656</text:p>
          </table:table-cell>
          <table:table-cell office:value-type="float" office:value="32.72" table:style-name="ce1">
            <text:p>32.7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ZE</text:p>
          </table:table-cell>
          <table:table-cell office:value-type="float" office:value="86500.095245258504" table:style-name="ce1">
            <text:p>86500.09525</text:p>
          </table:table-cell>
          <table:table-cell office:value-type="float" office:value="40174.284900506798" table:style-name="ce1">
            <text:p>40174.2849</text:p>
          </table:table-cell>
          <table:table-cell office:value-type="float" office:value="46.44" table:style-name="ce1">
            <text:p>46.44</text:p>
          </table:table-cell>
          <table:table-cell office:value-type="float" office:value="39473.029944038797" table:style-name="ce1">
            <text:p>39473.02994</text:p>
          </table:table-cell>
          <table:table-cell office:value-type="float" office:value="45.63" table:style-name="ce1">
            <text:p>45.63</text:p>
          </table:table-cell>
          <table:table-cell office:value-type="float" office:value="39786.257767459603" table:style-name="ce1">
            <text:p>39786.25777</text:p>
          </table:table-cell>
          <table:table-cell office:value-type="float" office:value="46" table:style-name="ce1">
            <text:p>46</text:p>
          </table:table-cell>
          <table:table-cell office:value-type="float" office:value="19310.337263866899" table:style-name="ce1">
            <text:p>19310.33726</text:p>
          </table:table-cell>
          <table:table-cell office:value-type="float" office:value="22.32" table:style-name="ce1">
            <text:p>22.32</text:p>
          </table:table-cell>
          <table:table-cell office:value-type="float" office:value="13628.7360860645" table:style-name="ce1">
            <text:p>13628.73609</text:p>
          </table:table-cell>
          <table:table-cell office:value-type="float" office:value="34.25" table:style-name="ce1">
            <text:p>34.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DI</text:p>
          </table:table-cell>
          <table:table-cell office:value-type="float" office:value="26853.697197424099" table:style-name="ce1">
            <text:p>26853.6972</text:p>
          </table:table-cell>
          <table:table-cell office:value-type="float" office:value="9767.9468405948301" table:style-name="ce1">
            <text:p>9767.946841</text:p>
          </table:table-cell>
          <table:table-cell office:value-type="float" office:value="36.369999999999997" table:style-name="ce1">
            <text:p>36.37</text:p>
          </table:table-cell>
          <table:table-cell office:value-type="float" office:value="9464.9667281495604" table:style-name="ce1">
            <text:p>9464.966728</text:p>
          </table:table-cell>
          <table:table-cell office:value-type="float" office:value="35.25" table:style-name="ce1">
            <text:p>35.25</text:p>
          </table:table-cell>
          <table:table-cell office:value-type="float" office:value="9707.4881338976702" table:style-name="ce1">
            <text:p>9707.488134</text:p>
          </table:table-cell>
          <table:table-cell office:value-type="float" office:value="36.15" table:style-name="ce1">
            <text:p>36.15</text:p>
          </table:table-cell>
          <table:table-cell office:value-type="float" office:value="2009.9516721334701" table:style-name="ce1">
            <text:p>2009.951672</text:p>
          </table:table-cell>
          <table:table-cell office:value-type="float" office:value="7.48" table:style-name="ce1">
            <text:p>7.48</text:p>
          </table:table-cell>
          <table:table-cell office:value-type="float" office:value="1409.12120807409" table:style-name="ce1">
            <text:p>1409.121208</text:p>
          </table:table-cell>
          <table:table-cell office:value-type="float" office:value="14.52" table:style-name="ce1">
            <text:p>14.5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EL</text:p>
          </table:table-cell>
          <table:table-cell office:value-type="float" office:value="30666.4953138563" table:style-name="ce1">
            <text:p>30666.49531</text:p>
          </table:table-cell>
          <table:table-cell office:value-type="float" office:value="12348.0018062612" table:style-name="ce1">
            <text:p>12348.00181</text:p>
          </table:table-cell>
          <table:table-cell office:value-type="float" office:value="40.270000000000003" table:style-name="ce1">
            <text:p>40.27</text:p>
          </table:table-cell>
          <table:table-cell office:value-type="float" office:value="11902.0689873347" table:style-name="ce1">
            <text:p>11902.06899</text:p>
          </table:table-cell>
          <table:table-cell office:value-type="float" office:value="38.81" table:style-name="ce1">
            <text:p>38.81</text:p>
          </table:table-cell>
          <table:table-cell office:value-type="float" office:value="11930.985294579301" table:style-name="ce1">
            <text:p>11930.98529</text:p>
          </table:table-cell>
          <table:table-cell office:value-type="float" office:value="38.909999999999997" table:style-name="ce1">
            <text:p>38.91</text:p>
          </table:table-cell>
          <table:table-cell office:value-type="float" office:value="5030.8416440357496" table:style-name="ce1">
            <text:p>5030.841644</text:p>
          </table:table-cell>
          <table:table-cell office:value-type="float" office:value="16.41" table:style-name="ce1">
            <text:p>16.41</text:p>
          </table:table-cell>
          <table:table-cell office:value-type="float" office:value="3816.3361322554902" table:style-name="ce1">
            <text:p>3816.336132</text:p>
          </table:table-cell>
          <table:table-cell office:value-type="float" office:value="31.99" table:style-name="ce1">
            <text:p>31.9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EN</text:p>
          </table:table-cell>
          <table:table-cell office:value-type="float" office:value="115443.414320358" table:style-name="ce1">
            <text:p>115443.4143</text:p>
          </table:table-cell>
          <table:table-cell office:value-type="float" office:value="78020.346788434195" table:style-name="ce1">
            <text:p>78020.34679</text:p>
          </table:table-cell>
          <table:table-cell office:value-type="float" office:value="67.58" table:style-name="ce1">
            <text:p>67.58</text:p>
          </table:table-cell>
          <table:table-cell office:value-type="float" office:value="73858.305379010897" table:style-name="ce1">
            <text:p>73858.30538</text:p>
          </table:table-cell>
          <table:table-cell office:value-type="float" office:value="63.98" table:style-name="ce1">
            <text:p>63.98</text:p>
          </table:table-cell>
          <table:table-cell office:value-type="float" office:value="74974.845396592602" table:style-name="ce1">
            <text:p>74974.8454</text:p>
          </table:table-cell>
          <table:table-cell office:value-type="float" office:value="64.95" table:style-name="ce1">
            <text:p>64.95</text:p>
          </table:table-cell>
          <table:table-cell office:value-type="float" office:value="32228.691095175502" table:style-name="ce1">
            <text:p>32228.6911</text:p>
          </table:table-cell>
          <table:table-cell office:value-type="float" office:value="27.92" table:style-name="ce1">
            <text:p>27.92</text:p>
          </table:table-cell>
          <table:table-cell office:value-type="float" office:value="24716.318249264401" table:style-name="ce1">
            <text:p>24716.31825</text:p>
          </table:table-cell>
          <table:table-cell office:value-type="float" office:value="32.97" table:style-name="ce1">
            <text:p>32.9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ES</text:p>
          </table:table-cell>
          <table:table-cell office:value-type="float" office:value="314.247488287137" table:style-name="ce1">
            <text:p>314.2474883</text:p>
          </table:table-cell>
          <table:table-cell office:value-type="float" office:value="261.299665378599" table:style-name="ce1">
            <text:p>261.2996654</text:p>
          </table:table-cell>
          <table:table-cell office:value-type="float" office:value="83.15" table:style-name="ce1">
            <text:p>83.15</text:p>
          </table:table-cell>
          <table:table-cell office:value-type="float" office:value="256.76987954142101" table:style-name="ce1">
            <text:p>256.7698795</text:p>
          </table:table-cell>
          <table:table-cell office:value-type="float" office:value="81.709999999999994" table:style-name="ce1">
            <text:p>81.71</text:p>
          </table:table-cell>
          <table:table-cell office:value-type="float" office:value="255.190531879193" table:style-name="ce1">
            <text:p>255.1905319</text:p>
          </table:table-cell>
          <table:table-cell office:value-type="float" office:value="81.209999999999994" table:style-name="ce1">
            <text:p>81.21</text:p>
          </table:table-cell>
          <table:table-cell office:value-type="float" office:value="92.155722748890994" table:style-name="ce1">
            <text:p>92.15572275</text:p>
          </table:table-cell>
          <table:table-cell office:value-type="float" office:value="29.33" table:style-name="ce1">
            <text:p>29.33</text:p>
          </table:table-cell>
          <table:table-cell office:value-type="float" office:value="75.327245027339004" table:style-name="ce1">
            <text:p>75.32724503</text:p>
          </table:table-cell>
          <table:table-cell office:value-type="float" office:value="29.52" table:style-name="ce1">
            <text:p>29.5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FA</text:p>
          </table:table-cell>
          <table:table-cell office:value-type="float" office:value="273286.24993536499" table:style-name="ce1">
            <text:p>273286.2499</text:p>
          </table:table-cell>
          <table:table-cell office:value-type="float" office:value="105919.897186888" table:style-name="ce1">
            <text:p>105919.8972</text:p>
          </table:table-cell>
          <table:table-cell office:value-type="float" office:value="38.76" table:style-name="ce1">
            <text:p>38.76</text:p>
          </table:table-cell>
          <table:table-cell office:value-type="float" office:value="95328.976150218703" table:style-name="ce1">
            <text:p>95328.97615</text:p>
          </table:table-cell>
          <table:table-cell office:value-type="float" office:value="34.880000000000003" table:style-name="ce1">
            <text:p>34.88</text:p>
          </table:table-cell>
          <table:table-cell office:value-type="float" office:value="95412.772611636203" table:style-name="ce1">
            <text:p>95412.77261</text:p>
          </table:table-cell>
          <table:table-cell office:value-type="float" office:value="34.909999999999997" table:style-name="ce1">
            <text:p>34.91</text:p>
          </table:table-cell>
          <table:table-cell office:value-type="float" office:value="46017.041530471797" table:style-name="ce1">
            <text:p>46017.04153</text:p>
          </table:table-cell>
          <table:table-cell office:value-type="float" office:value="16.84" table:style-name="ce1">
            <text:p>16.84</text:p>
          </table:table-cell>
          <table:table-cell office:value-type="float" office:value="35926.5629952655" table:style-name="ce1">
            <text:p>35926.563</text:p>
          </table:table-cell>
          <table:table-cell office:value-type="float" office:value="37.65" table:style-name="ce1">
            <text:p>37.6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GD</text:p>
          </table:table-cell>
          <table:table-cell office:value-type="float" office:value="139904.812193969" table:style-name="ce1">
            <text:p>139904.8122</text:p>
          </table:table-cell>
          <table:table-cell office:value-type="float" office:value="24798.009219370801" table:style-name="ce1">
            <text:p>24798.00922</text:p>
          </table:table-cell>
          <table:table-cell office:value-type="float" office:value="17.72" table:style-name="ce1">
            <text:p>17.72</text:p>
          </table:table-cell>
          <table:table-cell office:value-type="float" office:value="24388.479047045501" table:style-name="ce1">
            <text:p>24388.47905</text:p>
          </table:table-cell>
          <table:table-cell office:value-type="float" office:value="17.43" table:style-name="ce1">
            <text:p>17.43</text:p>
          </table:table-cell>
          <table:table-cell office:value-type="float" office:value="24863.413515222299" table:style-name="ce1">
            <text:p>24863.41352</text:p>
          </table:table-cell>
          <table:table-cell office:value-type="float" office:value="17.77" table:style-name="ce1">
            <text:p>17.77</text:p>
          </table:table-cell>
          <table:table-cell office:value-type="float" office:value="5692.2501791683799" table:style-name="ce1">
            <text:p>5692.250179</text:p>
          </table:table-cell>
          <table:table-cell office:value-type="float" office:value="4.07" table:style-name="ce1">
            <text:p>4.07</text:p>
          </table:table-cell>
          <table:table-cell office:value-type="float" office:value="4778.3934772648399" table:style-name="ce1">
            <text:p>4778.393477</text:p>
          </table:table-cell>
          <table:table-cell office:value-type="float" office:value="19.22" table:style-name="ce1">
            <text:p>19.2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GR</text:p>
          </table:table-cell>
          <table:table-cell office:value-type="float" office:value="110998.824011679" table:style-name="ce1">
            <text:p>110998.824</text:p>
          </table:table-cell>
          <table:table-cell office:value-type="float" office:value="49620.607030670297" table:style-name="ce1">
            <text:p>49620.60703</text:p>
          </table:table-cell>
          <table:table-cell office:value-type="float" office:value="44.7" table:style-name="ce1">
            <text:p>44.7</text:p>
          </table:table-cell>
          <table:table-cell office:value-type="float" office:value="49770.495831581196" table:style-name="ce1">
            <text:p>49770.49583</text:p>
          </table:table-cell>
          <table:table-cell office:value-type="float" office:value="44.84" table:style-name="ce1">
            <text:p>44.84</text:p>
          </table:table-cell>
          <table:table-cell office:value-type="float" office:value="49909.077914233203" table:style-name="ce1">
            <text:p>49909.07791</text:p>
          </table:table-cell>
          <table:table-cell office:value-type="float" office:value="44.96" table:style-name="ce1">
            <text:p>44.96</text:p>
          </table:table-cell>
          <table:table-cell office:value-type="float" office:value="49232.1382775819" table:style-name="ce1">
            <text:p>49232.13828</text:p>
          </table:table-cell>
          <table:table-cell office:value-type="float" office:value="44.35" table:style-name="ce1">
            <text:p>44.35</text:p>
          </table:table-cell>
          <table:table-cell office:value-type="float" office:value="28969.635698313101" table:style-name="ce1">
            <text:p>28969.6357</text:p>
          </table:table-cell>
          <table:table-cell office:value-type="float" office:value="58.04" table:style-name="ce1">
            <text:p>58.0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HR</text:p>
          </table:table-cell>
          <table:table-cell office:value-type="float" office:value="671.78494333298795" table:style-name="ce1">
            <text:p>671.7849433</text:p>
          </table:table-cell>
          <table:table-cell office:value-type="float" office:value="26.616957617476" table:style-name="ce1">
            <text:p>26.61695762</text:p>
          </table:table-cell>
          <table:table-cell office:value-type="float" office:value="3.96" table:style-name="ce1">
            <text:p>3.96</text:p>
          </table:table-cell>
          <table:table-cell office:value-type="float" office:value="26.276739368466998" table:style-name="ce1">
            <text:p>26.27673937</text:p>
          </table:table-cell>
          <table:table-cell office:value-type="float" office:value="3.91" table:style-name="ce1">
            <text:p>3.91</text:p>
          </table:table-cell>
          <table:table-cell office:value-type="float" office:value="26.105789373966001" table:style-name="ce1">
            <text:p>26.10578937</text:p>
          </table:table-cell>
          <table:table-cell office:value-type="float" office:value="3.89" table:style-name="ce1">
            <text:p>3.89</text:p>
          </table:table-cell>
          <table:table-cell office:value-type="float" office:value="66.698604852714993" table:style-name="ce1">
            <text:p>66.69860485</text:p>
          </table:table-cell>
          <table:table-cell office:value-type="float" office:value="9.93" table:style-name="ce1">
            <text:p>9.93</text:p>
          </table:table-cell>
          <table:table-cell office:value-type="float" office:value="2.316689055271" table:style-name="ce1">
            <text:p>2.316689055</text:p>
          </table:table-cell>
          <table:table-cell office:value-type="float" office:value="8.8699999999999992" table:style-name="ce1">
            <text:p>8.8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HS</text:p>
          </table:table-cell>
          <table:table-cell office:value-type="float" office:value="12111.407804877201" table:style-name="ce1">
            <text:p>12111.4078</text:p>
          </table:table-cell>
          <table:table-cell office:value-type="float" office:value="9534.8702712395298" table:style-name="ce1">
            <text:p>9534.870271</text:p>
          </table:table-cell>
          <table:table-cell office:value-type="float" office:value="78.73" table:style-name="ce1">
            <text:p>78.73</text:p>
          </table:table-cell>
          <table:table-cell office:value-type="float" office:value="9699.4104310827006" table:style-name="ce1">
            <text:p>9699.410431</text:p>
          </table:table-cell>
          <table:table-cell office:value-type="float" office:value="80.08" table:style-name="ce1">
            <text:p>80.08</text:p>
          </table:table-cell>
          <table:table-cell office:value-type="float" office:value="9686.1609908062692" table:style-name="ce1">
            <text:p>9686.160991</text:p>
          </table:table-cell>
          <table:table-cell office:value-type="float" office:value="79.98" table:style-name="ce1">
            <text:p>79.98</text:p>
          </table:table-cell>
          <table:table-cell office:value-type="float" office:value="4016.6679105548501" table:style-name="ce1">
            <text:p>4016.667911</text:p>
          </table:table-cell>
          <table:table-cell office:value-type="float" office:value="33.159999999999997" table:style-name="ce1">
            <text:p>33.16</text:p>
          </table:table-cell>
          <table:table-cell office:value-type="float" office:value="3004.5600919558001" table:style-name="ce1">
            <text:p>3004.560092</text:p>
          </table:table-cell>
          <table:table-cell office:value-type="float" office:value="31.02" table:style-name="ce1">
            <text:p>31.0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IH</text:p>
          </table:table-cell>
          <table:table-cell office:value-type="float" office:value="51208.863636852802" table:style-name="ce1">
            <text:p>51208.86364</text:p>
          </table:table-cell>
          <table:table-cell office:value-type="float" office:value="37232.438570299499" table:style-name="ce1">
            <text:p>37232.43857</text:p>
          </table:table-cell>
          <table:table-cell office:value-type="float" office:value="72.709999999999994" table:style-name="ce1">
            <text:p>72.71</text:p>
          </table:table-cell>
          <table:table-cell office:value-type="float" office:value="35724.442648653298" table:style-name="ce1">
            <text:p>35724.44265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35419.604836020502" table:style-name="ce1">
            <text:p>35419.60484</text:p>
          </table:table-cell>
          <table:table-cell office:value-type="float" office:value="69.17" table:style-name="ce1">
            <text:p>69.17</text:p>
          </table:table-cell>
          <table:table-cell office:value-type="float" office:value="4818.2050010378998" table:style-name="ce1">
            <text:p>4818.205001</text:p>
          </table:table-cell>
          <table:table-cell office:value-type="float" office:value="9.41" table:style-name="ce1">
            <text:p>9.41</text:p>
          </table:table-cell>
          <table:table-cell office:value-type="float" office:value="4023.8238754959202" table:style-name="ce1">
            <text:p>4023.823875</text:p>
          </table:table-cell>
          <table:table-cell office:value-type="float" office:value="11.36" table:style-name="ce1">
            <text:p>11.3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LM</text:p>
          </table:table-cell>
          <table:table-cell office:value-type="float" office:value="20.451274318639001" table:style-name="ce1">
            <text:p>20.45127432</text:p>
          </table:table-cell>
          <table:table-cell office:value-type="float" office:value="15.202917989154001" table:style-name="ce1">
            <text:p>15.20291799</text:p>
          </table:table-cell>
          <table:table-cell office:value-type="float" office:value="74.34" table:style-name="ce1">
            <text:p>74.34</text:p>
          </table:table-cell>
          <table:table-cell office:value-type="float" office:value="14.207508030713999" table:style-name="ce1">
            <text:p>14.20750803</text:p>
          </table:table-cell>
          <table:table-cell office:value-type="float" office:value="69.47" table:style-name="ce1">
            <text:p>69.47</text:p>
          </table:table-cell>
          <table:table-cell office:value-type="float" office:value="13.664572108610001" table:style-name="ce1">
            <text:p>13.66457211</text:p>
          </table:table-cell>
          <table:table-cell office:value-type="float" office:value="66.819999999999993" table:style-name="ce1">
            <text:p>66.82</text:p>
          </table:table-cell>
          <table:table-cell office:value-type="float" office:value="2.6241982544039999" table:style-name="ce1">
            <text:p>2.624198254</text:p>
          </table:table-cell>
          <table:table-cell office:value-type="float" office:value="12.83" table:style-name="ce1">
            <text:p>12.83</text:p>
          </table:table-cell>
          <table:table-cell office:value-type="float" office:value="0.81443775815899999" table:style-name="ce1">
            <text:p>0.814437758</text:p>
          </table:table-cell>
          <table:table-cell office:value-type="float" office:value="5.96" table:style-name="ce1">
            <text:p>5.9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LR</text:p>
          </table:table-cell>
          <table:table-cell office:value-type="float" office:value="207422.38272665101" table:style-name="ce1">
            <text:p>207422.3827</text:p>
          </table:table-cell>
          <table:table-cell office:value-type="float" office:value="96562.9550643681" table:style-name="ce1">
            <text:p>96562.95506</text:p>
          </table:table-cell>
          <table:table-cell office:value-type="float" office:value="46.55" table:style-name="ce1">
            <text:p>46.55</text:p>
          </table:table-cell>
          <table:table-cell office:value-type="float" office:value="94887.593386827604" table:style-name="ce1">
            <text:p>94887.59339</text:p>
          </table:table-cell>
          <table:table-cell office:value-type="float" office:value="45.75" table:style-name="ce1">
            <text:p>45.75</text:p>
          </table:table-cell>
          <table:table-cell office:value-type="float" office:value="97057.5632307739" table:style-name="ce1">
            <text:p>97057.56323</text:p>
          </table:table-cell>
          <table:table-cell office:value-type="float" office:value="46.79" table:style-name="ce1">
            <text:p>46.79</text:p>
          </table:table-cell>
          <table:table-cell office:value-type="float" office:value="19357.223614842002" table:style-name="ce1">
            <text:p>19357.22361</text:p>
          </table:table-cell>
          <table:table-cell office:value-type="float" office:value="9.33" table:style-name="ce1">
            <text:p>9.33</text:p>
          </table:table-cell>
          <table:table-cell office:value-type="float" office:value="15081.0253316735" table:style-name="ce1">
            <text:p>15081.02533</text:p>
          </table:table-cell>
          <table:table-cell office:value-type="float" office:value="15.54" table:style-name="ce1">
            <text:p>15.5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LZ</text:p>
          </table:table-cell>
          <table:table-cell office:value-type="float" office:value="21781.2954589006" table:style-name="ce1">
            <text:p>21781.29546</text:p>
          </table:table-cell>
          <table:table-cell office:value-type="float" office:value="20182.122205017899" table:style-name="ce1">
            <text:p>20182.12221</text:p>
          </table:table-cell>
          <table:table-cell office:value-type="float" office:value="92.66" table:style-name="ce1">
            <text:p>92.66</text:p>
          </table:table-cell>
          <table:table-cell office:value-type="float" office:value="19915.615751237401" table:style-name="ce1">
            <text:p>19915.61575</text:p>
          </table:table-cell>
          <table:table-cell office:value-type="float" office:value="91.43" table:style-name="ce1">
            <text:p>91.43</text:p>
          </table:table-cell>
          <table:table-cell office:value-type="float" office:value="19881.485742913501" table:style-name="ce1">
            <text:p>19881.48574</text:p>
          </table:table-cell>
          <table:table-cell office:value-type="float" office:value="91.28" table:style-name="ce1">
            <text:p>91.28</text:p>
          </table:table-cell>
          <table:table-cell office:value-type="float" office:value="8153.2730015528696" table:style-name="ce1">
            <text:p>8153.273002</text:p>
          </table:table-cell>
          <table:table-cell office:value-type="float" office:value="37.43" table:style-name="ce1">
            <text:p>37.43</text:p>
          </table:table-cell>
          <table:table-cell office:value-type="float" office:value="7961.4586755405398" table:style-name="ce1">
            <text:p>7961.458676</text:p>
          </table:table-cell>
          <table:table-cell office:value-type="float" office:value="40.04" table:style-name="ce1">
            <text:p>40.0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MU</text:p>
          </table:table-cell>
          <table:table-cell office:value-type="float" office:value="63.254837759841003" table:style-name="ce1">
            <text:p>63.25483776</text:p>
          </table:table-cell>
          <table:table-cell office:value-type="float" office:value="28.205630213591999" table:style-name="ce1">
            <text:p>28.20563021</text:p>
          </table:table-cell>
          <table:table-cell office:value-type="float" office:value="44.59" table:style-name="ce1">
            <text:p>44.59</text:p>
          </table:table-cell>
          <table:table-cell office:value-type="float" office:value="28.205630213591999" table:style-name="ce1">
            <text:p>28.20563021</text:p>
          </table:table-cell>
          <table:table-cell office:value-type="float" office:value="44.59" table:style-name="ce1">
            <text:p>44.59</text:p>
          </table:table-cell>
          <table:table-cell office:value-type="float" office:value="28.205630213591999" table:style-name="ce1">
            <text:p>28.20563021</text:p>
          </table:table-cell>
          <table:table-cell office:value-type="float" office:value="44.59" table:style-name="ce1">
            <text:p>44.59</text:p>
          </table:table-cell>
          <table:table-cell office:value-type="float" office:value="0.72523767697700003" table:style-name="ce1">
            <text:p>0.725237677</text:p>
          </table:table-cell>
          <table:table-cell office:value-type="float" office:value="1.1499999999999999" table:style-name="ce1">
            <text:p>1.15</text:p>
          </table:table-cell>
          <table:table-cell office:value-type="float" office:value="0.72523767697700003" table:style-name="ce1">
            <text:p>0.725237677</text:p>
          </table:table-cell>
          <table:table-cell office:value-type="float" office:value="2.57" table:style-name="ce1">
            <text:p>2.5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OL</text:p>
          </table:table-cell>
          <table:table-cell office:value-type="float" office:value="1084492.0567651801" table:style-name="ce1">
            <text:p>1084492.057</text:p>
          </table:table-cell>
          <table:table-cell office:value-type="float" office:value="939888.45719973405" table:style-name="ce1">
            <text:p>939888.4572</text:p>
          </table:table-cell>
          <table:table-cell office:value-type="float" office:value="86.67" table:style-name="ce1">
            <text:p>86.67</text:p>
          </table:table-cell>
          <table:table-cell office:value-type="float" office:value="922522.47272832703" table:style-name="ce1">
            <text:p>922522.4727</text:p>
          </table:table-cell>
          <table:table-cell office:value-type="float" office:value="85.06" table:style-name="ce1">
            <text:p>85.06</text:p>
          </table:table-cell>
          <table:table-cell office:value-type="float" office:value="924916.49362143304" table:style-name="ce1">
            <text:p>924916.4936</text:p>
          </table:table-cell>
          <table:table-cell office:value-type="float" office:value="85.29" table:style-name="ce1">
            <text:p>85.29</text:p>
          </table:table-cell>
          <table:table-cell office:value-type="float" office:value="328221.34423890599" table:style-name="ce1">
            <text:p>328221.3442</text:p>
          </table:table-cell>
          <table:table-cell office:value-type="float" office:value="30.26" table:style-name="ce1">
            <text:p>30.26</text:p>
          </table:table-cell>
          <table:table-cell office:value-type="float" office:value="300425.775291814" table:style-name="ce1">
            <text:p>300425.7753</text:p>
          </table:table-cell>
          <table:table-cell office:value-type="float" office:value="32.479999999999997" table:style-name="ce1">
            <text:p>32.4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RA</text:p>
          </table:table-cell>
          <table:table-cell office:value-type="float" office:value="8486064.5113486908" table:style-name="ce1">
            <text:p>8486064.511</text:p>
          </table:table-cell>
          <table:table-cell office:value-type="float" office:value="6739900.48606571" table:style-name="ce1">
            <text:p>6739900.486</text:p>
          </table:table-cell>
          <table:table-cell office:value-type="float" office:value="79.42" table:style-name="ce1">
            <text:p>79.42</text:p>
          </table:table-cell>
          <table:table-cell office:value-type="float" office:value="6528926.0856351303" table:style-name="ce1">
            <text:p>6528926.086</text:p>
          </table:table-cell>
          <table:table-cell office:value-type="float" office:value="76.94" table:style-name="ce1">
            <text:p>76.94</text:p>
          </table:table-cell>
          <table:table-cell office:value-type="float" office:value="6528384.6980342101" table:style-name="ce1">
            <text:p>6528384.698</text:p>
          </table:table-cell>
          <table:table-cell office:value-type="float" office:value="76.930000000000007" table:style-name="ce1">
            <text:p>76.93</text:p>
          </table:table-cell>
          <table:table-cell office:value-type="float" office:value="2596181.2133842101" table:style-name="ce1">
            <text:p>2596181.213</text:p>
          </table:table-cell>
          <table:table-cell office:value-type="float" office:value="30.59" table:style-name="ce1">
            <text:p>30.59</text:p>
          </table:table-cell>
          <table:table-cell office:value-type="float" office:value="2465570.9089795798" table:style-name="ce1">
            <text:p>2465570.909</text:p>
          </table:table-cell>
          <table:table-cell office:value-type="float" office:value="37.770000000000003" table:style-name="ce1">
            <text:p>37.7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RB</text:p>
          </table:table-cell>
          <table:table-cell office:value-type="float" office:value="433.655597797312" table:style-name="ce1">
            <text:p>433.6555978</text:p>
          </table:table-cell>
          <table:table-cell office:value-type="float" office:value="88.183530709066005" table:style-name="ce1">
            <text:p>88.18353071</text:p>
          </table:table-cell>
          <table:table-cell office:value-type="float" office:value="20.329999999999998" table:style-name="ce1">
            <text:p>20.33</text:p>
          </table:table-cell>
          <table:table-cell office:value-type="float" office:value="81.888959751247995" table:style-name="ce1">
            <text:p>81.88895975</text:p>
          </table:table-cell>
          <table:table-cell office:value-type="float" office:value="18.88" table:style-name="ce1">
            <text:p>18.88</text:p>
          </table:table-cell>
          <table:table-cell office:value-type="float" office:value="81.611228757166998" table:style-name="ce1">
            <text:p>81.61122876</text:p>
          </table:table-cell>
          <table:table-cell office:value-type="float" office:value="18.82" table:style-name="ce1">
            <text:p>18.82</text:p>
          </table:table-cell>
          <table:table-cell office:value-type="float" office:value="5.0892700147659999" table:style-name="ce1">
            <text:p>5.089270015</text:p>
          </table:table-cell>
          <table:table-cell office:value-type="float" office:value="1.17" table:style-name="ce1">
            <text:p>1.17</text:p>
          </table:table-cell>
          <table:table-cell office:value-type="float" office:value="1.572949806807" table:style-name="ce1">
            <text:p>1.572949807</text:p>
          </table:table-cell>
          <table:table-cell office:value-type="float" office:value="1.93" table:style-name="ce1">
            <text:p>1.9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RN</text:p>
          </table:table-cell>
          <table:table-cell office:value-type="float" office:value="5899.8883660891197" table:style-name="ce1">
            <text:p>5899.888366</text:p>
          </table:table-cell>
          <table:table-cell office:value-type="float" office:value="5184.8745581634103" table:style-name="ce1">
            <text:p>5184.874558</text:p>
          </table:table-cell>
          <table:table-cell office:value-type="float" office:value="87.88" table:style-name="ce1">
            <text:p>87.88</text:p>
          </table:table-cell>
          <table:table-cell office:value-type="float" office:value="5263.5417627127799" table:style-name="ce1">
            <text:p>5263.541763</text:p>
          </table:table-cell>
          <table:table-cell office:value-type="float" office:value="89.21" table:style-name="ce1">
            <text:p>89.21</text:p>
          </table:table-cell>
          <table:table-cell office:value-type="float" office:value="5247.5431846662796" table:style-name="ce1">
            <text:p>5247.543185</text:p>
          </table:table-cell>
          <table:table-cell office:value-type="float" office:value="88.94" table:style-name="ce1">
            <text:p>88.94</text:p>
          </table:table-cell>
          <table:table-cell office:value-type="float" office:value="2203.2396838546601" table:style-name="ce1">
            <text:p>2203.239684</text:p>
          </table:table-cell>
          <table:table-cell office:value-type="float" office:value="37.340000000000003" table:style-name="ce1">
            <text:p>37.34</text:p>
          </table:table-cell>
          <table:table-cell office:value-type="float" office:value="2146.4371004259701" table:style-name="ce1">
            <text:p>2146.4371</text:p>
          </table:table-cell>
          <table:table-cell office:value-type="float" office:value="40.9" table:style-name="ce1">
            <text:p>40.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TN</text:p>
          </table:table-cell>
          <table:table-cell office:value-type="float" office:value="37672.627853634898" table:style-name="ce1">
            <text:p>37672.62785</text:p>
          </table:table-cell>
          <table:table-cell office:value-type="float" office:value="37049.6708916891" table:style-name="ce1">
            <text:p>37049.67089</text:p>
          </table:table-cell>
          <table:table-cell office:value-type="float" office:value="98.35" table:style-name="ce1">
            <text:p>98.35</text:p>
          </table:table-cell>
          <table:table-cell office:value-type="float" office:value="37009.480838013696" table:style-name="ce1">
            <text:p>37009.48084</text:p>
          </table:table-cell>
          <table:table-cell office:value-type="float" office:value="98.24" table:style-name="ce1">
            <text:p>98.24</text:p>
          </table:table-cell>
          <table:table-cell office:value-type="float" office:value="37028.127463970101" table:style-name="ce1">
            <text:p>37028.12746</text:p>
          </table:table-cell>
          <table:table-cell office:value-type="float" office:value="98.29" table:style-name="ce1">
            <text:p>98.29</text:p>
          </table:table-cell>
          <table:table-cell office:value-type="float" office:value="19151.058684977001" table:style-name="ce1">
            <text:p>19151.05868</text:p>
          </table:table-cell>
          <table:table-cell office:value-type="float" office:value="50.84" table:style-name="ce1">
            <text:p>50.84</text:p>
          </table:table-cell>
          <table:table-cell office:value-type="float" office:value="18993.253844983301" table:style-name="ce1">
            <text:p>18993.25384</text:p>
          </table:table-cell>
          <table:table-cell office:value-type="float" office:value="51.29" table:style-name="ce1">
            <text:p>51.2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VT</text:p>
          </table:table-cell>
          <table:table-cell office:value-type="float" office:value="44.825438484456001" table:style-name="ce1">
            <text:p>44.82543848</text:p>
          </table:table-cell>
          <table:table-cell table:number-columns-repeated="6" table:style-name="ce1"/>
          <table:table-cell office:value-type="float" office:value="44.825438484456001" table:style-name="ce1">
            <text:p>44.82543848</text:p>
          </table:table-cell>
          <table:table-cell office:value-type="float" office:value="100" table:style-name="ce1">
            <text:p>10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BWA</text:p>
          </table:table-cell>
          <table:table-cell office:value-type="float" office:value="578191.90954925294" table:style-name="ce1">
            <text:p>578191.9095</text:p>
          </table:table-cell>
          <table:table-cell office:value-type="float" office:value="539898.52259657998" table:style-name="ce1">
            <text:p>539898.5226</text:p>
          </table:table-cell>
          <table:table-cell office:value-type="float" office:value="93.38" table:style-name="ce1">
            <text:p>93.38</text:p>
          </table:table-cell>
          <table:table-cell office:value-type="float" office:value="536238.14451639401" table:style-name="ce1">
            <text:p>536238.1445</text:p>
          </table:table-cell>
          <table:table-cell office:value-type="float" office:value="92.74" table:style-name="ce1">
            <text:p>92.74</text:p>
          </table:table-cell>
          <table:table-cell office:value-type="float" office:value="536314.55155417102" table:style-name="ce1">
            <text:p>536314.5516</text:p>
          </table:table-cell>
          <table:table-cell office:value-type="float" office:value="92.76" table:style-name="ce1">
            <text:p>92.76</text:p>
          </table:table-cell>
          <table:table-cell office:value-type="float" office:value="168491.898989768" table:style-name="ce1">
            <text:p>168491.899</text:p>
          </table:table-cell>
          <table:table-cell office:value-type="float" office:value="29.14" table:style-name="ce1">
            <text:p>29.14</text:p>
          </table:table-cell>
          <table:table-cell office:value-type="float" office:value="154861.20023481501" table:style-name="ce1">
            <text:p>154861.2002</text:p>
          </table:table-cell>
          <table:table-cell office:value-type="float" office:value="28.88" table:style-name="ce1">
            <text:p>28.8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F</text:p>
          </table:table-cell>
          <table:table-cell office:value-type="float" office:value="619583.80250492995" table:style-name="ce1">
            <text:p>619583.8025</text:p>
          </table:table-cell>
          <table:table-cell office:value-type="float" office:value="610276.35922457499" table:style-name="ce1">
            <text:p>610276.3592</text:p>
          </table:table-cell>
          <table:table-cell office:value-type="float" office:value="98.5" table:style-name="ce1">
            <text:p>98.5</text:p>
          </table:table-cell>
          <table:table-cell office:value-type="float" office:value="608729.55392160604" table:style-name="ce1">
            <text:p>608729.5539</text:p>
          </table:table-cell>
          <table:table-cell office:value-type="float" office:value="98.25" table:style-name="ce1">
            <text:p>98.25</text:p>
          </table:table-cell>
          <table:table-cell office:value-type="float" office:value="608272.41691473103" table:style-name="ce1">
            <text:p>608272.4169</text:p>
          </table:table-cell>
          <table:table-cell office:value-type="float" office:value="98.17" table:style-name="ce1">
            <text:p>98.17</text:p>
          </table:table-cell>
          <table:table-cell office:value-type="float" office:value="91426.923111473297" table:style-name="ce1">
            <text:p>91426.92311</text:p>
          </table:table-cell>
          <table:table-cell office:value-type="float" office:value="14.76" table:style-name="ce1">
            <text:p>14.76</text:p>
          </table:table-cell>
          <table:table-cell office:value-type="float" office:value="90912.722992812895" table:style-name="ce1">
            <text:p>90912.72299</text:p>
          </table:table-cell>
          <table:table-cell office:value-type="float" office:value="14.95" table:style-name="ce1">
            <text:p>14.9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</text:p>
          </table:table-cell>
          <table:table-cell office:value-type="float" office:value="9965239.1908979192" table:style-name="ce1">
            <text:p>9965239.191</text:p>
          </table:table-cell>
          <table:table-cell office:value-type="float" office:value="7895890.5656292904" table:style-name="ce1">
            <text:p>7895890.566</text:p>
          </table:table-cell>
          <table:table-cell office:value-type="float" office:value="79.23" table:style-name="ce1">
            <text:p>79.23</text:p>
          </table:table-cell>
          <table:table-cell office:value-type="float" office:value="7876274.7053823201" table:style-name="ce1">
            <text:p>7876274.705</text:p>
          </table:table-cell>
          <table:table-cell office:value-type="float" office:value="79.040000000000006" table:style-name="ce1">
            <text:p>79.04</text:p>
          </table:table-cell>
          <table:table-cell office:value-type="float" office:value="7870168.9414531495" table:style-name="ce1">
            <text:p>7870168.941</text:p>
          </table:table-cell>
          <table:table-cell office:value-type="float" office:value="78.98" table:style-name="ce1">
            <text:p>78.98</text:p>
          </table:table-cell>
          <table:table-cell office:value-type="float" office:value="1380539.4586654201" table:style-name="ce1">
            <text:p>1380539.459</text:p>
          </table:table-cell>
          <table:table-cell office:value-type="float" office:value="13.85" table:style-name="ce1">
            <text:p>13.85</text:p>
          </table:table-cell>
          <table:table-cell office:value-type="float" office:value="1158324.9367324" table:style-name="ce1">
            <text:p>1158324.937</text:p>
          </table:table-cell>
          <table:table-cell office:value-type="float" office:value="14.72" table:style-name="ce1">
            <text:p>14.7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CK</text:p>
          </table:table-cell>
          <table:table-cell office:value-type="float" office:value="15.888859333017001" table:style-name="ce1">
            <text:p>15.88885933</text:p>
          </table:table-cell>
          <table:table-cell table:number-columns-repeated="6" table:style-name="ce1"/>
          <table:table-cell office:value-type="float" office:value="3.5331295265690001" table:style-name="ce1">
            <text:p>3.533129527</text:p>
          </table:table-cell>
          <table:table-cell office:value-type="float" office:value="22.24" table:style-name="ce1">
            <text:p>22.2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HE</text:p>
          </table:table-cell>
          <table:table-cell office:value-type="float" office:value="41284.969169599397" table:style-name="ce1">
            <text:p>41284.96917</text:p>
          </table:table-cell>
          <table:table-cell office:value-type="float" office:value="30091.0880569853" table:style-name="ce1">
            <text:p>30091.08806</text:p>
          </table:table-cell>
          <table:table-cell office:value-type="float" office:value="72.89" table:style-name="ce1">
            <text:p>72.89</text:p>
          </table:table-cell>
          <table:table-cell office:value-type="float" office:value="29462.983640259499" table:style-name="ce1">
            <text:p>29462.98364</text:p>
          </table:table-cell>
          <table:table-cell office:value-type="float" office:value="71.36" table:style-name="ce1">
            <text:p>71.36</text:p>
          </table:table-cell>
          <table:table-cell office:value-type="float" office:value="29504.336707709699" table:style-name="ce1">
            <text:p>29504.33671</text:p>
          </table:table-cell>
          <table:table-cell office:value-type="float" office:value="71.47" table:style-name="ce1">
            <text:p>71.47</text:p>
          </table:table-cell>
          <table:table-cell office:value-type="float" office:value="5168.6729959692002" table:style-name="ce1">
            <text:p>5168.672996</text:p>
          </table:table-cell>
          <table:table-cell office:value-type="float" office:value="12.52" table:style-name="ce1">
            <text:p>12.52</text:p>
          </table:table-cell>
          <table:table-cell office:value-type="float" office:value="4005.8322004035699" table:style-name="ce1">
            <text:p>4005.8322</text:p>
          </table:table-cell>
          <table:table-cell office:value-type="float" office:value="13.58" table:style-name="ce1">
            <text:p>13.5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HL</text:p>
          </table:table-cell>
          <table:table-cell office:value-type="float" office:value="753136.30703724001" table:style-name="ce1">
            <text:p>753136.307</text:p>
          </table:table-cell>
          <table:table-cell office:value-type="float" office:value="552463.56220648903" table:style-name="ce1">
            <text:p>552463.5622</text:p>
          </table:table-cell>
          <table:table-cell office:value-type="float" office:value="73.36" table:style-name="ce1">
            <text:p>73.36</text:p>
          </table:table-cell>
          <table:table-cell office:value-type="float" office:value="555304.30405981396" table:style-name="ce1">
            <text:p>555304.3041</text:p>
          </table:table-cell>
          <table:table-cell office:value-type="float" office:value="73.73" table:style-name="ce1">
            <text:p>73.73</text:p>
          </table:table-cell>
          <table:table-cell office:value-type="float" office:value="564196.20190314099" table:style-name="ce1">
            <text:p>564196.2019</text:p>
          </table:table-cell>
          <table:table-cell office:value-type="float" office:value="74.91" table:style-name="ce1">
            <text:p>74.91</text:p>
          </table:table-cell>
          <table:table-cell office:value-type="float" office:value="162110.00825799399" table:style-name="ce1">
            <text:p>162110.0083</text:p>
          </table:table-cell>
          <table:table-cell office:value-type="float" office:value="21.52" table:style-name="ce1">
            <text:p>21.52</text:p>
          </table:table-cell>
          <table:table-cell office:value-type="float" office:value="137873.69896610401" table:style-name="ce1">
            <text:p>137873.699</text:p>
          </table:table-cell>
          <table:table-cell office:value-type="float" office:value="24.44" table:style-name="ce1">
            <text:p>24.4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HN</text:p>
          </table:table-cell>
          <table:table-cell office:value-type="float" office:value="9381244.7141796909" table:style-name="ce1">
            <text:p>9381244.714</text:p>
          </table:table-cell>
          <table:table-cell office:value-type="float" office:value="5218034.2231805697" table:style-name="ce1">
            <text:p>5218034.223</text:p>
          </table:table-cell>
          <table:table-cell office:value-type="float" office:value="55.62" table:style-name="ce1">
            <text:p>55.62</text:p>
          </table:table-cell>
          <table:table-cell office:value-type="float" office:value="5183130.23420252" table:style-name="ce1">
            <text:p>5183130.234</text:p>
          </table:table-cell>
          <table:table-cell office:value-type="float" office:value="55.25" table:style-name="ce1">
            <text:p>55.25</text:p>
          </table:table-cell>
          <table:table-cell office:value-type="float" office:value="5194809.9899923299" table:style-name="ce1">
            <text:p>5194809.99</text:p>
          </table:table-cell>
          <table:table-cell office:value-type="float" office:value="55.37" table:style-name="ce1">
            <text:p>55.37</text:p>
          </table:table-cell>
          <table:table-cell office:value-type="float" office:value="167252.28450766701" table:style-name="ce1">
            <text:p>167252.2845</text:p>
          </table:table-cell>
          <table:table-cell office:value-type="float" office:value="1.78" table:style-name="ce1">
            <text:p>1.78</text:p>
          </table:table-cell>
          <table:table-cell office:value-type="float" office:value="125792.109852305" table:style-name="ce1">
            <text:p>125792.1099</text:p>
          </table:table-cell>
          <table:table-cell office:value-type="float" office:value="2.42" table:style-name="ce1">
            <text:p>2.4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IV</text:p>
          </table:table-cell>
          <table:table-cell office:value-type="float" office:value="321752.64263275202" table:style-name="ce1">
            <text:p>321752.6426</text:p>
          </table:table-cell>
          <table:table-cell office:value-type="float" office:value="173889.52497523301" table:style-name="ce1">
            <text:p>173889.525</text:p>
          </table:table-cell>
          <table:table-cell office:value-type="float" office:value="54.04" table:style-name="ce1">
            <text:p>54.04</text:p>
          </table:table-cell>
          <table:table-cell office:value-type="float" office:value="166678.738407253" table:style-name="ce1">
            <text:p>166678.7384</text:p>
          </table:table-cell>
          <table:table-cell office:value-type="float" office:value="51.8" table:style-name="ce1">
            <text:p>51.8</text:p>
          </table:table-cell>
          <table:table-cell office:value-type="float" office:value="166962.041613579" table:style-name="ce1">
            <text:p>166962.0416</text:p>
          </table:table-cell>
          <table:table-cell office:value-type="float" office:value="51.89" table:style-name="ce1">
            <text:p>51.89</text:p>
          </table:table-cell>
          <table:table-cell office:value-type="float" office:value="73294.072153340996" table:style-name="ce1">
            <text:p>73294.07215</text:p>
          </table:table-cell>
          <table:table-cell office:value-type="float" office:value="22.78" table:style-name="ce1">
            <text:p>22.78</text:p>
          </table:table-cell>
          <table:table-cell office:value-type="float" office:value="41530.609701213099" table:style-name="ce1">
            <text:p>41530.6097</text:p>
          </table:table-cell>
          <table:table-cell office:value-type="float" office:value="24.87" table:style-name="ce1">
            <text:p>24.8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MR</text:p>
          </table:table-cell>
          <table:table-cell office:value-type="float" office:value="465363.563703919" table:style-name="ce1">
            <text:p>465363.5637</text:p>
          </table:table-cell>
          <table:table-cell office:value-type="float" office:value="402381.10516994202" table:style-name="ce1">
            <text:p>402381.1052</text:p>
          </table:table-cell>
          <table:table-cell office:value-type="float" office:value="86.47" table:style-name="ce1">
            <text:p>86.47</text:p>
          </table:table-cell>
          <table:table-cell office:value-type="float" office:value="397313.73586407502" table:style-name="ce1">
            <text:p>397313.7359</text:p>
          </table:table-cell>
          <table:table-cell office:value-type="float" office:value="85.38" table:style-name="ce1">
            <text:p>85.38</text:p>
          </table:table-cell>
          <table:table-cell office:value-type="float" office:value="397350.97511106299" table:style-name="ce1">
            <text:p>397350.9751</text:p>
          </table:table-cell>
          <table:table-cell office:value-type="float" office:value="85.39" table:style-name="ce1">
            <text:p>85.39</text:p>
          </table:table-cell>
          <table:table-cell office:value-type="float" office:value="51913.704290829002" table:style-name="ce1">
            <text:p>51913.70429</text:p>
          </table:table-cell>
          <table:table-cell office:value-type="float" office:value="11.16" table:style-name="ce1">
            <text:p>11.16</text:p>
          </table:table-cell>
          <table:table-cell office:value-type="float" office:value="46845.103428666102" table:style-name="ce1">
            <text:p>46845.10343</text:p>
          </table:table-cell>
          <table:table-cell office:value-type="float" office:value="11.79" table:style-name="ce1">
            <text:p>11.7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D</text:p>
          </table:table-cell>
          <table:table-cell office:value-type="float" office:value="2329184.8369650701" table:style-name="ce1">
            <text:p>2329184.837</text:p>
          </table:table-cell>
          <table:table-cell office:value-type="float" office:value="2064700.77140458" table:style-name="ce1">
            <text:p>2064700.771</text:p>
          </table:table-cell>
          <table:table-cell office:value-type="float" office:value="88.64" table:style-name="ce1">
            <text:p>88.64</text:p>
          </table:table-cell>
          <table:table-cell office:value-type="float" office:value="2033632.0502925999" table:style-name="ce1">
            <text:p>2033632.05</text:p>
          </table:table-cell>
          <table:table-cell office:value-type="float" office:value="87.31" table:style-name="ce1">
            <text:p>87.31</text:p>
          </table:table-cell>
          <table:table-cell office:value-type="float" office:value="2028149.2229345599" table:style-name="ce1">
            <text:p>2028149.223</text:p>
          </table:table-cell>
          <table:table-cell office:value-type="float" office:value="87.08" table:style-name="ce1">
            <text:p>87.08</text:p>
          </table:table-cell>
          <table:table-cell office:value-type="float" office:value="348410.75147783099" table:style-name="ce1">
            <text:p>348410.7515</text:p>
          </table:table-cell>
          <table:table-cell office:value-type="float" office:value="14.96" table:style-name="ce1">
            <text:p>14.96</text:p>
          </table:table-cell>
          <table:table-cell office:value-type="float" office:value="319013.43633538502" table:style-name="ce1">
            <text:p>319013.4363</text:p>
          </table:table-cell>
          <table:table-cell office:value-type="float" office:value="15.73" table:style-name="ce1">
            <text:p>15.7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G</text:p>
          </table:table-cell>
          <table:table-cell office:value-type="float" office:value="340600.94734042202" table:style-name="ce1">
            <text:p>340600.9473</text:p>
          </table:table-cell>
          <table:table-cell office:value-type="float" office:value="310601.44260482001" table:style-name="ce1">
            <text:p>310601.4426</text:p>
          </table:table-cell>
          <table:table-cell office:value-type="float" office:value="91.19" table:style-name="ce1">
            <text:p>91.19</text:p>
          </table:table-cell>
          <table:table-cell office:value-type="float" office:value="308371.45078285102" table:style-name="ce1">
            <text:p>308371.4508</text:p>
          </table:table-cell>
          <table:table-cell office:value-type="float" office:value="90.54" table:style-name="ce1">
            <text:p>90.54</text:p>
          </table:table-cell>
          <table:table-cell office:value-type="float" office:value="308872.863480022" table:style-name="ce1">
            <text:p>308872.8635</text:p>
          </table:table-cell>
          <table:table-cell office:value-type="float" office:value="90.68" table:style-name="ce1">
            <text:p>90.68</text:p>
          </table:table-cell>
          <table:table-cell office:value-type="float" office:value="125181.236195473" table:style-name="ce1">
            <text:p>125181.2362</text:p>
          </table:table-cell>
          <table:table-cell office:value-type="float" office:value="36.75" table:style-name="ce1">
            <text:p>36.75</text:p>
          </table:table-cell>
          <table:table-cell office:value-type="float" office:value="118343.41184082" table:style-name="ce1">
            <text:p>118343.4118</text:p>
          </table:table-cell>
          <table:table-cell office:value-type="float" office:value="38.31" table:style-name="ce1">
            <text:p>38.3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K</text:p>
          </table:table-cell>
          <table:table-cell office:value-type="float" office:value="240.158825191033" table:style-name="ce1">
            <text:p>240.1588252</text:p>
          </table:table-cell>
          <table:table-cell office:value-type="float" office:value="134.74510153993899" table:style-name="ce1">
            <text:p>134.7451015</text:p>
          </table:table-cell>
          <table:table-cell office:value-type="float" office:value="56.11" table:style-name="ce1">
            <text:p>56.11</text:p>
          </table:table-cell>
          <table:table-cell office:value-type="float" office:value="134.74510153993899" table:style-name="ce1">
            <text:p>134.7451015</text:p>
          </table:table-cell>
          <table:table-cell office:value-type="float" office:value="56.11" table:style-name="ce1">
            <text:p>56.11</text:p>
          </table:table-cell>
          <table:table-cell office:value-type="float" office:value="134.74510153993899" table:style-name="ce1">
            <text:p>134.7451015</text:p>
          </table:table-cell>
          <table:table-cell office:value-type="float" office:value="56.11" table:style-name="ce1">
            <text:p>56.11</text:p>
          </table:table-cell>
          <table:table-cell office:value-type="float" office:value="4.3814360007950004" table:style-name="ce1">
            <text:p>4.381436001</text:p>
          </table:table-cell>
          <table:table-cell office:value-type="float" office:value="1.82" table:style-name="ce1">
            <text:p>1.82</text:p>
          </table:table-cell>
          <table:table-cell office:value-type="float" office:value="2.7570737976299999" table:style-name="ce1">
            <text:p>2.757073798</text:p>
          </table:table-cell>
          <table:table-cell office:value-type="float" office:value="2.0499999999999998" table:style-name="ce1">
            <text:p>2.0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L</text:p>
          </table:table-cell>
          <table:table-cell office:value-type="float" office:value="1138027.00513403" table:style-name="ce1">
            <text:p>1138027.005</text:p>
          </table:table-cell>
          <table:table-cell office:value-type="float" office:value="1023849.28973602" table:style-name="ce1">
            <text:p>1023849.29</text:p>
          </table:table-cell>
          <table:table-cell office:value-type="float" office:value="89.97" table:style-name="ce1">
            <text:p>89.97</text:p>
          </table:table-cell>
          <table:table-cell office:value-type="float" office:value="1020788.51421999" table:style-name="ce1">
            <text:p>1020788.514</text:p>
          </table:table-cell>
          <table:table-cell office:value-type="float" office:value="89.7" table:style-name="ce1">
            <text:p>89.7</text:p>
          </table:table-cell>
          <table:table-cell office:value-type="float" office:value="1019468.7483092" table:style-name="ce1">
            <text:p>1019468.748</text:p>
          </table:table-cell>
          <table:table-cell office:value-type="float" office:value="89.58" table:style-name="ce1">
            <text:p>89.58</text:p>
          </table:table-cell>
          <table:table-cell office:value-type="float" office:value="323485.59898734302" table:style-name="ce1">
            <text:p>323485.599</text:p>
          </table:table-cell>
          <table:table-cell office:value-type="float" office:value="28.43" table:style-name="ce1">
            <text:p>28.43</text:p>
          </table:table-cell>
          <table:table-cell office:value-type="float" office:value="284041.280573909" table:style-name="ce1">
            <text:p>284041.2806</text:p>
          </table:table-cell>
          <table:table-cell office:value-type="float" office:value="27.86" table:style-name="ce1">
            <text:p>27.8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</text:p>
          </table:table-cell>
          <table:table-cell office:value-type="float" office:value="1649.6586885372401" table:style-name="ce1">
            <text:p>1649.658689</text:p>
          </table:table-cell>
          <table:table-cell office:value-type="float" office:value="1477.6521345341" table:style-name="ce1">
            <text:p>1477.652135</text:p>
          </table:table-cell>
          <table:table-cell office:value-type="float" office:value="89.57" table:style-name="ce1">
            <text:p>89.57</text:p>
          </table:table-cell>
          <table:table-cell office:value-type="float" office:value="1466.4850080482099" table:style-name="ce1">
            <text:p>1466.485008</text:p>
          </table:table-cell>
          <table:table-cell office:value-type="float" office:value="88.9" table:style-name="ce1">
            <text:p>88.9</text:p>
          </table:table-cell>
          <table:table-cell office:value-type="float" office:value="1458.02045913851" table:style-name="ce1">
            <text:p>1458.020459</text:p>
          </table:table-cell>
          <table:table-cell office:value-type="float" office:value="88.38" table:style-name="ce1">
            <text:p>88.38</text:p>
          </table:table-cell>
          <table:table-cell office:value-type="float" office:value="553.87334755575796" table:style-name="ce1">
            <text:p>553.8733476</text:p>
          </table:table-cell>
          <table:table-cell office:value-type="float" office:value="33.58" table:style-name="ce1">
            <text:p>33.58</text:p>
          </table:table-cell>
          <table:table-cell office:value-type="float" office:value="516.95506733558898" table:style-name="ce1">
            <text:p>516.9550673</text:p>
          </table:table-cell>
          <table:table-cell office:value-type="float" office:value="35.46" table:style-name="ce1">
            <text:p>35.4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PT</text:p>
          </table:table-cell>
          <table:table-cell office:value-type="float" office:value="8.6941822684370003" table:style-name="ce1">
            <text:p>8.694182268</text:p>
          </table:table-cell>
          <table:table-cell table:number-columns-repeated="6" table:style-name="ce1"/>
          <table:table-cell office:value-type="float" office:value="9.3488065915999993E-2" table:style-name="ce1">
            <text:p>0.093488066</text:p>
          </table:table-cell>
          <table:table-cell office:value-type="float" office:value="1.08" table:style-name="ce1">
            <text:p>1.08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PV</text:p>
          </table:table-cell>
          <table:table-cell office:value-type="float" office:value="4057.6495883784801" table:style-name="ce1">
            <text:p>4057.649588</text:p>
          </table:table-cell>
          <table:table-cell office:value-type="float" office:value="2070.6473547706701" table:style-name="ce1">
            <text:p>2070.647355</text:p>
          </table:table-cell>
          <table:table-cell office:value-type="float" office:value="51.03" table:style-name="ce1">
            <text:p>51.03</text:p>
          </table:table-cell>
          <table:table-cell office:value-type="float" office:value="2114.9291505436599" table:style-name="ce1">
            <text:p>2114.929151</text:p>
          </table:table-cell>
          <table:table-cell office:value-type="float" office:value="52.12" table:style-name="ce1">
            <text:p>52.12</text:p>
          </table:table-cell>
          <table:table-cell office:value-type="float" office:value="2126.25391241637" table:style-name="ce1">
            <text:p>2126.253912</text:p>
          </table:table-cell>
          <table:table-cell office:value-type="float" office:value="52.4" table:style-name="ce1">
            <text:p>52.4</text:p>
          </table:table-cell>
          <table:table-cell office:value-type="float" office:value="700.04101602985804" table:style-name="ce1">
            <text:p>700.041016</text:p>
          </table:table-cell>
          <table:table-cell office:value-type="float" office:value="17.25" table:style-name="ce1">
            <text:p>17.25</text:p>
          </table:table-cell>
          <table:table-cell office:value-type="float" office:value="295.88668292181802" table:style-name="ce1">
            <text:p>295.8866829</text:p>
          </table:table-cell>
          <table:table-cell office:value-type="float" office:value="13.92" table:style-name="ce1">
            <text:p>13.9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RI</text:p>
          </table:table-cell>
          <table:table-cell office:value-type="float" office:value="51090.058168447104" table:style-name="ce1">
            <text:p>51090.05817</text:p>
          </table:table-cell>
          <table:table-cell office:value-type="float" office:value="44498.648084899003" table:style-name="ce1">
            <text:p>44498.64808</text:p>
          </table:table-cell>
          <table:table-cell office:value-type="float" office:value="87.1" table:style-name="ce1">
            <text:p>87.1</text:p>
          </table:table-cell>
          <table:table-cell office:value-type="float" office:value="45773.517042617401" table:style-name="ce1">
            <text:p>45773.51704</text:p>
          </table:table-cell>
          <table:table-cell office:value-type="float" office:value="89.59" table:style-name="ce1">
            <text:p>89.59</text:p>
          </table:table-cell>
          <table:table-cell office:value-type="float" office:value="45721.883565420401" table:style-name="ce1">
            <text:p>45721.88357</text:p>
          </table:table-cell>
          <table:table-cell office:value-type="float" office:value="89.49" table:style-name="ce1">
            <text:p>89.49</text:p>
          </table:table-cell>
          <table:table-cell office:value-type="float" office:value="13531.6782291051" table:style-name="ce1">
            <text:p>13531.67823</text:p>
          </table:table-cell>
          <table:table-cell office:value-type="float" office:value="26.49" table:style-name="ce1">
            <text:p>26.49</text:p>
          </table:table-cell>
          <table:table-cell office:value-type="float" office:value="13111.2562273474" table:style-name="ce1">
            <text:p>13111.25623</text:p>
          </table:table-cell>
          <table:table-cell office:value-type="float" office:value="28.68" table:style-name="ce1">
            <text:p>28.6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UB</text:p>
          </table:table-cell>
          <table:table-cell office:value-type="float" office:value="110954.465207662" table:style-name="ce1">
            <text:p>110954.4652</text:p>
          </table:table-cell>
          <table:table-cell office:value-type="float" office:value="63783.543537271202" table:style-name="ce1">
            <text:p>63783.54354</text:p>
          </table:table-cell>
          <table:table-cell office:value-type="float" office:value="57.49" table:style-name="ce1">
            <text:p>57.49</text:p>
          </table:table-cell>
          <table:table-cell office:value-type="float" office:value="63618.046204786398" table:style-name="ce1">
            <text:p>63618.0462</text:p>
          </table:table-cell>
          <table:table-cell office:value-type="float" office:value="57.34" table:style-name="ce1">
            <text:p>57.34</text:p>
          </table:table-cell>
          <table:table-cell office:value-type="float" office:value="63583.599062384703" table:style-name="ce1">
            <text:p>63583.59906</text:p>
          </table:table-cell>
          <table:table-cell office:value-type="float" office:value="57.31" table:style-name="ce1">
            <text:p>57.31</text:p>
          </table:table-cell>
          <table:table-cell office:value-type="float" office:value="17858.881221850399" table:style-name="ce1">
            <text:p>17858.88122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15359.193960979001" table:style-name="ce1">
            <text:p>15359.19396</text:p>
          </table:table-cell>
          <table:table-cell office:value-type="float" office:value="24.16" table:style-name="ce1">
            <text:p>24.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UW</text:p>
          </table:table-cell>
          <table:table-cell office:value-type="float" office:value="438.62871801715301" table:style-name="ce1">
            <text:p>438.628718</text:p>
          </table:table-cell>
          <table:table-cell office:value-type="float" office:value="375.08289654271601" table:style-name="ce1">
            <text:p>375.0828965</text:p>
          </table:table-cell>
          <table:table-cell office:value-type="float" office:value="85.51" table:style-name="ce1">
            <text:p>85.51</text:p>
          </table:table-cell>
          <table:table-cell office:value-type="float" office:value="336.89657152447597" table:style-name="ce1">
            <text:p>336.8965715</text:p>
          </table:table-cell>
          <table:table-cell office:value-type="float" office:value="76.81" table:style-name="ce1">
            <text:p>76.81</text:p>
          </table:table-cell>
          <table:table-cell office:value-type="float" office:value="319.42941402655902" table:style-name="ce1">
            <text:p>319.429414</text:p>
          </table:table-cell>
          <table:table-cell office:value-type="float" office:value="72.819999999999993" table:style-name="ce1">
            <text:p>72.82</text:p>
          </table:table-cell>
          <table:table-cell office:value-type="float" office:value="72.623246914622996" table:style-name="ce1">
            <text:p>72.62324691</text:p>
          </table:table-cell>
          <table:table-cell office:value-type="float" office:value="16.559999999999999" table:style-name="ce1">
            <text:p>16.56</text:p>
          </table:table-cell>
          <table:table-cell office:value-type="float" office:value="63.797491659804997" table:style-name="ce1">
            <text:p>63.79749166</text:p>
          </table:table-cell>
          <table:table-cell office:value-type="float" office:value="19.97" table:style-name="ce1">
            <text:p>19.9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XR</text:p>
          </table:table-cell>
          <table:table-cell office:value-type="float" office:value="135.29107587936801" table:style-name="ce1">
            <text:p>135.2910759</text:p>
          </table:table-cell>
          <table:table-cell office:value-type="float" office:value="89.975613174687993" table:style-name="ce1">
            <text:p>89.97561317</text:p>
          </table:table-cell>
          <table:table-cell office:value-type="float" office:value="66.510000000000005" table:style-name="ce1">
            <text:p>66.51</text:p>
          </table:table-cell>
          <table:table-cell office:value-type="float" office:value="89.975613174687993" table:style-name="ce1">
            <text:p>89.97561317</text:p>
          </table:table-cell>
          <table:table-cell office:value-type="float" office:value="66.510000000000005" table:style-name="ce1">
            <text:p>66.51</text:p>
          </table:table-cell>
          <table:table-cell office:value-type="float" office:value="89.975613174687993" table:style-name="ce1">
            <text:p>89.97561317</text:p>
          </table:table-cell>
          <table:table-cell office:value-type="float" office:value="66.510000000000005" table:style-name="ce1">
            <text:p>66.51</text:p>
          </table:table-cell>
          <table:table-cell office:value-type="float" office:value="83.622527414177995" table:style-name="ce1">
            <text:p>83.62252741</text:p>
          </table:table-cell>
          <table:table-cell office:value-type="float" office:value="61.81" table:style-name="ce1">
            <text:p>61.81</text:p>
          </table:table-cell>
          <table:table-cell office:value-type="float" office:value="68.766448901337" table:style-name="ce1">
            <text:p>68.7664489</text:p>
          </table:table-cell>
          <table:table-cell office:value-type="float" office:value="76.430000000000007" table:style-name="ce1">
            <text:p>76.4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YM</text:p>
          </table:table-cell>
          <table:table-cell office:value-type="float" office:value="268.588272724928" table:style-name="ce1">
            <text:p>268.5882727</text:p>
          </table:table-cell>
          <table:table-cell office:value-type="float" office:value="209.729611147795" table:style-name="ce1">
            <text:p>209.7296111</text:p>
          </table:table-cell>
          <table:table-cell office:value-type="float" office:value="78.09" table:style-name="ce1">
            <text:p>78.09</text:p>
          </table:table-cell>
          <table:table-cell office:value-type="float" office:value="203.89488330699001" table:style-name="ce1">
            <text:p>203.8948833</text:p>
          </table:table-cell>
          <table:table-cell office:value-type="float" office:value="75.91" table:style-name="ce1">
            <text:p>75.91</text:p>
          </table:table-cell>
          <table:table-cell office:value-type="float" office:value="203.44601111303299" table:style-name="ce1">
            <text:p>203.4460111</text:p>
          </table:table-cell>
          <table:table-cell office:value-type="float" office:value="75.75" table:style-name="ce1">
            <text:p>75.75</text:p>
          </table:table-cell>
          <table:table-cell office:value-type="float" office:value="23.508937632681" table:style-name="ce1">
            <text:p>23.50893763</text:p>
          </table:table-cell>
          <table:table-cell office:value-type="float" office:value="8.75" table:style-name="ce1">
            <text:p>8.75</text:p>
          </table:table-cell>
          <table:table-cell office:value-type="float" office:value="19.112694435601" table:style-name="ce1">
            <text:p>19.11269444</text:p>
          </table:table-cell>
          <table:table-cell office:value-type="float" office:value="9.39" table:style-name="ce1">
            <text:p>9.3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YP</text:p>
          </table:table-cell>
          <table:table-cell office:value-type="float" office:value="9256.9246174577402" table:style-name="ce1">
            <text:p>9256.924617</text:p>
          </table:table-cell>
          <table:table-cell office:value-type="float" office:value="5116.7909891167001" table:style-name="ce1">
            <text:p>5116.790989</text:p>
          </table:table-cell>
          <table:table-cell office:value-type="float" office:value="55.28" table:style-name="ce1">
            <text:p>55.28</text:p>
          </table:table-cell>
          <table:table-cell office:value-type="float" office:value="5087.5383259649498" table:style-name="ce1">
            <text:p>5087.538326</text:p>
          </table:table-cell>
          <table:table-cell office:value-type="float" office:value="54.96" table:style-name="ce1">
            <text:p>54.96</text:p>
          </table:table-cell>
          <table:table-cell office:value-type="float" office:value="5090.3463956279002" table:style-name="ce1">
            <text:p>5090.346396</text:p>
          </table:table-cell>
          <table:table-cell office:value-type="float" office:value="54.99" table:style-name="ce1">
            <text:p>54.99</text:p>
          </table:table-cell>
          <table:table-cell office:value-type="float" office:value="3473.0742340547599" table:style-name="ce1">
            <text:p>3473.074234</text:p>
          </table:table-cell>
          <table:table-cell office:value-type="float" office:value="37.520000000000003" table:style-name="ce1">
            <text:p>37.52</text:p>
          </table:table-cell>
          <table:table-cell office:value-type="float" office:value="2427.9549264325601" table:style-name="ce1">
            <text:p>2427.954926</text:p>
          </table:table-cell>
          <table:table-cell office:value-type="float" office:value="47.7" table:style-name="ce1">
            <text:p>47.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ZE</text:p>
          </table:table-cell>
          <table:table-cell office:value-type="float" office:value="78869.418778214094" table:style-name="ce1">
            <text:p>78869.41878</text:p>
          </table:table-cell>
          <table:table-cell office:value-type="float" office:value="36307.091378330602" table:style-name="ce1">
            <text:p>36307.09138</text:p>
          </table:table-cell>
          <table:table-cell office:value-type="float" office:value="46.03" table:style-name="ce1">
            <text:p>46.03</text:p>
          </table:table-cell>
          <table:table-cell office:value-type="float" office:value="35758.076551131599" table:style-name="ce1">
            <text:p>35758.07655</text:p>
          </table:table-cell>
          <table:table-cell office:value-type="float" office:value="45.34" table:style-name="ce1">
            <text:p>45.34</text:p>
          </table:table-cell>
          <table:table-cell office:value-type="float" office:value="35849.3762147378" table:style-name="ce1">
            <text:p>35849.37621</text:p>
          </table:table-cell>
          <table:table-cell office:value-type="float" office:value="45.45" table:style-name="ce1">
            <text:p>45.45</text:p>
          </table:table-cell>
          <table:table-cell office:value-type="float" office:value="17298.737114021402" table:style-name="ce1">
            <text:p>17298.73711</text:p>
          </table:table-cell>
          <table:table-cell office:value-type="float" office:value="21.93" table:style-name="ce1">
            <text:p>21.93</text:p>
          </table:table-cell>
          <table:table-cell office:value-type="float" office:value="13917.552267839599" table:style-name="ce1">
            <text:p>13917.55227</text:p>
          </table:table-cell>
          <table:table-cell office:value-type="float" office:value="38.82" table:style-name="ce1">
            <text:p>38.8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EU</text:p>
          </table:table-cell>
          <table:table-cell office:value-type="float" office:value="357666.308405235" table:style-name="ce1">
            <text:p>357666.3084</text:p>
          </table:table-cell>
          <table:table-cell office:value-type="float" office:value="167885.15668300301" table:style-name="ce1">
            <text:p>167885.1567</text:p>
          </table:table-cell>
          <table:table-cell office:value-type="float" office:value="46.94" table:style-name="ce1">
            <text:p>46.94</text:p>
          </table:table-cell>
          <table:table-cell office:value-type="float" office:value="166514.598450872" table:style-name="ce1">
            <text:p>166514.5985</text:p>
          </table:table-cell>
          <table:table-cell office:value-type="float" office:value="46.56" table:style-name="ce1">
            <text:p>46.56</text:p>
          </table:table-cell>
          <table:table-cell office:value-type="float" office:value="167857.47279363699" table:style-name="ce1">
            <text:p>167857.4728</text:p>
          </table:table-cell>
          <table:table-cell office:value-type="float" office:value="46.93" table:style-name="ce1">
            <text:p>46.93</text:p>
          </table:table-cell>
          <table:table-cell office:value-type="float" office:value="140338.09943715701" table:style-name="ce1">
            <text:p>140338.0994</text:p>
          </table:table-cell>
          <table:table-cell office:value-type="float" office:value="39.24" table:style-name="ce1">
            <text:p>39.24</text:p>
          </table:table-cell>
          <table:table-cell office:value-type="float" office:value="92806.714295543396" table:style-name="ce1">
            <text:p>92806.7143</text:p>
          </table:table-cell>
          <table:table-cell office:value-type="float" office:value="55.29" table:style-name="ce1">
            <text:p>55.2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JI</text:p>
          </table:table-cell>
          <table:table-cell office:value-type="float" office:value="21679.363526194698" table:style-name="ce1">
            <text:p>21679.36353</text:p>
          </table:table-cell>
          <table:table-cell office:value-type="float" office:value="2136.7440214200801" table:style-name="ce1">
            <text:p>2136.744021</text:p>
          </table:table-cell>
          <table:table-cell office:value-type="float" office:value="9.86" table:style-name="ce1">
            <text:p>9.86</text:p>
          </table:table-cell>
          <table:table-cell office:value-type="float" office:value="2368.3698269745501" table:style-name="ce1">
            <text:p>2368.369827</text:p>
          </table:table-cell>
          <table:table-cell office:value-type="float" office:value="10.92" table:style-name="ce1">
            <text:p>10.92</text:p>
          </table:table-cell>
          <table:table-cell office:value-type="float" office:value="2640.1781164827999" table:style-name="ce1">
            <text:p>2640.178116</text:p>
          </table:table-cell>
          <table:table-cell office:value-type="float" office:value="12.18" table:style-name="ce1">
            <text:p>12.18</text:p>
          </table:table-cell>
          <table:table-cell office:value-type="float" office:value="291.01406620709901" table:style-name="ce1">
            <text:p>291.0140662</text:p>
          </table:table-cell>
          <table:table-cell office:value-type="float" office:value="1.34" table:style-name="ce1">
            <text:p>1.34</text:p>
          </table:table-cell>
          <table:table-cell office:value-type="float" office:value="36.451302309166998" table:style-name="ce1">
            <text:p>36.45130231</text:p>
          </table:table-cell>
          <table:table-cell office:value-type="float" office:value="1.38" table:style-name="ce1">
            <text:p>1.3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MA</text:p>
          </table:table-cell>
          <table:table-cell office:value-type="float" office:value="750.15397351481704" table:style-name="ce1">
            <text:p>750.1539735</text:p>
          </table:table-cell>
          <table:table-cell office:value-type="float" office:value="736.31671383882701" table:style-name="ce1">
            <text:p>736.3167138</text:p>
          </table:table-cell>
          <table:table-cell office:value-type="float" office:value="98.16" table:style-name="ce1">
            <text:p>98.16</text:p>
          </table:table-cell>
          <table:table-cell office:value-type="float" office:value="735.30846061894897" table:style-name="ce1">
            <text:p>735.3084606</text:p>
          </table:table-cell>
          <table:table-cell office:value-type="float" office:value="98.02" table:style-name="ce1">
            <text:p>98.02</text:p>
          </table:table-cell>
          <table:table-cell office:value-type="float" office:value="735.21689994746498" table:style-name="ce1">
            <text:p>735.2168999</text:p>
          </table:table-cell>
          <table:table-cell office:value-type="float" office:value="98.01" table:style-name="ce1">
            <text:p>98.01</text:p>
          </table:table-cell>
          <table:table-cell office:value-type="float" office:value="161.10596671851701" table:style-name="ce1">
            <text:p>161.1059667</text:p>
          </table:table-cell>
          <table:table-cell office:value-type="float" office:value="21.48" table:style-name="ce1">
            <text:p>21.48</text:p>
          </table:table-cell>
          <table:table-cell office:value-type="float" office:value="159.82317609434099" table:style-name="ce1">
            <text:p>159.8231761</text:p>
          </table:table-cell>
          <table:table-cell office:value-type="float" office:value="21.74" table:style-name="ce1">
            <text:p>21.7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NK</text:p>
          </table:table-cell>
          <table:table-cell office:value-type="float" office:value="43172.696632027801" table:style-name="ce1">
            <text:p>43172.69663</text:p>
          </table:table-cell>
          <table:table-cell office:value-type="float" office:value="8919.6195692735691" table:style-name="ce1">
            <text:p>8919.619569</text:p>
          </table:table-cell>
          <table:table-cell office:value-type="float" office:value="20.66" table:style-name="ce1">
            <text:p>20.66</text:p>
          </table:table-cell>
          <table:table-cell office:value-type="float" office:value="8992.2283541450197" table:style-name="ce1">
            <text:p>8992.228354</text:p>
          </table:table-cell>
          <table:table-cell office:value-type="float" office:value="20.83" table:style-name="ce1">
            <text:p>20.83</text:p>
          </table:table-cell>
          <table:table-cell office:value-type="float" office:value="9324.7768849568292" table:style-name="ce1">
            <text:p>9324.776885</text:p>
          </table:table-cell>
          <table:table-cell office:value-type="float" office:value="21.6" table:style-name="ce1">
            <text:p>21.6</text:p>
          </table:table-cell>
          <table:table-cell office:value-type="float" office:value="6627.75995572392" table:style-name="ce1">
            <text:p>6627.759956</text:p>
          </table:table-cell>
          <table:table-cell office:value-type="float" office:value="15.35" table:style-name="ce1">
            <text:p>15.35</text:p>
          </table:table-cell>
          <table:table-cell office:value-type="float" office:value="3106.6513588663602" table:style-name="ce1">
            <text:p>3106.651359</text:p>
          </table:table-cell>
          <table:table-cell office:value-type="float" office:value="33.32" table:style-name="ce1">
            <text:p>33.3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OM</text:p>
          </table:table-cell>
          <table:table-cell office:value-type="float" office:value="48114.886610474001" table:style-name="ce1">
            <text:p>48114.88661</text:p>
          </table:table-cell>
          <table:table-cell office:value-type="float" office:value="33097.299878026999" table:style-name="ce1">
            <text:p>33097.29988</text:p>
          </table:table-cell>
          <table:table-cell office:value-type="float" office:value="68.790000000000006" table:style-name="ce1">
            <text:p>68.79</text:p>
          </table:table-cell>
          <table:table-cell office:value-type="float" office:value="34033.787396727799" table:style-name="ce1">
            <text:p>34033.7874</text:p>
          </table:table-cell>
          <table:table-cell office:value-type="float" office:value="70.73" table:style-name="ce1">
            <text:p>70.73</text:p>
          </table:table-cell>
          <table:table-cell office:value-type="float" office:value="34019.206198306601" table:style-name="ce1">
            <text:p>34019.2062</text:p>
          </table:table-cell>
          <table:table-cell office:value-type="float" office:value="70.7" table:style-name="ce1">
            <text:p>70.7</text:p>
          </table:table-cell>
          <table:table-cell office:value-type="float" office:value="12627.540672970201" table:style-name="ce1">
            <text:p>12627.54067</text:p>
          </table:table-cell>
          <table:table-cell office:value-type="float" office:value="26.24" table:style-name="ce1">
            <text:p>26.24</text:p>
          </table:table-cell>
          <table:table-cell office:value-type="float" office:value="11021.8808270843" table:style-name="ce1">
            <text:p>11021.88083</text:p>
          </table:table-cell>
          <table:table-cell office:value-type="float" office:value="32.4" table:style-name="ce1">
            <text:p>32.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ZA</text:p>
          </table:table-cell>
          <table:table-cell office:value-type="float" office:value="2308757.6226216899" table:style-name="ce1">
            <text:p>2308757.623</text:p>
          </table:table-cell>
          <table:table-cell office:value-type="float" office:value="129873.348198418" table:style-name="ce1">
            <text:p>129873.3482</text:p>
          </table:table-cell>
          <table:table-cell office:value-type="float" office:value="5.63" table:style-name="ce1">
            <text:p>5.63</text:p>
          </table:table-cell>
          <table:table-cell office:value-type="float" office:value="119927.39496478099" table:style-name="ce1">
            <text:p>119927.395</text:p>
          </table:table-cell>
          <table:table-cell office:value-type="float" office:value="5.19" table:style-name="ce1">
            <text:p>5.19</text:p>
          </table:table-cell>
          <table:table-cell office:value-type="float" office:value="123445.12465679699" table:style-name="ce1">
            <text:p>123445.1247</text:p>
          </table:table-cell>
          <table:table-cell office:value-type="float" office:value="5.35" table:style-name="ce1">
            <text:p>5.35</text:p>
          </table:table-cell>
          <table:table-cell office:value-type="float" office:value="1254371.3159137999" table:style-name="ce1">
            <text:p>1254371.316</text:p>
          </table:table-cell>
          <table:table-cell office:value-type="float" office:value="54.33" table:style-name="ce1">
            <text:p>54.33</text:p>
          </table:table-cell>
          <table:table-cell office:value-type="float" office:value="40624.962699592303" table:style-name="ce1">
            <text:p>40624.9627</text:p>
          </table:table-cell>
          <table:table-cell office:value-type="float" office:value="32.909999999999997" table:style-name="ce1">
            <text:p>32.9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CU</text:p>
          </table:table-cell>
          <table:table-cell office:value-type="float" office:value="256312.432481175" table:style-name="ce1">
            <text:p>256312.4325</text:p>
          </table:table-cell>
          <table:table-cell office:value-type="float" office:value="223049.64316703001" table:style-name="ce1">
            <text:p>223049.6432</text:p>
          </table:table-cell>
          <table:table-cell office:value-type="float" office:value="87.02" table:style-name="ce1">
            <text:p>87.02</text:p>
          </table:table-cell>
          <table:table-cell office:value-type="float" office:value="224394.579493172" table:style-name="ce1">
            <text:p>224394.5795</text:p>
          </table:table-cell>
          <table:table-cell office:value-type="float" office:value="87.55" table:style-name="ce1">
            <text:p>87.55</text:p>
          </table:table-cell>
          <table:table-cell office:value-type="float" office:value="224310.453566171" table:style-name="ce1">
            <text:p>224310.4536</text:p>
          </table:table-cell>
          <table:table-cell office:value-type="float" office:value="87.51" table:style-name="ce1">
            <text:p>87.51</text:p>
          </table:table-cell>
          <table:table-cell office:value-type="float" office:value="60258.481952158698" table:style-name="ce1">
            <text:p>60258.48195</text:p>
          </table:table-cell>
          <table:table-cell office:value-type="float" office:value="23.51" table:style-name="ce1">
            <text:p>23.51</text:p>
          </table:table-cell>
          <table:table-cell office:value-type="float" office:value="55064.710999996103" table:style-name="ce1">
            <text:p>55064.711</text:p>
          </table:table-cell>
          <table:table-cell office:value-type="float" office:value="24.55" table:style-name="ce1">
            <text:p>24.5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GY</text:p>
          </table:table-cell>
          <table:table-cell office:value-type="float" office:value="982207.15679043403" table:style-name="ce1">
            <text:p>982207.1568</text:p>
          </table:table-cell>
          <table:table-cell office:value-type="float" office:value="24130.4157545868" table:style-name="ce1">
            <text:p>24130.41575</text:p>
          </table:table-cell>
          <table:table-cell office:value-type="float" office:value="2.46" table:style-name="ce1">
            <text:p>2.46</text:p>
          </table:table-cell>
          <table:table-cell office:value-type="float" office:value="23520.612112330498" table:style-name="ce1">
            <text:p>23520.61211</text:p>
          </table:table-cell>
          <table:table-cell office:value-type="float" office:value="2.39" table:style-name="ce1">
            <text:p>2.39</text:p>
          </table:table-cell>
          <table:table-cell office:value-type="float" office:value="23478.804801809601" table:style-name="ce1">
            <text:p>23478.8048</text:p>
          </table:table-cell>
          <table:table-cell office:value-type="float" office:value="2.39" table:style-name="ce1">
            <text:p>2.39</text:p>
          </table:table-cell>
          <table:table-cell office:value-type="float" office:value="110644.554419967" table:style-name="ce1">
            <text:p>110644.5544</text:p>
          </table:table-cell>
          <table:table-cell office:value-type="float" office:value="11.26" table:style-name="ce1">
            <text:p>11.26</text:p>
          </table:table-cell>
          <table:table-cell office:value-type="float" office:value="2881.5991311027101" table:style-name="ce1">
            <text:p>2881.599131</text:p>
          </table:table-cell>
          <table:table-cell office:value-type="float" office:value="12.27" table:style-name="ce1">
            <text:p>12.2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RI</text:p>
          </table:table-cell>
          <table:table-cell office:value-type="float" office:value="120741.16433483201" table:style-name="ce1">
            <text:p>120741.1643</text:p>
          </table:table-cell>
          <table:table-cell office:value-type="float" office:value="53170.703975116397" table:style-name="ce1">
            <text:p>53170.70398</text:p>
          </table:table-cell>
          <table:table-cell office:value-type="float" office:value="44.04" table:style-name="ce1">
            <text:p>44.04</text:p>
          </table:table-cell>
          <table:table-cell office:value-type="float" office:value="55113.664601545403" table:style-name="ce1">
            <text:p>55113.6646</text:p>
          </table:table-cell>
          <table:table-cell office:value-type="float" office:value="45.65" table:style-name="ce1">
            <text:p>45.65</text:p>
          </table:table-cell>
          <table:table-cell office:value-type="float" office:value="57233.428267788702" table:style-name="ce1">
            <text:p>57233.42827</text:p>
          </table:table-cell>
          <table:table-cell office:value-type="float" office:value="47.4" table:style-name="ce1">
            <text:p>47.4</text:p>
          </table:table-cell>
          <table:table-cell office:value-type="float" office:value="12.248920975866" table:style-name="ce1">
            <text:p>12.24892098</text:p>
          </table:table-cell>
          <table:table-cell office:value-type="float" office:value="0.01" table:style-name="ce1">
            <text:p>0.01</text:p>
          </table:table-cell>
          <table:table-cell office:value-type="float" office:value="9.7625239093030007" table:style-name="ce1">
            <text:p>9.762523909</text:p>
          </table:table-cell>
          <table:table-cell office:value-type="float" office:value="0.02" table:style-name="ce1">
            <text:p>0.0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SH</text:p>
          </table:table-cell>
          <table:table-cell office:value-type="float" office:value="268624.91059187503" table:style-name="ce1">
            <text:p>268624.9106</text:p>
          </table:table-cell>
          <table:table-cell office:value-type="float" office:value="198.11124117255099" table:style-name="ce1">
            <text:p>198.1112412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198.10314886830699" table:style-name="ce1">
            <text:p>198.1031489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196.91650394967101" table:style-name="ce1">
            <text:p>196.9165039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2.6338460271700002" table:style-name="ce1">
            <text:p>2.633846027</text:p>
          </table:table-cell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ESP</text:p>
          </table:table-cell>
          <table:table-cell office:value-type="float" office:value="506001.75768846" table:style-name="ce1">
            <text:p>506001.7577</text:p>
          </table:table-cell>
          <table:table-cell office:value-type="float" office:value="270231.79029948299" table:style-name="ce1">
            <text:p>270231.7903</text:p>
          </table:table-cell>
          <table:table-cell office:value-type="float" office:value="53.41" table:style-name="ce1">
            <text:p>53.41</text:p>
          </table:table-cell>
          <table:table-cell office:value-type="float" office:value="262867.539945753" table:style-name="ce1">
            <text:p>262867.5399</text:p>
          </table:table-cell>
          <table:table-cell office:value-type="float" office:value="51.95" table:style-name="ce1">
            <text:p>51.95</text:p>
          </table:table-cell>
          <table:table-cell office:value-type="float" office:value="263202.57165124599" table:style-name="ce1">
            <text:p>263202.5717</text:p>
          </table:table-cell>
          <table:table-cell office:value-type="float" office:value="52.02" table:style-name="ce1">
            <text:p>52.02</text:p>
          </table:table-cell>
          <table:table-cell office:value-type="float" office:value="142544.22137011599" table:style-name="ce1">
            <text:p>142544.2214</text:p>
          </table:table-cell>
          <table:table-cell office:value-type="float" office:value="28.17" table:style-name="ce1">
            <text:p>28.17</text:p>
          </table:table-cell>
          <table:table-cell office:value-type="float" office:value="107564.878557099" table:style-name="ce1">
            <text:p>107564.8786</text:p>
          </table:table-cell>
          <table:table-cell office:value-type="float" office:value="40.869999999999997" table:style-name="ce1">
            <text:p>40.8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ST</text:p>
          </table:table-cell>
          <table:table-cell office:value-type="float" office:value="45345.918173450103" table:style-name="ce1">
            <text:p>45345.91817</text:p>
          </table:table-cell>
          <table:table-cell office:value-type="float" office:value="33669.6993250214" table:style-name="ce1">
            <text:p>33669.69933</text:p>
          </table:table-cell>
          <table:table-cell office:value-type="float" office:value="74.25" table:style-name="ce1">
            <text:p>74.25</text:p>
          </table:table-cell>
          <table:table-cell office:value-type="float" office:value="31653.091840151599" table:style-name="ce1">
            <text:p>31653.09184</text:p>
          </table:table-cell>
          <table:table-cell office:value-type="float" office:value="69.8" table:style-name="ce1">
            <text:p>69.8</text:p>
          </table:table-cell>
          <table:table-cell office:value-type="float" office:value="31682.213926453798" table:style-name="ce1">
            <text:p>31682.21393</text:p>
          </table:table-cell>
          <table:table-cell office:value-type="float" office:value="69.87" table:style-name="ce1">
            <text:p>69.87</text:p>
          </table:table-cell>
          <table:table-cell office:value-type="float" office:value="9296.9414625703193" table:style-name="ce1">
            <text:p>9296.941463</text:p>
          </table:table-cell>
          <table:table-cell office:value-type="float" office:value="20.5" table:style-name="ce1">
            <text:p>20.5</text:p>
          </table:table-cell>
          <table:table-cell office:value-type="float" office:value="7785.5758386569596" table:style-name="ce1">
            <text:p>7785.575839</text:p>
          </table:table-cell>
          <table:table-cell office:value-type="float" office:value="24.57" table:style-name="ce1">
            <text:p>24.5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TH</text:p>
          </table:table-cell>
          <table:table-cell office:value-type="float" office:value="1129271.4008935599" table:style-name="ce1">
            <text:p>1129271.401</text:p>
          </table:table-cell>
          <table:table-cell office:value-type="float" office:value="848285.66708837298" table:style-name="ce1">
            <text:p>848285.6671</text:p>
          </table:table-cell>
          <table:table-cell office:value-type="float" office:value="75.12" table:style-name="ce1">
            <text:p>75.12</text:p>
          </table:table-cell>
          <table:table-cell office:value-type="float" office:value="849893.57766960596" table:style-name="ce1">
            <text:p>849893.5777</text:p>
          </table:table-cell>
          <table:table-cell office:value-type="float" office:value="75.260000000000005" table:style-name="ce1">
            <text:p>75.26</text:p>
          </table:table-cell>
          <table:table-cell office:value-type="float" office:value="853744.06752514595" table:style-name="ce1">
            <text:p>853744.0675</text:p>
          </table:table-cell>
          <table:table-cell office:value-type="float" office:value="75.599999999999994" table:style-name="ce1">
            <text:p>75.6</text:p>
          </table:table-cell>
          <table:table-cell office:value-type="float" office:value="192020.007255089" table:style-name="ce1">
            <text:p>192020.0073</text:p>
          </table:table-cell>
          <table:table-cell office:value-type="float" office:value="17" table:style-name="ce1">
            <text:p>17</text:p>
          </table:table-cell>
          <table:table-cell office:value-type="float" office:value="164119.793541288" table:style-name="ce1">
            <text:p>164119.7935</text:p>
          </table:table-cell>
          <table:table-cell office:value-type="float" office:value="19.22" table:style-name="ce1">
            <text:p>19.2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FIN</text:p>
          </table:table-cell>
          <table:table-cell office:value-type="float" office:value="337519.646406096" table:style-name="ce1">
            <text:p>337519.6464</text:p>
          </table:table-cell>
          <table:table-cell office:value-type="float" office:value="281689.639938757" table:style-name="ce1">
            <text:p>281689.6399</text:p>
          </table:table-cell>
          <table:table-cell office:value-type="float" office:value="83.46" table:style-name="ce1">
            <text:p>83.46</text:p>
          </table:table-cell>
          <table:table-cell office:value-type="float" office:value="277047.97114609898" table:style-name="ce1">
            <text:p>277047.9711</text:p>
          </table:table-cell>
          <table:table-cell office:value-type="float" office:value="82.08" table:style-name="ce1">
            <text:p>82.08</text:p>
          </table:table-cell>
          <table:table-cell office:value-type="float" office:value="274215.046324967" table:style-name="ce1">
            <text:p>274215.0463</text:p>
          </table:table-cell>
          <table:table-cell office:value-type="float" office:value="81.239999999999995" table:style-name="ce1">
            <text:p>81.24</text:p>
          </table:table-cell>
          <table:table-cell office:value-type="float" office:value="45577.8173600214" table:style-name="ce1">
            <text:p>45577.81736</text:p>
          </table:table-cell>
          <table:table-cell office:value-type="float" office:value="13.5" table:style-name="ce1">
            <text:p>13.5</text:p>
          </table:table-cell>
          <table:table-cell office:value-type="float" office:value="38770.780178218803" table:style-name="ce1">
            <text:p>38770.78018</text:p>
          </table:table-cell>
          <table:table-cell office:value-type="float" office:value="14.14" table:style-name="ce1">
            <text:p>14.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FJI</text:p>
          </table:table-cell>
          <table:table-cell office:value-type="float" office:value="18257.439852437601" table:style-name="ce1">
            <text:p>18257.43985</text:p>
          </table:table-cell>
          <table:table-cell office:value-type="float" office:value="13284.745944137399" table:style-name="ce1">
            <text:p>13284.74594</text:p>
          </table:table-cell>
          <table:table-cell office:value-type="float" office:value="72.760000000000005" table:style-name="ce1">
            <text:p>72.76</text:p>
          </table:table-cell>
          <table:table-cell office:value-type="float" office:value="13151.7953195878" table:style-name="ce1">
            <text:p>13151.79532</text:p>
          </table:table-cell>
          <table:table-cell office:value-type="float" office:value="72.040000000000006" table:style-name="ce1">
            <text:p>72.04</text:p>
          </table:table-cell>
          <table:table-cell office:value-type="float" office:value="13023.4353624292" table:style-name="ce1">
            <text:p>13023.43536</text:p>
          </table:table-cell>
          <table:table-cell office:value-type="float" office:value="71.33" table:style-name="ce1">
            <text:p>71.33</text:p>
          </table:table-cell>
          <table:table-cell office:value-type="float" office:value="788.39695067588195" table:style-name="ce1">
            <text:p>788.3969507</text:p>
          </table:table-cell>
          <table:table-cell office:value-type="float" office:value="4.32" table:style-name="ce1">
            <text:p>4.32</text:p>
          </table:table-cell>
          <table:table-cell office:value-type="float" office:value="556.93208913951798" table:style-name="ce1">
            <text:p>556.9320891</text:p>
          </table:table-cell>
          <table:table-cell office:value-type="float" office:value="4.28" table:style-name="ce1">
            <text:p>4.2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FLK</text:p>
          </table:table-cell>
          <table:table-cell office:value-type="float" office:value="12052.6105366722" table:style-name="ce1">
            <text:p>12052.61054</text:p>
          </table:table-cell>
          <table:table-cell office:value-type="float" office:value="11397.4257476687" table:style-name="ce1">
            <text:p>11397.42575</text:p>
          </table:table-cell>
          <table:table-cell office:value-type="float" office:value="94.56" table:style-name="ce1">
            <text:p>94.56</text:p>
          </table:table-cell>
          <table:table-cell office:value-type="float" office:value="11439.444961835699" table:style-name="ce1">
            <text:p>11439.44496</text:p>
          </table:table-cell>
          <table:table-cell office:value-type="float" office:value="94.91" table:style-name="ce1">
            <text:p>94.91</text:p>
          </table:table-cell>
          <table:table-cell office:value-type="float" office:value="11438.8547129936" table:style-name="ce1">
            <text:p>11438.85471</text:p>
          </table:table-cell>
          <table:table-cell office:value-type="float" office:value="94.91" table:style-name="ce1">
            <text:p>94.91</text:p>
          </table:table-cell>
          <table:table-cell office:value-type="float" office:value="62.249021369265002" table:style-name="ce1">
            <text:p>62.24902137</text:p>
          </table:table-cell>
          <table:table-cell office:value-type="float" office:value="0.52" table:style-name="ce1">
            <text:p>0.52</text:p>
          </table:table-cell>
          <table:table-cell office:value-type="float" office:value="54.564963902293002" table:style-name="ce1">
            <text:p>54.5649639</text:p>
          </table:table-cell>
          <table:table-cell office:value-type="float" office:value="0.48" table:style-name="ce1">
            <text:p>0.4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FRA</text:p>
          </table:table-cell>
          <table:table-cell office:value-type="float" office:value="638364.798475608" table:style-name="ce1">
            <text:p>638364.7985</text:p>
          </table:table-cell>
          <table:table-cell office:value-type="float" office:value="339059.01671647897" table:style-name="ce1">
            <text:p>339059.0167</text:p>
          </table:table-cell>
          <table:table-cell office:value-type="float" office:value="53.11" table:style-name="ce1">
            <text:p>53.11</text:p>
          </table:table-cell>
          <table:table-cell office:value-type="float" office:value="335067.048702478" table:style-name="ce1">
            <text:p>335067.0487</text:p>
          </table:table-cell>
          <table:table-cell office:value-type="float" office:value="52.49" table:style-name="ce1">
            <text:p>52.49</text:p>
          </table:table-cell>
          <table:table-cell office:value-type="float" office:value="336171.94455557101" table:style-name="ce1">
            <text:p>336171.9446</text:p>
          </table:table-cell>
          <table:table-cell office:value-type="float" office:value="52.66" table:style-name="ce1">
            <text:p>52.66</text:p>
          </table:table-cell>
          <table:table-cell office:value-type="float" office:value="204509.71003760101" table:style-name="ce1">
            <text:p>204509.71</text:p>
          </table:table-cell>
          <table:table-cell office:value-type="float" office:value="32.04" table:style-name="ce1">
            <text:p>32.04</text:p>
          </table:table-cell>
          <table:table-cell office:value-type="float" office:value="153176.84550865" table:style-name="ce1">
            <text:p>153176.8455</text:p>
          </table:table-cell>
          <table:table-cell office:value-type="float" office:value="45.57" table:style-name="ce1">
            <text:p>45.5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FRO</text:p>
          </table:table-cell>
          <table:table-cell office:value-type="float" office:value="1403.6499726654899" table:style-name="ce1">
            <text:p>1403.649973</text:p>
          </table:table-cell>
          <table:table-cell office:value-type="float" office:value="1313.7624247794199" table:style-name="ce1">
            <text:p>1313.762425</text:p>
          </table:table-cell>
          <table:table-cell office:value-type="float" office:value="93.6" table:style-name="ce1">
            <text:p>93.6</text:p>
          </table:table-cell>
          <table:table-cell office:value-type="float" office:value="1313.4950530630999" table:style-name="ce1">
            <text:p>1313.495053</text:p>
          </table:table-cell>
          <table:table-cell office:value-type="float" office:value="93.58" table:style-name="ce1">
            <text:p>93.58</text:p>
          </table:table-cell>
          <table:table-cell office:value-type="float" office:value="1311.63648653626" table:style-name="ce1">
            <text:p>1311.636487</text:p>
          </table:table-cell>
          <table:table-cell office:value-type="float" office:value="93.44" table:style-name="ce1">
            <text:p>93.44</text:p>
          </table:table-cell>
          <table:table-cell office:value-type="float" office:value="30.283227106454" table:style-name="ce1">
            <text:p>30.28322711</text:p>
          </table:table-cell>
          <table:table-cell office:value-type="float" office:value="2.16" table:style-name="ce1">
            <text:p>2.16</text:p>
          </table:table-cell>
          <table:table-cell office:value-type="float" office:value="26.812734163860998" table:style-name="ce1">
            <text:p>26.81273416</text:p>
          </table:table-cell>
          <table:table-cell office:value-type="float" office:value="2.04" table:style-name="ce1">
            <text:p>2.0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FSM</text:p>
          </table:table-cell>
          <table:table-cell office:value-type="float" office:value="727.60952091766796" table:style-name="ce1">
            <text:p>727.6095209</text:p>
          </table:table-cell>
          <table:table-cell office:value-type="float" office:value="534.64215687880801" table:style-name="ce1">
            <text:p>534.6421569</text:p>
          </table:table-cell>
          <table:table-cell office:value-type="float" office:value="73.48" table:style-name="ce1">
            <text:p>73.48</text:p>
          </table:table-cell>
          <table:table-cell office:value-type="float" office:value="534.64215687880801" table:style-name="ce1">
            <text:p>534.6421569</text:p>
          </table:table-cell>
          <table:table-cell office:value-type="float" office:value="73.48" table:style-name="ce1">
            <text:p>73.48</text:p>
          </table:table-cell>
          <table:table-cell office:value-type="float" office:value="534.64215687880801" table:style-name="ce1">
            <text:p>534.6421569</text:p>
          </table:table-cell>
          <table:table-cell office:value-type="float" office:value="73.48" table:style-name="ce1">
            <text:p>73.4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AB</text:p>
          </table:table-cell>
          <table:table-cell office:value-type="float" office:value="264198.71348145203" table:style-name="ce1">
            <text:p>264198.7135</text:p>
          </table:table-cell>
          <table:table-cell office:value-type="float" office:value="251466.454613001" table:style-name="ce1">
            <text:p>251466.4546</text:p>
          </table:table-cell>
          <table:table-cell office:value-type="float" office:value="95.18" table:style-name="ce1">
            <text:p>95.18</text:p>
          </table:table-cell>
          <table:table-cell office:value-type="float" office:value="249221.22677638201" table:style-name="ce1">
            <text:p>249221.2268</text:p>
          </table:table-cell>
          <table:table-cell office:value-type="float" office:value="94.33" table:style-name="ce1">
            <text:p>94.33</text:p>
          </table:table-cell>
          <table:table-cell office:value-type="float" office:value="249248.259861864" table:style-name="ce1">
            <text:p>249248.2599</text:p>
          </table:table-cell>
          <table:table-cell office:value-type="float" office:value="94.34" table:style-name="ce1">
            <text:p>94.34</text:p>
          </table:table-cell>
          <table:table-cell office:value-type="float" office:value="60058.747659850997" table:style-name="ce1">
            <text:p>60058.74766</text:p>
          </table:table-cell>
          <table:table-cell office:value-type="float" office:value="22.73" table:style-name="ce1">
            <text:p>22.73</text:p>
          </table:table-cell>
          <table:table-cell office:value-type="float" office:value="55698.543947170001" table:style-name="ce1">
            <text:p>55698.54395</text:p>
          </table:table-cell>
          <table:table-cell office:value-type="float" office:value="22.35" table:style-name="ce1">
            <text:p>22.3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BR</text:p>
          </table:table-cell>
          <table:table-cell office:value-type="float" office:value="244545.750262177" table:style-name="ce1">
            <text:p>244545.7503</text:p>
          </table:table-cell>
          <table:table-cell office:value-type="float" office:value="160302.20509533401" table:style-name="ce1">
            <text:p>160302.2051</text:p>
          </table:table-cell>
          <table:table-cell office:value-type="float" office:value="65.55" table:style-name="ce1">
            <text:p>65.55</text:p>
          </table:table-cell>
          <table:table-cell office:value-type="float" office:value="157955.72942402499" table:style-name="ce1">
            <text:p>157955.7294</text:p>
          </table:table-cell>
          <table:table-cell office:value-type="float" office:value="64.59" table:style-name="ce1">
            <text:p>64.59</text:p>
          </table:table-cell>
          <table:table-cell office:value-type="float" office:value="158321.232467428" table:style-name="ce1">
            <text:p>158321.2325</text:p>
          </table:table-cell>
          <table:table-cell office:value-type="float" office:value="64.739999999999995" table:style-name="ce1">
            <text:p>64.74</text:p>
          </table:table-cell>
          <table:table-cell office:value-type="float" office:value="69362.956735456304" table:style-name="ce1">
            <text:p>69362.95674</text:p>
          </table:table-cell>
          <table:table-cell office:value-type="float" office:value="28.36" table:style-name="ce1">
            <text:p>28.36</text:p>
          </table:table-cell>
          <table:table-cell office:value-type="float" office:value="56959.854539706903" table:style-name="ce1">
            <text:p>56959.85454</text:p>
          </table:table-cell>
          <table:table-cell office:value-type="float" office:value="35.979999999999997" table:style-name="ce1">
            <text:p>35.9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EO</text:p>
          </table:table-cell>
          <table:table-cell office:value-type="float" office:value="69668.485489557803" table:style-name="ce1">
            <text:p>69668.48549</text:p>
          </table:table-cell>
          <table:table-cell office:value-type="float" office:value="50867.028600113299" table:style-name="ce1">
            <text:p>50867.0286</text:p>
          </table:table-cell>
          <table:table-cell office:value-type="float" office:value="73.010000000000005" table:style-name="ce1">
            <text:p>73.01</text:p>
          </table:table-cell>
          <table:table-cell office:value-type="float" office:value="50241.918345311402" table:style-name="ce1">
            <text:p>50241.91835</text:p>
          </table:table-cell>
          <table:table-cell office:value-type="float" office:value="72.12" table:style-name="ce1">
            <text:p>72.12</text:p>
          </table:table-cell>
          <table:table-cell office:value-type="float" office:value="50289.878257454002" table:style-name="ce1">
            <text:p>50289.87826</text:p>
          </table:table-cell>
          <table:table-cell office:value-type="float" office:value="72.180000000000007" table:style-name="ce1">
            <text:p>72.18</text:p>
          </table:table-cell>
          <table:table-cell office:value-type="float" office:value="15882.741878986501" table:style-name="ce1">
            <text:p>15882.74188</text:p>
          </table:table-cell>
          <table:table-cell office:value-type="float" office:value="22.8" table:style-name="ce1">
            <text:p>22.8</text:p>
          </table:table-cell>
          <table:table-cell office:value-type="float" office:value="14239.1579329576" table:style-name="ce1">
            <text:p>14239.15793</text:p>
          </table:table-cell>
          <table:table-cell office:value-type="float" office:value="28.31" table:style-name="ce1">
            <text:p>28.3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GY</text:p>
          </table:table-cell>
          <table:table-cell office:value-type="float" office:value="81.776529389437002" table:style-name="ce1">
            <text:p>81.77652939</text:p>
          </table:table-cell>
          <table:table-cell office:value-type="float" office:value="16.663044409965" table:style-name="ce1">
            <text:p>16.66304441</text:p>
          </table:table-cell>
          <table:table-cell office:value-type="float" office:value="20.38" table:style-name="ce1">
            <text:p>20.38</text:p>
          </table:table-cell>
          <table:table-cell office:value-type="float" office:value="12.743230243215001" table:style-name="ce1">
            <text:p>12.74323024</text:p>
          </table:table-cell>
          <table:table-cell office:value-type="float" office:value="15.58" table:style-name="ce1">
            <text:p>15.58</text:p>
          </table:table-cell>
          <table:table-cell office:value-type="float" office:value="12.743230243215001" table:style-name="ce1">
            <text:p>12.74323024</text:p>
          </table:table-cell>
          <table:table-cell office:value-type="float" office:value="15.58" table:style-name="ce1">
            <text:p>15.58</text:p>
          </table:table-cell>
          <table:table-cell office:value-type="float" office:value="7.5906504284440004" table:style-name="ce1">
            <text:p>7.590650428</text:p>
          </table:table-cell>
          <table:table-cell office:value-type="float" office:value="9.2799999999999994" table:style-name="ce1">
            <text:p>9.28</text:p>
          </table:table-cell>
          <table:table-cell office:value-type="float" office:value="1.8043555085809999" table:style-name="ce1">
            <text:p>1.804355509</text:p>
          </table:table-cell>
          <table:table-cell office:value-type="float" office:value="14.16" table:style-name="ce1">
            <text:p>14.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HA</text:p>
          </table:table-cell>
          <table:table-cell office:value-type="float" office:value="238856.501664521" table:style-name="ce1">
            <text:p>238856.5017</text:p>
          </table:table-cell>
          <table:table-cell office:value-type="float" office:value="131326.913762863" table:style-name="ce1">
            <text:p>131326.9138</text:p>
          </table:table-cell>
          <table:table-cell office:value-type="float" office:value="54.98" table:style-name="ce1">
            <text:p>54.98</text:p>
          </table:table-cell>
          <table:table-cell office:value-type="float" office:value="125516.377406485" table:style-name="ce1">
            <text:p>125516.3774</text:p>
          </table:table-cell>
          <table:table-cell office:value-type="float" office:value="52.55" table:style-name="ce1">
            <text:p>52.55</text:p>
          </table:table-cell>
          <table:table-cell office:value-type="float" office:value="126480.808031204" table:style-name="ce1">
            <text:p>126480.808</text:p>
          </table:table-cell>
          <table:table-cell office:value-type="float" office:value="52.95" table:style-name="ce1">
            <text:p>52.95</text:p>
          </table:table-cell>
          <table:table-cell office:value-type="float" office:value="35401.119173924002" table:style-name="ce1">
            <text:p>35401.11917</text:p>
          </table:table-cell>
          <table:table-cell office:value-type="float" office:value="14.82" table:style-name="ce1">
            <text:p>14.82</text:p>
          </table:table-cell>
          <table:table-cell office:value-type="float" office:value="27657.8789236435" table:style-name="ce1">
            <text:p>27657.87892</text:p>
          </table:table-cell>
          <table:table-cell office:value-type="float" office:value="21.87" table:style-name="ce1">
            <text:p>21.8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IB</text:p>
          </table:table-cell>
          <table:table-cell office:value-type="float" office:value="5.625614310125" table:style-name="ce1">
            <text:p>5.62561431</text:p>
          </table:table-cell>
          <table:table-cell office:value-type="float" office:value="1.695453813671" table:style-name="ce1">
            <text:p>1.695453814</text:p>
          </table:table-cell>
          <table:table-cell office:value-type="float" office:value="30.14" table:style-name="ce1">
            <text:p>30.14</text:p>
          </table:table-cell>
          <table:table-cell office:value-type="float" office:value="1.3871768161139999" table:style-name="ce1">
            <text:p>1.387176816</text:p>
          </table:table-cell>
          <table:table-cell office:value-type="float" office:value="24.66" table:style-name="ce1">
            <text:p>24.66</text:p>
          </table:table-cell>
          <table:table-cell office:value-type="float" office:value="1.3871768161139999" table:style-name="ce1">
            <text:p>1.387176816</text:p>
          </table:table-cell>
          <table:table-cell office:value-type="float" office:value="24.66" table:style-name="ce1">
            <text:p>24.66</text:p>
          </table:table-cell>
          <table:table-cell office:value-type="float" office:value="2.0807370776530001" table:style-name="ce1">
            <text:p>2.080737078</text:p>
          </table:table-cell>
          <table:table-cell office:value-type="float" office:value="36.99" table:style-name="ce1">
            <text:p>36.99</text:p>
          </table:table-cell>
          <table:table-cell office:value-type="float" office:value="1.155959685639" table:style-name="ce1">
            <text:p>1.155959686</text:p>
          </table:table-cell>
          <table:table-cell office:value-type="float" office:value="83.33" table:style-name="ce1">
            <text:p>83.3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IN</text:p>
          </table:table-cell>
          <table:table-cell office:value-type="float" office:value="243019.202752438" table:style-name="ce1">
            <text:p>243019.2028</text:p>
          </table:table-cell>
          <table:table-cell office:value-type="float" office:value="208364.99280908401" table:style-name="ce1">
            <text:p>208364.9928</text:p>
          </table:table-cell>
          <table:table-cell office:value-type="float" office:value="85.74" table:style-name="ce1">
            <text:p>85.74</text:p>
          </table:table-cell>
          <table:table-cell office:value-type="float" office:value="207339.88132916301" table:style-name="ce1">
            <text:p>207339.8813</text:p>
          </table:table-cell>
          <table:table-cell office:value-type="float" office:value="85.32" table:style-name="ce1">
            <text:p>85.32</text:p>
          </table:table-cell>
          <table:table-cell office:value-type="float" office:value="207492.01618490901" table:style-name="ce1">
            <text:p>207492.0162</text:p>
          </table:table-cell>
          <table:table-cell office:value-type="float" office:value="85.38" table:style-name="ce1">
            <text:p>85.38</text:p>
          </table:table-cell>
          <table:table-cell office:value-type="float" office:value="89167.717355467903" table:style-name="ce1">
            <text:p>89167.71736</text:p>
          </table:table-cell>
          <table:table-cell office:value-type="float" office:value="36.69" table:style-name="ce1">
            <text:p>36.69</text:p>
          </table:table-cell>
          <table:table-cell office:value-type="float" office:value="83415.830918913998" table:style-name="ce1">
            <text:p>83415.83092</text:p>
          </table:table-cell>
          <table:table-cell office:value-type="float" office:value="40.200000000000003" table:style-name="ce1">
            <text:p>40.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MB</text:p>
          </table:table-cell>
          <table:table-cell office:value-type="float" office:value="11072.7568782088" table:style-name="ce1">
            <text:p>11072.75688</text:p>
          </table:table-cell>
          <table:table-cell office:value-type="float" office:value="3809.62686244518" table:style-name="ce1">
            <text:p>3809.626862</text:p>
          </table:table-cell>
          <table:table-cell office:value-type="float" office:value="34.409999999999997" table:style-name="ce1">
            <text:p>34.41</text:p>
          </table:table-cell>
          <table:table-cell office:value-type="float" office:value="3793.88542222356" table:style-name="ce1">
            <text:p>3793.885422</text:p>
          </table:table-cell>
          <table:table-cell office:value-type="float" office:value="34.26" table:style-name="ce1">
            <text:p>34.26</text:p>
          </table:table-cell>
          <table:table-cell office:value-type="float" office:value="3862.8490289152001" table:style-name="ce1">
            <text:p>3862.849029</text:p>
          </table:table-cell>
          <table:table-cell office:value-type="float" office:value="34.89" table:style-name="ce1">
            <text:p>34.89</text:p>
          </table:table-cell>
          <table:table-cell office:value-type="float" office:value="931.85658501044099" table:style-name="ce1">
            <text:p>931.856585</text:p>
          </table:table-cell>
          <table:table-cell office:value-type="float" office:value="8.42" table:style-name="ce1">
            <text:p>8.42</text:p>
          </table:table-cell>
          <table:table-cell office:value-type="float" office:value="604.27458891508502" table:style-name="ce1">
            <text:p>604.2745889</text:p>
          </table:table-cell>
          <table:table-cell office:value-type="float" office:value="15.64" table:style-name="ce1">
            <text:p>15.6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NB</text:p>
          </table:table-cell>
          <table:table-cell office:value-type="float" office:value="30745.226855615801" table:style-name="ce1">
            <text:p>30745.22686</text:p>
          </table:table-cell>
          <table:table-cell office:value-type="float" office:value="25345.4222351139" table:style-name="ce1">
            <text:p>25345.42224</text:p>
          </table:table-cell>
          <table:table-cell office:value-type="float" office:value="82.44" table:style-name="ce1">
            <text:p>82.44</text:p>
          </table:table-cell>
          <table:table-cell office:value-type="float" office:value="24464.452981892198" table:style-name="ce1">
            <text:p>24464.45298</text:p>
          </table:table-cell>
          <table:table-cell office:value-type="float" office:value="79.569999999999993" table:style-name="ce1">
            <text:p>79.57</text:p>
          </table:table-cell>
          <table:table-cell office:value-type="float" office:value="24243.2507297681" table:style-name="ce1">
            <text:p>24243.25073</text:p>
          </table:table-cell>
          <table:table-cell office:value-type="float" office:value="78.849999999999994" table:style-name="ce1">
            <text:p>78.85</text:p>
          </table:table-cell>
          <table:table-cell office:value-type="float" office:value="7487.0437520641799" table:style-name="ce1">
            <text:p>7487.043752</text:p>
          </table:table-cell>
          <table:table-cell office:value-type="float" office:value="24.35" table:style-name="ce1">
            <text:p>24.35</text:p>
          </table:table-cell>
          <table:table-cell office:value-type="float" office:value="6191.4364110411698" table:style-name="ce1">
            <text:p>6191.436411</text:p>
          </table:table-cell>
          <table:table-cell office:value-type="float" office:value="25.54" table:style-name="ce1">
            <text:p>25.5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NQ</text:p>
          </table:table-cell>
          <table:table-cell office:value-type="float" office:value="27008.1886419371" table:style-name="ce1">
            <text:p>27008.18864</text:p>
          </table:table-cell>
          <table:table-cell office:value-type="float" office:value="24680.538124766499" table:style-name="ce1">
            <text:p>24680.53812</text:p>
          </table:table-cell>
          <table:table-cell office:value-type="float" office:value="91.38" table:style-name="ce1">
            <text:p>91.38</text:p>
          </table:table-cell>
          <table:table-cell office:value-type="float" office:value="24188.500417388299" table:style-name="ce1">
            <text:p>24188.50042</text:p>
          </table:table-cell>
          <table:table-cell office:value-type="float" office:value="89.56" table:style-name="ce1">
            <text:p>89.56</text:p>
          </table:table-cell>
          <table:table-cell office:value-type="float" office:value="24277.151381104999" table:style-name="ce1">
            <text:p>24277.15138</text:p>
          </table:table-cell>
          <table:table-cell office:value-type="float" office:value="89.89" table:style-name="ce1">
            <text:p>89.89</text:p>
          </table:table-cell>
          <table:table-cell office:value-type="float" office:value="5208.3917865658505" table:style-name="ce1">
            <text:p>5208.391787</text:p>
          </table:table-cell>
          <table:table-cell office:value-type="float" office:value="19.28" table:style-name="ce1">
            <text:p>19.28</text:p>
          </table:table-cell>
          <table:table-cell office:value-type="float" office:value="4899.4162021769798" table:style-name="ce1">
            <text:p>4899.416202</text:p>
          </table:table-cell>
          <table:table-cell office:value-type="float" office:value="20.18" table:style-name="ce1">
            <text:p>20.1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RC</text:p>
          </table:table-cell>
          <table:table-cell office:value-type="float" office:value="132096.953225923" table:style-name="ce1">
            <text:p>132096.9532</text:p>
          </table:table-cell>
          <table:table-cell office:value-type="float" office:value="75488.040931115102" table:style-name="ce1">
            <text:p>75488.04093</text:p>
          </table:table-cell>
          <table:table-cell office:value-type="float" office:value="57.15" table:style-name="ce1">
            <text:p>57.15</text:p>
          </table:table-cell>
          <table:table-cell office:value-type="float" office:value="75072.124446585003" table:style-name="ce1">
            <text:p>75072.12445</text:p>
          </table:table-cell>
          <table:table-cell office:value-type="float" office:value="56.83" table:style-name="ce1">
            <text:p>56.83</text:p>
          </table:table-cell>
          <table:table-cell office:value-type="float" office:value="75385.567812899899" table:style-name="ce1">
            <text:p>75385.56781</text:p>
          </table:table-cell>
          <table:table-cell office:value-type="float" office:value="57.07" table:style-name="ce1">
            <text:p>57.07</text:p>
          </table:table-cell>
          <table:table-cell office:value-type="float" office:value="46299.002828016899" table:style-name="ce1">
            <text:p>46299.00283</text:p>
          </table:table-cell>
          <table:table-cell office:value-type="float" office:value="35.049999999999997" table:style-name="ce1">
            <text:p>35.05</text:p>
          </table:table-cell>
          <table:table-cell office:value-type="float" office:value="31418.140500670801" table:style-name="ce1">
            <text:p>31418.1405</text:p>
          </table:table-cell>
          <table:table-cell office:value-type="float" office:value="41.68" table:style-name="ce1">
            <text:p>41.6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RD</text:p>
          </table:table-cell>
          <table:table-cell office:value-type="float" office:value="318.70238670803298" table:style-name="ce1">
            <text:p>318.7023867</text:p>
          </table:table-cell>
          <table:table-cell office:value-type="float" office:value="299.00204758880102" table:style-name="ce1">
            <text:p>299.0020476</text:p>
          </table:table-cell>
          <table:table-cell office:value-type="float" office:value="93.82" table:style-name="ce1">
            <text:p>93.82</text:p>
          </table:table-cell>
          <table:table-cell office:value-type="float" office:value="296.49291712632203" table:style-name="ce1">
            <text:p>296.4929171</text:p>
          </table:table-cell>
          <table:table-cell office:value-type="float" office:value="93.03" table:style-name="ce1">
            <text:p>93.03</text:p>
          </table:table-cell>
          <table:table-cell office:value-type="float" office:value="296.49291712632203" table:style-name="ce1">
            <text:p>296.4929171</text:p>
          </table:table-cell>
          <table:table-cell office:value-type="float" office:value="93.03" table:style-name="ce1">
            <text:p>93.03</text:p>
          </table:table-cell>
          <table:table-cell office:value-type="float" office:value="30.569623127751999" table:style-name="ce1">
            <text:p>30.56962313</text:p>
          </table:table-cell>
          <table:table-cell office:value-type="float" office:value="9.59" table:style-name="ce1">
            <text:p>9.59</text:p>
          </table:table-cell>
          <table:table-cell office:value-type="float" office:value="29.175605619679001" table:style-name="ce1">
            <text:p>29.17560562</text:p>
          </table:table-cell>
          <table:table-cell office:value-type="float" office:value="9.84" table:style-name="ce1">
            <text:p>9.8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RL</text:p>
          </table:table-cell>
          <table:table-cell office:value-type="float" office:value="2167438.9687718898" table:style-name="ce1">
            <text:p>2167438.969</text:p>
          </table:table-cell>
          <table:table-cell office:value-type="float" office:value="2112138.1456122301" table:style-name="ce1">
            <text:p>2112138.146</text:p>
          </table:table-cell>
          <table:table-cell office:value-type="float" office:value="97.45" table:style-name="ce1">
            <text:p>97.45</text:p>
          </table:table-cell>
          <table:table-cell office:value-type="float" office:value="2112137.8957116799" table:style-name="ce1">
            <text:p>2112137.896</text:p>
          </table:table-cell>
          <table:table-cell office:value-type="float" office:value="97.45" table:style-name="ce1">
            <text:p>97.45</text:p>
          </table:table-cell>
          <table:table-cell office:value-type="float" office:value="2112137.8957116902" table:style-name="ce1">
            <text:p>2112137.896</text:p>
          </table:table-cell>
          <table:table-cell office:value-type="float" office:value="97.45" table:style-name="ce1">
            <text:p>97.45</text:p>
          </table:table-cell>
          <table:table-cell office:value-type="float" office:value="907473.70375564205" table:style-name="ce1">
            <text:p>907473.7038</text:p>
          </table:table-cell>
          <table:table-cell office:value-type="float" office:value="41.87" table:style-name="ce1">
            <text:p>41.87</text:p>
          </table:table-cell>
          <table:table-cell office:value-type="float" office:value="873994.45324393397" table:style-name="ce1">
            <text:p>873994.4532</text:p>
          </table:table-cell>
          <table:table-cell office:value-type="float" office:value="41.38" table:style-name="ce1">
            <text:p>41.3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TM</text:p>
          </table:table-cell>
          <table:table-cell office:value-type="float" office:value="109057.86121134501" table:style-name="ce1">
            <text:p>109057.8612</text:p>
          </table:table-cell>
          <table:table-cell office:value-type="float" office:value="95338.528375871101" table:style-name="ce1">
            <text:p>95338.52838</text:p>
          </table:table-cell>
          <table:table-cell office:value-type="float" office:value="87.42" table:style-name="ce1">
            <text:p>87.42</text:p>
          </table:table-cell>
          <table:table-cell office:value-type="float" office:value="91448.382182044297" table:style-name="ce1">
            <text:p>91448.38218</text:p>
          </table:table-cell>
          <table:table-cell office:value-type="float" office:value="83.85" table:style-name="ce1">
            <text:p>83.85</text:p>
          </table:table-cell>
          <table:table-cell office:value-type="float" office:value="91368.841532484905" table:style-name="ce1">
            <text:p>91368.84153</text:p>
          </table:table-cell>
          <table:table-cell office:value-type="float" office:value="83.78" table:style-name="ce1">
            <text:p>83.78</text:p>
          </table:table-cell>
          <table:table-cell office:value-type="float" office:value="21898.824137952299" table:style-name="ce1">
            <text:p>21898.82414</text:p>
          </table:table-cell>
          <table:table-cell office:value-type="float" office:value="20.079999999999998" table:style-name="ce1">
            <text:p>20.08</text:p>
          </table:table-cell>
          <table:table-cell office:value-type="float" office:value="18836.371942579801" table:style-name="ce1">
            <text:p>18836.37194</text:p>
          </table:table-cell>
          <table:table-cell office:value-type="float" office:value="20.62" table:style-name="ce1">
            <text:p>20.6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UM</text:p>
          </table:table-cell>
          <table:table-cell office:value-type="float" office:value="542.72604180114297" table:style-name="ce1">
            <text:p>542.7260418</text:p>
          </table:table-cell>
          <table:table-cell office:value-type="float" office:value="481.81352134980398" table:style-name="ce1">
            <text:p>481.8135213</text:p>
          </table:table-cell>
          <table:table-cell office:value-type="float" office:value="88.78" table:style-name="ce1">
            <text:p>88.78</text:p>
          </table:table-cell>
          <table:table-cell office:value-type="float" office:value="481.81352134980398" table:style-name="ce1">
            <text:p>481.8135213</text:p>
          </table:table-cell>
          <table:table-cell office:value-type="float" office:value="88.78" table:style-name="ce1">
            <text:p>88.78</text:p>
          </table:table-cell>
          <table:table-cell office:value-type="float" office:value="481.81352134980398" table:style-name="ce1">
            <text:p>481.8135213</text:p>
          </table:table-cell>
          <table:table-cell office:value-type="float" office:value="88.78" table:style-name="ce1">
            <text:p>88.78</text:p>
          </table:table-cell>
          <table:table-cell office:value-type="float" office:value="22.929293837260001" table:style-name="ce1">
            <text:p>22.92929384</text:p>
          </table:table-cell>
          <table:table-cell office:value-type="float" office:value="4.22" table:style-name="ce1">
            <text:p>4.22</text:p>
          </table:table-cell>
          <table:table-cell office:value-type="float" office:value="18.030655640176001" table:style-name="ce1">
            <text:p>18.03065564</text:p>
          </table:table-cell>
          <table:table-cell office:value-type="float" office:value="3.74" table:style-name="ce1">
            <text:p>3.7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UY</text:p>
          </table:table-cell>
          <table:table-cell office:value-type="float" office:value="211713.93585329701" table:style-name="ce1">
            <text:p>211713.9359</text:p>
          </table:table-cell>
          <table:table-cell office:value-type="float" office:value="209158.72429881699" table:style-name="ce1">
            <text:p>209158.7243</text:p>
          </table:table-cell>
          <table:table-cell office:value-type="float" office:value="98.79" table:style-name="ce1">
            <text:p>98.79</text:p>
          </table:table-cell>
          <table:table-cell office:value-type="float" office:value="208182.61411257499" table:style-name="ce1">
            <text:p>208182.6141</text:p>
          </table:table-cell>
          <table:table-cell office:value-type="float" office:value="98.33" table:style-name="ce1">
            <text:p>98.33</text:p>
          </table:table-cell>
          <table:table-cell office:value-type="float" office:value="208177.918311819" table:style-name="ce1">
            <text:p>208177.9183</text:p>
          </table:table-cell>
          <table:table-cell office:value-type="float" office:value="98.33" table:style-name="ce1">
            <text:p>98.33</text:p>
          </table:table-cell>
          <table:table-cell office:value-type="float" office:value="18267.6460717993" table:style-name="ce1">
            <text:p>18267.64607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18190.747371112899" table:style-name="ce1">
            <text:p>18190.74737</text:p>
          </table:table-cell>
          <table:table-cell office:value-type="float" office:value="8.74" table:style-name="ce1">
            <text:p>8.7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KG</text:p>
          </table:table-cell>
          <table:table-cell office:value-type="float" office:value="1077.66315517573" table:style-name="ce1">
            <text:p>1077.663155</text:p>
          </table:table-cell>
          <table:table-cell office:value-type="float" office:value="585.25275001565899" table:style-name="ce1">
            <text:p>585.25275</text:p>
          </table:table-cell>
          <table:table-cell office:value-type="float" office:value="54.31" table:style-name="ce1">
            <text:p>54.31</text:p>
          </table:table-cell>
          <table:table-cell office:value-type="float" office:value="629.42263449327004" table:style-name="ce1">
            <text:p>629.4226345</text:p>
          </table:table-cell>
          <table:table-cell office:value-type="float" office:value="58.41" table:style-name="ce1">
            <text:p>58.41</text:p>
          </table:table-cell>
          <table:table-cell office:value-type="float" office:value="622.73219315598305" table:style-name="ce1">
            <text:p>622.7321932</text:p>
          </table:table-cell>
          <table:table-cell office:value-type="float" office:value="57.79" table:style-name="ce1">
            <text:p>57.79</text:p>
          </table:table-cell>
          <table:table-cell office:value-type="float" office:value="435.04429800625002" table:style-name="ce1">
            <text:p>435.044298</text:p>
          </table:table-cell>
          <table:table-cell office:value-type="float" office:value="40.369999999999997" table:style-name="ce1">
            <text:p>40.37</text:p>
          </table:table-cell>
          <table:table-cell office:value-type="float" office:value="372.56646748427897" table:style-name="ce1">
            <text:p>372.5664675</text:p>
          </table:table-cell>
          <table:table-cell office:value-type="float" office:value="59.83" table:style-name="ce1">
            <text:p>59.8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MD</text:p>
          </table:table-cell>
          <table:table-cell office:value-type="float" office:value="412.73027207048102" table:style-name="ce1">
            <text:p>412.7302721</text:p>
          </table:table-cell>
          <table:table-cell office:value-type="float" office:value="343.474640817774" table:style-name="ce1">
            <text:p>343.4746408</text:p>
          </table:table-cell>
          <table:table-cell office:value-type="float" office:value="83.22" table:style-name="ce1">
            <text:p>83.22</text:p>
          </table:table-cell>
          <table:table-cell office:value-type="float" office:value="343.474640817774" table:style-name="ce1">
            <text:p>343.4746408</text:p>
          </table:table-cell>
          <table:table-cell office:value-type="float" office:value="83.22" table:style-name="ce1">
            <text:p>83.22</text:p>
          </table:table-cell>
          <table:table-cell office:value-type="float" office:value="343.474640817774" table:style-name="ce1">
            <text:p>343.4746408</text:p>
          </table:table-cell>
          <table:table-cell office:value-type="float" office:value="83.22" table:style-name="ce1">
            <text:p>83.22</text:p>
          </table:table-cell>
          <table:table-cell office:value-type="float" office:value="412.73027207048102" table:style-name="ce1">
            <text:p>412.7302721</text:p>
          </table:table-cell>
          <table:table-cell office:value-type="float" office:value="100" table:style-name="ce1">
            <text:p>100</text:p>
          </table:table-cell>
          <table:table-cell office:value-type="float" office:value="343.474640817774" table:style-name="ce1">
            <text:p>343.4746408</text:p>
          </table:table-cell>
          <table:table-cell office:value-type="float" office:value="100" table:style-name="ce1">
            <text:p>10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ND</text:p>
          </table:table-cell>
          <table:table-cell office:value-type="float" office:value="112221.518440756" table:style-name="ce1">
            <text:p>112221.5184</text:p>
          </table:table-cell>
          <table:table-cell office:value-type="float" office:value="103435.937936203" table:style-name="ce1">
            <text:p>103435.9379</text:p>
          </table:table-cell>
          <table:table-cell office:value-type="float" office:value="92.17" table:style-name="ce1">
            <text:p>92.17</text:p>
          </table:table-cell>
          <table:table-cell office:value-type="float" office:value="103336.780038521" table:style-name="ce1">
            <text:p>103336.78</text:p>
          </table:table-cell>
          <table:table-cell office:value-type="float" office:value="92.08" table:style-name="ce1">
            <text:p>92.08</text:p>
          </table:table-cell>
          <table:table-cell office:value-type="float" office:value="103215.87306991901" table:style-name="ce1">
            <text:p>103215.8731</text:p>
          </table:table-cell>
          <table:table-cell office:value-type="float" office:value="91.98" table:style-name="ce1">
            <text:p>91.98</text:p>
          </table:table-cell>
          <table:table-cell office:value-type="float" office:value="26293.043691528299" table:style-name="ce1">
            <text:p>26293.04369</text:p>
          </table:table-cell>
          <table:table-cell office:value-type="float" office:value="23.43" table:style-name="ce1">
            <text:p>23.43</text:p>
          </table:table-cell>
          <table:table-cell office:value-type="float" office:value="25288.163695284999" table:style-name="ce1">
            <text:p>25288.1637</text:p>
          </table:table-cell>
          <table:table-cell office:value-type="float" office:value="24.5" table:style-name="ce1">
            <text:p>24.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RV</text:p>
          </table:table-cell>
          <table:table-cell office:value-type="float" office:value="56513.414343632001" table:style-name="ce1">
            <text:p>56513.41434</text:p>
          </table:table-cell>
          <table:table-cell office:value-type="float" office:value="32160.718360601299" table:style-name="ce1">
            <text:p>32160.71836</text:p>
          </table:table-cell>
          <table:table-cell office:value-type="float" office:value="56.91" table:style-name="ce1">
            <text:p>56.91</text:p>
          </table:table-cell>
          <table:table-cell office:value-type="float" office:value="30944.447767767801" table:style-name="ce1">
            <text:p>30944.44777</text:p>
          </table:table-cell>
          <table:table-cell office:value-type="float" office:value="54.76" table:style-name="ce1">
            <text:p>54.76</text:p>
          </table:table-cell>
          <table:table-cell office:value-type="float" office:value="30655.9868610884" table:style-name="ce1">
            <text:p>30655.98686</text:p>
          </table:table-cell>
          <table:table-cell office:value-type="float" office:value="54.25" table:style-name="ce1">
            <text:p>54.25</text:p>
          </table:table-cell>
          <table:table-cell office:value-type="float" office:value="21589.919480298799" table:style-name="ce1">
            <text:p>21589.91948</text:p>
          </table:table-cell>
          <table:table-cell office:value-type="float" office:value="38.200000000000003" table:style-name="ce1">
            <text:p>38.2</text:p>
          </table:table-cell>
          <table:table-cell office:value-type="float" office:value="15312.4272610761" table:style-name="ce1">
            <text:p>15312.42726</text:p>
          </table:table-cell>
          <table:table-cell office:value-type="float" office:value="49.95" table:style-name="ce1">
            <text:p>49.9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TI</text:p>
          </table:table-cell>
          <table:table-cell office:value-type="float" office:value="27017.066569364801" table:style-name="ce1">
            <text:p>27017.06657</text:p>
          </table:table-cell>
          <table:table-cell office:value-type="float" office:value="22371.541200002899" table:style-name="ce1">
            <text:p>22371.5412</text:p>
          </table:table-cell>
          <table:table-cell office:value-type="float" office:value="82.81" table:style-name="ce1">
            <text:p>82.81</text:p>
          </table:table-cell>
          <table:table-cell office:value-type="float" office:value="22223.4361908059" table:style-name="ce1">
            <text:p>22223.43619</text:p>
          </table:table-cell>
          <table:table-cell office:value-type="float" office:value="82.26" table:style-name="ce1">
            <text:p>82.26</text:p>
          </table:table-cell>
          <table:table-cell office:value-type="float" office:value="22204.7229570567" table:style-name="ce1">
            <text:p>22204.72296</text:p>
          </table:table-cell>
          <table:table-cell office:value-type="float" office:value="82.19" table:style-name="ce1">
            <text:p>82.19</text:p>
          </table:table-cell>
          <table:table-cell office:value-type="float" office:value="2315.3207520469" table:style-name="ce1">
            <text:p>2315.320752</text:p>
          </table:table-cell>
          <table:table-cell office:value-type="float" office:value="8.57" table:style-name="ce1">
            <text:p>8.57</text:p>
          </table:table-cell>
          <table:table-cell office:value-type="float" office:value="1870.67604077287" table:style-name="ce1">
            <text:p>1870.676041</text:p>
          </table:table-cell>
          <table:table-cell office:value-type="float" office:value="8.42" table:style-name="ce1">
            <text:p>8.4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UN</text:p>
          </table:table-cell>
          <table:table-cell office:value-type="float" office:value="93007.160781764207" table:style-name="ce1">
            <text:p>93007.16078</text:p>
          </table:table-cell>
          <table:table-cell office:value-type="float" office:value="24439.724189791101" table:style-name="ce1">
            <text:p>24439.72419</text:p>
          </table:table-cell>
          <table:table-cell office:value-type="float" office:value="26.28" table:style-name="ce1">
            <text:p>26.28</text:p>
          </table:table-cell>
          <table:table-cell office:value-type="float" office:value="24559.390197796602" table:style-name="ce1">
            <text:p>24559.3902</text:p>
          </table:table-cell>
          <table:table-cell office:value-type="float" office:value="26.41" table:style-name="ce1">
            <text:p>26.41</text:p>
          </table:table-cell>
          <table:table-cell office:value-type="float" office:value="24664.213949336201" table:style-name="ce1">
            <text:p>24664.21395</text:p>
          </table:table-cell>
          <table:table-cell office:value-type="float" office:value="26.52" table:style-name="ce1">
            <text:p>26.52</text:p>
          </table:table-cell>
          <table:table-cell office:value-type="float" office:value="21057.583076137002" table:style-name="ce1">
            <text:p>21057.58308</text:p>
          </table:table-cell>
          <table:table-cell office:value-type="float" office:value="22.64" table:style-name="ce1">
            <text:p>22.64</text:p>
          </table:table-cell>
          <table:table-cell office:value-type="float" office:value="12374.123120538599" table:style-name="ce1">
            <text:p>12374.12312</text:p>
          </table:table-cell>
          <table:table-cell office:value-type="float" office:value="50.17" table:style-name="ce1">
            <text:p>50.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DN</text:p>
          </table:table-cell>
          <table:table-cell office:value-type="float" office:value="1888115.6418501199" table:style-name="ce1">
            <text:p>1888115.642</text:p>
          </table:table-cell>
          <table:table-cell office:value-type="float" office:value="1426633.0734832899" table:style-name="ce1">
            <text:p>1426633.073</text:p>
          </table:table-cell>
          <table:table-cell office:value-type="float" office:value="75.56" table:style-name="ce1">
            <text:p>75.56</text:p>
          </table:table-cell>
          <table:table-cell office:value-type="float" office:value="1407367.30824441" table:style-name="ce1">
            <text:p>1407367.308</text:p>
          </table:table-cell>
          <table:table-cell office:value-type="float" office:value="74.540000000000006" table:style-name="ce1">
            <text:p>74.54</text:p>
          </table:table-cell>
          <table:table-cell office:value-type="float" office:value="1396692.91907754" table:style-name="ce1">
            <text:p>1396692.919</text:p>
          </table:table-cell>
          <table:table-cell office:value-type="float" office:value="73.97" table:style-name="ce1">
            <text:p>73.97</text:p>
          </table:table-cell>
          <table:table-cell office:value-type="float" office:value="227558.044579045" table:style-name="ce1">
            <text:p>227558.0446</text:p>
          </table:table-cell>
          <table:table-cell office:value-type="float" office:value="12.05" table:style-name="ce1">
            <text:p>12.05</text:p>
          </table:table-cell>
          <table:table-cell office:value-type="float" office:value="208469.90301506" table:style-name="ce1">
            <text:p>208469.903</text:p>
          </table:table-cell>
          <table:table-cell office:value-type="float" office:value="14.93" table:style-name="ce1">
            <text:p>14.9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MN</text:p>
          </table:table-cell>
          <table:table-cell office:value-type="float" office:value="572.72867963739395" table:style-name="ce1">
            <text:p>572.7286796</text:p>
          </table:table-cell>
          <table:table-cell office:value-type="float" office:value="483.84827902851703" table:style-name="ce1">
            <text:p>483.848279</text:p>
          </table:table-cell>
          <table:table-cell office:value-type="float" office:value="84.48" table:style-name="ce1">
            <text:p>84.48</text:p>
          </table:table-cell>
          <table:table-cell office:value-type="float" office:value="477.06640232831398" table:style-name="ce1">
            <text:p>477.0664023</text:p>
          </table:table-cell>
          <table:table-cell office:value-type="float" office:value="83.3" table:style-name="ce1">
            <text:p>83.3</text:p>
          </table:table-cell>
          <table:table-cell office:value-type="float" office:value="478.51797197453902" table:style-name="ce1">
            <text:p>478.517972</text:p>
          </table:table-cell>
          <table:table-cell office:value-type="float" office:value="83.55" table:style-name="ce1">
            <text:p>83.55</text:p>
          </table:table-cell>
          <table:table-cell office:value-type="float" office:value="25.816933327861999" table:style-name="ce1">
            <text:p>25.81693333</text:p>
          </table:table-cell>
          <table:table-cell office:value-type="float" office:value="4.51" table:style-name="ce1">
            <text:p>4.51</text:p>
          </table:table-cell>
          <table:table-cell office:value-type="float" office:value="17.427298945193002" table:style-name="ce1">
            <text:p>17.42729895</text:p>
          </table:table-cell>
          <table:table-cell office:value-type="float" office:value="3.64" table:style-name="ce1">
            <text:p>3.6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ND</text:p>
          </table:table-cell>
          <table:table-cell office:value-type="float" office:value="2961430.7097821399" table:style-name="ce1">
            <text:p>2961430.71</text:p>
          </table:table-cell>
          <table:table-cell office:value-type="float" office:value="889557.26363702898" table:style-name="ce1">
            <text:p>889557.2636</text:p>
          </table:table-cell>
          <table:table-cell office:value-type="float" office:value="30.04" table:style-name="ce1">
            <text:p>30.04</text:p>
          </table:table-cell>
          <table:table-cell office:value-type="float" office:value="875394.07410689397" table:style-name="ce1">
            <text:p>875394.0741</text:p>
          </table:table-cell>
          <table:table-cell office:value-type="float" office:value="29.56" table:style-name="ce1">
            <text:p>29.56</text:p>
          </table:table-cell>
          <table:table-cell office:value-type="float" office:value="888100.195083178" table:style-name="ce1">
            <text:p>888100.1951</text:p>
          </table:table-cell>
          <table:table-cell office:value-type="float" office:value="29.99" table:style-name="ce1">
            <text:p>29.99</text:p>
          </table:table-cell>
          <table:table-cell office:value-type="float" office:value="20105.323386365799" table:style-name="ce1">
            <text:p>20105.32339</text:p>
          </table:table-cell>
          <table:table-cell office:value-type="float" office:value="0.68" table:style-name="ce1">
            <text:p>0.68</text:p>
          </table:table-cell>
          <table:table-cell office:value-type="float" office:value="14326.649168444899" table:style-name="ce1">
            <text:p>14326.64917</text:p>
          </table:table-cell>
          <table:table-cell office:value-type="float" office:value="1.61" table:style-name="ce1">
            <text:p>1.6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OT</text:p>
          </table:table-cell>
          <table:table-cell office:value-type="float" office:value="48.296768414879999" table:style-name="ce1">
            <text:p>48.29676841</text:p>
          </table:table-cell>
          <table:table-cell office:value-type="float" office:value="14.143949805323" table:style-name="ce1">
            <text:p>14.14394981</text:p>
          </table:table-cell>
          <table:table-cell office:value-type="float" office:value="29.29" table:style-name="ce1">
            <text:p>29.29</text:p>
          </table:table-cell>
          <table:table-cell office:value-type="float" office:value="14.143949805323" table:style-name="ce1">
            <text:p>14.14394981</text:p>
          </table:table-cell>
          <table:table-cell office:value-type="float" office:value="29.29" table:style-name="ce1">
            <text:p>29.29</text:p>
          </table:table-cell>
          <table:table-cell office:value-type="float" office:value="14.143949805323" table:style-name="ce1">
            <text:p>14.14394981</text:p>
          </table:table-cell>
          <table:table-cell office:value-type="float" office:value="29.29" table:style-name="ce1">
            <text:p>29.2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IRL</text:p>
          </table:table-cell>
          <table:table-cell office:value-type="float" office:value="69938.567463474697" table:style-name="ce1">
            <text:p>69938.56746</text:p>
          </table:table-cell>
          <table:table-cell office:value-type="float" office:value="62621.3341542981" table:style-name="ce1">
            <text:p>62621.33415</text:p>
          </table:table-cell>
          <table:table-cell office:value-type="float" office:value="89.54" table:style-name="ce1">
            <text:p>89.54</text:p>
          </table:table-cell>
          <table:table-cell office:value-type="float" office:value="62018.0486057171" table:style-name="ce1">
            <text:p>62018.04861</text:p>
          </table:table-cell>
          <table:table-cell office:value-type="float" office:value="88.68" table:style-name="ce1">
            <text:p>88.68</text:p>
          </table:table-cell>
          <table:table-cell office:value-type="float" office:value="62026.899267424102" table:style-name="ce1">
            <text:p>62026.89927</text:p>
          </table:table-cell>
          <table:table-cell office:value-type="float" office:value="88.69" table:style-name="ce1">
            <text:p>88.69</text:p>
          </table:table-cell>
          <table:table-cell office:value-type="float" office:value="9922.3964771840492" table:style-name="ce1">
            <text:p>9922.396477</text:p>
          </table:table-cell>
          <table:table-cell office:value-type="float" office:value="14.19" table:style-name="ce1">
            <text:p>14.19</text:p>
          </table:table-cell>
          <table:table-cell office:value-type="float" office:value="8276.5494935369607" table:style-name="ce1">
            <text:p>8276.549494</text:p>
          </table:table-cell>
          <table:table-cell office:value-type="float" office:value="13.34" table:style-name="ce1">
            <text:p>13.3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RN</text:p>
          </table:table-cell>
          <table:table-cell office:value-type="float" office:value="1622356.5851771799" table:style-name="ce1">
            <text:p>1622356.585</text:p>
          </table:table-cell>
          <table:table-cell office:value-type="float" office:value="326355.09116057103" table:style-name="ce1">
            <text:p>326355.0912</text:p>
          </table:table-cell>
          <table:table-cell office:value-type="float" office:value="20.12" table:style-name="ce1">
            <text:p>20.12</text:p>
          </table:table-cell>
          <table:table-cell office:value-type="float" office:value="278254.68571279303" table:style-name="ce1">
            <text:p>278254.6857</text:p>
          </table:table-cell>
          <table:table-cell office:value-type="float" office:value="17.149999999999999" table:style-name="ce1">
            <text:p>17.15</text:p>
          </table:table-cell>
          <table:table-cell office:value-type="float" office:value="282764.815856728" table:style-name="ce1">
            <text:p>282764.8159</text:p>
          </table:table-cell>
          <table:table-cell office:value-type="float" office:value="17.43" table:style-name="ce1">
            <text:p>17.43</text:p>
          </table:table-cell>
          <table:table-cell office:value-type="float" office:value="143668.87744999499" table:style-name="ce1">
            <text:p>143668.8774</text:p>
          </table:table-cell>
          <table:table-cell office:value-type="float" office:value="8.86" table:style-name="ce1">
            <text:p>8.86</text:p>
          </table:table-cell>
          <table:table-cell office:value-type="float" office:value="23099.900553696902" table:style-name="ce1">
            <text:p>23099.90055</text:p>
          </table:table-cell>
          <table:table-cell office:value-type="float" office:value="8.17" table:style-name="ce1">
            <text:p>8.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RQ</text:p>
          </table:table-cell>
          <table:table-cell office:value-type="float" office:value="435970.10801904497" table:style-name="ce1">
            <text:p>435970.108</text:p>
          </table:table-cell>
          <table:table-cell office:value-type="float" office:value="21189.404968004201" table:style-name="ce1">
            <text:p>21189.40497</text:p>
          </table:table-cell>
          <table:table-cell office:value-type="float" office:value="4.8600000000000003" table:style-name="ce1">
            <text:p>4.86</text:p>
          </table:table-cell>
          <table:table-cell office:value-type="float" office:value="15245.9747516958" table:style-name="ce1">
            <text:p>15245.97475</text:p>
          </table:table-cell>
          <table:table-cell office:value-type="float" office:value="3.5" table:style-name="ce1">
            <text:p>3.5</text:p>
          </table:table-cell>
          <table:table-cell office:value-type="float" office:value="16054.038359288201" table:style-name="ce1">
            <text:p>16054.03836</text:p>
          </table:table-cell>
          <table:table-cell office:value-type="float" office:value="3.68" table:style-name="ce1">
            <text:p>3.68</text:p>
          </table:table-cell>
          <table:table-cell office:value-type="float" office:value="6696.0305991463702" table:style-name="ce1">
            <text:p>6696.030599</text:p>
          </table:table-cell>
          <table:table-cell office:value-type="float" office:value="1.54" table:style-name="ce1">
            <text:p>1.54</text:p>
          </table:table-cell>
          <table:table-cell office:value-type="float" office:value="2060.10516587641" table:style-name="ce1">
            <text:p>2060.105166</text:p>
          </table:table-cell>
          <table:table-cell office:value-type="float" office:value="12.83" table:style-name="ce1">
            <text:p>12.8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SL</text:p>
          </table:table-cell>
          <table:table-cell office:value-type="float" office:value="102695.26973761999" table:style-name="ce1">
            <text:p>102695.2697</text:p>
          </table:table-cell>
          <table:table-cell office:value-type="float" office:value="79490.558510464703" table:style-name="ce1">
            <text:p>79490.55851</text:p>
          </table:table-cell>
          <table:table-cell office:value-type="float" office:value="77.400000000000006" table:style-name="ce1">
            <text:p>77.4</text:p>
          </table:table-cell>
          <table:table-cell office:value-type="float" office:value="79479.750404751001" table:style-name="ce1">
            <text:p>79479.7504</text:p>
          </table:table-cell>
          <table:table-cell office:value-type="float" office:value="77.39" table:style-name="ce1">
            <text:p>77.39</text:p>
          </table:table-cell>
          <table:table-cell office:value-type="float" office:value="79479.750404751001" table:style-name="ce1">
            <text:p>79479.7504</text:p>
          </table:table-cell>
          <table:table-cell office:value-type="float" office:value="77.39" table:style-name="ce1">
            <text:p>77.39</text:p>
          </table:table-cell>
          <table:table-cell office:value-type="float" office:value="21225.728101550401" table:style-name="ce1">
            <text:p>21225.7281</text:p>
          </table:table-cell>
          <table:table-cell office:value-type="float" office:value="20.67" table:style-name="ce1">
            <text:p>20.67</text:p>
          </table:table-cell>
          <table:table-cell office:value-type="float" office:value="14665.758254439301" table:style-name="ce1">
            <text:p>14665.75825</text:p>
          </table:table-cell>
          <table:table-cell office:value-type="float" office:value="18.45" table:style-name="ce1">
            <text:p>18.4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SR</text:p>
          </table:table-cell>
          <table:table-cell office:value-type="float" office:value="20772.936177378699" table:style-name="ce1">
            <text:p>20772.93618</text:p>
          </table:table-cell>
          <table:table-cell office:value-type="float" office:value="2776.8842072469602" table:style-name="ce1">
            <text:p>2776.884207</text:p>
          </table:table-cell>
          <table:table-cell office:value-type="float" office:value="13.37" table:style-name="ce1">
            <text:p>13.37</text:p>
          </table:table-cell>
          <table:table-cell office:value-type="float" office:value="2657.1322716853701" table:style-name="ce1">
            <text:p>2657.132272</text:p>
          </table:table-cell>
          <table:table-cell office:value-type="float" office:value="12.79" table:style-name="ce1">
            <text:p>12.79</text:p>
          </table:table-cell>
          <table:table-cell office:value-type="float" office:value="2662.7685664016999" table:style-name="ce1">
            <text:p>2662.768566</text:p>
          </table:table-cell>
          <table:table-cell office:value-type="float" office:value="12.82" table:style-name="ce1">
            <text:p>12.82</text:p>
          </table:table-cell>
          <table:table-cell office:value-type="float" office:value="5114.3453943655604" table:style-name="ce1">
            <text:p>5114.345394</text:p>
          </table:table-cell>
          <table:table-cell office:value-type="float" office:value="24.62" table:style-name="ce1">
            <text:p>24.62</text:p>
          </table:table-cell>
          <table:table-cell office:value-type="float" office:value="571.17140227186405" table:style-name="ce1">
            <text:p>571.1714023</text:p>
          </table:table-cell>
          <table:table-cell office:value-type="float" office:value="21.45" table:style-name="ce1">
            <text:p>21.4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TA</text:p>
          </table:table-cell>
          <table:table-cell office:value-type="float" office:value="300652.92707835301" table:style-name="ce1">
            <text:p>300652.9271</text:p>
          </table:table-cell>
          <table:table-cell office:value-type="float" office:value="131399.15466749601" table:style-name="ce1">
            <text:p>131399.1547</text:p>
          </table:table-cell>
          <table:table-cell office:value-type="float" office:value="43.7" table:style-name="ce1">
            <text:p>43.7</text:p>
          </table:table-cell>
          <table:table-cell office:value-type="float" office:value="127851.842768919" table:style-name="ce1">
            <text:p>127851.8428</text:p>
          </table:table-cell>
          <table:table-cell office:value-type="float" office:value="42.52" table:style-name="ce1">
            <text:p>42.52</text:p>
          </table:table-cell>
          <table:table-cell office:value-type="float" office:value="128397.71914779401" table:style-name="ce1">
            <text:p>128397.7191</text:p>
          </table:table-cell>
          <table:table-cell office:value-type="float" office:value="42.71" table:style-name="ce1">
            <text:p>42.71</text:p>
          </table:table-cell>
          <table:table-cell office:value-type="float" office:value="64720.978759858997" table:style-name="ce1">
            <text:p>64720.97876</text:p>
          </table:table-cell>
          <table:table-cell office:value-type="float" office:value="21.53" table:style-name="ce1">
            <text:p>21.53</text:p>
          </table:table-cell>
          <table:table-cell office:value-type="float" office:value="44439.6878334469" table:style-name="ce1">
            <text:p>44439.68783</text:p>
          </table:table-cell>
          <table:table-cell office:value-type="float" office:value="34.61" table:style-name="ce1">
            <text:p>34.6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JAM</text:p>
          </table:table-cell>
          <table:table-cell office:value-type="float" office:value="10969.287719304401" table:style-name="ce1">
            <text:p>10969.28772</text:p>
          </table:table-cell>
          <table:table-cell office:value-type="float" office:value="9637.0995936026993" table:style-name="ce1">
            <text:p>9637.099594</text:p>
          </table:table-cell>
          <table:table-cell office:value-type="float" office:value="87.86" table:style-name="ce1">
            <text:p>87.86</text:p>
          </table:table-cell>
          <table:table-cell office:value-type="float" office:value="9103.3862102529001" table:style-name="ce1">
            <text:p>9103.38621</text:p>
          </table:table-cell>
          <table:table-cell office:value-type="float" office:value="82.99" table:style-name="ce1">
            <text:p>82.99</text:p>
          </table:table-cell>
          <table:table-cell office:value-type="float" office:value="9058.5871000109692" table:style-name="ce1">
            <text:p>9058.5871</text:p>
          </table:table-cell>
          <table:table-cell office:value-type="float" office:value="82.58" table:style-name="ce1">
            <text:p>82.58</text:p>
          </table:table-cell>
          <table:table-cell office:value-type="float" office:value="2171.2630579615402" table:style-name="ce1">
            <text:p>2171.263058</text:p>
          </table:table-cell>
          <table:table-cell office:value-type="float" office:value="19.79" table:style-name="ce1">
            <text:p>19.79</text:p>
          </table:table-cell>
          <table:table-cell office:value-type="float" office:value="1724.73844290599" table:style-name="ce1">
            <text:p>1724.738443</text:p>
          </table:table-cell>
          <table:table-cell office:value-type="float" office:value="19.04" table:style-name="ce1">
            <text:p>19.0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JEY</text:p>
          </table:table-cell>
          <table:table-cell office:value-type="float" office:value="120.22843722321601" table:style-name="ce1">
            <text:p>120.2284372</text:p>
          </table:table-cell>
          <table:table-cell office:value-type="float" office:value="5.9379852669959998" table:style-name="ce1">
            <text:p>5.937985267</text:p>
          </table:table-cell>
          <table:table-cell office:value-type="float" office:value="4.9400000000000004" table:style-name="ce1">
            <text:p>4.94</text:p>
          </table:table-cell>
          <table:table-cell office:value-type="float" office:value="5.9379157957529998" table:style-name="ce1">
            <text:p>5.937915796</text:p>
          </table:table-cell>
          <table:table-cell office:value-type="float" office:value="4.9400000000000004" table:style-name="ce1">
            <text:p>4.94</text:p>
          </table:table-cell>
          <table:table-cell office:value-type="float" office:value="5.9379157957529998" table:style-name="ce1">
            <text:p>5.937915796</text:p>
          </table:table-cell>
          <table:table-cell office:value-type="float" office:value="4.9400000000000004" table:style-name="ce1">
            <text:p>4.94</text:p>
          </table:table-cell>
          <table:table-cell office:value-type="float" office:value="19.442452033138" table:style-name="ce1">
            <text:p>19.44245203</text:p>
          </table:table-cell>
          <table:table-cell office:value-type="float" office:value="16.170000000000002" table:style-name="ce1">
            <text:p>16.17</text:p>
          </table:table-cell>
          <table:table-cell office:value-type="float" office:value="3.1248426940809999" table:style-name="ce1">
            <text:p>3.124842694</text:p>
          </table:table-cell>
          <table:table-cell office:value-type="float" office:value="52.63" table:style-name="ce1">
            <text:p>52.6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JOR</text:p>
          </table:table-cell>
          <table:table-cell office:value-type="float" office:value="89077.1951740777" table:style-name="ce1">
            <text:p>89077.19517</text:p>
          </table:table-cell>
          <table:table-cell office:value-type="float" office:value="1991.8311847989701" table:style-name="ce1">
            <text:p>1991.831185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1953.2667907177799" table:style-name="ce1">
            <text:p>1953.266791</text:p>
          </table:table-cell>
          <table:table-cell office:value-type="float" office:value="2.19" table:style-name="ce1">
            <text:p>2.19</text:p>
          </table:table-cell>
          <table:table-cell office:value-type="float" office:value="2217.3840890237102" table:style-name="ce1">
            <text:p>2217.384089</text:p>
          </table:table-cell>
          <table:table-cell office:value-type="float" office:value="2.4900000000000002" table:style-name="ce1">
            <text:p>2.49</text:p>
          </table:table-cell>
          <table:table-cell office:value-type="float" office:value="4840.15069513049" table:style-name="ce1">
            <text:p>4840.150695</text:p>
          </table:table-cell>
          <table:table-cell office:value-type="float" office:value="5.43" table:style-name="ce1">
            <text:p>5.43</text:p>
          </table:table-cell>
          <table:table-cell office:value-type="float" office:value="123.683681224211" table:style-name="ce1">
            <text:p>123.6836812</text:p>
          </table:table-cell>
          <table:table-cell office:value-type="float" office:value="5.58" table:style-name="ce1">
            <text:p>5.5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JPN</text:p>
          </table:table-cell>
          <table:table-cell office:value-type="float" office:value="373642.696246457" table:style-name="ce1">
            <text:p>373642.6962</text:p>
          </table:table-cell>
          <table:table-cell office:value-type="float" office:value="273379.02164641803" table:style-name="ce1">
            <text:p>273379.0216</text:p>
          </table:table-cell>
          <table:table-cell office:value-type="float" office:value="73.17" table:style-name="ce1">
            <text:p>73.17</text:p>
          </table:table-cell>
          <table:table-cell office:value-type="float" office:value="267565.99438535399" table:style-name="ce1">
            <text:p>267565.9944</text:p>
          </table:table-cell>
          <table:table-cell office:value-type="float" office:value="71.61" table:style-name="ce1">
            <text:p>71.61</text:p>
          </table:table-cell>
          <table:table-cell office:value-type="float" office:value="267314.98874061398" table:style-name="ce1">
            <text:p>267314.9887</text:p>
          </table:table-cell>
          <table:table-cell office:value-type="float" office:value="71.540000000000006" table:style-name="ce1">
            <text:p>71.54</text:p>
          </table:table-cell>
          <table:table-cell office:value-type="float" office:value="111837.225442611" table:style-name="ce1">
            <text:p>111837.2254</text:p>
          </table:table-cell>
          <table:table-cell office:value-type="float" office:value="29.93" table:style-name="ce1">
            <text:p>29.93</text:p>
          </table:table-cell>
          <table:table-cell office:value-type="float" office:value="86540.210053241404" table:style-name="ce1">
            <text:p>86540.21005</text:p>
          </table:table-cell>
          <table:table-cell office:value-type="float" office:value="32.369999999999997" table:style-name="ce1">
            <text:p>32.3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AZ</text:p>
          </table:table-cell>
          <table:table-cell office:value-type="float" office:value="2722757.8662114702" table:style-name="ce1">
            <text:p>2722757.866</text:p>
          </table:table-cell>
          <table:table-cell office:value-type="float" office:value="1854986.2259032801" table:style-name="ce1">
            <text:p>1854986.226</text:p>
          </table:table-cell>
          <table:table-cell office:value-type="float" office:value="68.13" table:style-name="ce1">
            <text:p>68.13</text:p>
          </table:table-cell>
          <table:table-cell office:value-type="float" office:value="1843189.1009841899" table:style-name="ce1">
            <text:p>1843189.101</text:p>
          </table:table-cell>
          <table:table-cell office:value-type="float" office:value="67.7" table:style-name="ce1">
            <text:p>67.7</text:p>
          </table:table-cell>
          <table:table-cell office:value-type="float" office:value="1848278.7683817099" table:style-name="ce1">
            <text:p>1848278.768</text:p>
          </table:table-cell>
          <table:table-cell office:value-type="float" office:value="67.88" table:style-name="ce1">
            <text:p>67.88</text:p>
          </table:table-cell>
          <table:table-cell office:value-type="float" office:value="274295.77126647398" table:style-name="ce1">
            <text:p>274295.7713</text:p>
          </table:table-cell>
          <table:table-cell office:value-type="float" office:value="10.07" table:style-name="ce1">
            <text:p>10.07</text:p>
          </table:table-cell>
          <table:table-cell office:value-type="float" office:value="189446.61456850701" table:style-name="ce1">
            <text:p>189446.6146</text:p>
          </table:table-cell>
          <table:table-cell office:value-type="float" office:value="10.25" table:style-name="ce1">
            <text:p>10.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EN</text:p>
          </table:table-cell>
          <table:table-cell office:value-type="float" office:value="582248.24442647002" table:style-name="ce1">
            <text:p>582248.2444</text:p>
          </table:table-cell>
          <table:table-cell office:value-type="float" office:value="420688.860276455" table:style-name="ce1">
            <text:p>420688.8603</text:p>
          </table:table-cell>
          <table:table-cell office:value-type="float" office:value="72.25" table:style-name="ce1">
            <text:p>72.25</text:p>
          </table:table-cell>
          <table:table-cell office:value-type="float" office:value="427209.33735671203" table:style-name="ce1">
            <text:p>427209.3374</text:p>
          </table:table-cell>
          <table:table-cell office:value-type="float" office:value="73.37" table:style-name="ce1">
            <text:p>73.37</text:p>
          </table:table-cell>
          <table:table-cell office:value-type="float" office:value="429264.24095813301" table:style-name="ce1">
            <text:p>429264.241</text:p>
          </table:table-cell>
          <table:table-cell office:value-type="float" office:value="73.73" table:style-name="ce1">
            <text:p>73.73</text:p>
          </table:table-cell>
          <table:table-cell office:value-type="float" office:value="81474.103791560599" table:style-name="ce1">
            <text:p>81474.10379</text:p>
          </table:table-cell>
          <table:table-cell office:value-type="float" office:value="13.99" table:style-name="ce1">
            <text:p>13.99</text:p>
          </table:table-cell>
          <table:table-cell office:value-type="float" office:value="59813.935696457098" table:style-name="ce1">
            <text:p>59813.9357</text:p>
          </table:table-cell>
          <table:table-cell office:value-type="float" office:value="13.93" table:style-name="ce1">
            <text:p>13.9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GZ</text:p>
          </table:table-cell>
          <table:table-cell office:value-type="float" office:value="199195.428735011" table:style-name="ce1">
            <text:p>199195.4287</text:p>
          </table:table-cell>
          <table:table-cell office:value-type="float" office:value="135772.45057054999" table:style-name="ce1">
            <text:p>135772.4506</text:p>
          </table:table-cell>
          <table:table-cell office:value-type="float" office:value="68.16" table:style-name="ce1">
            <text:p>68.16</text:p>
          </table:table-cell>
          <table:table-cell office:value-type="float" office:value="134140.11950336301" table:style-name="ce1">
            <text:p>134140.1195</text:p>
          </table:table-cell>
          <table:table-cell office:value-type="float" office:value="67.34" table:style-name="ce1">
            <text:p>67.34</text:p>
          </table:table-cell>
          <table:table-cell office:value-type="float" office:value="134275.16588551801" table:style-name="ce1">
            <text:p>134275.1659</text:p>
          </table:table-cell>
          <table:table-cell office:value-type="float" office:value="67.41" table:style-name="ce1">
            <text:p>67.41</text:p>
          </table:table-cell>
          <table:table-cell office:value-type="float" office:value="13678.532734557801" table:style-name="ce1">
            <text:p>13678.53273</text:p>
          </table:table-cell>
          <table:table-cell office:value-type="float" office:value="6.87" table:style-name="ce1">
            <text:p>6.87</text:p>
          </table:table-cell>
          <table:table-cell office:value-type="float" office:value="5173.2153568691701" table:style-name="ce1">
            <text:p>5173.215357</text:p>
          </table:table-cell>
          <table:table-cell office:value-type="float" office:value="3.85" table:style-name="ce1">
            <text:p>3.8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HM</text:p>
          </table:table-cell>
          <table:table-cell office:value-type="float" office:value="181430.034117962" table:style-name="ce1">
            <text:p>181430.0341</text:p>
          </table:table-cell>
          <table:table-cell office:value-type="float" office:value="114018.10285044101" table:style-name="ce1">
            <text:p>114018.1029</text:p>
          </table:table-cell>
          <table:table-cell office:value-type="float" office:value="62.84" table:style-name="ce1">
            <text:p>62.84</text:p>
          </table:table-cell>
          <table:table-cell office:value-type="float" office:value="103120.313965393" table:style-name="ce1">
            <text:p>103120.314</text:p>
          </table:table-cell>
          <table:table-cell office:value-type="float" office:value="56.84" table:style-name="ce1">
            <text:p>56.84</text:p>
          </table:table-cell>
          <table:table-cell office:value-type="float" office:value="103119.13191244401" table:style-name="ce1">
            <text:p>103119.1319</text:p>
          </table:table-cell>
          <table:table-cell office:value-type="float" office:value="56.84" table:style-name="ce1">
            <text:p>56.84</text:p>
          </table:table-cell>
          <table:table-cell office:value-type="float" office:value="71858.441653613903" table:style-name="ce1">
            <text:p>71858.44165</text:p>
          </table:table-cell>
          <table:table-cell office:value-type="float" office:value="39.61" table:style-name="ce1">
            <text:p>39.61</text:p>
          </table:table-cell>
          <table:table-cell office:value-type="float" office:value="66099.290082194901" table:style-name="ce1">
            <text:p>66099.29008</text:p>
          </table:table-cell>
          <table:table-cell office:value-type="float" office:value="64.099999999999994" table:style-name="ce1">
            <text:p>64.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IR</text:p>
          </table:table-cell>
          <table:table-cell office:value-type="float" office:value="1018.70664480774" table:style-name="ce1">
            <text:p>1018.706645</text:p>
          </table:table-cell>
          <table:table-cell office:value-type="float" office:value="114.638560048409" table:style-name="ce1">
            <text:p>114.63856</text:p>
          </table:table-cell>
          <table:table-cell office:value-type="float" office:value="11.25" table:style-name="ce1">
            <text:p>11.25</text:p>
          </table:table-cell>
          <table:table-cell office:value-type="float" office:value="114.638560048409" table:style-name="ce1">
            <text:p>114.63856</text:p>
          </table:table-cell>
          <table:table-cell office:value-type="float" office:value="11.25" table:style-name="ce1">
            <text:p>11.25</text:p>
          </table:table-cell>
          <table:table-cell office:value-type="float" office:value="114.638560048409" table:style-name="ce1">
            <text:p>114.63856</text:p>
          </table:table-cell>
          <table:table-cell office:value-type="float" office:value="11.25" table:style-name="ce1">
            <text:p>11.25</text:p>
          </table:table-cell>
          <table:table-cell office:value-type="float" office:value="235.86225036803199" table:style-name="ce1">
            <text:p>235.8622504</text:p>
          </table:table-cell>
          <table:table-cell office:value-type="float" office:value="23.15" table:style-name="ce1">
            <text:p>23.15</text:p>
          </table:table-cell>
          <table:table-cell office:value-type="float" office:value="37.176953472530002" table:style-name="ce1">
            <text:p>37.17695347</text:p>
          </table:table-cell>
          <table:table-cell office:value-type="float" office:value="32.43" table:style-name="ce1">
            <text:p>32.4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NA</text:p>
          </table:table-cell>
          <table:table-cell office:value-type="float" office:value="262.05263972067002" table:style-name="ce1">
            <text:p>262.0526397</text:p>
          </table:table-cell>
          <table:table-cell office:value-type="float" office:value="202.852626874875" table:style-name="ce1">
            <text:p>202.8526269</text:p>
          </table:table-cell>
          <table:table-cell office:value-type="float" office:value="77.41" table:style-name="ce1">
            <text:p>77.41</text:p>
          </table:table-cell>
          <table:table-cell office:value-type="float" office:value="197.315234865809" table:style-name="ce1">
            <text:p>197.3152349</text:p>
          </table:table-cell>
          <table:table-cell office:value-type="float" office:value="75.3" table:style-name="ce1">
            <text:p>75.3</text:p>
          </table:table-cell>
          <table:table-cell office:value-type="float" office:value="193.682381109196" table:style-name="ce1">
            <text:p>193.6823811</text:p>
          </table:table-cell>
          <table:table-cell office:value-type="float" office:value="73.91" table:style-name="ce1">
            <text:p>73.91</text:p>
          </table:table-cell>
          <table:table-cell office:value-type="float" office:value="44.566308679751998" table:style-name="ce1">
            <text:p>44.56630868</text:p>
          </table:table-cell>
          <table:table-cell office:value-type="float" office:value="17.010000000000002" table:style-name="ce1">
            <text:p>17.01</text:p>
          </table:table-cell>
          <table:table-cell office:value-type="float" office:value="41.842490312072997" table:style-name="ce1">
            <text:p>41.84249031</text:p>
          </table:table-cell>
          <table:table-cell office:value-type="float" office:value="21.6" table:style-name="ce1">
            <text:p>21.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OR</text:p>
          </table:table-cell>
          <table:table-cell office:value-type="float" office:value="99090.883999213096" table:style-name="ce1">
            <text:p>99090.884</text:p>
          </table:table-cell>
          <table:table-cell office:value-type="float" office:value="56564.668458022803" table:style-name="ce1">
            <text:p>56564.66846</text:p>
          </table:table-cell>
          <table:table-cell office:value-type="float" office:value="57.08" table:style-name="ce1">
            <text:p>57.08</text:p>
          </table:table-cell>
          <table:table-cell office:value-type="float" office:value="49402.635724424203" table:style-name="ce1">
            <text:p>49402.63572</text:p>
          </table:table-cell>
          <table:table-cell office:value-type="float" office:value="49.86" table:style-name="ce1">
            <text:p>49.86</text:p>
          </table:table-cell>
          <table:table-cell office:value-type="float" office:value="49446.150767076702" table:style-name="ce1">
            <text:p>49446.15077</text:p>
          </table:table-cell>
          <table:table-cell office:value-type="float" office:value="49.9" table:style-name="ce1">
            <text:p>49.9</text:p>
          </table:table-cell>
          <table:table-cell office:value-type="float" office:value="18056.071014169" table:style-name="ce1">
            <text:p>18056.07101</text:p>
          </table:table-cell>
          <table:table-cell office:value-type="float" office:value="18.22" table:style-name="ce1">
            <text:p>18.22</text:p>
          </table:table-cell>
          <table:table-cell office:value-type="float" office:value="12723.783709850501" table:style-name="ce1">
            <text:p>12723.78371</text:p>
          </table:table-cell>
          <table:table-cell office:value-type="float" office:value="25.73" table:style-name="ce1">
            <text:p>25.7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WT</text:p>
          </table:table-cell>
          <table:table-cell office:value-type="float" office:value="17395.5648094715" table:style-name="ce1">
            <text:p>17395.56481</text:p>
          </table:table-cell>
          <table:table-cell office:value-type="float" office:value="316.089252711575" table:style-name="ce1">
            <text:p>316.0892527</text:p>
          </table:table-cell>
          <table:table-cell office:value-type="float" office:value="1.82" table:style-name="ce1">
            <text:p>1.82</text:p>
          </table:table-cell>
          <table:table-cell office:value-type="float" office:value="244.06999890554701" table:style-name="ce1">
            <text:p>244.0699989</text:p>
          </table:table-cell>
          <table:table-cell office:value-type="float" office:value="1.4" table:style-name="ce1">
            <text:p>1.4</text:p>
          </table:table-cell>
          <table:table-cell office:value-type="float" office:value="238.25274431664999" table:style-name="ce1">
            <text:p>238.2527443</text:p>
          </table:table-cell>
          <table:table-cell office:value-type="float" office:value="1.37" table:style-name="ce1">
            <text:p>1.37</text:p>
          </table:table-cell>
          <table:table-cell office:value-type="float" office:value="2909.7042789735401" table:style-name="ce1">
            <text:p>2909.704279</text:p>
          </table:table-cell>
          <table:table-cell office:value-type="float" office:value="16.73" table:style-name="ce1">
            <text:p>16.73</text:p>
          </table:table-cell>
          <table:table-cell office:value-type="float" office:value="84.194337754922998" table:style-name="ce1">
            <text:p>84.19433775</text:p>
          </table:table-cell>
          <table:table-cell office:value-type="float" office:value="35.340000000000003" table:style-name="ce1">
            <text:p>35.3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AO</text:p>
          </table:table-cell>
          <table:table-cell office:value-type="float" office:value="230380.05109756999" table:style-name="ce1">
            <text:p>230380.0511</text:p>
          </table:table-cell>
          <table:table-cell office:value-type="float" office:value="199759.82603407599" table:style-name="ce1">
            <text:p>199759.826</text:p>
          </table:table-cell>
          <table:table-cell office:value-type="float" office:value="86.71" table:style-name="ce1">
            <text:p>86.71</text:p>
          </table:table-cell>
          <table:table-cell office:value-type="float" office:value="195748.969661237" table:style-name="ce1">
            <text:p>195748.9697</text:p>
          </table:table-cell>
          <table:table-cell office:value-type="float" office:value="84.97" table:style-name="ce1">
            <text:p>84.97</text:p>
          </table:table-cell>
          <table:table-cell office:value-type="float" office:value="195023.23549628799" table:style-name="ce1">
            <text:p>195023.2355</text:p>
          </table:table-cell>
          <table:table-cell office:value-type="float" office:value="84.65" table:style-name="ce1">
            <text:p>84.65</text:p>
          </table:table-cell>
          <table:table-cell office:value-type="float" office:value="43330.754033905498" table:style-name="ce1">
            <text:p>43330.75403</text:p>
          </table:table-cell>
          <table:table-cell office:value-type="float" office:value="18.809999999999999" table:style-name="ce1">
            <text:p>18.81</text:p>
          </table:table-cell>
          <table:table-cell office:value-type="float" office:value="41026.623022417501" table:style-name="ce1">
            <text:p>41026.62302</text:p>
          </table:table-cell>
          <table:table-cell office:value-type="float" office:value="21.04" table:style-name="ce1">
            <text:p>21.0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BN</text:p>
          </table:table-cell>
          <table:table-cell office:value-type="float" office:value="10233.376606190501" table:style-name="ce1">
            <text:p>10233.37661</text:p>
          </table:table-cell>
          <table:table-cell office:value-type="float" office:value="4445.0554328418102" table:style-name="ce1">
            <text:p>4445.055433</text:p>
          </table:table-cell>
          <table:table-cell office:value-type="float" office:value="43.44" table:style-name="ce1">
            <text:p>43.44</text:p>
          </table:table-cell>
          <table:table-cell office:value-type="float" office:value="4319.3136547413196" table:style-name="ce1">
            <text:p>4319.313655</text:p>
          </table:table-cell>
          <table:table-cell office:value-type="float" office:value="42.21" table:style-name="ce1">
            <text:p>42.21</text:p>
          </table:table-cell>
          <table:table-cell office:value-type="float" office:value="4315.5933426602396" table:style-name="ce1">
            <text:p>4315.593343</text:p>
          </table:table-cell>
          <table:table-cell office:value-type="float" office:value="42.17" table:style-name="ce1">
            <text:p>42.17</text:p>
          </table:table-cell>
          <table:table-cell office:value-type="float" office:value="194.18423412491001" table:style-name="ce1">
            <text:p>194.1842341</text:p>
          </table:table-cell>
          <table:table-cell office:value-type="float" office:value="1.9" table:style-name="ce1">
            <text:p>1.9</text:p>
          </table:table-cell>
          <table:table-cell office:value-type="float" office:value="94.374781538104003" table:style-name="ce1">
            <text:p>94.37478154</text:p>
          </table:table-cell>
          <table:table-cell office:value-type="float" office:value="2.19" table:style-name="ce1">
            <text:p>2.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BR</text:p>
          </table:table-cell>
          <table:table-cell office:value-type="float" office:value="96122.484938197798" table:style-name="ce1">
            <text:p>96122.48494</text:p>
          </table:table-cell>
          <table:table-cell office:value-type="float" office:value="54019.980404721697" table:style-name="ce1">
            <text:p>54019.9804</text:p>
          </table:table-cell>
          <table:table-cell office:value-type="float" office:value="56.2" table:style-name="ce1">
            <text:p>56.2</text:p>
          </table:table-cell>
          <table:table-cell office:value-type="float" office:value="47043.188438687597" table:style-name="ce1">
            <text:p>47043.18844</text:p>
          </table:table-cell>
          <table:table-cell office:value-type="float" office:value="48.94" table:style-name="ce1">
            <text:p>48.94</text:p>
          </table:table-cell>
          <table:table-cell office:value-type="float" office:value="47014.837032509997" table:style-name="ce1">
            <text:p>47014.83703</text:p>
          </table:table-cell>
          <table:table-cell office:value-type="float" office:value="48.91" table:style-name="ce1">
            <text:p>48.91</text:p>
          </table:table-cell>
          <table:table-cell office:value-type="float" office:value="4027.0416401427101" table:style-name="ce1">
            <text:p>4027.04164</text:p>
          </table:table-cell>
          <table:table-cell office:value-type="float" office:value="4.1900000000000004" table:style-name="ce1">
            <text:p>4.19</text:p>
          </table:table-cell>
          <table:table-cell office:value-type="float" office:value="3103.8808913825101" table:style-name="ce1">
            <text:p>3103.880891</text:p>
          </table:table-cell>
          <table:table-cell office:value-type="float" office:value="6.6" table:style-name="ce1">
            <text:p>6.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BY</text:p>
          </table:table-cell>
          <table:table-cell office:value-type="float" office:value="1621105.53659322" table:style-name="ce1">
            <text:p>1621105.537</text:p>
          </table:table-cell>
          <table:table-cell office:value-type="float" office:value="42459.431558398697" table:style-name="ce1">
            <text:p>42459.43156</text:p>
          </table:table-cell>
          <table:table-cell office:value-type="float" office:value="2.62" table:style-name="ce1">
            <text:p>2.62</text:p>
          </table:table-cell>
          <table:table-cell office:value-type="float" office:value="41794.8783059212" table:style-name="ce1">
            <text:p>41794.87831</text:p>
          </table:table-cell>
          <table:table-cell office:value-type="float" office:value="2.58" table:style-name="ce1">
            <text:p>2.58</text:p>
          </table:table-cell>
          <table:table-cell office:value-type="float" office:value="42560.137377688698" table:style-name="ce1">
            <text:p>42560.13738</text:p>
          </table:table-cell>
          <table:table-cell office:value-type="float" office:value="2.63" table:style-name="ce1">
            <text:p>2.63</text:p>
          </table:table-cell>
          <table:table-cell office:value-type="float" office:value="2961.2535723828801" table:style-name="ce1">
            <text:p>2961.253572</text:p>
          </table:table-cell>
          <table:table-cell office:value-type="float" office:value="0.18" table:style-name="ce1">
            <text:p>0.18</text:p>
          </table:table-cell>
          <table:table-cell office:value-type="float" office:value="876.67807777430801" table:style-name="ce1">
            <text:p>876.6780778</text:p>
          </table:table-cell>
          <table:table-cell office:value-type="float" office:value="2.06" table:style-name="ce1">
            <text:p>2.0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CA</text:p>
          </table:table-cell>
          <table:table-cell office:value-type="float" office:value="603.89329853678703" table:style-name="ce1">
            <text:p>603.8932985</text:p>
          </table:table-cell>
          <table:table-cell office:value-type="float" office:value="565.50960523374795" table:style-name="ce1">
            <text:p>565.5096052</text:p>
          </table:table-cell>
          <table:table-cell office:value-type="float" office:value="93.64" table:style-name="ce1">
            <text:p>93.64</text:p>
          </table:table-cell>
          <table:table-cell office:value-type="float" office:value="562.83498487524605" table:style-name="ce1">
            <text:p>562.8349849</text:p>
          </table:table-cell>
          <table:table-cell office:value-type="float" office:value="93.2" table:style-name="ce1">
            <text:p>93.2</text:p>
          </table:table-cell>
          <table:table-cell office:value-type="float" office:value="562.74268036080196" table:style-name="ce1">
            <text:p>562.7426804</text:p>
          </table:table-cell>
          <table:table-cell office:value-type="float" office:value="93.19" table:style-name="ce1">
            <text:p>93.19</text:p>
          </table:table-cell>
          <table:table-cell office:value-type="float" office:value="112.115403789222" table:style-name="ce1">
            <text:p>112.1154038</text:p>
          </table:table-cell>
          <table:table-cell office:value-type="float" office:value="18.57" table:style-name="ce1">
            <text:p>18.57</text:p>
          </table:table-cell>
          <table:table-cell office:value-type="float" office:value="105.470730274402" table:style-name="ce1">
            <text:p>105.4707303</text:p>
          </table:table-cell>
          <table:table-cell office:value-type="float" office:value="18.739999999999998" table:style-name="ce1">
            <text:p>18.7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E</text:p>
          </table:table-cell>
          <table:table-cell office:value-type="float" office:value="159.87636553151501" table:style-name="ce1">
            <text:p>159.8763655</text:p>
          </table:table-cell>
          <table:table-cell office:value-type="float" office:value="134.89474870057799" table:style-name="ce1">
            <text:p>134.8947487</text:p>
          </table:table-cell>
          <table:table-cell office:value-type="float" office:value="84.37" table:style-name="ce1">
            <text:p>84.37</text:p>
          </table:table-cell>
          <table:table-cell office:value-type="float" office:value="128.13072776100901" table:style-name="ce1">
            <text:p>128.1307278</text:p>
          </table:table-cell>
          <table:table-cell office:value-type="float" office:value="80.14" table:style-name="ce1">
            <text:p>80.14</text:p>
          </table:table-cell>
          <table:table-cell office:value-type="float" office:value="127.805632504447" table:style-name="ce1">
            <text:p>127.8056325</text:p>
          </table:table-cell>
          <table:table-cell office:value-type="float" office:value="79.94" table:style-name="ce1">
            <text:p>79.94</text:p>
          </table:table-cell>
          <table:table-cell office:value-type="float" office:value="69.137608364786004" table:style-name="ce1">
            <text:p>69.13760836</text:p>
          </table:table-cell>
          <table:table-cell office:value-type="float" office:value="43.24" table:style-name="ce1">
            <text:p>43.24</text:p>
          </table:table-cell>
          <table:table-cell office:value-type="float" office:value="65.686785064844997" table:style-name="ce1">
            <text:p>65.68678506</text:p>
          </table:table-cell>
          <table:table-cell office:value-type="float" office:value="51.4" table:style-name="ce1">
            <text:p>51.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KA</text:p>
          </table:table-cell>
          <table:table-cell office:value-type="float" office:value="66209.840933482395" table:style-name="ce1">
            <text:p>66209.84093</text:p>
          </table:table-cell>
          <table:table-cell office:value-type="float" office:value="34578.420831841999" table:style-name="ce1">
            <text:p>34578.42083</text:p>
          </table:table-cell>
          <table:table-cell office:value-type="float" office:value="52.23" table:style-name="ce1">
            <text:p>52.23</text:p>
          </table:table-cell>
          <table:table-cell office:value-type="float" office:value="33407.164376089197" table:style-name="ce1">
            <text:p>33407.16438</text:p>
          </table:table-cell>
          <table:table-cell office:value-type="float" office:value="50.46" table:style-name="ce1">
            <text:p>50.46</text:p>
          </table:table-cell>
          <table:table-cell office:value-type="float" office:value="34150.162114835803" table:style-name="ce1">
            <text:p>34150.16211</text:p>
          </table:table-cell>
          <table:table-cell office:value-type="float" office:value="51.58" table:style-name="ce1">
            <text:p>51.58</text:p>
          </table:table-cell>
          <table:table-cell office:value-type="float" office:value="19765.320239162102" table:style-name="ce1">
            <text:p>19765.32024</text:p>
          </table:table-cell>
          <table:table-cell office:value-type="float" office:value="29.85" table:style-name="ce1">
            <text:p>29.85</text:p>
          </table:table-cell>
          <table:table-cell office:value-type="float" office:value="14577.239392947" table:style-name="ce1">
            <text:p>14577.23939</text:p>
          </table:table-cell>
          <table:table-cell office:value-type="float" office:value="42.69" table:style-name="ce1">
            <text:p>42.6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SO</text:p>
          </table:table-cell>
          <table:table-cell office:value-type="float" office:value="30453.877360453302" table:style-name="ce1">
            <text:p>30453.87736</text:p>
          </table:table-cell>
          <table:table-cell office:value-type="float" office:value="23425.9613444815" table:style-name="ce1">
            <text:p>23425.96134</text:p>
          </table:table-cell>
          <table:table-cell office:value-type="float" office:value="76.92" table:style-name="ce1">
            <text:p>76.92</text:p>
          </table:table-cell>
          <table:table-cell office:value-type="float" office:value="22897.113285392901" table:style-name="ce1">
            <text:p>22897.11329</text:p>
          </table:table-cell>
          <table:table-cell office:value-type="float" office:value="75.19" table:style-name="ce1">
            <text:p>75.19</text:p>
          </table:table-cell>
          <table:table-cell office:value-type="float" office:value="22837.262208218999" table:style-name="ce1">
            <text:p>22837.26221</text:p>
          </table:table-cell>
          <table:table-cell office:value-type="float" office:value="74.989999999999995" table:style-name="ce1">
            <text:p>74.99</text:p>
          </table:table-cell>
          <table:table-cell office:value-type="float" office:value="7177.2308265941501" table:style-name="ce1">
            <text:p>7177.230827</text:p>
          </table:table-cell>
          <table:table-cell office:value-type="float" office:value="23.57" table:style-name="ce1">
            <text:p>23.57</text:p>
          </table:table-cell>
          <table:table-cell office:value-type="float" office:value="6445.25858525692" table:style-name="ce1">
            <text:p>6445.258585</text:p>
          </table:table-cell>
          <table:table-cell office:value-type="float" office:value="28.22" table:style-name="ce1">
            <text:p>28.2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TU</text:p>
          </table:table-cell>
          <table:table-cell office:value-type="float" office:value="64895.141248291897" table:style-name="ce1">
            <text:p>64895.14125</text:p>
          </table:table-cell>
          <table:table-cell office:value-type="float" office:value="26021.928154349898" table:style-name="ce1">
            <text:p>26021.92815</text:p>
          </table:table-cell>
          <table:table-cell office:value-type="float" office:value="40.1" table:style-name="ce1">
            <text:p>40.1</text:p>
          </table:table-cell>
          <table:table-cell office:value-type="float" office:value="26060.990128514801" table:style-name="ce1">
            <text:p>26060.99013</text:p>
          </table:table-cell>
          <table:table-cell office:value-type="float" office:value="40.159999999999997" table:style-name="ce1">
            <text:p>40.16</text:p>
          </table:table-cell>
          <table:table-cell office:value-type="float" office:value="26453.797557360202" table:style-name="ce1">
            <text:p>26453.79756</text:p>
          </table:table-cell>
          <table:table-cell office:value-type="float" office:value="40.76" table:style-name="ce1">
            <text:p>40.76</text:p>
          </table:table-cell>
          <table:table-cell office:value-type="float" office:value="11556.329524712401" table:style-name="ce1">
            <text:p>11556.32952</text:p>
          </table:table-cell>
          <table:table-cell office:value-type="float" office:value="17.809999999999999" table:style-name="ce1">
            <text:p>17.81</text:p>
          </table:table-cell>
          <table:table-cell office:value-type="float" office:value="8359.7613348101004" table:style-name="ce1">
            <text:p>8359.761335</text:p>
          </table:table-cell>
          <table:table-cell office:value-type="float" office:value="31.6" table:style-name="ce1">
            <text:p>31.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UX</text:p>
          </table:table-cell>
          <table:table-cell office:value-type="float" office:value="2595.7667450050899" table:style-name="ce1">
            <text:p>2595.766745</text:p>
          </table:table-cell>
          <table:table-cell office:value-type="float" office:value="1528.3562954568599" table:style-name="ce1">
            <text:p>1528.356295</text:p>
          </table:table-cell>
          <table:table-cell office:value-type="float" office:value="58.88" table:style-name="ce1">
            <text:p>58.88</text:p>
          </table:table-cell>
          <table:table-cell office:value-type="float" office:value="1511.5940272492701" table:style-name="ce1">
            <text:p>1511.594027</text:p>
          </table:table-cell>
          <table:table-cell office:value-type="float" office:value="58.23" table:style-name="ce1">
            <text:p>58.23</text:p>
          </table:table-cell>
          <table:table-cell office:value-type="float" office:value="1528.1768092224499" table:style-name="ce1">
            <text:p>1528.176809</text:p>
          </table:table-cell>
          <table:table-cell office:value-type="float" office:value="58.87" table:style-name="ce1">
            <text:p>58.87</text:p>
          </table:table-cell>
          <table:table-cell office:value-type="float" office:value="1001.99600540373" table:style-name="ce1">
            <text:p>1001.996005</text:p>
          </table:table-cell>
          <table:table-cell office:value-type="float" office:value="38.6" table:style-name="ce1">
            <text:p>38.6</text:p>
          </table:table-cell>
          <table:table-cell office:value-type="float" office:value="734.13478284356302" table:style-name="ce1">
            <text:p>734.1347828</text:p>
          </table:table-cell>
          <table:table-cell office:value-type="float" office:value="48.04" table:style-name="ce1">
            <text:p>48.0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VA</text:p>
          </table:table-cell>
          <table:table-cell office:value-type="float" office:value="64587.9385544494" table:style-name="ce1">
            <text:p>64587.93855</text:p>
          </table:table-cell>
          <table:table-cell office:value-type="float" office:value="46116.658228472399" table:style-name="ce1">
            <text:p>46116.65823</text:p>
          </table:table-cell>
          <table:table-cell office:value-type="float" office:value="71.400000000000006" table:style-name="ce1">
            <text:p>71.4</text:p>
          </table:table-cell>
          <table:table-cell office:value-type="float" office:value="43929.399652185799" table:style-name="ce1">
            <text:p>43929.39965</text:p>
          </table:table-cell>
          <table:table-cell office:value-type="float" office:value="68.010000000000005" table:style-name="ce1">
            <text:p>68.01</text:p>
          </table:table-cell>
          <table:table-cell office:value-type="float" office:value="44134.70285935" table:style-name="ce1">
            <text:p>44134.70286</text:p>
          </table:table-cell>
          <table:table-cell office:value-type="float" office:value="68.33" table:style-name="ce1">
            <text:p>68.33</text:p>
          </table:table-cell>
          <table:table-cell office:value-type="float" office:value="11930.637785749101" table:style-name="ce1">
            <text:p>11930.63779</text:p>
          </table:table-cell>
          <table:table-cell office:value-type="float" office:value="18.47" table:style-name="ce1">
            <text:p>18.47</text:p>
          </table:table-cell>
          <table:table-cell office:value-type="float" office:value="9285.8680973157007" table:style-name="ce1">
            <text:p>9285.868097</text:p>
          </table:table-cell>
          <table:table-cell office:value-type="float" office:value="21.04" table:style-name="ce1">
            <text:p>21.0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C</text:p>
          </table:table-cell>
          <table:table-cell office:value-type="float" office:value="16.479889925995" table:style-name="ce1">
            <text:p>16.47988993</text:p>
          </table:table-cell>
          <table:table-cell office:value-type="float" office:value="1.762780704206" table:style-name="ce1">
            <text:p>1.762780704</text:p>
          </table:table-cell>
          <table:table-cell office:value-type="float" office:value="10.7" table:style-name="ce1">
            <text:p>10.7</text:p>
          </table:table-cell>
          <table:table-cell office:value-type="float" office:value="2.3797911711030002" table:style-name="ce1">
            <text:p>2.379791171</text:p>
          </table:table-cell>
          <table:table-cell office:value-type="float" office:value="14.44" table:style-name="ce1">
            <text:p>14.44</text:p>
          </table:table-cell>
          <table:table-cell office:value-type="float" office:value="2.203518032277" table:style-name="ce1">
            <text:p>2.203518032</text:p>
          </table:table-cell>
          <table:table-cell office:value-type="float" office:value="13.37" table:style-name="ce1">
            <text:p>13.37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AR</text:p>
          </table:table-cell>
          <table:table-cell office:value-type="float" office:value="414077.19738348702" table:style-name="ce1">
            <text:p>414077.1974</text:p>
          </table:table-cell>
          <table:table-cell office:value-type="float" office:value="136887.488365578" table:style-name="ce1">
            <text:p>136887.4884</text:p>
          </table:table-cell>
          <table:table-cell office:value-type="float" office:value="33.06" table:style-name="ce1">
            <text:p>33.06</text:p>
          </table:table-cell>
          <table:table-cell office:value-type="float" office:value="142319.20703637999" table:style-name="ce1">
            <text:p>142319.207</text:p>
          </table:table-cell>
          <table:table-cell office:value-type="float" office:value="34.369999999999997" table:style-name="ce1">
            <text:p>34.37</text:p>
          </table:table-cell>
          <table:table-cell office:value-type="float" office:value="144018.18685817099" table:style-name="ce1">
            <text:p>144018.1869</text:p>
          </table:table-cell>
          <table:table-cell office:value-type="float" office:value="34.78" table:style-name="ce1">
            <text:p>34.78</text:p>
          </table:table-cell>
          <table:table-cell office:value-type="float" office:value="139491.97755361799" table:style-name="ce1">
            <text:p>139491.9776</text:p>
          </table:table-cell>
          <table:table-cell office:value-type="float" office:value="33.69" table:style-name="ce1">
            <text:p>33.69</text:p>
          </table:table-cell>
          <table:table-cell office:value-type="float" office:value="35244.791381831899" table:style-name="ce1">
            <text:p>35244.79138</text:p>
          </table:table-cell>
          <table:table-cell office:value-type="float" office:value="24.47" table:style-name="ce1">
            <text:p>24.4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CO</text:p>
          </table:table-cell>
          <table:table-cell office:value-type="float" office:value="1.9338319538240001" table:style-name="ce1">
            <text:p>1.933831954</text:p>
          </table:table-cell>
          <table:table-cell table:number-columns-repeated="6" table:style-name="ce1"/>
          <table:table-cell office:value-type="float" office:value="0.34533187309800001" table:style-name="ce1">
            <text:p>0.345331873</text:p>
          </table:table-cell>
          <table:table-cell office:value-type="float" office:value="17.86" table:style-name="ce1">
            <text:p>17.86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MDA</text:p>
          </table:table-cell>
          <table:table-cell office:value-type="float" office:value="33848.998831163102" table:style-name="ce1">
            <text:p>33848.99883</text:p>
          </table:table-cell>
          <table:table-cell office:value-type="float" office:value="2686.5731332570699" table:style-name="ce1">
            <text:p>2686.573133</text:p>
          </table:table-cell>
          <table:table-cell office:value-type="float" office:value="7.94" table:style-name="ce1">
            <text:p>7.94</text:p>
          </table:table-cell>
          <table:table-cell office:value-type="float" office:value="2793.81583268554" table:style-name="ce1">
            <text:p>2793.815833</text:p>
          </table:table-cell>
          <table:table-cell office:value-type="float" office:value="8.25" table:style-name="ce1">
            <text:p>8.25</text:p>
          </table:table-cell>
          <table:table-cell office:value-type="float" office:value="2829.0260281249198" table:style-name="ce1">
            <text:p>2829.026028</text:p>
          </table:table-cell>
          <table:table-cell office:value-type="float" office:value="8.36" table:style-name="ce1">
            <text:p>8.36</text:p>
          </table:table-cell>
          <table:table-cell office:value-type="float" office:value="3680.9067075514499" table:style-name="ce1">
            <text:p>3680.906708</text:p>
          </table:table-cell>
          <table:table-cell office:value-type="float" office:value="10.87" table:style-name="ce1">
            <text:p>10.87</text:p>
          </table:table-cell>
          <table:table-cell office:value-type="float" office:value="1392.7826068004999" table:style-name="ce1">
            <text:p>1392.782607</text:p>
          </table:table-cell>
          <table:table-cell office:value-type="float" office:value="49.23" table:style-name="ce1">
            <text:p>49.2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DG</text:p>
          </table:table-cell>
          <table:table-cell office:value-type="float" office:value="588922.50729685999" table:style-name="ce1">
            <text:p>588922.5073</text:p>
          </table:table-cell>
          <table:table-cell office:value-type="float" office:value="549101.88950811699" table:style-name="ce1">
            <text:p>549101.8895</text:p>
          </table:table-cell>
          <table:table-cell office:value-type="float" office:value="93.24" table:style-name="ce1">
            <text:p>93.24</text:p>
          </table:table-cell>
          <table:table-cell office:value-type="float" office:value="547175.51955967199" table:style-name="ce1">
            <text:p>547175.5196</text:p>
          </table:table-cell>
          <table:table-cell office:value-type="float" office:value="92.91" table:style-name="ce1">
            <text:p>92.91</text:p>
          </table:table-cell>
          <table:table-cell office:value-type="float" office:value="547140.62407165999" table:style-name="ce1">
            <text:p>547140.6241</text:p>
          </table:table-cell>
          <table:table-cell office:value-type="float" office:value="92.91" table:style-name="ce1">
            <text:p>92.91</text:p>
          </table:table-cell>
          <table:table-cell office:value-type="float" office:value="74540.905779025896" table:style-name="ce1">
            <text:p>74540.90578</text:p>
          </table:table-cell>
          <table:table-cell office:value-type="float" office:value="12.66" table:style-name="ce1">
            <text:p>12.66</text:p>
          </table:table-cell>
          <table:table-cell office:value-type="float" office:value="68627.3279221298" table:style-name="ce1">
            <text:p>68627.32792</text:p>
          </table:table-cell>
          <table:table-cell office:value-type="float" office:value="12.54" table:style-name="ce1">
            <text:p>12.5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DV</text:p>
          </table:table-cell>
          <table:table-cell office:value-type="float" office:value="218.415676706114" table:style-name="ce1">
            <text:p>218.4156767</text:p>
          </table:table-cell>
          <table:table-cell office:value-type="float" office:value="26.138838322432999" table:style-name="ce1">
            <text:p>26.13883832</text:p>
          </table:table-cell>
          <table:table-cell office:value-type="float" office:value="11.97" table:style-name="ce1">
            <text:p>11.97</text:p>
          </table:table-cell>
          <table:table-cell office:value-type="float" office:value="26.138838322432999" table:style-name="ce1">
            <text:p>26.13883832</text:p>
          </table:table-cell>
          <table:table-cell office:value-type="float" office:value="11.97" table:style-name="ce1">
            <text:p>11.97</text:p>
          </table:table-cell>
          <table:table-cell office:value-type="float" office:value="26.138838322432999" table:style-name="ce1">
            <text:p>26.13883832</text:p>
          </table:table-cell>
          <table:table-cell office:value-type="float" office:value="11.97" table:style-name="ce1">
            <text:p>11.97</text:p>
          </table:table-cell>
          <table:table-cell office:value-type="float" office:value="7.7519823086440001" table:style-name="ce1">
            <text:p>7.751982309</text:p>
          </table:table-cell>
          <table:table-cell office:value-type="float" office:value="3.55" table:style-name="ce1">
            <text:p>3.55</text:p>
          </table:table-cell>
          <table:table-cell office:value-type="float" office:value="1.6051005937839999" table:style-name="ce1">
            <text:p>1.605100594</text:p>
          </table:table-cell>
          <table:table-cell office:value-type="float" office:value="6.14" table:style-name="ce1">
            <text:p>6.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EX</text:p>
          </table:table-cell>
          <table:table-cell office:value-type="float" office:value="1950158.79978275" table:style-name="ce1">
            <text:p>1950158.8</text:p>
          </table:table-cell>
          <table:table-cell office:value-type="float" office:value="1624853.4411999399" table:style-name="ce1">
            <text:p>1624853.441</text:p>
          </table:table-cell>
          <table:table-cell office:value-type="float" office:value="83.32" table:style-name="ce1">
            <text:p>83.32</text:p>
          </table:table-cell>
          <table:table-cell office:value-type="float" office:value="1604067.1495181499" table:style-name="ce1">
            <text:p>1604067.15</text:p>
          </table:table-cell>
          <table:table-cell office:value-type="float" office:value="82.25" table:style-name="ce1">
            <text:p>82.25</text:p>
          </table:table-cell>
          <table:table-cell office:value-type="float" office:value="1600765.7088180101" table:style-name="ce1">
            <text:p>1600765.709</text:p>
          </table:table-cell>
          <table:table-cell office:value-type="float" office:value="82.08" table:style-name="ce1">
            <text:p>82.08</text:p>
          </table:table-cell>
          <table:table-cell office:value-type="float" office:value="296685.03273060499" table:style-name="ce1">
            <text:p>296685.0327</text:p>
          </table:table-cell>
          <table:table-cell office:value-type="float" office:value="15.21" table:style-name="ce1">
            <text:p>15.21</text:p>
          </table:table-cell>
          <table:table-cell office:value-type="float" office:value="261957.88814227801" table:style-name="ce1">
            <text:p>261957.8881</text:p>
          </table:table-cell>
          <table:table-cell office:value-type="float" office:value="16.36" table:style-name="ce1">
            <text:p>16.3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HL</text:p>
          </table:table-cell>
          <table:table-cell office:value-type="float" office:value="247.77790584745301" table:style-name="ce1">
            <text:p>247.7779058</text:p>
          </table:table-cell>
          <table:table-cell office:value-type="float" office:value="35.843123710790998" table:style-name="ce1">
            <text:p>35.84312371</text:p>
          </table:table-cell>
          <table:table-cell office:value-type="float" office:value="14.47" table:style-name="ce1">
            <text:p>14.47</text:p>
          </table:table-cell>
          <table:table-cell office:value-type="float" office:value="35.843123710790998" table:style-name="ce1">
            <text:p>35.84312371</text:p>
          </table:table-cell>
          <table:table-cell office:value-type="float" office:value="14.47" table:style-name="ce1">
            <text:p>14.47</text:p>
          </table:table-cell>
          <table:table-cell office:value-type="float" office:value="35.843123710790998" table:style-name="ce1">
            <text:p>35.84312371</text:p>
          </table:table-cell>
          <table:table-cell office:value-type="float" office:value="14.47" table:style-name="ce1">
            <text:p>14.47</text:p>
          </table:table-cell>
          <table:table-cell office:value-type="float" office:value="60.633064726687003" table:style-name="ce1">
            <text:p>60.63306473</text:p>
          </table:table-cell>
          <table:table-cell office:value-type="float" office:value="24.47" table:style-name="ce1">
            <text:p>24.47</text:p>
          </table:table-cell>
          <table:table-cell office:value-type="float" office:value="5.4414984230450001" table:style-name="ce1">
            <text:p>5.441498423</text:p>
          </table:table-cell>
          <table:table-cell office:value-type="float" office:value="15.18" table:style-name="ce1">
            <text:p>15.1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KD</text:p>
          </table:table-cell>
          <table:table-cell office:value-type="float" office:value="25433.23929541" table:style-name="ce1">
            <text:p>25433.2393</text:p>
          </table:table-cell>
          <table:table-cell office:value-type="float" office:value="16464.343383880801" table:style-name="ce1">
            <text:p>16464.34338</text:p>
          </table:table-cell>
          <table:table-cell office:value-type="float" office:value="64.739999999999995" table:style-name="ce1">
            <text:p>64.74</text:p>
          </table:table-cell>
          <table:table-cell office:value-type="float" office:value="16430.878799333001" table:style-name="ce1">
            <text:p>16430.8788</text:p>
          </table:table-cell>
          <table:table-cell office:value-type="float" office:value="64.599999999999994" table:style-name="ce1">
            <text:p>64.6</text:p>
          </table:table-cell>
          <table:table-cell office:value-type="float" office:value="16561.9406266732" table:style-name="ce1">
            <text:p>16561.94063</text:p>
          </table:table-cell>
          <table:table-cell office:value-type="float" office:value="65.12" table:style-name="ce1">
            <text:p>65.12</text:p>
          </table:table-cell>
          <table:table-cell office:value-type="float" office:value="7146.21058166903" table:style-name="ce1">
            <text:p>7146.210582</text:p>
          </table:table-cell>
          <table:table-cell office:value-type="float" office:value="28.1" table:style-name="ce1">
            <text:p>28.1</text:p>
          </table:table-cell>
          <table:table-cell office:value-type="float" office:value="5812.5441708606004" table:style-name="ce1">
            <text:p>5812.544171</text:p>
          </table:table-cell>
          <table:table-cell office:value-type="float" office:value="35.1" table:style-name="ce1">
            <text:p>35.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LI</text:p>
          </table:table-cell>
          <table:table-cell office:value-type="float" office:value="1251422.4273721001" table:style-name="ce1">
            <text:p>1251422.427</text:p>
          </table:table-cell>
          <table:table-cell office:value-type="float" office:value="321951.34121210099" table:style-name="ce1">
            <text:p>321951.3412</text:p>
          </table:table-cell>
          <table:table-cell office:value-type="float" office:value="25.73" table:style-name="ce1">
            <text:p>25.73</text:p>
          </table:table-cell>
          <table:table-cell office:value-type="float" office:value="323531.12127000402" table:style-name="ce1">
            <text:p>323531.1213</text:p>
          </table:table-cell>
          <table:table-cell office:value-type="float" office:value="25.85" table:style-name="ce1">
            <text:p>25.85</text:p>
          </table:table-cell>
          <table:table-cell office:value-type="float" office:value="333843.16591610701" table:style-name="ce1">
            <text:p>333843.1659</text:p>
          </table:table-cell>
          <table:table-cell office:value-type="float" office:value="26.68" table:style-name="ce1">
            <text:p>26.68</text:p>
          </table:table-cell>
          <table:table-cell office:value-type="float" office:value="95719.394049166294" table:style-name="ce1">
            <text:p>95719.39405</text:p>
          </table:table-cell>
          <table:table-cell office:value-type="float" office:value="7.65" table:style-name="ce1">
            <text:p>7.65</text:p>
          </table:table-cell>
          <table:table-cell office:value-type="float" office:value="58817.258227671999" table:style-name="ce1">
            <text:p>58817.25823</text:p>
          </table:table-cell>
          <table:table-cell office:value-type="float" office:value="17.62" table:style-name="ce1">
            <text:p>17.6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LT</text:p>
          </table:table-cell>
          <table:table-cell office:value-type="float" office:value="313.24995531394501" table:style-name="ce1">
            <text:p>313.2499553</text:p>
          </table:table-cell>
          <table:table-cell office:value-type="float" office:value="13.367502038829" table:style-name="ce1">
            <text:p>13.36750204</text:p>
          </table:table-cell>
          <table:table-cell office:value-type="float" office:value="4.2699999999999996" table:style-name="ce1">
            <text:p>4.27</text:p>
          </table:table-cell>
          <table:table-cell office:value-type="float" office:value="12.439775520192001" table:style-name="ce1">
            <text:p>12.43977552</text:p>
          </table:table-cell>
          <table:table-cell office:value-type="float" office:value="3.97" table:style-name="ce1">
            <text:p>3.97</text:p>
          </table:table-cell>
          <table:table-cell office:value-type="float" office:value="11.975872109612" table:style-name="ce1">
            <text:p>11.97587211</text:p>
          </table:table-cell>
          <table:table-cell office:value-type="float" office:value="3.82" table:style-name="ce1">
            <text:p>3.82</text:p>
          </table:table-cell>
          <table:table-cell office:value-type="float" office:value="91.030014664293006" table:style-name="ce1">
            <text:p>91.03001466</text:p>
          </table:table-cell>
          <table:table-cell office:value-type="float" office:value="29.06" table:style-name="ce1">
            <text:p>29.06</text:p>
          </table:table-cell>
          <table:table-cell office:value-type="float" office:value="5.3326257707059996" table:style-name="ce1">
            <text:p>5.332625771</text:p>
          </table:table-cell>
          <table:table-cell office:value-type="float" office:value="44.53" table:style-name="ce1">
            <text:p>44.5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MR</text:p>
          </table:table-cell>
          <table:table-cell office:value-type="float" office:value="666822.92277747497" table:style-name="ce1">
            <text:p>666822.9228</text:p>
          </table:table-cell>
          <table:table-cell office:value-type="float" office:value="473398.24542908999" table:style-name="ce1">
            <text:p>473398.2454</text:p>
          </table:table-cell>
          <table:table-cell office:value-type="float" office:value="70.989999999999995" table:style-name="ce1">
            <text:p>70.99</text:p>
          </table:table-cell>
          <table:table-cell office:value-type="float" office:value="465285.727764179" table:style-name="ce1">
            <text:p>465285.7278</text:p>
          </table:table-cell>
          <table:table-cell office:value-type="float" office:value="69.78" table:style-name="ce1">
            <text:p>69.78</text:p>
          </table:table-cell>
          <table:table-cell office:value-type="float" office:value="467834.47462257702" table:style-name="ce1">
            <text:p>467834.4746</text:p>
          </table:table-cell>
          <table:table-cell office:value-type="float" office:value="70.16" table:style-name="ce1">
            <text:p>70.16</text:p>
          </table:table-cell>
          <table:table-cell office:value-type="float" office:value="43860.737304229799" table:style-name="ce1">
            <text:p>43860.7373</text:p>
          </table:table-cell>
          <table:table-cell office:value-type="float" office:value="6.58" table:style-name="ce1">
            <text:p>6.58</text:p>
          </table:table-cell>
          <table:table-cell office:value-type="float" office:value="41895.744620231497" table:style-name="ce1">
            <text:p>41895.74462</text:p>
          </table:table-cell>
          <table:table-cell office:value-type="float" office:value="8.9600000000000009" table:style-name="ce1">
            <text:p>8.9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NE</text:p>
          </table:table-cell>
          <table:table-cell office:value-type="float" office:value="13879.957164765699" table:style-name="ce1">
            <text:p>13879.95716</text:p>
          </table:table-cell>
          <table:table-cell office:value-type="float" office:value="11137.693835926801" table:style-name="ce1">
            <text:p>11137.69384</text:p>
          </table:table-cell>
          <table:table-cell office:value-type="float" office:value="80.239999999999995" table:style-name="ce1">
            <text:p>80.24</text:p>
          </table:table-cell>
          <table:table-cell office:value-type="float" office:value="11034.4263309772" table:style-name="ce1">
            <text:p>11034.42633</text:p>
          </table:table-cell>
          <table:table-cell office:value-type="float" office:value="79.5" table:style-name="ce1">
            <text:p>79.5</text:p>
          </table:table-cell>
          <table:table-cell office:value-type="float" office:value="11054.563415025699" table:style-name="ce1">
            <text:p>11054.56342</text:p>
          </table:table-cell>
          <table:table-cell office:value-type="float" office:value="79.64" table:style-name="ce1">
            <text:p>79.64</text:p>
          </table:table-cell>
          <table:table-cell office:value-type="float" office:value="3258.5408384213001" table:style-name="ce1">
            <text:p>3258.540838</text:p>
          </table:table-cell>
          <table:table-cell office:value-type="float" office:value="23.48" table:style-name="ce1">
            <text:p>23.48</text:p>
          </table:table-cell>
          <table:table-cell office:value-type="float" office:value="2446.1380767249698" table:style-name="ce1">
            <text:p>2446.138077</text:p>
          </table:table-cell>
          <table:table-cell office:value-type="float" office:value="22.13" table:style-name="ce1">
            <text:p>22.1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NG</text:p>
          </table:table-cell>
          <table:table-cell office:value-type="float" office:value="1564549.18624661" table:style-name="ce1">
            <text:p>1564549.186</text:p>
          </table:table-cell>
          <table:table-cell office:value-type="float" office:value="808200.43624793703" table:style-name="ce1">
            <text:p>808200.4362</text:p>
          </table:table-cell>
          <table:table-cell office:value-type="float" office:value="51.66" table:style-name="ce1">
            <text:p>51.66</text:p>
          </table:table-cell>
          <table:table-cell office:value-type="float" office:value="806835.23728124204" table:style-name="ce1">
            <text:p>806835.2373</text:p>
          </table:table-cell>
          <table:table-cell office:value-type="float" office:value="51.57" table:style-name="ce1">
            <text:p>51.57</text:p>
          </table:table-cell>
          <table:table-cell office:value-type="float" office:value="823156.50409332302" table:style-name="ce1">
            <text:p>823156.5041</text:p>
          </table:table-cell>
          <table:table-cell office:value-type="float" office:value="52.61" table:style-name="ce1">
            <text:p>52.61</text:p>
          </table:table-cell>
          <table:table-cell office:value-type="float" office:value="308293.18437818898" table:style-name="ce1">
            <text:p>308293.1844</text:p>
          </table:table-cell>
          <table:table-cell office:value-type="float" office:value="19.7" table:style-name="ce1">
            <text:p>19.7</text:p>
          </table:table-cell>
          <table:table-cell office:value-type="float" office:value="140094.053350887" table:style-name="ce1">
            <text:p>140094.0534</text:p>
          </table:table-cell>
          <table:table-cell office:value-type="float" office:value="17.02" table:style-name="ce1">
            <text:p>17.0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NP</text:p>
          </table:table-cell>
          <table:table-cell office:value-type="float" office:value="477.92507661778399" table:style-name="ce1">
            <text:p>477.9250766</text:p>
          </table:table-cell>
          <table:table-cell office:value-type="float" office:value="227.43925007169099" table:style-name="ce1">
            <text:p>227.4392501</text:p>
          </table:table-cell>
          <table:table-cell office:value-type="float" office:value="47.59" table:style-name="ce1">
            <text:p>47.59</text:p>
          </table:table-cell>
          <table:table-cell office:value-type="float" office:value="227.43925007169099" table:style-name="ce1">
            <text:p>227.4392501</text:p>
          </table:table-cell>
          <table:table-cell office:value-type="float" office:value="47.59" table:style-name="ce1">
            <text:p>47.59</text:p>
          </table:table-cell>
          <table:table-cell office:value-type="float" office:value="227.43925007169099" table:style-name="ce1">
            <text:p>227.4392501</text:p>
          </table:table-cell>
          <table:table-cell office:value-type="float" office:value="47.59" table:style-name="ce1">
            <text:p>47.59</text:p>
          </table:table-cell>
          <table:table-cell office:value-type="float" office:value="13.361603591959" table:style-name="ce1">
            <text:p>13.36160359</text:p>
          </table:table-cell>
          <table:table-cell office:value-type="float" office:value="2.8" table:style-name="ce1">
            <text:p>2.8</text:p>
          </table:table-cell>
          <table:table-cell office:value-type="float" office:value="7.1513535140639997" table:style-name="ce1">
            <text:p>7.151353514</text:p>
          </table:table-cell>
          <table:table-cell office:value-type="float" office:value="3.14" table:style-name="ce1">
            <text:p>3.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OZ</text:p>
          </table:table-cell>
          <table:table-cell office:value-type="float" office:value="787342.72184966505" table:style-name="ce1">
            <text:p>787342.7218</text:p>
          </table:table-cell>
          <table:table-cell office:value-type="float" office:value="676522.14849253604" table:style-name="ce1">
            <text:p>676522.1485</text:p>
          </table:table-cell>
          <table:table-cell office:value-type="float" office:value="85.92" table:style-name="ce1">
            <text:p>85.92</text:p>
          </table:table-cell>
          <table:table-cell office:value-type="float" office:value="660902.08491601201" table:style-name="ce1">
            <text:p>660902.0849</text:p>
          </table:table-cell>
          <table:table-cell office:value-type="float" office:value="83.94" table:style-name="ce1">
            <text:p>83.94</text:p>
          </table:table-cell>
          <table:table-cell office:value-type="float" office:value="660798.93157931499" table:style-name="ce1">
            <text:p>660798.9316</text:p>
          </table:table-cell>
          <table:table-cell office:value-type="float" office:value="83.93" table:style-name="ce1">
            <text:p>83.93</text:p>
          </table:table-cell>
          <table:table-cell office:value-type="float" office:value="232099.38907248099" table:style-name="ce1">
            <text:p>232099.3891</text:p>
          </table:table-cell>
          <table:table-cell office:value-type="float" office:value="29.48" table:style-name="ce1">
            <text:p>29.48</text:p>
          </table:table-cell>
          <table:table-cell office:value-type="float" office:value="209609.24446202899" table:style-name="ce1">
            <text:p>209609.2445</text:p>
          </table:table-cell>
          <table:table-cell office:value-type="float" office:value="31.72" table:style-name="ce1">
            <text:p>31.7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RT</text:p>
          </table:table-cell>
          <table:table-cell office:value-type="float" office:value="1038510.69526723" table:style-name="ce1">
            <text:p>1038510.695</text:p>
          </table:table-cell>
          <table:table-cell office:value-type="float" office:value="171567.42370778101" table:style-name="ce1">
            <text:p>171567.4237</text:p>
          </table:table-cell>
          <table:table-cell office:value-type="float" office:value="16.52" table:style-name="ce1">
            <text:p>16.52</text:p>
          </table:table-cell>
          <table:table-cell office:value-type="float" office:value="177598.09028638701" table:style-name="ce1">
            <text:p>177598.0903</text:p>
          </table:table-cell>
          <table:table-cell office:value-type="float" office:value="17.100000000000001" table:style-name="ce1">
            <text:p>17.1</text:p>
          </table:table-cell>
          <table:table-cell office:value-type="float" office:value="179221.55443894499" table:style-name="ce1">
            <text:p>179221.5544</text:p>
          </table:table-cell>
          <table:table-cell office:value-type="float" office:value="17.260000000000002" table:style-name="ce1">
            <text:p>17.26</text:p>
          </table:table-cell>
          <table:table-cell office:value-type="float" office:value="6086.7524541520497" table:style-name="ce1">
            <text:p>6086.752454</text:p>
          </table:table-cell>
          <table:table-cell office:value-type="float" office:value="0.59" table:style-name="ce1">
            <text:p>0.59</text:p>
          </table:table-cell>
          <table:table-cell office:value-type="float" office:value="404.052931850238" table:style-name="ce1">
            <text:p>404.0529319</text:p>
          </table:table-cell>
          <table:table-cell office:value-type="float" office:value="0.23" table:style-name="ce1">
            <text:p>0.2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SR</text:p>
          </table:table-cell>
          <table:table-cell office:value-type="float" office:value="100.614321399179" table:style-name="ce1">
            <text:p>100.6143214</text:p>
          </table:table-cell>
          <table:table-cell office:value-type="float" office:value="91.873632014980004" table:style-name="ce1">
            <text:p>91.87363201</text:p>
          </table:table-cell>
          <table:table-cell office:value-type="float" office:value="91.31" table:style-name="ce1">
            <text:p>91.31</text:p>
          </table:table-cell>
          <table:table-cell office:value-type="float" office:value="91.873632014980004" table:style-name="ce1">
            <text:p>91.87363201</text:p>
          </table:table-cell>
          <table:table-cell office:value-type="float" office:value="91.31" table:style-name="ce1">
            <text:p>91.31</text:p>
          </table:table-cell>
          <table:table-cell office:value-type="float" office:value="91.873632014980004" table:style-name="ce1">
            <text:p>91.87363201</text:p>
          </table:table-cell>
          <table:table-cell office:value-type="float" office:value="91.31" table:style-name="ce1">
            <text:p>91.31</text:p>
          </table:table-cell>
          <table:table-cell office:value-type="float" office:value="11.198539372737001" table:style-name="ce1">
            <text:p>11.19853937</text:p>
          </table:table-cell>
          <table:table-cell office:value-type="float" office:value="11.13" table:style-name="ce1">
            <text:p>11.13</text:p>
          </table:table-cell>
          <table:table-cell office:value-type="float" office:value="11.198539372737001" table:style-name="ce1">
            <text:p>11.19853937</text:p>
          </table:table-cell>
          <table:table-cell office:value-type="float" office:value="12.19" table:style-name="ce1">
            <text:p>12.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US</text:p>
          </table:table-cell>
          <table:table-cell office:value-type="float" office:value="2012.2767514613199" table:style-name="ce1">
            <text:p>2012.276751</text:p>
          </table:table-cell>
          <table:table-cell office:value-type="float" office:value="936.38526615133401" table:style-name="ce1">
            <text:p>936.3852662</text:p>
          </table:table-cell>
          <table:table-cell office:value-type="float" office:value="46.53" table:style-name="ce1">
            <text:p>46.53</text:p>
          </table:table-cell>
          <table:table-cell office:value-type="float" office:value="690.03726743715094" table:style-name="ce1">
            <text:p>690.0372674</text:p>
          </table:table-cell>
          <table:table-cell office:value-type="float" office:value="34.29" table:style-name="ce1">
            <text:p>34.29</text:p>
          </table:table-cell>
          <table:table-cell office:value-type="float" office:value="678.708607199325" table:style-name="ce1">
            <text:p>678.7086072</text:p>
          </table:table-cell>
          <table:table-cell office:value-type="float" office:value="33.729999999999997" table:style-name="ce1">
            <text:p>33.73</text:p>
          </table:table-cell>
          <table:table-cell office:value-type="float" office:value="100.6111595008" table:style-name="ce1">
            <text:p>100.6111595</text:p>
          </table:table-cell>
          <table:table-cell office:value-type="float" office:value="5" table:style-name="ce1">
            <text:p>5</text:p>
          </table:table-cell>
          <table:table-cell office:value-type="float" office:value="72.322705478489993" table:style-name="ce1">
            <text:p>72.32270548</text:p>
          </table:table-cell>
          <table:table-cell office:value-type="float" office:value="10.66" table:style-name="ce1">
            <text:p>10.6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WI</text:p>
          </table:table-cell>
          <table:table-cell office:value-type="float" office:value="118707.596778158" table:style-name="ce1">
            <text:p>118707.5968</text:p>
          </table:table-cell>
          <table:table-cell office:value-type="float" office:value="45271.554519333797" table:style-name="ce1">
            <text:p>45271.55452</text:p>
          </table:table-cell>
          <table:table-cell office:value-type="float" office:value="38.14" table:style-name="ce1">
            <text:p>38.14</text:p>
          </table:table-cell>
          <table:table-cell office:value-type="float" office:value="34566.944595330198" table:style-name="ce1">
            <text:p>34566.9446</text:p>
          </table:table-cell>
          <table:table-cell office:value-type="float" office:value="29.12" table:style-name="ce1">
            <text:p>29.12</text:p>
          </table:table-cell>
          <table:table-cell office:value-type="float" office:value="35411.569439340499" table:style-name="ce1">
            <text:p>35411.56944</text:p>
          </table:table-cell>
          <table:table-cell office:value-type="float" office:value="29.83" table:style-name="ce1">
            <text:p>29.83</text:p>
          </table:table-cell>
          <table:table-cell office:value-type="float" office:value="25562.553517729601" table:style-name="ce1">
            <text:p>25562.55352</text:p>
          </table:table-cell>
          <table:table-cell office:value-type="float" office:value="21.53" table:style-name="ce1">
            <text:p>21.53</text:p>
          </table:table-cell>
          <table:table-cell office:value-type="float" office:value="17691.921392647899" table:style-name="ce1">
            <text:p>17691.92139</text:p>
          </table:table-cell>
          <table:table-cell office:value-type="float" office:value="49.96" table:style-name="ce1">
            <text:p>49.9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YS</text:p>
          </table:table-cell>
          <table:table-cell office:value-type="float" office:value="329782.69753302302" table:style-name="ce1">
            <text:p>329782.6975</text:p>
          </table:table-cell>
          <table:table-cell office:value-type="float" office:value="261390.78286138101" table:style-name="ce1">
            <text:p>261390.7829</text:p>
          </table:table-cell>
          <table:table-cell office:value-type="float" office:value="79.260000000000005" table:style-name="ce1">
            <text:p>79.26</text:p>
          </table:table-cell>
          <table:table-cell office:value-type="float" office:value="261021.41426430599" table:style-name="ce1">
            <text:p>261021.4143</text:p>
          </table:table-cell>
          <table:table-cell office:value-type="float" office:value="79.150000000000006" table:style-name="ce1">
            <text:p>79.15</text:p>
          </table:table-cell>
          <table:table-cell office:value-type="float" office:value="258206.783267124" table:style-name="ce1">
            <text:p>258206.7833</text:p>
          </table:table-cell>
          <table:table-cell office:value-type="float" office:value="78.3" table:style-name="ce1">
            <text:p>78.3</text:p>
          </table:table-cell>
          <table:table-cell office:value-type="float" office:value="44014.662227577399" table:style-name="ce1">
            <text:p>44014.66223</text:p>
          </table:table-cell>
          <table:table-cell office:value-type="float" office:value="13.35" table:style-name="ce1">
            <text:p>13.35</text:p>
          </table:table-cell>
          <table:table-cell office:value-type="float" office:value="42176.264267178602" table:style-name="ce1">
            <text:p>42176.26427</text:p>
          </table:table-cell>
          <table:table-cell office:value-type="float" office:value="16.329999999999998" table:style-name="ce1">
            <text:p>16.3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AM</text:p>
          </table:table-cell>
          <table:table-cell office:value-type="float" office:value="824062.37343965599" table:style-name="ce1">
            <text:p>824062.3734</text:p>
          </table:table-cell>
          <table:table-cell office:value-type="float" office:value="645798.90525557497" table:style-name="ce1">
            <text:p>645798.9053</text:p>
          </table:table-cell>
          <table:table-cell office:value-type="float" office:value="78.37" table:style-name="ce1">
            <text:p>78.37</text:p>
          </table:table-cell>
          <table:table-cell office:value-type="float" office:value="645022.84111968102" table:style-name="ce1">
            <text:p>645022.8411</text:p>
          </table:table-cell>
          <table:table-cell office:value-type="float" office:value="78.27" table:style-name="ce1">
            <text:p>78.27</text:p>
          </table:table-cell>
          <table:table-cell office:value-type="float" office:value="645648.79810212494" table:style-name="ce1">
            <text:p>645648.7981</text:p>
          </table:table-cell>
          <table:table-cell office:value-type="float" office:value="78.349999999999994" table:style-name="ce1">
            <text:p>78.35</text:p>
          </table:table-cell>
          <table:table-cell office:value-type="float" office:value="328651.48135825602" table:style-name="ce1">
            <text:p>328651.4814</text:p>
          </table:table-cell>
          <table:table-cell office:value-type="float" office:value="39.880000000000003" table:style-name="ce1">
            <text:p>39.88</text:p>
          </table:table-cell>
          <table:table-cell office:value-type="float" office:value="188977.13236169601" table:style-name="ce1">
            <text:p>188977.1324</text:p>
          </table:table-cell>
          <table:table-cell office:value-type="float" office:value="29.27" table:style-name="ce1">
            <text:p>29.2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CL</text:p>
          </table:table-cell>
          <table:table-cell office:value-type="float" office:value="18583.79527137" table:style-name="ce1">
            <text:p>18583.79527</text:p>
          </table:table-cell>
          <table:table-cell office:value-type="float" office:value="15042.500876583599" table:style-name="ce1">
            <text:p>15042.50088</text:p>
          </table:table-cell>
          <table:table-cell office:value-type="float" office:value="80.94" table:style-name="ce1">
            <text:p>80.94</text:p>
          </table:table-cell>
          <table:table-cell office:value-type="float" office:value="15597.708724616101" table:style-name="ce1">
            <text:p>15597.70872</text:p>
          </table:table-cell>
          <table:table-cell office:value-type="float" office:value="83.93" table:style-name="ce1">
            <text:p>83.93</text:p>
          </table:table-cell>
          <table:table-cell office:value-type="float" office:value="15544.0004970964" table:style-name="ce1">
            <text:p>15544.0005</text:p>
          </table:table-cell>
          <table:table-cell office:value-type="float" office:value="83.64" table:style-name="ce1">
            <text:p>83.64</text:p>
          </table:table-cell>
          <table:table-cell office:value-type="float" office:value="11071.809724258001" table:style-name="ce1">
            <text:p>11071.80972</text:p>
          </table:table-cell>
          <table:table-cell office:value-type="float" office:value="59.58" table:style-name="ce1">
            <text:p>59.58</text:p>
          </table:table-cell>
          <table:table-cell office:value-type="float" office:value="9215.7294974020897" table:style-name="ce1">
            <text:p>9215.729497</text:p>
          </table:table-cell>
          <table:table-cell office:value-type="float" office:value="59.29" table:style-name="ce1">
            <text:p>59.2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ER</text:p>
          </table:table-cell>
          <table:table-cell office:value-type="float" office:value="1182529.6022669801" table:style-name="ce1">
            <text:p>1182529.602</text:p>
          </table:table-cell>
          <table:table-cell office:value-type="float" office:value="296488.84895922302" table:style-name="ce1">
            <text:p>296488.849</text:p>
          </table:table-cell>
          <table:table-cell office:value-type="float" office:value="25.07" table:style-name="ce1">
            <text:p>25.07</text:p>
          </table:table-cell>
          <table:table-cell office:value-type="float" office:value="307030.62810993899" table:style-name="ce1">
            <text:p>307030.6281</text:p>
          </table:table-cell>
          <table:table-cell office:value-type="float" office:value="25.96" table:style-name="ce1">
            <text:p>25.96</text:p>
          </table:table-cell>
          <table:table-cell office:value-type="float" office:value="316207.61951349798" table:style-name="ce1">
            <text:p>316207.6195</text:p>
          </table:table-cell>
          <table:table-cell office:value-type="float" office:value="26.74" table:style-name="ce1">
            <text:p>26.74</text:p>
          </table:table-cell>
          <table:table-cell office:value-type="float" office:value="219552.05876455599" table:style-name="ce1">
            <text:p>219552.0588</text:p>
          </table:table-cell>
          <table:table-cell office:value-type="float" office:value="18.57" table:style-name="ce1">
            <text:p>18.57</text:p>
          </table:table-cell>
          <table:table-cell office:value-type="float" office:value="24820.853383535799" table:style-name="ce1">
            <text:p>24820.85338</text:p>
          </table:table-cell>
          <table:table-cell office:value-type="float" office:value="7.85" table:style-name="ce1">
            <text:p>7.8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FK</text:p>
          </table:table-cell>
          <table:table-cell office:value-type="float" office:value="38.068749853526" table:style-name="ce1">
            <text:p>38.06874985</text:p>
          </table:table-cell>
          <table:table-cell office:value-type="float" office:value="7.5808247782129996" table:style-name="ce1">
            <text:p>7.580824778</text:p>
          </table:table-cell>
          <table:table-cell office:value-type="float" office:value="19.91" table:style-name="ce1">
            <text:p>19.91</text:p>
          </table:table-cell>
          <table:table-cell office:value-type="float" office:value="6.8310914110640004" table:style-name="ce1">
            <text:p>6.831091411</text:p>
          </table:table-cell>
          <table:table-cell office:value-type="float" office:value="17.940000000000001" table:style-name="ce1">
            <text:p>17.94</text:p>
          </table:table-cell>
          <table:table-cell office:value-type="float" office:value="6.8310914110640004" table:style-name="ce1">
            <text:p>6.831091411</text:p>
          </table:table-cell>
          <table:table-cell office:value-type="float" office:value="17.940000000000001" table:style-name="ce1">
            <text:p>17.94</text:p>
          </table:table-cell>
          <table:table-cell office:value-type="float" office:value="7.1634486567230002" table:style-name="ce1">
            <text:p>7.163448657</text:p>
          </table:table-cell>
          <table:table-cell office:value-type="float" office:value="18.82" table:style-name="ce1">
            <text:p>18.82</text:p>
          </table:table-cell>
          <table:table-cell office:value-type="float" office:value="4.6650260789500004" table:style-name="ce1">
            <text:p>4.665026079</text:p>
          </table:table-cell>
          <table:table-cell office:value-type="float" office:value="68.290000000000006" table:style-name="ce1">
            <text:p>68.2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GA</text:p>
          </table:table-cell>
          <table:table-cell office:value-type="float" office:value="908908.07915953803" table:style-name="ce1">
            <text:p>908908.0792</text:p>
          </table:table-cell>
          <table:table-cell office:value-type="float" office:value="413721.181251598" table:style-name="ce1">
            <text:p>413721.1813</text:p>
          </table:table-cell>
          <table:table-cell office:value-type="float" office:value="45.52" table:style-name="ce1">
            <text:p>45.52</text:p>
          </table:table-cell>
          <table:table-cell office:value-type="float" office:value="374857.05611966498" table:style-name="ce1">
            <text:p>374857.0561</text:p>
          </table:table-cell>
          <table:table-cell office:value-type="float" office:value="41.24" table:style-name="ce1">
            <text:p>41.24</text:p>
          </table:table-cell>
          <table:table-cell office:value-type="float" office:value="377411.50020790601" table:style-name="ce1">
            <text:p>377411.5002</text:p>
          </table:table-cell>
          <table:table-cell office:value-type="float" office:value="41.52" table:style-name="ce1">
            <text:p>41.52</text:p>
          </table:table-cell>
          <table:table-cell office:value-type="float" office:value="126472.77819208401" table:style-name="ce1">
            <text:p>126472.7782</text:p>
          </table:table-cell>
          <table:table-cell office:value-type="float" office:value="13.91" table:style-name="ce1">
            <text:p>13.91</text:p>
          </table:table-cell>
          <table:table-cell office:value-type="float" office:value="70676.933129017605" table:style-name="ce1">
            <text:p>70676.93313</text:p>
          </table:table-cell>
          <table:table-cell office:value-type="float" office:value="18.73" table:style-name="ce1">
            <text:p>18.7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IC</text:p>
          </table:table-cell>
          <table:table-cell office:value-type="float" office:value="128401.848380435" table:style-name="ce1">
            <text:p>128401.8484</text:p>
          </table:table-cell>
          <table:table-cell office:value-type="float" office:value="108744.355441443" table:style-name="ce1">
            <text:p>108744.3554</text:p>
          </table:table-cell>
          <table:table-cell office:value-type="float" office:value="84.69" table:style-name="ce1">
            <text:p>84.69</text:p>
          </table:table-cell>
          <table:table-cell office:value-type="float" office:value="109104.91545796899" table:style-name="ce1">
            <text:p>109104.9155</text:p>
          </table:table-cell>
          <table:table-cell office:value-type="float" office:value="84.97" table:style-name="ce1">
            <text:p>84.97</text:p>
          </table:table-cell>
          <table:table-cell office:value-type="float" office:value="109027.440742607" table:style-name="ce1">
            <text:p>109027.4407</text:p>
          </table:table-cell>
          <table:table-cell office:value-type="float" office:value="84.91" table:style-name="ce1">
            <text:p>84.91</text:p>
          </table:table-cell>
          <table:table-cell office:value-type="float" office:value="27501.992704868499" table:style-name="ce1">
            <text:p>27501.9927</text:p>
          </table:table-cell>
          <table:table-cell office:value-type="float" office:value="21.42" table:style-name="ce1">
            <text:p>21.42</text:p>
          </table:table-cell>
          <table:table-cell office:value-type="float" office:value="25799.326746663701" table:style-name="ce1">
            <text:p>25799.32675</text:p>
          </table:table-cell>
          <table:table-cell office:value-type="float" office:value="23.66" table:style-name="ce1">
            <text:p>23.6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IU</text:p>
          </table:table-cell>
          <table:table-cell office:value-type="float" office:value="263.236319870405" table:style-name="ce1">
            <text:p>263.2363199</text:p>
          </table:table-cell>
          <table:table-cell office:value-type="float" office:value="197.33730837062399" table:style-name="ce1">
            <text:p>197.3373084</text:p>
          </table:table-cell>
          <table:table-cell office:value-type="float" office:value="74.97" table:style-name="ce1">
            <text:p>74.97</text:p>
          </table:table-cell>
          <table:table-cell office:value-type="float" office:value="197.33730837062399" table:style-name="ce1">
            <text:p>197.3373084</text:p>
          </table:table-cell>
          <table:table-cell office:value-type="float" office:value="74.97" table:style-name="ce1">
            <text:p>74.97</text:p>
          </table:table-cell>
          <table:table-cell office:value-type="float" office:value="197.33730837062399" table:style-name="ce1">
            <text:p>197.3373084</text:p>
          </table:table-cell>
          <table:table-cell office:value-type="float" office:value="74.97" table:style-name="ce1">
            <text:p>74.97</text:p>
          </table:table-cell>
          <table:table-cell office:value-type="float" office:value="57.886891736803001" table:style-name="ce1">
            <text:p>57.88689174</text:p>
          </table:table-cell>
          <table:table-cell office:value-type="float" office:value="21.99" table:style-name="ce1">
            <text:p>21.99</text:p>
          </table:table-cell>
          <table:table-cell office:value-type="float" office:value="46.021512198003002" table:style-name="ce1">
            <text:p>46.0215122</text:p>
          </table:table-cell>
          <table:table-cell office:value-type="float" office:value="23.32" table:style-name="ce1">
            <text:p>23.3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LD</text:p>
          </table:table-cell>
          <table:table-cell office:value-type="float" office:value="37380.110353210999" table:style-name="ce1">
            <text:p>37380.11035</text:p>
          </table:table-cell>
          <table:table-cell office:value-type="float" office:value="17258.3719896043" table:style-name="ce1">
            <text:p>17258.37199</text:p>
          </table:table-cell>
          <table:table-cell office:value-type="float" office:value="46.17" table:style-name="ce1">
            <text:p>46.17</text:p>
          </table:table-cell>
          <table:table-cell office:value-type="float" office:value="16583.873850043699" table:style-name="ce1">
            <text:p>16583.87385</text:p>
          </table:table-cell>
          <table:table-cell office:value-type="float" office:value="44.37" table:style-name="ce1">
            <text:p>44.37</text:p>
          </table:table-cell>
          <table:table-cell office:value-type="float" office:value="16759.625934565502" table:style-name="ce1">
            <text:p>16759.62593</text:p>
          </table:table-cell>
          <table:table-cell office:value-type="float" office:value="44.84" table:style-name="ce1">
            <text:p>44.84</text:p>
          </table:table-cell>
          <table:table-cell office:value-type="float" office:value="9986.0170970670697" table:style-name="ce1">
            <text:p>9986.017097</text:p>
          </table:table-cell>
          <table:table-cell office:value-type="float" office:value="26.71" table:style-name="ce1">
            <text:p>26.71</text:p>
          </table:table-cell>
          <table:table-cell office:value-type="float" office:value="5536.7528962534097" table:style-name="ce1">
            <text:p>5536.752896</text:p>
          </table:table-cell>
          <table:table-cell office:value-type="float" office:value="33.04" table:style-name="ce1">
            <text:p>33.0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OR</text:p>
          </table:table-cell>
          <table:table-cell office:value-type="float" office:value="323342.83089547098" table:style-name="ce1">
            <text:p>323342.8309</text:p>
          </table:table-cell>
          <table:table-cell office:value-type="float" office:value="277709.51368282503" table:style-name="ce1">
            <text:p>277709.5137</text:p>
          </table:table-cell>
          <table:table-cell office:value-type="float" office:value="85.89" table:style-name="ce1">
            <text:p>85.89</text:p>
          </table:table-cell>
          <table:table-cell office:value-type="float" office:value="275720.69817865401" table:style-name="ce1">
            <text:p>275720.6982</text:p>
          </table:table-cell>
          <table:table-cell office:value-type="float" office:value="85.27" table:style-name="ce1">
            <text:p>85.27</text:p>
          </table:table-cell>
          <table:table-cell office:value-type="float" office:value="275481.35439538502" table:style-name="ce1">
            <text:p>275481.3544</text:p>
          </table:table-cell>
          <table:table-cell office:value-type="float" office:value="85.2" table:style-name="ce1">
            <text:p>85.2</text:p>
          </table:table-cell>
          <table:table-cell office:value-type="float" office:value="57519.645945739801" table:style-name="ce1">
            <text:p>57519.64595</text:p>
          </table:table-cell>
          <table:table-cell office:value-type="float" office:value="17.79" table:style-name="ce1">
            <text:p>17.79</text:p>
          </table:table-cell>
          <table:table-cell office:value-type="float" office:value="47603.646243516698" table:style-name="ce1">
            <text:p>47603.64624</text:p>
          </table:table-cell>
          <table:table-cell office:value-type="float" office:value="17.28" table:style-name="ce1">
            <text:p>17.2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PL</text:p>
          </table:table-cell>
          <table:table-cell office:value-type="float" office:value="147449.04581492001" table:style-name="ce1">
            <text:p>147449.0458</text:p>
          </table:table-cell>
          <table:table-cell office:value-type="float" office:value="115152.77785889601" table:style-name="ce1">
            <text:p>115152.7779</text:p>
          </table:table-cell>
          <table:table-cell office:value-type="float" office:value="78.099999999999994" table:style-name="ce1">
            <text:p>78.1</text:p>
          </table:table-cell>
          <table:table-cell office:value-type="float" office:value="113462.22987043" table:style-name="ce1">
            <text:p>113462.2299</text:p>
          </table:table-cell>
          <table:table-cell office:value-type="float" office:value="76.95" table:style-name="ce1">
            <text:p>76.95</text:p>
          </table:table-cell>
          <table:table-cell office:value-type="float" office:value="113978.817195739" table:style-name="ce1">
            <text:p>113978.8172</text:p>
          </table:table-cell>
          <table:table-cell office:value-type="float" office:value="77.3" table:style-name="ce1">
            <text:p>77.3</text:p>
          </table:table-cell>
          <table:table-cell office:value-type="float" office:value="34494.363078984403" table:style-name="ce1">
            <text:p>34494.36308</text:p>
          </table:table-cell>
          <table:table-cell office:value-type="float" office:value="23.39" table:style-name="ce1">
            <text:p>23.39</text:p>
          </table:table-cell>
          <table:table-cell office:value-type="float" office:value="30913.742765864801" table:style-name="ce1">
            <text:p>30913.74277</text:p>
          </table:table-cell>
          <table:table-cell office:value-type="float" office:value="27.12" table:style-name="ce1">
            <text:p>27.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RU</text:p>
          </table:table-cell>
          <table:table-cell office:value-type="float" office:value="21.558978828530002" table:style-name="ce1">
            <text:p>21.55897883</text:p>
          </table:table-cell>
          <table:table-cell office:value-type="float" office:value="1.424604561949" table:style-name="ce1">
            <text:p>1.424604562</text:p>
          </table:table-cell>
          <table:table-cell office:value-type="float" office:value="6.61" table:style-name="ce1">
            <text:p>6.61</text:p>
          </table:table-cell>
          <table:table-cell office:value-type="float" office:value="1.424604561949" table:style-name="ce1">
            <text:p>1.424604562</text:p>
          </table:table-cell>
          <table:table-cell office:value-type="float" office:value="6.61" table:style-name="ce1">
            <text:p>6.61</text:p>
          </table:table-cell>
          <table:table-cell office:value-type="float" office:value="1.424604561949" table:style-name="ce1">
            <text:p>1.424604562</text:p>
          </table:table-cell>
          <table:table-cell office:value-type="float" office:value="6.61" table:style-name="ce1">
            <text:p>6.6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NZL</text:p>
          </table:table-cell>
          <table:table-cell office:value-type="float" office:value="270397.06929093" table:style-name="ce1">
            <text:p>270397.0693</text:p>
          </table:table-cell>
          <table:table-cell office:value-type="float" office:value="244454.964100123" table:style-name="ce1">
            <text:p>244454.9641</text:p>
          </table:table-cell>
          <table:table-cell office:value-type="float" office:value="90.41" table:style-name="ce1">
            <text:p>90.41</text:p>
          </table:table-cell>
          <table:table-cell office:value-type="float" office:value="245609.900378786" table:style-name="ce1">
            <text:p>245609.9004</text:p>
          </table:table-cell>
          <table:table-cell office:value-type="float" office:value="90.83" table:style-name="ce1">
            <text:p>90.83</text:p>
          </table:table-cell>
          <table:table-cell office:value-type="float" office:value="245390.42721697601" table:style-name="ce1">
            <text:p>245390.4272</text:p>
          </table:table-cell>
          <table:table-cell office:value-type="float" office:value="90.75" table:style-name="ce1">
            <text:p>90.75</text:p>
          </table:table-cell>
          <table:table-cell office:value-type="float" office:value="90088.354180303999" table:style-name="ce1">
            <text:p>90088.35418</text:p>
          </table:table-cell>
          <table:table-cell office:value-type="float" office:value="33.32" table:style-name="ce1">
            <text:p>33.32</text:p>
          </table:table-cell>
          <table:table-cell office:value-type="float" office:value="81212.394671654503" table:style-name="ce1">
            <text:p>81212.39467</text:p>
          </table:table-cell>
          <table:table-cell office:value-type="float" office:value="33.1" table:style-name="ce1">
            <text:p>33.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OMN</text:p>
          </table:table-cell>
          <table:table-cell office:value-type="float" office:value="308327.43153239501" table:style-name="ce1">
            <text:p>308327.4315</text:p>
          </table:table-cell>
          <table:table-cell office:value-type="float" office:value="19406.887167746401" table:style-name="ce1">
            <text:p>19406.88717</text:p>
          </table:table-cell>
          <table:table-cell office:value-type="float" office:value="6.29" table:style-name="ce1">
            <text:p>6.29</text:p>
          </table:table-cell>
          <table:table-cell office:value-type="float" office:value="19063.803773209798" table:style-name="ce1">
            <text:p>19063.80377</text:p>
          </table:table-cell>
          <table:table-cell office:value-type="float" office:value="6.18" table:style-name="ce1">
            <text:p>6.18</text:p>
          </table:table-cell>
          <table:table-cell office:value-type="float" office:value="19303.032855836602" table:style-name="ce1">
            <text:p>19303.03286</text:p>
          </table:table-cell>
          <table:table-cell office:value-type="float" office:value="6.26" table:style-name="ce1">
            <text:p>6.26</text:p>
          </table:table-cell>
          <table:table-cell office:value-type="float" office:value="67784.236339153795" table:style-name="ce1">
            <text:p>67784.23634</text:p>
          </table:table-cell>
          <table:table-cell office:value-type="float" office:value="21.98" table:style-name="ce1">
            <text:p>21.98</text:p>
          </table:table-cell>
          <table:table-cell office:value-type="float" office:value="5605.2681699463301" table:style-name="ce1">
            <text:p>5605.26817</text:p>
          </table:table-cell>
          <table:table-cell office:value-type="float" office:value="29.04" table:style-name="ce1">
            <text:p>29.0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AK</text:p>
          </table:table-cell>
          <table:table-cell office:value-type="float" office:value="788523.04581504699" table:style-name="ce1">
            <text:p>788523.0458</text:p>
          </table:table-cell>
          <table:table-cell office:value-type="float" office:value="280300.77288576798" table:style-name="ce1">
            <text:p>280300.7729</text:p>
          </table:table-cell>
          <table:table-cell office:value-type="float" office:value="35.549999999999997" table:style-name="ce1">
            <text:p>35.55</text:p>
          </table:table-cell>
          <table:table-cell office:value-type="float" office:value="305360.05302625301" table:style-name="ce1">
            <text:p>305360.053</text:p>
          </table:table-cell>
          <table:table-cell office:value-type="float" office:value="38.729999999999997" table:style-name="ce1">
            <text:p>38.73</text:p>
          </table:table-cell>
          <table:table-cell office:value-type="float" office:value="308809.21358428401" table:style-name="ce1">
            <text:p>308809.2136</text:p>
          </table:table-cell>
          <table:table-cell office:value-type="float" office:value="39.159999999999997" table:style-name="ce1">
            <text:p>39.16</text:p>
          </table:table-cell>
          <table:table-cell office:value-type="float" office:value="110788.810399429" table:style-name="ce1">
            <text:p>110788.8104</text:p>
          </table:table-cell>
          <table:table-cell office:value-type="float" office:value="14.05" table:style-name="ce1">
            <text:p>14.05</text:p>
          </table:table-cell>
          <table:table-cell office:value-type="float" office:value="61489.301030025301" table:style-name="ce1">
            <text:p>61489.30103</text:p>
          </table:table-cell>
          <table:table-cell office:value-type="float" office:value="19.91" table:style-name="ce1">
            <text:p>19.9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AN</text:p>
          </table:table-cell>
          <table:table-cell office:value-type="float" office:value="74901.739922679597" table:style-name="ce1">
            <text:p>74901.73992</text:p>
          </table:table-cell>
          <table:table-cell office:value-type="float" office:value="62135.473185086201" table:style-name="ce1">
            <text:p>62135.47319</text:p>
          </table:table-cell>
          <table:table-cell office:value-type="float" office:value="82.96" table:style-name="ce1">
            <text:p>82.96</text:p>
          </table:table-cell>
          <table:table-cell office:value-type="float" office:value="62542.327960727504" table:style-name="ce1">
            <text:p>62542.32796</text:p>
          </table:table-cell>
          <table:table-cell office:value-type="float" office:value="83.5" table:style-name="ce1">
            <text:p>83.5</text:p>
          </table:table-cell>
          <table:table-cell office:value-type="float" office:value="62501.889990293697" table:style-name="ce1">
            <text:p>62501.88999</text:p>
          </table:table-cell>
          <table:table-cell office:value-type="float" office:value="83.45" table:style-name="ce1">
            <text:p>83.45</text:p>
          </table:table-cell>
          <table:table-cell office:value-type="float" office:value="23184.925782416001" table:style-name="ce1">
            <text:p>23184.92578</text:p>
          </table:table-cell>
          <table:table-cell office:value-type="float" office:value="30.95" table:style-name="ce1">
            <text:p>30.95</text:p>
          </table:table-cell>
          <table:table-cell office:value-type="float" office:value="22748.274611746001" table:style-name="ce1">
            <text:p>22748.27461</text:p>
          </table:table-cell>
          <table:table-cell office:value-type="float" office:value="36.4" table:style-name="ce1">
            <text:p>36.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CN</text:p>
          </table:table-cell>
          <table:table-cell office:value-type="float" office:value="48.362842362488998" table:style-name="ce1">
            <text:p>48.36284236</text:p>
          </table:table-cell>
          <table:table-cell office:value-type="float" office:value="3.8815897240570001" table:style-name="ce1">
            <text:p>3.881589724</text:p>
          </table:table-cell>
          <table:table-cell office:value-type="float" office:value="8.0299999999999994" table:style-name="ce1">
            <text:p>8.03</text:p>
          </table:table-cell>
          <table:table-cell office:value-type="float" office:value="3.8815897240570001" table:style-name="ce1">
            <text:p>3.881589724</text:p>
          </table:table-cell>
          <table:table-cell office:value-type="float" office:value="8.0299999999999994" table:style-name="ce1">
            <text:p>8.03</text:p>
          </table:table-cell>
          <table:table-cell office:value-type="float" office:value="3.8815897240570001" table:style-name="ce1">
            <text:p>3.881589724</text:p>
          </table:table-cell>
          <table:table-cell office:value-type="float" office:value="8.0299999999999994" table:style-name="ce1">
            <text:p>8.03</text:p>
          </table:table-cell>
          <table:table-cell office:value-type="float" office:value="29.308938723573998" table:style-name="ce1">
            <text:p>29.30893872</text:p>
          </table:table-cell>
          <table:table-cell office:value-type="float" office:value="60.6" table:style-name="ce1">
            <text:p>60.6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ER</text:p>
          </table:table-cell>
          <table:table-cell office:value-type="float" office:value="1290751.01354477" table:style-name="ce1">
            <text:p>1290751.014</text:p>
          </table:table-cell>
          <table:table-cell office:value-type="float" office:value="1151153.57846157" table:style-name="ce1">
            <text:p>1151153.578</text:p>
          </table:table-cell>
          <table:table-cell office:value-type="float" office:value="89.18" table:style-name="ce1">
            <text:p>89.18</text:p>
          </table:table-cell>
          <table:table-cell office:value-type="float" office:value="1142848.51192259" table:style-name="ce1">
            <text:p>1142848.512</text:p>
          </table:table-cell>
          <table:table-cell office:value-type="float" office:value="88.54" table:style-name="ce1">
            <text:p>88.54</text:p>
          </table:table-cell>
          <table:table-cell office:value-type="float" office:value="1146327.54799132" table:style-name="ce1">
            <text:p>1146327.548</text:p>
          </table:table-cell>
          <table:table-cell office:value-type="float" office:value="88.81" table:style-name="ce1">
            <text:p>88.81</text:p>
          </table:table-cell>
          <table:table-cell office:value-type="float" office:value="291924.27639224799" table:style-name="ce1">
            <text:p>291924.2764</text:p>
          </table:table-cell>
          <table:table-cell office:value-type="float" office:value="22.62" table:style-name="ce1">
            <text:p>22.62</text:p>
          </table:table-cell>
          <table:table-cell office:value-type="float" office:value="280011.948955926" table:style-name="ce1">
            <text:p>280011.949</text:p>
          </table:table-cell>
          <table:table-cell office:value-type="float" office:value="24.43" table:style-name="ce1">
            <text:p>24.4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HL</text:p>
          </table:table-cell>
          <table:table-cell office:value-type="float" office:value="295980.55158344598" table:style-name="ce1">
            <text:p>295980.5516</text:p>
          </table:table-cell>
          <table:table-cell office:value-type="float" office:value="140245.87549085301" table:style-name="ce1">
            <text:p>140245.8755</text:p>
          </table:table-cell>
          <table:table-cell office:value-type="float" office:value="47.38" table:style-name="ce1">
            <text:p>47.38</text:p>
          </table:table-cell>
          <table:table-cell office:value-type="float" office:value="145781.31017700001" table:style-name="ce1">
            <text:p>145781.3102</text:p>
          </table:table-cell>
          <table:table-cell office:value-type="float" office:value="49.25" table:style-name="ce1">
            <text:p>49.25</text:p>
          </table:table-cell>
          <table:table-cell office:value-type="float" office:value="145616.43348023199" table:style-name="ce1">
            <text:p>145616.4335</text:p>
          </table:table-cell>
          <table:table-cell office:value-type="float" office:value="49.2" table:style-name="ce1">
            <text:p>49.2</text:p>
          </table:table-cell>
          <table:table-cell office:value-type="float" office:value="51052.1208155614" table:style-name="ce1">
            <text:p>51052.12082</text:p>
          </table:table-cell>
          <table:table-cell office:value-type="float" office:value="17.25" table:style-name="ce1">
            <text:p>17.25</text:p>
          </table:table-cell>
          <table:table-cell office:value-type="float" office:value="34452.716675818199" table:style-name="ce1">
            <text:p>34452.71668</text:p>
          </table:table-cell>
          <table:table-cell office:value-type="float" office:value="23.66" table:style-name="ce1">
            <text:p>23.6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LW</text:p>
          </table:table-cell>
          <table:table-cell office:value-type="float" office:value="448.12076361530501" table:style-name="ce1">
            <text:p>448.1207636</text:p>
          </table:table-cell>
          <table:table-cell office:value-type="float" office:value="387.43318519681299" table:style-name="ce1">
            <text:p>387.4331852</text:p>
          </table:table-cell>
          <table:table-cell office:value-type="float" office:value="86.46" table:style-name="ce1">
            <text:p>86.46</text:p>
          </table:table-cell>
          <table:table-cell office:value-type="float" office:value="379.05013813104398" table:style-name="ce1">
            <text:p>379.0501381</text:p>
          </table:table-cell>
          <table:table-cell office:value-type="float" office:value="84.59" table:style-name="ce1">
            <text:p>84.59</text:p>
          </table:table-cell>
          <table:table-cell office:value-type="float" office:value="377.26023013974799" table:style-name="ce1">
            <text:p>377.2602301</text:p>
          </table:table-cell>
          <table:table-cell office:value-type="float" office:value="84.19" table:style-name="ce1">
            <text:p>84.19</text:p>
          </table:table-cell>
          <table:table-cell office:value-type="float" office:value="134.24627030056899" table:style-name="ce1">
            <text:p>134.2462703</text:p>
          </table:table-cell>
          <table:table-cell office:value-type="float" office:value="29.96" table:style-name="ce1">
            <text:p>29.96</text:p>
          </table:table-cell>
          <table:table-cell office:value-type="float" office:value="100.41939925142" table:style-name="ce1">
            <text:p>100.4193993</text:p>
          </table:table-cell>
          <table:table-cell office:value-type="float" office:value="26.62" table:style-name="ce1">
            <text:p>26.6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NG</text:p>
          </table:table-cell>
          <table:table-cell office:value-type="float" office:value="462162.98401468602" table:style-name="ce1">
            <text:p>462162.984</text:p>
          </table:table-cell>
          <table:table-cell office:value-type="float" office:value="415516.83727380302" table:style-name="ce1">
            <text:p>415516.8373</text:p>
          </table:table-cell>
          <table:table-cell office:value-type="float" office:value="89.91" table:style-name="ce1">
            <text:p>89.91</text:p>
          </table:table-cell>
          <table:table-cell office:value-type="float" office:value="418206.45199685701" table:style-name="ce1">
            <text:p>418206.452</text:p>
          </table:table-cell>
          <table:table-cell office:value-type="float" office:value="90.49" table:style-name="ce1">
            <text:p>90.49</text:p>
          </table:table-cell>
          <table:table-cell office:value-type="float" office:value="416632.31190490699" table:style-name="ce1">
            <text:p>416632.3119</text:p>
          </table:table-cell>
          <table:table-cell office:value-type="float" office:value="90.15" table:style-name="ce1">
            <text:p>90.15</text:p>
          </table:table-cell>
          <table:table-cell office:value-type="float" office:value="17101.529796618899" table:style-name="ce1">
            <text:p>17101.5298</text:p>
          </table:table-cell>
          <table:table-cell office:value-type="float" office:value="3.7" table:style-name="ce1">
            <text:p>3.7</text:p>
          </table:table-cell>
          <table:table-cell office:value-type="float" office:value="15494.0830064363" table:style-name="ce1">
            <text:p>15494.08301</text:p>
          </table:table-cell>
          <table:table-cell office:value-type="float" office:value="3.72" table:style-name="ce1">
            <text:p>3.7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OL</text:p>
          </table:table-cell>
          <table:table-cell office:value-type="float" office:value="311944.32110689901" table:style-name="ce1">
            <text:p>311944.3211</text:p>
          </table:table-cell>
          <table:table-cell office:value-type="float" office:value="117696.43617195101" table:style-name="ce1">
            <text:p>117696.4362</text:p>
          </table:table-cell>
          <table:table-cell office:value-type="float" office:value="37.729999999999997" table:style-name="ce1">
            <text:p>37.73</text:p>
          </table:table-cell>
          <table:table-cell office:value-type="float" office:value="118107.63283664999" table:style-name="ce1">
            <text:p>118107.6328</text:p>
          </table:table-cell>
          <table:table-cell office:value-type="float" office:value="37.86" table:style-name="ce1">
            <text:p>37.86</text:p>
          </table:table-cell>
          <table:table-cell office:value-type="float" office:value="119222.04954572899" table:style-name="ce1">
            <text:p>119222.0495</text:p>
          </table:table-cell>
          <table:table-cell office:value-type="float" office:value="38.22" table:style-name="ce1">
            <text:p>38.22</text:p>
          </table:table-cell>
          <table:table-cell office:value-type="float" office:value="123605.349367724" table:style-name="ce1">
            <text:p>123605.3494</text:p>
          </table:table-cell>
          <table:table-cell office:value-type="float" office:value="39.619999999999997" table:style-name="ce1">
            <text:p>39.62</text:p>
          </table:table-cell>
          <table:table-cell office:value-type="float" office:value="72590.751233249597" table:style-name="ce1">
            <text:p>72590.75123</text:p>
          </table:table-cell>
          <table:table-cell office:value-type="float" office:value="60.89" table:style-name="ce1">
            <text:p>60.8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RI</text:p>
          </table:table-cell>
          <table:table-cell office:value-type="float" office:value="8953.6275831519306" table:style-name="ce1">
            <text:p>8953.627583</text:p>
          </table:table-cell>
          <table:table-cell office:value-type="float" office:value="6384.9971826602296" table:style-name="ce1">
            <text:p>6384.997183</text:p>
          </table:table-cell>
          <table:table-cell office:value-type="float" office:value="71.31" table:style-name="ce1">
            <text:p>71.31</text:p>
          </table:table-cell>
          <table:table-cell office:value-type="float" office:value="6617.0484269460403" table:style-name="ce1">
            <text:p>6617.048427</text:p>
          </table:table-cell>
          <table:table-cell office:value-type="float" office:value="73.900000000000006" table:style-name="ce1">
            <text:p>73.9</text:p>
          </table:table-cell>
          <table:table-cell office:value-type="float" office:value="6592.5799498526303" table:style-name="ce1">
            <text:p>6592.57995</text:p>
          </table:table-cell>
          <table:table-cell office:value-type="float" office:value="73.63" table:style-name="ce1">
            <text:p>73.63</text:p>
          </table:table-cell>
          <table:table-cell office:value-type="float" office:value="585.37106103926305" table:style-name="ce1">
            <text:p>585.371061</text:p>
          </table:table-cell>
          <table:table-cell office:value-type="float" office:value="6.54" table:style-name="ce1">
            <text:p>6.54</text:p>
          </table:table-cell>
          <table:table-cell office:value-type="float" office:value="526.46992998647102" table:style-name="ce1">
            <text:p>526.46993</text:p>
          </table:table-cell>
          <table:table-cell office:value-type="float" office:value="7.99" table:style-name="ce1">
            <text:p>7.9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RK</text:p>
          </table:table-cell>
          <table:table-cell office:value-type="float" office:value="122451.815677961" table:style-name="ce1">
            <text:p>122451.8157</text:p>
          </table:table-cell>
          <table:table-cell office:value-type="float" office:value="81645.555098473895" table:style-name="ce1">
            <text:p>81645.5551</text:p>
          </table:table-cell>
          <table:table-cell office:value-type="float" office:value="66.680000000000007" table:style-name="ce1">
            <text:p>66.68</text:p>
          </table:table-cell>
          <table:table-cell office:value-type="float" office:value="77866.460000446707" table:style-name="ce1">
            <text:p>77866.46</text:p>
          </table:table-cell>
          <table:table-cell office:value-type="float" office:value="63.59" table:style-name="ce1">
            <text:p>63.59</text:p>
          </table:table-cell>
          <table:table-cell office:value-type="float" office:value="77134.219665272103" table:style-name="ce1">
            <text:p>77134.21967</text:p>
          </table:table-cell>
          <table:table-cell office:value-type="float" office:value="62.99" table:style-name="ce1">
            <text:p>62.99</text:p>
          </table:table-cell>
          <table:table-cell office:value-type="float" office:value="2833.6091787812502" table:style-name="ce1">
            <text:p>2833.609179</text:p>
          </table:table-cell>
          <table:table-cell office:value-type="float" office:value="2.31" table:style-name="ce1">
            <text:p>2.31</text:p>
          </table:table-cell>
          <table:table-cell office:value-type="float" office:value="1926.2831134329001" table:style-name="ce1">
            <text:p>1926.283113</text:p>
          </table:table-cell>
          <table:table-cell office:value-type="float" office:value="2.5" table:style-name="ce1">
            <text:p>2.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RT</text:p>
          </table:table-cell>
          <table:table-cell office:value-type="float" office:value="91908.9118515718" table:style-name="ce1">
            <text:p>91908.91185</text:p>
          </table:table-cell>
          <table:table-cell office:value-type="float" office:value="56149.808935131499" table:style-name="ce1">
            <text:p>56149.80894</text:p>
          </table:table-cell>
          <table:table-cell office:value-type="float" office:value="61.09" table:style-name="ce1">
            <text:p>61.09</text:p>
          </table:table-cell>
          <table:table-cell office:value-type="float" office:value="54726.010585892203" table:style-name="ce1">
            <text:p>54726.01059</text:p>
          </table:table-cell>
          <table:table-cell office:value-type="float" office:value="59.54" table:style-name="ce1">
            <text:p>59.54</text:p>
          </table:table-cell>
          <table:table-cell office:value-type="float" office:value="55042.349857320303" table:style-name="ce1">
            <text:p>55042.34986</text:p>
          </table:table-cell>
          <table:table-cell office:value-type="float" office:value="59.89" table:style-name="ce1">
            <text:p>59.89</text:p>
          </table:table-cell>
          <table:table-cell office:value-type="float" office:value="20969.4175298501" table:style-name="ce1">
            <text:p>20969.41753</text:p>
          </table:table-cell>
          <table:table-cell office:value-type="float" office:value="22.82" table:style-name="ce1">
            <text:p>22.82</text:p>
          </table:table-cell>
          <table:table-cell office:value-type="float" office:value="14513.058148238801" table:style-name="ce1">
            <text:p>14513.05815</text:p>
          </table:table-cell>
          <table:table-cell office:value-type="float" office:value="26.37" table:style-name="ce1">
            <text:p>26.3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RY</text:p>
          </table:table-cell>
          <table:table-cell office:value-type="float" office:value="399372.23887880699" table:style-name="ce1">
            <text:p>399372.2389</text:p>
          </table:table-cell>
          <table:table-cell office:value-type="float" office:value="343695.320893939" table:style-name="ce1">
            <text:p>343695.3209</text:p>
          </table:table-cell>
          <table:table-cell office:value-type="float" office:value="86.06" table:style-name="ce1">
            <text:p>86.06</text:p>
          </table:table-cell>
          <table:table-cell office:value-type="float" office:value="330725.78063075" table:style-name="ce1">
            <text:p>330725.7806</text:p>
          </table:table-cell>
          <table:table-cell office:value-type="float" office:value="82.81" table:style-name="ce1">
            <text:p>82.81</text:p>
          </table:table-cell>
          <table:table-cell office:value-type="float" office:value="329270.77056991297" table:style-name="ce1">
            <text:p>329270.7706</text:p>
          </table:table-cell>
          <table:table-cell office:value-type="float" office:value="82.45" table:style-name="ce1">
            <text:p>82.45</text:p>
          </table:table-cell>
          <table:table-cell office:value-type="float" office:value="59235.358397062802" table:style-name="ce1">
            <text:p>59235.3584</text:p>
          </table:table-cell>
          <table:table-cell office:value-type="float" office:value="14.83" table:style-name="ce1">
            <text:p>14.83</text:p>
          </table:table-cell>
          <table:table-cell office:value-type="float" office:value="56872.200639243601" table:style-name="ce1">
            <text:p>56872.20064</text:p>
          </table:table-cell>
          <table:table-cell office:value-type="float" office:value="17.27" table:style-name="ce1">
            <text:p>17.2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SE</text:p>
          </table:table-cell>
          <table:table-cell office:value-type="float" office:value="6225.5025810815396" table:style-name="ce1">
            <text:p>6225.502581</text:p>
          </table:table-cell>
          <table:table-cell office:value-type="float" office:value="2101.7807777369699" table:style-name="ce1">
            <text:p>2101.780778</text:p>
          </table:table-cell>
          <table:table-cell office:value-type="float" office:value="33.76" table:style-name="ce1">
            <text:p>33.76</text:p>
          </table:table-cell>
          <table:table-cell office:value-type="float" office:value="2063.8062088216502" table:style-name="ce1">
            <text:p>2063.806209</text:p>
          </table:table-cell>
          <table:table-cell office:value-type="float" office:value="33.15" table:style-name="ce1">
            <text:p>33.15</text:p>
          </table:table-cell>
          <table:table-cell office:value-type="float" office:value="2066.30616648162" table:style-name="ce1">
            <text:p>2066.306166</text:p>
          </table:table-cell>
          <table:table-cell office:value-type="float" office:value="33.19" table:style-name="ce1">
            <text:p>33.19</text:p>
          </table:table-cell>
          <table:table-cell office:value-type="float" office:value="768.47640053131897" table:style-name="ce1">
            <text:p>768.4764005</text:p>
          </table:table-cell>
          <table:table-cell office:value-type="float" office:value="12.34" table:style-name="ce1">
            <text:p>12.34</text:p>
          </table:table-cell>
          <table:table-cell office:value-type="float" office:value="223.36538569308999" table:style-name="ce1">
            <text:p>223.3653857</text:p>
          </table:table-cell>
          <table:table-cell office:value-type="float" office:value="10.81" table:style-name="ce1">
            <text:p>10.8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YF</text:p>
          </table:table-cell>
          <table:table-cell office:value-type="float" office:value="3953.7075249678201" table:style-name="ce1">
            <text:p>3953.707525</text:p>
          </table:table-cell>
          <table:table-cell office:value-type="float" office:value="1967.5994434878201" table:style-name="ce1">
            <text:p>1967.599443</text:p>
          </table:table-cell>
          <table:table-cell office:value-type="float" office:value="49.77" table:style-name="ce1">
            <text:p>49.77</text:p>
          </table:table-cell>
          <table:table-cell office:value-type="float" office:value="1967.5994434878201" table:style-name="ce1">
            <text:p>1967.599443</text:p>
          </table:table-cell>
          <table:table-cell office:value-type="float" office:value="49.77" table:style-name="ce1">
            <text:p>49.77</text:p>
          </table:table-cell>
          <table:table-cell office:value-type="float" office:value="1967.5994434878201" table:style-name="ce1">
            <text:p>1967.599443</text:p>
          </table:table-cell>
          <table:table-cell office:value-type="float" office:value="49.77" table:style-name="ce1">
            <text:p>49.77</text:p>
          </table:table-cell>
          <table:table-cell office:value-type="float" office:value="68.519808768044001" table:style-name="ce1">
            <text:p>68.51980877</text:p>
          </table:table-cell>
          <table:table-cell office:value-type="float" office:value="1.73" table:style-name="ce1">
            <text:p>1.73</text:p>
          </table:table-cell>
          <table:table-cell office:value-type="float" office:value="42.997742208395003" table:style-name="ce1">
            <text:p>42.99774221</text:p>
          </table:table-cell>
          <table:table-cell office:value-type="float" office:value="2.19" table:style-name="ce1">
            <text:p>2.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QAT</text:p>
          </table:table-cell>
          <table:table-cell office:value-type="float" office:value="11543.9401529356" table:style-name="ce1">
            <text:p>11543.94015</text:p>
          </table:table-cell>
          <table:table-cell office:value-type="float" office:value="254.35456745330899" table:style-name="ce1">
            <text:p>254.3545675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243.79773101926401" table:style-name="ce1">
            <text:p>243.797731</text:p>
          </table:table-cell>
          <table:table-cell office:value-type="float" office:value="2.11" table:style-name="ce1">
            <text:p>2.11</text:p>
          </table:table-cell>
          <table:table-cell office:value-type="float" office:value="240.78932085643399" table:style-name="ce1">
            <text:p>240.7893209</text:p>
          </table:table-cell>
          <table:table-cell office:value-type="float" office:value="2.09" table:style-name="ce1">
            <text:p>2.09</text:p>
          </table:table-cell>
          <table:table-cell office:value-type="float" office:value="1854.6460725203401" table:style-name="ce1">
            <text:p>1854.646073</text:p>
          </table:table-cell>
          <table:table-cell office:value-type="float" office:value="16.07" table:style-name="ce1">
            <text:p>16.07</text:p>
          </table:table-cell>
          <table:table-cell office:value-type="float" office:value="63.251003257005003" table:style-name="ce1">
            <text:p>63.25100326</text:p>
          </table:table-cell>
          <table:table-cell office:value-type="float" office:value="26.27" table:style-name="ce1">
            <text:p>26.2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OU</text:p>
          </table:table-cell>
          <table:table-cell office:value-type="float" office:value="238369.71842335799" table:style-name="ce1">
            <text:p>238369.7184</text:p>
          </table:table-cell>
          <table:table-cell office:value-type="float" office:value="98945.249243642305" table:style-name="ce1">
            <text:p>98945.24924</text:p>
          </table:table-cell>
          <table:table-cell office:value-type="float" office:value="41.51" table:style-name="ce1">
            <text:p>41.51</text:p>
          </table:table-cell>
          <table:table-cell office:value-type="float" office:value="99028.716894743193" table:style-name="ce1">
            <text:p>99028.71689</text:p>
          </table:table-cell>
          <table:table-cell office:value-type="float" office:value="41.54" table:style-name="ce1">
            <text:p>41.54</text:p>
          </table:table-cell>
          <table:table-cell office:value-type="float" office:value="98597.943772512706" table:style-name="ce1">
            <text:p>98597.94377</text:p>
          </table:table-cell>
          <table:table-cell office:value-type="float" office:value="41.36" table:style-name="ce1">
            <text:p>41.36</text:p>
          </table:table-cell>
          <table:table-cell office:value-type="float" office:value="58044.723818780498" table:style-name="ce1">
            <text:p>58044.72382</text:p>
          </table:table-cell>
          <table:table-cell office:value-type="float" office:value="24.35" table:style-name="ce1">
            <text:p>24.35</text:p>
          </table:table-cell>
          <table:table-cell office:value-type="float" office:value="39553.832435028897" table:style-name="ce1">
            <text:p>39553.83244</text:p>
          </table:table-cell>
          <table:table-cell office:value-type="float" office:value="40.119999999999997" table:style-name="ce1">
            <text:p>40.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US</text:p>
          </table:table-cell>
          <table:table-cell office:value-type="float" office:value="16938693.2362196" table:style-name="ce1">
            <text:p>16938693.24</text:p>
          </table:table-cell>
          <table:table-cell office:value-type="float" office:value="14354827.199825" table:style-name="ce1">
            <text:p>14354827.2</text:p>
          </table:table-cell>
          <table:table-cell office:value-type="float" office:value="84.75" table:style-name="ce1">
            <text:p>84.75</text:p>
          </table:table-cell>
          <table:table-cell office:value-type="float" office:value="14322944.3944564" table:style-name="ce1">
            <text:p>14322944.39</text:p>
          </table:table-cell>
          <table:table-cell office:value-type="float" office:value="84.56" table:style-name="ce1">
            <text:p>84.56</text:p>
          </table:table-cell>
          <table:table-cell office:value-type="float" office:value="14309858.742238499" table:style-name="ce1">
            <text:p>14309858.74</text:p>
          </table:table-cell>
          <table:table-cell office:value-type="float" office:value="84.48" table:style-name="ce1">
            <text:p>84.48</text:p>
          </table:table-cell>
          <table:table-cell office:value-type="float" office:value="1939128.98580264" table:style-name="ce1">
            <text:p>1939128.986</text:p>
          </table:table-cell>
          <table:table-cell office:value-type="float" office:value="11.45" table:style-name="ce1">
            <text:p>11.45</text:p>
          </table:table-cell>
          <table:table-cell office:value-type="float" office:value="1702226.9612801101" table:style-name="ce1">
            <text:p>1702226.961</text:p>
          </table:table-cell>
          <table:table-cell office:value-type="float" office:value="11.9" table:style-name="ce1">
            <text:p>11.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WA</text:p>
          </table:table-cell>
          <table:table-cell office:value-type="float" office:value="25386.464154383099" table:style-name="ce1">
            <text:p>25386.46415</text:p>
          </table:table-cell>
          <table:table-cell office:value-type="float" office:value="6403.0610421031197" table:style-name="ce1">
            <text:p>6403.061042</text:p>
          </table:table-cell>
          <table:table-cell office:value-type="float" office:value="25.22" table:style-name="ce1">
            <text:p>25.22</text:p>
          </table:table-cell>
          <table:table-cell office:value-type="float" office:value="6247.5848402156698" table:style-name="ce1">
            <text:p>6247.58484</text:p>
          </table:table-cell>
          <table:table-cell office:value-type="float" office:value="24.61" table:style-name="ce1">
            <text:p>24.61</text:p>
          </table:table-cell>
          <table:table-cell office:value-type="float" office:value="6624.8058231717696" table:style-name="ce1">
            <text:p>6624.805823</text:p>
          </table:table-cell>
          <table:table-cell office:value-type="float" office:value="26.1" table:style-name="ce1">
            <text:p>26.1</text:p>
          </table:table-cell>
          <table:table-cell office:value-type="float" office:value="2320.32838923602" table:style-name="ce1">
            <text:p>2320.328389</text:p>
          </table:table-cell>
          <table:table-cell office:value-type="float" office:value="9.14" table:style-name="ce1">
            <text:p>9.14</text:p>
          </table:table-cell>
          <table:table-cell office:value-type="float" office:value="2006.29427645593" table:style-name="ce1">
            <text:p>2006.294276</text:p>
          </table:table-cell>
          <table:table-cell office:value-type="float" office:value="30.28" table:style-name="ce1">
            <text:p>30.2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AU</text:p>
          </table:table-cell>
          <table:table-cell office:value-type="float" office:value="1925533.9544505801" table:style-name="ce1">
            <text:p>1925533.954</text:p>
          </table:table-cell>
          <table:table-cell office:value-type="float" office:value="76432.289257125405" table:style-name="ce1">
            <text:p>76432.28926</text:p>
          </table:table-cell>
          <table:table-cell office:value-type="float" office:value="3.97" table:style-name="ce1">
            <text:p>3.97</text:p>
          </table:table-cell>
          <table:table-cell office:value-type="float" office:value="77196.501251225403" table:style-name="ce1">
            <text:p>77196.50125</text:p>
          </table:table-cell>
          <table:table-cell office:value-type="float" office:value="4.01" table:style-name="ce1">
            <text:p>4.01</text:p>
          </table:table-cell>
          <table:table-cell office:value-type="float" office:value="80933.485313976096" table:style-name="ce1">
            <text:p>80933.48531</text:p>
          </table:table-cell>
          <table:table-cell office:value-type="float" office:value="4.2" table:style-name="ce1">
            <text:p>4.2</text:p>
          </table:table-cell>
          <table:table-cell office:value-type="float" office:value="356802.75743601797" table:style-name="ce1">
            <text:p>356802.7574</text:p>
          </table:table-cell>
          <table:table-cell office:value-type="float" office:value="18.53" table:style-name="ce1">
            <text:p>18.53</text:p>
          </table:table-cell>
          <table:table-cell office:value-type="float" office:value="20993.031532914199" table:style-name="ce1">
            <text:p>20993.03153</text:p>
          </table:table-cell>
          <table:table-cell office:value-type="float" office:value="25.94" table:style-name="ce1">
            <text:p>25.9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DN</text:p>
          </table:table-cell>
          <table:table-cell office:value-type="float" office:value="1843068.10098213" table:style-name="ce1">
            <text:p>1843068.101</text:p>
          </table:table-cell>
          <table:table-cell office:value-type="float" office:value="537366.37819270999" table:style-name="ce1">
            <text:p>537366.3782</text:p>
          </table:table-cell>
          <table:table-cell office:value-type="float" office:value="29.16" table:style-name="ce1">
            <text:p>29.16</text:p>
          </table:table-cell>
          <table:table-cell office:value-type="float" office:value="526822.46564408904" table:style-name="ce1">
            <text:p>526822.4656</text:p>
          </table:table-cell>
          <table:table-cell office:value-type="float" office:value="28.58" table:style-name="ce1">
            <text:p>28.58</text:p>
          </table:table-cell>
          <table:table-cell office:value-type="float" office:value="543030.49132263998" table:style-name="ce1">
            <text:p>543030.4913</text:p>
          </table:table-cell>
          <table:table-cell office:value-type="float" office:value="29.46" table:style-name="ce1">
            <text:p>29.46</text:p>
          </table:table-cell>
          <table:table-cell office:value-type="float" office:value="37636.642415354203" table:style-name="ce1">
            <text:p>37636.64242</text:p>
          </table:table-cell>
          <table:table-cell office:value-type="float" office:value="2.04" table:style-name="ce1">
            <text:p>2.04</text:p>
          </table:table-cell>
          <table:table-cell office:value-type="float" office:value="24985.093658676102" table:style-name="ce1">
            <text:p>24985.09366</text:p>
          </table:table-cell>
          <table:table-cell office:value-type="float" office:value="4.5999999999999996" table:style-name="ce1">
            <text:p>4.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EN</text:p>
          </table:table-cell>
          <table:table-cell office:value-type="float" office:value="196352.876858098" table:style-name="ce1">
            <text:p>196352.8769</text:p>
          </table:table-cell>
          <table:table-cell office:value-type="float" office:value="135234.41127601499" table:style-name="ce1">
            <text:p>135234.4113</text:p>
          </table:table-cell>
          <table:table-cell office:value-type="float" office:value="68.87" table:style-name="ce1">
            <text:p>68.87</text:p>
          </table:table-cell>
          <table:table-cell office:value-type="float" office:value="133731.79427982701" table:style-name="ce1">
            <text:p>133731.7943</text:p>
          </table:table-cell>
          <table:table-cell office:value-type="float" office:value="68.11" table:style-name="ce1">
            <text:p>68.11</text:p>
          </table:table-cell>
          <table:table-cell office:value-type="float" office:value="134086.867799161" table:style-name="ce1">
            <text:p>134086.8678</text:p>
          </table:table-cell>
          <table:table-cell office:value-type="float" office:value="68.290000000000006" table:style-name="ce1">
            <text:p>68.29</text:p>
          </table:table-cell>
          <table:table-cell office:value-type="float" office:value="51546.923061185" table:style-name="ce1">
            <text:p>51546.92306</text:p>
          </table:table-cell>
          <table:table-cell office:value-type="float" office:value="26.25" table:style-name="ce1">
            <text:p>26.25</text:p>
          </table:table-cell>
          <table:table-cell office:value-type="float" office:value="43602.696115582301" table:style-name="ce1">
            <text:p>43602.69612</text:p>
          </table:table-cell>
          <table:table-cell office:value-type="float" office:value="32.520000000000003" table:style-name="ce1">
            <text:p>32.5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GP</text:p>
          </table:table-cell>
          <table:table-cell office:value-type="float" office:value="589.45762888911497" table:style-name="ce1">
            <text:p>589.4576289</text:p>
          </table:table-cell>
          <table:table-cell office:value-type="float" office:value="133.596613385545" table:style-name="ce1">
            <text:p>133.5966134</text:p>
          </table:table-cell>
          <table:table-cell office:value-type="float" office:value="22.66" table:style-name="ce1">
            <text:p>22.66</text:p>
          </table:table-cell>
          <table:table-cell office:value-type="float" office:value="105.87022162844499" table:style-name="ce1">
            <text:p>105.8702216</text:p>
          </table:table-cell>
          <table:table-cell office:value-type="float" office:value="17.96" table:style-name="ce1">
            <text:p>17.96</text:p>
          </table:table-cell>
          <table:table-cell office:value-type="float" office:value="103.116511636854" table:style-name="ce1">
            <text:p>103.1165116</text:p>
          </table:table-cell>
          <table:table-cell office:value-type="float" office:value="17.489999999999998" table:style-name="ce1">
            <text:p>17.49</text:p>
          </table:table-cell>
          <table:table-cell office:value-type="float" office:value="33.517586865875998" table:style-name="ce1">
            <text:p>33.51758687</text:p>
          </table:table-cell>
          <table:table-cell office:value-type="float" office:value="5.69" table:style-name="ce1">
            <text:p>5.69</text:p>
          </table:table-cell>
          <table:table-cell office:value-type="float" office:value="21.933620707506002" table:style-name="ce1">
            <text:p>21.93362071</text:p>
          </table:table-cell>
          <table:table-cell office:value-type="float" office:value="21.27" table:style-name="ce1">
            <text:p>21.2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GS</text:p>
          </table:table-cell>
          <table:table-cell office:value-type="float" office:value="3867.3959211112701" table:style-name="ce1">
            <text:p>3867.395921</text:p>
          </table:table-cell>
          <table:table-cell office:value-type="float" office:value="2970.0720283558899" table:style-name="ce1">
            <text:p>2970.072028</text:p>
          </table:table-cell>
          <table:table-cell office:value-type="float" office:value="76.8" table:style-name="ce1">
            <text:p>76.8</text:p>
          </table:table-cell>
          <table:table-cell office:value-type="float" office:value="2970.0720283558899" table:style-name="ce1">
            <text:p>2970.072028</text:p>
          </table:table-cell>
          <table:table-cell office:value-type="float" office:value="76.8" table:style-name="ce1">
            <text:p>76.8</text:p>
          </table:table-cell>
          <table:table-cell office:value-type="float" office:value="2970.0720283558899" table:style-name="ce1">
            <text:p>2970.072028</text:p>
          </table:table-cell>
          <table:table-cell office:value-type="float" office:value="76.8" table:style-name="ce1">
            <text:p>76.8</text:p>
          </table:table-cell>
          <table:table-cell office:value-type="float" office:value="331.51954550739703" table:style-name="ce1">
            <text:p>331.5195455</text:p>
          </table:table-cell>
          <table:table-cell office:value-type="float" office:value="8.57" table:style-name="ce1">
            <text:p>8.57</text:p>
          </table:table-cell>
          <table:table-cell office:value-type="float" office:value="149.866789767809" table:style-name="ce1">
            <text:p>149.8667898</text:p>
          </table:table-cell>
          <table:table-cell office:value-type="float" office:value="5.05" table:style-name="ce1">
            <text:p>5.0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HN</text:p>
          </table:table-cell>
          <table:table-cell office:value-type="float" office:value="398.76159577344998" table:style-name="ce1">
            <text:p>398.7615958</text:p>
          </table:table-cell>
          <table:table-cell office:value-type="float" office:value="315.92883307506401" table:style-name="ce1">
            <text:p>315.9288331</text:p>
          </table:table-cell>
          <table:table-cell office:value-type="float" office:value="79.23" table:style-name="ce1">
            <text:p>79.23</text:p>
          </table:table-cell>
          <table:table-cell office:value-type="float" office:value="315.64924110814599" table:style-name="ce1">
            <text:p>315.6492411</text:p>
          </table:table-cell>
          <table:table-cell office:value-type="float" office:value="79.16" table:style-name="ce1">
            <text:p>79.16</text:p>
          </table:table-cell>
          <table:table-cell office:value-type="float" office:value="312.27289711195698" table:style-name="ce1">
            <text:p>312.2728971</text:p>
          </table:table-cell>
          <table:table-cell office:value-type="float" office:value="78.31" table:style-name="ce1">
            <text:p>78.31</text:p>
          </table:table-cell>
          <table:table-cell office:value-type="float" office:value="100.568377875591" table:style-name="ce1">
            <text:p>100.5683779</text:p>
          </table:table-cell>
          <table:table-cell office:value-type="float" office:value="25.22" table:style-name="ce1">
            <text:p>25.22</text:p>
          </table:table-cell>
          <table:table-cell office:value-type="float" office:value="90.437599596165995" table:style-name="ce1">
            <text:p>90.4375996</text:p>
          </table:table-cell>
          <table:table-cell office:value-type="float" office:value="28.96" table:style-name="ce1">
            <text:p>28.9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JM</text:p>
          </table:table-cell>
          <table:table-cell office:value-type="float" office:value="63460.402222395503" table:style-name="ce1">
            <text:p>63460.40222</text:p>
          </table:table-cell>
          <table:table-cell office:value-type="float" office:value="40541.494830920099" table:style-name="ce1">
            <text:p>40541.49483</text:p>
          </table:table-cell>
          <table:table-cell office:value-type="float" office:value="63.88" table:style-name="ce1">
            <text:p>63.88</text:p>
          </table:table-cell>
          <table:table-cell office:value-type="float" office:value="40541.494830920099" table:style-name="ce1">
            <text:p>40541.49483</text:p>
          </table:table-cell>
          <table:table-cell office:value-type="float" office:value="63.88" table:style-name="ce1">
            <text:p>63.88</text:p>
          </table:table-cell>
          <table:table-cell office:value-type="float" office:value="40541.494830920099" table:style-name="ce1">
            <text:p>40541.49483</text:p>
          </table:table-cell>
          <table:table-cell office:value-type="float" office:value="63.88" table:style-name="ce1">
            <text:p>63.88</text:p>
          </table:table-cell>
          <table:table-cell office:value-type="float" office:value="43434.837199214897" table:style-name="ce1">
            <text:p>43434.8372</text:p>
          </table:table-cell>
          <table:table-cell office:value-type="float" office:value="68.44" table:style-name="ce1">
            <text:p>68.44</text:p>
          </table:table-cell>
          <table:table-cell office:value-type="float" office:value="27476.392458546401" table:style-name="ce1">
            <text:p>27476.39246</text:p>
          </table:table-cell>
          <table:table-cell office:value-type="float" office:value="67.77" table:style-name="ce1">
            <text:p>67.7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LB</text:p>
          </table:table-cell>
          <table:table-cell office:value-type="float" office:value="28220.39118916" table:style-name="ce1">
            <text:p>28220.39119</text:p>
          </table:table-cell>
          <table:table-cell office:value-type="float" office:value="26814.486197658902" table:style-name="ce1">
            <text:p>26814.4862</text:p>
          </table:table-cell>
          <table:table-cell office:value-type="float" office:value="95.02" table:style-name="ce1">
            <text:p>95.02</text:p>
          </table:table-cell>
          <table:table-cell office:value-type="float" office:value="26886.546054302598" table:style-name="ce1">
            <text:p>26886.54605</text:p>
          </table:table-cell>
          <table:table-cell office:value-type="float" office:value="95.27" table:style-name="ce1">
            <text:p>95.27</text:p>
          </table:table-cell>
          <table:table-cell office:value-type="float" office:value="26754.193384731199" table:style-name="ce1">
            <text:p>26754.19338</text:p>
          </table:table-cell>
          <table:table-cell office:value-type="float" office:value="94.8" table:style-name="ce1">
            <text:p>94.8</text:p>
          </table:table-cell>
          <table:table-cell office:value-type="float" office:value="490.85423868195397" table:style-name="ce1">
            <text:p>490.8542387</text:p>
          </table:table-cell>
          <table:table-cell office:value-type="float" office:value="1.74" table:style-name="ce1">
            <text:p>1.74</text:p>
          </table:table-cell>
          <table:table-cell office:value-type="float" office:value="406.33236232707202" table:style-name="ce1">
            <text:p>406.3323623</text:p>
          </table:table-cell>
          <table:table-cell office:value-type="float" office:value="1.52" table:style-name="ce1">
            <text:p>1.5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LE</text:p>
          </table:table-cell>
          <table:table-cell office:value-type="float" office:value="72307.319021592601" table:style-name="ce1">
            <text:p>72307.31902</text:p>
          </table:table-cell>
          <table:table-cell office:value-type="float" office:value="33524.493353183097" table:style-name="ce1">
            <text:p>33524.49335</text:p>
          </table:table-cell>
          <table:table-cell office:value-type="float" office:value="46.36" table:style-name="ce1">
            <text:p>46.36</text:p>
          </table:table-cell>
          <table:table-cell office:value-type="float" office:value="33011.0326638732" table:style-name="ce1">
            <text:p>33011.03266</text:p>
          </table:table-cell>
          <table:table-cell office:value-type="float" office:value="45.65" table:style-name="ce1">
            <text:p>45.65</text:p>
          </table:table-cell>
          <table:table-cell office:value-type="float" office:value="33440.510824597201" table:style-name="ce1">
            <text:p>33440.51082</text:p>
          </table:table-cell>
          <table:table-cell office:value-type="float" office:value="46.25" table:style-name="ce1">
            <text:p>46.25</text:p>
          </table:table-cell>
          <table:table-cell office:value-type="float" office:value="10311.0672230124" table:style-name="ce1">
            <text:p>10311.06722</text:p>
          </table:table-cell>
          <table:table-cell office:value-type="float" office:value="14.26" table:style-name="ce1">
            <text:p>14.26</text:p>
          </table:table-cell>
          <table:table-cell office:value-type="float" office:value="6776.7094255997699" table:style-name="ce1">
            <text:p>6776.709426</text:p>
          </table:table-cell>
          <table:table-cell office:value-type="float" office:value="20.260000000000002" table:style-name="ce1">
            <text:p>20.2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LV</text:p>
          </table:table-cell>
          <table:table-cell office:value-type="float" office:value="20739.302075670101" table:style-name="ce1">
            <text:p>20739.30208</text:p>
          </table:table-cell>
          <table:table-cell office:value-type="float" office:value="15607.113044408699" table:style-name="ce1">
            <text:p>15607.11304</text:p>
          </table:table-cell>
          <table:table-cell office:value-type="float" office:value="75.25" table:style-name="ce1">
            <text:p>75.25</text:p>
          </table:table-cell>
          <table:table-cell office:value-type="float" office:value="15617.410490293199" table:style-name="ce1">
            <text:p>15617.41049</text:p>
          </table:table-cell>
          <table:table-cell office:value-type="float" office:value="75.3" table:style-name="ce1">
            <text:p>75.3</text:p>
          </table:table-cell>
          <table:table-cell office:value-type="float" office:value="15591.075335052499" table:style-name="ce1">
            <text:p>15591.07534</text:p>
          </table:table-cell>
          <table:table-cell office:value-type="float" office:value="75.180000000000007" table:style-name="ce1">
            <text:p>75.18</text:p>
          </table:table-cell>
          <table:table-cell office:value-type="float" office:value="1833.37236822866" table:style-name="ce1">
            <text:p>1833.372368</text:p>
          </table:table-cell>
          <table:table-cell office:value-type="float" office:value="8.84" table:style-name="ce1">
            <text:p>8.84</text:p>
          </table:table-cell>
          <table:table-cell office:value-type="float" office:value="1081.0859097540399" table:style-name="ce1">
            <text:p>1081.08591</text:p>
          </table:table-cell>
          <table:table-cell office:value-type="float" office:value="6.93" table:style-name="ce1">
            <text:p>6.9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MR</text:p>
          </table:table-cell>
          <table:table-cell office:value-type="float" office:value="61.469603862486998" table:style-name="ce1">
            <text:p>61.46960386</text:p>
          </table:table-cell>
          <table:table-cell office:value-type="float" office:value="6.3346402130910002" table:style-name="ce1">
            <text:p>6.334640213</text:p>
          </table:table-cell>
          <table:table-cell office:value-type="float" office:value="10.31" table:style-name="ce1">
            <text:p>10.31</text:p>
          </table:table-cell>
          <table:table-cell office:value-type="float" office:value="6.3346402130910002" table:style-name="ce1">
            <text:p>6.334640213</text:p>
          </table:table-cell>
          <table:table-cell office:value-type="float" office:value="10.31" table:style-name="ce1">
            <text:p>10.31</text:p>
          </table:table-cell>
          <table:table-cell office:value-type="float" office:value="6.3346402130910002" table:style-name="ce1">
            <text:p>6.334640213</text:p>
          </table:table-cell>
          <table:table-cell office:value-type="float" office:value="10.31" table:style-name="ce1">
            <text:p>10.3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OM</text:p>
          </table:table-cell>
          <table:table-cell office:value-type="float" office:value="632687.77533779002" table:style-name="ce1">
            <text:p>632687.7753</text:p>
          </table:table-cell>
          <table:table-cell office:value-type="float" office:value="525510.90956056002" table:style-name="ce1">
            <text:p>525510.9096</text:p>
          </table:table-cell>
          <table:table-cell office:value-type="float" office:value="83.06" table:style-name="ce1">
            <text:p>83.06</text:p>
          </table:table-cell>
          <table:table-cell office:value-type="float" office:value="524590.34020049497" table:style-name="ce1">
            <text:p>524590.3402</text:p>
          </table:table-cell>
          <table:table-cell office:value-type="float" office:value="82.91" table:style-name="ce1">
            <text:p>82.91</text:p>
          </table:table-cell>
          <table:table-cell office:value-type="float" office:value="529015.94684196694" table:style-name="ce1">
            <text:p>529015.9468</text:p>
          </table:table-cell>
          <table:table-cell office:value-type="float" office:value="83.61" table:style-name="ce1">
            <text:p>83.61</text:p>
          </table:table-cell>
          <table:table-cell office:value-type="float" office:value="52.615144142630001" table:style-name="ce1">
            <text:p>52.61514414</text:p>
          </table:table-cell>
          <table:table-cell office:value-type="float" office:value="0.01" table:style-name="ce1">
            <text:p>0.01</text:p>
          </table:table-cell>
          <table:table-cell office:value-type="float" office:value="5.1508079217220004" table:style-name="ce1">
            <text:p>5.150807922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PM</text:p>
          </table:table-cell>
          <table:table-cell office:value-type="float" office:value="234.88924253182" table:style-name="ce1">
            <text:p>234.8892425</text:p>
          </table:table-cell>
          <table:table-cell office:value-type="float" office:value="202.313390244549" table:style-name="ce1">
            <text:p>202.3133902</text:p>
          </table:table-cell>
          <table:table-cell office:value-type="float" office:value="86.13" table:style-name="ce1">
            <text:p>86.13</text:p>
          </table:table-cell>
          <table:table-cell office:value-type="float" office:value="201.52955982868201" table:style-name="ce1">
            <text:p>201.5295598</text:p>
          </table:table-cell>
          <table:table-cell office:value-type="float" office:value="85.8" table:style-name="ce1">
            <text:p>85.8</text:p>
          </table:table-cell>
          <table:table-cell office:value-type="float" office:value="201.529559828684" table:style-name="ce1">
            <text:p>201.5295598</text:p>
          </table:table-cell>
          <table:table-cell office:value-type="float" office:value="85.8" table:style-name="ce1">
            <text:p>85.8</text:p>
          </table:table-cell>
          <table:table-cell office:value-type="float" office:value="14.159963001726" table:style-name="ce1">
            <text:p>14.159963</text:p>
          </table:table-cell>
          <table:table-cell office:value-type="float" office:value="6.03" table:style-name="ce1">
            <text:p>6.03</text:p>
          </table:table-cell>
          <table:table-cell office:value-type="float" office:value="3.7848971548339998" table:style-name="ce1">
            <text:p>3.784897155</text:p>
          </table:table-cell>
          <table:table-cell office:value-type="float" office:value="1.88" table:style-name="ce1">
            <text:p>1.8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RB</text:p>
          </table:table-cell>
          <table:table-cell office:value-type="float" office:value="88396.338723196197" table:style-name="ce1">
            <text:p>88396.33872</text:p>
          </table:table-cell>
          <table:table-cell office:value-type="float" office:value="36783.647957016197" table:style-name="ce1">
            <text:p>36783.64796</text:p>
          </table:table-cell>
          <table:table-cell office:value-type="float" office:value="41.61" table:style-name="ce1">
            <text:p>41.61</text:p>
          </table:table-cell>
          <table:table-cell office:value-type="float" office:value="36773.762965247799" table:style-name="ce1">
            <text:p>36773.76297</text:p>
          </table:table-cell>
          <table:table-cell office:value-type="float" office:value="41.6" table:style-name="ce1">
            <text:p>41.6</text:p>
          </table:table-cell>
          <table:table-cell office:value-type="float" office:value="36474.878851134599" table:style-name="ce1">
            <text:p>36474.87885</text:p>
          </table:table-cell>
          <table:table-cell office:value-type="float" office:value="41.26" table:style-name="ce1">
            <text:p>41.26</text:p>
          </table:table-cell>
          <table:table-cell office:value-type="float" office:value="11707.7452105956" table:style-name="ce1">
            <text:p>11707.74521</text:p>
          </table:table-cell>
          <table:table-cell office:value-type="float" office:value="13.24" table:style-name="ce1">
            <text:p>13.24</text:p>
          </table:table-cell>
          <table:table-cell office:value-type="float" office:value="9469.4079223905901" table:style-name="ce1">
            <text:p>9469.407922</text:p>
          </table:table-cell>
          <table:table-cell office:value-type="float" office:value="25.96" table:style-name="ce1">
            <text:p>25.9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SD</text:p>
          </table:table-cell>
          <table:table-cell office:value-type="float" office:value="629788.85040253401" table:style-name="ce1">
            <text:p>629788.8504</text:p>
          </table:table-cell>
          <table:table-cell office:value-type="float" office:value="607913.198594179" table:style-name="ce1">
            <text:p>607913.1986</text:p>
          </table:table-cell>
          <table:table-cell office:value-type="float" office:value="96.53" table:style-name="ce1">
            <text:p>96.53</text:p>
          </table:table-cell>
          <table:table-cell office:value-type="float" office:value="603712.49702202203" table:style-name="ce1">
            <text:p>603712.497</text:p>
          </table:table-cell>
          <table:table-cell office:value-type="float" office:value="95.86" table:style-name="ce1">
            <text:p>95.86</text:p>
          </table:table-cell>
          <table:table-cell office:value-type="float" office:value="603574.22981286899" table:style-name="ce1">
            <text:p>603574.2298</text:p>
          </table:table-cell>
          <table:table-cell office:value-type="float" office:value="95.84" table:style-name="ce1">
            <text:p>95.84</text:p>
          </table:table-cell>
          <table:table-cell office:value-type="float" office:value="102535.28356200601" table:style-name="ce1">
            <text:p>102535.2836</text:p>
          </table:table-cell>
          <table:table-cell office:value-type="float" office:value="16.28" table:style-name="ce1">
            <text:p>16.28</text:p>
          </table:table-cell>
          <table:table-cell office:value-type="float" office:value="97661.914962601601" table:style-name="ce1">
            <text:p>97661.91496</text:p>
          </table:table-cell>
          <table:table-cell office:value-type="float" office:value="16.18" table:style-name="ce1">
            <text:p>16.1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TP</text:p>
          </table:table-cell>
          <table:table-cell office:value-type="float" office:value="991.12230189654804" table:style-name="ce1">
            <text:p>991.1223019</text:p>
          </table:table-cell>
          <table:table-cell office:value-type="float" office:value="882.57742077324701" table:style-name="ce1">
            <text:p>882.5774208</text:p>
          </table:table-cell>
          <table:table-cell office:value-type="float" office:value="89.05" table:style-name="ce1">
            <text:p>89.05</text:p>
          </table:table-cell>
          <table:table-cell office:value-type="float" office:value="880.01190975716804" table:style-name="ce1">
            <text:p>880.0119098</text:p>
          </table:table-cell>
          <table:table-cell office:value-type="float" office:value="88.79" table:style-name="ce1">
            <text:p>88.79</text:p>
          </table:table-cell>
          <table:table-cell office:value-type="float" office:value="878.49262946947601" table:style-name="ce1">
            <text:p>878.4926295</text:p>
          </table:table-cell>
          <table:table-cell office:value-type="float" office:value="88.64" table:style-name="ce1">
            <text:p>88.64</text:p>
          </table:table-cell>
          <table:table-cell office:value-type="float" office:value="314.15994208635402" table:style-name="ce1">
            <text:p>314.1599421</text:p>
          </table:table-cell>
          <table:table-cell office:value-type="float" office:value="31.7" table:style-name="ce1">
            <text:p>31.7</text:p>
          </table:table-cell>
          <table:table-cell office:value-type="float" office:value="306.46811082365701" table:style-name="ce1">
            <text:p>306.4681108</text:p>
          </table:table-cell>
          <table:table-cell office:value-type="float" office:value="34.89" table:style-name="ce1">
            <text:p>34.8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UR</text:p>
          </table:table-cell>
          <table:table-cell office:value-type="float" office:value="145038.34821256701" table:style-name="ce1">
            <text:p>145038.3482</text:p>
          </table:table-cell>
          <table:table-cell office:value-type="float" office:value="142788.272694349" table:style-name="ce1">
            <text:p>142788.2727</text:p>
          </table:table-cell>
          <table:table-cell office:value-type="float" office:value="98.45" table:style-name="ce1">
            <text:p>98.45</text:p>
          </table:table-cell>
          <table:table-cell office:value-type="float" office:value="142144.589095298" table:style-name="ce1">
            <text:p>142144.5891</text:p>
          </table:table-cell>
          <table:table-cell office:value-type="float" office:value="98" table:style-name="ce1">
            <text:p>98</text:p>
          </table:table-cell>
          <table:table-cell office:value-type="float" office:value="142139.95516450299" table:style-name="ce1">
            <text:p>142139.9552</text:p>
          </table:table-cell>
          <table:table-cell office:value-type="float" office:value="98" table:style-name="ce1">
            <text:p>98</text:p>
          </table:table-cell>
          <table:table-cell office:value-type="float" office:value="21344.9256444434" table:style-name="ce1">
            <text:p>21344.92564</text:p>
          </table:table-cell>
          <table:table-cell office:value-type="float" office:value="14.72" table:style-name="ce1">
            <text:p>14.72</text:p>
          </table:table-cell>
          <table:table-cell office:value-type="float" office:value="21033.603588204998" table:style-name="ce1">
            <text:p>21033.60359</text:p>
          </table:table-cell>
          <table:table-cell office:value-type="float" office:value="14.8" table:style-name="ce1">
            <text:p>14.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VK</text:p>
          </table:table-cell>
          <table:table-cell office:value-type="float" office:value="49024.4748771671" table:style-name="ce1">
            <text:p>49024.47488</text:p>
          </table:table-cell>
          <table:table-cell office:value-type="float" office:value="25867.860450595501" table:style-name="ce1">
            <text:p>25867.86045</text:p>
          </table:table-cell>
          <table:table-cell office:value-type="float" office:value="52.77" table:style-name="ce1">
            <text:p>52.77</text:p>
          </table:table-cell>
          <table:table-cell office:value-type="float" office:value="25580.7386774105" table:style-name="ce1">
            <text:p>25580.73868</text:p>
          </table:table-cell>
          <table:table-cell office:value-type="float" office:value="52.18" table:style-name="ce1">
            <text:p>52.18</text:p>
          </table:table-cell>
          <table:table-cell office:value-type="float" office:value="25468.3846796133" table:style-name="ce1">
            <text:p>25468.38468</text:p>
          </table:table-cell>
          <table:table-cell office:value-type="float" office:value="51.95" table:style-name="ce1">
            <text:p>51.95</text:p>
          </table:table-cell>
          <table:table-cell office:value-type="float" office:value="18362.892182954402" table:style-name="ce1">
            <text:p>18362.89218</text:p>
          </table:table-cell>
          <table:table-cell office:value-type="float" office:value="37.46" table:style-name="ce1">
            <text:p>37.46</text:p>
          </table:table-cell>
          <table:table-cell office:value-type="float" office:value="14495.4863108308" table:style-name="ce1">
            <text:p>14495.48631</text:p>
          </table:table-cell>
          <table:table-cell office:value-type="float" office:value="56.92" table:style-name="ce1">
            <text:p>56.9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VN</text:p>
          </table:table-cell>
          <table:table-cell office:value-type="float" office:value="20272.615179365901" table:style-name="ce1">
            <text:p>20272.61518</text:p>
          </table:table-cell>
          <table:table-cell office:value-type="float" office:value="15053.273252785501" table:style-name="ce1">
            <text:p>15053.27325</text:p>
          </table:table-cell>
          <table:table-cell office:value-type="float" office:value="74.25" table:style-name="ce1">
            <text:p>74.25</text:p>
          </table:table-cell>
          <table:table-cell office:value-type="float" office:value="14246.808392995001" table:style-name="ce1">
            <text:p>14246.80839</text:p>
          </table:table-cell>
          <table:table-cell office:value-type="float" office:value="70.28" table:style-name="ce1">
            <text:p>70.28</text:p>
          </table:table-cell>
          <table:table-cell office:value-type="float" office:value="14202.9508741315" table:style-name="ce1">
            <text:p>14202.95087</text:p>
          </table:table-cell>
          <table:table-cell office:value-type="float" office:value="70.06" table:style-name="ce1">
            <text:p>70.06</text:p>
          </table:table-cell>
          <table:table-cell office:value-type="float" office:value="8212.7998606901601" table:style-name="ce1">
            <text:p>8212.799861</text:p>
          </table:table-cell>
          <table:table-cell office:value-type="float" office:value="40.51" table:style-name="ce1">
            <text:p>40.51</text:p>
          </table:table-cell>
          <table:table-cell office:value-type="float" office:value="6518.7899751381801" table:style-name="ce1">
            <text:p>6518.789975</text:p>
          </table:table-cell>
          <table:table-cell office:value-type="float" office:value="45.9" table:style-name="ce1">
            <text:p>45.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WE</text:p>
          </table:table-cell>
          <table:table-cell office:value-type="float" office:value="449656.53296503902" table:style-name="ce1">
            <text:p>449656.533</text:p>
          </table:table-cell>
          <table:table-cell office:value-type="float" office:value="378836.01937482599" table:style-name="ce1">
            <text:p>378836.0194</text:p>
          </table:table-cell>
          <table:table-cell office:value-type="float" office:value="84.25" table:style-name="ce1">
            <text:p>84.25</text:p>
          </table:table-cell>
          <table:table-cell office:value-type="float" office:value="371354.227779479" table:style-name="ce1">
            <text:p>371354.2278</text:p>
          </table:table-cell>
          <table:table-cell office:value-type="float" office:value="82.59" table:style-name="ce1">
            <text:p>82.59</text:p>
          </table:table-cell>
          <table:table-cell office:value-type="float" office:value="368752.82346789702" table:style-name="ce1">
            <text:p>368752.8235</text:p>
          </table:table-cell>
          <table:table-cell office:value-type="float" office:value="82.01" table:style-name="ce1">
            <text:p>82.01</text:p>
          </table:table-cell>
          <table:table-cell office:value-type="float" office:value="70409.167879559696" table:style-name="ce1">
            <text:p>70409.16788</text:p>
          </table:table-cell>
          <table:table-cell office:value-type="float" office:value="15.66" table:style-name="ce1">
            <text:p>15.66</text:p>
          </table:table-cell>
          <table:table-cell office:value-type="float" office:value="58021.494557561702" table:style-name="ce1">
            <text:p>58021.49456</text:p>
          </table:table-cell>
          <table:table-cell office:value-type="float" office:value="15.73" table:style-name="ce1">
            <text:p>15.7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WZ</text:p>
          </table:table-cell>
          <table:table-cell office:value-type="float" office:value="17284.905462405299" table:style-name="ce1">
            <text:p>17284.90546</text:p>
          </table:table-cell>
          <table:table-cell office:value-type="float" office:value="11994.4726634291" table:style-name="ce1">
            <text:p>11994.47266</text:p>
          </table:table-cell>
          <table:table-cell office:value-type="float" office:value="69.39" table:style-name="ce1">
            <text:p>69.39</text:p>
          </table:table-cell>
          <table:table-cell office:value-type="float" office:value="10777.267856831" table:style-name="ce1">
            <text:p>10777.26786</text:p>
          </table:table-cell>
          <table:table-cell office:value-type="float" office:value="62.35" table:style-name="ce1">
            <text:p>62.35</text:p>
          </table:table-cell>
          <table:table-cell office:value-type="float" office:value="10784.878453751" table:style-name="ce1">
            <text:p>10784.87845</text:p>
          </table:table-cell>
          <table:table-cell office:value-type="float" office:value="62.39" table:style-name="ce1">
            <text:p>62.39</text:p>
          </table:table-cell>
          <table:table-cell office:value-type="float" office:value="804.27885345644302" table:style-name="ce1">
            <text:p>804.2788535</text:p>
          </table:table-cell>
          <table:table-cell office:value-type="float" office:value="4.6500000000000004" table:style-name="ce1">
            <text:p>4.65</text:p>
          </table:table-cell>
          <table:table-cell office:value-type="float" office:value="749.22555878922299" table:style-name="ce1">
            <text:p>749.2255588</text:p>
          </table:table-cell>
          <table:table-cell office:value-type="float" office:value="6.95" table:style-name="ce1">
            <text:p>6.9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XM</text:p>
          </table:table-cell>
          <table:table-cell office:value-type="float" office:value="33.638155326510002" table:style-name="ce1">
            <text:p>33.63815533</text:p>
          </table:table-cell>
          <table:table-cell office:value-type="float" office:value="25.680687482461" table:style-name="ce1">
            <text:p>25.68068748</text:p>
          </table:table-cell>
          <table:table-cell office:value-type="float" office:value="76.34" table:style-name="ce1">
            <text:p>76.34</text:p>
          </table:table-cell>
          <table:table-cell office:value-type="float" office:value="21.340211059769" table:style-name="ce1">
            <text:p>21.34021106</text:p>
          </table:table-cell>
          <table:table-cell office:value-type="float" office:value="63.44" table:style-name="ce1">
            <text:p>63.44</text:p>
          </table:table-cell>
          <table:table-cell office:value-type="float" office:value="21.340211059769999" table:style-name="ce1">
            <text:p>21.34021106</text:p>
          </table:table-cell>
          <table:table-cell office:value-type="float" office:value="63.44" table:style-name="ce1">
            <text:p>63.44</text:p>
          </table:table-cell>
          <table:table-cell office:value-type="float" office:value="0.180841633196" table:style-name="ce1">
            <text:p>0.180841633</text:p>
          </table:table-cell>
          <table:table-cell office:value-type="float" office:value="0.54" table:style-name="ce1">
            <text:p>0.5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YC</text:p>
          </table:table-cell>
          <table:table-cell office:value-type="float" office:value="501.13923047379598" table:style-name="ce1">
            <text:p>501.1392305</text:p>
          </table:table-cell>
          <table:table-cell office:value-type="float" office:value="193.33024345370001" table:style-name="ce1">
            <text:p>193.3302435</text:p>
          </table:table-cell>
          <table:table-cell office:value-type="float" office:value="38.58" table:style-name="ce1">
            <text:p>38.58</text:p>
          </table:table-cell>
          <table:table-cell office:value-type="float" office:value="193.517705736133" table:style-name="ce1">
            <text:p>193.5177057</text:p>
          </table:table-cell>
          <table:table-cell office:value-type="float" office:value="38.619999999999997" table:style-name="ce1">
            <text:p>38.62</text:p>
          </table:table-cell>
          <table:table-cell office:value-type="float" office:value="193.517705736133" table:style-name="ce1">
            <text:p>193.5177057</text:p>
          </table:table-cell>
          <table:table-cell office:value-type="float" office:value="38.619999999999997" table:style-name="ce1">
            <text:p>38.62</text:p>
          </table:table-cell>
          <table:table-cell office:value-type="float" office:value="313.76484683968403" table:style-name="ce1">
            <text:p>313.7648468</text:p>
          </table:table-cell>
          <table:table-cell office:value-type="float" office:value="62.61" table:style-name="ce1">
            <text:p>62.61</text:p>
          </table:table-cell>
          <table:table-cell office:value-type="float" office:value="162.55633421094899" table:style-name="ce1">
            <text:p>162.5563342</text:p>
          </table:table-cell>
          <table:table-cell office:value-type="float" office:value="84" table:style-name="ce1">
            <text:p>8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YR</text:p>
          </table:table-cell>
          <table:table-cell office:value-type="float" office:value="188421.89819736601" table:style-name="ce1">
            <text:p>188421.8982</text:p>
          </table:table-cell>
          <table:table-cell office:value-type="float" office:value="16892.002176425001" table:style-name="ce1">
            <text:p>16892.00218</text:p>
          </table:table-cell>
          <table:table-cell office:value-type="float" office:value="8.9600000000000009" table:style-name="ce1">
            <text:p>8.96</text:p>
          </table:table-cell>
          <table:table-cell office:value-type="float" office:value="15750.0008086122" table:style-name="ce1">
            <text:p>15750.00081</text:p>
          </table:table-cell>
          <table:table-cell office:value-type="float" office:value="8.36" table:style-name="ce1">
            <text:p>8.36</text:p>
          </table:table-cell>
          <table:table-cell office:value-type="float" office:value="17177.400891298399" table:style-name="ce1">
            <text:p>17177.40089</text:p>
          </table:table-cell>
          <table:table-cell office:value-type="float" office:value="9.1199999999999992" table:style-name="ce1">
            <text:p>9.12</text:p>
          </table:table-cell>
          <table:table-cell office:value-type="float" office:value="1468.3307437932899" table:style-name="ce1">
            <text:p>1468.330744</text:p>
          </table:table-cell>
          <table:table-cell office:value-type="float" office:value="0.78" table:style-name="ce1">
            <text:p>0.78</text:p>
          </table:table-cell>
          <table:table-cell office:value-type="float" office:value="448.62200503695402" table:style-name="ce1">
            <text:p>448.622005</text:p>
          </table:table-cell>
          <table:table-cell office:value-type="float" office:value="2.61" table:style-name="ce1">
            <text:p>2.6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CA</text:p>
          </table:table-cell>
          <table:table-cell office:value-type="float" office:value="535.83021529980704" table:style-name="ce1">
            <text:p>535.8302153</text:p>
          </table:table-cell>
          <table:table-cell office:value-type="float" office:value="470.16387895840302" table:style-name="ce1">
            <text:p>470.163879</text:p>
          </table:table-cell>
          <table:table-cell office:value-type="float" office:value="87.74" table:style-name="ce1">
            <text:p>87.74</text:p>
          </table:table-cell>
          <table:table-cell office:value-type="float" office:value="467.689897561686" table:style-name="ce1">
            <text:p>467.6898976</text:p>
          </table:table-cell>
          <table:table-cell office:value-type="float" office:value="87.28" table:style-name="ce1">
            <text:p>87.28</text:p>
          </table:table-cell>
          <table:table-cell office:value-type="float" office:value="467.42481855819801" table:style-name="ce1">
            <text:p>467.4248186</text:p>
          </table:table-cell>
          <table:table-cell office:value-type="float" office:value="87.23" table:style-name="ce1">
            <text:p>87.23</text:p>
          </table:table-cell>
          <table:table-cell office:value-type="float" office:value="166.27025736255001" table:style-name="ce1">
            <text:p>166.2702574</text:p>
          </table:table-cell>
          <table:table-cell office:value-type="float" office:value="31.03" table:style-name="ce1">
            <text:p>31.03</text:p>
          </table:table-cell>
          <table:table-cell office:value-type="float" office:value="141.52559558587399" table:style-name="ce1">
            <text:p>141.5255956</text:p>
          </table:table-cell>
          <table:table-cell office:value-type="float" office:value="30.28" table:style-name="ce1">
            <text:p>30.2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CD</text:p>
          </table:table-cell>
          <table:table-cell office:value-type="float" office:value="1264958.5573032401" table:style-name="ce1">
            <text:p>1264958.557</text:p>
          </table:table-cell>
          <table:table-cell office:value-type="float" office:value="441567.42051939102" table:style-name="ce1">
            <text:p>441567.4205</text:p>
          </table:table-cell>
          <table:table-cell office:value-type="float" office:value="34.909999999999997" table:style-name="ce1">
            <text:p>34.91</text:p>
          </table:table-cell>
          <table:table-cell office:value-type="float" office:value="433034.34647607798" table:style-name="ce1">
            <text:p>433034.3465</text:p>
          </table:table-cell>
          <table:table-cell office:value-type="float" office:value="34.229999999999997" table:style-name="ce1">
            <text:p>34.23</text:p>
          </table:table-cell>
          <table:table-cell office:value-type="float" office:value="439266.34196572303" table:style-name="ce1">
            <text:p>439266.342</text:p>
          </table:table-cell>
          <table:table-cell office:value-type="float" office:value="34.729999999999997" table:style-name="ce1">
            <text:p>34.73</text:p>
          </table:table-cell>
          <table:table-cell office:value-type="float" office:value="256621.73256495601" table:style-name="ce1">
            <text:p>256621.7326</text:p>
          </table:table-cell>
          <table:table-cell office:value-type="float" office:value="20.29" table:style-name="ce1">
            <text:p>20.29</text:p>
          </table:table-cell>
          <table:table-cell office:value-type="float" office:value="144550.342563777" table:style-name="ce1">
            <text:p>144550.3426</text:p>
          </table:table-cell>
          <table:table-cell office:value-type="float" office:value="32.909999999999997" table:style-name="ce1">
            <text:p>32.9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GO</text:p>
          </table:table-cell>
          <table:table-cell office:value-type="float" office:value="56768.588654116502" table:style-name="ce1">
            <text:p>56768.58865</text:p>
          </table:table-cell>
          <table:table-cell office:value-type="float" office:value="32950.500598772902" table:style-name="ce1">
            <text:p>32950.5006</text:p>
          </table:table-cell>
          <table:table-cell office:value-type="float" office:value="58.04" table:style-name="ce1">
            <text:p>58.04</text:p>
          </table:table-cell>
          <table:table-cell office:value-type="float" office:value="31511.711973818401" table:style-name="ce1">
            <text:p>31511.71197</text:p>
          </table:table-cell>
          <table:table-cell office:value-type="float" office:value="55.51" table:style-name="ce1">
            <text:p>55.51</text:p>
          </table:table-cell>
          <table:table-cell office:value-type="float" office:value="31993.181451248998" table:style-name="ce1">
            <text:p>31993.18145</text:p>
          </table:table-cell>
          <table:table-cell office:value-type="float" office:value="56.36" table:style-name="ce1">
            <text:p>56.36</text:p>
          </table:table-cell>
          <table:table-cell office:value-type="float" office:value="14411.919101081499" table:style-name="ce1">
            <text:p>14411.9191</text:p>
          </table:table-cell>
          <table:table-cell office:value-type="float" office:value="25.39" table:style-name="ce1">
            <text:p>25.39</text:p>
          </table:table-cell>
          <table:table-cell office:value-type="float" office:value="6620.7094532506499" table:style-name="ce1">
            <text:p>6620.709453</text:p>
          </table:table-cell>
          <table:table-cell office:value-type="float" office:value="20.69" table:style-name="ce1">
            <text:p>20.6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HA</text:p>
          </table:table-cell>
          <table:table-cell office:value-type="float" office:value="515479.07840639999" table:style-name="ce1">
            <text:p>515479.0784</text:p>
          </table:table-cell>
          <table:table-cell office:value-type="float" office:value="198012.03600749999" table:style-name="ce1">
            <text:p>198012.036</text:p>
          </table:table-cell>
          <table:table-cell office:value-type="float" office:value="38.409999999999997" table:style-name="ce1">
            <text:p>38.41</text:p>
          </table:table-cell>
          <table:table-cell office:value-type="float" office:value="195384.69844446599" table:style-name="ce1">
            <text:p>195384.6984</text:p>
          </table:table-cell>
          <table:table-cell office:value-type="float" office:value="37.9" table:style-name="ce1">
            <text:p>37.9</text:p>
          </table:table-cell>
          <table:table-cell office:value-type="float" office:value="196236.76256365399" table:style-name="ce1">
            <text:p>196236.7626</text:p>
          </table:table-cell>
          <table:table-cell office:value-type="float" office:value="38.07" table:style-name="ce1">
            <text:p>38.07</text:p>
          </table:table-cell>
          <table:table-cell office:value-type="float" office:value="94715.261667850107" table:style-name="ce1">
            <text:p>94715.26167</text:p>
          </table:table-cell>
          <table:table-cell office:value-type="float" office:value="18.37" table:style-name="ce1">
            <text:p>18.37</text:p>
          </table:table-cell>
          <table:table-cell office:value-type="float" office:value="85801.726825979596" table:style-name="ce1">
            <text:p>85801.72683</text:p>
          </table:table-cell>
          <table:table-cell office:value-type="float" office:value="43.72" table:style-name="ce1">
            <text:p>43.7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JK</text:p>
          </table:table-cell>
          <table:table-cell office:value-type="float" office:value="142011.563414629" table:style-name="ce1">
            <text:p>142011.5634</text:p>
          </table:table-cell>
          <table:table-cell office:value-type="float" office:value="91466.471572837399" table:style-name="ce1">
            <text:p>91466.47157</text:p>
          </table:table-cell>
          <table:table-cell office:value-type="float" office:value="64.41" table:style-name="ce1">
            <text:p>64.41</text:p>
          </table:table-cell>
          <table:table-cell office:value-type="float" office:value="91616.814510896307" table:style-name="ce1">
            <text:p>91616.81451</text:p>
          </table:table-cell>
          <table:table-cell office:value-type="float" office:value="64.510000000000005" table:style-name="ce1">
            <text:p>64.51</text:p>
          </table:table-cell>
          <table:table-cell office:value-type="float" office:value="91022.500299755397" table:style-name="ce1">
            <text:p>91022.5003</text:p>
          </table:table-cell>
          <table:table-cell office:value-type="float" office:value="64.099999999999994" table:style-name="ce1">
            <text:p>64.1</text:p>
          </table:table-cell>
          <table:table-cell office:value-type="float" office:value="31413.936362504901" table:style-name="ce1">
            <text:p>31413.93636</text:p>
          </table:table-cell>
          <table:table-cell office:value-type="float" office:value="22.12" table:style-name="ce1">
            <text:p>22.12</text:p>
          </table:table-cell>
          <table:table-cell office:value-type="float" office:value="20172.7715785279" table:style-name="ce1">
            <text:p>20172.77158</text:p>
          </table:table-cell>
          <table:table-cell office:value-type="float" office:value="22.16" table:style-name="ce1">
            <text:p>22.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KL</text:p>
          </table:table-cell>
          <table:table-cell office:value-type="float" office:value="16.136674009458002" table:style-name="ce1">
            <text:p>16.13667401</text:p>
          </table:table-cell>
          <table:table-cell table:number-columns-repeated="6" table:style-name="ce1"/>
          <table:table-cell office:value-type="float" office:value="1.21845303974" table:style-name="ce1">
            <text:p>1.21845304</text:p>
          </table:table-cell>
          <table:table-cell office:value-type="float" office:value="7.55" table:style-name="ce1">
            <text:p>7.5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KM</text:p>
          </table:table-cell>
          <table:table-cell office:value-type="float" office:value="472287.60041767597" table:style-name="ce1">
            <text:p>472287.6004</text:p>
          </table:table-cell>
          <table:table-cell office:value-type="float" office:value="91596.776211650504" table:style-name="ce1">
            <text:p>91596.77621</text:p>
          </table:table-cell>
          <table:table-cell office:value-type="float" office:value="19.39" table:style-name="ce1">
            <text:p>19.39</text:p>
          </table:table-cell>
          <table:table-cell office:value-type="float" office:value="92995.970778262694" table:style-name="ce1">
            <text:p>92995.97078</text:p>
          </table:table-cell>
          <table:table-cell office:value-type="float" office:value="19.690000000000001" table:style-name="ce1">
            <text:p>19.69</text:p>
          </table:table-cell>
          <table:table-cell office:value-type="float" office:value="94400.425800470199" table:style-name="ce1">
            <text:p>94400.4258</text:p>
          </table:table-cell>
          <table:table-cell office:value-type="float" office:value="19.989999999999998" table:style-name="ce1">
            <text:p>19.99</text:p>
          </table:table-cell>
          <table:table-cell office:value-type="float" office:value="21197.9243193281" table:style-name="ce1">
            <text:p>21197.92432</text:p>
          </table:table-cell>
          <table:table-cell office:value-type="float" office:value="4.49" table:style-name="ce1">
            <text:p>4.49</text:p>
          </table:table-cell>
          <table:table-cell office:value-type="float" office:value="3645.6543963776599" table:style-name="ce1">
            <text:p>3645.654396</text:p>
          </table:table-cell>
          <table:table-cell office:value-type="float" office:value="3.86" table:style-name="ce1">
            <text:p>3.8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LS</text:p>
          </table:table-cell>
          <table:table-cell office:value-type="float" office:value="14895.7219705099" table:style-name="ce1">
            <text:p>14895.72197</text:p>
          </table:table-cell>
          <table:table-cell office:value-type="float" office:value="5979.8722070250196" table:style-name="ce1">
            <text:p>5979.872207</text:p>
          </table:table-cell>
          <table:table-cell office:value-type="float" office:value="40.14" table:style-name="ce1">
            <text:p>40.14</text:p>
          </table:table-cell>
          <table:table-cell office:value-type="float" office:value="6114.8286901365" table:style-name="ce1">
            <text:p>6114.82869</text:p>
          </table:table-cell>
          <table:table-cell office:value-type="float" office:value="41.05" table:style-name="ce1">
            <text:p>41.05</text:p>
          </table:table-cell>
          <table:table-cell office:value-type="float" office:value="6137.5315186854596" table:style-name="ce1">
            <text:p>6137.531519</text:p>
          </table:table-cell>
          <table:table-cell office:value-type="float" office:value="41.2" table:style-name="ce1">
            <text:p>41.2</text:p>
          </table:table-cell>
          <table:table-cell office:value-type="float" office:value="2388.7817634931798" table:style-name="ce1">
            <text:p>2388.781763</text:p>
          </table:table-cell>
          <table:table-cell office:value-type="float" office:value="16.04" table:style-name="ce1">
            <text:p>16.04</text:p>
          </table:table-cell>
          <table:table-cell office:value-type="float" office:value="1395.2546047890301" table:style-name="ce1">
            <text:p>1395.254605</text:p>
          </table:table-cell>
          <table:table-cell office:value-type="float" office:value="22.73" table:style-name="ce1">
            <text:p>22.7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ON</text:p>
          </table:table-cell>
          <table:table-cell office:value-type="float" office:value="699.81908249588298" table:style-name="ce1">
            <text:p>699.8190825</text:p>
          </table:table-cell>
          <table:table-cell office:value-type="float" office:value="334.19933568111998" table:style-name="ce1">
            <text:p>334.1993357</text:p>
          </table:table-cell>
          <table:table-cell office:value-type="float" office:value="47.76" table:style-name="ce1">
            <text:p>47.76</text:p>
          </table:table-cell>
          <table:table-cell office:value-type="float" office:value="334.19933568111998" table:style-name="ce1">
            <text:p>334.1993357</text:p>
          </table:table-cell>
          <table:table-cell office:value-type="float" office:value="47.76" table:style-name="ce1">
            <text:p>47.76</text:p>
          </table:table-cell>
          <table:table-cell office:value-type="float" office:value="334.19933568111998" table:style-name="ce1">
            <text:p>334.1993357</text:p>
          </table:table-cell>
          <table:table-cell office:value-type="float" office:value="47.76" table:style-name="ce1">
            <text:p>47.76</text:p>
          </table:table-cell>
          <table:table-cell office:value-type="float" office:value="79.118980273532998" table:style-name="ce1">
            <text:p>79.11898027</text:p>
          </table:table-cell>
          <table:table-cell office:value-type="float" office:value="11.31" table:style-name="ce1">
            <text:p>11.31</text:p>
          </table:table-cell>
          <table:table-cell office:value-type="float" office:value="46.689138499411001" table:style-name="ce1">
            <text:p>46.6891385</text:p>
          </table:table-cell>
          <table:table-cell office:value-type="float" office:value="13.97" table:style-name="ce1">
            <text:p>13.9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TO</text:p>
          </table:table-cell>
          <table:table-cell office:value-type="float" office:value="5152.1335489377598" table:style-name="ce1">
            <text:p>5152.133549</text:p>
          </table:table-cell>
          <table:table-cell office:value-type="float" office:value="4308.5147900312404" table:style-name="ce1">
            <text:p>4308.51479</text:p>
          </table:table-cell>
          <table:table-cell office:value-type="float" office:value="83.63" table:style-name="ce1">
            <text:p>83.63</text:p>
          </table:table-cell>
          <table:table-cell office:value-type="float" office:value="4249.0969755494898" table:style-name="ce1">
            <text:p>4249.096976</text:p>
          </table:table-cell>
          <table:table-cell office:value-type="float" office:value="82.47" table:style-name="ce1">
            <text:p>82.47</text:p>
          </table:table-cell>
          <table:table-cell office:value-type="float" office:value="4242.9302544881702" table:style-name="ce1">
            <text:p>4242.930254</text:p>
          </table:table-cell>
          <table:table-cell office:value-type="float" office:value="82.35" table:style-name="ce1">
            <text:p>82.35</text:p>
          </table:table-cell>
          <table:table-cell office:value-type="float" office:value="1567.6783988454999" table:style-name="ce1">
            <text:p>1567.678399</text:p>
          </table:table-cell>
          <table:table-cell office:value-type="float" office:value="30.43" table:style-name="ce1">
            <text:p>30.43</text:p>
          </table:table-cell>
          <table:table-cell office:value-type="float" office:value="1511.7175483129299" table:style-name="ce1">
            <text:p>1511.717548</text:p>
          </table:table-cell>
          <table:table-cell office:value-type="float" office:value="35.630000000000003" table:style-name="ce1">
            <text:p>35.6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UN</text:p>
          </table:table-cell>
          <table:table-cell office:value-type="float" office:value="155208.34392633301" table:style-name="ce1">
            <text:p>155208.3439</text:p>
          </table:table-cell>
          <table:table-cell office:value-type="float" office:value="23282.637824806799" table:style-name="ce1">
            <text:p>23282.63782</text:p>
          </table:table-cell>
          <table:table-cell office:value-type="float" office:value="15" table:style-name="ce1">
            <text:p>15</text:p>
          </table:table-cell>
          <table:table-cell office:value-type="float" office:value="18008.449766602898" table:style-name="ce1">
            <text:p>18008.44977</text:p>
          </table:table-cell>
          <table:table-cell office:value-type="float" office:value="11.6" table:style-name="ce1">
            <text:p>11.6</text:p>
          </table:table-cell>
          <table:table-cell office:value-type="float" office:value="19646.7089032775" table:style-name="ce1">
            <text:p>19646.7089</text:p>
          </table:table-cell>
          <table:table-cell office:value-type="float" office:value="12.66" table:style-name="ce1">
            <text:p>12.66</text:p>
          </table:table-cell>
          <table:table-cell office:value-type="float" office:value="12246.6452750357" table:style-name="ce1">
            <text:p>12246.64528</text:p>
          </table:table-cell>
          <table:table-cell office:value-type="float" office:value="7.89" table:style-name="ce1">
            <text:p>7.89</text:p>
          </table:table-cell>
          <table:table-cell office:value-type="float" office:value="788.805626824162" table:style-name="ce1">
            <text:p>788.8056268</text:p>
          </table:table-cell>
          <table:table-cell office:value-type="float" office:value="4.01" table:style-name="ce1">
            <text:p>4.0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UR</text:p>
          </table:table-cell>
          <table:table-cell office:value-type="float" office:value="780381.30511657102" table:style-name="ce1">
            <text:p>780381.3051</text:p>
          </table:table-cell>
          <table:table-cell office:value-type="float" office:value="392954.51779831602" table:style-name="ce1">
            <text:p>392954.5178</text:p>
          </table:table-cell>
          <table:table-cell office:value-type="float" office:value="50.35" table:style-name="ce1">
            <text:p>50.35</text:p>
          </table:table-cell>
          <table:table-cell office:value-type="float" office:value="386167.41672121303" table:style-name="ce1">
            <text:p>386167.4167</text:p>
          </table:table-cell>
          <table:table-cell office:value-type="float" office:value="49.48" table:style-name="ce1">
            <text:p>49.48</text:p>
          </table:table-cell>
          <table:table-cell office:value-type="float" office:value="387490.96671684401" table:style-name="ce1">
            <text:p>387490.9667</text:p>
          </table:table-cell>
          <table:table-cell office:value-type="float" office:value="49.65" table:style-name="ce1">
            <text:p>49.65</text:p>
          </table:table-cell>
          <table:table-cell office:value-type="float" office:value="1708.25784618803" table:style-name="ce1">
            <text:p>1708.257846</text:p>
          </table:table-cell>
          <table:table-cell office:value-type="float" office:value="0.22" table:style-name="ce1">
            <text:p>0.22</text:p>
          </table:table-cell>
          <table:table-cell office:value-type="float" office:value="431.05702247186701" table:style-name="ce1">
            <text:p>431.0570225</text:p>
          </table:table-cell>
          <table:table-cell office:value-type="float" office:value="0.11" table:style-name="ce1">
            <text:p>0.1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UV</text:p>
          </table:table-cell>
          <table:table-cell office:value-type="float" office:value="43.626399849984999" table:style-name="ce1">
            <text:p>43.62639985</text:p>
          </table:table-cell>
          <table:table-cell office:value-type="float" office:value="2.0709750737400001" table:style-name="ce1">
            <text:p>2.070975074</text:p>
          </table:table-cell>
          <table:table-cell office:value-type="float" office:value="4.75" table:style-name="ce1">
            <text:p>4.75</text:p>
          </table:table-cell>
          <table:table-cell office:value-type="float" office:value="2.0709750737400001" table:style-name="ce1">
            <text:p>2.070975074</text:p>
          </table:table-cell>
          <table:table-cell office:value-type="float" office:value="4.75" table:style-name="ce1">
            <text:p>4.75</text:p>
          </table:table-cell>
          <table:table-cell office:value-type="float" office:value="2.0709750737400001" table:style-name="ce1">
            <text:p>2.070975074</text:p>
          </table:table-cell>
          <table:table-cell office:value-type="float" office:value="4.75" table:style-name="ce1">
            <text:p>4.75</text:p>
          </table:table-cell>
          <table:table-cell office:value-type="float" office:value="21.102636364517" table:style-name="ce1">
            <text:p>21.10263636</text:p>
          </table:table-cell>
          <table:table-cell office:value-type="float" office:value="48.37" table:style-name="ce1">
            <text:p>48.37</text:p>
          </table:table-cell>
          <table:table-cell office:value-type="float" office:value="0.37595792476099998" table:style-name="ce1">
            <text:p>0.375957925</text:p>
          </table:table-cell>
          <table:table-cell office:value-type="float" office:value="18.149999999999999" table:style-name="ce1">
            <text:p>18.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ZA</text:p>
          </table:table-cell>
          <table:table-cell office:value-type="float" office:value="939597.92718926806" table:style-name="ce1">
            <text:p>939597.9272</text:p>
          </table:table-cell>
          <table:table-cell office:value-type="float" office:value="634926.660028963" table:style-name="ce1">
            <text:p>634926.66</text:p>
          </table:table-cell>
          <table:table-cell office:value-type="float" office:value="67.569999999999993" table:style-name="ce1">
            <text:p>67.57</text:p>
          </table:table-cell>
          <table:table-cell office:value-type="float" office:value="621024.91568067798" table:style-name="ce1">
            <text:p>621024.9157</text:p>
          </table:table-cell>
          <table:table-cell office:value-type="float" office:value="66.09" table:style-name="ce1">
            <text:p>66.09</text:p>
          </table:table-cell>
          <table:table-cell office:value-type="float" office:value="624187.999578838" table:style-name="ce1">
            <text:p>624187.9996</text:p>
          </table:table-cell>
          <table:table-cell office:value-type="float" office:value="66.430000000000007" table:style-name="ce1">
            <text:p>66.43</text:p>
          </table:table-cell>
          <table:table-cell office:value-type="float" office:value="375669.82878803503" table:style-name="ce1">
            <text:p>375669.8288</text:p>
          </table:table-cell>
          <table:table-cell office:value-type="float" office:value="39.979999999999997" table:style-name="ce1">
            <text:p>39.98</text:p>
          </table:table-cell>
          <table:table-cell office:value-type="float" office:value="338806.98111702601" table:style-name="ce1">
            <text:p>338806.9811</text:p>
          </table:table-cell>
          <table:table-cell office:value-type="float" office:value="54.28" table:style-name="ce1">
            <text:p>54.2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UGA</text:p>
          </table:table-cell>
          <table:table-cell office:value-type="float" office:value="241503.55840377501" table:style-name="ce1">
            <text:p>241503.5584</text:p>
          </table:table-cell>
          <table:table-cell office:value-type="float" office:value="94621.697332050404" table:style-name="ce1">
            <text:p>94621.69733</text:p>
          </table:table-cell>
          <table:table-cell office:value-type="float" office:value="39.18" table:style-name="ce1">
            <text:p>39.18</text:p>
          </table:table-cell>
          <table:table-cell office:value-type="float" office:value="92908.694777789206" table:style-name="ce1">
            <text:p>92908.69478</text:p>
          </table:table-cell>
          <table:table-cell office:value-type="float" office:value="38.47" table:style-name="ce1">
            <text:p>38.47</text:p>
          </table:table-cell>
          <table:table-cell office:value-type="float" office:value="93770.533015841196" table:style-name="ce1">
            <text:p>93770.53302</text:p>
          </table:table-cell>
          <table:table-cell office:value-type="float" office:value="38.83" table:style-name="ce1">
            <text:p>38.83</text:p>
          </table:table-cell>
          <table:table-cell office:value-type="float" office:value="38343.126293169698" table:style-name="ce1">
            <text:p>38343.12629</text:p>
          </table:table-cell>
          <table:table-cell office:value-type="float" office:value="15.88" table:style-name="ce1">
            <text:p>15.88</text:p>
          </table:table-cell>
          <table:table-cell office:value-type="float" office:value="28846.731883301502" table:style-name="ce1">
            <text:p>28846.73188</text:p>
          </table:table-cell>
          <table:table-cell office:value-type="float" office:value="30.76" table:style-name="ce1">
            <text:p>30.7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UKR</text:p>
          </table:table-cell>
          <table:table-cell office:value-type="float" office:value="598470.19509349403" table:style-name="ce1">
            <text:p>598470.1951</text:p>
          </table:table-cell>
          <table:table-cell office:value-type="float" office:value="107698.971019676" table:style-name="ce1">
            <text:p>107698.971</text:p>
          </table:table-cell>
          <table:table-cell office:value-type="float" office:value="18" table:style-name="ce1">
            <text:p>18</text:p>
          </table:table-cell>
          <table:table-cell office:value-type="float" office:value="110105.827671651" table:style-name="ce1">
            <text:p>110105.8277</text:p>
          </table:table-cell>
          <table:table-cell office:value-type="float" office:value="18.399999999999999" table:style-name="ce1">
            <text:p>18.4</text:p>
          </table:table-cell>
          <table:table-cell office:value-type="float" office:value="110758.677603702" table:style-name="ce1">
            <text:p>110758.6776</text:p>
          </table:table-cell>
          <table:table-cell office:value-type="float" office:value="18.510000000000002" table:style-name="ce1">
            <text:p>18.51</text:p>
          </table:table-cell>
          <table:table-cell office:value-type="float" office:value="103157.063014211" table:style-name="ce1">
            <text:p>103157.063</text:p>
          </table:table-cell>
          <table:table-cell office:value-type="float" office:value="17.239999999999998" table:style-name="ce1">
            <text:p>17.24</text:p>
          </table:table-cell>
          <table:table-cell office:value-type="float" office:value="51709.423243903599" table:style-name="ce1">
            <text:p>51709.42324</text:p>
          </table:table-cell>
          <table:table-cell office:value-type="float" office:value="46.69" table:style-name="ce1">
            <text:p>46.6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UMI</text:p>
          </table:table-cell>
          <table:table-cell office:value-type="float" office:value="355.53006025860401" table:style-name="ce1">
            <text:p>355.5300603</text:p>
          </table:table-cell>
          <table:table-cell office:value-type="float" office:value="11.35297131519" table:style-name="ce1">
            <text:p>11.35297132</text:p>
          </table:table-cell>
          <table:table-cell office:value-type="float" office:value="3.19" table:style-name="ce1">
            <text:p>3.19</text:p>
          </table:table-cell>
          <table:table-cell office:value-type="float" office:value="11.35297131519" table:style-name="ce1">
            <text:p>11.35297132</text:p>
          </table:table-cell>
          <table:table-cell office:value-type="float" office:value="3.19" table:style-name="ce1">
            <text:p>3.19</text:p>
          </table:table-cell>
          <table:table-cell office:value-type="float" office:value="11.35297131519" table:style-name="ce1">
            <text:p>11.35297132</text:p>
          </table:table-cell>
          <table:table-cell office:value-type="float" office:value="3.19" table:style-name="ce1">
            <text:p>3.19</text:p>
          </table:table-cell>
          <table:table-cell office:value-type="float" office:value="355.53006025860401" table:style-name="ce1">
            <text:p>355.5300603</text:p>
          </table:table-cell>
          <table:table-cell office:value-type="float" office:value="100" table:style-name="ce1">
            <text:p>100</text:p>
          </table:table-cell>
          <table:table-cell office:value-type="float" office:value="11.35297131519" table:style-name="ce1">
            <text:p>11.35297132</text:p>
          </table:table-cell>
          <table:table-cell office:value-type="float" office:value="100" table:style-name="ce1">
            <text:p>10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URY</text:p>
          </table:table-cell>
          <table:table-cell office:value-type="float" office:value="177821.378103467" table:style-name="ce1">
            <text:p>177821.3781</text:p>
          </table:table-cell>
          <table:table-cell office:value-type="float" office:value="142465.543279023" table:style-name="ce1">
            <text:p>142465.5433</text:p>
          </table:table-cell>
          <table:table-cell office:value-type="float" office:value="80.12" table:style-name="ce1">
            <text:p>80.12</text:p>
          </table:table-cell>
          <table:table-cell office:value-type="float" office:value="143151.327737218" table:style-name="ce1">
            <text:p>143151.3277</text:p>
          </table:table-cell>
          <table:table-cell office:value-type="float" office:value="80.5" table:style-name="ce1">
            <text:p>80.5</text:p>
          </table:table-cell>
          <table:table-cell office:value-type="float" office:value="143565.725015184" table:style-name="ce1">
            <text:p>143565.725</text:p>
          </table:table-cell>
          <table:table-cell office:value-type="float" office:value="80.739999999999995" table:style-name="ce1">
            <text:p>80.74</text:p>
          </table:table-cell>
          <table:table-cell office:value-type="float" office:value="6571.8509168029796" table:style-name="ce1">
            <text:p>6571.850917</text:p>
          </table:table-cell>
          <table:table-cell office:value-type="float" office:value="3.7" table:style-name="ce1">
            <text:p>3.7</text:p>
          </table:table-cell>
          <table:table-cell office:value-type="float" office:value="3737.7360192777201" table:style-name="ce1">
            <text:p>3737.736019</text:p>
          </table:table-cell>
          <table:table-cell office:value-type="float" office:value="2.6" table:style-name="ce1">
            <text:p>2.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USA</text:p>
          </table:table-cell>
          <table:table-cell office:value-type="float" office:value="9475333.0994333904" table:style-name="ce1">
            <text:p>9475333.099</text:p>
          </table:table-cell>
          <table:table-cell office:value-type="float" office:value="7320071.9025859404" table:style-name="ce1">
            <text:p>7320071.903</text:p>
          </table:table-cell>
          <table:table-cell office:value-type="float" office:value="77.25" table:style-name="ce1">
            <text:p>77.25</text:p>
          </table:table-cell>
          <table:table-cell office:value-type="float" office:value="7257195.54083231" table:style-name="ce1">
            <text:p>7257195.541</text:p>
          </table:table-cell>
          <table:table-cell office:value-type="float" office:value="76.59" table:style-name="ce1">
            <text:p>76.59</text:p>
          </table:table-cell>
          <table:table-cell office:value-type="float" office:value="7244544.66418109" table:style-name="ce1">
            <text:p>7244544.664</text:p>
          </table:table-cell>
          <table:table-cell office:value-type="float" office:value="76.459999999999994" table:style-name="ce1">
            <text:p>76.46</text:p>
          </table:table-cell>
          <table:table-cell office:value-type="float" office:value="1225630.5938071699" table:style-name="ce1">
            <text:p>1225630.594</text:p>
          </table:table-cell>
          <table:table-cell office:value-type="float" office:value="12.93" table:style-name="ce1">
            <text:p>12.93</text:p>
          </table:table-cell>
          <table:table-cell office:value-type="float" office:value="1052688.2343836201" table:style-name="ce1">
            <text:p>1052688.234</text:p>
          </table:table-cell>
          <table:table-cell office:value-type="float" office:value="14.53" table:style-name="ce1">
            <text:p>14.5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UZB</text:p>
          </table:table-cell>
          <table:table-cell office:value-type="float" office:value="449547.39529143402" table:style-name="ce1">
            <text:p>449547.3953</text:p>
          </table:table-cell>
          <table:table-cell office:value-type="float" office:value="98097.036973515394" table:style-name="ce1">
            <text:p>98097.03697</text:p>
          </table:table-cell>
          <table:table-cell office:value-type="float" office:value="21.82" table:style-name="ce1">
            <text:p>21.82</text:p>
          </table:table-cell>
          <table:table-cell office:value-type="float" office:value="101447.49122564201" table:style-name="ce1">
            <text:p>101447.4912</text:p>
          </table:table-cell>
          <table:table-cell office:value-type="float" office:value="22.57" table:style-name="ce1">
            <text:p>22.57</text:p>
          </table:table-cell>
          <table:table-cell office:value-type="float" office:value="103051.449705131" table:style-name="ce1">
            <text:p>103051.4497</text:p>
          </table:table-cell>
          <table:table-cell office:value-type="float" office:value="22.92" table:style-name="ce1">
            <text:p>22.92</text:p>
          </table:table-cell>
          <table:table-cell office:value-type="float" office:value="42345.6272386903" table:style-name="ce1">
            <text:p>42345.62724</text:p>
          </table:table-cell>
          <table:table-cell office:value-type="float" office:value="9.42" table:style-name="ce1">
            <text:p>9.42</text:p>
          </table:table-cell>
          <table:table-cell office:value-type="float" office:value="13570.708768693699" table:style-name="ce1">
            <text:p>13570.70877</text:p>
          </table:table-cell>
          <table:table-cell office:value-type="float" office:value="13.17" table:style-name="ce1">
            <text:p>13.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T</text:p>
          </table:table-cell>
          <table:table-cell office:value-type="float" office:value="0.56890403340100004" table:style-name="ce1">
            <text:p>0.56890403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CT</text:p>
          </table:table-cell>
          <table:table-cell office:value-type="float" office:value="423.98319332581798" table:style-name="ce1">
            <text:p>423.9831933</text:p>
          </table:table-cell>
          <table:table-cell office:value-type="float" office:value="378.90282497675798" table:style-name="ce1">
            <text:p>378.902825</text:p>
          </table:table-cell>
          <table:table-cell office:value-type="float" office:value="89.37" table:style-name="ce1">
            <text:p>89.37</text:p>
          </table:table-cell>
          <table:table-cell office:value-type="float" office:value="376.40338331950602" table:style-name="ce1">
            <text:p>376.4033833</text:p>
          </table:table-cell>
          <table:table-cell office:value-type="float" office:value="88.78" table:style-name="ce1">
            <text:p>88.78</text:p>
          </table:table-cell>
          <table:table-cell office:value-type="float" office:value="376.40338331950602" table:style-name="ce1">
            <text:p>376.4033833</text:p>
          </table:table-cell>
          <table:table-cell office:value-type="float" office:value="88.78" table:style-name="ce1">
            <text:p>88.78</text:p>
          </table:table-cell>
          <table:table-cell office:value-type="float" office:value="89.857402527996996" table:style-name="ce1">
            <text:p>89.85740253</text:p>
          </table:table-cell>
          <table:table-cell office:value-type="float" office:value="21.19" table:style-name="ce1">
            <text:p>21.19</text:p>
          </table:table-cell>
          <table:table-cell office:value-type="float" office:value="80.596532563679006" table:style-name="ce1">
            <text:p>80.59653256</text:p>
          </table:table-cell>
          <table:table-cell office:value-type="float" office:value="21.41" table:style-name="ce1">
            <text:p>21.4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EN</text:p>
          </table:table-cell>
          <table:table-cell office:value-type="float" office:value="912079.03882324602" table:style-name="ce1">
            <text:p>912079.0388</text:p>
          </table:table-cell>
          <table:table-cell office:value-type="float" office:value="792729.29191671195" table:style-name="ce1">
            <text:p>792729.2919</text:p>
          </table:table-cell>
          <table:table-cell office:value-type="float" office:value="86.91" table:style-name="ce1">
            <text:p>86.91</text:p>
          </table:table-cell>
          <table:table-cell office:value-type="float" office:value="790720.69394962001" table:style-name="ce1">
            <text:p>790720.6939</text:p>
          </table:table-cell>
          <table:table-cell office:value-type="float" office:value="86.69" table:style-name="ce1">
            <text:p>86.69</text:p>
          </table:table-cell>
          <table:table-cell office:value-type="float" office:value="790108.98688055295" table:style-name="ce1">
            <text:p>790108.9869</text:p>
          </table:table-cell>
          <table:table-cell office:value-type="float" office:value="86.63" table:style-name="ce1">
            <text:p>86.63</text:p>
          </table:table-cell>
          <table:table-cell office:value-type="float" office:value="515757.67108977801" table:style-name="ce1">
            <text:p>515757.6711</text:p>
          </table:table-cell>
          <table:table-cell office:value-type="float" office:value="56.55" table:style-name="ce1">
            <text:p>56.55</text:p>
          </table:table-cell>
          <table:table-cell office:value-type="float" office:value="458063.30422848102" table:style-name="ce1">
            <text:p>458063.3042</text:p>
          </table:table-cell>
          <table:table-cell office:value-type="float" office:value="57.97" table:style-name="ce1">
            <text:p>57.9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GB</text:p>
          </table:table-cell>
          <table:table-cell office:value-type="float" office:value="152.59314434665001" table:style-name="ce1">
            <text:p>152.5931443</text:p>
          </table:table-cell>
          <table:table-cell office:value-type="float" office:value="119.221487416518" table:style-name="ce1">
            <text:p>119.2214874</text:p>
          </table:table-cell>
          <table:table-cell office:value-type="float" office:value="78.13" table:style-name="ce1">
            <text:p>78.13</text:p>
          </table:table-cell>
          <table:table-cell office:value-type="float" office:value="108.574973328873" table:style-name="ce1">
            <text:p>108.5749733</text:p>
          </table:table-cell>
          <table:table-cell office:value-type="float" office:value="71.150000000000006" table:style-name="ce1">
            <text:p>71.15</text:p>
          </table:table-cell>
          <table:table-cell office:value-type="float" office:value="108.574973328873" table:style-name="ce1">
            <text:p>108.5749733</text:p>
          </table:table-cell>
          <table:table-cell office:value-type="float" office:value="71.150000000000006" table:style-name="ce1">
            <text:p>71.15</text:p>
          </table:table-cell>
          <table:table-cell office:value-type="float" office:value="14.684904338961999" table:style-name="ce1">
            <text:p>14.68490434</text:p>
          </table:table-cell>
          <table:table-cell office:value-type="float" office:value="9.6199999999999992" table:style-name="ce1">
            <text:p>9.62</text:p>
          </table:table-cell>
          <table:table-cell office:value-type="float" office:value="10.180409836919001" table:style-name="ce1">
            <text:p>10.18040984</text:p>
          </table:table-cell>
          <table:table-cell office:value-type="float" office:value="9.3800000000000008" table:style-name="ce1">
            <text:p>9.3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IR</text:p>
          </table:table-cell>
          <table:table-cell office:value-type="float" office:value="353.24962495451501" table:style-name="ce1">
            <text:p>353.249625</text:p>
          </table:table-cell>
          <table:table-cell office:value-type="float" office:value="210.56282004257901" table:style-name="ce1">
            <text:p>210.56282</text:p>
          </table:table-cell>
          <table:table-cell office:value-type="float" office:value="59.61" table:style-name="ce1">
            <text:p>59.61</text:p>
          </table:table-cell>
          <table:table-cell office:value-type="float" office:value="203.11751515281799" table:style-name="ce1">
            <text:p>203.1175152</text:p>
          </table:table-cell>
          <table:table-cell office:value-type="float" office:value="57.5" table:style-name="ce1">
            <text:p>57.5</text:p>
          </table:table-cell>
          <table:table-cell office:value-type="float" office:value="202.57397799333" table:style-name="ce1">
            <text:p>202.573978</text:p>
          </table:table-cell>
          <table:table-cell office:value-type="float" office:value="57.35" table:style-name="ce1">
            <text:p>57.35</text:p>
          </table:table-cell>
          <table:table-cell office:value-type="float" office:value="48.230444249759998" table:style-name="ce1">
            <text:p>48.23044425</text:p>
          </table:table-cell>
          <table:table-cell office:value-type="float" office:value="13.65" table:style-name="ce1">
            <text:p>13.65</text:p>
          </table:table-cell>
          <table:table-cell office:value-type="float" office:value="37.386950551029003" table:style-name="ce1">
            <text:p>37.38695055</text:p>
          </table:table-cell>
          <table:table-cell office:value-type="float" office:value="18.46" table:style-name="ce1">
            <text:p>18.4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NM</text:p>
          </table:table-cell>
          <table:table-cell office:value-type="float" office:value="327666.90281514497" table:style-name="ce1">
            <text:p>327666.9028</text:p>
          </table:table-cell>
          <table:table-cell office:value-type="float" office:value="190295.64442847201" table:style-name="ce1">
            <text:p>190295.6444</text:p>
          </table:table-cell>
          <table:table-cell office:value-type="float" office:value="58.08" table:style-name="ce1">
            <text:p>58.08</text:p>
          </table:table-cell>
          <table:table-cell office:value-type="float" office:value="183737.84867723699" table:style-name="ce1">
            <text:p>183737.8487</text:p>
          </table:table-cell>
          <table:table-cell office:value-type="float" office:value="56.07" table:style-name="ce1">
            <text:p>56.07</text:p>
          </table:table-cell>
          <table:table-cell office:value-type="float" office:value="185850.764207448" table:style-name="ce1">
            <text:p>185850.7642</text:p>
          </table:table-cell>
          <table:table-cell office:value-type="float" office:value="56.72" table:style-name="ce1">
            <text:p>56.72</text:p>
          </table:table-cell>
          <table:table-cell office:value-type="float" office:value="24661.701780220901" table:style-name="ce1">
            <text:p>24661.70178</text:p>
          </table:table-cell>
          <table:table-cell office:value-type="float" office:value="7.53" table:style-name="ce1">
            <text:p>7.53</text:p>
          </table:table-cell>
          <table:table-cell office:value-type="float" office:value="22002.309891726702" table:style-name="ce1">
            <text:p>22002.30989</text:p>
          </table:table-cell>
          <table:table-cell office:value-type="float" office:value="11.84" table:style-name="ce1">
            <text:p>11.8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UT</text:p>
          </table:table-cell>
          <table:table-cell office:value-type="float" office:value="12225.2286284246" table:style-name="ce1">
            <text:p>12225.22863</text:p>
          </table:table-cell>
          <table:table-cell office:value-type="float" office:value="9105.3138566247708" table:style-name="ce1">
            <text:p>9105.313857</text:p>
          </table:table-cell>
          <table:table-cell office:value-type="float" office:value="74.48" table:style-name="ce1">
            <text:p>74.48</text:p>
          </table:table-cell>
          <table:table-cell office:value-type="float" office:value="11551.7547297356" table:style-name="ce1">
            <text:p>11551.75473</text:p>
          </table:table-cell>
          <table:table-cell office:value-type="float" office:value="94.49" table:style-name="ce1">
            <text:p>94.49</text:p>
          </table:table-cell>
          <table:table-cell office:value-type="float" office:value="11550.784198646201" table:style-name="ce1">
            <text:p>11550.7842</text:p>
          </table:table-cell>
          <table:table-cell office:value-type="float" office:value="94.48" table:style-name="ce1">
            <text:p>94.48</text:p>
          </table:table-cell>
          <table:table-cell office:value-type="float" office:value="505.42572303930001" table:style-name="ce1">
            <text:p>505.425723</text:p>
          </table:table-cell>
          <table:table-cell office:value-type="float" office:value="4.13" table:style-name="ce1">
            <text:p>4.13</text:p>
          </table:table-cell>
          <table:table-cell office:value-type="float" office:value="461.82127418741101" table:style-name="ce1">
            <text:p>461.8212742</text:p>
          </table:table-cell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WLF</text:p>
          </table:table-cell>
          <table:table-cell office:value-type="float" office:value="142.27574288516999" table:style-name="ce1">
            <text:p>142.2757429</text:p>
          </table:table-cell>
          <table:table-cell office:value-type="float" office:value="60.700098871382998" table:style-name="ce1">
            <text:p>60.70009887</text:p>
          </table:table-cell>
          <table:table-cell office:value-type="float" office:value="42.66" table:style-name="ce1">
            <text:p>42.66</text:p>
          </table:table-cell>
          <table:table-cell office:value-type="float" office:value="60.700098871382998" table:style-name="ce1">
            <text:p>60.70009887</text:p>
          </table:table-cell>
          <table:table-cell office:value-type="float" office:value="42.66" table:style-name="ce1">
            <text:p>42.66</text:p>
          </table:table-cell>
          <table:table-cell office:value-type="float" office:value="60.700098871382998" table:style-name="ce1">
            <text:p>60.70009887</text:p>
          </table:table-cell>
          <table:table-cell office:value-type="float" office:value="42.66" table:style-name="ce1">
            <text:p>42.66</text:p>
          </table:table-cell>
          <table:table-cell office:value-type="float" office:value="0.36998213981799999" table:style-name="ce1">
            <text:p>0.36998214</text:p>
          </table:table-cell>
          <table:table-cell office:value-type="float" office:value="0.26" table:style-name="ce1">
            <text:p>0.26</text:p>
          </table:table-cell>
          <table:table-cell office:value-type="float" office:value="9.2496051531999995E-2" table:style-name="ce1">
            <text:p>0.092496052</text:p>
          </table:table-cell>
          <table:table-cell office:value-type="float" office:value="0.15" table:style-name="ce1">
            <text:p>0.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WSM</text:p>
          </table:table-cell>
          <table:table-cell office:value-type="float" office:value="2837.3031050029899" table:style-name="ce1">
            <text:p>2837.303105</text:p>
          </table:table-cell>
          <table:table-cell office:value-type="float" office:value="1710.9893616842201" table:style-name="ce1">
            <text:p>1710.989362</text:p>
          </table:table-cell>
          <table:table-cell office:value-type="float" office:value="60.3" table:style-name="ce1">
            <text:p>60.3</text:p>
          </table:table-cell>
          <table:table-cell office:value-type="float" office:value="1710.9893616842201" table:style-name="ce1">
            <text:p>1710.989362</text:p>
          </table:table-cell>
          <table:table-cell office:value-type="float" office:value="60.3" table:style-name="ce1">
            <text:p>60.3</text:p>
          </table:table-cell>
          <table:table-cell office:value-type="float" office:value="1710.9893616842201" table:style-name="ce1">
            <text:p>1710.989362</text:p>
          </table:table-cell>
          <table:table-cell office:value-type="float" office:value="60.3" table:style-name="ce1">
            <text:p>60.3</text:p>
          </table:table-cell>
          <table:table-cell office:value-type="float" office:value="220.837170514371" table:style-name="ce1">
            <text:p>220.8371705</text:p>
          </table:table-cell>
          <table:table-cell office:value-type="float" office:value="7.78" table:style-name="ce1">
            <text:p>7.78</text:p>
          </table:table-cell>
          <table:table-cell office:value-type="float" office:value="137.75445883650099" table:style-name="ce1">
            <text:p>137.7544588</text:p>
          </table:table-cell>
          <table:table-cell office:value-type="float" office:value="8.0500000000000007" table:style-name="ce1">
            <text:p>8.0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XA</text:p>
          </table:table-cell>
          <table:table-cell office:value-type="float" office:value="8.1103784187880006" table:style-name="ce1">
            <text:p>8.110378419</text:p>
          </table:table-cell>
          <table:table-cell office:value-type="float" office:value="0.36470064856700002" table:style-name="ce1">
            <text:p>0.364700649</text:p>
          </table:table-cell>
          <table:table-cell office:value-type="float" office:value="4.5" table:style-name="ce1">
            <text:p>4.5</text:p>
          </table:table-cell>
          <table:table-cell office:value-type="float" office:value="0.36470064856700002" table:style-name="ce1">
            <text:p>0.364700649</text:p>
          </table:table-cell>
          <table:table-cell office:value-type="float" office:value="4.5" table:style-name="ce1">
            <text:p>4.5</text:p>
          </table:table-cell>
          <table:table-cell office:value-type="float" office:value="0.36470064856700002" table:style-name="ce1">
            <text:p>0.364700649</text:p>
          </table:table-cell>
          <table:table-cell office:value-type="float" office:value="4.5" table:style-name="ce1">
            <text:p>4.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XB</text:p>
          </table:table-cell>
          <table:table-cell office:value-type="float" office:value="1.30699190915" table:style-name="ce1">
            <text:p>1.306991909</text:p>
          </table:table-cell>
          <table:table-cell office:value-type="float" office:value="0.27998869790499997" table:style-name="ce1">
            <text:p>0.279988698</text:p>
          </table:table-cell>
          <table:table-cell office:value-type="float" office:value="21.42" table:style-name="ce1">
            <text:p>21.42</text:p>
          </table:table-cell>
          <table:table-cell office:value-type="float" office:value="0.27998869790499997" table:style-name="ce1">
            <text:p>0.279988698</text:p>
          </table:table-cell>
          <table:table-cell office:value-type="float" office:value="21.42" table:style-name="ce1">
            <text:p>21.42</text:p>
          </table:table-cell>
          <table:table-cell office:value-type="float" office:value="0.27998869790499997" table:style-name="ce1">
            <text:p>0.279988698</text:p>
          </table:table-cell>
          <table:table-cell office:value-type="float" office:value="21.42" table:style-name="ce1">
            <text:p>21.4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XC</text:p>
          </table:table-cell>
          <table:table-cell office:value-type="float" office:value="30664.5526128071" table:style-name="ce1">
            <text:p>30664.55261</text:p>
          </table:table-cell>
          <table:table-cell office:value-type="float" office:value="16724.442686487499" table:style-name="ce1">
            <text:p>16724.44269</text:p>
          </table:table-cell>
          <table:table-cell office:value-type="float" office:value="54.54" table:style-name="ce1">
            <text:p>54.54</text:p>
          </table:table-cell>
          <table:table-cell office:value-type="float" office:value="16745.035327564001" table:style-name="ce1">
            <text:p>16745.03533</text:p>
          </table:table-cell>
          <table:table-cell office:value-type="float" office:value="54.61" table:style-name="ce1">
            <text:p>54.61</text:p>
          </table:table-cell>
          <table:table-cell office:value-type="float" office:value="16267.559936505901" table:style-name="ce1">
            <text:p>16267.55994</text:p>
          </table:table-cell>
          <table:table-cell office:value-type="float" office:value="53.05" table:style-name="ce1">
            <text:p>53.0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XD</text:p>
          </table:table-cell>
          <table:table-cell office:value-type="float" office:value="67963.214296778504" table:style-name="ce1">
            <text:p>67963.2143</text:p>
          </table:table-cell>
          <table:table-cell office:value-type="float" office:value="66854.641178010497" table:style-name="ce1">
            <text:p>66854.64118</text:p>
          </table:table-cell>
          <table:table-cell office:value-type="float" office:value="98.37" table:style-name="ce1">
            <text:p>98.37</text:p>
          </table:table-cell>
          <table:table-cell office:value-type="float" office:value="66736.779787203501" table:style-name="ce1">
            <text:p>66736.77979</text:p>
          </table:table-cell>
          <table:table-cell office:value-type="float" office:value="98.2" table:style-name="ce1">
            <text:p>98.2</text:p>
          </table:table-cell>
          <table:table-cell office:value-type="float" office:value="66724.440908171397" table:style-name="ce1">
            <text:p>66724.44091</text:p>
          </table:table-cell>
          <table:table-cell office:value-type="float" office:value="98.18" table:style-name="ce1">
            <text:p>98.18</text:p>
          </table:table-cell>
          <table:table-cell office:value-type="float" office:value="54.457590042621" table:style-name="ce1">
            <text:p>54.45759004</text:p>
          </table:table-cell>
          <table:table-cell office:value-type="float" office:value="0.08" table:style-name="ce1">
            <text:p>0.08</text:p>
          </table:table-cell>
          <table:table-cell office:value-type="float" office:value="53.190893403331003" table:style-name="ce1">
            <text:p>53.1908934</text:p>
          </table:table-cell>
          <table:table-cell office:value-type="float" office:value="0.08" table:style-name="ce1">
            <text:p>0.0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XE</text:p>
          </table:table-cell>
          <table:table-cell office:value-type="float" office:value="3523.122852302" table:style-name="ce1">
            <text:p>3523.122852</text:p>
          </table:table-cell>
          <table:table-cell office:value-type="float" office:value="2725.5602767289902" table:style-name="ce1">
            <text:p>2725.560277</text:p>
          </table:table-cell>
          <table:table-cell office:value-type="float" office:value="77.36" table:style-name="ce1">
            <text:p>77.36</text:p>
          </table:table-cell>
          <table:table-cell office:value-type="float" office:value="2705.2976885997" table:style-name="ce1">
            <text:p>2705.297689</text:p>
          </table:table-cell>
          <table:table-cell office:value-type="float" office:value="76.790000000000006" table:style-name="ce1">
            <text:p>76.79</text:p>
          </table:table-cell>
          <table:table-cell office:value-type="float" office:value="2692.2889844390402" table:style-name="ce1">
            <text:p>2692.288984</text:p>
          </table:table-cell>
          <table:table-cell office:value-type="float" office:value="76.42" table:style-name="ce1">
            <text:p>76.4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XF</text:p>
          </table:table-cell>
          <table:table-cell office:value-type="float" office:value="17815.362585602201" table:style-name="ce1">
            <text:p>17815.36259</text:p>
          </table:table-cell>
          <table:table-cell office:value-type="float" office:value="2285.83097551633" table:style-name="ce1">
            <text:p>2285.830976</text:p>
          </table:table-cell>
          <table:table-cell office:value-type="float" office:value="12.83" table:style-name="ce1">
            <text:p>12.83</text:p>
          </table:table-cell>
          <table:table-cell office:value-type="float" office:value="2286.7015406842202" table:style-name="ce1">
            <text:p>2286.701541</text:p>
          </table:table-cell>
          <table:table-cell office:value-type="float" office:value="12.84" table:style-name="ce1">
            <text:p>12.84</text:p>
          </table:table-cell>
          <table:table-cell office:value-type="float" office:value="2286.87751459219" table:style-name="ce1">
            <text:p>2286.877515</text:p>
          </table:table-cell>
          <table:table-cell office:value-type="float" office:value="12.84" table:style-name="ce1">
            <text:p>12.84</text:p>
          </table:table-cell>
          <table:table-cell office:value-type="float" office:value="17693.6158479814" table:style-name="ce1">
            <text:p>17693.61585</text:p>
          </table:table-cell>
          <table:table-cell office:value-type="float" office:value="99.32" table:style-name="ce1">
            <text:p>99.32</text:p>
          </table:table-cell>
          <table:table-cell office:value-type="float" office:value="2278.2316654261799" table:style-name="ce1">
            <text:p>2278.231665</text:p>
          </table:table-cell>
          <table:table-cell office:value-type="float" office:value="99.62" table:style-name="ce1">
            <text:p>99.6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XG</text:p>
          </table:table-cell>
          <table:table-cell office:value-type="float" office:value="3187.9078328341602" table:style-name="ce1">
            <text:p>3187.907833</text:p>
          </table:table-cell>
          <table:table-cell office:value-type="float" office:value="3092.3931860709699" table:style-name="ce1">
            <text:p>3092.393186</text:p>
          </table:table-cell>
          <table:table-cell office:value-type="float" office:value="97" table:style-name="ce1">
            <text:p>97</text:p>
          </table:table-cell>
          <table:table-cell office:value-type="float" office:value="3058.1235266816698" table:style-name="ce1">
            <text:p>3058.123527</text:p>
          </table:table-cell>
          <table:table-cell office:value-type="float" office:value="95.93" table:style-name="ce1">
            <text:p>95.93</text:p>
          </table:table-cell>
          <table:table-cell office:value-type="float" office:value="3065.2235618662098" table:style-name="ce1">
            <text:p>3065.223562</text:p>
          </table:table-cell>
          <table:table-cell office:value-type="float" office:value="96.15" table:style-name="ce1">
            <text:p>96.1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XH</text:p>
          </table:table-cell>
          <table:table-cell office:value-type="float" office:value="186034.560317889" table:style-name="ce1">
            <text:p>186034.5603</text:p>
          </table:table-cell>
          <table:table-cell office:value-type="float" office:value="133562.486427786" table:style-name="ce1">
            <text:p>133562.4864</text:p>
          </table:table-cell>
          <table:table-cell office:value-type="float" office:value="71.790000000000006" table:style-name="ce1">
            <text:p>71.79</text:p>
          </table:table-cell>
          <table:table-cell office:value-type="float" office:value="131657.97658052301" table:style-name="ce1">
            <text:p>131657.9766</text:p>
          </table:table-cell>
          <table:table-cell office:value-type="float" office:value="70.77" table:style-name="ce1">
            <text:p>70.77</text:p>
          </table:table-cell>
          <table:table-cell office:value-type="float" office:value="131370.12420257399" table:style-name="ce1">
            <text:p>131370.1242</text:p>
          </table:table-cell>
          <table:table-cell office:value-type="float" office:value="70.62" table:style-name="ce1">
            <text:p>70.62</text:p>
          </table:table-cell>
          <table:table-cell office:value-type="float" office:value="31346.933006459902" table:style-name="ce1">
            <text:p>31346.93301</text:p>
          </table:table-cell>
          <table:table-cell office:value-type="float" office:value="16.850000000000001" table:style-name="ce1">
            <text:p>16.85</text:p>
          </table:table-cell>
          <table:table-cell office:value-type="float" office:value="25171.7017146365" table:style-name="ce1">
            <text:p>25171.70171</text:p>
          </table:table-cell>
          <table:table-cell office:value-type="float" office:value="19.16" table:style-name="ce1">
            <text:p>19.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XI</text:p>
          </table:table-cell>
          <table:table-cell office:value-type="float" office:value="5012.6427194119397" table:style-name="ce1">
            <text:p>5012.642719</text:p>
          </table:table-cell>
          <table:table-cell office:value-type="float" office:value="4664.4554483628599" table:style-name="ce1">
            <text:p>4664.455448</text:p>
          </table:table-cell>
          <table:table-cell office:value-type="float" office:value="93.05" table:style-name="ce1">
            <text:p>93.05</text:p>
          </table:table-cell>
          <table:table-cell office:value-type="float" office:value="4642.3559542933499" table:style-name="ce1">
            <text:p>4642.355954</text:p>
          </table:table-cell>
          <table:table-cell office:value-type="float" office:value="92.61" table:style-name="ce1">
            <text:p>92.61</text:p>
          </table:table-cell>
          <table:table-cell office:value-type="float" office:value="4628.49858483759" table:style-name="ce1">
            <text:p>4628.498585</text:p>
          </table:table-cell>
          <table:table-cell office:value-type="float" office:value="92.34" table:style-name="ce1">
            <text:p>92.34</text:p>
          </table:table-cell>
          <table:table-cell office:value-type="float" office:value="1746.5168004761599" table:style-name="ce1">
            <text:p>1746.5168</text:p>
          </table:table-cell>
          <table:table-cell office:value-type="float" office:value="34.840000000000003" table:style-name="ce1">
            <text:p>34.84</text:p>
          </table:table-cell>
          <table:table-cell office:value-type="float" office:value="1625.1285037619" table:style-name="ce1">
            <text:p>1625.128504</text:p>
          </table:table-cell>
          <table:table-cell office:value-type="float" office:value="35.11" table:style-name="ce1">
            <text:p>35.1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XL</text:p>
          </table:table-cell>
          <table:table-cell office:value-type="float" office:value="4.6925350907830001" table:style-name="ce1">
            <text:p>4.692535091</text:p>
          </table:table-cell>
          <table:table-cell office:value-type="float" office:value="1.5340855856490001" table:style-name="ce1">
            <text:p>1.534085586</text:p>
          </table:table-cell>
          <table:table-cell office:value-type="float" office:value="32.69" table:style-name="ce1">
            <text:p>32.69</text:p>
          </table:table-cell>
          <table:table-cell office:value-type="float" office:value="1.5340855856490001" table:style-name="ce1">
            <text:p>1.534085586</text:p>
          </table:table-cell>
          <table:table-cell office:value-type="float" office:value="32.69" table:style-name="ce1">
            <text:p>32.69</text:p>
          </table:table-cell>
          <table:table-cell office:value-type="float" office:value="1.5340855856490001" table:style-name="ce1">
            <text:p>1.534085586</text:p>
          </table:table-cell>
          <table:table-cell office:value-type="float" office:value="32.69" table:style-name="ce1">
            <text:p>32.69</text:p>
          </table:table-cell>
          <table:table-cell office:value-type="float" office:value="4.6925350907830001" table:style-name="ce1">
            <text:p>4.692535091</text:p>
          </table:table-cell>
          <table:table-cell office:value-type="float" office:value="100" table:style-name="ce1">
            <text:p>100</text:p>
          </table:table-cell>
          <table:table-cell office:value-type="float" office:value="1.5340855856490001" table:style-name="ce1">
            <text:p>1.534085586</text:p>
          </table:table-cell>
          <table:table-cell office:value-type="float" office:value="100" table:style-name="ce1">
            <text:p>10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XM</text:p>
          </table:table-cell>
          <table:table-cell office:value-type="float" office:value="43.950550353600001" table:style-name="ce1">
            <text:p>43.9505503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XN</text:p>
          </table:table-cell>
          <table:table-cell office:value-type="float" office:value="5.3161171671879996" table:style-name="ce1">
            <text:p>5.316117167</text:p>
          </table:table-cell>
          <table:table-cell office:value-type="float" office:value="1.886855047869" table:style-name="ce1">
            <text:p>1.886855048</text:p>
          </table:table-cell>
          <table:table-cell office:value-type="float" office:value="35.49" table:style-name="ce1">
            <text:p>35.49</text:p>
          </table:table-cell>
          <table:table-cell office:value-type="float" office:value="1.886855047869" table:style-name="ce1">
            <text:p>1.886855048</text:p>
          </table:table-cell>
          <table:table-cell office:value-type="float" office:value="35.49" table:style-name="ce1">
            <text:p>35.49</text:p>
          </table:table-cell>
          <table:table-cell office:value-type="float" office:value="1.886855047869" table:style-name="ce1">
            <text:p>1.886855048</text:p>
          </table:table-cell>
          <table:table-cell office:value-type="float" office:value="35.49" table:style-name="ce1">
            <text:p>35.4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XO</text:p>
          </table:table-cell>
          <table:table-cell office:value-type="float" office:value="36.475063312956998" table:style-name="ce1">
            <text:p>36.47506331</text:p>
          </table:table-cell>
          <table:table-cell office:value-type="float" office:value="20.240036359068998" table:style-name="ce1">
            <text:p>20.24003636</text:p>
          </table:table-cell>
          <table:table-cell office:value-type="float" office:value="55.49" table:style-name="ce1">
            <text:p>55.49</text:p>
          </table:table-cell>
          <table:table-cell office:value-type="float" office:value="23.143898628357" table:style-name="ce1">
            <text:p>23.14389863</text:p>
          </table:table-cell>
          <table:table-cell office:value-type="float" office:value="63.45" table:style-name="ce1">
            <text:p>63.45</text:p>
          </table:table-cell>
          <table:table-cell office:value-type="float" office:value="23.143898628355" table:style-name="ce1">
            <text:p>23.14389863</text:p>
          </table:table-cell>
          <table:table-cell office:value-type="float" office:value="63.45" table:style-name="ce1">
            <text:p>63.45</text:p>
          </table:table-cell>
          <table:table-cell office:value-type="float" office:value="29.134786439367002" table:style-name="ce1">
            <text:p>29.13478644</text:p>
          </table:table-cell>
          <table:table-cell office:value-type="float" office:value="79.88" table:style-name="ce1">
            <text:p>79.88</text:p>
          </table:table-cell>
          <table:table-cell office:value-type="float" office:value="22.687771311812" table:style-name="ce1">
            <text:p>22.68777131</text:p>
          </table:table-cell>
          <table:table-cell office:value-type="float" office:value="98.03" table:style-name="ce1">
            <text:p>98.0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XU</text:p>
          </table:table-cell>
          <table:table-cell office:value-type="float" office:value="9947.9874257026095" table:style-name="ce1">
            <text:p>9947.987426</text:p>
          </table:table-cell>
          <table:table-cell office:value-type="float" office:value="9725.0830324739109" table:style-name="ce1">
            <text:p>9725.083032</text:p>
          </table:table-cell>
          <table:table-cell office:value-type="float" office:value="97.76" table:style-name="ce1">
            <text:p>97.76</text:p>
          </table:table-cell>
          <table:table-cell office:value-type="float" office:value="9639.9364576265598" table:style-name="ce1">
            <text:p>9639.936458</text:p>
          </table:table-cell>
          <table:table-cell office:value-type="float" office:value="96.9" table:style-name="ce1">
            <text:p>96.9</text:p>
          </table:table-cell>
          <table:table-cell office:value-type="float" office:value="9628.8682451382101" table:style-name="ce1">
            <text:p>9628.868245</text:p>
          </table:table-cell>
          <table:table-cell office:value-type="float" office:value="96.79" table:style-name="ce1">
            <text:p>96.7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XV</text:p>
          </table:table-cell>
          <table:table-cell office:value-type="float" office:value="1995.2797168776301" table:style-name="ce1">
            <text:p>1995.27971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YEM</text:p>
          </table:table-cell>
          <table:table-cell office:value-type="float" office:value="453585.22711766302" table:style-name="ce1">
            <text:p>453585.2271</text:p>
          </table:table-cell>
          <table:table-cell office:value-type="float" office:value="73703.363322474601" table:style-name="ce1">
            <text:p>73703.36332</text:p>
          </table:table-cell>
          <table:table-cell office:value-type="float" office:value="16.25" table:style-name="ce1">
            <text:p>16.25</text:p>
          </table:table-cell>
          <table:table-cell office:value-type="float" office:value="72397.352417667906" table:style-name="ce1">
            <text:p>72397.35242</text:p>
          </table:table-cell>
          <table:table-cell office:value-type="float" office:value="15.96" table:style-name="ce1">
            <text:p>15.96</text:p>
          </table:table-cell>
          <table:table-cell office:value-type="float" office:value="74521.218276228698" table:style-name="ce1">
            <text:p>74521.21828</text:p>
          </table:table-cell>
          <table:table-cell office:value-type="float" office:value="16.43" table:style-name="ce1">
            <text:p>16.43</text:p>
          </table:table-cell>
          <table:table-cell office:value-type="float" office:value="5168.0565271802998" table:style-name="ce1">
            <text:p>5168.056527</text:p>
          </table:table-cell>
          <table:table-cell office:value-type="float" office:value="1.1399999999999999" table:style-name="ce1">
            <text:p>1.14</text:p>
          </table:table-cell>
          <table:table-cell office:value-type="float" office:value="3458.1827370299902" table:style-name="ce1">
            <text:p>3458.182737</text:p>
          </table:table-cell>
          <table:table-cell office:value-type="float" office:value="4.6399999999999997" table:style-name="ce1">
            <text:p>4.6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AF</text:p>
          </table:table-cell>
          <table:table-cell office:value-type="float" office:value="1220189.4528301801" table:style-name="ce1">
            <text:p>1220189.453</text:p>
          </table:table-cell>
          <table:table-cell office:value-type="float" office:value="1077461.3794673099" table:style-name="ce1">
            <text:p>1077461.379</text:p>
          </table:table-cell>
          <table:table-cell office:value-type="float" office:value="88.3" table:style-name="ce1">
            <text:p>88.3</text:p>
          </table:table-cell>
          <table:table-cell office:value-type="float" office:value="1067267.5223107301" table:style-name="ce1">
            <text:p>1067267.522</text:p>
          </table:table-cell>
          <table:table-cell office:value-type="float" office:value="87.47" table:style-name="ce1">
            <text:p>87.47</text:p>
          </table:table-cell>
          <table:table-cell office:value-type="float" office:value="1063897.9697611099" table:style-name="ce1">
            <text:p>1063897.97</text:p>
          </table:table-cell>
          <table:table-cell office:value-type="float" office:value="87.19" table:style-name="ce1">
            <text:p>87.19</text:p>
          </table:table-cell>
          <table:table-cell office:value-type="float" office:value="200441.24373400401" table:style-name="ce1">
            <text:p>200441.2437</text:p>
          </table:table-cell>
          <table:table-cell office:value-type="float" office:value="16.43" table:style-name="ce1">
            <text:p>16.43</text:p>
          </table:table-cell>
          <table:table-cell office:value-type="float" office:value="182458.112717532" table:style-name="ce1">
            <text:p>182458.1127</text:p>
          </table:table-cell>
          <table:table-cell office:value-type="float" office:value="17.149999999999999" table:style-name="ce1">
            <text:p>17.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MB</text:p>
          </table:table-cell>
          <table:table-cell office:value-type="float" office:value="751055.151743631" table:style-name="ce1">
            <text:p>751055.1517</text:p>
          </table:table-cell>
          <table:table-cell office:value-type="float" office:value="667271.36728397605" table:style-name="ce1">
            <text:p>667271.3673</text:p>
          </table:table-cell>
          <table:table-cell office:value-type="float" office:value="88.84" table:style-name="ce1">
            <text:p>88.84</text:p>
          </table:table-cell>
          <table:table-cell office:value-type="float" office:value="658380.771492664" table:style-name="ce1">
            <text:p>658380.7715</text:p>
          </table:table-cell>
          <table:table-cell office:value-type="float" office:value="87.66" table:style-name="ce1">
            <text:p>87.66</text:p>
          </table:table-cell>
          <table:table-cell office:value-type="float" office:value="658320.44691544003" table:style-name="ce1">
            <text:p>658320.4469</text:p>
          </table:table-cell>
          <table:table-cell office:value-type="float" office:value="87.65" table:style-name="ce1">
            <text:p>87.65</text:p>
          </table:table-cell>
          <table:table-cell office:value-type="float" office:value="310402.447625331" table:style-name="ce1">
            <text:p>310402.4476</text:p>
          </table:table-cell>
          <table:table-cell office:value-type="float" office:value="41.33" table:style-name="ce1">
            <text:p>41.33</text:p>
          </table:table-cell>
          <table:table-cell office:value-type="float" office:value="282832.74189961498" table:style-name="ce1">
            <text:p>282832.7419</text:p>
          </table:table-cell>
          <table:table-cell office:value-type="float" office:value="42.96" table:style-name="ce1">
            <text:p>42.9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WE</text:p>
          </table:table-cell>
          <table:table-cell office:value-type="float" office:value="390643.22454990499" table:style-name="ce1">
            <text:p>390643.2245</text:p>
          </table:table-cell>
          <table:table-cell office:value-type="float" office:value="248562.79527532001" table:style-name="ce1">
            <text:p>248562.7953</text:p>
          </table:table-cell>
          <table:table-cell office:value-type="float" office:value="63.63" table:style-name="ce1">
            <text:p>63.63</text:p>
          </table:table-cell>
          <table:table-cell office:value-type="float" office:value="240024.871726841" table:style-name="ce1">
            <text:p>240024.8717</text:p>
          </table:table-cell>
          <table:table-cell office:value-type="float" office:value="61.44" table:style-name="ce1">
            <text:p>61.44</text:p>
          </table:table-cell>
          <table:table-cell office:value-type="float" office:value="241121.332201846" table:style-name="ce1">
            <text:p>241121.3322</text:p>
          </table:table-cell>
          <table:table-cell office:value-type="float" office:value="61.72" table:style-name="ce1">
            <text:p>61.72</text:p>
          </table:table-cell>
          <table:table-cell office:value-type="float" office:value="110250.20439412699" table:style-name="ce1">
            <text:p>110250.2044</text:p>
          </table:table-cell>
          <table:table-cell office:value-type="float" office:value="28.22" table:style-name="ce1">
            <text:p>28.22</text:p>
          </table:table-cell>
          <table:table-cell office:value-type="float" office:value="84672.838341731695" table:style-name="ce1">
            <text:p>84672.83834</text:p>
          </table:table-cell>
          <table:table-cell office:value-type="float" office:value="35.119999999999997" table:style-name="ce1">
            <text:p>35.12</text:p>
          </table:table-cell>
          <table:table-cell table:number-columns-repeated="16372"/>
        </table:table-row>
        <table:table-row table:number-rows-repeated="1048318" table:style-name="ro1">
          <table:table-cell table:number-columns-repeated="16384"/>
        </table:table-row>
      </table:table>
      <table:table table:name="old_global_indicator" table:style-name="ta2">
        <table:table-column table:style-name="co16" table:default-cell-style-name="ce1"/>
        <table:table-column table:style-name="co20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17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10" table:number-columns-repeated="16373" table:default-cell-style-name="ce1"/>
        <table:table-row table:style-name="ro1">
          <table:table-cell office:value-type="string" table:style-name="ce2">
            <text:p>land_sqkm</text:p>
          </table:table-cell>
          <table:table-cell office:value-type="string" table:style-name="ce2">
            <text:p>land_prot_sqkm</text:p>
          </table:table-cell>
          <table:table-cell office:value-type="string" table:style-name="ce2">
            <text:p>land_ne_sqkm_1995</text:p>
          </table:table-cell>
          <table:table-cell office:value-type="string" table:style-name="ce2">
            <text:p>land_ne_sqkm_2015</text:p>
          </table:table-cell>
          <table:table-cell office:value-type="string" table:style-name="ce2">
            <text:p>land_ne_sqkm_2020</text:p>
          </table:table-cell>
          <table:table-cell office:value-type="string" table:style-name="ce2">
            <text:p>land_ne_prot_sqkm_2020</text:p>
          </table:table-cell>
          <table:table-cell office:value-type="string" table:style-name="ce2">
            <text:p>land_prot_perc_land_tot</text:p>
          </table:table-cell>
          <table:table-cell office:value-type="string" table:style-name="ce2">
            <text:p>land_ne_perc_land_tot</text:p>
          </table:table-cell>
          <table:table-cell office:value-type="string" table:style-name="ce2">
            <text:p>land_ne_prot_perc_land_tot</text:p>
          </table:table-cell>
          <table:table-cell office:value-type="string" table:style-name="ce2">
            <text:p>land_ne_prot_perc_land_ne</text:p>
          </table:table-cell>
          <table:table-cell office:value-type="string" table:style-name="ce2">
            <text:p>land_ne_prot_perc_land_prot</text:p>
          </table:table-cell>
          <table:table-cell table:number-columns-repeated="16373" table:style-name="ce2"/>
        </table:table-row>
        <table:table-row table:style-name="ro1">
          <table:table-cell office:value-type="float" office:value="147078160.228614" table:style-name="ce1">
            <text:p>147078160.2</text:p>
          </table:table-cell>
          <table:table-cell office:value-type="float" office:value="22159350.980742998" table:style-name="ce1">
            <text:p>22159350.98</text:p>
          </table:table-cell>
          <table:table-cell office:value-type="float" office:value="102000465.01592" table:style-name="ce1">
            <text:p>102000465</text:p>
          </table:table-cell>
          <table:table-cell office:value-type="float" office:value="101159906.70590401" table:style-name="ce1">
            <text:p>101159906.7</text:p>
          </table:table-cell>
          <table:table-cell office:value-type="float" office:value="101274795.03579199" table:style-name="ce1">
            <text:p>101274795</text:p>
          </table:table-cell>
          <table:table-cell office:value-type="float" office:value="16974366.044017799" table:style-name="ce1">
            <text:p>16974366.04</text:p>
          </table:table-cell>
          <table:table-cell office:value-type="float" office:value="15.07" table:style-name="ce1">
            <text:p>15.07</text:p>
          </table:table-cell>
          <table:table-cell office:value-type="float" office:value="68.86" table:style-name="ce1">
            <text:p>68.86</text:p>
          </table:table-cell>
          <table:table-cell office:value-type="float" office:value="11.54" table:style-name="ce1">
            <text:p>11.54</text:p>
          </table:table-cell>
          <table:table-cell office:value-type="float" office:value="16.760000000000002" table:style-name="ce1">
            <text:p>16.76</text:p>
          </table:table-cell>
          <table:table-cell office:value-type="float" office:value="76.599999999999994" table:style-name="ce1">
            <text:p>76.6</text:p>
          </table:table-cell>
          <table:table-cell table:number-columns-repeated="16373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dc:title/>
    <dc:description/>
    <dc:subject/>
    <meta:initial-creator>MANDRICI Andrea (JRC-ISPRA-EXT)</meta:initial-creator>
    <dc:creator>MANDRICI Andrea (JRC-ISPRA-EXT)</dc:creator>
    <meta:creation-date>2025-11-04T16:02:17Z</meta:creation-date>
    <dc:date>2025-11-05T13:12:25Z</dc:date>
  </office:meta>
</office:document-meta>
</file>